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4000000B5678BC968.png"/>
  <manifest:file-entry manifest:media-type="" manifest:full-path="Pictures/"/>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stroke-linejoin="round" draw:fill="solid" draw:fill-color="#e6e6e6"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solid" svg:stroke-width="0.026cm" svg:stroke-color="#000000" draw:stroke-linejoin="round" draw:fill="solid" draw:fill-color="#cdcdcd"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round" draw:fill="solid" draw:fill-color="#b3b3b3"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solid" svg:stroke-width="0.004cm" svg:stroke-color="#000000" draw:stroke-linejoin="round" draw:fill="solid" draw:fill-color="#0000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solid" svg:stroke-width="0.004cm" svg:stroke-color="#000000" draw:stroke-linejoin="miter" draw:fill="solid" draw:fill-color="#000000" draw:textarea-horizontal-align="left" draw:textarea-vertical-align="top" draw:auto-grow-height="false" fo:padding-top="0.13cm" fo:padding-bottom="0.13cm" fo:padding-left="0.25cm" fo:padding-right="0.25cm" fo:wrap-option="no-wrap" draw:shadow="hidden"/>
    </style:style>
    <style:style style:name="gr12" style:family="graphic" style:parent-style-name="standard">
      <style:graphic-properties draw:stroke="solid" svg:stroke-width="0.004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solid" svg:stroke-width="0.026cm" svg:stroke-color="#000000" draw:stroke-linejoin="miter" draw:fill="solid" draw:fill-color="#ff0000" draw:textarea-horizontal-align="left" draw:textarea-vertical-align="top" draw:auto-grow-height="false" fo:padding-top="0.13cm" fo:padding-bottom="0.13cm" fo:padding-left="0.25cm" fo:padding-right="0.25cm" fo:wrap-option="no-wrap" draw:shadow="hidden"/>
    </style:style>
    <style:style style:name="gr14" style:family="graphic" style:parent-style-name="standard">
      <style:graphic-properties draw:stroke="solid" svg:stroke-width="0.026cm" svg:stroke-color="#000000" draw:stroke-linejoin="round" draw:fill="solid" draw:fill-color="#ff0000"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solid" svg:stroke-width="0.026cm" svg:stroke-color="#000000" draw:stroke-linejoin="round" draw:fill="solid" draw:fill-color="#ffff00"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none" draw:fill="none" draw:fill-color="#bbe0e3" draw:textarea-horizontal-align="justify" draw:textarea-vertical-align="top" draw:auto-grow-height="true" fo:min-height="1.567cm" fo:min-width="4.464cm" fo:padding-top="0.13cm" fo:padding-bottom="0.13cm" fo:padding-left="0.25cm" fo:padding-right="0.25cm" fo:wrap-option="wrap" draw:shadow="hidden" draw:shadow-color="#808080"/>
    </style:style>
    <style:style style:name="gr17"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none" draw:fill="none" fo:min-height="3.818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741cm" fo:min-width="0cm"/>
    </style:style>
    <style:style style:name="gr21" style:family="graphic" style:parent-style-name="standard">
      <style:graphic-properties draw:stroke="solid" svg:stroke-width="0.026cm" svg:stroke-color="#000000" draw:stroke-linejoin="round" draw:fill="solid" draw:fill-color="#5f5f5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000000" draw:stroke-linejoin="round" draw:fill="solid" draw:fill-color="#9f9f9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solid" svg:stroke-width="0.026cm" svg:stroke-color="#000000" draw:stroke-linejoin="round" draw:fill="solid" draw:fill-color="#3f3f3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solid" svg:stroke-width="0.004cm" svg:stroke-color="#000000" draw:stroke-linejoin="round" draw:fill="solid" draw:fill-color="#5f5f5f" draw:textarea-horizontal-align="left" draw:textarea-vertical-align="top" draw:auto-grow-height="false" fo:padding-top="0.13cm" fo:padding-bottom="0.13cm" fo:padding-left="0.25cm" fo:padding-right="0.25cm" fo:wrap-option="no-wrap" draw:shadow="hidden"/>
    </style:style>
    <style:style style:name="gr25" style:family="graphic" style:parent-style-name="standard">
      <style:graphic-properties draw:stroke="solid" svg:stroke-width="0.004cm" svg:stroke-color="#000000" draw:stroke-linejoin="round" draw:fill="solid" draw:fill-color="#3f3f3f" draw:textarea-horizontal-align="left" draw:textarea-vertical-align="top" draw:auto-grow-height="false" fo:padding-top="0.13cm" fo:padding-bottom="0.13cm" fo:padding-left="0.25cm" fo:padding-right="0.25cm" fo:wrap-option="no-wrap" draw:shadow="hidden"/>
    </style:style>
    <style:style style:name="gr26" style:family="graphic" style:parent-style-name="standard">
      <style:graphic-properties draw:stroke="solid" svg:stroke-width="0.004cm" svg:stroke-color="#000000" draw:stroke-linejoin="round" draw:fill="solid" draw:fill-color="#c0c0c0" draw:textarea-horizontal-align="left" draw:textarea-vertical-align="top" draw:auto-grow-height="false" fo:padding-top="0.13cm" fo:padding-bottom="0.13cm" fo:padding-left="0.25cm" fo:padding-right="0.25cm" fo:wrap-option="no-wrap" draw:shadow="hidden"/>
    </style:style>
    <style:style style:name="gr27" style:family="graphic" style:parent-style-name="standard">
      <style:graphic-properties draw:stroke="solid" svg:stroke-width="0.004cm" svg:stroke-color="#000000" draw:stroke-linejoin="round" draw:fill="solid" draw:fill-color="#9f9f9f" draw:textarea-horizontal-align="left" draw:textarea-vertical-align="top" draw:auto-grow-height="false" fo:padding-top="0.13cm" fo:padding-bottom="0.13cm" fo:padding-left="0.25cm" fo:padding-right="0.25cm" fo:wrap-option="no-wrap" draw:shadow="hidden"/>
    </style:style>
    <style:style style:name="gr28" style:family="graphic" style:parent-style-name="standard">
      <style:graphic-properties draw:stroke="solid" svg:stroke-width="0.004cm" svg:stroke-color="#000000" draw:stroke-linejoin="round" draw:fill="solid" draw:fill-color="#7f7f7f" draw:textarea-horizontal-align="left" draw:textarea-vertical-align="top" draw:auto-grow-height="false" fo:padding-top="0.13cm" fo:padding-bottom="0.13cm" fo:padding-left="0.25cm" fo:padding-right="0.25cm" fo:wrap-option="no-wrap" draw:shadow="hidden"/>
    </style:style>
    <style:style style:name="gr29" style:family="graphic" style:parent-style-name="standard">
      <style:graphic-properties draw:stroke="solid" svg:stroke-width="0.004cm" svg:stroke-color="#000000" draw:stroke-linejoin="round" draw:fill="solid" draw:fill-color="#dfdfdf" draw:textarea-horizontal-align="left" draw:textarea-vertical-align="top" draw:auto-grow-height="false" fo:padding-top="0.13cm" fo:padding-bottom="0.13cm" fo:padding-left="0.25cm" fo:padding-right="0.25cm" fo:wrap-option="no-wrap" draw:shadow="hidden"/>
    </style:style>
    <style:style style:name="gr30" style:family="graphic" style:parent-style-name="standard">
      <style:graphic-properties draw:stroke="solid" svg:stroke-width="0.004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1" style:family="graphic" style:parent-style-name="standard">
      <style:graphic-properties draw:stroke="solid" svg:stroke-width="0.004cm" svg:stroke-color="#000000" draw:stroke-linejoin="round" draw:fill="solid" draw:fill-color="#bfbfbf" draw:textarea-horizontal-align="left" draw:textarea-vertical-align="top"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000000" draw:stroke-linejoin="round" draw:fill="solid" draw:fill-color="#ffffff" draw:textarea-horizontal-align="left" draw:textarea-vertical-align="top" draw:auto-grow-height="false" fo:padding-top="0.13cm" fo:padding-bottom="0.13cm" fo:padding-left="0.25cm" fo:padding-right="0.25cm" fo:wrap-option="no-wrap" draw:shadow="hidden"/>
    </style:style>
    <style:style style:name="gr33" style:family="graphic" style:parent-style-name="standard">
      <style:graphic-properties draw:stroke="solid" svg:stroke-width="0.026cm" svg:stroke-color="#000000" draw:stroke-linejoin="round" draw:fill="solid" draw:fill-color="#7f7f7f" draw:textarea-horizontal-align="left" draw:textarea-vertical-align="top" draw:auto-grow-height="false" fo:padding-top="0.13cm" fo:padding-bottom="0.13cm" fo:padding-left="0.25cm" fo:padding-right="0.25cm" fo:wrap-option="no-wrap" draw:shadow="hidden"/>
    </style:style>
    <style:style style:name="gr34" style:family="graphic" style:parent-style-name="standard">
      <style:graphic-properties draw:visible-area-left="0cm" draw:visible-area-top="0cm" draw:visible-area-width="2.235cm" draw:visible-area-height="2.823cm" draw:ole-draw-aspect="1"/>
    </style:style>
    <style:style style:name="gr35" style:family="graphic" style:parent-style-name="standard">
      <style:graphic-properties draw:stroke="none" draw:fill="none" draw:fill-color="#bbe0e3" draw:textarea-horizontal-align="justify" draw:textarea-vertical-align="top" draw:auto-grow-height="true" fo:min-height="0.937cm" fo:min-width="5.302cm" fo:padding-top="0.13cm" fo:padding-bottom="0.13cm" fo:padding-left="0.25cm" fo:padding-right="0.25cm" fo:wrap-option="wrap" draw:shadow="hidden" draw:shadow-color="#808080"/>
    </style:style>
    <style:style style:name="gr36" style:family="graphic" style:parent-style-name="standard">
      <style:graphic-properties draw:visible-area-left="0cm" draw:visible-area-top="0cm" draw:visible-area-width="3.306cm" draw:visible-area-height="1.984cm" draw:ole-draw-aspect="1"/>
    </style:style>
    <style:style style:name="gr37"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8" style:family="graphic" style:parent-style-name="standard">
      <style:graphic-properties draw:stroke="none" draw:fill="none" draw:fill-color="#bbe0e3" draw:textarea-horizontal-align="justify" draw:textarea-vertical-align="top" draw:auto-grow-height="true" fo:min-height="1.554cm" fo:min-width="2.675cm" fo:padding-top="0.13cm" fo:padding-bottom="0.13cm" fo:padding-left="0.25cm" fo:padding-right="0.25cm" fo:wrap-option="wrap" draw:shadow="hidden" draw:shadow-color="#808080"/>
    </style:style>
    <style:style style:name="gr39" style:family="graphic" style:parent-style-name="standard">
      <style:graphic-properties draw:stroke="none" draw:fill="none" fo:min-height="1.885cm"/>
    </style:style>
    <style:style style:name="gr40" style:family="graphic" style:parent-style-name="standard">
      <style:graphic-properties draw:stroke="none" draw:fill="none" draw:fill-color="#bbe0e3" draw:textarea-horizontal-align="justify" draw:textarea-vertical-align="top" draw:auto-grow-height="true" fo:min-height="1.575cm" fo:min-width="2.675cm" fo:padding-top="0.13cm" fo:padding-bottom="0.13cm" fo:padding-left="0.25cm" fo:padding-right="0.25cm" fo:wrap-option="wrap" draw:shadow="hidden" draw:shadow-color="#808080"/>
    </style:style>
    <style:style style:name="gr41" style:family="graphic" style:parent-style-name="standard">
      <style:graphic-properties draw:stroke="none" draw:fill="none" fo:min-height="1.145cm"/>
    </style:style>
    <style:style style:name="gr42" style:family="graphic" style:parent-style-name="standard">
      <style:graphic-properties draw:stroke="none" draw:fill="none" draw:fill-color="#bbe0e3" draw:textarea-horizontal-align="justify" draw:textarea-vertical-align="top" draw:auto-grow-height="true" fo:min-height="1.575cm" fo:min-width="4.875cm" fo:padding-top="0.13cm" fo:padding-bottom="0.13cm" fo:padding-left="0.25cm" fo:padding-right="0.25cm" fo:wrap-option="wrap" draw:shadow="hidden" draw:shadow-color="#808080"/>
    </style:style>
    <style:style style:name="gr43" style:family="graphic" style:parent-style-name="standard">
      <style:graphic-properties svg:stroke-width="0.203cm" svg:stroke-color="#0000ff" draw:marker-start="" draw:marker-start-width="0.61cm" draw:marker-end="Arrow" draw:marker-end-width="0.61cm" draw:fill="solid" draw:fill-color="#2300dc" draw:textarea-horizontal-align="center" draw:textarea-vertical-align="middle" fo:padding-top="0.227cm" fo:padding-bottom="0.227cm" fo:padding-left="0.352cm" fo:padding-right="0.352cm"/>
    </style:style>
    <style:style style:name="gr44" style:family="graphic" style:parent-style-name="standard">
      <style:graphic-properties svg:stroke-width="0.203cm" svg:stroke-color="#ff0000" draw:marker-start="" draw:marker-start-width="0.61cm" draw:marker-end="Arrow" draw:marker-end-width="0.61cm" draw:fill="solid" draw:fill-color="#2300dc" draw:textarea-horizontal-align="center" draw:textarea-vertical-align="middle" fo:padding-top="0.227cm" fo:padding-bottom="0.227cm" fo:padding-left="0.352cm" fo:padding-right="0.352cm"/>
    </style:style>
    <style:style style:name="gr45" style:family="graphic" style:parent-style-name="standard">
      <style:graphic-properties draw:stroke="none" draw:fill="none" fo:min-height="0.859cm"/>
    </style:style>
    <style:style style:name="gr46" style:family="graphic" style:parent-style-name="standard">
      <style:graphic-properties draw:ole-draw-aspect="1"/>
    </style:style>
    <style:style style:name="gr47" style:family="graphic" style:parent-style-name="standard">
      <style:graphic-properties draw:stroke="none" draw:fill="none" fo:min-height="13.017cm"/>
    </style:style>
    <style:style style:name="gr48"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49" style:family="graphic" style:parent-style-name="standard">
      <style:graphic-properties svg:stroke-width="0.102cm" draw:marker-start-width="0.352cm" draw:marker-end-width="0.352cm" draw:fill="solid" draw:fill-color="#280099" draw:textarea-horizontal-align="justify" draw:textarea-vertical-align="middle" draw:auto-grow-height="false" fo:padding-top="0.175cm" fo:padding-bottom="0.175cm" fo:padding-left="0.3cm" fo:padding-right="0.3cm"/>
    </style:style>
    <style:style style:name="gr50" style:family="graphic" style:parent-style-name="standard">
      <style:graphic-properties draw:stroke="none" svg:stroke-color="#00ffff" draw:fill="none" draw:fill-color="#ffffff" draw:textarea-horizontal-align="left" draw:auto-grow-height="true" draw:auto-grow-width="true" fo:min-height="0cm" fo:min-width="0cm"/>
    </style:style>
    <style:style style:name="gr51" style:family="graphic" style:parent-style-name="standard" style:list-style-name="L7">
      <style:graphic-properties draw:stroke="none" draw:fill="none" fo:min-height="13.017cm"/>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10.146cm" fo:min-width="0cm" fo:padding-top="0.13cm" fo:padding-bottom="0.13cm" fo:padding-left="0.25cm" fo:padding-right="0.25cm" fo:wrap-option="no-wrap" draw:shadow="hidden" draw:shadow-color="#808080"/>
    </style:style>
    <style:style style:name="pr2" style:family="presentation" style:parent-style-name="Default-notes">
      <style:graphic-properties draw:stroke="none" draw:fill="none" draw:fill-color="#ffffff" draw:auto-grow-height="true" fo:min-height="11.564cm" draw:shadow="hidden"/>
    </style:style>
    <style:style style:name="pr3" style:family="presentation" style:parent-style-name="Default-title">
      <style:graphic-properties draw:fill-color="#ffffff" fo:min-height="2.287cm"/>
    </style:style>
    <style:style style:name="pr4" style:family="presentation" style:parent-style-name="Default-outline1">
      <style:graphic-properties draw:fill-color="#ffffff" fo:min-height="12.447cm"/>
    </style:style>
    <style:style style:name="pr5" style:family="presentation" style:parent-style-name="Default-notes">
      <style:graphic-properties draw:fill-color="#ffffff" fo:min-height="11.313cm"/>
    </style:style>
    <style:style style:name="pr6" style:family="presentation" style:parent-style-name="Default-title">
      <style:graphic-properties draw:fill-color="#ffffff" draw:auto-grow-height="true" fo:min-height="2.538cm"/>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2.701cm" fo:min-width="0cm" fo:padding-top="0cm" fo:padding-bottom="0cm" fo:padding-left="0cm" fo:padding-right="0cm" fo:wrap-option="no-wrap" draw:shadow="hidden" draw:shadow-color="#808080"/>
    </style:style>
    <style:style style:name="P1" style:family="paragraph">
      <style:paragraph-properties fo:margin-left="0cm" fo:margin-right="0cm" fo:line-height="100%" fo:text-align="end" text:enable-numbering="false" fo:text-indent="0cm"/>
    </style:style>
    <style:style style:name="P2" style:family="paragraph">
      <style:paragraph-properties fo:margin-left="0cm" fo:margin-right="0cm" fo:line-height="100%" fo:text-align="end" text:enable-numbering="false" fo:text-indent="0cm" style:writing-mode="lr-tb"/>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text-indent="0cm"/>
    </style:style>
    <style:style style:name="P6" style:family="paragraph">
      <style:paragraph-properties fo:margin-left="0.914cm" fo:margin-right="0cm" fo:line-height="100%" text:enable-numbering="false" fo:text-indent="-0.889cm"/>
    </style:style>
    <style:style style:name="P7" style:family="paragraph">
      <style:paragraph-properties fo:margin-left="0.926cm" fo:margin-right="0cm" text:enable-numbering="false" fo:text-indent="-0.926cm"/>
      <style:text-properties style:text-underline-style="none"/>
    </style:style>
    <style:style style:name="P8" style:family="paragraph">
      <style:paragraph-properties fo:margin-left="0cm" fo:margin-right="0cm" fo:text-indent="0cm"/>
      <style:text-properties fo:font-size="12pt"/>
    </style:style>
    <style:style style:name="P9" style:family="paragraph">
      <style:paragraph-properties fo:margin-left="0.926cm" fo:margin-right="0cm" text:enable-numbering="false" fo:text-indent="-0.926cm"/>
    </style:style>
    <style:style style:name="P10" style:family="paragraph">
      <style:paragraph-properties fo:margin-left="0.914cm" fo:margin-right="0cm" fo:line-height="100%" text:enable-numbering="true" fo:text-indent="-0.889cm"/>
    </style:style>
    <style:style style:name="P11" style:family="paragraph">
      <style:paragraph-properties fo:margin-left="0cm" fo:margin-right="0cm" fo:text-indent="0cm"/>
      <style:text-properties fo:font-size="40pt" fo:font-weight="bold"/>
    </style:style>
    <style:style style:name="P12" style:family="paragraph">
      <style:paragraph-properties fo:margin-left="0cm" fo:margin-right="0cm" fo:line-height="100%" fo:text-align="center" text:enable-numbering="false" fo:text-indent="0cm"/>
    </style:style>
    <style:style style:name="P13" style:family="paragraph">
      <style:paragraph-properties fo:margin-left="0cm" fo:margin-right="0cm" fo:line-height="100%" text:enable-numbering="false" fo:text-indent="0cm"/>
    </style:style>
    <style:style style:name="P14" style:family="paragraph">
      <style:paragraph-properties fo:margin-left="0cm" fo:margin-right="0cm" fo:line-height="100%" fo:text-align="center" text:enable-numbering="false" fo:text-indent="0cm" style:writing-mode="lr-tb"/>
      <style:text-properties fo:font-size="24pt"/>
    </style:style>
    <style:style style:name="P15" style:family="paragraph">
      <style:paragraph-properties fo:margin-left="0cm" fo:margin-right="0cm" fo:line-height="100%" text:enable-numbering="false" fo:text-indent="0cm"/>
      <style:text-properties fo:font-size="24pt"/>
    </style:style>
    <style:style style:name="P16" style:family="paragraph">
      <style:paragraph-properties fo:margin-left="0cm" fo:margin-right="0cm" fo:line-height="100%" fo:text-indent="0cm"/>
    </style:style>
    <style:style style:name="P17" style:family="paragraph">
      <style:paragraph-properties fo:line-height="100%"/>
    </style:style>
    <style:style style:name="P18" style:family="paragraph">
      <style:paragraph-properties fo:margin-left="0cm" fo:margin-right="0cm" fo:line-height="100%" fo:text-align="center" fo:text-indent="0cm"/>
    </style:style>
    <style:style style:name="P19" style:family="paragraph">
      <style:paragraph-properties fo:margin-left="0cm" fo:margin-right="0cm" fo:line-height="100%" fo:text-align="center" fo:text-indent="0cm"/>
      <style:text-properties fo:font-family="Arial" style:font-family-generic="swiss" style:font-pitch="variable" fo:font-size="20pt" fo:font-weight="bold" style:font-size-asian="20pt" style:font-weight-asian="bold" style:font-size-complex="20pt" style:font-weight-complex="bold"/>
    </style:style>
    <style:style style:name="P20" style:family="paragraph">
      <style:paragraph-properties fo:margin-left="0cm" fo:margin-right="0cm" fo:line-height="100%" fo:text-indent="0cm"/>
      <style:text-properties fo:font-size="24pt"/>
    </style:style>
    <style:style style:name="P21" style:family="paragraph">
      <style:paragraph-properties fo:margin-left="0cm" fo:margin-right="0cm" text:enable-numbering="false" fo:text-indent="0cm"/>
    </style:style>
    <style:style style:name="P22" style:family="paragraph">
      <style:paragraph-properties fo:margin-left="0cm" fo:margin-right="0cm" text:enable-numbering="false" fo:text-indent="0cm" style:writing-mode="lr-tb"/>
    </style:style>
    <style:style style:name="P23" style:family="paragraph">
      <style:paragraph-properties fo:margin-left="0cm" fo:margin-right="0cm" fo:line-height="100%" fo:text-align="center" text:enable-numbering="false" fo:text-indent="0cm" style:writing-mode="lr-tb"/>
      <style:text-properties fo:font-family="Arial" style:font-family-generic="swiss" style:font-pitch="variable" fo:font-size="24pt"/>
    </style:style>
    <style:style style:name="P24" style:family="paragraph">
      <style:paragraph-properties fo:margin-left="2.037cm" fo:margin-right="0cm" fo:margin-top="0cm" fo:margin-bottom="0cm" fo:line-height="100%" text:enable-numbering="true" fo:text-indent="-0.767cm"/>
    </style:style>
    <style:style style:name="P25" style:family="paragraph">
      <style:paragraph-properties fo:margin-left="0.914cm" fo:margin-right="0cm" text:enable-numbering="false" fo:text-indent="-0.889cm"/>
    </style:style>
    <style:style style:name="P26" style:family="paragraph">
      <style:paragraph-properties fo:margin-left="0.914cm" fo:margin-right="0cm" fo:margin-top="0.61cm" fo:margin-bottom="0cm" fo:line-height="100%" text:enable-numbering="true" fo:text-indent="-0.889cm"/>
    </style:style>
    <style:style style:name="P27" style:family="paragraph">
      <style:paragraph-properties fo:margin-left="0.926cm" fo:margin-right="0cm" fo:margin-top="0.61cm" fo:margin-bottom="0cm" text:enable-numbering="true" fo:text-indent="-0.926cm"/>
    </style:style>
    <style:style style:name="P28" style:family="paragraph">
      <style:paragraph-properties fo:margin-left="0.926cm" fo:margin-right="0cm" fo:margin-top="0.61cm" fo:margin-bottom="0cm" text:enable-numbering="false" fo:text-indent="-0.926cm"/>
    </style:style>
    <style:style style:name="P29" style:family="paragraph">
      <style:paragraph-properties fo:text-align="center"/>
    </style:style>
    <style:style style:name="P30" style:family="paragraph">
      <style:text-properties fo:font-size="22pt" fo:font-weight="bold" style:font-size-asian="22pt" style:font-weight-asian="bold" style:font-size-complex="22pt" style:font-weight-complex="bold"/>
    </style:style>
    <style:style style:name="P31" style:family="paragraph">
      <style:paragraph-properties fo:margin-left="0cm" fo:margin-right="0cm" fo:text-indent="0cm"/>
      <style:text-properties fo:color="#ffffff" fo:font-size="22pt" fo:font-weight="bold" style:font-size-asian="22pt" style:font-weight-asian="bold" style:font-size-complex="22pt" style:font-weight-complex="bold"/>
    </style:style>
    <style:style style:name="P32" style:family="paragraph">
      <style:paragraph-properties fo:margin-left="0cm" fo:margin-right="0cm" fo:text-indent="0cm"/>
      <style:text-properties fo:color="#000000" fo:font-size="22pt" fo:font-weight="bold" style:font-size-asian="22pt" style:font-weight-asian="bold" style:font-size-complex="22pt" style:font-weight-complex="bold"/>
    </style:style>
    <style:style style:name="P33" style:family="paragraph">
      <style:paragraph-properties fo:margin-left="0cm" fo:margin-right="0cm" fo:text-indent="0cm"/>
      <style:text-properties fo:color="#800000" fo:font-size="24pt" fo:font-weight="bold" style:font-size-asian="24pt" style:font-weight-asian="bold" style:font-size-complex="24pt" style:font-weight-complex="bold"/>
    </style:style>
    <style:style style:name="P34" style:family="paragraph">
      <style:paragraph-properties fo:margin-left="0cm" fo:margin-right="0cm" fo:text-indent="0cm"/>
      <style:text-properties fo:font-size="24pt"/>
    </style:style>
    <style:style style:name="P35" style:family="paragraph">
      <style:paragraph-properties fo:margin-left="0cm" fo:margin-right="0cm" fo:text-indent="0cm"/>
      <style:text-properties fo:font-size="40pt"/>
    </style:style>
    <style:style style:name="P36" style:family="paragraph">
      <style:paragraph-properties fo:margin-left="0.914cm" fo:margin-right="0cm" fo:margin-top="0.61cm" fo:margin-bottom="0cm" fo:line-height="100%" text:enable-numbering="false" fo:text-indent="-0.889cm"/>
    </style:style>
    <style:style style:name="P37" style:family="paragraph">
      <style:paragraph-properties fo:margin-left="0.926cm" fo:margin-right="0cm" fo:margin-top="0.211cm" fo:margin-bottom="0cm" fo:line-height="76%" text:enable-numbering="false" fo:text-indent="-0.926cm" style:punctuation-wrap="simple" style:line-break="normal"/>
    </style:style>
    <style:style style:name="P38" style:family="paragraph">
      <style:paragraph-properties fo:margin-left="0.926cm" fo:margin-right="0cm" fo:margin-top="0.211cm" fo:margin-bottom="0cm" fo:line-height="76%" fo:text-align="center" text:enable-numbering="false" fo:text-indent="-0.926cm" style:punctuation-wrap="simple" style:line-break="normal"/>
    </style:style>
    <style:style style:name="P39" style:family="paragraph">
      <style:paragraph-properties fo:margin-left="0.926cm" fo:margin-right="0cm" fo:text-indent="-0.926cm" style:writing-mode="lr-tb"/>
    </style:style>
    <style:style style:name="T1" style:family="text">
      <style:text-properties fo:color="#808080" fo:font-size="28pt" fo:language="en" fo:country="GB" fo:font-style="italic" style:font-size-asian="28pt" style:font-size-complex="28pt"/>
    </style:style>
    <style:style style:name="T2" style:family="text">
      <style:text-properties fo:color="#000099" fo:font-size="32pt" fo:language="en" fo:country="GB" fo:font-style="italic" style:font-size-asian="32pt" style:font-size-complex="32pt"/>
    </style:style>
    <style:style style:name="T3" style:family="text">
      <style:text-properties fo:color="#808080" fo:font-size="32pt" fo:language="en" fo:country="GB" fo:font-style="italic" style:font-size-asian="32pt" style:font-size-complex="32pt"/>
    </style:style>
    <style:style style:name="T4" style:family="text">
      <style:text-properties fo:color="#808080" fo:font-size="22pt" fo:language="en" fo:country="GB" fo:font-style="italic" style:font-size-asian="22pt" style:font-size-complex="22pt"/>
    </style:style>
    <style:style style:name="T5" style:family="text">
      <style:text-properties fo:color="#808080" fo:font-size="18pt" fo:language="en" fo:country="GB" fo:font-style="italic" style:font-size-asian="18pt" style:font-size-complex="18pt"/>
    </style:style>
    <style:style style:name="T6" style:family="text">
      <style:text-properties fo:color="#808080" fo:font-size="18pt" fo:language="en" fo:country="GB" fo:font-style="italic" style:font-size-asian="16pt" style:font-size-complex="16pt"/>
    </style:style>
    <style:style style:name="T7" style:family="text">
      <style:text-properties style:text-underline-style="none"/>
    </style:style>
    <style:style style:name="T8" style:family="text">
      <style:text-properties fo:color="#99284c" fo:font-family="'Penguin Attack'" style:font-pitch="variable" fo:font-size="40pt" style:text-underline-style="none" style:font-size-asian="40pt" style:font-size-complex="40pt"/>
    </style:style>
    <style:style style:name="T9" style:family="text">
      <style:text-properties fo:font-family="'Penguin Attack'" style:font-pitch="variable" style:text-underline-style="none"/>
    </style:style>
    <style:style style:name="T10" style:family="text">
      <style:text-properties fo:color="#94006b"/>
    </style:style>
    <style:style style:name="T11" style:family="text">
      <style:text-properties fo:font-size="40pt" fo:font-weight="bold"/>
    </style:style>
    <style:style style:name="T12" style:family="text">
      <style:text-properties fo:font-size="20pt" fo:font-weight="bold" style:font-size-asian="20pt" style:font-size-complex="20pt"/>
    </style:style>
    <style:style style:name="T13" style:family="text">
      <style:text-properties fo:font-size="24pt"/>
    </style:style>
    <style:style style:name="T14" style:family="text">
      <style:text-properties fo:color="#b80047" fo:font-weight="bold" style:font-weight-asian="bold" style:font-weight-complex="bold"/>
    </style:style>
    <style:style style:name="T15" style:family="text">
      <style:text-properties fo:font-family="Arial" style:font-family-generic="swiss" style:font-pitch="variable" fo:font-size="20pt" fo:font-weight="bold" style:font-size-asian="20pt" style:font-weight-asian="bold" style:font-size-complex="20pt" style:font-weight-complex="bold"/>
    </style:style>
    <style:style style:name="T16" style:family="text">
      <style:text-properties fo:color="#b80047" fo:font-size="24pt" fo:font-weight="bold" style:font-weight-asian="bold" style:font-weight-complex="bold"/>
    </style:style>
    <style:style style:name="T17" style:family="text">
      <style:text-properties fo:font-family="Arial" style:font-family-generic="swiss" style:font-pitch="variable" fo:font-size="20pt" fo:font-weight="bold" style:font-size-asian="20pt" style:font-size-complex="20pt"/>
    </style:style>
    <style:style style:name="T18"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19" style:family="text">
      <style:text-properties fo:font-family="Arial"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0" style:family="text">
      <style:text-properties fo:color="#99284c" fo:font-family="Arial"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1" style:family="text">
      <style:text-properties fo:font-family="Arial" style:font-pitch="variable" fo:font-size="20pt" style:font-family-asian="Arial" style:font-style-name-asian="Normal" style:font-family-generic-asian="swiss" style:font-pitch-asian="variable" style:font-size-asian="20pt" style:font-family-complex="Arial" style:font-style-name-complex="Normal" style:font-family-generic-complex="swiss" style:font-pitch-complex="variable" style:font-size-complex="20pt"/>
    </style:style>
    <style:style style:name="T22" style:family="text">
      <style:text-properties fo:font-family="Arial" style:font-style-name="Normal" style:font-family-generic="swiss" style:font-pitch="variable" fo:font-size="20pt" style:font-family-asian="Arial" style:font-style-name-asian="Normal" style:font-family-generic-asian="swiss" style:font-pitch-asian="variable" style:font-size-asian="20pt" style:font-family-complex="Arial" style:font-style-name-complex="Normal" style:font-family-generic-complex="swiss" style:font-pitch-complex="variable" style:font-size-complex="20pt"/>
    </style:style>
    <style:style style:name="T23" style:family="text">
      <style:text-properties fo:color="#99284c" fo:font-family="Arial" style:font-style-name="Normal" style:font-family-generic="swiss" style:font-pitch="variable" fo:font-size="20pt" style:text-underline-style="solid" style:text-underline-width="auto" style:text-underline-color="font-color" style:font-family-asian="Arial" style:font-style-name-asian="Normal" style:font-family-generic-asian="swiss" style:font-pitch-asian="variable" style:font-size-asian="20pt" style:font-family-complex="Arial" style:font-style-name-complex="Normal" style:font-family-generic-complex="swiss" style:font-pitch-complex="variable" style:font-size-complex="20pt"/>
    </style:style>
    <style:style style:name="T24" style:family="text">
      <style:text-properties fo:font-family="Arial" style:font-style-name="Normal" style:font-family-generic="swiss"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25" style:family="text">
      <style:text-properties fo:color="#99284c" fo:font-family="Arial" style:font-family-generic="swiss" style:font-pitch="variable" fo:font-size="20pt" style:text-underline-style="solid" style:text-underline-width="auto" style:text-underline-color="font-color" fo:font-weight="bold" style:font-family-asian="Arial" style:font-style-name-asian="Normal" style:font-family-generic-asian="swiss" style:font-pitch-asian="variable" style:font-size-asian="20pt" style:font-weight-asian="bold" style:font-family-complex="Arial" style:font-style-name-complex="Normal" style:font-family-generic-complex="swiss" style:font-pitch-complex="variable" style:font-size-complex="20pt" style:font-weight-complex="bold"/>
    </style:style>
    <style:style style:name="T26" style:family="text">
      <style:text-properties fo:font-family="Arial" style:font-family-generic="swiss" style:font-pitch="variable"/>
    </style:style>
    <style:style style:name="T27" style:family="text">
      <style:text-properties fo:font-family="Arial" style:font-family-generic="swiss" style:font-pitch="variable" fo:font-size="22pt" fo:font-weight="bold" style:font-size-asian="22pt" style:font-weight-asian="bold" style:font-size-complex="22pt" style:font-weight-complex="bold"/>
    </style:style>
    <style:style style:name="T28" style:family="text">
      <style:text-properties fo:font-family="Arial" style:font-family-generic="swiss" style:font-pitch="variable" fo:font-size="20pt" style:font-size-asian="20pt" style:font-size-complex="20pt"/>
    </style:style>
    <style:style style:name="T29" style:family="text">
      <style:text-properties fo:font-size="22pt" style:font-size-asian="22pt" style:font-size-complex="22pt"/>
    </style:style>
    <style:style style:name="T30" style:family="text">
      <style:text-properties fo:font-family="Arial" style:font-family-generic="swiss" style:font-pitch="variable" fo:font-size="22pt" style:font-size-asian="22pt" style:font-size-complex="22pt"/>
    </style:style>
    <style:style style:name="T31" style:family="text">
      <style:text-properties fo:font-size="22pt" fo:font-weight="bold" style:font-size-asian="22pt" style:font-weight-asian="bold" style:font-size-complex="22pt" style:font-weight-complex="bold"/>
    </style:style>
    <style:style style:name="T32" style:family="text">
      <style:text-properties fo:color="#ffffff" fo:font-size="22pt" fo:font-weight="bold" style:font-size-asian="22pt" style:font-weight-asian="bold" style:font-size-complex="22pt" style:font-weight-complex="bold"/>
    </style:style>
    <style:style style:name="T33" style:family="text">
      <style:text-properties fo:color="#000000" fo:font-size="22pt" fo:font-weight="bold" style:font-size-asian="22pt" style:font-weight-asian="bold" style:font-size-complex="22pt" style:font-weight-complex="bold"/>
    </style:style>
    <style:style style:name="T34" style:family="text">
      <style:text-properties fo:color="#800000" fo:font-size="24pt" fo:font-weight="bold" style:font-size-asian="24pt" style:font-weight-asian="bold" style:font-size-complex="24pt" style:font-weight-complex="bold"/>
    </style:style>
    <style:style style:name="T35" style:family="text">
      <style:text-properties fo:font-family="Arial" style:font-family-generic="swiss" style:font-pitch="variable" fo:font-weight="bold" style:font-weight-asian="bold" style:font-weight-complex="bold"/>
    </style:style>
    <style:style style:name="T36" style:family="text">
      <style:text-properties fo:font-family="Arial" style:font-family-generic="swiss" style:font-pitch="variable" fo:font-weight="bold" style:font-weight-asian="bold" style:font-weight-complex="bold"/>
    </style:style>
    <style:style style:name="T37" style:family="text">
      <style:text-properties fo:color="#99284c"/>
    </style:style>
    <style:style style:name="T38" style:family="text">
      <style:text-properties fo:color="#000000"/>
    </style:style>
    <style:style style:name="T39" style:family="text">
      <style:text-properties fo:color="#000000" fo:font-family="Arial" style:font-family-generic="swiss" style:font-pitch="variable" fo:font-size="13pt" fo:font-weight="bold" style:font-size-asian="13pt" style:font-weight-asian="bold" style:font-size-complex="13pt" style:font-weight-complex="bold"/>
    </style:style>
    <style:style style:name="T40" style:family="text">
      <style:text-properties fo:language="en" fo:country="GB"/>
    </style:style>
    <text:list-style style:name="L1">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025cm" text:min-label-width="0.889cm"/>
        <style:text-properties fo:font-family="'Times New Roman'" style:font-family-generic="roman" style:font-pitch="variable" fo:color="#d20000" fo:font-size="120%"/>
      </text:list-level-style-bullet>
      <text:list-level-style-bullet text:level="2" text:bullet-char="•">
        <style:list-level-properties text:space-before="1.27cm" text:min-label-width="0.767cm"/>
        <style:text-properties fo:font-family="'Times New Roman'" style:font-family-generic="roman" style:font-pitch="variable" fo:color="#0000ff" fo:font-size="105%"/>
      </text:list-level-style-bullet>
      <text:list-level-style-bullet text:level="3" text:bullet-char="•">
        <style:list-level-properties text:space-before="2.354cm" text:min-label-width="0.635cm"/>
        <style:text-properties fo:font-family="Arial" style:font-family-generic="swiss" style:font-pitch="variable" fo:color="#808080" fo:font-size="110%"/>
      </text:list-level-style-bullet>
      <text:list-level-style-bullet text:level="4" text:bullet-char="•">
        <style:list-level-properties text:space-before="3.307cm" text:min-label-width="0.635cm"/>
        <style:text-properties fo:font-family="'Times New Roman'" style:font-family-generic="roman" style:font-pitch="variable" fo:color="#808080" fo:font-size="100%"/>
      </text:list-level-style-bullet>
      <text:list-level-style-bullet text:level="5" text:bullet-char="•">
        <style:list-level-properties text:space-before="4.259cm" text:min-label-width="0.635cm"/>
        <style:text-properties fo:font-family="'Times New Roman'" style:font-family-generic="roman" style:font-pitch="variable" fo:color="#808080" fo:font-size="100%"/>
      </text:list-level-style-bullet>
      <text:list-level-style-bullet text:level="6" text:bullet-char="•">
        <style:list-level-properties text:space-before="4.259cm" text:min-label-width="0.635cm"/>
        <style:text-properties fo:font-family="'Times New Roman'" style:font-family-generic="roman" style:font-pitch="variable" fo:color="#808080" fo:font-size="100%"/>
      </text:list-level-style-bullet>
      <text:list-level-style-bullet text:level="7" text:bullet-char="•">
        <style:list-level-properties text:space-before="4.259cm" text:min-label-width="0.635cm"/>
        <style:text-properties fo:font-family="'Times New Roman'" style:font-family-generic="roman" style:font-pitch="variable" fo:color="#808080" fo:font-size="100%"/>
      </text:list-level-style-bullet>
      <text:list-level-style-bullet text:level="8" text:bullet-char="•">
        <style:list-level-properties text:space-before="4.259cm" text:min-label-width="0.635cm"/>
        <style:text-properties fo:font-family="'Times New Roman'" style:font-family-generic="roman"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prefix="(" style:num-suffix=")" style:num-format="1" text:start-value="0">
        <style:list-level-properties text:space-before="0.025cm" text:min-label-width="0.889cm"/>
        <style:text-properties fo:color="#d20000" fo:font-size="100%"/>
      </text:list-level-style-number>
      <text:list-level-style-number text:level="2" style:num-prefix="(" style:num-suffix=")" style:num-format="1" text:start-value="0">
        <style:list-level-properties text:space-before="1.27cm" text:min-label-width="0.767cm"/>
        <style:text-properties fo:color="#0000ff" fo:font-size="100%"/>
      </text:list-level-style-number>
      <text:list-level-style-number text:level="3" style:num-prefix="(" style:num-suffix=")" style:num-format="1" text:start-value="0">
        <style:list-level-properties text:space-before="2.354cm" text:min-label-width="0.635cm"/>
        <style:text-properties fo:color="#808080" fo:font-size="100%"/>
      </text:list-level-style-number>
      <text:list-level-style-number text:level="4" style:num-prefix="(" style:num-suffix=")" style:num-format="1" text:start-value="0">
        <style:list-level-properties text:space-before="3.307cm" text:min-label-width="0.635cm"/>
        <style:text-properties fo:color="#808080" fo:font-size="100%"/>
      </text:list-level-style-number>
      <text:list-level-style-number text:level="5" style:num-prefix="(" style:num-suffix=")" style:num-format="1" text:start-value="0">
        <style:list-level-properties text:space-before="4.259cm" text:min-label-width="0.635cm"/>
        <style:text-properties fo:color="#808080" fo:font-size="100%"/>
      </text:list-level-style-number>
      <text:list-level-style-number text:level="6" style:num-prefix="(" style:num-suffix=")" style:num-format="1" text:start-value="0">
        <style:list-level-properties text:space-before="4.259cm" text:min-label-width="0.635cm"/>
        <style:text-properties fo:color="#808080" fo:font-size="100%"/>
      </text:list-level-style-number>
      <text:list-level-style-number text:level="7" style:num-prefix="(" style:num-suffix=")" style:num-format="1" text:start-value="0">
        <style:list-level-properties text:space-before="4.259cm" text:min-label-width="0.635cm"/>
        <style:text-properties fo:color="#808080" fo:font-size="100%"/>
      </text:list-level-style-number>
      <text:list-level-style-number text:level="8" style:num-prefix="(" style:num-suffix=")" style:num-format="1" text:start-value="0">
        <style:list-level-properties text:space-before="4.259cm" text:min-label-width="0.635cm"/>
        <style:text-properties fo:color="#808080" fo:font-size="100%"/>
      </text:list-level-style-number>
      <text:list-level-style-number text:level="9" style:num-prefix="(" style:num-suffix=")" style:num-format="1" text:start-value="0">
        <style:list-level-properties text:space-before="4.8cm" text:min-label-width="0.6cm"/>
        <style:text-properties style:use-window-font-color="true" fo:font-size="100%"/>
      </text:list-level-style-number>
    </text:list-style>
    <text:list-style style:name="L5">
      <text:list-level-style-bullet text:level="1" text:bullet-char="•">
        <style:list-level-properties text:space-before="0.025cm" text:min-label-width="0.889cm"/>
        <style:text-properties fo:font-family="'Times New Roman'" style:font-family-generic="roman" style:font-pitch="variable" fo:color="#d20000" fo:font-size="120%"/>
      </text:list-level-style-bullet>
      <text:list-level-style-bullet text:level="2" text:bullet-char="•">
        <style:list-level-properties text:space-before="1.27cm" text:min-label-width="0.767cm"/>
        <style:text-properties fo:font-family="'Times New Roman'" style:font-family-generic="roman" style:font-pitch="variable" fo:color="#0000ff" fo:font-size="105%"/>
      </text:list-level-style-bullet>
      <text:list-level-style-bullet text:level="3" text:bullet-char="•">
        <style:list-level-properties text:space-before="2.354cm" text:min-label-width="0.635cm"/>
        <style:text-properties fo:font-family="Arial" style:font-family-generic="swiss" style:font-pitch="variable" fo:color="#808080" fo:font-size="110%"/>
      </text:list-level-style-bullet>
      <text:list-level-style-bullet text:level="4" text:bullet-char="•">
        <style:list-level-properties text:space-before="3.307cm" text:min-label-width="0.635cm"/>
        <style:text-properties fo:font-family="'Times New Roman'" style:font-family-generic="roman" style:font-pitch="variable" fo:color="#808080" fo:font-size="100%"/>
      </text:list-level-style-bullet>
      <text:list-level-style-bullet text:level="5" text:bullet-char="•">
        <style:list-level-properties text:space-before="4.259cm" text:min-label-width="0.635cm"/>
        <style:text-properties fo:font-family="'Times New Roman'" style:font-family-generic="roman" style:font-pitch="variable" fo:color="#808080" fo:font-size="100%"/>
      </text:list-level-style-bullet>
      <text:list-level-style-bullet text:level="6" text:bullet-char="•">
        <style:list-level-properties text:space-before="4.259cm" text:min-label-width="0.635cm"/>
        <style:text-properties fo:font-family="'Times New Roman'" style:font-family-generic="roman" style:font-pitch="variable" fo:color="#808080" fo:font-size="100%"/>
      </text:list-level-style-bullet>
      <text:list-level-style-bullet text:level="7" text:bullet-char="•">
        <style:list-level-properties text:space-before="4.259cm" text:min-label-width="0.635cm"/>
        <style:text-properties fo:font-family="'Times New Roman'" style:font-family-generic="roman" style:font-pitch="variable" fo:color="#808080" fo:font-size="100%"/>
      </text:list-level-style-bullet>
      <text:list-level-style-bullet text:level="8" text:bullet-char="•">
        <style:list-level-properties text:space-before="4.259cm" text:min-label-width="0.635cm"/>
        <style:text-properties fo:font-family="'Times New Roman'" style:font-family-generic="roman" style:font-pitch="variable" fo:color="#80808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number text:level="1" style:num-prefix="(" style:num-suffix=")" style:num-format="1" text:start-value="0">
        <style:list-level-properties text:space-before="0.025cm" text:min-label-width="0.889cm"/>
        <style:text-properties fo:color="#d20000" fo:font-size="100%"/>
      </text:list-level-style-number>
      <text:list-level-style-number text:level="2" style:num-prefix="(" style:num-suffix=")" style:num-format="1" text:start-value="0">
        <style:list-level-properties text:space-before="1.27cm" text:min-label-width="0.767cm"/>
        <style:text-properties fo:color="#0000ff" fo:font-size="100%"/>
      </text:list-level-style-number>
      <text:list-level-style-number text:level="3" style:num-prefix="(" style:num-suffix=")" style:num-format="1" text:start-value="0">
        <style:list-level-properties text:space-before="2.354cm" text:min-label-width="0.635cm"/>
        <style:text-properties fo:color="#808080" fo:font-size="100%"/>
      </text:list-level-style-number>
      <text:list-level-style-number text:level="4" style:num-prefix="(" style:num-suffix=")" style:num-format="1" text:start-value="0">
        <style:list-level-properties text:space-before="3.307cm" text:min-label-width="0.635cm"/>
        <style:text-properties fo:color="#808080" fo:font-size="100%"/>
      </text:list-level-style-number>
      <text:list-level-style-number text:level="5" style:num-prefix="(" style:num-suffix=")" style:num-format="1" text:start-value="0">
        <style:list-level-properties text:space-before="4.259cm" text:min-label-width="0.635cm"/>
        <style:text-properties fo:color="#808080" fo:font-size="100%"/>
      </text:list-level-style-number>
      <text:list-level-style-number text:level="6" style:num-prefix="(" style:num-suffix=")" style:num-format="1" text:start-value="0">
        <style:list-level-properties text:space-before="4.259cm" text:min-label-width="0.635cm"/>
        <style:text-properties fo:color="#808080" fo:font-size="100%"/>
      </text:list-level-style-number>
      <text:list-level-style-number text:level="7" style:num-prefix="(" style:num-suffix=")" style:num-format="1" text:start-value="0">
        <style:list-level-properties text:space-before="4.259cm" text:min-label-width="0.635cm"/>
        <style:text-properties fo:color="#808080" fo:font-size="100%"/>
      </text:list-level-style-number>
      <text:list-level-style-number text:level="8" style:num-prefix="(" style:num-suffix=")" style:num-format="1" text:start-value="0">
        <style:list-level-properties text:space-before="4.259cm" text:min-label-width="0.635cm"/>
        <style:text-properties fo:color="#808080" fo:font-size="100%"/>
      </text:list-level-style-number>
      <text:list-level-style-number text:level="9" style:num-prefix="(" style:num-suffix=")" style:num-format="1" text:start-value="0">
        <style:list-level-properties text:space-before="4.8cm" text:min-label-width="0.6cm"/>
        <style:text-properties fo:color="#000000" fo:font-size="100%"/>
      </text:list-level-style-number>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025cm" text:min-label-width="0.889cm"/>
        <style:text-properties fo:font-family="'Times New Roman'" style:font-family-generic="roman" style:font-pitch="variable" fo:color="#d20000" fo:font-size="120%"/>
      </text:list-level-style-bullet>
      <text:list-level-style-bullet text:level="2" text:bullet-char="•">
        <style:list-level-properties text:space-before="1.27cm" text:min-label-width="0.767cm"/>
        <style:text-properties fo:font-family="'Times New Roman'" style:font-family-generic="roman" style:font-pitch="variable" fo:color="#0000ff" fo:font-size="105%"/>
      </text:list-level-style-bullet>
      <text:list-level-style-bullet text:level="3" text:bullet-char="•">
        <style:list-level-properties text:space-before="2.354cm" text:min-label-width="0.635cm"/>
        <style:text-properties fo:font-family="Arial" style:font-family-generic="swiss" style:font-pitch="variable" fo:color="#808080" fo:font-size="110%"/>
      </text:list-level-style-bullet>
      <text:list-level-style-bullet text:level="4" text:bullet-char="•">
        <style:list-level-properties text:space-before="3.307cm" text:min-label-width="0.635cm"/>
        <style:text-properties fo:font-family="'Times New Roman'" style:font-family-generic="roman" style:font-pitch="variable" fo:color="#808080" fo:font-size="100%"/>
      </text:list-level-style-bullet>
      <text:list-level-style-bullet text:level="5" text:bullet-char="•">
        <style:list-level-properties text:space-before="4.259cm" text:min-label-width="0.635cm"/>
        <style:text-properties fo:font-family="'Times New Roman'" style:font-family-generic="roman" style:font-pitch="variable" fo:color="#808080" fo:font-size="100%"/>
      </text:list-level-style-bullet>
      <text:list-level-style-bullet text:level="6" text:bullet-char="•">
        <style:list-level-properties text:space-before="4.259cm" text:min-label-width="0.635cm"/>
        <style:text-properties fo:font-family="'Times New Roman'" style:font-family-generic="roman" style:font-pitch="variable" fo:color="#808080" fo:font-size="100%"/>
      </text:list-level-style-bullet>
      <text:list-level-style-bullet text:level="7" text:bullet-char="•">
        <style:list-level-properties text:space-before="4.259cm" text:min-label-width="0.635cm"/>
        <style:text-properties fo:font-family="'Times New Roman'" style:font-family-generic="roman" style:font-pitch="variable" fo:color="#808080" fo:font-size="100%"/>
      </text:list-level-style-bullet>
      <text:list-level-style-bullet text:level="8" text:bullet-char="•">
        <style:list-level-properties text:space-before="4.259cm" text:min-label-width="0.635cm"/>
        <style:text-properties fo:font-family="'Times New Roman'" style:font-family-generic="roman" style:font-pitch="variable" fo:color="#80808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0.025cm" text:min-label-width="0.889cm"/>
        <style:text-properties fo:font-family="'Times New Roman'" style:font-family-generic="roman" style:font-pitch="variable" fo:color="#d20000" fo:font-size="120%"/>
      </text:list-level-style-bullet>
      <text:list-level-style-bullet text:level="2" text:bullet-char="•">
        <style:list-level-properties text:space-before="1.27cm" text:min-label-width="0.767cm"/>
        <style:text-properties fo:font-family="'Times New Roman'" style:font-family-generic="roman" style:font-pitch="variable" fo:color="#0000ff" fo:font-size="105%"/>
      </text:list-level-style-bullet>
      <text:list-level-style-bullet text:level="3" text:bullet-char="•">
        <style:list-level-properties text:space-before="2.354cm" text:min-label-width="0.635cm"/>
        <style:text-properties fo:font-family="Arial" style:font-family-generic="swiss" style:font-pitch="variable" fo:color="#808080" fo:font-size="110%"/>
      </text:list-level-style-bullet>
      <text:list-level-style-bullet text:level="4" text:bullet-char="•">
        <style:list-level-properties text:space-before="3.307cm" text:min-label-width="0.635cm"/>
        <style:text-properties fo:font-family="'Times New Roman'" style:font-family-generic="roman" style:font-pitch="variable" fo:color="#808080" fo:font-size="100%"/>
      </text:list-level-style-bullet>
      <text:list-level-style-bullet text:level="5" text:bullet-char="•">
        <style:list-level-properties text:space-before="4.259cm" text:min-label-width="0.635cm"/>
        <style:text-properties fo:font-family="'Times New Roman'" style:font-family-generic="roman" style:font-pitch="variable" fo:color="#808080" fo:font-size="100%"/>
      </text:list-level-style-bullet>
      <text:list-level-style-bullet text:level="6" text:bullet-char="•">
        <style:list-level-properties text:space-before="4.259cm" text:min-label-width="0.635cm"/>
        <style:text-properties fo:font-family="'Times New Roman'" style:font-family-generic="roman" style:font-pitch="variable" fo:color="#808080" fo:font-size="100%"/>
      </text:list-level-style-bullet>
      <text:list-level-style-bullet text:level="7" text:bullet-char="•">
        <style:list-level-properties text:space-before="4.259cm" text:min-label-width="0.635cm"/>
        <style:text-properties fo:font-family="'Times New Roman'" style:font-family-generic="roman" style:font-pitch="variable" fo:color="#808080" fo:font-size="100%"/>
      </text:list-level-style-bullet>
      <text:list-level-style-bullet text:level="8" text:bullet-char="•">
        <style:list-level-properties text:space-before="4.259cm" text:min-label-width="0.635cm"/>
        <style:text-properties fo:font-family="'Times New Roman'" style:font-family-generic="roman" style:font-pitch="variable" fo:color="#80808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0">
      <text:list-level-style-bullet text:level="1" text:bullet-char="•">
        <style:list-level-properties text:min-label-width="0.926cm"/>
        <style:text-properties fo:font-family="'Times New Roman'" style:font-family-generic="roman" style:font-pitch="variable" fo:color="#d20000" fo:font-size="120%"/>
      </text:list-level-style-bullet>
      <text:list-level-style-bullet text:level="2" text:bullet-char="•">
        <style:list-level-properties text:space-before="1.27cm" text:min-label-width="0.767cm"/>
        <style:text-properties fo:font-family="'Times New Roman'" style:font-family-generic="roman" style:font-pitch="variable" fo:color="#0000ff" fo:font-size="105%"/>
      </text:list-level-style-bullet>
      <text:list-level-style-bullet text:level="3" text:bullet-char="•">
        <style:list-level-properties text:space-before="2.354cm" text:min-label-width="0.635cm"/>
        <style:text-properties fo:font-family="Arial" style:font-family-generic="swiss" style:font-pitch="variable" fo:color="#808080" fo:font-size="110%"/>
      </text:list-level-style-bullet>
      <text:list-level-style-bullet text:level="4" text:bullet-char="•">
        <style:list-level-properties text:space-before="3.307cm" text:min-label-width="0.635cm"/>
        <style:text-properties fo:font-family="'Times New Roman'" style:font-family-generic="roman" style:font-pitch="variable" fo:color="#808080" fo:font-size="100%"/>
      </text:list-level-style-bullet>
      <text:list-level-style-bullet text:level="5" text:bullet-char="•">
        <style:list-level-properties text:space-before="4.259cm" text:min-label-width="0.635cm"/>
        <style:text-properties fo:font-family="'Times New Roman'" style:font-family-generic="roman" style:font-pitch="variable" fo:color="#808080" fo:font-size="100%"/>
      </text:list-level-style-bullet>
      <text:list-level-style-bullet text:level="6" text:bullet-char="•">
        <style:list-level-properties text:space-before="4.259cm" text:min-label-width="0.635cm"/>
        <style:text-properties fo:font-family="'Times New Roman'" style:font-family-generic="roman" style:font-pitch="variable" fo:color="#808080" fo:font-size="100%"/>
      </text:list-level-style-bullet>
      <text:list-level-style-bullet text:level="7" text:bullet-char="•">
        <style:list-level-properties text:space-before="4.259cm" text:min-label-width="0.635cm"/>
        <style:text-properties fo:font-family="'Times New Roman'" style:font-family-generic="roman" style:font-pitch="variable" fo:color="#808080" fo:font-size="100%"/>
      </text:list-level-style-bullet>
      <text:list-level-style-bullet text:level="8" text:bullet-char="•">
        <style:list-level-properties text:space-before="4.259cm" text:min-label-width="0.635cm"/>
        <style:text-properties fo:font-family="'Times New Roman'" style:font-family-generic="roman"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385cm" svg:height="10.406cm" svg:x="0.77cm" svg:y="5.313cm" presentation:class="title" presentation:user-transformed="true">
          <draw:text-box>
            <text:p text:style-name="P1"><text:span text:style-name="T1"><text:line-break/></text:span><text:span text:style-name="T2">OpenSIPS</text:span><text:span text:style-name="T2"><text:line-break/></text:span><text:span text:style-name="T2">clustering and balancing of media servers </text:span><text:span text:style-name="T3"><text:line-break/></text:span><text:span text:style-name="T3"><text:line-break/></text:span><text:span text:style-name="T4">Bogdan-Andrei Iancu</text:span><text:span text:style-name="T5"><text:line-break/></text:span><text:span text:style-name="T5">CEO Voice System</text:span><text:span text:style-name="T5"><text:line-break/></text:span><text:span text:style-name="T6">Founder OpenSIPS Project</text:span><text:span text:style-name="T6"><text:line-break/></text:span><text:span text:style-name="T6">bogdan.iancu@voice-system.ro</text:span></text:p>
          </draw:text-box>
        </draw:frame>
        <draw:custom-shape draw:style-name="gr1" draw:text-style-name="P3" draw:layer="layout" svg:width="7.752cm" svg:height="0.847cm" svg:x="15.743cm" svg:y="3.576cm">
          <text:p text:style-name="P5"/>
          <draw:enhanced-geometry svg:viewBox="0 0 21600 21600" draw:type="mso-spt202" draw:enhanced-path="M 0 0 L 21600 0 21600 21600 0 21600 0 0 Z N"/>
        </draw:custom-shape>
        <draw:line draw:style-name="gr2" draw:text-style-name="P4" draw:layer="layout" svg:x1="11.902cm" svg:y1="10.495cm" svg:x2="22.062cm" svg:y2="10.5cm">
          <text:p text:style-name="P5"/>
        </draw:line>
        <presentation:notes draw:style-name="dp2">
          <draw:custom-shape draw:style-name="gr3" draw:text-style-name="P3" draw:layer="layout" svg:width="12.877cm" svg:height="9.658cm" svg:x="3.285cm" svg:y="1.931cm">
            <text:p text:style-name="P5"/>
            <draw:enhanced-geometry svg:viewBox="0 0 21600 21600" draw:type="mso-spt202" draw:enhanced-path="M 0 0 L 21600 0 21600 21600 0 21600 0 0 Z N"/>
          </draw:custom-shape>
          <draw:frame presentation:style-name="pr2" draw:text-style-name="P5" draw:layer="layout" svg:width="15.522cm" svg:height="11.564cm" svg:x="1.945cm" svg:y="12.233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he story </text:p>
          </draw:text-box>
        </draw:frame>
        <draw:frame presentation:style-name="pr4" draw:text-style-name="P7" draw:layer="layout" svg:width="22.203cm" svg:height="12.447cm" svg:x="1.904cm" svg:y="3.81cm" presentation:class="outline" presentation:user-transformed="true">
          <draw:text-box>
            <text:list text:style-name="L2">
              <text:list-item>
                <text:p text:style-name="P6"><text:span text:style-name="T7"/></text:p>
              </text:list-item>
            </text:list>
            <text:list text:style-name="L2">
              <text:list-item>
                <text:p text:style-name="P6"><text:span text:style-name="T7"/></text:p>
              </text:list-item>
            </text:list>
            <text:list text:style-name="L2">
              <text:list-item>
                <text:p text:style-name="P6"><text:span text:style-name="T8">O</text:span><text:span text:style-name="T9">nce upon a time there was a Switch and a PBX.......</text:span></text:p>
              </text:list-item>
            </text:list>
            <text:list text:style-name="L2">
              <text:list-item>
                <text:p text:style-name="P6"><text:span text:style-name="T9"/></text:p>
              </text:list-item>
            </text:list>
            <text:list text:style-name="L2">
              <text:list-item>
                <text:p text:style-name="P6"><text:span text:style-name="T7"><text:s text:c="3"/></text:span><text:span text:style-name="T7">........there was OpenSIPS and Yate.</text:span></text:p>
              </text:list-item>
            </text:list>
          </draw:text-box>
        </draw:frame>
        <presentation:notes draw:style-name="dp4">
          <draw:page-thumbnail draw:style-name="gr4" draw:layer="layout" svg:width="12.85cm" svg:height="9.659cm" svg:x="3.285cm" svg:y="1.931cm" draw:page-number="2" presentation:class="page"/>
          <draw:frame presentation:style-name="pr5" draw:text-style-name="P8" draw:layer="layout" svg:width="15.522cm" svg:height="11.313cm" svg:x="1.945cm" svg:y="12.233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he work</text:p>
          </draw:text-box>
        </draw:frame>
        <draw:frame presentation:style-name="pr4" draw:text-style-name="P9" draw:layer="layout" svg:width="22.203cm" svg:height="12.447cm" svg:x="1.904cm" svg:y="3.81cm" presentation:class="outline" presentation:user-transformed="true">
          <draw:text-box>
            <text:list text:style-name="L2">
              <text:list-item>
                <text:p text:style-name="P6"><text:s/></text:p>
              </text:list-item>
            </text:list>
            <text:list text:style-name="L2">
              <text:list-item>
                <text:p text:style-name="P6">And they found out they complete each other ...</text:p>
              </text:list-item>
            </text:list>
            <text:list text:style-name="L2">
              <text:list-item>
                <text:p text:style-name="P6"/>
              </text:list-item>
            </text:list>
            <text:list text:style-name="L2">
              <text:list-item>
                <text:p text:style-name="P6">..... and decided to work out an easy integration.</text:p>
              </text:list-item>
            </text:list>
            <text:list text:style-name="L2">
              <text:list-item>
                <text:p text:style-name="P6"/>
              </text:list-item>
            </text:list>
            <text:list text:style-name="L2">
              <text:list-item>
                <text:p text:style-name="P6"/>
              </text:list-item>
            </text:list>
            <text:list text:style-name="L2">
              <text:list-item>
                <text:p text:style-name="P6">They decide to make complex VoIP simpler to deploy.</text:p>
              </text:list-item>
            </text:list>
            <text:list text:style-name="L2">
              <text:list-item>
                <text:p text:style-name="P6"/>
              </text:list-item>
            </text:list>
            <text:list text:style-name="L2">
              <text:list-item>
                <text:p text:style-name="P6"/>
              </text:list-item>
            </text:list>
            <text:list text:style-name="L2">
              <text:list-item>
                <text:p text:style-name="P6"/>
              </text:list-item>
            </text:list>
          </draw:text-box>
        </draw:frame>
        <presentation:notes draw:style-name="dp4">
          <draw:page-thumbnail draw:style-name="gr4" draw:layer="layout" svg:width="12.85cm" svg:height="9.659cm" svg:x="3.285cm" svg:y="1.931cm" draw:page-number="3" presentation:class="page"/>
          <draw:frame presentation:style-name="pr5" draw:text-style-name="P8" draw:layer="layout" svg:width="15.522cm" svg:height="11.313cm" svg:x="1.945cm" svg:y="12.233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Happy end</text:p>
          </draw:text-box>
        </draw:frame>
        <draw:frame presentation:style-name="pr4" draw:text-style-name="P9" draw:layer="layout" svg:width="22.203cm" svg:height="12.447cm" svg:x="1.904cm" svg:y="3.81cm" presentation:class="outline" presentation:user-transformed="true">
          <draw:text-box>
            <text:list text:style-name="L2">
              <text:list-item>
                <text:p text:style-name="P6"><text:s/>OpenSIPS developed a new functionality:</text:p>
              </text:list-item>
            </text:list>
            <text:list text:style-name="L2">
              <text:list-item>
                <text:p text:style-name="P6"/>
              </text:list-item>
            </text:list>
            <text:list text:style-name="L2">
              <text:list-item>
                <text:p text:style-name="P6">Load Balancing = call routing based on the <text:span text:style-name="T10">realtime load</text:span> of peer elements :</text:p>
              </text:list-item>
            </text:list>
            <text:list text:style-name="L2">
              <text:list-item>
                <text:p text:style-name="P6"/>
              </text:list-item>
            </text:list>
            <text:list text:style-name="L2">
              <text:list-item>
                <text:p text:style-name="P10">To control a cluster of heterogeneous PBX/media servers.</text:p>
              </text:list-item>
            </text:list>
            <text:list text:style-name="L2">
              <text:list-item>
                <text:p text:style-name="P10">To be driven (via real-time feedback) by the cluster elements.</text:p>
              </text:list-item>
            </text:list>
          </draw:text-box>
        </draw:frame>
        <presentation:notes draw:style-name="dp4">
          <draw:page-thumbnail draw:style-name="gr4" draw:layer="layout" svg:width="12.85cm" svg:height="9.659cm" svg:x="3.285cm" svg:y="1.931cm" draw:page-number="4" presentation:class="page"/>
          <draw:frame presentation:style-name="pr5" draw:text-style-name="P8" draw:layer="layout" svg:width="15.522cm" svg:height="11.313cm" svg:x="1.945cm" svg:y="12.233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9" draw:layer="layout" svg:width="22.203cm" svg:height="12.447cm" svg:x="1.904cm" svg:y="3.81cm" presentation:class="outline" presentation:user-transformed="true">
          <draw:text-box>
            <text:list text:style-name="L2">
              <text:list-item>
                <text:p text:style-name="P6"><text:s/>What makes Load Balancing so special?</text:p>
              </text:list-item>
            </text:list>
            <text:list text:style-name="L2">
              <text:list-item>
                <text:p text:style-name="P6"/>
              </text:list-item>
            </text:list>
            <text:list text:style-name="L2">
              <text:list-item>
                <text:p text:style-name="P10">It is able to monitor in realtime the load (as ongoing calls) for each peer.</text:p>
              </text:list-item>
            </text:list>
            <text:list text:style-name="L2">
              <text:list-item>
                <text:p text:style-name="P6"/>
              </text:list-item>
            </text:list>
            <text:list text:style-name="L2">
              <text:list-item>
                <text:p text:style-name="P10">Instead of blind routing (like dispatcher module), it selects the target based on required resources and available load.</text:p>
              </text:list-item>
            </text:list>
          </draw:text-box>
        </draw:frame>
        <draw:frame presentation:style-name="pr6" draw:text-style-name="P5" draw:layer="layout" svg:width="19.663cm" svg:height="2.538cm" svg:x="5.079cm" svg:y="0.635cm" presentation:class="title">
          <draw:text-box>
            <text:p text:style-name="P5">Load Balancing</text:p>
          </draw:text-box>
        </draw:frame>
        <presentation:notes draw:style-name="dp4">
          <draw:page-thumbnail draw:style-name="gr4" draw:layer="layout" svg:width="12.85cm" svg:height="9.659cm" svg:x="3.285cm" svg:y="1.931cm" draw:page-number="5" presentation:class="page"/>
          <draw:frame presentation:style-name="pr5" draw:text-style-name="P8" draw:layer="layout" svg:width="15.522cm" svg:height="11.313cm" svg:x="1.945cm" svg:y="12.233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9" draw:layer="layout" svg:width="22.203cm" svg:height="12.447cm" svg:x="1.904cm" svg:y="3.81cm" presentation:class="outline" presentation:user-transformed="true">
          <draw:text-box>
            <text:list text:style-name="L2">
              <text:list-item>
                <text:p text:style-name="P6"><text:s/>What makes Load Balancing so special?</text:p>
              </text:list-item>
            </text:list>
            <text:list text:style-name="L2">
              <text:list-item>
                <text:p text:style-name="P6"/>
              </text:list-item>
            </text:list>
            <text:list text:style-name="L2">
              <text:list-item>
                <text:p text:style-name="P10">It is an interesting feature for a proxy as proxies are typically only transaction stateful (no dialog state).</text:p>
              </text:list-item>
            </text:list>
            <text:list text:style-name="L2">
              <text:list-item>
                <text:p text:style-name="P6"/>
              </text:list-item>
            </text:list>
            <text:list text:style-name="L2">
              <text:list-item>
                <text:p text:style-name="P10">It is able to provide failover to the peers from the cluster (even if the peers do not have any support) – detection and re-routing.</text:p>
              </text:list-item>
            </text:list>
            <text:list text:style-name="L2">
              <text:list-item>
                <text:p text:style-name="P6"/>
              </text:list-item>
            </text:list>
            <text:list text:style-name="L2">
              <text:list-item>
                <text:p text:style-name="P10">Can combine routing with LB functionality.</text:p>
              </text:list-item>
            </text:list>
          </draw:text-box>
        </draw:frame>
        <draw:frame presentation:style-name="pr6" draw:text-style-name="P5" draw:layer="layout" svg:width="19.663cm" svg:height="2.538cm" svg:x="5.079cm" svg:y="0.635cm" presentation:class="title">
          <draw:text-box>
            <text:p text:style-name="P5">Load Balancing</text:p>
          </draw:text-box>
        </draw:frame>
        <presentation:notes draw:style-name="dp4">
          <draw:page-thumbnail draw:style-name="gr4" draw:layer="layout" svg:width="12.85cm" svg:height="9.659cm" svg:x="3.285cm" svg:y="1.931cm" draw:page-number="6" presentation:class="page"/>
          <draw:frame presentation:style-name="pr5" draw:text-style-name="P8" draw:layer="layout" svg:width="15.522cm" svg:height="11.313cm" svg:x="1.945cm" svg:y="12.233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5" draw:text-style-name="P11" draw:layer="layout" svg:width="13.173cm" svg:height="1.813cm" svg:x="6.543cm" svg:y="8.48cm">
          <draw:text-box>
            <text:p text:style-name="P5"><text:span text:style-name="T11">Clustering scenarios</text:span></text:p>
          </draw:text-box>
        </draw:frame>
        <presentation:notes draw:style-name="dp4">
          <draw:page-thumbnail draw:style-name="gr4" draw:layer="layout" svg:width="12.85cm" svg:height="9.659cm" svg:x="3.285cm" svg:y="1.931cm" draw:page-number="7" presentation:class="page"/>
          <draw:frame presentation:style-name="pr5" draw:text-style-name="P8" draw:layer="layout" svg:width="15.522cm" svg:height="11.313cm" svg:x="1.945cm" svg:y="12.233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5" draw:layer="layout" svg:width="11.725cm" svg:height="2.287cm" svg:x="13.017cm" svg:y="0.76cm" presentation:class="title" presentation:user-transformed="true">
          <draw:text-box>
            <text:p text:style-name="P5">Inbound- service LB</text:p>
          </draw:text-box>
        </draw:frame>
        <draw:custom-shape draw:style-name="gr6" draw:text-style-name="P3" draw:layer="layout" svg:width="1.244cm" svg:height="1.879cm" svg:x="14.799cm" svg:y="13.622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custom-shape draw:style-name="gr7" draw:text-style-name="P3" draw:layer="layout" svg:width="1.24cm" svg:height="1.773cm" svg:x="7.288cm" svg:y="9.7cm">
            <text:p text:style-name="P5"/>
            <draw:enhanced-geometry svg:viewBox="0 0 442 650" draw:type="non-primitive" draw:enhanced-path="M 442 0 L 1 0 0 650 442 650 442 0 Z N"/>
          </draw:custom-shape>
          <draw:custom-shape draw:style-name="gr8" draw:text-style-name="P3" draw:layer="layout" svg:width="1.481cm" svg:height="0.13cm" svg:x="7.047cm" svg:y="9.57cm">
            <text:p text:style-name="P5"/>
            <draw:enhanced-geometry svg:viewBox="0 0 528 49" draw:type="non-primitive" draw:enhanced-path="M 528 49 L 444 0 0 0 86 47 528 49 Z N"/>
          </draw:custom-shape>
          <draw:custom-shape draw:style-name="gr9" draw:text-style-name="P3" draw:layer="layout" svg:width="0.248cm" svg:height="1.898cm" svg:x="7.047cm" svg:y="9.576cm">
            <text:p text:style-name="P5"/>
            <draw:enhanced-geometry svg:viewBox="0 0 87 698" draw:type="non-primitive" draw:enhanced-path="M 86 48 L 0 0 0 648 87 698 86 48 Z N"/>
          </draw:custom-shape>
          <draw:custom-shape draw:style-name="gr8" draw:text-style-name="P3" draw:layer="layout" svg:width="1.003cm" svg:height="0.152cm" svg:x="7.406cm" svg:y="11.245cm">
            <text:p text:style-name="P5"/>
            <draw:enhanced-geometry svg:viewBox="0 0 356 56" draw:type="non-primitive" draw:enhanced-path="M 356 0 L 0 2 0 55 355 56 356 0 Z N"/>
          </draw:custom-shape>
          <draw:custom-shape draw:style-name="gr8" draw:text-style-name="P3" draw:layer="layout" svg:width="1.003cm" svg:height="0.092cm" svg:x="7.406cm" svg:y="10.032cm">
            <text:p text:style-name="P5"/>
            <draw:enhanced-geometry svg:viewBox="0 0 356 33" draw:type="non-primitive" draw:enhanced-path="M 356 0 L 0 0 0 33 355 33 356 0 Z N"/>
          </draw:custom-shape>
          <draw:custom-shape draw:style-name="gr10" draw:text-style-name="P3" draw:layer="layout" svg:width="0.073cm" svg:height="0.004cm" svg:x="8.18cm" svg:y="9.788cm">
            <text:p text:style-name="P5"/>
            <draw:enhanced-geometry svg:viewBox="0 0 27 0" draw:type="non-primitive" draw:enhanced-path="M 0 0 L 27 0 0 0 Z N"/>
          </draw:custom-shape>
          <draw:custom-shape draw:style-name="gr10" draw:text-style-name="P3" draw:layer="layout" svg:width="0.073cm" svg:height="0.006cm" svg:x="8.18cm" svg:y="10.021cm">
            <text:p text:style-name="P5"/>
            <draw:enhanced-geometry svg:viewBox="0 0 27 0" draw:type="non-primitive" draw:enhanced-path="M 27 0 L 0 0 27 0 Z N"/>
          </draw:custom-shape>
          <draw:custom-shape draw:style-name="gr11" draw:text-style-name="P3" draw:layer="layout" svg:width="0.073cm" svg:height="0.233cm" svg:x="8.18cm" svg:y="9.788cm">
            <text:p text:style-name="P5"/>
            <draw:enhanced-geometry svg:viewBox="0 0 21600 21600" draw:type="rectangle" draw:enhanced-path="M 0 0 L 21600 0 21600 21600 0 21600 0 0 Z N"/>
          </draw:custom-shape>
          <draw:custom-shape draw:style-name="gr12" draw:text-style-name="P3" draw:layer="layout" svg:width="0.97cm" svg:height="0.119cm" svg:x="7.423cm" svg:y="10.195cm">
            <text:p text:style-name="P5"/>
            <draw:enhanced-geometry svg:viewBox="0 0 346 44" draw:type="non-primitive" draw:enhanced-path="M 346 0 L 0 0 0 43 346 44 346 0 N"/>
          </draw:custom-shape>
          <draw:custom-shape draw:style-name="gr10" draw:text-style-name="P3" draw:layer="layout" svg:width="0.072cm" svg:height="0.004cm" svg:x="8.343cm" svg:y="11.039cm">
            <text:p text:style-name="P5"/>
            <draw:enhanced-geometry svg:viewBox="0 0 27 0" draw:type="non-primitive" draw:enhanced-path="M 0 0 L 27 0 0 0 Z N"/>
          </draw:custom-shape>
          <draw:custom-shape draw:style-name="gr10" draw:text-style-name="P3" draw:layer="layout" svg:width="0.072cm" svg:height="0.006cm" svg:x="8.343cm" svg:y="11.163cm">
            <text:p text:style-name="P5"/>
            <draw:enhanced-geometry svg:viewBox="0 0 27 0" draw:type="non-primitive" draw:enhanced-path="M 27 0 L 0 0 27 0 Z N"/>
          </draw:custom-shape>
          <draw:custom-shape draw:style-name="gr11" draw:text-style-name="P3" draw:layer="layout" svg:width="0.072cm" svg:height="0.124cm" svg:x="8.343cm" svg:y="11.039cm">
            <text:p text:style-name="P5"/>
            <draw:enhanced-geometry svg:viewBox="0 0 21600 21600" draw:type="rectangle" draw:enhanced-path="M 0 0 L 21600 0 21600 21600 0 21600 0 0 Z N"/>
          </draw:custom-shape>
          <draw:custom-shape draw:style-name="gr10" draw:text-style-name="P3" draw:layer="layout" svg:width="0.005cm" svg:height="0.02cm" svg:x="7.418cm" svg:y="11.158cm">
            <text:p text:style-name="P5"/>
            <draw:enhanced-geometry svg:viewBox="0 0 0 7" draw:type="non-primitive" draw:enhanced-path="M 0 7 L 0 0 0 7 Z N"/>
          </draw:custom-shape>
          <draw:custom-shape draw:style-name="gr10" draw:text-style-name="P3" draw:layer="layout" svg:width="0.021cm" svg:height="0.004cm" svg:x="7.406cm" svg:y="11.17cm">
            <text:p text:style-name="P5"/>
            <draw:enhanced-geometry svg:viewBox="0 0 9 0" draw:type="non-primitive" draw:enhanced-path="M 9 0 L 0 0 9 0 Z N"/>
          </draw:custom-shape>
          <draw:custom-shape draw:style-name="gr10" draw:text-style-name="P3" draw:layer="layout" svg:width="0.997cm" svg:height="0.02cm" svg:x="7.418cm" svg:y="11.158cm">
            <text:p text:style-name="P5"/>
            <draw:enhanced-geometry svg:viewBox="0 0 357 7" draw:type="non-primitive" draw:enhanced-path="M 0 7 L 0 0 348 0 348 3 357 3 357 7 0 7 Z N"/>
          </draw:custom-shape>
          <draw:custom-shape draw:style-name="gr10" draw:text-style-name="P3" draw:layer="layout" svg:width="0.021cm" svg:height="0.985cm" svg:x="8.393cm" svg:y="10.184cm">
            <text:p text:style-name="P5"/>
            <draw:enhanced-geometry svg:viewBox="0 0 9 362" draw:type="non-primitive" draw:enhanced-path="M 9 362 L 0 362 0 6 4 6 4 0 9 0 9 362 Z N"/>
          </draw:custom-shape>
          <draw:custom-shape draw:style-name="gr10" draw:text-style-name="P3" draw:layer="layout" svg:width="0.998cm" svg:height="0.017cm" svg:x="7.406cm" svg:y="10.184cm">
            <text:p text:style-name="P5"/>
            <draw:enhanced-geometry svg:viewBox="0 0 357 6" draw:type="non-primitive" draw:enhanced-path="M 357 0 L 357 6 9 6 9 3 0 3 0 0 357 0 Z N"/>
          </draw:custom-shape>
          <draw:custom-shape draw:style-name="gr11" draw:text-style-name="P3" draw:layer="layout" svg:width="0.021cm" svg:height="0.979cm" svg:x="7.406cm" svg:y="10.19cm">
            <text:p text:style-name="P5"/>
            <draw:enhanced-geometry svg:viewBox="0 0 21600 21600" draw:type="rectangle" draw:enhanced-path="M 0 0 L 21600 0 21600 21600 0 21600 0 0 Z N"/>
          </draw:custom-shape>
          <draw:custom-shape draw:style-name="gr10" draw:text-style-name="P3" draw:layer="layout" svg:width="0.005cm" svg:height="0.017cm" svg:x="8.405cm" svg:y="10.315cm">
            <text:p text:style-name="P5"/>
            <draw:enhanced-geometry svg:viewBox="0 0 0 6" draw:type="non-primitive" draw:enhanced-path="M 0 0 L 0 6 0 0 Z N"/>
          </draw:custom-shape>
          <draw:custom-shape draw:style-name="gr10" draw:text-style-name="P3" draw:layer="layout" svg:width="0.005cm" svg:height="0.017cm" svg:x="7.418cm" svg:y="10.315cm">
            <text:p text:style-name="P5"/>
            <draw:enhanced-geometry svg:viewBox="0 0 0 6" draw:type="non-primitive" draw:enhanced-path="M 0 6 L 0 0 0 6 Z N"/>
          </draw:custom-shape>
          <draw:custom-shape draw:style-name="gr11" draw:text-style-name="P3" draw:layer="layout" svg:width="0.986cm" svg:height="0.017cm" svg:x="7.418cm" svg:y="10.315cm">
            <text:p text:style-name="P5"/>
            <draw:enhanced-geometry svg:viewBox="0 0 21600 21600" draw:type="rectangle" draw:enhanced-path="M 0 0 L 21600 0 21600 21600 0 21600 0 0 Z N"/>
          </draw:custom-shape>
          <draw:custom-shape draw:style-name="gr10" draw:text-style-name="P3" draw:layer="layout" svg:width="0.067cm" svg:height="0.004cm" svg:x="7.518cm" svg:y="11.039cm">
            <text:p text:style-name="P5"/>
            <draw:enhanced-geometry svg:viewBox="0 0 25 0" draw:type="non-primitive" draw:enhanced-path="M 0 0 L 25 0 0 0 Z N"/>
          </draw:custom-shape>
          <draw:custom-shape draw:style-name="gr10" draw:text-style-name="P3" draw:layer="layout" svg:width="0.067cm" svg:height="0.004cm" svg:x="7.518cm" svg:y="11.17cm">
            <text:p text:style-name="P5"/>
            <draw:enhanced-geometry svg:viewBox="0 0 25 0" draw:type="non-primitive" draw:enhanced-path="M 25 0 L 0 0 25 0 Z N"/>
          </draw:custom-shape>
          <draw:custom-shape draw:style-name="gr11" draw:text-style-name="P3" draw:layer="layout" svg:width="0.067cm" svg:height="0.13cm" svg:x="7.518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7.686cm" svg:y="11.039cm">
            <text:p text:style-name="P5"/>
            <draw:enhanced-geometry svg:viewBox="0 0 27 0" draw:type="non-primitive" draw:enhanced-path="M 0 0 L 27 0 0 0 Z N"/>
          </draw:custom-shape>
          <draw:custom-shape draw:style-name="gr10" draw:text-style-name="P3" draw:layer="layout" svg:width="0.073cm" svg:height="0.006cm" svg:x="7.686cm" svg:y="11.163cm">
            <text:p text:style-name="P5"/>
            <draw:enhanced-geometry svg:viewBox="0 0 27 0" draw:type="non-primitive" draw:enhanced-path="M 27 0 L 0 0 27 0 Z N"/>
          </draw:custom-shape>
          <draw:custom-shape draw:style-name="gr11" draw:text-style-name="P3" draw:layer="layout" svg:width="0.073cm" svg:height="0.124cm" svg:x="7.686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7.854cm" svg:y="11.039cm">
            <text:p text:style-name="P5"/>
            <draw:enhanced-geometry svg:viewBox="0 0 27 0" draw:type="non-primitive" draw:enhanced-path="M 0 0 L 27 0 0 0 Z N"/>
          </draw:custom-shape>
          <draw:custom-shape draw:style-name="gr10" draw:text-style-name="P3" draw:layer="layout" svg:width="0.073cm" svg:height="0.004cm" svg:x="7.854cm" svg:y="11.17cm">
            <text:p text:style-name="P5"/>
            <draw:enhanced-geometry svg:viewBox="0 0 27 0" draw:type="non-primitive" draw:enhanced-path="M 27 0 L 0 0 27 0 Z N"/>
          </draw:custom-shape>
          <draw:custom-shape draw:style-name="gr11" draw:text-style-name="P3" draw:layer="layout" svg:width="0.073cm" svg:height="0.13cm" svg:x="7.854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8.18cm" svg:y="11.039cm">
            <text:p text:style-name="P5"/>
            <draw:enhanced-geometry svg:viewBox="0 0 27 0" draw:type="non-primitive" draw:enhanced-path="M 0 0 L 27 0 0 0 Z N"/>
          </draw:custom-shape>
          <draw:custom-shape draw:style-name="gr10" draw:text-style-name="P3" draw:layer="layout" svg:width="0.073cm" svg:height="0.004cm" svg:x="8.18cm" svg:y="11.17cm">
            <text:p text:style-name="P5"/>
            <draw:enhanced-geometry svg:viewBox="0 0 27 0" draw:type="non-primitive" draw:enhanced-path="M 27 0 L 0 0 27 0 Z N"/>
          </draw:custom-shape>
          <draw:custom-shape draw:style-name="gr11" draw:text-style-name="P3" draw:layer="layout" svg:width="0.073cm" svg:height="0.13cm" svg:x="8.18cm" svg:y="11.039cm">
            <text:p text:style-name="P5"/>
            <draw:enhanced-geometry svg:viewBox="0 0 21600 21600" draw:type="rectangle" draw:enhanced-path="M 0 0 L 21600 0 21600 21600 0 21600 0 0 Z N"/>
          </draw:custom-shape>
          <draw:custom-shape draw:style-name="gr10" draw:text-style-name="P3" draw:layer="layout" svg:width="0.073cm" svg:height="0.006cm" svg:x="8.017cm" svg:y="11.033cm">
            <text:p text:style-name="P5"/>
            <draw:enhanced-geometry svg:viewBox="0 0 27 0" draw:type="non-primitive" draw:enhanced-path="M 0 0 L 27 0 0 0 Z N"/>
          </draw:custom-shape>
          <draw:custom-shape draw:style-name="gr10" draw:text-style-name="P3" draw:layer="layout" svg:width="0.073cm" svg:height="0.004cm" svg:x="8.017cm" svg:y="11.17cm">
            <text:p text:style-name="P5"/>
            <draw:enhanced-geometry svg:viewBox="0 0 27 0" draw:type="non-primitive" draw:enhanced-path="M 27 0 L 0 0 27 0 Z N"/>
          </draw:custom-shape>
          <draw:custom-shape draw:style-name="gr11" draw:text-style-name="P3" draw:layer="layout" svg:width="0.073cm" svg:height="0.136cm" svg:x="8.017cm" svg:y="11.033cm">
            <text:p text:style-name="P5"/>
            <draw:enhanced-geometry svg:viewBox="0 0 21600 21600" draw:type="rectangle" draw:enhanced-path="M 0 0 L 21600 0 21600 21600 0 21600 0 0 Z N"/>
          </draw:custom-shape>
          <draw:custom-shape draw:style-name="gr10" draw:text-style-name="P3" draw:layer="layout" svg:width="0.021cm" svg:height="0.004cm" svg:x="7.569cm" svg:y="10.201cm">
            <text:p text:style-name="P5"/>
            <draw:enhanced-geometry svg:viewBox="0 0 9 0" draw:type="non-primitive" draw:enhanced-path="M 0 0 L 9 0 0 0 Z N"/>
          </draw:custom-shape>
          <draw:custom-shape draw:style-name="gr10" draw:text-style-name="P3" draw:layer="layout" svg:width="0.021cm" svg:height="0.004cm" svg:x="7.569cm" svg:y="11.17cm">
            <text:p text:style-name="P5"/>
            <draw:enhanced-geometry svg:viewBox="0 0 9 0" draw:type="non-primitive" draw:enhanced-path="M 9 0 L 0 0 9 0 Z N"/>
          </draw:custom-shape>
          <draw:custom-shape draw:style-name="gr11" draw:text-style-name="P3" draw:layer="layout" svg:width="0.021cm" svg:height="0.968cm" svg:x="7.569cm" svg:y="10.201cm">
            <text:p text:style-name="P5"/>
            <draw:enhanced-geometry svg:viewBox="0 0 21600 21600" draw:type="rectangle" draw:enhanced-path="M 0 0 L 21600 0 21600 21600 0 21600 0 0 Z N"/>
          </draw:custom-shape>
          <draw:custom-shape draw:style-name="gr10" draw:text-style-name="P3" draw:layer="layout" svg:width="0.016cm" svg:height="0.006cm" svg:x="7.911cm" svg:y="11.163cm">
            <text:p text:style-name="P5"/>
            <draw:enhanced-geometry svg:viewBox="0 0 7 0" draw:type="non-primitive" draw:enhanced-path="M 7 0 L 0 0 7 0 Z N"/>
          </draw:custom-shape>
          <draw:custom-shape draw:style-name="gr10" draw:text-style-name="P3" draw:layer="layout" svg:width="0.016cm" svg:height="0.004cm" svg:x="7.911cm" svg:y="10.201cm">
            <text:p text:style-name="P5"/>
            <draw:enhanced-geometry svg:viewBox="0 0 7 0" draw:type="non-primitive" draw:enhanced-path="M 0 0 L 7 0 0 0 Z N"/>
          </draw:custom-shape>
          <draw:custom-shape draw:style-name="gr11" draw:text-style-name="P3" draw:layer="layout" svg:width="0.016cm" svg:height="0.962cm" svg:x="7.911cm" svg:y="10.201cm">
            <text:p text:style-name="P5"/>
            <draw:enhanced-geometry svg:viewBox="0 0 21600 21600" draw:type="rectangle" draw:enhanced-path="M 0 0 L 21600 0 21600 21600 0 21600 0 0 Z N"/>
          </draw:custom-shape>
          <draw:custom-shape draw:style-name="gr10" draw:text-style-name="P3" draw:layer="layout" svg:width="0.017cm" svg:height="0.006cm" svg:x="7.742cm" svg:y="10.195cm">
            <text:p text:style-name="P5"/>
            <draw:enhanced-geometry svg:viewBox="0 0 7 0" draw:type="non-primitive" draw:enhanced-path="M 0 0 L 7 0 0 0 Z N"/>
          </draw:custom-shape>
          <draw:custom-shape draw:style-name="gr10" draw:text-style-name="P3" draw:layer="layout" svg:width="0.017cm" svg:height="0.004cm" svg:x="7.742cm" svg:y="11.17cm">
            <text:p text:style-name="P5"/>
            <draw:enhanced-geometry svg:viewBox="0 0 7 0" draw:type="non-primitive" draw:enhanced-path="M 7 0 L 0 0 7 0 Z N"/>
          </draw:custom-shape>
          <draw:custom-shape draw:style-name="gr11" draw:text-style-name="P3" draw:layer="layout" svg:width="0.017cm" svg:height="0.974cm" svg:x="7.742cm" svg:y="10.195cm">
            <text:p text:style-name="P5"/>
            <draw:enhanced-geometry svg:viewBox="0 0 21600 21600" draw:type="rectangle" draw:enhanced-path="M 0 0 L 21600 0 21600 21600 0 21600 0 0 Z N"/>
          </draw:custom-shape>
          <draw:custom-shape draw:style-name="gr10" draw:text-style-name="P3" draw:layer="layout" svg:width="0.016cm" svg:height="0.006cm" svg:x="8.231cm" svg:y="10.195cm">
            <text:p text:style-name="P5"/>
            <draw:enhanced-geometry svg:viewBox="0 0 7 0" draw:type="non-primitive" draw:enhanced-path="M 0 0 L 7 0 0 0 Z N"/>
          </draw:custom-shape>
          <draw:custom-shape draw:style-name="gr10" draw:text-style-name="P3" draw:layer="layout" svg:width="0.016cm" svg:height="0.004cm" svg:x="8.231cm" svg:y="11.17cm">
            <text:p text:style-name="P5"/>
            <draw:enhanced-geometry svg:viewBox="0 0 7 0" draw:type="non-primitive" draw:enhanced-path="M 7 0 L 0 0 7 0 Z N"/>
          </draw:custom-shape>
          <draw:custom-shape draw:style-name="gr11" draw:text-style-name="P3" draw:layer="layout" svg:width="0.016cm" svg:height="0.974cm" svg:x="8.231cm" svg:y="10.195cm">
            <text:p text:style-name="P5"/>
            <draw:enhanced-geometry svg:viewBox="0 0 21600 21600" draw:type="rectangle" draw:enhanced-path="M 0 0 L 21600 0 21600 21600 0 21600 0 0 Z N"/>
          </draw:custom-shape>
          <draw:custom-shape draw:style-name="gr10" draw:text-style-name="P3" draw:layer="layout" svg:width="0.022cm" svg:height="0.004cm" svg:x="8.073cm" svg:y="10.201cm">
            <text:p text:style-name="P5"/>
            <draw:enhanced-geometry svg:viewBox="0 0 8 0" draw:type="non-primitive" draw:enhanced-path="M 0 0 L 8 0 0 0 Z N"/>
          </draw:custom-shape>
          <draw:custom-shape draw:style-name="gr10" draw:text-style-name="P3" draw:layer="layout" svg:width="0.022cm" svg:height="0.006cm" svg:x="8.073cm" svg:y="11.163cm">
            <text:p text:style-name="P5"/>
            <draw:enhanced-geometry svg:viewBox="0 0 8 0" draw:type="non-primitive" draw:enhanced-path="M 8 0 L 0 0 8 0 Z N"/>
          </draw:custom-shape>
          <draw:custom-shape draw:style-name="gr11" draw:text-style-name="P3" draw:layer="layout" svg:width="0.022cm" svg:height="0.962cm" svg:x="8.073cm" svg:y="10.201cm">
            <text:p text:style-name="P5"/>
            <draw:enhanced-geometry svg:viewBox="0 0 21600 21600" draw:type="rectangle" draw:enhanced-path="M 0 0 L 21600 0 21600 21600 0 21600 0 0 Z N"/>
          </draw:custom-shape>
          <draw:custom-shape draw:style-name="gr10" draw:text-style-name="P3" draw:layer="layout" svg:width="0.067cm" svg:height="0.006cm" svg:x="8.343cm" svg:y="10.195cm">
            <text:p text:style-name="P5"/>
            <draw:enhanced-geometry svg:viewBox="0 0 25 0" draw:type="non-primitive" draw:enhanced-path="M 0 0 L 25 0 0 0 Z N"/>
          </draw:custom-shape>
          <draw:custom-shape draw:style-name="gr10" draw:text-style-name="P3" draw:layer="layout" svg:width="0.067cm" svg:height="0.004cm" svg:x="8.343cm" svg:y="10.321cm">
            <text:p text:style-name="P5"/>
            <draw:enhanced-geometry svg:viewBox="0 0 25 0" draw:type="non-primitive" draw:enhanced-path="M 25 0 L 0 0 25 0 Z N"/>
          </draw:custom-shape>
          <draw:custom-shape draw:style-name="gr11" draw:text-style-name="P3" draw:layer="layout" svg:width="0.067cm" svg:height="0.125cm" svg:x="8.343cm" svg:y="10.195cm">
            <text:p text:style-name="P5"/>
            <draw:enhanced-geometry svg:viewBox="0 0 21600 21600" draw:type="rectangle" draw:enhanced-path="M 0 0 L 21600 0 21600 21600 0 21600 0 0 Z N"/>
          </draw:custom-shape>
          <draw:custom-shape draw:style-name="gr10" draw:text-style-name="P3" draw:layer="layout" svg:width="0.072cm" svg:height="0.004cm" svg:x="7.518cm" svg:y="10.19cm">
            <text:p text:style-name="P5"/>
            <draw:enhanced-geometry svg:viewBox="0 0 27 0" draw:type="non-primitive" draw:enhanced-path="M 0 0 L 27 0 0 0 Z N"/>
          </draw:custom-shape>
          <draw:custom-shape draw:style-name="gr10" draw:text-style-name="P3" draw:layer="layout" svg:width="0.072cm" svg:height="0.004cm" svg:x="7.518cm" svg:y="10.321cm">
            <text:p text:style-name="P5"/>
            <draw:enhanced-geometry svg:viewBox="0 0 27 0" draw:type="non-primitive" draw:enhanced-path="M 27 0 L 0 0 27 0 Z N"/>
          </draw:custom-shape>
          <draw:custom-shape draw:style-name="gr11" draw:text-style-name="P3" draw:layer="layout" svg:width="0.072cm" svg:height="0.13cm" svg:x="7.518cm" svg:y="10.19cm">
            <text:p text:style-name="P5"/>
            <draw:enhanced-geometry svg:viewBox="0 0 21600 21600" draw:type="rectangle" draw:enhanced-path="M 0 0 L 21600 0 21600 21600 0 21600 0 0 Z N"/>
          </draw:custom-shape>
          <draw:custom-shape draw:style-name="gr10" draw:text-style-name="P3" draw:layer="layout" svg:width="0.067cm" svg:height="0.006cm" svg:x="7.693cm" svg:y="10.195cm">
            <text:p text:style-name="P5"/>
            <draw:enhanced-geometry svg:viewBox="0 0 25 0" draw:type="non-primitive" draw:enhanced-path="M 0 0 L 25 0 0 0 Z N"/>
          </draw:custom-shape>
          <draw:custom-shape draw:style-name="gr10" draw:text-style-name="P3" draw:layer="layout" svg:width="0.067cm" svg:height="0.004cm" svg:x="7.693cm" svg:y="10.321cm">
            <text:p text:style-name="P5"/>
            <draw:enhanced-geometry svg:viewBox="0 0 25 0" draw:type="non-primitive" draw:enhanced-path="M 25 0 L 0 0 25 0 Z N"/>
          </draw:custom-shape>
          <draw:custom-shape draw:style-name="gr11" draw:text-style-name="P3" draw:layer="layout" svg:width="0.067cm" svg:height="0.125cm" svg:x="7.693cm" svg:y="10.195cm">
            <text:p text:style-name="P5"/>
            <draw:enhanced-geometry svg:viewBox="0 0 21600 21600" draw:type="rectangle" draw:enhanced-path="M 0 0 L 21600 0 21600 21600 0 21600 0 0 Z N"/>
          </draw:custom-shape>
          <draw:custom-shape draw:style-name="gr10" draw:text-style-name="P3" draw:layer="layout" svg:width="0.072cm" svg:height="0.006cm" svg:x="7.86cm" svg:y="10.195cm">
            <text:p text:style-name="P5"/>
            <draw:enhanced-geometry svg:viewBox="0 0 26 0" draw:type="non-primitive" draw:enhanced-path="M 0 0 L 26 0 0 0 Z N"/>
          </draw:custom-shape>
          <draw:custom-shape draw:style-name="gr10" draw:text-style-name="P3" draw:layer="layout" svg:width="0.072cm" svg:height="0.004cm" svg:x="7.86cm" svg:y="10.321cm">
            <text:p text:style-name="P5"/>
            <draw:enhanced-geometry svg:viewBox="0 0 26 0" draw:type="non-primitive" draw:enhanced-path="M 26 0 L 0 0 26 0 Z N"/>
          </draw:custom-shape>
          <draw:custom-shape draw:style-name="gr11" draw:text-style-name="P3" draw:layer="layout" svg:width="0.072cm" svg:height="0.125cm" svg:x="7.86cm" svg:y="10.195cm">
            <text:p text:style-name="P5"/>
            <draw:enhanced-geometry svg:viewBox="0 0 21600 21600" draw:type="rectangle" draw:enhanced-path="M 0 0 L 21600 0 21600 21600 0 21600 0 0 Z N"/>
          </draw:custom-shape>
          <draw:custom-shape draw:style-name="gr10" draw:text-style-name="P3" draw:layer="layout" svg:width="0.067cm" svg:height="0.004cm" svg:x="8.18cm" svg:y="10.19cm">
            <text:p text:style-name="P5"/>
            <draw:enhanced-geometry svg:viewBox="0 0 25 0" draw:type="non-primitive" draw:enhanced-path="M 0 0 L 25 0 0 0 Z N"/>
          </draw:custom-shape>
          <draw:custom-shape draw:style-name="gr10" draw:text-style-name="P3" draw:layer="layout" svg:width="0.067cm" svg:height="0.004cm" svg:x="8.18cm" svg:y="10.321cm">
            <text:p text:style-name="P5"/>
            <draw:enhanced-geometry svg:viewBox="0 0 25 0" draw:type="non-primitive" draw:enhanced-path="M 25 0 L 0 0 25 0 Z N"/>
          </draw:custom-shape>
          <draw:custom-shape draw:style-name="gr11" draw:text-style-name="P3" draw:layer="layout" svg:width="0.067cm" svg:height="0.13cm" svg:x="8.18cm" svg:y="10.19cm">
            <text:p text:style-name="P5"/>
            <draw:enhanced-geometry svg:viewBox="0 0 21600 21600" draw:type="rectangle" draw:enhanced-path="M 0 0 L 21600 0 21600 21600 0 21600 0 0 Z N"/>
          </draw:custom-shape>
          <draw:custom-shape draw:style-name="gr10" draw:text-style-name="P3" draw:layer="layout" svg:width="0.072cm" svg:height="0.004cm" svg:x="8.023cm" svg:y="10.19cm">
            <text:p text:style-name="P5"/>
            <draw:enhanced-geometry svg:viewBox="0 0 26 0" draw:type="non-primitive" draw:enhanced-path="M 0 0 L 26 0 0 0 Z N"/>
          </draw:custom-shape>
          <draw:custom-shape draw:style-name="gr10" draw:text-style-name="P3" draw:layer="layout" svg:width="0.072cm" svg:height="0.004cm" svg:x="8.023cm" svg:y="10.321cm">
            <text:p text:style-name="P5"/>
            <draw:enhanced-geometry svg:viewBox="0 0 26 0" draw:type="non-primitive" draw:enhanced-path="M 26 0 L 0 0 26 0 Z N"/>
          </draw:custom-shape>
          <draw:custom-shape draw:style-name="gr11" draw:text-style-name="P3" draw:layer="layout" svg:width="0.072cm" svg:height="0.13cm" svg:x="8.023cm" svg:y="10.19cm">
            <text:p text:style-name="P5"/>
            <draw:enhanced-geometry svg:viewBox="0 0 21600 21600" draw:type="rectangle" draw:enhanced-path="M 0 0 L 21600 0 21600 21600 0 21600 0 0 Z N"/>
          </draw:custom-shape>
          <draw:custom-shape draw:style-name="gr13" draw:text-style-name="P3" draw:layer="layout" svg:width="0.055cm" svg:height="0.07cm" svg:x="7.412cm" svg:y="9.788cm">
            <text:p text:style-name="P5"/>
            <draw:enhanced-geometry svg:viewBox="0 0 21600 21600" draw:type="rectangle" draw:enhanced-path="M 0 0 L 21600 0 21600 21600 0 21600 0 0 Z N"/>
          </draw:custom-shape>
          <draw:custom-shape draw:style-name="gr14" draw:text-style-name="P3" draw:layer="layout" svg:width="0.044cm" svg:height="0.043cm" svg:x="7.418cm" svg:y="9.793cm">
            <text:p text:style-name="P5"/>
            <draw:enhanced-geometry svg:viewBox="0 0 17 16" draw:type="non-primitive" draw:enhanced-path="M 0 16 L 9 0 17 16 0 16 Z N"/>
          </draw:custom-shape>
          <draw:custom-shape draw:style-name="gr15" draw:text-style-name="P3" draw:layer="layout" svg:width="0.016cm" svg:height="0.02cm" svg:x="7.434cm" svg:y="9.815cm">
            <text:p text:style-name="P5"/>
            <draw:enhanced-geometry svg:viewBox="0 0 7 7" draw:type="non-primitive" draw:enhanced-path="M 4 7 L 5 5 7 4 7 3 7 1 5 1 4 0 2 1 0 1 0 3 0 4 2 5 4 7 Z N"/>
          </draw:custom-shape>
        </draw:g>
        <draw:custom-shape draw:style-name="gr16" draw:text-style-name="P14" draw:layer="layout" svg:width="4.964cm" svg:height="1.827cm" svg:x="5.388cm" svg:y="11.528cm">
          <text:p text:style-name="P12"><text:span text:style-name="T12">OpenSIPS</text:span></text:p>
          <text:p text:style-name="P13"><text:span text:style-name="T12">Load Balancer</text:span></text:p>
          <draw:enhanced-geometry svg:viewBox="0 0 21600 21600" draw:type="mso-spt202" draw:enhanced-path="M 0 0 L 21600 0 21600 21600 0 21600 0 0 Z N"/>
        </draw:custom-shape>
        <draw:custom-shape draw:style-name="gr17" draw:text-style-name="P3" draw:layer="layout" svg:width="3.499cm" svg:height="1.059cm" draw:transform="rotate (-2.16193934444615) translate (12.656cm 6.841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4.627cm" svg:height="1.058cm" draw:transform="rotate (3.1415926535892) translate (6.478cm 11.022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3.881cm" svg:height="1.059cm" draw:transform="rotate (2.49826429130421) translate (13.661cm 14.744cm)">
          <text:p text:style-name="P5"/>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1.244cm" svg:height="1.879cm" svg:x="13.033cm" svg:y="14.847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frame draw:style-name="gr18" draw:text-style-name="P15" draw:layer="layout" svg:width="4.765cm" svg:height="4.068cm" svg:x="19.803cm" svg:y="8.556cm">
          <draw:text-box>
            <text:p text:style-name="P13"><text:span text:style-name="T13">Yate / </text:span></text:p>
            <text:p text:style-name="P13"><text:span text:style-name="T13">Freeswitch /</text:span></text:p>
            <text:p text:style-name="P13"><text:span text:style-name="T13">Asterisk</text:span></text:p>
            <text:p text:style-name="P13"><text:span text:style-name="T13">boxes</text:span></text:p>
          </draw:text-box>
        </draw:frame>
        <draw:custom-shape draw:style-name="gr17" draw:text-style-name="P3" draw:layer="layout" svg:width="6.904cm" svg:height="0.937cm" draw:transform="rotate (3.1415926535892) translate (17.184cm 10.81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1.244cm" svg:height="1.879cm" svg:x="13.395cm" svg:y="5.13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 draw:text-style-name="P3" draw:layer="layout" svg:width="1.244cm" svg:height="1.879cm" svg:x="17.828cm" svg:y="8.78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 draw:text-style-name="P3" draw:layer="layout" svg:width="1.244cm" svg:height="1.879cm" svg:x="15.58cm" svg:y="6.334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 draw:text-style-name="P3" draw:layer="layout" svg:width="1.244cm" svg:height="1.879cm" svg:x="17.287cm" svg:y="11.084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frame draw:style-name="gr19" draw:text-style-name="P17" draw:layer="layout" svg:width="18.214cm" svg:height="2.123cm" svg:x="1.764cm" svg:y="3.442cm">
          <draw:text-box>
            <text:p text:style-name="P16">Fronting small/medium size PBX-based services for</text:p>
            <text:p text:style-name="P16"><text:span text:style-name="T14">scaling, LB and HA</text:span>.</text:p>
          </draw:text-box>
        </draw:frame>
        <draw:frame draw:style-name="gr20" draw:text-style-name="P19" draw:layer="layout" svg:width="3.639cm" svg:height="1.991cm" svg:x="2.304cm" svg:y="8.336cm">
          <draw:text-box>
            <text:p text:style-name="P18"><text:span text:style-name="T15">Incoming</text:span></text:p>
            <text:p text:style-name="P18"><text:span text:style-name="T15">calls</text:span></text:p>
          </draw:text-box>
        </draw:frame>
        <presentation:notes draw:style-name="dp4">
          <draw:page-thumbnail draw:style-name="gr4" draw:layer="layout" svg:width="12.85cm" svg:height="9.659cm" svg:x="3.285cm" svg:y="1.931cm" draw:page-number="8" presentation:class="page"/>
          <draw:frame presentation:style-name="pr5" draw:text-style-name="P8" draw:layer="layout" svg:width="15.522cm" svg:height="11.313cm" svg:x="1.945cm" svg:y="12.233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5" draw:layer="layout" svg:width="11.725cm" svg:height="2.287cm" svg:x="13.017cm" svg:y="0.76cm" presentation:class="title" presentation:user-transformed="true">
          <draw:text-box>
            <text:p text:style-name="P5">Inbound- Call Center</text:p>
          </draw:text-box>
        </draw:frame>
        <draw:g>
          <draw:custom-shape draw:style-name="gr7" draw:text-style-name="P3" draw:layer="layout" svg:width="1.24cm" svg:height="1.773cm" svg:x="7.288cm" svg:y="9.7cm">
            <text:p text:style-name="P5"/>
            <draw:enhanced-geometry svg:viewBox="0 0 442 650" draw:type="non-primitive" draw:enhanced-path="M 442 0 L 1 0 0 650 442 650 442 0 Z N"/>
          </draw:custom-shape>
          <draw:custom-shape draw:style-name="gr8" draw:text-style-name="P3" draw:layer="layout" svg:width="1.481cm" svg:height="0.13cm" svg:x="7.047cm" svg:y="9.57cm">
            <text:p text:style-name="P5"/>
            <draw:enhanced-geometry svg:viewBox="0 0 528 49" draw:type="non-primitive" draw:enhanced-path="M 528 49 L 444 0 0 0 86 47 528 49 Z N"/>
          </draw:custom-shape>
          <draw:custom-shape draw:style-name="gr9" draw:text-style-name="P3" draw:layer="layout" svg:width="0.248cm" svg:height="1.898cm" svg:x="7.047cm" svg:y="9.576cm">
            <text:p text:style-name="P5"/>
            <draw:enhanced-geometry svg:viewBox="0 0 87 698" draw:type="non-primitive" draw:enhanced-path="M 86 48 L 0 0 0 648 87 698 86 48 Z N"/>
          </draw:custom-shape>
          <draw:custom-shape draw:style-name="gr8" draw:text-style-name="P3" draw:layer="layout" svg:width="1.003cm" svg:height="0.152cm" svg:x="7.406cm" svg:y="11.245cm">
            <text:p text:style-name="P5"/>
            <draw:enhanced-geometry svg:viewBox="0 0 356 56" draw:type="non-primitive" draw:enhanced-path="M 356 0 L 0 2 0 55 355 56 356 0 Z N"/>
          </draw:custom-shape>
          <draw:custom-shape draw:style-name="gr8" draw:text-style-name="P3" draw:layer="layout" svg:width="1.003cm" svg:height="0.092cm" svg:x="7.406cm" svg:y="10.032cm">
            <text:p text:style-name="P5"/>
            <draw:enhanced-geometry svg:viewBox="0 0 356 33" draw:type="non-primitive" draw:enhanced-path="M 356 0 L 0 0 0 33 355 33 356 0 Z N"/>
          </draw:custom-shape>
          <draw:custom-shape draw:style-name="gr10" draw:text-style-name="P3" draw:layer="layout" svg:width="0.073cm" svg:height="0.004cm" svg:x="8.18cm" svg:y="9.788cm">
            <text:p text:style-name="P5"/>
            <draw:enhanced-geometry svg:viewBox="0 0 27 0" draw:type="non-primitive" draw:enhanced-path="M 0 0 L 27 0 0 0 Z N"/>
          </draw:custom-shape>
          <draw:custom-shape draw:style-name="gr10" draw:text-style-name="P3" draw:layer="layout" svg:width="0.073cm" svg:height="0.006cm" svg:x="8.18cm" svg:y="10.021cm">
            <text:p text:style-name="P5"/>
            <draw:enhanced-geometry svg:viewBox="0 0 27 0" draw:type="non-primitive" draw:enhanced-path="M 27 0 L 0 0 27 0 Z N"/>
          </draw:custom-shape>
          <draw:custom-shape draw:style-name="gr11" draw:text-style-name="P3" draw:layer="layout" svg:width="0.073cm" svg:height="0.233cm" svg:x="8.18cm" svg:y="9.788cm">
            <text:p text:style-name="P5"/>
            <draw:enhanced-geometry svg:viewBox="0 0 21600 21600" draw:type="rectangle" draw:enhanced-path="M 0 0 L 21600 0 21600 21600 0 21600 0 0 Z N"/>
          </draw:custom-shape>
          <draw:custom-shape draw:style-name="gr12" draw:text-style-name="P3" draw:layer="layout" svg:width="0.97cm" svg:height="0.119cm" svg:x="7.423cm" svg:y="10.195cm">
            <text:p text:style-name="P5"/>
            <draw:enhanced-geometry svg:viewBox="0 0 346 44" draw:type="non-primitive" draw:enhanced-path="M 346 0 L 0 0 0 43 346 44 346 0 N"/>
          </draw:custom-shape>
          <draw:custom-shape draw:style-name="gr10" draw:text-style-name="P3" draw:layer="layout" svg:width="0.072cm" svg:height="0.004cm" svg:x="8.343cm" svg:y="11.039cm">
            <text:p text:style-name="P5"/>
            <draw:enhanced-geometry svg:viewBox="0 0 27 0" draw:type="non-primitive" draw:enhanced-path="M 0 0 L 27 0 0 0 Z N"/>
          </draw:custom-shape>
          <draw:custom-shape draw:style-name="gr10" draw:text-style-name="P3" draw:layer="layout" svg:width="0.072cm" svg:height="0.006cm" svg:x="8.343cm" svg:y="11.163cm">
            <text:p text:style-name="P5"/>
            <draw:enhanced-geometry svg:viewBox="0 0 27 0" draw:type="non-primitive" draw:enhanced-path="M 27 0 L 0 0 27 0 Z N"/>
          </draw:custom-shape>
          <draw:custom-shape draw:style-name="gr11" draw:text-style-name="P3" draw:layer="layout" svg:width="0.072cm" svg:height="0.124cm" svg:x="8.343cm" svg:y="11.039cm">
            <text:p text:style-name="P5"/>
            <draw:enhanced-geometry svg:viewBox="0 0 21600 21600" draw:type="rectangle" draw:enhanced-path="M 0 0 L 21600 0 21600 21600 0 21600 0 0 Z N"/>
          </draw:custom-shape>
          <draw:custom-shape draw:style-name="gr10" draw:text-style-name="P3" draw:layer="layout" svg:width="0.005cm" svg:height="0.02cm" svg:x="7.418cm" svg:y="11.158cm">
            <text:p text:style-name="P5"/>
            <draw:enhanced-geometry svg:viewBox="0 0 0 7" draw:type="non-primitive" draw:enhanced-path="M 0 7 L 0 0 0 7 Z N"/>
          </draw:custom-shape>
          <draw:custom-shape draw:style-name="gr10" draw:text-style-name="P3" draw:layer="layout" svg:width="0.021cm" svg:height="0.004cm" svg:x="7.406cm" svg:y="11.17cm">
            <text:p text:style-name="P5"/>
            <draw:enhanced-geometry svg:viewBox="0 0 9 0" draw:type="non-primitive" draw:enhanced-path="M 9 0 L 0 0 9 0 Z N"/>
          </draw:custom-shape>
          <draw:custom-shape draw:style-name="gr10" draw:text-style-name="P3" draw:layer="layout" svg:width="0.997cm" svg:height="0.02cm" svg:x="7.418cm" svg:y="11.158cm">
            <text:p text:style-name="P5"/>
            <draw:enhanced-geometry svg:viewBox="0 0 357 7" draw:type="non-primitive" draw:enhanced-path="M 0 7 L 0 0 348 0 348 3 357 3 357 7 0 7 Z N"/>
          </draw:custom-shape>
          <draw:custom-shape draw:style-name="gr10" draw:text-style-name="P3" draw:layer="layout" svg:width="0.021cm" svg:height="0.985cm" svg:x="8.393cm" svg:y="10.184cm">
            <text:p text:style-name="P5"/>
            <draw:enhanced-geometry svg:viewBox="0 0 9 362" draw:type="non-primitive" draw:enhanced-path="M 9 362 L 0 362 0 6 4 6 4 0 9 0 9 362 Z N"/>
          </draw:custom-shape>
          <draw:custom-shape draw:style-name="gr10" draw:text-style-name="P3" draw:layer="layout" svg:width="0.998cm" svg:height="0.017cm" svg:x="7.406cm" svg:y="10.184cm">
            <text:p text:style-name="P5"/>
            <draw:enhanced-geometry svg:viewBox="0 0 357 6" draw:type="non-primitive" draw:enhanced-path="M 357 0 L 357 6 9 6 9 3 0 3 0 0 357 0 Z N"/>
          </draw:custom-shape>
          <draw:custom-shape draw:style-name="gr11" draw:text-style-name="P3" draw:layer="layout" svg:width="0.021cm" svg:height="0.979cm" svg:x="7.406cm" svg:y="10.19cm">
            <text:p text:style-name="P5"/>
            <draw:enhanced-geometry svg:viewBox="0 0 21600 21600" draw:type="rectangle" draw:enhanced-path="M 0 0 L 21600 0 21600 21600 0 21600 0 0 Z N"/>
          </draw:custom-shape>
          <draw:custom-shape draw:style-name="gr10" draw:text-style-name="P3" draw:layer="layout" svg:width="0.005cm" svg:height="0.017cm" svg:x="8.405cm" svg:y="10.315cm">
            <text:p text:style-name="P5"/>
            <draw:enhanced-geometry svg:viewBox="0 0 0 6" draw:type="non-primitive" draw:enhanced-path="M 0 0 L 0 6 0 0 Z N"/>
          </draw:custom-shape>
          <draw:custom-shape draw:style-name="gr10" draw:text-style-name="P3" draw:layer="layout" svg:width="0.005cm" svg:height="0.017cm" svg:x="7.418cm" svg:y="10.315cm">
            <text:p text:style-name="P5"/>
            <draw:enhanced-geometry svg:viewBox="0 0 0 6" draw:type="non-primitive" draw:enhanced-path="M 0 6 L 0 0 0 6 Z N"/>
          </draw:custom-shape>
          <draw:custom-shape draw:style-name="gr11" draw:text-style-name="P3" draw:layer="layout" svg:width="0.986cm" svg:height="0.017cm" svg:x="7.418cm" svg:y="10.315cm">
            <text:p text:style-name="P5"/>
            <draw:enhanced-geometry svg:viewBox="0 0 21600 21600" draw:type="rectangle" draw:enhanced-path="M 0 0 L 21600 0 21600 21600 0 21600 0 0 Z N"/>
          </draw:custom-shape>
          <draw:custom-shape draw:style-name="gr10" draw:text-style-name="P3" draw:layer="layout" svg:width="0.067cm" svg:height="0.004cm" svg:x="7.518cm" svg:y="11.039cm">
            <text:p text:style-name="P5"/>
            <draw:enhanced-geometry svg:viewBox="0 0 25 0" draw:type="non-primitive" draw:enhanced-path="M 0 0 L 25 0 0 0 Z N"/>
          </draw:custom-shape>
          <draw:custom-shape draw:style-name="gr10" draw:text-style-name="P3" draw:layer="layout" svg:width="0.067cm" svg:height="0.004cm" svg:x="7.518cm" svg:y="11.17cm">
            <text:p text:style-name="P5"/>
            <draw:enhanced-geometry svg:viewBox="0 0 25 0" draw:type="non-primitive" draw:enhanced-path="M 25 0 L 0 0 25 0 Z N"/>
          </draw:custom-shape>
          <draw:custom-shape draw:style-name="gr11" draw:text-style-name="P3" draw:layer="layout" svg:width="0.067cm" svg:height="0.13cm" svg:x="7.518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7.686cm" svg:y="11.039cm">
            <text:p text:style-name="P5"/>
            <draw:enhanced-geometry svg:viewBox="0 0 27 0" draw:type="non-primitive" draw:enhanced-path="M 0 0 L 27 0 0 0 Z N"/>
          </draw:custom-shape>
          <draw:custom-shape draw:style-name="gr10" draw:text-style-name="P3" draw:layer="layout" svg:width="0.073cm" svg:height="0.006cm" svg:x="7.686cm" svg:y="11.163cm">
            <text:p text:style-name="P5"/>
            <draw:enhanced-geometry svg:viewBox="0 0 27 0" draw:type="non-primitive" draw:enhanced-path="M 27 0 L 0 0 27 0 Z N"/>
          </draw:custom-shape>
          <draw:custom-shape draw:style-name="gr11" draw:text-style-name="P3" draw:layer="layout" svg:width="0.073cm" svg:height="0.124cm" svg:x="7.686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7.854cm" svg:y="11.039cm">
            <text:p text:style-name="P5"/>
            <draw:enhanced-geometry svg:viewBox="0 0 27 0" draw:type="non-primitive" draw:enhanced-path="M 0 0 L 27 0 0 0 Z N"/>
          </draw:custom-shape>
          <draw:custom-shape draw:style-name="gr10" draw:text-style-name="P3" draw:layer="layout" svg:width="0.073cm" svg:height="0.004cm" svg:x="7.854cm" svg:y="11.17cm">
            <text:p text:style-name="P5"/>
            <draw:enhanced-geometry svg:viewBox="0 0 27 0" draw:type="non-primitive" draw:enhanced-path="M 27 0 L 0 0 27 0 Z N"/>
          </draw:custom-shape>
          <draw:custom-shape draw:style-name="gr11" draw:text-style-name="P3" draw:layer="layout" svg:width="0.073cm" svg:height="0.13cm" svg:x="7.854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8.18cm" svg:y="11.039cm">
            <text:p text:style-name="P5"/>
            <draw:enhanced-geometry svg:viewBox="0 0 27 0" draw:type="non-primitive" draw:enhanced-path="M 0 0 L 27 0 0 0 Z N"/>
          </draw:custom-shape>
          <draw:custom-shape draw:style-name="gr10" draw:text-style-name="P3" draw:layer="layout" svg:width="0.073cm" svg:height="0.004cm" svg:x="8.18cm" svg:y="11.17cm">
            <text:p text:style-name="P5"/>
            <draw:enhanced-geometry svg:viewBox="0 0 27 0" draw:type="non-primitive" draw:enhanced-path="M 27 0 L 0 0 27 0 Z N"/>
          </draw:custom-shape>
          <draw:custom-shape draw:style-name="gr11" draw:text-style-name="P3" draw:layer="layout" svg:width="0.073cm" svg:height="0.13cm" svg:x="8.18cm" svg:y="11.039cm">
            <text:p text:style-name="P5"/>
            <draw:enhanced-geometry svg:viewBox="0 0 21600 21600" draw:type="rectangle" draw:enhanced-path="M 0 0 L 21600 0 21600 21600 0 21600 0 0 Z N"/>
          </draw:custom-shape>
          <draw:custom-shape draw:style-name="gr10" draw:text-style-name="P3" draw:layer="layout" svg:width="0.073cm" svg:height="0.006cm" svg:x="8.017cm" svg:y="11.033cm">
            <text:p text:style-name="P5"/>
            <draw:enhanced-geometry svg:viewBox="0 0 27 0" draw:type="non-primitive" draw:enhanced-path="M 0 0 L 27 0 0 0 Z N"/>
          </draw:custom-shape>
          <draw:custom-shape draw:style-name="gr10" draw:text-style-name="P3" draw:layer="layout" svg:width="0.073cm" svg:height="0.004cm" svg:x="8.017cm" svg:y="11.17cm">
            <text:p text:style-name="P5"/>
            <draw:enhanced-geometry svg:viewBox="0 0 27 0" draw:type="non-primitive" draw:enhanced-path="M 27 0 L 0 0 27 0 Z N"/>
          </draw:custom-shape>
          <draw:custom-shape draw:style-name="gr11" draw:text-style-name="P3" draw:layer="layout" svg:width="0.073cm" svg:height="0.136cm" svg:x="8.017cm" svg:y="11.033cm">
            <text:p text:style-name="P5"/>
            <draw:enhanced-geometry svg:viewBox="0 0 21600 21600" draw:type="rectangle" draw:enhanced-path="M 0 0 L 21600 0 21600 21600 0 21600 0 0 Z N"/>
          </draw:custom-shape>
          <draw:custom-shape draw:style-name="gr10" draw:text-style-name="P3" draw:layer="layout" svg:width="0.021cm" svg:height="0.004cm" svg:x="7.569cm" svg:y="10.201cm">
            <text:p text:style-name="P5"/>
            <draw:enhanced-geometry svg:viewBox="0 0 9 0" draw:type="non-primitive" draw:enhanced-path="M 0 0 L 9 0 0 0 Z N"/>
          </draw:custom-shape>
          <draw:custom-shape draw:style-name="gr10" draw:text-style-name="P3" draw:layer="layout" svg:width="0.021cm" svg:height="0.004cm" svg:x="7.569cm" svg:y="11.17cm">
            <text:p text:style-name="P5"/>
            <draw:enhanced-geometry svg:viewBox="0 0 9 0" draw:type="non-primitive" draw:enhanced-path="M 9 0 L 0 0 9 0 Z N"/>
          </draw:custom-shape>
          <draw:custom-shape draw:style-name="gr11" draw:text-style-name="P3" draw:layer="layout" svg:width="0.021cm" svg:height="0.968cm" svg:x="7.569cm" svg:y="10.201cm">
            <text:p text:style-name="P5"/>
            <draw:enhanced-geometry svg:viewBox="0 0 21600 21600" draw:type="rectangle" draw:enhanced-path="M 0 0 L 21600 0 21600 21600 0 21600 0 0 Z N"/>
          </draw:custom-shape>
          <draw:custom-shape draw:style-name="gr10" draw:text-style-name="P3" draw:layer="layout" svg:width="0.016cm" svg:height="0.006cm" svg:x="7.911cm" svg:y="11.163cm">
            <text:p text:style-name="P5"/>
            <draw:enhanced-geometry svg:viewBox="0 0 7 0" draw:type="non-primitive" draw:enhanced-path="M 7 0 L 0 0 7 0 Z N"/>
          </draw:custom-shape>
          <draw:custom-shape draw:style-name="gr10" draw:text-style-name="P3" draw:layer="layout" svg:width="0.016cm" svg:height="0.004cm" svg:x="7.911cm" svg:y="10.201cm">
            <text:p text:style-name="P5"/>
            <draw:enhanced-geometry svg:viewBox="0 0 7 0" draw:type="non-primitive" draw:enhanced-path="M 0 0 L 7 0 0 0 Z N"/>
          </draw:custom-shape>
          <draw:custom-shape draw:style-name="gr11" draw:text-style-name="P3" draw:layer="layout" svg:width="0.016cm" svg:height="0.962cm" svg:x="7.911cm" svg:y="10.201cm">
            <text:p text:style-name="P5"/>
            <draw:enhanced-geometry svg:viewBox="0 0 21600 21600" draw:type="rectangle" draw:enhanced-path="M 0 0 L 21600 0 21600 21600 0 21600 0 0 Z N"/>
          </draw:custom-shape>
          <draw:custom-shape draw:style-name="gr10" draw:text-style-name="P3" draw:layer="layout" svg:width="0.017cm" svg:height="0.006cm" svg:x="7.742cm" svg:y="10.195cm">
            <text:p text:style-name="P5"/>
            <draw:enhanced-geometry svg:viewBox="0 0 7 0" draw:type="non-primitive" draw:enhanced-path="M 0 0 L 7 0 0 0 Z N"/>
          </draw:custom-shape>
          <draw:custom-shape draw:style-name="gr10" draw:text-style-name="P3" draw:layer="layout" svg:width="0.017cm" svg:height="0.004cm" svg:x="7.742cm" svg:y="11.17cm">
            <text:p text:style-name="P5"/>
            <draw:enhanced-geometry svg:viewBox="0 0 7 0" draw:type="non-primitive" draw:enhanced-path="M 7 0 L 0 0 7 0 Z N"/>
          </draw:custom-shape>
          <draw:custom-shape draw:style-name="gr11" draw:text-style-name="P3" draw:layer="layout" svg:width="0.017cm" svg:height="0.974cm" svg:x="7.742cm" svg:y="10.195cm">
            <text:p text:style-name="P5"/>
            <draw:enhanced-geometry svg:viewBox="0 0 21600 21600" draw:type="rectangle" draw:enhanced-path="M 0 0 L 21600 0 21600 21600 0 21600 0 0 Z N"/>
          </draw:custom-shape>
          <draw:custom-shape draw:style-name="gr10" draw:text-style-name="P3" draw:layer="layout" svg:width="0.016cm" svg:height="0.006cm" svg:x="8.231cm" svg:y="10.195cm">
            <text:p text:style-name="P5"/>
            <draw:enhanced-geometry svg:viewBox="0 0 7 0" draw:type="non-primitive" draw:enhanced-path="M 0 0 L 7 0 0 0 Z N"/>
          </draw:custom-shape>
          <draw:custom-shape draw:style-name="gr10" draw:text-style-name="P3" draw:layer="layout" svg:width="0.016cm" svg:height="0.004cm" svg:x="8.231cm" svg:y="11.17cm">
            <text:p text:style-name="P5"/>
            <draw:enhanced-geometry svg:viewBox="0 0 7 0" draw:type="non-primitive" draw:enhanced-path="M 7 0 L 0 0 7 0 Z N"/>
          </draw:custom-shape>
          <draw:custom-shape draw:style-name="gr11" draw:text-style-name="P3" draw:layer="layout" svg:width="0.016cm" svg:height="0.974cm" svg:x="8.231cm" svg:y="10.195cm">
            <text:p text:style-name="P5"/>
            <draw:enhanced-geometry svg:viewBox="0 0 21600 21600" draw:type="rectangle" draw:enhanced-path="M 0 0 L 21600 0 21600 21600 0 21600 0 0 Z N"/>
          </draw:custom-shape>
          <draw:custom-shape draw:style-name="gr10" draw:text-style-name="P3" draw:layer="layout" svg:width="0.022cm" svg:height="0.004cm" svg:x="8.073cm" svg:y="10.201cm">
            <text:p text:style-name="P5"/>
            <draw:enhanced-geometry svg:viewBox="0 0 8 0" draw:type="non-primitive" draw:enhanced-path="M 0 0 L 8 0 0 0 Z N"/>
          </draw:custom-shape>
          <draw:custom-shape draw:style-name="gr10" draw:text-style-name="P3" draw:layer="layout" svg:width="0.022cm" svg:height="0.006cm" svg:x="8.073cm" svg:y="11.163cm">
            <text:p text:style-name="P5"/>
            <draw:enhanced-geometry svg:viewBox="0 0 8 0" draw:type="non-primitive" draw:enhanced-path="M 8 0 L 0 0 8 0 Z N"/>
          </draw:custom-shape>
          <draw:custom-shape draw:style-name="gr11" draw:text-style-name="P3" draw:layer="layout" svg:width="0.022cm" svg:height="0.962cm" svg:x="8.073cm" svg:y="10.201cm">
            <text:p text:style-name="P5"/>
            <draw:enhanced-geometry svg:viewBox="0 0 21600 21600" draw:type="rectangle" draw:enhanced-path="M 0 0 L 21600 0 21600 21600 0 21600 0 0 Z N"/>
          </draw:custom-shape>
          <draw:custom-shape draw:style-name="gr10" draw:text-style-name="P3" draw:layer="layout" svg:width="0.067cm" svg:height="0.006cm" svg:x="8.343cm" svg:y="10.195cm">
            <text:p text:style-name="P5"/>
            <draw:enhanced-geometry svg:viewBox="0 0 25 0" draw:type="non-primitive" draw:enhanced-path="M 0 0 L 25 0 0 0 Z N"/>
          </draw:custom-shape>
          <draw:custom-shape draw:style-name="gr10" draw:text-style-name="P3" draw:layer="layout" svg:width="0.067cm" svg:height="0.004cm" svg:x="8.343cm" svg:y="10.321cm">
            <text:p text:style-name="P5"/>
            <draw:enhanced-geometry svg:viewBox="0 0 25 0" draw:type="non-primitive" draw:enhanced-path="M 25 0 L 0 0 25 0 Z N"/>
          </draw:custom-shape>
          <draw:custom-shape draw:style-name="gr11" draw:text-style-name="P3" draw:layer="layout" svg:width="0.067cm" svg:height="0.125cm" svg:x="8.343cm" svg:y="10.195cm">
            <text:p text:style-name="P5"/>
            <draw:enhanced-geometry svg:viewBox="0 0 21600 21600" draw:type="rectangle" draw:enhanced-path="M 0 0 L 21600 0 21600 21600 0 21600 0 0 Z N"/>
          </draw:custom-shape>
          <draw:custom-shape draw:style-name="gr10" draw:text-style-name="P3" draw:layer="layout" svg:width="0.072cm" svg:height="0.004cm" svg:x="7.518cm" svg:y="10.19cm">
            <text:p text:style-name="P5"/>
            <draw:enhanced-geometry svg:viewBox="0 0 27 0" draw:type="non-primitive" draw:enhanced-path="M 0 0 L 27 0 0 0 Z N"/>
          </draw:custom-shape>
          <draw:custom-shape draw:style-name="gr10" draw:text-style-name="P3" draw:layer="layout" svg:width="0.072cm" svg:height="0.004cm" svg:x="7.518cm" svg:y="10.321cm">
            <text:p text:style-name="P5"/>
            <draw:enhanced-geometry svg:viewBox="0 0 27 0" draw:type="non-primitive" draw:enhanced-path="M 27 0 L 0 0 27 0 Z N"/>
          </draw:custom-shape>
          <draw:custom-shape draw:style-name="gr11" draw:text-style-name="P3" draw:layer="layout" svg:width="0.072cm" svg:height="0.13cm" svg:x="7.518cm" svg:y="10.19cm">
            <text:p text:style-name="P5"/>
            <draw:enhanced-geometry svg:viewBox="0 0 21600 21600" draw:type="rectangle" draw:enhanced-path="M 0 0 L 21600 0 21600 21600 0 21600 0 0 Z N"/>
          </draw:custom-shape>
          <draw:custom-shape draw:style-name="gr10" draw:text-style-name="P3" draw:layer="layout" svg:width="0.067cm" svg:height="0.006cm" svg:x="7.693cm" svg:y="10.195cm">
            <text:p text:style-name="P5"/>
            <draw:enhanced-geometry svg:viewBox="0 0 25 0" draw:type="non-primitive" draw:enhanced-path="M 0 0 L 25 0 0 0 Z N"/>
          </draw:custom-shape>
          <draw:custom-shape draw:style-name="gr10" draw:text-style-name="P3" draw:layer="layout" svg:width="0.067cm" svg:height="0.004cm" svg:x="7.693cm" svg:y="10.321cm">
            <text:p text:style-name="P5"/>
            <draw:enhanced-geometry svg:viewBox="0 0 25 0" draw:type="non-primitive" draw:enhanced-path="M 25 0 L 0 0 25 0 Z N"/>
          </draw:custom-shape>
          <draw:custom-shape draw:style-name="gr11" draw:text-style-name="P3" draw:layer="layout" svg:width="0.067cm" svg:height="0.125cm" svg:x="7.693cm" svg:y="10.195cm">
            <text:p text:style-name="P5"/>
            <draw:enhanced-geometry svg:viewBox="0 0 21600 21600" draw:type="rectangle" draw:enhanced-path="M 0 0 L 21600 0 21600 21600 0 21600 0 0 Z N"/>
          </draw:custom-shape>
          <draw:custom-shape draw:style-name="gr10" draw:text-style-name="P3" draw:layer="layout" svg:width="0.072cm" svg:height="0.006cm" svg:x="7.86cm" svg:y="10.195cm">
            <text:p text:style-name="P5"/>
            <draw:enhanced-geometry svg:viewBox="0 0 26 0" draw:type="non-primitive" draw:enhanced-path="M 0 0 L 26 0 0 0 Z N"/>
          </draw:custom-shape>
          <draw:custom-shape draw:style-name="gr10" draw:text-style-name="P3" draw:layer="layout" svg:width="0.072cm" svg:height="0.004cm" svg:x="7.86cm" svg:y="10.321cm">
            <text:p text:style-name="P5"/>
            <draw:enhanced-geometry svg:viewBox="0 0 26 0" draw:type="non-primitive" draw:enhanced-path="M 26 0 L 0 0 26 0 Z N"/>
          </draw:custom-shape>
          <draw:custom-shape draw:style-name="gr11" draw:text-style-name="P3" draw:layer="layout" svg:width="0.072cm" svg:height="0.125cm" svg:x="7.86cm" svg:y="10.195cm">
            <text:p text:style-name="P5"/>
            <draw:enhanced-geometry svg:viewBox="0 0 21600 21600" draw:type="rectangle" draw:enhanced-path="M 0 0 L 21600 0 21600 21600 0 21600 0 0 Z N"/>
          </draw:custom-shape>
          <draw:custom-shape draw:style-name="gr10" draw:text-style-name="P3" draw:layer="layout" svg:width="0.067cm" svg:height="0.004cm" svg:x="8.18cm" svg:y="10.19cm">
            <text:p text:style-name="P5"/>
            <draw:enhanced-geometry svg:viewBox="0 0 25 0" draw:type="non-primitive" draw:enhanced-path="M 0 0 L 25 0 0 0 Z N"/>
          </draw:custom-shape>
          <draw:custom-shape draw:style-name="gr10" draw:text-style-name="P3" draw:layer="layout" svg:width="0.067cm" svg:height="0.004cm" svg:x="8.18cm" svg:y="10.321cm">
            <text:p text:style-name="P5"/>
            <draw:enhanced-geometry svg:viewBox="0 0 25 0" draw:type="non-primitive" draw:enhanced-path="M 25 0 L 0 0 25 0 Z N"/>
          </draw:custom-shape>
          <draw:custom-shape draw:style-name="gr11" draw:text-style-name="P3" draw:layer="layout" svg:width="0.067cm" svg:height="0.13cm" svg:x="8.18cm" svg:y="10.19cm">
            <text:p text:style-name="P5"/>
            <draw:enhanced-geometry svg:viewBox="0 0 21600 21600" draw:type="rectangle" draw:enhanced-path="M 0 0 L 21600 0 21600 21600 0 21600 0 0 Z N"/>
          </draw:custom-shape>
          <draw:custom-shape draw:style-name="gr10" draw:text-style-name="P3" draw:layer="layout" svg:width="0.072cm" svg:height="0.004cm" svg:x="8.023cm" svg:y="10.19cm">
            <text:p text:style-name="P5"/>
            <draw:enhanced-geometry svg:viewBox="0 0 26 0" draw:type="non-primitive" draw:enhanced-path="M 0 0 L 26 0 0 0 Z N"/>
          </draw:custom-shape>
          <draw:custom-shape draw:style-name="gr10" draw:text-style-name="P3" draw:layer="layout" svg:width="0.072cm" svg:height="0.004cm" svg:x="8.023cm" svg:y="10.321cm">
            <text:p text:style-name="P5"/>
            <draw:enhanced-geometry svg:viewBox="0 0 26 0" draw:type="non-primitive" draw:enhanced-path="M 26 0 L 0 0 26 0 Z N"/>
          </draw:custom-shape>
          <draw:custom-shape draw:style-name="gr11" draw:text-style-name="P3" draw:layer="layout" svg:width="0.072cm" svg:height="0.13cm" svg:x="8.023cm" svg:y="10.19cm">
            <text:p text:style-name="P5"/>
            <draw:enhanced-geometry svg:viewBox="0 0 21600 21600" draw:type="rectangle" draw:enhanced-path="M 0 0 L 21600 0 21600 21600 0 21600 0 0 Z N"/>
          </draw:custom-shape>
          <draw:custom-shape draw:style-name="gr13" draw:text-style-name="P3" draw:layer="layout" svg:width="0.055cm" svg:height="0.07cm" svg:x="7.412cm" svg:y="9.788cm">
            <text:p text:style-name="P5"/>
            <draw:enhanced-geometry svg:viewBox="0 0 21600 21600" draw:type="rectangle" draw:enhanced-path="M 0 0 L 21600 0 21600 21600 0 21600 0 0 Z N"/>
          </draw:custom-shape>
          <draw:custom-shape draw:style-name="gr14" draw:text-style-name="P3" draw:layer="layout" svg:width="0.044cm" svg:height="0.043cm" svg:x="7.418cm" svg:y="9.793cm">
            <text:p text:style-name="P5"/>
            <draw:enhanced-geometry svg:viewBox="0 0 17 16" draw:type="non-primitive" draw:enhanced-path="M 0 16 L 9 0 17 16 0 16 Z N"/>
          </draw:custom-shape>
          <draw:custom-shape draw:style-name="gr15" draw:text-style-name="P3" draw:layer="layout" svg:width="0.016cm" svg:height="0.02cm" svg:x="7.434cm" svg:y="9.815cm">
            <text:p text:style-name="P5"/>
            <draw:enhanced-geometry svg:viewBox="0 0 7 7" draw:type="non-primitive" draw:enhanced-path="M 4 7 L 5 5 7 4 7 3 7 1 5 1 4 0 2 1 0 1 0 3 0 4 2 5 4 7 Z N"/>
          </draw:custom-shape>
        </draw:g>
        <draw:custom-shape draw:style-name="gr16" draw:text-style-name="P14" draw:layer="layout" svg:width="4.964cm" svg:height="1.827cm" svg:x="5.388cm" svg:y="11.528cm">
          <text:p text:style-name="P12"><text:span text:style-name="T12">OpenSIPS</text:span></text:p>
          <text:p text:style-name="P13"><text:span text:style-name="T12">Load Balancer</text:span></text:p>
          <draw:enhanced-geometry svg:viewBox="0 0 21600 21600" draw:type="mso-spt202" draw:enhanced-path="M 0 0 L 21600 0 21600 21600 0 21600 0 0 Z N"/>
        </draw:custom-shape>
        <draw:custom-shape draw:style-name="gr17" draw:text-style-name="P3" draw:layer="layout" svg:width="3.499cm" svg:height="1.059cm" draw:transform="rotate (-2.16193934444615) translate (12.656cm 6.841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4.627cm" svg:height="1.058cm" draw:transform="rotate (3.1415926535892) translate (6.478cm 11.022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3.881cm" svg:height="1.059cm" draw:transform="rotate (2.49826429130421) translate (13.661cm 14.744cm)">
          <text:p text:style-name="P5"/>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6.904cm" svg:height="0.937cm" draw:transform="rotate (3.1415926535892) translate (17.184cm 10.81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 draw:text-style-name="P20" draw:layer="layout" svg:width="9.875cm" svg:height="2.123cm" svg:x="1.764cm" svg:y="3.442cm">
          <draw:text-box>
            <text:p text:style-name="P16"><text:span text:style-name="T13">Controller for a Call Center</text:span></text:p>
            <text:p text:style-name="P16"><text:span text:style-name="T16">scaling, LB and HA</text:span><text:span text:style-name="T13">.</text:span></text:p>
          </draw:text-box>
        </draw:frame>
        <draw:frame draw:style-name="gr20" draw:text-style-name="P19" draw:layer="layout" svg:width="3.639cm" svg:height="1.991cm" svg:x="2.305cm" svg:y="8.337cm">
          <draw:text-box>
            <text:p text:style-name="P18"><text:span text:style-name="T15">Incoming</text:span></text:p>
            <text:p text:style-name="P18"><text:span text:style-name="T15">calls</text:span></text:p>
          </draw:text-box>
        </draw:frame>
        <draw:g>
          <draw:g>
            <draw:g>
              <draw:custom-shape draw:style-name="gr21" draw:text-style-name="P3" draw:layer="layout" svg:width="0.062cm" svg:height="0.044cm" svg:x="14.088cm" svg:y="7.522cm">
                <text:p text:style-name="P5"/>
                <draw:enhanced-geometry svg:viewBox="0 0 124 83" draw:type="non-primitive" draw:enhanced-path="M 99 8 L 107 8 116 17 124 25 124 33 124 41 124 50 124 58 99 75 82 75 74 83 58 83 41 75 33 75 16 66 16 66 8 58 0 50 0 41 0 25 0 0 33 8 33 25 33 41 41 50 49 50 58 50 74 50 82 41 82 17 99 8 Z N"/>
              </draw:custom-shape>
              <draw:custom-shape draw:style-name="gr21" draw:text-style-name="P3" draw:layer="layout" svg:width="0.066cm" svg:height="0.066cm" svg:x="14.119cm" svg:y="7.5cm">
                <text:p text:style-name="P5"/>
                <draw:enhanced-geometry svg:viewBox="0 0 140 116" draw:type="non-primitive" draw:enhanced-path="M 66 0 L 115 8 132 16 140 33 140 50 140 66 132 83 132 91 115 99 99 108 82 116 66 116 41 108 16 99 0 83 33 66 41 83 58 91 82 91 99 83 107 83 107 74 107 66 99 58 82 50 66 50 66 0 Z N"/>
              </draw:custom-shape>
              <draw:custom-shape draw:style-name="gr22" draw:text-style-name="P3" draw:layer="layout" svg:width="0.066cm" svg:height="0.039cm" svg:x="14.119cm" svg:y="7.527cm">
                <text:p text:style-name="P5"/>
                <draw:enhanced-geometry svg:viewBox="0 0 132 75" draw:type="non-primitive" draw:enhanced-path="M 132 50 L 107 50 74 50 49 42 41 33 33 25 33 17 41 0 49 0 16 9 8 17 0 33 0 50 8 67 24 67 49 75 66 75 91 75 115 67 132 50 Z N"/>
              </draw:custom-shape>
            </draw:g>
            <draw:g>
              <draw:custom-shape draw:style-name="gr23" draw:text-style-name="P3" draw:layer="layout" svg:width="0.023cm" svg:height="0.035cm" svg:x="14.088cm" svg:y="7.381cm">
                <text:p text:style-name="P5"/>
                <draw:enhanced-geometry svg:viewBox="0 0 49 58" draw:type="non-primitive" draw:enhanced-path="M 0 58 L 0 24 8 16 16 16 24 16 33 8 41 0 49 8 49 16 49 24 49 24 49 33 41 41 24 49 16 49 0 58 Z N"/>
              </draw:custom-shape>
              <draw:custom-shape draw:style-name="gr22" draw:text-style-name="P3" draw:layer="layout" svg:width="0.039cm" svg:height="0.07cm" svg:x="14.08cm" svg:y="7.346cm">
                <text:p text:style-name="P5"/>
                <draw:enhanced-geometry svg:viewBox="0 0 83 125" draw:type="non-primitive" draw:enhanced-path="M 17 125 L 33 116 41 116 58 108 66 100 74 100 83 91 83 67 83 50 83 42 74 33 66 25 58 25 50 17 41 8 25 0 8 0 0 0 0 42 17 50 25 50 41 58 41 58 58 67 58 75 66 83 66 91 66 100 58 108 41 116 25 116 17 125 17 125 Z N"/>
              </draw:custom-shape>
            </draw:g>
            <draw:g>
              <draw:custom-shape draw:style-name="gr23" draw:text-style-name="P3" draw:layer="layout" svg:width="0.027cm" svg:height="0.026cm" svg:x="14.088cm" svg:y="7.43cm">
                <text:p text:style-name="P5"/>
                <draw:enhanced-geometry svg:viewBox="0 0 49 50" draw:type="non-primitive" draw:enhanced-path="M 0 50 L 0 16 8 16 16 16 25 8 33 8 41 0 49 8 49 16 49 16 49 25 49 33 41 33 25 41 16 50 0 50 Z N"/>
              </draw:custom-shape>
              <draw:custom-shape draw:style-name="gr22" draw:text-style-name="P3" draw:layer="layout" svg:width="0.04cm" svg:height="0.07cm" svg:x="14.084cm" svg:y="7.386cm">
                <text:p text:style-name="P5"/>
                <draw:enhanced-geometry svg:viewBox="0 0 83 125" draw:type="non-primitive" draw:enhanced-path="M 17 125 L 33 125 50 116 58 116 75 108 75 100 83 91 83 75 83 50 83 50 75 41 75 33 66 25 58 16 42 16 25 8 9 0 0 0 0 50 17 50 33 58 42 58 50 66 58 66 58 75 66 83 66 91 66 100 58 108 42 116 33 125 17 125 17 125 Z N"/>
              </draw:custom-shape>
            </draw:g>
            <draw:g>
              <draw:custom-shape draw:style-name="gr23" draw:text-style-name="P3" draw:layer="layout" svg:width="0.022cm" svg:height="0.027cm" svg:x="14.075cm" svg:y="7.478cm">
                <text:p text:style-name="P5"/>
                <draw:enhanced-geometry svg:viewBox="0 0 49 50" draw:type="non-primitive" draw:enhanced-path="M 49 0 L 49 33 41 33 33 33 25 42 25 42 16 50 0 42 0 33 0 33 0 25 8 17 16 8 25 8 41 0 49 0 Z N"/>
              </draw:custom-shape>
              <draw:custom-shape draw:style-name="gr22" draw:text-style-name="P3" draw:layer="layout" svg:width="0.035cm" svg:height="0.071cm" svg:x="14.071cm" svg:y="7.478cm">
                <text:p text:style-name="P5"/>
                <draw:enhanced-geometry svg:viewBox="0 0 74 125" draw:type="non-primitive" draw:enhanced-path="M 66 0 L 49 0 33 0 16 8 8 17 0 25 0 33 0 50 0 75 0 75 0 83 8 92 16 100 24 108 33 108 49 116 66 125 74 125 74 75 66 75 49 67 41 67 33 58 24 58 16 50 16 42 8 33 8 25 16 17 33 8 49 0 66 0 66 0 Z N"/>
              </draw:custom-shape>
            </draw:g>
            <draw:g>
              <draw:custom-shape draw:style-name="gr23" draw:text-style-name="P3" draw:layer="layout" svg:width="0.027cm" svg:height="0.027cm" svg:x="14.088cm" svg:y="7.469cm">
                <text:p text:style-name="P5"/>
                <draw:enhanced-geometry svg:viewBox="0 0 49 50" draw:type="non-primitive" draw:enhanced-path="M 0 50 L 0 25 8 17 16 17 25 9 33 9 41 0 49 9 49 17 49 17 49 25 49 34 41 42 25 50 16 50 0 50 Z N"/>
              </draw:custom-shape>
              <draw:custom-shape draw:style-name="gr22" draw:text-style-name="P3" draw:layer="layout" svg:width="0.04cm" svg:height="0.066cm" svg:x="14.084cm" svg:y="7.434cm">
                <text:p text:style-name="P5"/>
                <draw:enhanced-geometry svg:viewBox="0 0 83 125" draw:type="non-primitive" draw:enhanced-path="M 17 125 L 33 116 42 116 58 108 66 100 75 91 83 91 83 66 83 50 83 42 75 33 66 25 58 17 50 17 42 8 25 0 9 0 0 0 0 42 17 42 25 50 42 50 42 58 58 66 58 66 66 75 66 91 66 100 58 100 42 108 25 116 17 116 17 125 Z N"/>
              </draw:custom-shape>
            </draw:g>
          </draw:g>
          <draw:g>
            <draw:g>
              <draw:g>
                <draw:g>
                  <draw:g>
                    <draw:g>
                      <draw:custom-shape draw:style-name="gr24" draw:text-style-name="P3" draw:layer="layout" svg:width="1.535cm" svg:height="1.067cm" svg:x="14.097cm" svg:y="6.46cm">
                        <text:p text:style-name="P5"/>
                        <draw:enhanced-geometry svg:viewBox="0 0 3131 1935" draw:type="non-primitive" draw:enhanced-path="M 0 1595 L 66 1669 2362 1935 3131 390 3081 0 2329 1811 0 1595 Z N"/>
                      </draw:custom-shape>
                      <draw:custom-shape draw:style-name="gr25" draw:text-style-name="P3" draw:layer="layout" svg:width="0.415cm" svg:height="1.089cm" svg:x="15.217cm" svg:y="6.398cm">
                        <text:p text:style-name="P5"/>
                        <draw:enhanced-geometry svg:viewBox="0 0 843 1977" draw:type="non-primitive" draw:enhanced-path="M 801 0 L 843 74 41 1977 0 1902 801 0 Z N"/>
                      </draw:custom-shape>
                      <draw:custom-shape draw:style-name="gr26" draw:text-style-name="P3" draw:layer="layout" svg:width="1.548cm" svg:height="1.049cm" svg:x="14.062cm" svg:y="6.398cm">
                        <text:p text:style-name="P5"/>
                        <draw:enhanced-geometry svg:viewBox="0 0 3163 1902" draw:type="non-primitive" draw:enhanced-path="M 0 1653 L 2362 1902 3163 0 1471 0 1421 58 892 49 0 1653 Z N"/>
                      </draw:custom-shape>
                      <draw:custom-shape draw:style-name="gr27" draw:text-style-name="P3" draw:layer="layout" svg:width="1.177cm" svg:height="0.176cm" svg:x="14.062cm" svg:y="7.315cm">
                        <text:p text:style-name="P5"/>
                        <draw:enhanced-geometry svg:viewBox="0 0 2403 324" draw:type="non-primitive" draw:enhanced-path="M 0 0 L 33 66 2403 324 2362 241 0 0 Z N"/>
                      </draw:custom-shape>
                      <draw:g>
                        <draw:custom-shape draw:style-name="gr24" draw:text-style-name="P3" draw:layer="layout" svg:width="0.82cm" svg:height="0.19cm" svg:x="14.719cm" svg:y="6.424cm">
                          <text:p text:style-name="P5"/>
                          <draw:enhanced-geometry svg:viewBox="0 0 1677 341" draw:type="non-primitive" draw:enhanced-path="M 141 0 L 1677 0 1520 341 0 308 141 0 Z N"/>
                        </draw:custom-shape>
                        <draw:g>
                          <draw:custom-shape draw:style-name="gr25" draw:text-style-name="P3" draw:layer="layout" svg:width="0.546cm" svg:height="0.022cm" svg:x="14.865cm" svg:y="6.464cm">
                            <text:p text:style-name="P5"/>
                            <draw:enhanced-geometry svg:viewBox="0 0 1115 41" draw:type="non-primitive" draw:enhanced-path="M 0 0 L 41 33 1099 41 1115 0 0 0 Z N"/>
                          </draw:custom-shape>
                          <draw:custom-shape draw:style-name="gr27" draw:text-style-name="P3" draw:layer="layout" svg:width="0.053cm" svg:height="0.079cm" svg:x="14.829cm" svg:y="6.464cm">
                            <text:p text:style-name="P5"/>
                            <draw:enhanced-geometry svg:viewBox="0 0 106 150" draw:type="non-primitive" draw:enhanced-path="M 65 0 L 0 150 81 108 106 41 65 0 Z N"/>
                          </draw:custom-shape>
                          <draw:custom-shape draw:style-name="gr28" draw:text-style-name="P3" draw:layer="layout" svg:width="0.556cm" svg:height="0.027cm" svg:x="14.829cm" svg:y="6.521cm">
                            <text:p text:style-name="P5"/>
                            <draw:enhanced-geometry svg:viewBox="0 0 1131 50" draw:type="non-primitive" draw:enhanced-path="M 0 42 L 81 0 1131 0 1106 50 0 42 Z N"/>
                          </draw:custom-shape>
                          <draw:custom-shape draw:style-name="gr29" draw:text-style-name="P3" draw:layer="layout" svg:width="0.534cm" svg:height="0.035cm" svg:x="14.869cm" svg:y="6.486cm">
                            <text:p text:style-name="P5"/>
                            <draw:enhanced-geometry svg:viewBox="0 0 1083 67" draw:type="non-primitive" draw:enhanced-path="M 1083 0 L 25 0 0 67 1050 67 1083 0 Z N"/>
                          </draw:custom-shape>
                        </draw:g>
                        <draw:custom-shape draw:style-name="gr24" draw:text-style-name="P3" draw:layer="layout" svg:width="1.063cm" svg:height="0.746cm" svg:x="14.397cm" svg:y="6.64cm">
                          <text:p text:style-name="P5"/>
                          <draw:enhanced-geometry svg:viewBox="0 0 2163 1354" draw:type="non-primitive" draw:enhanced-path="M 628 0 L 2163 50 1585 1354 0 1213 628 0 Z N"/>
                        </draw:custom-shape>
                      </draw:g>
                      <draw:g>
                        <draw:custom-shape draw:style-name="gr25" draw:text-style-name="P3" draw:layer="layout" svg:width="0.313cm" svg:height="0.701cm" svg:x="14.393cm" svg:y="6.61cm">
                          <text:p text:style-name="P5"/>
                          <draw:enhanced-geometry svg:viewBox="0 0 636 1271" draw:type="non-primitive" draw:enhanced-path="M 586 0 L 636 58 0 1271 586 0 Z N"/>
                        </draw:custom-shape>
                        <draw:line draw:style-name="gr30" draw:text-style-name="P4" draw:layer="layout" svg:x1="14.759cm" svg:y1="6.424cm" svg:x2="14.679cm" svg:y2="6.61cm">
                          <text:p text:style-name="P5"/>
                        </draw:line>
                      </draw:g>
                    </draw:g>
                    <draw:g>
                      <draw:g>
                        <draw:g>
                          <draw:g>
                            <draw:custom-shape draw:style-name="gr31" draw:text-style-name="P3" draw:layer="layout" svg:width="0.15cm" svg:height="0.057cm" svg:x="15.081cm" svg:y="6.72cm">
                              <text:p text:style-name="P5"/>
                              <draw:enhanced-geometry svg:viewBox="0 0 306 108" draw:type="non-primitive" draw:enhanced-path="M 0 100 L 248 108 306 9 58 0 0 100 Z N"/>
                            </draw:custom-shape>
                            <draw:custom-shape draw:style-name="gr24" draw:text-style-name="P3" draw:layer="layout" svg:width="0.136cm" svg:height="0.026cm" svg:x="15.081cm" svg:y="6.773cm">
                              <text:p text:style-name="P5"/>
                              <draw:enhanced-geometry svg:viewBox="0 0 273 42" draw:type="non-primitive" draw:enhanced-path="M 0 0 L 25 25 273 42 248 8 0 0 Z N"/>
                            </draw:custom-shape>
                            <draw:custom-shape draw:style-name="gr28" draw:text-style-name="P3" draw:layer="layout" svg:width="0.035cm" svg:height="0.075cm" svg:x="15.204cm" svg:y="6.724cm">
                              <text:p text:style-name="P5"/>
                              <draw:enhanced-geometry svg:viewBox="0 0 74 133" draw:type="non-primitive" draw:enhanced-path="M 0 99 L 25 133 74 25 58 0 0 99 Z N"/>
                            </draw:custom-shape>
                          </draw:g>
                          <draw:line draw:style-name="gr30" draw:text-style-name="P4" draw:layer="layout" svg:x1="15.134cm" svg:y1="6.72cm" svg:x2="15.112cm" svg:y2="6.773cm">
                            <text:p text:style-name="P5"/>
                          </draw:line>
                          <draw:custom-shape draw:style-name="gr13" draw:text-style-name="P3" draw:layer="layout" svg:width="0.008cm" svg:height="0.013cm" svg:x="15.112cm" svg:y="6.72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5.098cm" svg:y="6.75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2cm" svg:x="15.054cm" svg:y="6.79cm">
                              <text:p text:style-name="P5"/>
                              <draw:enhanced-geometry svg:viewBox="0 0 306 116" draw:type="non-primitive" draw:enhanced-path="M 0 100 L 248 116 306 8 50 0 0 100 Z N"/>
                            </draw:custom-shape>
                            <draw:custom-shape draw:style-name="gr24" draw:text-style-name="P3" draw:layer="layout" svg:width="0.132cm" svg:height="0.022cm" svg:x="15.054cm" svg:y="6.843cm">
                              <text:p text:style-name="P5"/>
                              <draw:enhanced-geometry svg:viewBox="0 0 273 41" draw:type="non-primitive" draw:enhanced-path="M 0 0 L 25 33 273 41 248 16 0 0 Z N"/>
                            </draw:custom-shape>
                            <draw:custom-shape draw:style-name="gr28" draw:text-style-name="P3" draw:layer="layout" svg:width="0.04cm" svg:height="0.07cm" svg:x="15.173cm" svg:y="6.795cm">
                              <text:p text:style-name="P5"/>
                              <draw:enhanced-geometry svg:viewBox="0 0 74 133" draw:type="non-primitive" draw:enhanced-path="M 0 108 L 25 133 74 34 58 0 0 108 Z N"/>
                            </draw:custom-shape>
                          </draw:g>
                          <draw:line draw:style-name="gr30" draw:text-style-name="P4" draw:layer="layout" svg:x1="15.107cm" svg:y1="6.79cm" svg:x2="15.081cm" svg:y2="6.843cm">
                            <text:p text:style-name="P5"/>
                          </draw:line>
                          <draw:custom-shape draw:style-name="gr13" draw:text-style-name="P3" draw:layer="layout" svg:width="0.018cm" svg:height="0.008cm" svg:x="15.076cm" svg:y="6.80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5.067cm" svg:y="6.82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2cm" svg:x="15.023cm" svg:y="6.861cm">
                              <text:p text:style-name="P5"/>
                              <draw:enhanced-geometry svg:viewBox="0 0 298 108" draw:type="non-primitive" draw:enhanced-path="M 0 100 L 248 108 298 8 50 0 0 100 Z N"/>
                            </draw:custom-shape>
                            <draw:custom-shape draw:style-name="gr24" draw:text-style-name="P3" draw:layer="layout" svg:width="0.133cm" svg:height="0.022cm" svg:x="15.023cm" svg:y="6.918cm">
                              <text:p text:style-name="P5"/>
                              <draw:enhanced-geometry svg:viewBox="0 0 265 41" draw:type="non-primitive" draw:enhanced-path="M 0 0 L 17 25 265 41 248 8 0 0 Z N"/>
                            </draw:custom-shape>
                            <draw:custom-shape draw:style-name="gr28" draw:text-style-name="P3" draw:layer="layout" svg:width="0.031cm" svg:height="0.075cm" svg:x="15.147cm" svg:y="6.865cm">
                              <text:p text:style-name="P5"/>
                              <draw:enhanced-geometry svg:viewBox="0 0 66 133" draw:type="non-primitive" draw:enhanced-path="M 0 100 L 17 133 66 25 50 0 0 100 Z N"/>
                            </draw:custom-shape>
                          </draw:g>
                          <draw:line draw:style-name="gr30" draw:text-style-name="P4" draw:layer="layout" svg:x1="15.076cm" svg:y1="6.861cm" svg:x2="15.05cm" svg:y2="6.918cm">
                            <text:p text:style-name="P5"/>
                          </draw:line>
                          <draw:custom-shape draw:style-name="gr13" draw:text-style-name="P3" draw:layer="layout" svg:width="0.013cm" svg:height="0.013cm" svg:x="15.05cm" svg:y="6.8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7cm" svg:height="0.017cm" svg:x="15.037cm" svg:y="6.89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2cm" svg:x="14.997cm" svg:y="6.931cm">
                              <text:p text:style-name="P5"/>
                              <draw:enhanced-geometry svg:viewBox="0 0 297 115" draw:type="non-primitive" draw:enhanced-path="M 0 98 L 247 115 297 8 49 0 0 98 Z N"/>
                            </draw:custom-shape>
                            <draw:custom-shape draw:style-name="gr24" draw:text-style-name="P3" draw:layer="layout" svg:width="0.128cm" svg:height="0.022cm" svg:x="14.997cm" svg:y="6.984cm">
                              <text:p text:style-name="P5"/>
                              <draw:enhanced-geometry svg:viewBox="0 0 264 42" draw:type="non-primitive" draw:enhanced-path="M 0 0 L 16 34 264 42 247 17 0 0 Z N"/>
                            </draw:custom-shape>
                            <draw:custom-shape draw:style-name="gr28" draw:text-style-name="P3" draw:layer="layout" svg:width="0.035cm" svg:height="0.07cm" svg:x="15.116cm" svg:y="6.936cm">
                              <text:p text:style-name="P5"/>
                              <draw:enhanced-geometry svg:viewBox="0 0 67 132" draw:type="non-primitive" draw:enhanced-path="M 0 107 L 17 132 67 33 50 0 0 107 Z N"/>
                            </draw:custom-shape>
                          </draw:g>
                          <draw:line draw:style-name="gr30" draw:text-style-name="P4" draw:layer="layout" svg:x1="15.045cm" svg:y1="6.931cm" svg:x2="15.019cm" svg:y2="6.984cm">
                            <text:p text:style-name="P5"/>
                          </draw:line>
                          <draw:custom-shape draw:style-name="gr13" draw:text-style-name="P3" draw:layer="layout" svg:width="0.013cm" svg:height="0.008cm" svg:x="15.019cm" svg:y="6.94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5.01cm" svg:y="6.96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4.966cm" svg:y="6.998cm">
                              <text:p text:style-name="P5"/>
                              <draw:enhanced-geometry svg:viewBox="0 0 306 117" draw:type="non-primitive" draw:enhanced-path="M 0 100 L 257 117 306 17 58 0 0 100 Z N"/>
                            </draw:custom-shape>
                            <draw:custom-shape draw:style-name="gr24" draw:text-style-name="P3" draw:layer="layout" svg:width="0.132cm" svg:height="0.018cm" svg:x="14.966cm" svg:y="7.059cm">
                              <text:p text:style-name="P5"/>
                              <draw:enhanced-geometry svg:viewBox="0 0 273 34" draw:type="non-primitive" draw:enhanced-path="M 0 0 L 25 25 273 34 257 9 0 0 Z N"/>
                            </draw:custom-shape>
                            <draw:custom-shape draw:style-name="gr28" draw:text-style-name="P3" draw:layer="layout" svg:width="0.031cm" svg:height="0.071cm" svg:x="15.089cm" svg:y="7.006cm">
                              <text:p text:style-name="P5"/>
                              <draw:enhanced-geometry svg:viewBox="0 0 66 125" draw:type="non-primitive" draw:enhanced-path="M 0 100 L 16 125 66 25 49 0 0 100 Z N"/>
                            </draw:custom-shape>
                          </draw:g>
                          <draw:line draw:style-name="gr30" draw:text-style-name="P4" draw:layer="layout" svg:x1="15.018cm" svg:y1="7.002cm" svg:x2="14.991cm" svg:y2="7.059cm">
                            <text:p text:style-name="P5"/>
                          </draw:line>
                          <draw:custom-shape draw:style-name="gr13" draw:text-style-name="P3" draw:layer="layout" svg:width="0.014cm" svg:height="0.013cm" svg:x="14.992cm" svg:y="7.01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4.979cm" svg:y="7.03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1cm" svg:x="14.935cm" svg:y="7.073cm">
                              <text:p text:style-name="P5"/>
                              <draw:enhanced-geometry svg:viewBox="0 0 305 117" draw:type="non-primitive" draw:enhanced-path="M 0 100 L 247 117 305 9 57 0 0 100 Z N"/>
                            </draw:custom-shape>
                            <draw:custom-shape draw:style-name="gr24" draw:text-style-name="P3" draw:layer="layout" svg:width="0.132cm" svg:height="0.022cm" svg:x="14.935cm" svg:y="7.125cm">
                              <text:p text:style-name="P5"/>
                              <draw:enhanced-geometry svg:viewBox="0 0 272 42" draw:type="non-primitive" draw:enhanced-path="M 0 0 L 24 33 272 42 247 17 0 0 Z N"/>
                            </draw:custom-shape>
                            <draw:custom-shape draw:style-name="gr28" draw:text-style-name="P3" draw:layer="layout" svg:width="0.035cm" svg:height="0.07cm" svg:x="15.059cm" svg:y="7.077cm">
                              <text:p text:style-name="P5"/>
                              <draw:enhanced-geometry svg:viewBox="0 0 75 133" draw:type="non-primitive" draw:enhanced-path="M 0 108 L 25 133 75 33 58 0 0 108 Z N"/>
                            </draw:custom-shape>
                          </draw:g>
                          <draw:line draw:style-name="gr30" draw:text-style-name="P4" draw:layer="layout" svg:x1="14.988cm" svg:y1="7.073cm" svg:x2="14.966cm" svg:y2="7.125cm">
                            <text:p text:style-name="P5"/>
                          </draw:line>
                          <draw:custom-shape draw:style-name="gr13" draw:text-style-name="P3" draw:layer="layout" svg:width="0.009cm" svg:height="0.009cm" svg:x="14.966cm" svg:y="7.08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4.953cm" svg:y="7.10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4.909cm" svg:y="7.139cm">
                              <text:p text:style-name="P5"/>
                              <draw:enhanced-geometry svg:viewBox="0 0 297 116" draw:type="non-primitive" draw:enhanced-path="M 0 100 L 248 116 297 17 49 0 0 100 Z N"/>
                            </draw:custom-shape>
                            <draw:custom-shape draw:style-name="gr24" draw:text-style-name="P3" draw:layer="layout" svg:width="0.128cm" svg:height="0.018cm" svg:x="14.909cm" svg:y="7.2cm">
                              <text:p text:style-name="P5"/>
                              <draw:enhanced-geometry svg:viewBox="0 0 264 33" draw:type="non-primitive" draw:enhanced-path="M 0 0 L 25 25 264 33 248 8 0 0 Z N"/>
                            </draw:custom-shape>
                            <draw:custom-shape draw:style-name="gr28" draw:text-style-name="P3" draw:layer="layout" svg:width="0.039cm" svg:height="0.071cm" svg:x="15.028cm" svg:y="7.147cm">
                              <text:p text:style-name="P5"/>
                              <draw:enhanced-geometry svg:viewBox="0 0 74 124" draw:type="non-primitive" draw:enhanced-path="M 0 99 L 16 124 74 25 49 0 0 99 Z N"/>
                            </draw:custom-shape>
                          </draw:g>
                          <draw:line draw:style-name="gr30" draw:text-style-name="P4" draw:layer="layout" svg:x1="14.961cm" svg:y1="7.143cm" svg:x2="14.934cm" svg:y2="7.2cm">
                            <text:p text:style-name="P5"/>
                          </draw:line>
                          <draw:custom-shape draw:style-name="gr13" draw:text-style-name="P3" draw:layer="layout" svg:width="0.013cm" svg:height="0.018cm" svg:x="14.931cm" svg:y="7.152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4.922cm" svg:y="7.17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4.878cm" svg:y="7.214cm">
                              <text:p text:style-name="P5"/>
                              <draw:enhanced-geometry svg:viewBox="0 0 297 116" draw:type="non-primitive" draw:enhanced-path="M 0 100 L 248 116 297 8 50 0 0 100 Z N"/>
                            </draw:custom-shape>
                            <draw:custom-shape draw:style-name="gr24" draw:text-style-name="P3" draw:layer="layout" svg:width="0.132cm" svg:height="0.026cm" svg:x="14.878cm" svg:y="7.267cm">
                              <text:p text:style-name="P5"/>
                              <draw:enhanced-geometry svg:viewBox="0 0 264 41" draw:type="non-primitive" draw:enhanced-path="M 0 0 L 16 33 264 41 248 16 0 0 Z N"/>
                            </draw:custom-shape>
                            <draw:custom-shape draw:style-name="gr28" draw:text-style-name="P3" draw:layer="layout" svg:width="0.031cm" svg:height="0.075cm" svg:x="15.001cm" svg:y="7.218cm">
                              <text:p text:style-name="P5"/>
                              <draw:enhanced-geometry svg:viewBox="0 0 66 133" draw:type="non-primitive" draw:enhanced-path="M 0 108 L 16 133 66 34 49 0 0 108 Z N"/>
                            </draw:custom-shape>
                          </draw:g>
                          <draw:line draw:style-name="gr30" draw:text-style-name="P4" draw:layer="layout" svg:x1="14.93cm" svg:y1="7.214cm" svg:x2="14.903cm" svg:y2="7.267cm">
                            <text:p text:style-name="P5"/>
                          </draw:line>
                          <draw:custom-shape draw:style-name="gr13" draw:text-style-name="P3" draw:layer="layout" svg:width="0.013cm" svg:height="0.009cm" svg:x="14.904cm" svg:y="7.22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8cm" svg:height="0.013cm" svg:x="14.891cm" svg:y="7.245cm">
                            <text:p text:style-name="P5"/>
                            <draw:enhanced-geometry svg:viewBox="0 0 21600 21600" draw:glue-points="10800 0 3160 3160 0 10800 3160 18440 10800 21600 18440 18440 21600 10800 18440 3160" draw:text-areas="3200 3200 18400 18400" draw:type="ellipse"/>
                          </draw:custom-shape>
                        </draw:g>
                      </draw:g>
                      <draw:g>
                        <draw:g>
                          <draw:g>
                            <draw:custom-shape draw:style-name="gr31" draw:text-style-name="P3" draw:layer="layout" svg:width="0.15cm" svg:height="0.066cm" svg:x="15.217cm" svg:y="6.729cm">
                              <text:p text:style-name="P5"/>
                              <draw:enhanced-geometry svg:viewBox="0 0 306 116" draw:type="non-primitive" draw:enhanced-path="M 0 100 L 248 116 306 17 50 0 0 100 Z N"/>
                            </draw:custom-shape>
                            <draw:custom-shape draw:style-name="gr24" draw:text-style-name="P3" draw:layer="layout" svg:width="0.137cm" svg:height="0.018cm" svg:x="15.217cm" svg:y="6.79cm">
                              <text:p text:style-name="P5"/>
                              <draw:enhanced-geometry svg:viewBox="0 0 273 33" draw:type="non-primitive" draw:enhanced-path="M 0 0 L 25 25 273 33 248 8 0 0 Z N"/>
                            </draw:custom-shape>
                            <draw:custom-shape draw:style-name="gr28" draw:text-style-name="P3" draw:layer="layout" svg:width="0.035cm" svg:height="0.071cm" svg:x="15.341cm" svg:y="6.737cm">
                              <text:p text:style-name="P5"/>
                              <draw:enhanced-geometry svg:viewBox="0 0 74 124" draw:type="non-primitive" draw:enhanced-path="M 0 99 L 25 124 74 25 58 0 0 99 Z N"/>
                            </draw:custom-shape>
                          </draw:g>
                          <draw:line draw:style-name="gr30" draw:text-style-name="P4" draw:layer="layout" svg:x1="15.27cm" svg:y1="6.733cm" svg:x2="15.248cm" svg:y2="6.79cm">
                            <text:p text:style-name="P5"/>
                          </draw:line>
                          <draw:custom-shape draw:style-name="gr13" draw:text-style-name="P3" draw:layer="layout" svg:width="0.017cm" svg:height="0.013cm" svg:x="15.244cm" svg:y="6.742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5.235cm" svg:y="6.76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5.191cm" svg:y="6.804cm">
                              <text:p text:style-name="P5"/>
                              <draw:enhanced-geometry svg:viewBox="0 0 306 108" draw:type="non-primitive" draw:enhanced-path="M 0 100 L 248 108 306 8 50 0 0 100 Z N"/>
                            </draw:custom-shape>
                            <draw:custom-shape draw:style-name="gr24" draw:text-style-name="P3" draw:layer="layout" svg:width="0.132cm" svg:height="0.022cm" svg:x="15.191cm" svg:y="6.856cm">
                              <text:p text:style-name="P5"/>
                              <draw:enhanced-geometry svg:viewBox="0 0 273 41" draw:type="non-primitive" draw:enhanced-path="M 0 0 L 25 25 273 41 248 8 0 0 Z N"/>
                            </draw:custom-shape>
                            <draw:custom-shape draw:style-name="gr28" draw:text-style-name="P3" draw:layer="layout" svg:width="0.036cm" svg:height="0.07cm" svg:x="15.314cm" svg:y="6.808cm">
                              <text:p text:style-name="P5"/>
                              <draw:enhanced-geometry svg:viewBox="0 0 74 133" draw:type="non-primitive" draw:enhanced-path="M 0 100 L 25 133 74 25 58 0 0 100 Z N"/>
                            </draw:custom-shape>
                          </draw:g>
                          <draw:line draw:style-name="gr30" draw:text-style-name="P4" draw:layer="layout" svg:x1="15.243cm" svg:y1="6.804cm" svg:x2="15.216cm" svg:y2="6.856cm">
                            <text:p text:style-name="P5"/>
                          </draw:line>
                          <draw:custom-shape draw:style-name="gr13" draw:text-style-name="P3" draw:layer="layout" svg:width="0.014cm" svg:height="0.014cm" svg:x="15.217cm" svg:y="6.812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08cm" svg:height="0.014cm" svg:x="15.209cm" svg:y="6.83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5.16cm" svg:y="6.87cm">
                              <text:p text:style-name="P5"/>
                              <draw:enhanced-geometry svg:viewBox="0 0 306 116" draw:type="non-primitive" draw:enhanced-path="M 0 99 L 256 116 306 16 58 0 0 99 Z N"/>
                            </draw:custom-shape>
                            <draw:custom-shape draw:style-name="gr24" draw:text-style-name="P3" draw:layer="layout" svg:width="0.132cm" svg:height="0.018cm" svg:x="15.16cm" svg:y="6.931cm">
                              <text:p text:style-name="P5"/>
                              <draw:enhanced-geometry svg:viewBox="0 0 273 33" draw:type="non-primitive" draw:enhanced-path="M 0 0 L 25 25 273 33 256 8 0 0 Z N"/>
                            </draw:custom-shape>
                            <draw:custom-shape draw:style-name="gr28" draw:text-style-name="P3" draw:layer="layout" svg:width="0.031cm" svg:height="0.071cm" svg:x="15.283cm" svg:y="6.878cm">
                              <text:p text:style-name="P5"/>
                              <draw:enhanced-geometry svg:viewBox="0 0 66 125" draw:type="non-primitive" draw:enhanced-path="M 0 100 L 17 125 66 25 50 0 0 100 Z N"/>
                            </draw:custom-shape>
                          </draw:g>
                          <draw:line draw:style-name="gr30" draw:text-style-name="P4" draw:layer="layout" svg:x1="15.212cm" svg:y1="6.874cm" svg:x2="15.185cm" svg:y2="6.931cm">
                            <text:p text:style-name="P5"/>
                          </draw:line>
                          <draw:custom-shape draw:style-name="gr13" draw:text-style-name="P3" draw:layer="layout" svg:width="0.014cm" svg:height="0.013cm" svg:x="15.186cm" svg:y="6.88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5.173cm" svg:y="6.909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5.129cm" svg:y="6.945cm">
                              <text:p text:style-name="P5"/>
                              <draw:enhanced-geometry svg:viewBox="0 0 306 107" draw:type="non-primitive" draw:enhanced-path="M 0 98 L 256 107 306 8 58 0 0 98 Z N"/>
                            </draw:custom-shape>
                            <draw:custom-shape draw:style-name="gr24" draw:text-style-name="P3" draw:layer="layout" svg:width="0.137cm" svg:height="0.022cm" svg:x="15.129cm" svg:y="6.998cm">
                              <text:p text:style-name="P5"/>
                              <draw:enhanced-geometry svg:viewBox="0 0 273 42" draw:type="non-primitive" draw:enhanced-path="M 0 0 L 25 25 273 42 256 9 0 0 Z N"/>
                            </draw:custom-shape>
                            <draw:custom-shape draw:style-name="gr28" draw:text-style-name="P3" draw:layer="layout" svg:width="0.031cm" svg:height="0.071cm" svg:x="15.257cm" svg:y="6.949cm">
                              <text:p text:style-name="P5"/>
                              <draw:enhanced-geometry svg:viewBox="0 0 66 132" draw:type="non-primitive" draw:enhanced-path="M 0 99 L 17 132 66 25 50 0 0 99 Z N"/>
                            </draw:custom-shape>
                          </draw:g>
                          <draw:line draw:style-name="gr30" draw:text-style-name="P4" draw:layer="layout" svg:x1="15.182cm" svg:y1="6.945cm" svg:x2="15.16cm" svg:y2="6.998cm">
                            <text:p text:style-name="P5"/>
                          </draw:line>
                          <draw:custom-shape draw:style-name="gr13" draw:text-style-name="P3" draw:layer="layout" svg:width="0.009cm" svg:height="0.014cm" svg:x="15.16cm" svg:y="6.95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5.147cm" svg:y="6.976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5.103cm" svg:y="7.011cm">
                              <text:p text:style-name="P5"/>
                              <draw:enhanced-geometry svg:viewBox="0 0 306 117" draw:type="non-primitive" draw:enhanced-path="M 0 100 L 248 117 306 9 50 0 0 100 Z N"/>
                            </draw:custom-shape>
                            <draw:custom-shape draw:style-name="gr24" draw:text-style-name="P3" draw:layer="layout" svg:width="0.132cm" svg:height="0.022cm" svg:x="15.103cm" svg:y="7.068cm">
                              <text:p text:style-name="P5"/>
                              <draw:enhanced-geometry svg:viewBox="0 0 273 42" draw:type="non-primitive" draw:enhanced-path="M 0 0 L 25 25 273 42 248 17 0 0 Z N"/>
                            </draw:custom-shape>
                            <draw:custom-shape draw:style-name="gr28" draw:text-style-name="P3" draw:layer="layout" svg:width="0.039cm" svg:height="0.075cm" svg:x="15.222cm" svg:y="7.015cm">
                              <text:p text:style-name="P5"/>
                              <draw:enhanced-geometry svg:viewBox="0 0 75 133" draw:type="non-primitive" draw:enhanced-path="M 0 99 L 25 133 75 33 58 0 0 99 Z N"/>
                            </draw:custom-shape>
                          </draw:g>
                          <draw:line draw:style-name="gr30" draw:text-style-name="P4" draw:layer="layout" svg:x1="15.155cm" svg:y1="7.011cm" svg:x2="15.128cm" svg:y2="7.068cm">
                            <text:p text:style-name="P5"/>
                          </draw:line>
                          <draw:custom-shape draw:style-name="gr13" draw:text-style-name="P3" draw:layer="layout" svg:width="0.017cm" svg:height="0.009cm" svg:x="15.125cm" svg:y="7.02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5.116cm" svg:y="7.046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5.072cm" svg:y="7.086cm">
                              <text:p text:style-name="P5"/>
                              <draw:enhanced-geometry svg:viewBox="0 0 305 108" draw:type="non-primitive" draw:enhanced-path="M 0 100 L 247 108 305 9 49 0 0 100 Z N"/>
                            </draw:custom-shape>
                            <draw:custom-shape draw:style-name="gr24" draw:text-style-name="P3" draw:layer="layout" svg:width="0.137cm" svg:height="0.026cm" svg:x="15.072cm" svg:y="7.139cm">
                              <text:p text:style-name="P5"/>
                              <draw:enhanced-geometry svg:viewBox="0 0 272 42" draw:type="non-primitive" draw:enhanced-path="M 0 0 L 24 25 272 42 247 8 0 0 Z N"/>
                            </draw:custom-shape>
                            <draw:custom-shape draw:style-name="gr28" draw:text-style-name="P3" draw:layer="layout" svg:width="0.036cm" svg:height="0.075cm" svg:x="15.195cm" svg:y="7.09cm">
                              <text:p text:style-name="P5"/>
                              <draw:enhanced-geometry svg:viewBox="0 0 75 133" draw:type="non-primitive" draw:enhanced-path="M 0 99 L 25 133 75 25 58 0 0 99 Z N"/>
                            </draw:custom-shape>
                          </draw:g>
                          <draw:line draw:style-name="gr30" draw:text-style-name="P4" draw:layer="layout" svg:x1="15.125cm" svg:y1="7.086cm" svg:x2="15.103cm" svg:y2="7.139cm">
                            <text:p text:style-name="P5"/>
                          </draw:line>
                          <draw:custom-shape draw:style-name="gr13" draw:text-style-name="P3" draw:layer="layout" svg:width="0.018cm" svg:height="0.013cm" svg:x="15.098cm" svg:y="7.09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5.089cm" svg:y="7.11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6cm" svg:x="15.045cm" svg:y="7.152cm">
                              <text:p text:style-name="P5"/>
                              <draw:enhanced-geometry svg:viewBox="0 0 297 116" draw:type="non-primitive" draw:enhanced-path="M 0 100 L 248 116 297 8 49 0 0 100 Z N"/>
                            </draw:custom-shape>
                            <draw:custom-shape draw:style-name="gr24" draw:text-style-name="P3" draw:layer="layout" svg:width="0.128cm" svg:height="0.022cm" svg:x="15.045cm" svg:y="7.209cm">
                              <text:p text:style-name="P5"/>
                              <draw:enhanced-geometry svg:viewBox="0 0 264 41" draw:type="non-primitive" draw:enhanced-path="M 0 0 L 16 25 264 41 248 16 0 0 Z N"/>
                            </draw:custom-shape>
                            <draw:custom-shape draw:style-name="gr28" draw:text-style-name="P3" draw:layer="layout" svg:width="0.031cm" svg:height="0.07cm" svg:x="15.169cm" svg:y="7.161cm">
                              <text:p text:style-name="P5"/>
                              <draw:enhanced-geometry svg:viewBox="0 0 66 133" draw:type="non-primitive" draw:enhanced-path="M 0 100 L 16 133 66 34 49 0 0 100 Z N"/>
                            </draw:custom-shape>
                          </draw:g>
                          <draw:line draw:style-name="gr30" draw:text-style-name="P4" draw:layer="layout" svg:x1="15.093cm" svg:y1="7.152cm" svg:x2="15.066cm" svg:y2="7.209cm">
                            <text:p text:style-name="P5"/>
                          </draw:line>
                          <draw:custom-shape draw:style-name="gr13" draw:text-style-name="P3" draw:layer="layout" svg:width="0.014cm" svg:height="0.008cm" svg:x="15.067cm" svg:y="7.1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5.059cm" svg:y="7.18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9cm" svg:height="0.062cm" svg:x="15.015cm" svg:y="7.227cm">
                              <text:p text:style-name="P5"/>
                              <draw:enhanced-geometry svg:viewBox="0 0 305 108" draw:type="non-primitive" draw:enhanced-path="M 0 100 L 256 108 305 8 57 0 0 100 Z N"/>
                            </draw:custom-shape>
                            <draw:custom-shape draw:style-name="gr24" draw:text-style-name="P3" draw:layer="layout" svg:width="0.132cm" svg:height="0.022cm" svg:x="15.015cm" svg:y="7.284cm">
                              <text:p text:style-name="P5"/>
                              <draw:enhanced-geometry svg:viewBox="0 0 272 41" draw:type="non-primitive" draw:enhanced-path="M 0 0 L 24 25 272 41 256 8 0 0 Z N"/>
                            </draw:custom-shape>
                            <draw:custom-shape draw:style-name="gr28" draw:text-style-name="P3" draw:layer="layout" svg:width="0.031cm" svg:height="0.075cm" svg:x="15.138cm" svg:y="7.231cm">
                              <text:p text:style-name="P5"/>
                              <draw:enhanced-geometry svg:viewBox="0 0 66 133" draw:type="non-primitive" draw:enhanced-path="M 0 100 L 16 133 66 25 49 0 0 100 Z N"/>
                            </draw:custom-shape>
                          </draw:g>
                          <draw:line draw:style-name="gr30" draw:text-style-name="P4" draw:layer="layout" svg:x1="15.067cm" svg:y1="7.227cm" svg:x2="15.041cm" svg:y2="7.284cm">
                            <text:p text:style-name="P5"/>
                          </draw:line>
                          <draw:custom-shape draw:style-name="gr13" draw:text-style-name="P3" draw:layer="layout" svg:width="0.013cm" svg:height="0.013cm" svg:x="15.041cm" svg:y="7.23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7cm" svg:x="15.028cm" svg:y="7.258cm">
                            <text:p text:style-name="P5"/>
                            <draw:enhanced-geometry svg:viewBox="0 0 21600 21600" draw:glue-points="10800 0 3160 3160 0 10800 3160 18440 10800 21600 18440 18440 21600 10800 18440 3160" draw:text-areas="3200 3200 18400 18400" draw:type="ellipse"/>
                          </draw:custom-shape>
                        </draw:g>
                      </draw:g>
                    </draw:g>
                    <draw:g>
                      <draw:g>
                        <draw:g>
                          <draw:custom-shape draw:style-name="gr32" draw:text-style-name="P3" draw:layer="layout" svg:width="0.092cm" svg:height="0.07cm" svg:x="14.631cm" svg:y="6.826cm">
                            <text:p text:style-name="P5"/>
                            <draw:enhanced-geometry svg:viewBox="0 0 190 133" draw:type="non-primitive" draw:enhanced-path="M 58 0 L 0 124 132 133 190 8 58 0 Z N"/>
                          </draw:custom-shape>
                          <draw:custom-shape draw:style-name="gr33" draw:text-style-name="P3" draw:layer="layout" svg:width="0.066cm" svg:height="0.017cm" svg:x="14.631cm" svg:y="6.892cm">
                            <text:p text:style-name="P5"/>
                            <draw:enhanced-geometry svg:viewBox="0 0 140 25" draw:type="non-primitive" draw:enhanced-path="M 0 0 L 8 17 140 25 132 9 0 0 Z N"/>
                          </draw:custom-shape>
                          <draw:custom-shape draw:style-name="gr23" draw:text-style-name="P3" draw:layer="layout" svg:width="0.035cm" svg:height="0.079cm" svg:x="14.693cm" svg:y="6.83cm">
                            <text:p text:style-name="P5"/>
                            <draw:enhanced-geometry svg:viewBox="0 0 66 141" draw:type="non-primitive" draw:enhanced-path="M 58 0 L 66 16 8 141 0 125 58 0 Z N"/>
                          </draw:custom-shape>
                        </draw:g>
                        <draw:g>
                          <draw:custom-shape draw:style-name="gr32" draw:text-style-name="P3" draw:layer="layout" svg:width="0.097cm" svg:height="0.075cm" svg:x="14.591cm" svg:y="6.901cm">
                            <text:p text:style-name="P5"/>
                            <draw:enhanced-geometry svg:viewBox="0 0 199 132" draw:type="non-primitive" draw:enhanced-path="M 66 0 L 0 123 141 132 199 8 66 0 Z N"/>
                          </draw:custom-shape>
                          <draw:custom-shape draw:style-name="gr33" draw:text-style-name="P3" draw:layer="layout" svg:width="0.075cm" svg:height="0.013cm" svg:x="14.591cm" svg:y="6.971cm">
                            <text:p text:style-name="P5"/>
                            <draw:enhanced-geometry svg:viewBox="0 0 149 25" draw:type="non-primitive" draw:enhanced-path="M 0 0 L 17 17 149 25 133 9 0 0 Z N"/>
                          </draw:custom-shape>
                          <draw:custom-shape draw:style-name="gr23" draw:text-style-name="P3" draw:layer="layout" svg:width="0.036cm" svg:height="0.075cm" svg:x="14.657cm" svg:y="6.909cm">
                            <text:p text:style-name="P5"/>
                            <draw:enhanced-geometry svg:viewBox="0 0 74 140" draw:type="non-primitive" draw:enhanced-path="M 66 0 L 74 17 16 140 0 124 66 0 Z N"/>
                          </draw:custom-shape>
                        </draw:g>
                        <draw:g>
                          <draw:custom-shape draw:style-name="gr32" draw:text-style-name="P3" draw:layer="layout" svg:width="0.093cm" svg:height="0.075cm" svg:x="14.56cm" svg:y="6.984cm">
                            <text:p text:style-name="P5"/>
                            <draw:enhanced-geometry svg:viewBox="0 0 190 133" draw:type="non-primitive" draw:enhanced-path="M 58 0 L 0 117 132 133 190 9 58 0 Z N"/>
                          </draw:custom-shape>
                          <draw:custom-shape draw:style-name="gr33" draw:text-style-name="P3" draw:layer="layout" svg:width="0.071cm" svg:height="0.018cm" svg:x="14.56cm" svg:y="7.05cm">
                            <text:p text:style-name="P5"/>
                            <draw:enhanced-geometry svg:viewBox="0 0 141 33" draw:type="non-primitive" draw:enhanced-path="M 0 0 L 9 16 141 33 132 16 0 0 Z N"/>
                          </draw:custom-shape>
                          <draw:custom-shape draw:style-name="gr23" draw:text-style-name="P3" draw:layer="layout" svg:width="0.031cm" svg:height="0.079cm" svg:x="14.626cm" svg:y="6.989cm">
                            <text:p text:style-name="P5"/>
                            <draw:enhanced-geometry svg:viewBox="0 0 67 141" draw:type="non-primitive" draw:enhanced-path="M 58 0 L 67 16 9 141 0 124 58 0 Z N"/>
                          </draw:custom-shape>
                        </draw:g>
                        <draw:g>
                          <draw:custom-shape draw:style-name="gr32" draw:text-style-name="P3" draw:layer="layout" svg:width="0.093cm" svg:height="0.07cm" svg:x="14.525cm" svg:y="7.064cm">
                            <text:p text:style-name="P5"/>
                            <draw:enhanced-geometry svg:viewBox="0 0 190 133" draw:type="non-primitive" draw:enhanced-path="M 58 0 L 0 124 132 133 190 8 58 0 Z N"/>
                          </draw:custom-shape>
                          <draw:custom-shape draw:style-name="gr33" draw:text-style-name="P3" draw:layer="layout" svg:width="0.066cm" svg:height="0.013cm" svg:x="14.525cm" svg:y="7.13cm">
                            <text:p text:style-name="P5"/>
                            <draw:enhanced-geometry svg:viewBox="0 0 140 25" draw:type="non-primitive" draw:enhanced-path="M 0 0 L 16 17 140 25 132 9 0 0 Z N"/>
                          </draw:custom-shape>
                          <draw:custom-shape draw:style-name="gr23" draw:text-style-name="P3" draw:layer="layout" svg:width="0.039cm" svg:height="0.075cm" svg:x="14.587cm" svg:y="7.068cm">
                            <text:p text:style-name="P5"/>
                            <draw:enhanced-geometry svg:viewBox="0 0 74 141" draw:type="non-primitive" draw:enhanced-path="M 58 0 L 74 17 8 141 0 125 58 0 Z N"/>
                          </draw:custom-shape>
                        </draw:g>
                      </draw:g>
                      <draw:g>
                        <draw:g>
                          <draw:custom-shape draw:style-name="gr32" draw:text-style-name="P3" draw:layer="layout" svg:width="0.092cm" svg:height="0.071cm" svg:x="14.706cm" svg:y="6.83cm">
                            <text:p text:style-name="P5"/>
                            <draw:enhanced-geometry svg:viewBox="0 0 190 133" draw:type="non-primitive" draw:enhanced-path="M 58 0 L 0 116 132 133 190 8 58 0 Z N"/>
                          </draw:custom-shape>
                          <draw:custom-shape draw:style-name="gr33" draw:text-style-name="P3" draw:layer="layout" svg:width="0.07cm" svg:height="0.022cm" svg:x="14.706cm" svg:y="6.892cm">
                            <text:p text:style-name="P5"/>
                            <draw:enhanced-geometry svg:viewBox="0 0 140 33" draw:type="non-primitive" draw:enhanced-path="M 0 0 L 8 17 140 33 132 17 0 0 Z N"/>
                          </draw:custom-shape>
                          <draw:custom-shape draw:style-name="gr23" draw:text-style-name="P3" draw:layer="layout" svg:width="0.031cm" svg:height="0.08cm" svg:x="14.772cm" svg:y="6.834cm">
                            <text:p text:style-name="P5"/>
                            <draw:enhanced-geometry svg:viewBox="0 0 66 141" draw:type="non-primitive" draw:enhanced-path="M 58 0 L 66 17 8 141 0 125 58 0 Z N"/>
                          </draw:custom-shape>
                        </draw:g>
                        <draw:g>
                          <draw:custom-shape draw:style-name="gr32" draw:text-style-name="P3" draw:layer="layout" svg:width="0.092cm" svg:height="0.071cm" svg:x="14.671cm" svg:y="6.909cm">
                            <text:p text:style-name="P5"/>
                            <draw:enhanced-geometry svg:viewBox="0 0 190 132" draw:type="non-primitive" draw:enhanced-path="M 58 0 L 0 124 133 132 190 8 58 0 Z N"/>
                          </draw:custom-shape>
                          <draw:custom-shape draw:style-name="gr33" draw:text-style-name="P3" draw:layer="layout" svg:width="0.066cm" svg:height="0.013cm" svg:x="14.671cm" svg:y="6.976cm">
                            <text:p text:style-name="P5"/>
                            <draw:enhanced-geometry svg:viewBox="0 0 141 25" draw:type="non-primitive" draw:enhanced-path="M 0 0 L 17 16 141 25 133 8 0 0 Z N"/>
                          </draw:custom-shape>
                          <draw:custom-shape draw:style-name="gr23" draw:text-style-name="P3" draw:layer="layout" svg:width="0.04cm" svg:height="0.075cm" svg:x="14.732cm" svg:y="6.914cm">
                            <text:p text:style-name="P5"/>
                            <draw:enhanced-geometry svg:viewBox="0 0 74 141" draw:type="non-primitive" draw:enhanced-path="M 57 0 L 74 17 8 141 0 124 57 0 Z N"/>
                          </draw:custom-shape>
                        </draw:g>
                        <draw:g>
                          <draw:custom-shape draw:style-name="gr32" draw:text-style-name="P3" draw:layer="layout" svg:width="0.097cm" svg:height="0.07cm" svg:x="14.631cm" svg:y="6.989cm">
                            <text:p text:style-name="P5"/>
                            <draw:enhanced-geometry svg:viewBox="0 0 198 124" draw:type="non-primitive" draw:enhanced-path="M 66 0 L 0 116 140 124 198 8 66 0 Z N"/>
                          </draw:custom-shape>
                          <draw:custom-shape draw:style-name="gr33" draw:text-style-name="P3" draw:layer="layout" svg:width="0.075cm" svg:height="0.013cm" svg:x="14.631cm" svg:y="7.055cm">
                            <text:p text:style-name="P5"/>
                            <draw:enhanced-geometry svg:viewBox="0 0 149 25" draw:type="non-primitive" draw:enhanced-path="M 0 0 L 17 17 149 25 132 8 0 0 Z N"/>
                          </draw:custom-shape>
                          <draw:custom-shape draw:style-name="gr23" draw:text-style-name="P3" draw:layer="layout" svg:width="0.031cm" svg:height="0.075cm" svg:x="14.701cm" svg:y="6.993cm">
                            <text:p text:style-name="P5"/>
                            <draw:enhanced-geometry svg:viewBox="0 0 67 133" draw:type="non-primitive" draw:enhanced-path="M 58 0 L 67 17 9 133 0 116 58 0 Z N"/>
                          </draw:custom-shape>
                        </draw:g>
                        <draw:g>
                          <draw:custom-shape draw:style-name="gr32" draw:text-style-name="P3" draw:layer="layout" svg:width="0.093cm" svg:height="0.071cm" svg:x="14.6cm" svg:y="7.068cm">
                            <text:p text:style-name="P5"/>
                            <draw:enhanced-geometry svg:viewBox="0 0 190 133" draw:type="non-primitive" draw:enhanced-path="M 58 0 L 0 116 132 133 190 8 58 0 Z N"/>
                          </draw:custom-shape>
                          <draw:custom-shape draw:style-name="gr33" draw:text-style-name="P3" draw:layer="layout" svg:width="0.071cm" svg:height="0.017cm" svg:x="14.6cm" svg:y="7.13cm">
                            <text:p text:style-name="P5"/>
                            <draw:enhanced-geometry svg:viewBox="0 0 140 34" draw:type="non-primitive" draw:enhanced-path="M 0 0 L 8 17 140 34 132 17 0 0 Z N"/>
                          </draw:custom-shape>
                          <draw:custom-shape draw:style-name="gr23" draw:text-style-name="P3" draw:layer="layout" svg:width="0.031cm" svg:height="0.074cm" svg:x="14.666cm" svg:y="7.073cm">
                            <text:p text:style-name="P5"/>
                            <draw:enhanced-geometry svg:viewBox="0 0 66 142" draw:type="non-primitive" draw:enhanced-path="M 58 0 L 66 17 8 142 0 125 58 0 Z N"/>
                          </draw:custom-shape>
                        </draw:g>
                      </draw:g>
                      <draw:g>
                        <draw:g>
                          <draw:custom-shape draw:style-name="gr32" draw:text-style-name="P3" draw:layer="layout" svg:width="0.092cm" svg:height="0.067cm" svg:x="14.781cm" svg:y="6.834cm">
                            <text:p text:style-name="P5"/>
                            <draw:enhanced-geometry svg:viewBox="0 0 189 125" draw:type="non-primitive" draw:enhanced-path="M 66 0 L 0 117 131 125 189 8 66 0 Z N"/>
                          </draw:custom-shape>
                          <draw:custom-shape draw:style-name="gr33" draw:text-style-name="P3" draw:layer="layout" svg:width="0.07cm" svg:height="0.018cm" svg:x="14.781cm" svg:y="6.896cm">
                            <text:p text:style-name="P5"/>
                            <draw:enhanced-geometry svg:viewBox="0 0 139 24" draw:type="non-primitive" draw:enhanced-path="M 0 0 L 16 16 139 24 131 8 0 0 Z N"/>
                          </draw:custom-shape>
                          <draw:custom-shape draw:style-name="gr23" draw:text-style-name="P3" draw:layer="layout" svg:width="0.035cm" svg:height="0.075cm" svg:x="14.847cm" svg:y="6.839cm">
                            <text:p text:style-name="P5"/>
                            <draw:enhanced-geometry svg:viewBox="0 0 74 133" draw:type="non-primitive" draw:enhanced-path="M 58 0 L 74 17 8 133 0 117 58 0 Z N"/>
                          </draw:custom-shape>
                        </draw:g>
                        <draw:g>
                          <draw:custom-shape draw:style-name="gr32" draw:text-style-name="P3" draw:layer="layout" svg:width="0.097cm" svg:height="0.07cm" svg:x="14.746cm" svg:y="6.914cm">
                            <text:p text:style-name="P5"/>
                            <draw:enhanced-geometry svg:viewBox="0 0 199 132" draw:type="non-primitive" draw:enhanced-path="M 66 0 L 0 116 141 132 199 9 66 0 Z N"/>
                          </draw:custom-shape>
                          <draw:custom-shape draw:style-name="gr33" draw:text-style-name="P3" draw:layer="layout" svg:width="0.074cm" svg:height="0.017cm" svg:x="14.746cm" svg:y="6.976cm">
                            <text:p text:style-name="P5"/>
                            <draw:enhanced-geometry svg:viewBox="0 0 149 33" draw:type="non-primitive" draw:enhanced-path="M 0 0 L 17 16 149 33 141 16 0 0 Z N"/>
                          </draw:custom-shape>
                          <draw:custom-shape draw:style-name="gr23" draw:text-style-name="P3" draw:layer="layout" svg:width="0.031cm" svg:height="0.075cm" svg:x="14.816cm" svg:y="6.918cm">
                            <text:p text:style-name="P5"/>
                            <draw:enhanced-geometry svg:viewBox="0 0 65 140" draw:type="non-primitive" draw:enhanced-path="M 58 0 L 65 16 8 140 0 123 58 0 Z N"/>
                          </draw:custom-shape>
                        </draw:g>
                        <draw:g>
                          <draw:custom-shape draw:style-name="gr32" draw:text-style-name="P3" draw:layer="layout" svg:width="0.092cm" svg:height="0.075cm" svg:x="14.715cm" svg:y="6.989cm">
                            <text:p text:style-name="P5"/>
                            <draw:enhanced-geometry svg:viewBox="0 0 190 133" draw:type="non-primitive" draw:enhanced-path="M 58 0 L 0 124 132 133 190 8 58 0 Z N"/>
                          </draw:custom-shape>
                          <draw:custom-shape draw:style-name="gr33" draw:text-style-name="P3" draw:layer="layout" svg:width="0.066cm" svg:height="0.014cm" svg:x="14.715cm" svg:y="7.059cm">
                            <text:p text:style-name="P5"/>
                            <draw:enhanced-geometry svg:viewBox="0 0 141 25" draw:type="non-primitive" draw:enhanced-path="M 0 0 L 8 17 141 25 132 9 0 0 Z N"/>
                          </draw:custom-shape>
                          <draw:custom-shape draw:style-name="gr23" draw:text-style-name="P3" draw:layer="layout" svg:width="0.036cm" svg:height="0.08cm" svg:x="14.776cm" svg:y="6.993cm">
                            <text:p text:style-name="P5"/>
                            <draw:enhanced-geometry svg:viewBox="0 0 67 141" draw:type="non-primitive" draw:enhanced-path="M 58 0 L 67 25 9 141 0 125 58 0 Z N"/>
                          </draw:custom-shape>
                        </draw:g>
                        <draw:g>
                          <draw:custom-shape draw:style-name="gr32" draw:text-style-name="P3" draw:layer="layout" svg:width="0.097cm" svg:height="0.066cm" svg:x="14.679cm" svg:y="7.073cm">
                            <text:p text:style-name="P5"/>
                            <draw:enhanced-geometry svg:viewBox="0 0 198 125" draw:type="non-primitive" draw:enhanced-path="M 66 0 L 0 117 140 125 198 0 66 0 Z N"/>
                          </draw:custom-shape>
                          <draw:custom-shape draw:style-name="gr33" draw:text-style-name="P3" draw:layer="layout" svg:width="0.071cm" svg:height="0.013cm" svg:x="14.679cm" svg:y="7.134cm">
                            <text:p text:style-name="P5"/>
                            <draw:enhanced-geometry svg:viewBox="0 0 149 25" draw:type="non-primitive" draw:enhanced-path="M 0 0 L 16 16 149 25 132 8 0 0 Z N"/>
                          </draw:custom-shape>
                          <draw:custom-shape draw:style-name="gr23" draw:text-style-name="P3" draw:layer="layout" svg:width="0.035cm" svg:height="0.074cm" svg:x="14.741cm" svg:y="7.073cm">
                            <text:p text:style-name="P5"/>
                            <draw:enhanced-geometry svg:viewBox="0 0 74 142" draw:type="non-primitive" draw:enhanced-path="M 66 0 L 74 25 17 142 0 125 66 0 Z N"/>
                          </draw:custom-shape>
                        </draw:g>
                      </draw:g>
                    </draw:g>
                  </draw:g>
                  <draw:custom-shape draw:style-name="gr25" draw:text-style-name="P3" draw:layer="layout" svg:width="0.027cm" svg:height="0.053cm" svg:x="14.141cm" svg:y="7.214cm">
                    <text:p text:style-name="P5"/>
                    <draw:enhanced-geometry svg:viewBox="0 0 50 100" draw:type="non-primitive" draw:enhanced-path="M 25 0 L 0 42 0 50 0 66 0 75 9 83 17 91 25 100 42 100 50 100 42 100 33 75 33 66 33 58 25 17 25 0 Z N"/>
                  </draw:custom-shape>
                </draw:g>
                <draw:custom-shape draw:style-name="gr24" draw:text-style-name="P3" draw:layer="layout" svg:width="0.031cm" svg:height="0.066cm" svg:x="14.437cm" svg:y="7.015cm">
                  <text:p text:style-name="P5"/>
                  <draw:enhanced-geometry svg:viewBox="0 0 58 116" draw:type="non-primitive" draw:enhanced-path="M 0 0 L 33 8 42 8 50 16 58 25 58 33 58 41 17 116 0 0 Z N"/>
                </draw:custom-shape>
              </draw:g>
              <draw:g>
                <draw:custom-shape draw:style-name="gr31" draw:text-style-name="P3" draw:layer="layout" svg:width="0.291cm" svg:height="0.287cm" svg:x="14.155cm" svg:y="7.002cm">
                  <text:p text:style-name="P5"/>
                  <draw:enhanced-geometry svg:viewBox="0 0 595 515" draw:type="non-primitive" draw:enhanced-path="M 25 482 L 8 465 8 448 8 432 8 415 0 399 0 390 17 407 25 415 41 424 240 448 264 448 281 448 297 440 322 432 339 432 355 415 372 407 380 390 397 365 537 0 545 8 554 8 570 16 570 25 578 33 595 133 430 507 413 515 397 515 380 515 25 482 Z N"/>
                </draw:custom-shape>
                <draw:custom-shape draw:style-name="gr26" draw:text-style-name="P3" draw:layer="layout" svg:width="0.574cm" svg:height="0.864cm" svg:x="14.141cm" svg:y="6.385cm">
                  <text:p text:style-name="P5"/>
                  <draw:enhanced-geometry svg:viewBox="0 0 1165 1569" draw:type="non-primitive" draw:enhanced-path="M 25 1511 L 17 1478 9 1453 0 1428 0 1395 0 1362 0 1320 0 1295 207 1295 248 1162 322 980 471 656 537 523 620 390 777 199 884 83 975 0 1091 66 1140 99 1149 108 1157 116 1165 124 1165 141 1165 158 1149 166 1058 249 1017 299 926 399 917 407 901 407 835 399 810 399 793 399 769 399 752 407 736 424 703 473 628 590 595 673 554 764 521 839 488 906 562 1121 422 1486 405 1511 389 1536 347 1553 314 1569 256 1569 58 1545 50 1536 33 1520 25 1511 Z N"/>
                </draw:custom-shape>
                <draw:custom-shape draw:style-name="gr31" draw:text-style-name="P3" draw:layer="layout" svg:width="0.322cm" svg:height="0.427cm" svg:x="14.384cm" svg:y="6.482cm">
                  <text:p text:style-name="P5"/>
                  <draw:enhanced-geometry svg:viewBox="0 0 661 773" draw:type="non-primitive" draw:enhanced-path="M 0 732 L 33 665 74 565 124 457 140 416 215 291 248 250 272 233 289 225 297 225 322 225 388 225 413 233 421 233 429 225 438 225 512 141 570 75 661 0 504 274 495 283 487 291 471 299 446 299 405 308 372 308 338 308 305 308 281 308 256 308 248 316 239 324 231 333 181 432 124 549 82 624 16 773 0 732 Z N"/>
                </draw:custom-shape>
                <draw:custom-shape draw:style-name="gr26" draw:text-style-name="P3" draw:layer="layout" svg:width="0.481cm" svg:height="0.714cm" svg:x="14.141cm" svg:y="6.385cm">
                  <text:p text:style-name="P5"/>
                  <draw:enhanced-geometry svg:viewBox="0 0 975 1295" draw:type="non-primitive" draw:enhanced-path="M 0 1295 L 0 1254 9 1220 17 1187 33 1154 66 1055 99 989 149 864 215 739 281 598 380 432 413 390 446 340 496 274 546 216 612 141 752 0 975 0 884 83 818 158 694 307 620 382 537 515 463 656 322 980 256 1154 207 1295 0 1295 Z N"/>
                </draw:custom-shape>
              </draw:g>
              <draw:g>
                <draw:line draw:style-name="gr30" draw:text-style-name="P4" draw:layer="layout" svg:x1="14.45cm" svg:y1="6.755cm" svg:x2="14.551cm" svg:y2="6.759cm">
                  <text:p text:style-name="P5"/>
                </draw:line>
                <draw:line draw:style-name="gr30" draw:text-style-name="P4" draw:layer="layout" svg:x1="14.441cm" svg:y1="6.781cm" svg:x2="14.538cm" svg:y2="6.79cm">
                  <text:p text:style-name="P5"/>
                </draw:line>
                <draw:line draw:style-name="gr30" draw:text-style-name="P4" draw:layer="layout" svg:x1="14.432cm" svg:y1="6.808cm" svg:x2="14.529cm" svg:y2="6.812cm">
                  <text:p text:style-name="P5"/>
                </draw:line>
                <draw:line draw:style-name="gr30" draw:text-style-name="P4" draw:layer="layout" svg:x1="14.424cm" svg:y1="6.83cm" svg:x2="14.516cm" svg:y2="6.839cm">
                  <text:p text:style-name="P5"/>
                </draw:line>
                <draw:line draw:style-name="gr30" draw:text-style-name="P4" draw:layer="layout" svg:x1="14.41cm" svg:y1="6.856cm" svg:x2="14.503cm" svg:y2="6.861cm">
                  <text:p text:style-name="P5"/>
                </draw:line>
                <draw:line draw:style-name="gr30" draw:text-style-name="P4" draw:layer="layout" svg:x1="14.402cm" svg:y1="6.878cm" svg:x2="14.49cm" svg:y2="6.887cm">
                  <text:p text:style-name="P5"/>
                </draw:line>
                <draw:line draw:style-name="gr30" draw:text-style-name="P4" draw:layer="layout" svg:x1="14.393cm" svg:y1="6.901cm" svg:x2="14.481cm" svg:y2="6.914cm">
                  <text:p text:style-name="P5"/>
                </draw:line>
              </draw:g>
            </draw:g>
            <draw:g>
              <draw:custom-shape draw:style-name="gr21" draw:text-style-name="P3" draw:layer="layout" svg:width="0.053cm" svg:height="0.044cm" svg:x="14.177cm" svg:y="7.139cm">
                <text:p text:style-name="P5"/>
                <draw:enhanced-geometry svg:viewBox="0 0 108 75" draw:type="non-primitive" draw:enhanced-path="M 0 0 L 91 0 108 75 17 67 0 0 Z N"/>
              </draw:custom-shape>
              <draw:custom-shape draw:style-name="gr23" draw:text-style-name="P3" draw:layer="layout" svg:width="0.045cm" svg:height="0.031cm" svg:x="14.185cm" svg:y="7.147cm">
                <text:p text:style-name="P5"/>
                <draw:enhanced-geometry svg:viewBox="0 0 91 50" draw:type="non-primitive" draw:enhanced-path="M 0 0 L 8 50 91 50 82 0 0 0 Z N"/>
              </draw:custom-shape>
            </draw:g>
          </draw:g>
          <draw:g>
            <draw:g>
              <draw:g>
                <draw:custom-shape draw:style-name="gr23" draw:text-style-name="P3" draw:layer="layout" svg:width="0.031cm" svg:height="0.04cm" svg:x="14.159cm" svg:y="7.443cm">
                  <text:p text:style-name="P5"/>
                  <draw:enhanced-geometry svg:viewBox="0 0 66 74" draw:type="non-primitive" draw:enhanced-path="M 0 0 L 0 41 9 41 25 49 33 49 42 58 50 74 58 58 66 49 66 41 66 33 58 25 50 16 33 8 17 0 0 0 Z N"/>
                </draw:custom-shape>
                <draw:custom-shape draw:style-name="gr22" draw:text-style-name="P3" draw:layer="layout" svg:width="0.053cm" svg:height="0.088cm" svg:x="14.146cm" svg:y="7.443cm">
                  <text:p text:style-name="P5"/>
                  <draw:enhanced-geometry svg:viewBox="0 0 107 158" draw:type="non-primitive" draw:enhanced-path="M 16 0 L 41 0 57 8 82 16 90 25 99 33 107 41 107 66 107 91 107 99 99 108 90 116 82 133 66 133 49 149 33 149 16 158 0 158 0 99 16 99 41 91 49 83 57 83 74 74 82 66 82 49 90 41 90 33 74 25 57 8 41 0 16 0 16 0 Z N"/>
                </draw:custom-shape>
              </draw:g>
              <draw:g>
                <draw:custom-shape draw:style-name="gr23" draw:text-style-name="P3" draw:layer="layout" svg:width="0.031cm" svg:height="0.044cm" svg:x="14.163cm" svg:y="7.381cm">
                  <text:p text:style-name="P5"/>
                  <draw:enhanced-geometry svg:viewBox="0 0 66 74" draw:type="non-primitive" draw:enhanced-path="M 0 0 L 0 41 16 49 24 49 33 58 41 66 49 74 66 58 66 49 66 41 66 33 57 24 49 16 33 8 16 8 0 0 Z N"/>
                </draw:custom-shape>
                <draw:custom-shape draw:style-name="gr22" draw:text-style-name="P3" draw:layer="layout" svg:width="0.053cm" svg:height="0.093cm" svg:x="14.15cm" svg:y="7.381cm">
                  <text:p text:style-name="P5"/>
                  <draw:enhanced-geometry svg:viewBox="0 0 107 166" draw:type="non-primitive" draw:enhanced-path="M 25 0 L 41 0 66 8 82 16 91 24 107 33 107 41 107 74 107 99 107 108 107 116 91 124 82 133 74 141 58 149 33 157 16 157 0 166 0 108 25 99 41 91 49 91 66 83 74 74 82 66 91 58 91 41 91 33 82 24 58 16 41 8 25 0 25 0 Z N"/>
                </draw:custom-shape>
              </draw:g>
              <draw:g>
                <draw:custom-shape draw:style-name="gr23" draw:text-style-name="P3" draw:layer="layout" svg:width="0.036cm" svg:height="0.04cm" svg:x="14.172cm" svg:y="7.324cm">
                  <text:p text:style-name="P5"/>
                  <draw:enhanced-geometry svg:viewBox="0 0 74 75" draw:type="non-primitive" draw:enhanced-path="M 0 0 L 0 42 17 50 25 59 41 59 41 67 58 75 66 59 66 50 74 50 74 42 66 25 58 25 41 9 25 9 0 0 Z N"/>
                </draw:custom-shape>
                <draw:custom-shape draw:style-name="gr22" draw:text-style-name="P3" draw:layer="layout" svg:width="0.053cm" svg:height="0.092cm" svg:x="14.163cm" svg:y="7.324cm">
                  <text:p text:style-name="P5"/>
                  <draw:enhanced-geometry svg:viewBox="0 0 107 167" draw:type="non-primitive" draw:enhanced-path="M 16 0 L 41 9 57 9 74 17 90 25 99 34 107 42 107 75 107 100 99 109 99 117 90 125 82 133 66 142 49 150 33 158 8 167 0 167 0 109 16 100 33 100 49 92 57 84 66 75 74 67 82 59 82 42 82 34 74 25 57 17 33 9 16 0 16 0 Z N"/>
                </draw:custom-shape>
              </draw:g>
            </draw:g>
            <draw:g>
              <draw:g>
                <draw:custom-shape draw:style-name="gr23" draw:text-style-name="P3" draw:layer="layout" svg:width="0.035cm" svg:height="0.044cm" svg:x="14.181cm" svg:y="7.267cm">
                  <text:p text:style-name="P5"/>
                  <draw:enhanced-geometry svg:viewBox="0 0 74 75" draw:type="non-primitive" draw:enhanced-path="M 0 0 L 0 41 16 50 24 50 33 58 41 58 49 75 66 58 66 50 66 41 74 33 66 25 57 16 33 8 24 8 0 0 Z N"/>
                </draw:custom-shape>
                <draw:custom-shape draw:style-name="gr22" draw:text-style-name="P3" draw:layer="layout" svg:width="0.053cm" svg:height="0.088cm" svg:x="14.172cm" svg:y="7.267cm">
                  <text:p text:style-name="P5"/>
                  <draw:enhanced-geometry svg:viewBox="0 0 107 158" draw:type="non-primitive" draw:enhanced-path="M 17 0 L 33 0 58 8 74 16 91 25 99 33 107 41 107 66 107 91 99 99 99 108 91 124 74 133 66 141 50 149 33 158 8 158 0 158 0 99 17 99 33 91 50 83 58 83 66 75 74 66 83 58 83 41 83 33 74 25 58 8 33 8 17 0 17 0 Z N"/>
                </draw:custom-shape>
              </draw:g>
              <draw:g>
                <draw:custom-shape draw:style-name="gr23" draw:text-style-name="P3" draw:layer="layout" svg:width="0.036cm" svg:height="0.04cm" svg:x="14.185cm" svg:y="7.209cm">
                  <text:p text:style-name="P5"/>
                  <draw:enhanced-geometry svg:viewBox="0 0 66 74" draw:type="non-primitive" draw:enhanced-path="M 0 0 L 0 41 8 50 25 50 33 58 41 66 50 74 58 58 66 50 66 41 66 33 58 25 50 16 33 8 17 8 0 0 Z N"/>
                </draw:custom-shape>
                <draw:custom-shape draw:style-name="gr22" draw:text-style-name="P3" draw:layer="layout" svg:width="0.053cm" svg:height="0.093cm" svg:x="14.177cm" svg:y="7.209cm">
                  <text:p text:style-name="P5"/>
                  <draw:enhanced-geometry svg:viewBox="0 0 108 166" draw:type="non-primitive" draw:enhanced-path="M 17 0 L 42 0 58 8 83 16 91 25 99 33 108 41 108 74 108 99 108 108 99 116 91 124 83 133 66 141 50 149 33 158 17 166 0 166 0 108 17 99 42 91 50 91 58 83 66 74 83 66 83 58 91 41 83 33 75 25 58 16 42 8 17 0 17 0 Z N"/>
                </draw:custom-shape>
              </draw:g>
              <draw:g>
                <draw:custom-shape draw:style-name="gr23" draw:text-style-name="P3" draw:layer="layout" svg:width="0.036cm" svg:height="0.045cm" svg:x="14.194cm" svg:y="7.147cm">
                  <text:p text:style-name="P5"/>
                  <draw:enhanced-geometry svg:viewBox="0 0 66 74" draw:type="non-primitive" draw:enhanced-path="M 0 0 L 0 41 16 50 24 50 33 58 41 66 49 74 66 58 66 50 66 50 66 33 57 25 49 16 33 8 16 8 0 0 Z N"/>
                </draw:custom-shape>
                <draw:custom-shape draw:style-name="gr22" draw:text-style-name="P3" draw:layer="layout" svg:width="0.049cm" svg:height="0.093cm" svg:x="14.185cm" svg:y="7.147cm">
                  <text:p text:style-name="P5"/>
                  <draw:enhanced-geometry svg:viewBox="0 0 107 166" draw:type="non-primitive" draw:enhanced-path="M 25 0 L 41 8 66 8 82 16 91 25 107 33 107 41 107 74 107 99 107 108 107 116 91 124 82 133 74 141 58 149 33 158 16 166 0 166 0 108 25 99 41 99 49 91 66 83 74 74 82 66 91 58 91 41 91 33 82 25 58 16 41 8 25 0 25 0 Z N"/>
                </draw:custom-shape>
              </draw:g>
            </draw:g>
          </draw:g>
        </draw:g>
        <draw:g>
          <draw:g>
            <draw:g>
              <draw:custom-shape draw:style-name="gr21" draw:text-style-name="P3" draw:layer="layout" svg:width="0.062cm" svg:height="0.044cm" svg:x="16.991cm" svg:y="9.599cm">
                <text:p text:style-name="P5"/>
                <draw:enhanced-geometry svg:viewBox="0 0 124 83" draw:type="non-primitive" draw:enhanced-path="M 99 8 L 107 8 116 17 124 25 124 33 124 41 124 50 124 58 99 75 82 75 74 83 58 83 41 75 33 75 16 66 16 66 8 58 0 50 0 41 0 25 0 0 33 8 33 25 33 41 41 50 49 50 58 50 74 50 82 41 82 17 99 8 Z N"/>
              </draw:custom-shape>
              <draw:custom-shape draw:style-name="gr21" draw:text-style-name="P3" draw:layer="layout" svg:width="0.066cm" svg:height="0.066cm" svg:x="17.022cm" svg:y="9.577cm">
                <text:p text:style-name="P5"/>
                <draw:enhanced-geometry svg:viewBox="0 0 140 116" draw:type="non-primitive" draw:enhanced-path="M 66 0 L 115 8 132 16 140 33 140 50 140 66 132 83 132 91 115 99 99 108 82 116 66 116 41 108 16 99 0 83 33 66 41 83 58 91 82 91 99 83 107 83 107 74 107 66 99 58 82 50 66 50 66 0 Z N"/>
              </draw:custom-shape>
              <draw:custom-shape draw:style-name="gr22" draw:text-style-name="P3" draw:layer="layout" svg:width="0.066cm" svg:height="0.039cm" svg:x="17.022cm" svg:y="9.604cm">
                <text:p text:style-name="P5"/>
                <draw:enhanced-geometry svg:viewBox="0 0 132 75" draw:type="non-primitive" draw:enhanced-path="M 132 50 L 107 50 74 50 49 42 41 33 33 25 33 17 41 0 49 0 16 9 8 17 0 33 0 50 8 67 24 67 49 75 66 75 91 75 115 67 132 50 Z N"/>
              </draw:custom-shape>
            </draw:g>
            <draw:g>
              <draw:custom-shape draw:style-name="gr23" draw:text-style-name="P3" draw:layer="layout" svg:width="0.023cm" svg:height="0.035cm" svg:x="16.991cm" svg:y="9.458cm">
                <text:p text:style-name="P5"/>
                <draw:enhanced-geometry svg:viewBox="0 0 49 58" draw:type="non-primitive" draw:enhanced-path="M 0 58 L 0 24 8 16 16 16 24 16 33 8 41 0 49 8 49 16 49 24 49 24 49 33 41 41 24 49 16 49 0 58 Z N"/>
              </draw:custom-shape>
              <draw:custom-shape draw:style-name="gr22" draw:text-style-name="P3" draw:layer="layout" svg:width="0.039cm" svg:height="0.07cm" svg:x="16.983cm" svg:y="9.423cm">
                <text:p text:style-name="P5"/>
                <draw:enhanced-geometry svg:viewBox="0 0 83 125" draw:type="non-primitive" draw:enhanced-path="M 17 125 L 33 116 41 116 58 108 66 100 74 100 83 91 83 67 83 50 83 42 74 33 66 25 58 25 50 17 41 8 25 0 8 0 0 0 0 42 17 50 25 50 41 58 41 58 58 67 58 75 66 83 66 91 66 100 58 108 41 116 25 116 17 125 17 125 Z N"/>
              </draw:custom-shape>
            </draw:g>
            <draw:g>
              <draw:custom-shape draw:style-name="gr23" draw:text-style-name="P3" draw:layer="layout" svg:width="0.027cm" svg:height="0.026cm" svg:x="16.991cm" svg:y="9.507cm">
                <text:p text:style-name="P5"/>
                <draw:enhanced-geometry svg:viewBox="0 0 49 50" draw:type="non-primitive" draw:enhanced-path="M 0 50 L 0 16 8 16 16 16 25 8 33 8 41 0 49 8 49 16 49 16 49 25 49 33 41 33 25 41 16 50 0 50 Z N"/>
              </draw:custom-shape>
              <draw:custom-shape draw:style-name="gr22" draw:text-style-name="P3" draw:layer="layout" svg:width="0.04cm" svg:height="0.07cm" svg:x="16.987cm" svg:y="9.463cm">
                <text:p text:style-name="P5"/>
                <draw:enhanced-geometry svg:viewBox="0 0 83 125" draw:type="non-primitive" draw:enhanced-path="M 17 125 L 33 125 50 116 58 116 75 108 75 100 83 91 83 75 83 50 83 50 75 41 75 33 66 25 58 16 42 16 25 8 9 0 0 0 0 50 17 50 33 58 42 58 50 66 58 66 58 75 66 83 66 91 66 100 58 108 42 116 33 125 17 125 17 125 Z N"/>
              </draw:custom-shape>
            </draw:g>
            <draw:g>
              <draw:custom-shape draw:style-name="gr23" draw:text-style-name="P3" draw:layer="layout" svg:width="0.022cm" svg:height="0.027cm" svg:x="16.978cm" svg:y="9.555cm">
                <text:p text:style-name="P5"/>
                <draw:enhanced-geometry svg:viewBox="0 0 49 50" draw:type="non-primitive" draw:enhanced-path="M 49 0 L 49 33 41 33 33 33 25 42 25 42 16 50 0 42 0 33 0 33 0 25 8 17 16 8 25 8 41 0 49 0 Z N"/>
              </draw:custom-shape>
              <draw:custom-shape draw:style-name="gr22" draw:text-style-name="P3" draw:layer="layout" svg:width="0.035cm" svg:height="0.071cm" svg:x="16.974cm" svg:y="9.555cm">
                <text:p text:style-name="P5"/>
                <draw:enhanced-geometry svg:viewBox="0 0 74 125" draw:type="non-primitive" draw:enhanced-path="M 66 0 L 49 0 33 0 16 8 8 17 0 25 0 33 0 50 0 75 0 75 0 83 8 92 16 100 24 108 33 108 49 116 66 125 74 125 74 75 66 75 49 67 41 67 33 58 24 58 16 50 16 42 8 33 8 25 16 17 33 8 49 0 66 0 66 0 Z N"/>
              </draw:custom-shape>
            </draw:g>
            <draw:g>
              <draw:custom-shape draw:style-name="gr23" draw:text-style-name="P3" draw:layer="layout" svg:width="0.027cm" svg:height="0.027cm" svg:x="16.991cm" svg:y="9.546cm">
                <text:p text:style-name="P5"/>
                <draw:enhanced-geometry svg:viewBox="0 0 49 50" draw:type="non-primitive" draw:enhanced-path="M 0 50 L 0 25 8 17 16 17 25 9 33 9 41 0 49 9 49 17 49 17 49 25 49 34 41 42 25 50 16 50 0 50 Z N"/>
              </draw:custom-shape>
              <draw:custom-shape draw:style-name="gr22" draw:text-style-name="P3" draw:layer="layout" svg:width="0.04cm" svg:height="0.066cm" svg:x="16.987cm" svg:y="9.511cm">
                <text:p text:style-name="P5"/>
                <draw:enhanced-geometry svg:viewBox="0 0 83 125" draw:type="non-primitive" draw:enhanced-path="M 17 125 L 33 116 42 116 58 108 66 100 75 91 83 91 83 66 83 50 83 42 75 33 66 25 58 17 50 17 42 8 25 0 9 0 0 0 0 42 17 42 25 50 42 50 42 58 58 66 58 66 66 75 66 91 66 100 58 100 42 108 25 116 17 116 17 125 Z N"/>
              </draw:custom-shape>
            </draw:g>
          </draw:g>
          <draw:g>
            <draw:g>
              <draw:g>
                <draw:g>
                  <draw:g>
                    <draw:g>
                      <draw:custom-shape draw:style-name="gr24" draw:text-style-name="P3" draw:layer="layout" svg:width="1.535cm" svg:height="1.067cm" svg:x="17cm" svg:y="8.537cm">
                        <text:p text:style-name="P5"/>
                        <draw:enhanced-geometry svg:viewBox="0 0 3131 1935" draw:type="non-primitive" draw:enhanced-path="M 0 1595 L 66 1669 2362 1935 3131 390 3081 0 2329 1811 0 1595 Z N"/>
                      </draw:custom-shape>
                      <draw:custom-shape draw:style-name="gr25" draw:text-style-name="P3" draw:layer="layout" svg:width="0.415cm" svg:height="1.089cm" svg:x="18.12cm" svg:y="8.475cm">
                        <text:p text:style-name="P5"/>
                        <draw:enhanced-geometry svg:viewBox="0 0 843 1977" draw:type="non-primitive" draw:enhanced-path="M 801 0 L 843 74 41 1977 0 1902 801 0 Z N"/>
                      </draw:custom-shape>
                      <draw:custom-shape draw:style-name="gr26" draw:text-style-name="P3" draw:layer="layout" svg:width="1.548cm" svg:height="1.049cm" svg:x="16.965cm" svg:y="8.475cm">
                        <text:p text:style-name="P5"/>
                        <draw:enhanced-geometry svg:viewBox="0 0 3163 1902" draw:type="non-primitive" draw:enhanced-path="M 0 1653 L 2362 1902 3163 0 1471 0 1421 58 892 49 0 1653 Z N"/>
                      </draw:custom-shape>
                      <draw:custom-shape draw:style-name="gr27" draw:text-style-name="P3" draw:layer="layout" svg:width="1.177cm" svg:height="0.176cm" svg:x="16.965cm" svg:y="9.392cm">
                        <text:p text:style-name="P5"/>
                        <draw:enhanced-geometry svg:viewBox="0 0 2403 324" draw:type="non-primitive" draw:enhanced-path="M 0 0 L 33 66 2403 324 2362 241 0 0 Z N"/>
                      </draw:custom-shape>
                      <draw:g>
                        <draw:custom-shape draw:style-name="gr24" draw:text-style-name="P3" draw:layer="layout" svg:width="0.82cm" svg:height="0.19cm" svg:x="17.622cm" svg:y="8.501cm">
                          <text:p text:style-name="P5"/>
                          <draw:enhanced-geometry svg:viewBox="0 0 1677 341" draw:type="non-primitive" draw:enhanced-path="M 141 0 L 1677 0 1520 341 0 308 141 0 Z N"/>
                        </draw:custom-shape>
                        <draw:g>
                          <draw:custom-shape draw:style-name="gr25" draw:text-style-name="P3" draw:layer="layout" svg:width="0.546cm" svg:height="0.022cm" svg:x="17.768cm" svg:y="8.541cm">
                            <text:p text:style-name="P5"/>
                            <draw:enhanced-geometry svg:viewBox="0 0 1115 41" draw:type="non-primitive" draw:enhanced-path="M 0 0 L 41 33 1099 41 1115 0 0 0 Z N"/>
                          </draw:custom-shape>
                          <draw:custom-shape draw:style-name="gr27" draw:text-style-name="P3" draw:layer="layout" svg:width="0.053cm" svg:height="0.079cm" svg:x="17.732cm" svg:y="8.541cm">
                            <text:p text:style-name="P5"/>
                            <draw:enhanced-geometry svg:viewBox="0 0 106 150" draw:type="non-primitive" draw:enhanced-path="M 65 0 L 0 150 81 108 106 41 65 0 Z N"/>
                          </draw:custom-shape>
                          <draw:custom-shape draw:style-name="gr28" draw:text-style-name="P3" draw:layer="layout" svg:width="0.556cm" svg:height="0.027cm" svg:x="17.732cm" svg:y="8.598cm">
                            <text:p text:style-name="P5"/>
                            <draw:enhanced-geometry svg:viewBox="0 0 1131 50" draw:type="non-primitive" draw:enhanced-path="M 0 42 L 81 0 1131 0 1106 50 0 42 Z N"/>
                          </draw:custom-shape>
                          <draw:custom-shape draw:style-name="gr29" draw:text-style-name="P3" draw:layer="layout" svg:width="0.534cm" svg:height="0.035cm" svg:x="17.772cm" svg:y="8.563cm">
                            <text:p text:style-name="P5"/>
                            <draw:enhanced-geometry svg:viewBox="0 0 1083 67" draw:type="non-primitive" draw:enhanced-path="M 1083 0 L 25 0 0 67 1050 67 1083 0 Z N"/>
                          </draw:custom-shape>
                        </draw:g>
                        <draw:custom-shape draw:style-name="gr24" draw:text-style-name="P3" draw:layer="layout" svg:width="1.063cm" svg:height="0.746cm" svg:x="17.3cm" svg:y="8.717cm">
                          <text:p text:style-name="P5"/>
                          <draw:enhanced-geometry svg:viewBox="0 0 2163 1354" draw:type="non-primitive" draw:enhanced-path="M 628 0 L 2163 50 1585 1354 0 1213 628 0 Z N"/>
                        </draw:custom-shape>
                      </draw:g>
                      <draw:g>
                        <draw:custom-shape draw:style-name="gr25" draw:text-style-name="P3" draw:layer="layout" svg:width="0.313cm" svg:height="0.701cm" svg:x="17.296cm" svg:y="8.687cm">
                          <text:p text:style-name="P5"/>
                          <draw:enhanced-geometry svg:viewBox="0 0 636 1271" draw:type="non-primitive" draw:enhanced-path="M 586 0 L 636 58 0 1271 586 0 Z N"/>
                        </draw:custom-shape>
                        <draw:line draw:style-name="gr30" draw:text-style-name="P4" draw:layer="layout" svg:x1="17.662cm" svg:y1="8.501cm" svg:x2="17.582cm" svg:y2="8.687cm">
                          <text:p text:style-name="P5"/>
                        </draw:line>
                      </draw:g>
                    </draw:g>
                    <draw:g>
                      <draw:g>
                        <draw:g>
                          <draw:g>
                            <draw:custom-shape draw:style-name="gr31" draw:text-style-name="P3" draw:layer="layout" svg:width="0.15cm" svg:height="0.057cm" svg:x="17.984cm" svg:y="8.797cm">
                              <text:p text:style-name="P5"/>
                              <draw:enhanced-geometry svg:viewBox="0 0 306 108" draw:type="non-primitive" draw:enhanced-path="M 0 100 L 248 108 306 9 58 0 0 100 Z N"/>
                            </draw:custom-shape>
                            <draw:custom-shape draw:style-name="gr24" draw:text-style-name="P3" draw:layer="layout" svg:width="0.136cm" svg:height="0.026cm" svg:x="17.984cm" svg:y="8.85cm">
                              <text:p text:style-name="P5"/>
                              <draw:enhanced-geometry svg:viewBox="0 0 273 42" draw:type="non-primitive" draw:enhanced-path="M 0 0 L 25 25 273 42 248 8 0 0 Z N"/>
                            </draw:custom-shape>
                            <draw:custom-shape draw:style-name="gr28" draw:text-style-name="P3" draw:layer="layout" svg:width="0.035cm" svg:height="0.075cm" svg:x="18.107cm" svg:y="8.801cm">
                              <text:p text:style-name="P5"/>
                              <draw:enhanced-geometry svg:viewBox="0 0 74 133" draw:type="non-primitive" draw:enhanced-path="M 0 99 L 25 133 74 25 58 0 0 99 Z N"/>
                            </draw:custom-shape>
                          </draw:g>
                          <draw:line draw:style-name="gr30" draw:text-style-name="P4" draw:layer="layout" svg:x1="18.037cm" svg:y1="8.797cm" svg:x2="18.015cm" svg:y2="8.85cm">
                            <text:p text:style-name="P5"/>
                          </draw:line>
                          <draw:custom-shape draw:style-name="gr13" draw:text-style-name="P3" draw:layer="layout" svg:width="0.008cm" svg:height="0.013cm" svg:x="18.015cm" svg:y="8.80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8.001cm" svg:y="8.82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2cm" svg:x="17.957cm" svg:y="8.867cm">
                              <text:p text:style-name="P5"/>
                              <draw:enhanced-geometry svg:viewBox="0 0 306 116" draw:type="non-primitive" draw:enhanced-path="M 0 100 L 248 116 306 8 50 0 0 100 Z N"/>
                            </draw:custom-shape>
                            <draw:custom-shape draw:style-name="gr24" draw:text-style-name="P3" draw:layer="layout" svg:width="0.132cm" svg:height="0.022cm" svg:x="17.957cm" svg:y="8.92cm">
                              <text:p text:style-name="P5"/>
                              <draw:enhanced-geometry svg:viewBox="0 0 273 41" draw:type="non-primitive" draw:enhanced-path="M 0 0 L 25 33 273 41 248 16 0 0 Z N"/>
                            </draw:custom-shape>
                            <draw:custom-shape draw:style-name="gr28" draw:text-style-name="P3" draw:layer="layout" svg:width="0.04cm" svg:height="0.07cm" svg:x="18.076cm" svg:y="8.872cm">
                              <text:p text:style-name="P5"/>
                              <draw:enhanced-geometry svg:viewBox="0 0 74 133" draw:type="non-primitive" draw:enhanced-path="M 0 108 L 25 133 74 34 58 0 0 108 Z N"/>
                            </draw:custom-shape>
                          </draw:g>
                          <draw:line draw:style-name="gr30" draw:text-style-name="P4" draw:layer="layout" svg:x1="18.01cm" svg:y1="8.867cm" svg:x2="17.984cm" svg:y2="8.92cm">
                            <text:p text:style-name="P5"/>
                          </draw:line>
                          <draw:custom-shape draw:style-name="gr13" draw:text-style-name="P3" draw:layer="layout" svg:width="0.018cm" svg:height="0.008cm" svg:x="17.979cm" svg:y="8.88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7.97cm" svg:y="8.89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2cm" svg:x="17.926cm" svg:y="8.938cm">
                              <text:p text:style-name="P5"/>
                              <draw:enhanced-geometry svg:viewBox="0 0 298 108" draw:type="non-primitive" draw:enhanced-path="M 0 100 L 248 108 298 8 50 0 0 100 Z N"/>
                            </draw:custom-shape>
                            <draw:custom-shape draw:style-name="gr24" draw:text-style-name="P3" draw:layer="layout" svg:width="0.133cm" svg:height="0.022cm" svg:x="17.926cm" svg:y="8.995cm">
                              <text:p text:style-name="P5"/>
                              <draw:enhanced-geometry svg:viewBox="0 0 265 41" draw:type="non-primitive" draw:enhanced-path="M 0 0 L 17 25 265 41 248 8 0 0 Z N"/>
                            </draw:custom-shape>
                            <draw:custom-shape draw:style-name="gr28" draw:text-style-name="P3" draw:layer="layout" svg:width="0.031cm" svg:height="0.075cm" svg:x="18.05cm" svg:y="8.942cm">
                              <text:p text:style-name="P5"/>
                              <draw:enhanced-geometry svg:viewBox="0 0 66 133" draw:type="non-primitive" draw:enhanced-path="M 0 100 L 17 133 66 25 50 0 0 100 Z N"/>
                            </draw:custom-shape>
                          </draw:g>
                          <draw:line draw:style-name="gr30" draw:text-style-name="P4" draw:layer="layout" svg:x1="17.979cm" svg:y1="8.938cm" svg:x2="17.953cm" svg:y2="8.995cm">
                            <text:p text:style-name="P5"/>
                          </draw:line>
                          <draw:custom-shape draw:style-name="gr13" draw:text-style-name="P3" draw:layer="layout" svg:width="0.013cm" svg:height="0.013cm" svg:x="17.953cm" svg:y="8.94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7cm" svg:height="0.017cm" svg:x="17.94cm" svg:y="8.969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2cm" svg:x="17.9cm" svg:y="9.008cm">
                              <text:p text:style-name="P5"/>
                              <draw:enhanced-geometry svg:viewBox="0 0 297 115" draw:type="non-primitive" draw:enhanced-path="M 0 98 L 247 115 297 8 49 0 0 98 Z N"/>
                            </draw:custom-shape>
                            <draw:custom-shape draw:style-name="gr24" draw:text-style-name="P3" draw:layer="layout" svg:width="0.128cm" svg:height="0.022cm" svg:x="17.9cm" svg:y="9.061cm">
                              <text:p text:style-name="P5"/>
                              <draw:enhanced-geometry svg:viewBox="0 0 264 42" draw:type="non-primitive" draw:enhanced-path="M 0 0 L 16 34 264 42 247 17 0 0 Z N"/>
                            </draw:custom-shape>
                            <draw:custom-shape draw:style-name="gr28" draw:text-style-name="P3" draw:layer="layout" svg:width="0.035cm" svg:height="0.07cm" svg:x="18.019cm" svg:y="9.013cm">
                              <text:p text:style-name="P5"/>
                              <draw:enhanced-geometry svg:viewBox="0 0 67 132" draw:type="non-primitive" draw:enhanced-path="M 0 107 L 17 132 67 33 50 0 0 107 Z N"/>
                            </draw:custom-shape>
                          </draw:g>
                          <draw:line draw:style-name="gr30" draw:text-style-name="P4" draw:layer="layout" svg:x1="17.948cm" svg:y1="9.008cm" svg:x2="17.922cm" svg:y2="9.061cm">
                            <text:p text:style-name="P5"/>
                          </draw:line>
                          <draw:custom-shape draw:style-name="gr13" draw:text-style-name="P3" draw:layer="layout" svg:width="0.013cm" svg:height="0.008cm" svg:x="17.922cm" svg:y="9.022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7.913cm" svg:y="9.039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7.869cm" svg:y="9.075cm">
                              <text:p text:style-name="P5"/>
                              <draw:enhanced-geometry svg:viewBox="0 0 306 117" draw:type="non-primitive" draw:enhanced-path="M 0 100 L 257 117 306 17 58 0 0 100 Z N"/>
                            </draw:custom-shape>
                            <draw:custom-shape draw:style-name="gr24" draw:text-style-name="P3" draw:layer="layout" svg:width="0.132cm" svg:height="0.018cm" svg:x="17.869cm" svg:y="9.136cm">
                              <text:p text:style-name="P5"/>
                              <draw:enhanced-geometry svg:viewBox="0 0 273 34" draw:type="non-primitive" draw:enhanced-path="M 0 0 L 25 25 273 34 257 9 0 0 Z N"/>
                            </draw:custom-shape>
                            <draw:custom-shape draw:style-name="gr28" draw:text-style-name="P3" draw:layer="layout" svg:width="0.031cm" svg:height="0.071cm" svg:x="17.992cm" svg:y="9.083cm">
                              <text:p text:style-name="P5"/>
                              <draw:enhanced-geometry svg:viewBox="0 0 66 125" draw:type="non-primitive" draw:enhanced-path="M 0 100 L 16 125 66 25 49 0 0 100 Z N"/>
                            </draw:custom-shape>
                          </draw:g>
                          <draw:line draw:style-name="gr30" draw:text-style-name="P4" draw:layer="layout" svg:x1="17.921cm" svg:y1="9.079cm" svg:x2="17.894cm" svg:y2="9.136cm">
                            <text:p text:style-name="P5"/>
                          </draw:line>
                          <draw:custom-shape draw:style-name="gr13" draw:text-style-name="P3" draw:layer="layout" svg:width="0.014cm" svg:height="0.013cm" svg:x="17.895cm" svg:y="9.088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7.882cm" svg:y="9.1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1cm" svg:x="17.838cm" svg:y="9.15cm">
                              <text:p text:style-name="P5"/>
                              <draw:enhanced-geometry svg:viewBox="0 0 305 117" draw:type="non-primitive" draw:enhanced-path="M 0 100 L 247 117 305 9 57 0 0 100 Z N"/>
                            </draw:custom-shape>
                            <draw:custom-shape draw:style-name="gr24" draw:text-style-name="P3" draw:layer="layout" svg:width="0.132cm" svg:height="0.022cm" svg:x="17.838cm" svg:y="9.202cm">
                              <text:p text:style-name="P5"/>
                              <draw:enhanced-geometry svg:viewBox="0 0 272 42" draw:type="non-primitive" draw:enhanced-path="M 0 0 L 24 33 272 42 247 17 0 0 Z N"/>
                            </draw:custom-shape>
                            <draw:custom-shape draw:style-name="gr28" draw:text-style-name="P3" draw:layer="layout" svg:width="0.035cm" svg:height="0.07cm" svg:x="17.962cm" svg:y="9.154cm">
                              <text:p text:style-name="P5"/>
                              <draw:enhanced-geometry svg:viewBox="0 0 75 133" draw:type="non-primitive" draw:enhanced-path="M 0 108 L 25 133 75 33 58 0 0 108 Z N"/>
                            </draw:custom-shape>
                          </draw:g>
                          <draw:line draw:style-name="gr30" draw:text-style-name="P4" draw:layer="layout" svg:x1="17.891cm" svg:y1="9.15cm" svg:x2="17.869cm" svg:y2="9.202cm">
                            <text:p text:style-name="P5"/>
                          </draw:line>
                          <draw:custom-shape draw:style-name="gr13" draw:text-style-name="P3" draw:layer="layout" svg:width="0.009cm" svg:height="0.009cm" svg:x="17.869cm" svg:y="9.16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7.856cm" svg:y="9.1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7.812cm" svg:y="9.216cm">
                              <text:p text:style-name="P5"/>
                              <draw:enhanced-geometry svg:viewBox="0 0 297 116" draw:type="non-primitive" draw:enhanced-path="M 0 100 L 248 116 297 17 49 0 0 100 Z N"/>
                            </draw:custom-shape>
                            <draw:custom-shape draw:style-name="gr24" draw:text-style-name="P3" draw:layer="layout" svg:width="0.128cm" svg:height="0.018cm" svg:x="17.812cm" svg:y="9.277cm">
                              <text:p text:style-name="P5"/>
                              <draw:enhanced-geometry svg:viewBox="0 0 264 33" draw:type="non-primitive" draw:enhanced-path="M 0 0 L 25 25 264 33 248 8 0 0 Z N"/>
                            </draw:custom-shape>
                            <draw:custom-shape draw:style-name="gr28" draw:text-style-name="P3" draw:layer="layout" svg:width="0.039cm" svg:height="0.071cm" svg:x="17.931cm" svg:y="9.224cm">
                              <text:p text:style-name="P5"/>
                              <draw:enhanced-geometry svg:viewBox="0 0 74 124" draw:type="non-primitive" draw:enhanced-path="M 0 99 L 16 124 74 25 49 0 0 99 Z N"/>
                            </draw:custom-shape>
                          </draw:g>
                          <draw:line draw:style-name="gr30" draw:text-style-name="P4" draw:layer="layout" svg:x1="17.864cm" svg:y1="9.22cm" svg:x2="17.837cm" svg:y2="9.277cm">
                            <text:p text:style-name="P5"/>
                          </draw:line>
                          <draw:custom-shape draw:style-name="gr13" draw:text-style-name="P3" draw:layer="layout" svg:width="0.013cm" svg:height="0.018cm" svg:x="17.834cm" svg:y="9.22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7.825cm" svg:y="9.255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7.781cm" svg:y="9.291cm">
                              <text:p text:style-name="P5"/>
                              <draw:enhanced-geometry svg:viewBox="0 0 297 116" draw:type="non-primitive" draw:enhanced-path="M 0 100 L 248 116 297 8 50 0 0 100 Z N"/>
                            </draw:custom-shape>
                            <draw:custom-shape draw:style-name="gr24" draw:text-style-name="P3" draw:layer="layout" svg:width="0.132cm" svg:height="0.026cm" svg:x="17.781cm" svg:y="9.344cm">
                              <text:p text:style-name="P5"/>
                              <draw:enhanced-geometry svg:viewBox="0 0 264 41" draw:type="non-primitive" draw:enhanced-path="M 0 0 L 16 33 264 41 248 16 0 0 Z N"/>
                            </draw:custom-shape>
                            <draw:custom-shape draw:style-name="gr28" draw:text-style-name="P3" draw:layer="layout" svg:width="0.031cm" svg:height="0.075cm" svg:x="17.904cm" svg:y="9.295cm">
                              <text:p text:style-name="P5"/>
                              <draw:enhanced-geometry svg:viewBox="0 0 66 133" draw:type="non-primitive" draw:enhanced-path="M 0 108 L 16 133 66 34 49 0 0 108 Z N"/>
                            </draw:custom-shape>
                          </draw:g>
                          <draw:line draw:style-name="gr30" draw:text-style-name="P4" draw:layer="layout" svg:x1="17.833cm" svg:y1="9.291cm" svg:x2="17.806cm" svg:y2="9.344cm">
                            <text:p text:style-name="P5"/>
                          </draw:line>
                          <draw:custom-shape draw:style-name="gr13" draw:text-style-name="P3" draw:layer="layout" svg:width="0.013cm" svg:height="0.009cm" svg:x="17.807cm" svg:y="9.30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8cm" svg:height="0.013cm" svg:x="17.794cm" svg:y="9.322cm">
                            <text:p text:style-name="P5"/>
                            <draw:enhanced-geometry svg:viewBox="0 0 21600 21600" draw:glue-points="10800 0 3160 3160 0 10800 3160 18440 10800 21600 18440 18440 21600 10800 18440 3160" draw:text-areas="3200 3200 18400 18400" draw:type="ellipse"/>
                          </draw:custom-shape>
                        </draw:g>
                      </draw:g>
                      <draw:g>
                        <draw:g>
                          <draw:g>
                            <draw:custom-shape draw:style-name="gr31" draw:text-style-name="P3" draw:layer="layout" svg:width="0.15cm" svg:height="0.066cm" svg:x="18.12cm" svg:y="8.806cm">
                              <text:p text:style-name="P5"/>
                              <draw:enhanced-geometry svg:viewBox="0 0 306 116" draw:type="non-primitive" draw:enhanced-path="M 0 100 L 248 116 306 17 50 0 0 100 Z N"/>
                            </draw:custom-shape>
                            <draw:custom-shape draw:style-name="gr24" draw:text-style-name="P3" draw:layer="layout" svg:width="0.137cm" svg:height="0.018cm" svg:x="18.12cm" svg:y="8.867cm">
                              <text:p text:style-name="P5"/>
                              <draw:enhanced-geometry svg:viewBox="0 0 273 33" draw:type="non-primitive" draw:enhanced-path="M 0 0 L 25 25 273 33 248 8 0 0 Z N"/>
                            </draw:custom-shape>
                            <draw:custom-shape draw:style-name="gr28" draw:text-style-name="P3" draw:layer="layout" svg:width="0.035cm" svg:height="0.071cm" svg:x="18.244cm" svg:y="8.814cm">
                              <text:p text:style-name="P5"/>
                              <draw:enhanced-geometry svg:viewBox="0 0 74 124" draw:type="non-primitive" draw:enhanced-path="M 0 99 L 25 124 74 25 58 0 0 99 Z N"/>
                            </draw:custom-shape>
                          </draw:g>
                          <draw:line draw:style-name="gr30" draw:text-style-name="P4" draw:layer="layout" svg:x1="18.173cm" svg:y1="8.81cm" svg:x2="18.151cm" svg:y2="8.867cm">
                            <text:p text:style-name="P5"/>
                          </draw:line>
                          <draw:custom-shape draw:style-name="gr13" draw:text-style-name="P3" draw:layer="layout" svg:width="0.017cm" svg:height="0.013cm" svg:x="18.147cm" svg:y="8.81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8.138cm" svg:y="8.84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8.094cm" svg:y="8.881cm">
                              <text:p text:style-name="P5"/>
                              <draw:enhanced-geometry svg:viewBox="0 0 306 108" draw:type="non-primitive" draw:enhanced-path="M 0 100 L 248 108 306 8 50 0 0 100 Z N"/>
                            </draw:custom-shape>
                            <draw:custom-shape draw:style-name="gr24" draw:text-style-name="P3" draw:layer="layout" svg:width="0.132cm" svg:height="0.022cm" svg:x="18.094cm" svg:y="8.933cm">
                              <text:p text:style-name="P5"/>
                              <draw:enhanced-geometry svg:viewBox="0 0 273 41" draw:type="non-primitive" draw:enhanced-path="M 0 0 L 25 25 273 41 248 8 0 0 Z N"/>
                            </draw:custom-shape>
                            <draw:custom-shape draw:style-name="gr28" draw:text-style-name="P3" draw:layer="layout" svg:width="0.036cm" svg:height="0.07cm" svg:x="18.217cm" svg:y="8.885cm">
                              <text:p text:style-name="P5"/>
                              <draw:enhanced-geometry svg:viewBox="0 0 74 133" draw:type="non-primitive" draw:enhanced-path="M 0 100 L 25 133 74 25 58 0 0 100 Z N"/>
                            </draw:custom-shape>
                          </draw:g>
                          <draw:line draw:style-name="gr30" draw:text-style-name="P4" draw:layer="layout" svg:x1="18.146cm" svg:y1="8.881cm" svg:x2="18.119cm" svg:y2="8.933cm">
                            <text:p text:style-name="P5"/>
                          </draw:line>
                          <draw:custom-shape draw:style-name="gr13" draw:text-style-name="P3" draw:layer="layout" svg:width="0.014cm" svg:height="0.014cm" svg:x="18.12cm" svg:y="8.88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08cm" svg:height="0.014cm" svg:x="18.112cm" svg:y="8.91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8.063cm" svg:y="8.947cm">
                              <text:p text:style-name="P5"/>
                              <draw:enhanced-geometry svg:viewBox="0 0 306 116" draw:type="non-primitive" draw:enhanced-path="M 0 99 L 256 116 306 16 58 0 0 99 Z N"/>
                            </draw:custom-shape>
                            <draw:custom-shape draw:style-name="gr24" draw:text-style-name="P3" draw:layer="layout" svg:width="0.132cm" svg:height="0.018cm" svg:x="18.063cm" svg:y="9.008cm">
                              <text:p text:style-name="P5"/>
                              <draw:enhanced-geometry svg:viewBox="0 0 273 33" draw:type="non-primitive" draw:enhanced-path="M 0 0 L 25 25 273 33 256 8 0 0 Z N"/>
                            </draw:custom-shape>
                            <draw:custom-shape draw:style-name="gr28" draw:text-style-name="P3" draw:layer="layout" svg:width="0.031cm" svg:height="0.071cm" svg:x="18.186cm" svg:y="8.955cm">
                              <text:p text:style-name="P5"/>
                              <draw:enhanced-geometry svg:viewBox="0 0 66 125" draw:type="non-primitive" draw:enhanced-path="M 0 100 L 17 125 66 25 50 0 0 100 Z N"/>
                            </draw:custom-shape>
                          </draw:g>
                          <draw:line draw:style-name="gr30" draw:text-style-name="P4" draw:layer="layout" svg:x1="18.115cm" svg:y1="8.951cm" svg:x2="18.088cm" svg:y2="9.008cm">
                            <text:p text:style-name="P5"/>
                          </draw:line>
                          <draw:custom-shape draw:style-name="gr13" draw:text-style-name="P3" draw:layer="layout" svg:width="0.014cm" svg:height="0.013cm" svg:x="18.089cm" svg:y="8.9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8.076cm" svg:y="8.986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8.032cm" svg:y="9.022cm">
                              <text:p text:style-name="P5"/>
                              <draw:enhanced-geometry svg:viewBox="0 0 306 107" draw:type="non-primitive" draw:enhanced-path="M 0 98 L 256 107 306 8 58 0 0 98 Z N"/>
                            </draw:custom-shape>
                            <draw:custom-shape draw:style-name="gr24" draw:text-style-name="P3" draw:layer="layout" svg:width="0.137cm" svg:height="0.022cm" svg:x="18.032cm" svg:y="9.075cm">
                              <text:p text:style-name="P5"/>
                              <draw:enhanced-geometry svg:viewBox="0 0 273 42" draw:type="non-primitive" draw:enhanced-path="M 0 0 L 25 25 273 42 256 9 0 0 Z N"/>
                            </draw:custom-shape>
                            <draw:custom-shape draw:style-name="gr28" draw:text-style-name="P3" draw:layer="layout" svg:width="0.031cm" svg:height="0.071cm" svg:x="18.16cm" svg:y="9.026cm">
                              <text:p text:style-name="P5"/>
                              <draw:enhanced-geometry svg:viewBox="0 0 66 132" draw:type="non-primitive" draw:enhanced-path="M 0 99 L 17 132 66 25 50 0 0 99 Z N"/>
                            </draw:custom-shape>
                          </draw:g>
                          <draw:line draw:style-name="gr30" draw:text-style-name="P4" draw:layer="layout" svg:x1="18.085cm" svg:y1="9.022cm" svg:x2="18.063cm" svg:y2="9.075cm">
                            <text:p text:style-name="P5"/>
                          </draw:line>
                          <draw:custom-shape draw:style-name="gr13" draw:text-style-name="P3" draw:layer="layout" svg:width="0.009cm" svg:height="0.014cm" svg:x="18.063cm" svg:y="9.0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8.05cm" svg:y="9.05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8.006cm" svg:y="9.088cm">
                              <text:p text:style-name="P5"/>
                              <draw:enhanced-geometry svg:viewBox="0 0 306 117" draw:type="non-primitive" draw:enhanced-path="M 0 100 L 248 117 306 9 50 0 0 100 Z N"/>
                            </draw:custom-shape>
                            <draw:custom-shape draw:style-name="gr24" draw:text-style-name="P3" draw:layer="layout" svg:width="0.132cm" svg:height="0.022cm" svg:x="18.006cm" svg:y="9.145cm">
                              <text:p text:style-name="P5"/>
                              <draw:enhanced-geometry svg:viewBox="0 0 273 42" draw:type="non-primitive" draw:enhanced-path="M 0 0 L 25 25 273 42 248 17 0 0 Z N"/>
                            </draw:custom-shape>
                            <draw:custom-shape draw:style-name="gr28" draw:text-style-name="P3" draw:layer="layout" svg:width="0.039cm" svg:height="0.075cm" svg:x="18.125cm" svg:y="9.092cm">
                              <text:p text:style-name="P5"/>
                              <draw:enhanced-geometry svg:viewBox="0 0 75 133" draw:type="non-primitive" draw:enhanced-path="M 0 99 L 25 133 75 33 58 0 0 99 Z N"/>
                            </draw:custom-shape>
                          </draw:g>
                          <draw:line draw:style-name="gr30" draw:text-style-name="P4" draw:layer="layout" svg:x1="18.058cm" svg:y1="9.088cm" svg:x2="18.031cm" svg:y2="9.145cm">
                            <text:p text:style-name="P5"/>
                          </draw:line>
                          <draw:custom-shape draw:style-name="gr13" draw:text-style-name="P3" draw:layer="layout" svg:width="0.017cm" svg:height="0.009cm" svg:x="18.028cm" svg:y="9.10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8.019cm" svg:y="9.12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7.975cm" svg:y="9.163cm">
                              <text:p text:style-name="P5"/>
                              <draw:enhanced-geometry svg:viewBox="0 0 305 108" draw:type="non-primitive" draw:enhanced-path="M 0 100 L 247 108 305 9 49 0 0 100 Z N"/>
                            </draw:custom-shape>
                            <draw:custom-shape draw:style-name="gr24" draw:text-style-name="P3" draw:layer="layout" svg:width="0.137cm" svg:height="0.026cm" svg:x="17.975cm" svg:y="9.216cm">
                              <text:p text:style-name="P5"/>
                              <draw:enhanced-geometry svg:viewBox="0 0 272 42" draw:type="non-primitive" draw:enhanced-path="M 0 0 L 24 25 272 42 247 8 0 0 Z N"/>
                            </draw:custom-shape>
                            <draw:custom-shape draw:style-name="gr28" draw:text-style-name="P3" draw:layer="layout" svg:width="0.036cm" svg:height="0.075cm" svg:x="18.098cm" svg:y="9.167cm">
                              <text:p text:style-name="P5"/>
                              <draw:enhanced-geometry svg:viewBox="0 0 75 133" draw:type="non-primitive" draw:enhanced-path="M 0 99 L 25 133 75 25 58 0 0 99 Z N"/>
                            </draw:custom-shape>
                          </draw:g>
                          <draw:line draw:style-name="gr30" draw:text-style-name="P4" draw:layer="layout" svg:x1="18.028cm" svg:y1="9.163cm" svg:x2="18.006cm" svg:y2="9.216cm">
                            <text:p text:style-name="P5"/>
                          </draw:line>
                          <draw:custom-shape draw:style-name="gr13" draw:text-style-name="P3" draw:layer="layout" svg:width="0.018cm" svg:height="0.013cm" svg:x="18.001cm" svg:y="9.172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7.992cm" svg:y="9.19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6cm" svg:x="17.948cm" svg:y="9.229cm">
                              <text:p text:style-name="P5"/>
                              <draw:enhanced-geometry svg:viewBox="0 0 297 116" draw:type="non-primitive" draw:enhanced-path="M 0 100 L 248 116 297 8 49 0 0 100 Z N"/>
                            </draw:custom-shape>
                            <draw:custom-shape draw:style-name="gr24" draw:text-style-name="P3" draw:layer="layout" svg:width="0.128cm" svg:height="0.022cm" svg:x="17.948cm" svg:y="9.286cm">
                              <text:p text:style-name="P5"/>
                              <draw:enhanced-geometry svg:viewBox="0 0 264 41" draw:type="non-primitive" draw:enhanced-path="M 0 0 L 16 25 264 41 248 16 0 0 Z N"/>
                            </draw:custom-shape>
                            <draw:custom-shape draw:style-name="gr28" draw:text-style-name="P3" draw:layer="layout" svg:width="0.031cm" svg:height="0.07cm" svg:x="18.072cm" svg:y="9.238cm">
                              <text:p text:style-name="P5"/>
                              <draw:enhanced-geometry svg:viewBox="0 0 66 133" draw:type="non-primitive" draw:enhanced-path="M 0 100 L 16 133 66 34 49 0 0 100 Z N"/>
                            </draw:custom-shape>
                          </draw:g>
                          <draw:line draw:style-name="gr30" draw:text-style-name="P4" draw:layer="layout" svg:x1="17.996cm" svg:y1="9.229cm" svg:x2="17.969cm" svg:y2="9.286cm">
                            <text:p text:style-name="P5"/>
                          </draw:line>
                          <draw:custom-shape draw:style-name="gr13" draw:text-style-name="P3" draw:layer="layout" svg:width="0.014cm" svg:height="0.008cm" svg:x="17.97cm" svg:y="9.24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7.962cm" svg:y="9.26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9cm" svg:height="0.062cm" svg:x="17.918cm" svg:y="9.304cm">
                              <text:p text:style-name="P5"/>
                              <draw:enhanced-geometry svg:viewBox="0 0 305 108" draw:type="non-primitive" draw:enhanced-path="M 0 100 L 256 108 305 8 57 0 0 100 Z N"/>
                            </draw:custom-shape>
                            <draw:custom-shape draw:style-name="gr24" draw:text-style-name="P3" draw:layer="layout" svg:width="0.132cm" svg:height="0.022cm" svg:x="17.918cm" svg:y="9.361cm">
                              <text:p text:style-name="P5"/>
                              <draw:enhanced-geometry svg:viewBox="0 0 272 41" draw:type="non-primitive" draw:enhanced-path="M 0 0 L 24 25 272 41 256 8 0 0 Z N"/>
                            </draw:custom-shape>
                            <draw:custom-shape draw:style-name="gr28" draw:text-style-name="P3" draw:layer="layout" svg:width="0.031cm" svg:height="0.075cm" svg:x="18.041cm" svg:y="9.308cm">
                              <text:p text:style-name="P5"/>
                              <draw:enhanced-geometry svg:viewBox="0 0 66 133" draw:type="non-primitive" draw:enhanced-path="M 0 100 L 16 133 66 25 49 0 0 100 Z N"/>
                            </draw:custom-shape>
                          </draw:g>
                          <draw:line draw:style-name="gr30" draw:text-style-name="P4" draw:layer="layout" svg:x1="17.97cm" svg:y1="9.304cm" svg:x2="17.944cm" svg:y2="9.361cm">
                            <text:p text:style-name="P5"/>
                          </draw:line>
                          <draw:custom-shape draw:style-name="gr13" draw:text-style-name="P3" draw:layer="layout" svg:width="0.013cm" svg:height="0.013cm" svg:x="17.944cm" svg:y="9.31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7cm" svg:x="17.931cm" svg:y="9.335cm">
                            <text:p text:style-name="P5"/>
                            <draw:enhanced-geometry svg:viewBox="0 0 21600 21600" draw:glue-points="10800 0 3160 3160 0 10800 3160 18440 10800 21600 18440 18440 21600 10800 18440 3160" draw:text-areas="3200 3200 18400 18400" draw:type="ellipse"/>
                          </draw:custom-shape>
                        </draw:g>
                      </draw:g>
                    </draw:g>
                    <draw:g>
                      <draw:g>
                        <draw:g>
                          <draw:custom-shape draw:style-name="gr32" draw:text-style-name="P3" draw:layer="layout" svg:width="0.092cm" svg:height="0.07cm" svg:x="17.534cm" svg:y="8.903cm">
                            <text:p text:style-name="P5"/>
                            <draw:enhanced-geometry svg:viewBox="0 0 190 133" draw:type="non-primitive" draw:enhanced-path="M 58 0 L 0 124 132 133 190 8 58 0 Z N"/>
                          </draw:custom-shape>
                          <draw:custom-shape draw:style-name="gr33" draw:text-style-name="P3" draw:layer="layout" svg:width="0.066cm" svg:height="0.017cm" svg:x="17.534cm" svg:y="8.969cm">
                            <text:p text:style-name="P5"/>
                            <draw:enhanced-geometry svg:viewBox="0 0 140 25" draw:type="non-primitive" draw:enhanced-path="M 0 0 L 8 17 140 25 132 9 0 0 Z N"/>
                          </draw:custom-shape>
                          <draw:custom-shape draw:style-name="gr23" draw:text-style-name="P3" draw:layer="layout" svg:width="0.035cm" svg:height="0.079cm" svg:x="17.596cm" svg:y="8.907cm">
                            <text:p text:style-name="P5"/>
                            <draw:enhanced-geometry svg:viewBox="0 0 66 141" draw:type="non-primitive" draw:enhanced-path="M 58 0 L 66 16 8 141 0 125 58 0 Z N"/>
                          </draw:custom-shape>
                        </draw:g>
                        <draw:g>
                          <draw:custom-shape draw:style-name="gr32" draw:text-style-name="P3" draw:layer="layout" svg:width="0.097cm" svg:height="0.075cm" svg:x="17.494cm" svg:y="8.978cm">
                            <text:p text:style-name="P5"/>
                            <draw:enhanced-geometry svg:viewBox="0 0 199 132" draw:type="non-primitive" draw:enhanced-path="M 66 0 L 0 123 141 132 199 8 66 0 Z N"/>
                          </draw:custom-shape>
                          <draw:custom-shape draw:style-name="gr33" draw:text-style-name="P3" draw:layer="layout" svg:width="0.075cm" svg:height="0.013cm" svg:x="17.494cm" svg:y="9.048cm">
                            <text:p text:style-name="P5"/>
                            <draw:enhanced-geometry svg:viewBox="0 0 149 25" draw:type="non-primitive" draw:enhanced-path="M 0 0 L 17 17 149 25 133 9 0 0 Z N"/>
                          </draw:custom-shape>
                          <draw:custom-shape draw:style-name="gr23" draw:text-style-name="P3" draw:layer="layout" svg:width="0.036cm" svg:height="0.075cm" svg:x="17.56cm" svg:y="8.986cm">
                            <text:p text:style-name="P5"/>
                            <draw:enhanced-geometry svg:viewBox="0 0 74 140" draw:type="non-primitive" draw:enhanced-path="M 66 0 L 74 17 16 140 0 124 66 0 Z N"/>
                          </draw:custom-shape>
                        </draw:g>
                        <draw:g>
                          <draw:custom-shape draw:style-name="gr32" draw:text-style-name="P3" draw:layer="layout" svg:width="0.093cm" svg:height="0.075cm" svg:x="17.463cm" svg:y="9.061cm">
                            <text:p text:style-name="P5"/>
                            <draw:enhanced-geometry svg:viewBox="0 0 190 133" draw:type="non-primitive" draw:enhanced-path="M 58 0 L 0 117 132 133 190 9 58 0 Z N"/>
                          </draw:custom-shape>
                          <draw:custom-shape draw:style-name="gr33" draw:text-style-name="P3" draw:layer="layout" svg:width="0.071cm" svg:height="0.018cm" svg:x="17.463cm" svg:y="9.127cm">
                            <text:p text:style-name="P5"/>
                            <draw:enhanced-geometry svg:viewBox="0 0 141 33" draw:type="non-primitive" draw:enhanced-path="M 0 0 L 9 16 141 33 132 16 0 0 Z N"/>
                          </draw:custom-shape>
                          <draw:custom-shape draw:style-name="gr23" draw:text-style-name="P3" draw:layer="layout" svg:width="0.031cm" svg:height="0.079cm" svg:x="17.529cm" svg:y="9.066cm">
                            <text:p text:style-name="P5"/>
                            <draw:enhanced-geometry svg:viewBox="0 0 67 141" draw:type="non-primitive" draw:enhanced-path="M 58 0 L 67 16 9 141 0 124 58 0 Z N"/>
                          </draw:custom-shape>
                        </draw:g>
                        <draw:g>
                          <draw:custom-shape draw:style-name="gr32" draw:text-style-name="P3" draw:layer="layout" svg:width="0.093cm" svg:height="0.07cm" svg:x="17.428cm" svg:y="9.141cm">
                            <text:p text:style-name="P5"/>
                            <draw:enhanced-geometry svg:viewBox="0 0 190 133" draw:type="non-primitive" draw:enhanced-path="M 58 0 L 0 124 132 133 190 8 58 0 Z N"/>
                          </draw:custom-shape>
                          <draw:custom-shape draw:style-name="gr33" draw:text-style-name="P3" draw:layer="layout" svg:width="0.066cm" svg:height="0.013cm" svg:x="17.428cm" svg:y="9.207cm">
                            <text:p text:style-name="P5"/>
                            <draw:enhanced-geometry svg:viewBox="0 0 140 25" draw:type="non-primitive" draw:enhanced-path="M 0 0 L 16 17 140 25 132 9 0 0 Z N"/>
                          </draw:custom-shape>
                          <draw:custom-shape draw:style-name="gr23" draw:text-style-name="P3" draw:layer="layout" svg:width="0.039cm" svg:height="0.075cm" svg:x="17.49cm" svg:y="9.145cm">
                            <text:p text:style-name="P5"/>
                            <draw:enhanced-geometry svg:viewBox="0 0 74 141" draw:type="non-primitive" draw:enhanced-path="M 58 0 L 74 17 8 141 0 125 58 0 Z N"/>
                          </draw:custom-shape>
                        </draw:g>
                      </draw:g>
                      <draw:g>
                        <draw:g>
                          <draw:custom-shape draw:style-name="gr32" draw:text-style-name="P3" draw:layer="layout" svg:width="0.092cm" svg:height="0.071cm" svg:x="17.609cm" svg:y="8.907cm">
                            <text:p text:style-name="P5"/>
                            <draw:enhanced-geometry svg:viewBox="0 0 190 133" draw:type="non-primitive" draw:enhanced-path="M 58 0 L 0 116 132 133 190 8 58 0 Z N"/>
                          </draw:custom-shape>
                          <draw:custom-shape draw:style-name="gr33" draw:text-style-name="P3" draw:layer="layout" svg:width="0.07cm" svg:height="0.022cm" svg:x="17.609cm" svg:y="8.969cm">
                            <text:p text:style-name="P5"/>
                            <draw:enhanced-geometry svg:viewBox="0 0 140 33" draw:type="non-primitive" draw:enhanced-path="M 0 0 L 8 17 140 33 132 17 0 0 Z N"/>
                          </draw:custom-shape>
                          <draw:custom-shape draw:style-name="gr23" draw:text-style-name="P3" draw:layer="layout" svg:width="0.031cm" svg:height="0.08cm" svg:x="17.675cm" svg:y="8.911cm">
                            <text:p text:style-name="P5"/>
                            <draw:enhanced-geometry svg:viewBox="0 0 66 141" draw:type="non-primitive" draw:enhanced-path="M 58 0 L 66 17 8 141 0 125 58 0 Z N"/>
                          </draw:custom-shape>
                        </draw:g>
                        <draw:g>
                          <draw:custom-shape draw:style-name="gr32" draw:text-style-name="P3" draw:layer="layout" svg:width="0.092cm" svg:height="0.071cm" svg:x="17.574cm" svg:y="8.986cm">
                            <text:p text:style-name="P5"/>
                            <draw:enhanced-geometry svg:viewBox="0 0 190 132" draw:type="non-primitive" draw:enhanced-path="M 58 0 L 0 124 133 132 190 8 58 0 Z N"/>
                          </draw:custom-shape>
                          <draw:custom-shape draw:style-name="gr33" draw:text-style-name="P3" draw:layer="layout" svg:width="0.066cm" svg:height="0.013cm" svg:x="17.574cm" svg:y="9.053cm">
                            <text:p text:style-name="P5"/>
                            <draw:enhanced-geometry svg:viewBox="0 0 141 25" draw:type="non-primitive" draw:enhanced-path="M 0 0 L 17 16 141 25 133 8 0 0 Z N"/>
                          </draw:custom-shape>
                          <draw:custom-shape draw:style-name="gr23" draw:text-style-name="P3" draw:layer="layout" svg:width="0.04cm" svg:height="0.075cm" svg:x="17.635cm" svg:y="8.991cm">
                            <text:p text:style-name="P5"/>
                            <draw:enhanced-geometry svg:viewBox="0 0 74 141" draw:type="non-primitive" draw:enhanced-path="M 57 0 L 74 17 8 141 0 124 57 0 Z N"/>
                          </draw:custom-shape>
                        </draw:g>
                        <draw:g>
                          <draw:custom-shape draw:style-name="gr32" draw:text-style-name="P3" draw:layer="layout" svg:width="0.097cm" svg:height="0.07cm" svg:x="17.534cm" svg:y="9.066cm">
                            <text:p text:style-name="P5"/>
                            <draw:enhanced-geometry svg:viewBox="0 0 198 124" draw:type="non-primitive" draw:enhanced-path="M 66 0 L 0 116 140 124 198 8 66 0 Z N"/>
                          </draw:custom-shape>
                          <draw:custom-shape draw:style-name="gr33" draw:text-style-name="P3" draw:layer="layout" svg:width="0.075cm" svg:height="0.013cm" svg:x="17.534cm" svg:y="9.132cm">
                            <text:p text:style-name="P5"/>
                            <draw:enhanced-geometry svg:viewBox="0 0 149 25" draw:type="non-primitive" draw:enhanced-path="M 0 0 L 17 17 149 25 132 8 0 0 Z N"/>
                          </draw:custom-shape>
                          <draw:custom-shape draw:style-name="gr23" draw:text-style-name="P3" draw:layer="layout" svg:width="0.031cm" svg:height="0.075cm" svg:x="17.604cm" svg:y="9.07cm">
                            <text:p text:style-name="P5"/>
                            <draw:enhanced-geometry svg:viewBox="0 0 67 133" draw:type="non-primitive" draw:enhanced-path="M 58 0 L 67 17 9 133 0 116 58 0 Z N"/>
                          </draw:custom-shape>
                        </draw:g>
                        <draw:g>
                          <draw:custom-shape draw:style-name="gr32" draw:text-style-name="P3" draw:layer="layout" svg:width="0.093cm" svg:height="0.071cm" svg:x="17.503cm" svg:y="9.145cm">
                            <text:p text:style-name="P5"/>
                            <draw:enhanced-geometry svg:viewBox="0 0 190 133" draw:type="non-primitive" draw:enhanced-path="M 58 0 L 0 116 132 133 190 8 58 0 Z N"/>
                          </draw:custom-shape>
                          <draw:custom-shape draw:style-name="gr33" draw:text-style-name="P3" draw:layer="layout" svg:width="0.071cm" svg:height="0.017cm" svg:x="17.503cm" svg:y="9.207cm">
                            <text:p text:style-name="P5"/>
                            <draw:enhanced-geometry svg:viewBox="0 0 140 34" draw:type="non-primitive" draw:enhanced-path="M 0 0 L 8 17 140 34 132 17 0 0 Z N"/>
                          </draw:custom-shape>
                          <draw:custom-shape draw:style-name="gr23" draw:text-style-name="P3" draw:layer="layout" svg:width="0.031cm" svg:height="0.074cm" svg:x="17.569cm" svg:y="9.15cm">
                            <text:p text:style-name="P5"/>
                            <draw:enhanced-geometry svg:viewBox="0 0 66 142" draw:type="non-primitive" draw:enhanced-path="M 58 0 L 66 17 8 142 0 125 58 0 Z N"/>
                          </draw:custom-shape>
                        </draw:g>
                      </draw:g>
                      <draw:g>
                        <draw:g>
                          <draw:custom-shape draw:style-name="gr32" draw:text-style-name="P3" draw:layer="layout" svg:width="0.092cm" svg:height="0.067cm" svg:x="17.684cm" svg:y="8.911cm">
                            <text:p text:style-name="P5"/>
                            <draw:enhanced-geometry svg:viewBox="0 0 189 125" draw:type="non-primitive" draw:enhanced-path="M 66 0 L 0 117 131 125 189 8 66 0 Z N"/>
                          </draw:custom-shape>
                          <draw:custom-shape draw:style-name="gr33" draw:text-style-name="P3" draw:layer="layout" svg:width="0.07cm" svg:height="0.018cm" svg:x="17.684cm" svg:y="8.973cm">
                            <text:p text:style-name="P5"/>
                            <draw:enhanced-geometry svg:viewBox="0 0 139 24" draw:type="non-primitive" draw:enhanced-path="M 0 0 L 16 16 139 24 131 8 0 0 Z N"/>
                          </draw:custom-shape>
                          <draw:custom-shape draw:style-name="gr23" draw:text-style-name="P3" draw:layer="layout" svg:width="0.035cm" svg:height="0.075cm" svg:x="17.75cm" svg:y="8.916cm">
                            <text:p text:style-name="P5"/>
                            <draw:enhanced-geometry svg:viewBox="0 0 74 133" draw:type="non-primitive" draw:enhanced-path="M 58 0 L 74 17 8 133 0 117 58 0 Z N"/>
                          </draw:custom-shape>
                        </draw:g>
                        <draw:g>
                          <draw:custom-shape draw:style-name="gr32" draw:text-style-name="P3" draw:layer="layout" svg:width="0.097cm" svg:height="0.07cm" svg:x="17.649cm" svg:y="8.991cm">
                            <text:p text:style-name="P5"/>
                            <draw:enhanced-geometry svg:viewBox="0 0 199 132" draw:type="non-primitive" draw:enhanced-path="M 66 0 L 0 116 141 132 199 9 66 0 Z N"/>
                          </draw:custom-shape>
                          <draw:custom-shape draw:style-name="gr33" draw:text-style-name="P3" draw:layer="layout" svg:width="0.074cm" svg:height="0.017cm" svg:x="17.649cm" svg:y="9.053cm">
                            <text:p text:style-name="P5"/>
                            <draw:enhanced-geometry svg:viewBox="0 0 149 33" draw:type="non-primitive" draw:enhanced-path="M 0 0 L 17 16 149 33 141 16 0 0 Z N"/>
                          </draw:custom-shape>
                          <draw:custom-shape draw:style-name="gr23" draw:text-style-name="P3" draw:layer="layout" svg:width="0.031cm" svg:height="0.075cm" svg:x="17.719cm" svg:y="8.995cm">
                            <text:p text:style-name="P5"/>
                            <draw:enhanced-geometry svg:viewBox="0 0 65 140" draw:type="non-primitive" draw:enhanced-path="M 58 0 L 65 16 8 140 0 123 58 0 Z N"/>
                          </draw:custom-shape>
                        </draw:g>
                        <draw:g>
                          <draw:custom-shape draw:style-name="gr32" draw:text-style-name="P3" draw:layer="layout" svg:width="0.092cm" svg:height="0.075cm" svg:x="17.618cm" svg:y="9.066cm">
                            <text:p text:style-name="P5"/>
                            <draw:enhanced-geometry svg:viewBox="0 0 190 133" draw:type="non-primitive" draw:enhanced-path="M 58 0 L 0 124 132 133 190 8 58 0 Z N"/>
                          </draw:custom-shape>
                          <draw:custom-shape draw:style-name="gr33" draw:text-style-name="P3" draw:layer="layout" svg:width="0.066cm" svg:height="0.014cm" svg:x="17.618cm" svg:y="9.136cm">
                            <text:p text:style-name="P5"/>
                            <draw:enhanced-geometry svg:viewBox="0 0 141 25" draw:type="non-primitive" draw:enhanced-path="M 0 0 L 8 17 141 25 132 9 0 0 Z N"/>
                          </draw:custom-shape>
                          <draw:custom-shape draw:style-name="gr23" draw:text-style-name="P3" draw:layer="layout" svg:width="0.036cm" svg:height="0.08cm" svg:x="17.679cm" svg:y="9.07cm">
                            <text:p text:style-name="P5"/>
                            <draw:enhanced-geometry svg:viewBox="0 0 67 141" draw:type="non-primitive" draw:enhanced-path="M 58 0 L 67 25 9 141 0 125 58 0 Z N"/>
                          </draw:custom-shape>
                        </draw:g>
                        <draw:g>
                          <draw:custom-shape draw:style-name="gr32" draw:text-style-name="P3" draw:layer="layout" svg:width="0.097cm" svg:height="0.066cm" svg:x="17.582cm" svg:y="9.15cm">
                            <text:p text:style-name="P5"/>
                            <draw:enhanced-geometry svg:viewBox="0 0 198 125" draw:type="non-primitive" draw:enhanced-path="M 66 0 L 0 117 140 125 198 0 66 0 Z N"/>
                          </draw:custom-shape>
                          <draw:custom-shape draw:style-name="gr33" draw:text-style-name="P3" draw:layer="layout" svg:width="0.071cm" svg:height="0.013cm" svg:x="17.582cm" svg:y="9.211cm">
                            <text:p text:style-name="P5"/>
                            <draw:enhanced-geometry svg:viewBox="0 0 149 25" draw:type="non-primitive" draw:enhanced-path="M 0 0 L 16 16 149 25 132 8 0 0 Z N"/>
                          </draw:custom-shape>
                          <draw:custom-shape draw:style-name="gr23" draw:text-style-name="P3" draw:layer="layout" svg:width="0.035cm" svg:height="0.074cm" svg:x="17.644cm" svg:y="9.15cm">
                            <text:p text:style-name="P5"/>
                            <draw:enhanced-geometry svg:viewBox="0 0 74 142" draw:type="non-primitive" draw:enhanced-path="M 66 0 L 74 25 17 142 0 125 66 0 Z N"/>
                          </draw:custom-shape>
                        </draw:g>
                      </draw:g>
                    </draw:g>
                  </draw:g>
                  <draw:custom-shape draw:style-name="gr25" draw:text-style-name="P3" draw:layer="layout" svg:width="0.027cm" svg:height="0.053cm" svg:x="17.044cm" svg:y="9.291cm">
                    <text:p text:style-name="P5"/>
                    <draw:enhanced-geometry svg:viewBox="0 0 50 100" draw:type="non-primitive" draw:enhanced-path="M 25 0 L 0 42 0 50 0 66 0 75 9 83 17 91 25 100 42 100 50 100 42 100 33 75 33 66 33 58 25 17 25 0 Z N"/>
                  </draw:custom-shape>
                </draw:g>
                <draw:custom-shape draw:style-name="gr24" draw:text-style-name="P3" draw:layer="layout" svg:width="0.031cm" svg:height="0.066cm" svg:x="17.34cm" svg:y="9.092cm">
                  <text:p text:style-name="P5"/>
                  <draw:enhanced-geometry svg:viewBox="0 0 58 116" draw:type="non-primitive" draw:enhanced-path="M 0 0 L 33 8 42 8 50 16 58 25 58 33 58 41 17 116 0 0 Z N"/>
                </draw:custom-shape>
              </draw:g>
              <draw:g>
                <draw:custom-shape draw:style-name="gr31" draw:text-style-name="P3" draw:layer="layout" svg:width="0.291cm" svg:height="0.287cm" svg:x="17.058cm" svg:y="9.079cm">
                  <text:p text:style-name="P5"/>
                  <draw:enhanced-geometry svg:viewBox="0 0 595 515" draw:type="non-primitive" draw:enhanced-path="M 25 482 L 8 465 8 448 8 432 8 415 0 399 0 390 17 407 25 415 41 424 240 448 264 448 281 448 297 440 322 432 339 432 355 415 372 407 380 390 397 365 537 0 545 8 554 8 570 16 570 25 578 33 595 133 430 507 413 515 397 515 380 515 25 482 Z N"/>
                </draw:custom-shape>
                <draw:custom-shape draw:style-name="gr26" draw:text-style-name="P3" draw:layer="layout" svg:width="0.574cm" svg:height="0.864cm" svg:x="17.044cm" svg:y="8.462cm">
                  <text:p text:style-name="P5"/>
                  <draw:enhanced-geometry svg:viewBox="0 0 1165 1569" draw:type="non-primitive" draw:enhanced-path="M 25 1511 L 17 1478 9 1453 0 1428 0 1395 0 1362 0 1320 0 1295 207 1295 248 1162 322 980 471 656 537 523 620 390 777 199 884 83 975 0 1091 66 1140 99 1149 108 1157 116 1165 124 1165 141 1165 158 1149 166 1058 249 1017 299 926 399 917 407 901 407 835 399 810 399 793 399 769 399 752 407 736 424 703 473 628 590 595 673 554 764 521 839 488 906 562 1121 422 1486 405 1511 389 1536 347 1553 314 1569 256 1569 58 1545 50 1536 33 1520 25 1511 Z N"/>
                </draw:custom-shape>
                <draw:custom-shape draw:style-name="gr31" draw:text-style-name="P3" draw:layer="layout" svg:width="0.322cm" svg:height="0.427cm" svg:x="17.287cm" svg:y="8.559cm">
                  <text:p text:style-name="P5"/>
                  <draw:enhanced-geometry svg:viewBox="0 0 661 773" draw:type="non-primitive" draw:enhanced-path="M 0 732 L 33 665 74 565 124 457 140 416 215 291 248 250 272 233 289 225 297 225 322 225 388 225 413 233 421 233 429 225 438 225 512 141 570 75 661 0 504 274 495 283 487 291 471 299 446 299 405 308 372 308 338 308 305 308 281 308 256 308 248 316 239 324 231 333 181 432 124 549 82 624 16 773 0 732 Z N"/>
                </draw:custom-shape>
                <draw:custom-shape draw:style-name="gr26" draw:text-style-name="P3" draw:layer="layout" svg:width="0.481cm" svg:height="0.714cm" svg:x="17.044cm" svg:y="8.462cm">
                  <text:p text:style-name="P5"/>
                  <draw:enhanced-geometry svg:viewBox="0 0 975 1295" draw:type="non-primitive" draw:enhanced-path="M 0 1295 L 0 1254 9 1220 17 1187 33 1154 66 1055 99 989 149 864 215 739 281 598 380 432 413 390 446 340 496 274 546 216 612 141 752 0 975 0 884 83 818 158 694 307 620 382 537 515 463 656 322 980 256 1154 207 1295 0 1295 Z N"/>
                </draw:custom-shape>
              </draw:g>
              <draw:g>
                <draw:line draw:style-name="gr30" draw:text-style-name="P4" draw:layer="layout" svg:x1="17.353cm" svg:y1="8.832cm" svg:x2="17.454cm" svg:y2="8.836cm">
                  <text:p text:style-name="P5"/>
                </draw:line>
                <draw:line draw:style-name="gr30" draw:text-style-name="P4" draw:layer="layout" svg:x1="17.344cm" svg:y1="8.858cm" svg:x2="17.441cm" svg:y2="8.867cm">
                  <text:p text:style-name="P5"/>
                </draw:line>
                <draw:line draw:style-name="gr30" draw:text-style-name="P4" draw:layer="layout" svg:x1="17.335cm" svg:y1="8.885cm" svg:x2="17.432cm" svg:y2="8.889cm">
                  <text:p text:style-name="P5"/>
                </draw:line>
                <draw:line draw:style-name="gr30" draw:text-style-name="P4" draw:layer="layout" svg:x1="17.327cm" svg:y1="8.907cm" svg:x2="17.419cm" svg:y2="8.916cm">
                  <text:p text:style-name="P5"/>
                </draw:line>
                <draw:line draw:style-name="gr30" draw:text-style-name="P4" draw:layer="layout" svg:x1="17.313cm" svg:y1="8.933cm" svg:x2="17.406cm" svg:y2="8.938cm">
                  <text:p text:style-name="P5"/>
                </draw:line>
                <draw:line draw:style-name="gr30" draw:text-style-name="P4" draw:layer="layout" svg:x1="17.305cm" svg:y1="8.955cm" svg:x2="17.393cm" svg:y2="8.964cm">
                  <text:p text:style-name="P5"/>
                </draw:line>
                <draw:line draw:style-name="gr30" draw:text-style-name="P4" draw:layer="layout" svg:x1="17.296cm" svg:y1="8.978cm" svg:x2="17.384cm" svg:y2="8.991cm">
                  <text:p text:style-name="P5"/>
                </draw:line>
              </draw:g>
            </draw:g>
            <draw:g>
              <draw:custom-shape draw:style-name="gr21" draw:text-style-name="P3" draw:layer="layout" svg:width="0.053cm" svg:height="0.044cm" svg:x="17.08cm" svg:y="9.216cm">
                <text:p text:style-name="P5"/>
                <draw:enhanced-geometry svg:viewBox="0 0 108 75" draw:type="non-primitive" draw:enhanced-path="M 0 0 L 91 0 108 75 17 67 0 0 Z N"/>
              </draw:custom-shape>
              <draw:custom-shape draw:style-name="gr23" draw:text-style-name="P3" draw:layer="layout" svg:width="0.045cm" svg:height="0.031cm" svg:x="17.088cm" svg:y="9.224cm">
                <text:p text:style-name="P5"/>
                <draw:enhanced-geometry svg:viewBox="0 0 91 50" draw:type="non-primitive" draw:enhanced-path="M 0 0 L 8 50 91 50 82 0 0 0 Z N"/>
              </draw:custom-shape>
            </draw:g>
          </draw:g>
          <draw:g>
            <draw:g>
              <draw:g>
                <draw:custom-shape draw:style-name="gr23" draw:text-style-name="P3" draw:layer="layout" svg:width="0.031cm" svg:height="0.04cm" svg:x="17.062cm" svg:y="9.52cm">
                  <text:p text:style-name="P5"/>
                  <draw:enhanced-geometry svg:viewBox="0 0 66 74" draw:type="non-primitive" draw:enhanced-path="M 0 0 L 0 41 9 41 25 49 33 49 42 58 50 74 58 58 66 49 66 41 66 33 58 25 50 16 33 8 17 0 0 0 Z N"/>
                </draw:custom-shape>
                <draw:custom-shape draw:style-name="gr22" draw:text-style-name="P3" draw:layer="layout" svg:width="0.053cm" svg:height="0.088cm" svg:x="17.049cm" svg:y="9.52cm">
                  <text:p text:style-name="P5"/>
                  <draw:enhanced-geometry svg:viewBox="0 0 107 158" draw:type="non-primitive" draw:enhanced-path="M 16 0 L 41 0 57 8 82 16 90 25 99 33 107 41 107 66 107 91 107 99 99 108 90 116 82 133 66 133 49 149 33 149 16 158 0 158 0 99 16 99 41 91 49 83 57 83 74 74 82 66 82 49 90 41 90 33 74 25 57 8 41 0 16 0 16 0 Z N"/>
                </draw:custom-shape>
              </draw:g>
              <draw:g>
                <draw:custom-shape draw:style-name="gr23" draw:text-style-name="P3" draw:layer="layout" svg:width="0.031cm" svg:height="0.044cm" svg:x="17.066cm" svg:y="9.458cm">
                  <text:p text:style-name="P5"/>
                  <draw:enhanced-geometry svg:viewBox="0 0 66 74" draw:type="non-primitive" draw:enhanced-path="M 0 0 L 0 41 16 49 24 49 33 58 41 66 49 74 66 58 66 49 66 41 66 33 57 24 49 16 33 8 16 8 0 0 Z N"/>
                </draw:custom-shape>
                <draw:custom-shape draw:style-name="gr22" draw:text-style-name="P3" draw:layer="layout" svg:width="0.053cm" svg:height="0.093cm" svg:x="17.053cm" svg:y="9.458cm">
                  <text:p text:style-name="P5"/>
                  <draw:enhanced-geometry svg:viewBox="0 0 107 166" draw:type="non-primitive" draw:enhanced-path="M 25 0 L 41 0 66 8 82 16 91 24 107 33 107 41 107 74 107 99 107 108 107 116 91 124 82 133 74 141 58 149 33 157 16 157 0 166 0 108 25 99 41 91 49 91 66 83 74 74 82 66 91 58 91 41 91 33 82 24 58 16 41 8 25 0 25 0 Z N"/>
                </draw:custom-shape>
              </draw:g>
              <draw:g>
                <draw:custom-shape draw:style-name="gr23" draw:text-style-name="P3" draw:layer="layout" svg:width="0.036cm" svg:height="0.04cm" svg:x="17.075cm" svg:y="9.401cm">
                  <text:p text:style-name="P5"/>
                  <draw:enhanced-geometry svg:viewBox="0 0 74 75" draw:type="non-primitive" draw:enhanced-path="M 0 0 L 0 42 17 50 25 59 41 59 41 67 58 75 66 59 66 50 74 50 74 42 66 25 58 25 41 9 25 9 0 0 Z N"/>
                </draw:custom-shape>
                <draw:custom-shape draw:style-name="gr22" draw:text-style-name="P3" draw:layer="layout" svg:width="0.053cm" svg:height="0.092cm" svg:x="17.066cm" svg:y="9.401cm">
                  <text:p text:style-name="P5"/>
                  <draw:enhanced-geometry svg:viewBox="0 0 107 167" draw:type="non-primitive" draw:enhanced-path="M 16 0 L 41 9 57 9 74 17 90 25 99 34 107 42 107 75 107 100 99 109 99 117 90 125 82 133 66 142 49 150 33 158 8 167 0 167 0 109 16 100 33 100 49 92 57 84 66 75 74 67 82 59 82 42 82 34 74 25 57 17 33 9 16 0 16 0 Z N"/>
                </draw:custom-shape>
              </draw:g>
            </draw:g>
            <draw:g>
              <draw:g>
                <draw:custom-shape draw:style-name="gr23" draw:text-style-name="P3" draw:layer="layout" svg:width="0.035cm" svg:height="0.044cm" svg:x="17.084cm" svg:y="9.344cm">
                  <text:p text:style-name="P5"/>
                  <draw:enhanced-geometry svg:viewBox="0 0 74 75" draw:type="non-primitive" draw:enhanced-path="M 0 0 L 0 41 16 50 24 50 33 58 41 58 49 75 66 58 66 50 66 41 74 33 66 25 57 16 33 8 24 8 0 0 Z N"/>
                </draw:custom-shape>
                <draw:custom-shape draw:style-name="gr22" draw:text-style-name="P3" draw:layer="layout" svg:width="0.053cm" svg:height="0.088cm" svg:x="17.075cm" svg:y="9.344cm">
                  <text:p text:style-name="P5"/>
                  <draw:enhanced-geometry svg:viewBox="0 0 107 158" draw:type="non-primitive" draw:enhanced-path="M 17 0 L 33 0 58 8 74 16 91 25 99 33 107 41 107 66 107 91 99 99 99 108 91 124 74 133 66 141 50 149 33 158 8 158 0 158 0 99 17 99 33 91 50 83 58 83 66 75 74 66 83 58 83 41 83 33 74 25 58 8 33 8 17 0 17 0 Z N"/>
                </draw:custom-shape>
              </draw:g>
              <draw:g>
                <draw:custom-shape draw:style-name="gr23" draw:text-style-name="P3" draw:layer="layout" svg:width="0.036cm" svg:height="0.04cm" svg:x="17.088cm" svg:y="9.286cm">
                  <text:p text:style-name="P5"/>
                  <draw:enhanced-geometry svg:viewBox="0 0 66 74" draw:type="non-primitive" draw:enhanced-path="M 0 0 L 0 41 8 50 25 50 33 58 41 66 50 74 58 58 66 50 66 41 66 33 58 25 50 16 33 8 17 8 0 0 Z N"/>
                </draw:custom-shape>
                <draw:custom-shape draw:style-name="gr22" draw:text-style-name="P3" draw:layer="layout" svg:width="0.053cm" svg:height="0.093cm" svg:x="17.08cm" svg:y="9.286cm">
                  <text:p text:style-name="P5"/>
                  <draw:enhanced-geometry svg:viewBox="0 0 108 166" draw:type="non-primitive" draw:enhanced-path="M 17 0 L 42 0 58 8 83 16 91 25 99 33 108 41 108 74 108 99 108 108 99 116 91 124 83 133 66 141 50 149 33 158 17 166 0 166 0 108 17 99 42 91 50 91 58 83 66 74 83 66 83 58 91 41 83 33 75 25 58 16 42 8 17 0 17 0 Z N"/>
                </draw:custom-shape>
              </draw:g>
              <draw:g>
                <draw:custom-shape draw:style-name="gr23" draw:text-style-name="P3" draw:layer="layout" svg:width="0.036cm" svg:height="0.045cm" svg:x="17.097cm" svg:y="9.224cm">
                  <text:p text:style-name="P5"/>
                  <draw:enhanced-geometry svg:viewBox="0 0 66 74" draw:type="non-primitive" draw:enhanced-path="M 0 0 L 0 41 16 50 24 50 33 58 41 66 49 74 66 58 66 50 66 50 66 33 57 25 49 16 33 8 16 8 0 0 Z N"/>
                </draw:custom-shape>
                <draw:custom-shape draw:style-name="gr22" draw:text-style-name="P3" draw:layer="layout" svg:width="0.049cm" svg:height="0.093cm" svg:x="17.088cm" svg:y="9.224cm">
                  <text:p text:style-name="P5"/>
                  <draw:enhanced-geometry svg:viewBox="0 0 107 166" draw:type="non-primitive" draw:enhanced-path="M 25 0 L 41 8 66 8 82 16 91 25 107 33 107 41 107 74 107 99 107 108 107 116 91 124 82 133 74 141 58 149 33 158 16 166 0 166 0 108 25 99 41 99 49 91 66 83 74 74 82 66 91 58 91 41 91 33 82 25 58 16 41 8 25 0 25 0 Z N"/>
                </draw:custom-shape>
              </draw:g>
            </draw:g>
          </draw:g>
        </draw:g>
        <draw:g>
          <draw:g>
            <draw:g>
              <draw:custom-shape draw:style-name="gr21" draw:text-style-name="P3" draw:layer="layout" svg:width="0.062cm" svg:height="0.044cm" svg:x="13.604cm" svg:y="16.143cm">
                <text:p text:style-name="P5"/>
                <draw:enhanced-geometry svg:viewBox="0 0 124 83" draw:type="non-primitive" draw:enhanced-path="M 99 8 L 107 8 116 17 124 25 124 33 124 41 124 50 124 58 99 75 82 75 74 83 58 83 41 75 33 75 16 66 16 66 8 58 0 50 0 41 0 25 0 0 33 8 33 25 33 41 41 50 49 50 58 50 74 50 82 41 82 17 99 8 Z N"/>
              </draw:custom-shape>
              <draw:custom-shape draw:style-name="gr21" draw:text-style-name="P3" draw:layer="layout" svg:width="0.066cm" svg:height="0.066cm" svg:x="13.635cm" svg:y="16.121cm">
                <text:p text:style-name="P5"/>
                <draw:enhanced-geometry svg:viewBox="0 0 140 116" draw:type="non-primitive" draw:enhanced-path="M 66 0 L 115 8 132 16 140 33 140 50 140 66 132 83 132 91 115 99 99 108 82 116 66 116 41 108 16 99 0 83 33 66 41 83 58 91 82 91 99 83 107 83 107 74 107 66 99 58 82 50 66 50 66 0 Z N"/>
              </draw:custom-shape>
              <draw:custom-shape draw:style-name="gr22" draw:text-style-name="P3" draw:layer="layout" svg:width="0.066cm" svg:height="0.039cm" svg:x="13.635cm" svg:y="16.148cm">
                <text:p text:style-name="P5"/>
                <draw:enhanced-geometry svg:viewBox="0 0 132 75" draw:type="non-primitive" draw:enhanced-path="M 132 50 L 107 50 74 50 49 42 41 33 33 25 33 17 41 0 49 0 16 9 8 17 0 33 0 50 8 67 24 67 49 75 66 75 91 75 115 67 132 50 Z N"/>
              </draw:custom-shape>
            </draw:g>
            <draw:g>
              <draw:custom-shape draw:style-name="gr23" draw:text-style-name="P3" draw:layer="layout" svg:width="0.023cm" svg:height="0.035cm" svg:x="13.604cm" svg:y="16.002cm">
                <text:p text:style-name="P5"/>
                <draw:enhanced-geometry svg:viewBox="0 0 49 58" draw:type="non-primitive" draw:enhanced-path="M 0 58 L 0 24 8 16 16 16 24 16 33 8 41 0 49 8 49 16 49 24 49 24 49 33 41 41 24 49 16 49 0 58 Z N"/>
              </draw:custom-shape>
              <draw:custom-shape draw:style-name="gr22" draw:text-style-name="P3" draw:layer="layout" svg:width="0.039cm" svg:height="0.07cm" svg:x="13.596cm" svg:y="15.967cm">
                <text:p text:style-name="P5"/>
                <draw:enhanced-geometry svg:viewBox="0 0 83 125" draw:type="non-primitive" draw:enhanced-path="M 17 125 L 33 116 41 116 58 108 66 100 74 100 83 91 83 67 83 50 83 42 74 33 66 25 58 25 50 17 41 8 25 0 8 0 0 0 0 42 17 50 25 50 41 58 41 58 58 67 58 75 66 83 66 91 66 100 58 108 41 116 25 116 17 125 17 125 Z N"/>
              </draw:custom-shape>
            </draw:g>
            <draw:g>
              <draw:custom-shape draw:style-name="gr23" draw:text-style-name="P3" draw:layer="layout" svg:width="0.027cm" svg:height="0.026cm" svg:x="13.604cm" svg:y="16.051cm">
                <text:p text:style-name="P5"/>
                <draw:enhanced-geometry svg:viewBox="0 0 49 50" draw:type="non-primitive" draw:enhanced-path="M 0 50 L 0 16 8 16 16 16 25 8 33 8 41 0 49 8 49 16 49 16 49 25 49 33 41 33 25 41 16 50 0 50 Z N"/>
              </draw:custom-shape>
              <draw:custom-shape draw:style-name="gr22" draw:text-style-name="P3" draw:layer="layout" svg:width="0.04cm" svg:height="0.07cm" svg:x="13.6cm" svg:y="16.007cm">
                <text:p text:style-name="P5"/>
                <draw:enhanced-geometry svg:viewBox="0 0 83 125" draw:type="non-primitive" draw:enhanced-path="M 17 125 L 33 125 50 116 58 116 75 108 75 100 83 91 83 75 83 50 83 50 75 41 75 33 66 25 58 16 42 16 25 8 9 0 0 0 0 50 17 50 33 58 42 58 50 66 58 66 58 75 66 83 66 91 66 100 58 108 42 116 33 125 17 125 17 125 Z N"/>
              </draw:custom-shape>
            </draw:g>
            <draw:g>
              <draw:custom-shape draw:style-name="gr23" draw:text-style-name="P3" draw:layer="layout" svg:width="0.022cm" svg:height="0.027cm" svg:x="13.591cm" svg:y="16.099cm">
                <text:p text:style-name="P5"/>
                <draw:enhanced-geometry svg:viewBox="0 0 49 50" draw:type="non-primitive" draw:enhanced-path="M 49 0 L 49 33 41 33 33 33 25 42 25 42 16 50 0 42 0 33 0 33 0 25 8 17 16 8 25 8 41 0 49 0 Z N"/>
              </draw:custom-shape>
              <draw:custom-shape draw:style-name="gr22" draw:text-style-name="P3" draw:layer="layout" svg:width="0.035cm" svg:height="0.071cm" svg:x="13.587cm" svg:y="16.099cm">
                <text:p text:style-name="P5"/>
                <draw:enhanced-geometry svg:viewBox="0 0 74 125" draw:type="non-primitive" draw:enhanced-path="M 66 0 L 49 0 33 0 16 8 8 17 0 25 0 33 0 50 0 75 0 75 0 83 8 92 16 100 24 108 33 108 49 116 66 125 74 125 74 75 66 75 49 67 41 67 33 58 24 58 16 50 16 42 8 33 8 25 16 17 33 8 49 0 66 0 66 0 Z N"/>
              </draw:custom-shape>
            </draw:g>
            <draw:g>
              <draw:custom-shape draw:style-name="gr23" draw:text-style-name="P3" draw:layer="layout" svg:width="0.027cm" svg:height="0.027cm" svg:x="13.604cm" svg:y="16.09cm">
                <text:p text:style-name="P5"/>
                <draw:enhanced-geometry svg:viewBox="0 0 49 50" draw:type="non-primitive" draw:enhanced-path="M 0 50 L 0 25 8 17 16 17 25 9 33 9 41 0 49 9 49 17 49 17 49 25 49 34 41 42 25 50 16 50 0 50 Z N"/>
              </draw:custom-shape>
              <draw:custom-shape draw:style-name="gr22" draw:text-style-name="P3" draw:layer="layout" svg:width="0.04cm" svg:height="0.066cm" svg:x="13.6cm" svg:y="16.055cm">
                <text:p text:style-name="P5"/>
                <draw:enhanced-geometry svg:viewBox="0 0 83 125" draw:type="non-primitive" draw:enhanced-path="M 17 125 L 33 116 42 116 58 108 66 100 75 91 83 91 83 66 83 50 83 42 75 33 66 25 58 17 50 17 42 8 25 0 9 0 0 0 0 42 17 42 25 50 42 50 42 58 58 66 58 66 66 75 66 91 66 100 58 100 42 108 25 116 17 116 17 125 Z N"/>
              </draw:custom-shape>
            </draw:g>
          </draw:g>
          <draw:g>
            <draw:g>
              <draw:g>
                <draw:g>
                  <draw:g>
                    <draw:g>
                      <draw:custom-shape draw:style-name="gr24" draw:text-style-name="P3" draw:layer="layout" svg:width="1.535cm" svg:height="1.067cm" svg:x="13.613cm" svg:y="15.081cm">
                        <text:p text:style-name="P5"/>
                        <draw:enhanced-geometry svg:viewBox="0 0 3131 1935" draw:type="non-primitive" draw:enhanced-path="M 0 1595 L 66 1669 2362 1935 3131 390 3081 0 2329 1811 0 1595 Z N"/>
                      </draw:custom-shape>
                      <draw:custom-shape draw:style-name="gr25" draw:text-style-name="P3" draw:layer="layout" svg:width="0.415cm" svg:height="1.089cm" svg:x="14.733cm" svg:y="15.019cm">
                        <text:p text:style-name="P5"/>
                        <draw:enhanced-geometry svg:viewBox="0 0 843 1977" draw:type="non-primitive" draw:enhanced-path="M 801 0 L 843 74 41 1977 0 1902 801 0 Z N"/>
                      </draw:custom-shape>
                      <draw:custom-shape draw:style-name="gr26" draw:text-style-name="P3" draw:layer="layout" svg:width="1.548cm" svg:height="1.049cm" svg:x="13.578cm" svg:y="15.019cm">
                        <text:p text:style-name="P5"/>
                        <draw:enhanced-geometry svg:viewBox="0 0 3163 1902" draw:type="non-primitive" draw:enhanced-path="M 0 1653 L 2362 1902 3163 0 1471 0 1421 58 892 49 0 1653 Z N"/>
                      </draw:custom-shape>
                      <draw:custom-shape draw:style-name="gr27" draw:text-style-name="P3" draw:layer="layout" svg:width="1.177cm" svg:height="0.176cm" svg:x="13.578cm" svg:y="15.936cm">
                        <text:p text:style-name="P5"/>
                        <draw:enhanced-geometry svg:viewBox="0 0 2403 324" draw:type="non-primitive" draw:enhanced-path="M 0 0 L 33 66 2403 324 2362 241 0 0 Z N"/>
                      </draw:custom-shape>
                      <draw:g>
                        <draw:custom-shape draw:style-name="gr24" draw:text-style-name="P3" draw:layer="layout" svg:width="0.82cm" svg:height="0.19cm" svg:x="14.235cm" svg:y="15.045cm">
                          <text:p text:style-name="P5"/>
                          <draw:enhanced-geometry svg:viewBox="0 0 1677 341" draw:type="non-primitive" draw:enhanced-path="M 141 0 L 1677 0 1520 341 0 308 141 0 Z N"/>
                        </draw:custom-shape>
                        <draw:g>
                          <draw:custom-shape draw:style-name="gr25" draw:text-style-name="P3" draw:layer="layout" svg:width="0.546cm" svg:height="0.022cm" svg:x="14.381cm" svg:y="15.085cm">
                            <text:p text:style-name="P5"/>
                            <draw:enhanced-geometry svg:viewBox="0 0 1115 41" draw:type="non-primitive" draw:enhanced-path="M 0 0 L 41 33 1099 41 1115 0 0 0 Z N"/>
                          </draw:custom-shape>
                          <draw:custom-shape draw:style-name="gr27" draw:text-style-name="P3" draw:layer="layout" svg:width="0.053cm" svg:height="0.079cm" svg:x="14.345cm" svg:y="15.085cm">
                            <text:p text:style-name="P5"/>
                            <draw:enhanced-geometry svg:viewBox="0 0 106 150" draw:type="non-primitive" draw:enhanced-path="M 65 0 L 0 150 81 108 106 41 65 0 Z N"/>
                          </draw:custom-shape>
                          <draw:custom-shape draw:style-name="gr28" draw:text-style-name="P3" draw:layer="layout" svg:width="0.556cm" svg:height="0.027cm" svg:x="14.345cm" svg:y="15.142cm">
                            <text:p text:style-name="P5"/>
                            <draw:enhanced-geometry svg:viewBox="0 0 1131 50" draw:type="non-primitive" draw:enhanced-path="M 0 42 L 81 0 1131 0 1106 50 0 42 Z N"/>
                          </draw:custom-shape>
                          <draw:custom-shape draw:style-name="gr29" draw:text-style-name="P3" draw:layer="layout" svg:width="0.534cm" svg:height="0.035cm" svg:x="14.385cm" svg:y="15.107cm">
                            <text:p text:style-name="P5"/>
                            <draw:enhanced-geometry svg:viewBox="0 0 1083 67" draw:type="non-primitive" draw:enhanced-path="M 1083 0 L 25 0 0 67 1050 67 1083 0 Z N"/>
                          </draw:custom-shape>
                        </draw:g>
                        <draw:custom-shape draw:style-name="gr24" draw:text-style-name="P3" draw:layer="layout" svg:width="1.063cm" svg:height="0.746cm" svg:x="13.913cm" svg:y="15.261cm">
                          <text:p text:style-name="P5"/>
                          <draw:enhanced-geometry svg:viewBox="0 0 2163 1354" draw:type="non-primitive" draw:enhanced-path="M 628 0 L 2163 50 1585 1354 0 1213 628 0 Z N"/>
                        </draw:custom-shape>
                      </draw:g>
                      <draw:g>
                        <draw:custom-shape draw:style-name="gr25" draw:text-style-name="P3" draw:layer="layout" svg:width="0.313cm" svg:height="0.701cm" svg:x="13.909cm" svg:y="15.231cm">
                          <text:p text:style-name="P5"/>
                          <draw:enhanced-geometry svg:viewBox="0 0 636 1271" draw:type="non-primitive" draw:enhanced-path="M 586 0 L 636 58 0 1271 586 0 Z N"/>
                        </draw:custom-shape>
                        <draw:line draw:style-name="gr30" draw:text-style-name="P4" draw:layer="layout" svg:x1="14.275cm" svg:y1="15.045cm" svg:x2="14.195cm" svg:y2="15.231cm">
                          <text:p text:style-name="P5"/>
                        </draw:line>
                      </draw:g>
                    </draw:g>
                    <draw:g>
                      <draw:g>
                        <draw:g>
                          <draw:g>
                            <draw:custom-shape draw:style-name="gr31" draw:text-style-name="P3" draw:layer="layout" svg:width="0.15cm" svg:height="0.057cm" svg:x="14.597cm" svg:y="15.341cm">
                              <text:p text:style-name="P5"/>
                              <draw:enhanced-geometry svg:viewBox="0 0 306 108" draw:type="non-primitive" draw:enhanced-path="M 0 100 L 248 108 306 9 58 0 0 100 Z N"/>
                            </draw:custom-shape>
                            <draw:custom-shape draw:style-name="gr24" draw:text-style-name="P3" draw:layer="layout" svg:width="0.136cm" svg:height="0.026cm" svg:x="14.597cm" svg:y="15.394cm">
                              <text:p text:style-name="P5"/>
                              <draw:enhanced-geometry svg:viewBox="0 0 273 42" draw:type="non-primitive" draw:enhanced-path="M 0 0 L 25 25 273 42 248 8 0 0 Z N"/>
                            </draw:custom-shape>
                            <draw:custom-shape draw:style-name="gr28" draw:text-style-name="P3" draw:layer="layout" svg:width="0.035cm" svg:height="0.075cm" svg:x="14.72cm" svg:y="15.345cm">
                              <text:p text:style-name="P5"/>
                              <draw:enhanced-geometry svg:viewBox="0 0 74 133" draw:type="non-primitive" draw:enhanced-path="M 0 99 L 25 133 74 25 58 0 0 99 Z N"/>
                            </draw:custom-shape>
                          </draw:g>
                          <draw:line draw:style-name="gr30" draw:text-style-name="P4" draw:layer="layout" svg:x1="14.65cm" svg:y1="15.341cm" svg:x2="14.628cm" svg:y2="15.394cm">
                            <text:p text:style-name="P5"/>
                          </draw:line>
                          <draw:custom-shape draw:style-name="gr13" draw:text-style-name="P3" draw:layer="layout" svg:width="0.008cm" svg:height="0.013cm" svg:x="14.628cm" svg:y="15.3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4.614cm" svg:y="15.37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2cm" svg:x="14.57cm" svg:y="15.411cm">
                              <text:p text:style-name="P5"/>
                              <draw:enhanced-geometry svg:viewBox="0 0 306 116" draw:type="non-primitive" draw:enhanced-path="M 0 100 L 248 116 306 8 50 0 0 100 Z N"/>
                            </draw:custom-shape>
                            <draw:custom-shape draw:style-name="gr24" draw:text-style-name="P3" draw:layer="layout" svg:width="0.132cm" svg:height="0.022cm" svg:x="14.57cm" svg:y="15.464cm">
                              <text:p text:style-name="P5"/>
                              <draw:enhanced-geometry svg:viewBox="0 0 273 41" draw:type="non-primitive" draw:enhanced-path="M 0 0 L 25 33 273 41 248 16 0 0 Z N"/>
                            </draw:custom-shape>
                            <draw:custom-shape draw:style-name="gr28" draw:text-style-name="P3" draw:layer="layout" svg:width="0.04cm" svg:height="0.07cm" svg:x="14.689cm" svg:y="15.416cm">
                              <text:p text:style-name="P5"/>
                              <draw:enhanced-geometry svg:viewBox="0 0 74 133" draw:type="non-primitive" draw:enhanced-path="M 0 108 L 25 133 74 34 58 0 0 108 Z N"/>
                            </draw:custom-shape>
                          </draw:g>
                          <draw:line draw:style-name="gr30" draw:text-style-name="P4" draw:layer="layout" svg:x1="14.623cm" svg:y1="15.411cm" svg:x2="14.597cm" svg:y2="15.464cm">
                            <text:p text:style-name="P5"/>
                          </draw:line>
                          <draw:custom-shape draw:style-name="gr13" draw:text-style-name="P3" draw:layer="layout" svg:width="0.018cm" svg:height="0.008cm" svg:x="14.592cm" svg:y="15.42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4.583cm" svg:y="15.44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2cm" svg:x="14.539cm" svg:y="15.482cm">
                              <text:p text:style-name="P5"/>
                              <draw:enhanced-geometry svg:viewBox="0 0 298 108" draw:type="non-primitive" draw:enhanced-path="M 0 100 L 248 108 298 8 50 0 0 100 Z N"/>
                            </draw:custom-shape>
                            <draw:custom-shape draw:style-name="gr24" draw:text-style-name="P3" draw:layer="layout" svg:width="0.133cm" svg:height="0.022cm" svg:x="14.539cm" svg:y="15.539cm">
                              <text:p text:style-name="P5"/>
                              <draw:enhanced-geometry svg:viewBox="0 0 265 41" draw:type="non-primitive" draw:enhanced-path="M 0 0 L 17 25 265 41 248 8 0 0 Z N"/>
                            </draw:custom-shape>
                            <draw:custom-shape draw:style-name="gr28" draw:text-style-name="P3" draw:layer="layout" svg:width="0.031cm" svg:height="0.075cm" svg:x="14.663cm" svg:y="15.486cm">
                              <text:p text:style-name="P5"/>
                              <draw:enhanced-geometry svg:viewBox="0 0 66 133" draw:type="non-primitive" draw:enhanced-path="M 0 100 L 17 133 66 25 50 0 0 100 Z N"/>
                            </draw:custom-shape>
                          </draw:g>
                          <draw:line draw:style-name="gr30" draw:text-style-name="P4" draw:layer="layout" svg:x1="14.592cm" svg:y1="15.482cm" svg:x2="14.566cm" svg:y2="15.539cm">
                            <text:p text:style-name="P5"/>
                          </draw:line>
                          <draw:custom-shape draw:style-name="gr13" draw:text-style-name="P3" draw:layer="layout" svg:width="0.013cm" svg:height="0.013cm" svg:x="14.566cm" svg:y="15.49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7cm" svg:height="0.017cm" svg:x="14.553cm" svg:y="15.51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2cm" svg:x="14.513cm" svg:y="15.552cm">
                              <text:p text:style-name="P5"/>
                              <draw:enhanced-geometry svg:viewBox="0 0 297 115" draw:type="non-primitive" draw:enhanced-path="M 0 98 L 247 115 297 8 49 0 0 98 Z N"/>
                            </draw:custom-shape>
                            <draw:custom-shape draw:style-name="gr24" draw:text-style-name="P3" draw:layer="layout" svg:width="0.128cm" svg:height="0.022cm" svg:x="14.513cm" svg:y="15.605cm">
                              <text:p text:style-name="P5"/>
                              <draw:enhanced-geometry svg:viewBox="0 0 264 42" draw:type="non-primitive" draw:enhanced-path="M 0 0 L 16 34 264 42 247 17 0 0 Z N"/>
                            </draw:custom-shape>
                            <draw:custom-shape draw:style-name="gr28" draw:text-style-name="P3" draw:layer="layout" svg:width="0.035cm" svg:height="0.07cm" svg:x="14.632cm" svg:y="15.557cm">
                              <text:p text:style-name="P5"/>
                              <draw:enhanced-geometry svg:viewBox="0 0 67 132" draw:type="non-primitive" draw:enhanced-path="M 0 107 L 17 132 67 33 50 0 0 107 Z N"/>
                            </draw:custom-shape>
                          </draw:g>
                          <draw:line draw:style-name="gr30" draw:text-style-name="P4" draw:layer="layout" svg:x1="14.561cm" svg:y1="15.552cm" svg:x2="14.535cm" svg:y2="15.605cm">
                            <text:p text:style-name="P5"/>
                          </draw:line>
                          <draw:custom-shape draw:style-name="gr13" draw:text-style-name="P3" draw:layer="layout" svg:width="0.013cm" svg:height="0.008cm" svg:x="14.535cm" svg:y="15.56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4.526cm" svg:y="15.58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4.482cm" svg:y="15.619cm">
                              <text:p text:style-name="P5"/>
                              <draw:enhanced-geometry svg:viewBox="0 0 306 117" draw:type="non-primitive" draw:enhanced-path="M 0 100 L 257 117 306 17 58 0 0 100 Z N"/>
                            </draw:custom-shape>
                            <draw:custom-shape draw:style-name="gr24" draw:text-style-name="P3" draw:layer="layout" svg:width="0.132cm" svg:height="0.018cm" svg:x="14.482cm" svg:y="15.68cm">
                              <text:p text:style-name="P5"/>
                              <draw:enhanced-geometry svg:viewBox="0 0 273 34" draw:type="non-primitive" draw:enhanced-path="M 0 0 L 25 25 273 34 257 9 0 0 Z N"/>
                            </draw:custom-shape>
                            <draw:custom-shape draw:style-name="gr28" draw:text-style-name="P3" draw:layer="layout" svg:width="0.031cm" svg:height="0.071cm" svg:x="14.605cm" svg:y="15.627cm">
                              <text:p text:style-name="P5"/>
                              <draw:enhanced-geometry svg:viewBox="0 0 66 125" draw:type="non-primitive" draw:enhanced-path="M 0 100 L 16 125 66 25 49 0 0 100 Z N"/>
                            </draw:custom-shape>
                          </draw:g>
                          <draw:line draw:style-name="gr30" draw:text-style-name="P4" draw:layer="layout" svg:x1="14.534cm" svg:y1="15.623cm" svg:x2="14.507cm" svg:y2="15.68cm">
                            <text:p text:style-name="P5"/>
                          </draw:line>
                          <draw:custom-shape draw:style-name="gr13" draw:text-style-name="P3" draw:layer="layout" svg:width="0.014cm" svg:height="0.013cm" svg:x="14.508cm" svg:y="15.632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4.495cm" svg:y="15.65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1cm" svg:x="14.451cm" svg:y="15.694cm">
                              <text:p text:style-name="P5"/>
                              <draw:enhanced-geometry svg:viewBox="0 0 305 117" draw:type="non-primitive" draw:enhanced-path="M 0 100 L 247 117 305 9 57 0 0 100 Z N"/>
                            </draw:custom-shape>
                            <draw:custom-shape draw:style-name="gr24" draw:text-style-name="P3" draw:layer="layout" svg:width="0.132cm" svg:height="0.022cm" svg:x="14.451cm" svg:y="15.746cm">
                              <text:p text:style-name="P5"/>
                              <draw:enhanced-geometry svg:viewBox="0 0 272 42" draw:type="non-primitive" draw:enhanced-path="M 0 0 L 24 33 272 42 247 17 0 0 Z N"/>
                            </draw:custom-shape>
                            <draw:custom-shape draw:style-name="gr28" draw:text-style-name="P3" draw:layer="layout" svg:width="0.035cm" svg:height="0.07cm" svg:x="14.575cm" svg:y="15.698cm">
                              <text:p text:style-name="P5"/>
                              <draw:enhanced-geometry svg:viewBox="0 0 75 133" draw:type="non-primitive" draw:enhanced-path="M 0 108 L 25 133 75 33 58 0 0 108 Z N"/>
                            </draw:custom-shape>
                          </draw:g>
                          <draw:line draw:style-name="gr30" draw:text-style-name="P4" draw:layer="layout" svg:x1="14.504cm" svg:y1="15.694cm" svg:x2="14.482cm" svg:y2="15.746cm">
                            <text:p text:style-name="P5"/>
                          </draw:line>
                          <draw:custom-shape draw:style-name="gr13" draw:text-style-name="P3" draw:layer="layout" svg:width="0.009cm" svg:height="0.009cm" svg:x="14.482cm" svg:y="15.70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4.469cm" svg:y="15.72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4.425cm" svg:y="15.76cm">
                              <text:p text:style-name="P5"/>
                              <draw:enhanced-geometry svg:viewBox="0 0 297 116" draw:type="non-primitive" draw:enhanced-path="M 0 100 L 248 116 297 17 49 0 0 100 Z N"/>
                            </draw:custom-shape>
                            <draw:custom-shape draw:style-name="gr24" draw:text-style-name="P3" draw:layer="layout" svg:width="0.128cm" svg:height="0.018cm" svg:x="14.425cm" svg:y="15.821cm">
                              <text:p text:style-name="P5"/>
                              <draw:enhanced-geometry svg:viewBox="0 0 264 33" draw:type="non-primitive" draw:enhanced-path="M 0 0 L 25 25 264 33 248 8 0 0 Z N"/>
                            </draw:custom-shape>
                            <draw:custom-shape draw:style-name="gr28" draw:text-style-name="P3" draw:layer="layout" svg:width="0.039cm" svg:height="0.071cm" svg:x="14.544cm" svg:y="15.768cm">
                              <text:p text:style-name="P5"/>
                              <draw:enhanced-geometry svg:viewBox="0 0 74 124" draw:type="non-primitive" draw:enhanced-path="M 0 99 L 16 124 74 25 49 0 0 99 Z N"/>
                            </draw:custom-shape>
                          </draw:g>
                          <draw:line draw:style-name="gr30" draw:text-style-name="P4" draw:layer="layout" svg:x1="14.477cm" svg:y1="15.764cm" svg:x2="14.45cm" svg:y2="15.821cm">
                            <text:p text:style-name="P5"/>
                          </draw:line>
                          <draw:custom-shape draw:style-name="gr13" draw:text-style-name="P3" draw:layer="layout" svg:width="0.013cm" svg:height="0.018cm" svg:x="14.447cm" svg:y="15.77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4.438cm" svg:y="15.799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4.394cm" svg:y="15.835cm">
                              <text:p text:style-name="P5"/>
                              <draw:enhanced-geometry svg:viewBox="0 0 297 116" draw:type="non-primitive" draw:enhanced-path="M 0 100 L 248 116 297 8 50 0 0 100 Z N"/>
                            </draw:custom-shape>
                            <draw:custom-shape draw:style-name="gr24" draw:text-style-name="P3" draw:layer="layout" svg:width="0.132cm" svg:height="0.026cm" svg:x="14.394cm" svg:y="15.888cm">
                              <text:p text:style-name="P5"/>
                              <draw:enhanced-geometry svg:viewBox="0 0 264 41" draw:type="non-primitive" draw:enhanced-path="M 0 0 L 16 33 264 41 248 16 0 0 Z N"/>
                            </draw:custom-shape>
                            <draw:custom-shape draw:style-name="gr28" draw:text-style-name="P3" draw:layer="layout" svg:width="0.031cm" svg:height="0.075cm" svg:x="14.517cm" svg:y="15.839cm">
                              <text:p text:style-name="P5"/>
                              <draw:enhanced-geometry svg:viewBox="0 0 66 133" draw:type="non-primitive" draw:enhanced-path="M 0 108 L 16 133 66 34 49 0 0 108 Z N"/>
                            </draw:custom-shape>
                          </draw:g>
                          <draw:line draw:style-name="gr30" draw:text-style-name="P4" draw:layer="layout" svg:x1="14.446cm" svg:y1="15.835cm" svg:x2="14.419cm" svg:y2="15.888cm">
                            <text:p text:style-name="P5"/>
                          </draw:line>
                          <draw:custom-shape draw:style-name="gr13" draw:text-style-name="P3" draw:layer="layout" svg:width="0.013cm" svg:height="0.009cm" svg:x="14.42cm" svg:y="15.848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8cm" svg:height="0.013cm" svg:x="14.407cm" svg:y="15.866cm">
                            <text:p text:style-name="P5"/>
                            <draw:enhanced-geometry svg:viewBox="0 0 21600 21600" draw:glue-points="10800 0 3160 3160 0 10800 3160 18440 10800 21600 18440 18440 21600 10800 18440 3160" draw:text-areas="3200 3200 18400 18400" draw:type="ellipse"/>
                          </draw:custom-shape>
                        </draw:g>
                      </draw:g>
                      <draw:g>
                        <draw:g>
                          <draw:g>
                            <draw:custom-shape draw:style-name="gr31" draw:text-style-name="P3" draw:layer="layout" svg:width="0.15cm" svg:height="0.066cm" svg:x="14.733cm" svg:y="15.35cm">
                              <text:p text:style-name="P5"/>
                              <draw:enhanced-geometry svg:viewBox="0 0 306 116" draw:type="non-primitive" draw:enhanced-path="M 0 100 L 248 116 306 17 50 0 0 100 Z N"/>
                            </draw:custom-shape>
                            <draw:custom-shape draw:style-name="gr24" draw:text-style-name="P3" draw:layer="layout" svg:width="0.137cm" svg:height="0.018cm" svg:x="14.733cm" svg:y="15.411cm">
                              <text:p text:style-name="P5"/>
                              <draw:enhanced-geometry svg:viewBox="0 0 273 33" draw:type="non-primitive" draw:enhanced-path="M 0 0 L 25 25 273 33 248 8 0 0 Z N"/>
                            </draw:custom-shape>
                            <draw:custom-shape draw:style-name="gr28" draw:text-style-name="P3" draw:layer="layout" svg:width="0.035cm" svg:height="0.071cm" svg:x="14.857cm" svg:y="15.358cm">
                              <text:p text:style-name="P5"/>
                              <draw:enhanced-geometry svg:viewBox="0 0 74 124" draw:type="non-primitive" draw:enhanced-path="M 0 99 L 25 124 74 25 58 0 0 99 Z N"/>
                            </draw:custom-shape>
                          </draw:g>
                          <draw:line draw:style-name="gr30" draw:text-style-name="P4" draw:layer="layout" svg:x1="14.786cm" svg:y1="15.354cm" svg:x2="14.764cm" svg:y2="15.411cm">
                            <text:p text:style-name="P5"/>
                          </draw:line>
                          <draw:custom-shape draw:style-name="gr13" draw:text-style-name="P3" draw:layer="layout" svg:width="0.017cm" svg:height="0.013cm" svg:x="14.76cm" svg:y="15.36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4.751cm" svg:y="15.385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4.707cm" svg:y="15.425cm">
                              <text:p text:style-name="P5"/>
                              <draw:enhanced-geometry svg:viewBox="0 0 306 108" draw:type="non-primitive" draw:enhanced-path="M 0 100 L 248 108 306 8 50 0 0 100 Z N"/>
                            </draw:custom-shape>
                            <draw:custom-shape draw:style-name="gr24" draw:text-style-name="P3" draw:layer="layout" svg:width="0.132cm" svg:height="0.022cm" svg:x="14.707cm" svg:y="15.477cm">
                              <text:p text:style-name="P5"/>
                              <draw:enhanced-geometry svg:viewBox="0 0 273 41" draw:type="non-primitive" draw:enhanced-path="M 0 0 L 25 25 273 41 248 8 0 0 Z N"/>
                            </draw:custom-shape>
                            <draw:custom-shape draw:style-name="gr28" draw:text-style-name="P3" draw:layer="layout" svg:width="0.036cm" svg:height="0.07cm" svg:x="14.83cm" svg:y="15.429cm">
                              <text:p text:style-name="P5"/>
                              <draw:enhanced-geometry svg:viewBox="0 0 74 133" draw:type="non-primitive" draw:enhanced-path="M 0 100 L 25 133 74 25 58 0 0 100 Z N"/>
                            </draw:custom-shape>
                          </draw:g>
                          <draw:line draw:style-name="gr30" draw:text-style-name="P4" draw:layer="layout" svg:x1="14.759cm" svg:y1="15.425cm" svg:x2="14.732cm" svg:y2="15.477cm">
                            <text:p text:style-name="P5"/>
                          </draw:line>
                          <draw:custom-shape draw:style-name="gr13" draw:text-style-name="P3" draw:layer="layout" svg:width="0.014cm" svg:height="0.014cm" svg:x="14.733cm" svg:y="15.43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08cm" svg:height="0.014cm" svg:x="14.725cm" svg:y="15.455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4.676cm" svg:y="15.491cm">
                              <text:p text:style-name="P5"/>
                              <draw:enhanced-geometry svg:viewBox="0 0 306 116" draw:type="non-primitive" draw:enhanced-path="M 0 99 L 256 116 306 16 58 0 0 99 Z N"/>
                            </draw:custom-shape>
                            <draw:custom-shape draw:style-name="gr24" draw:text-style-name="P3" draw:layer="layout" svg:width="0.132cm" svg:height="0.018cm" svg:x="14.676cm" svg:y="15.552cm">
                              <text:p text:style-name="P5"/>
                              <draw:enhanced-geometry svg:viewBox="0 0 273 33" draw:type="non-primitive" draw:enhanced-path="M 0 0 L 25 25 273 33 256 8 0 0 Z N"/>
                            </draw:custom-shape>
                            <draw:custom-shape draw:style-name="gr28" draw:text-style-name="P3" draw:layer="layout" svg:width="0.031cm" svg:height="0.071cm" svg:x="14.799cm" svg:y="15.499cm">
                              <text:p text:style-name="P5"/>
                              <draw:enhanced-geometry svg:viewBox="0 0 66 125" draw:type="non-primitive" draw:enhanced-path="M 0 100 L 17 125 66 25 50 0 0 100 Z N"/>
                            </draw:custom-shape>
                          </draw:g>
                          <draw:line draw:style-name="gr30" draw:text-style-name="P4" draw:layer="layout" svg:x1="14.728cm" svg:y1="15.495cm" svg:x2="14.701cm" svg:y2="15.552cm">
                            <text:p text:style-name="P5"/>
                          </draw:line>
                          <draw:custom-shape draw:style-name="gr13" draw:text-style-name="P3" draw:layer="layout" svg:width="0.014cm" svg:height="0.013cm" svg:x="14.702cm" svg:y="15.50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4.689cm" svg:y="15.5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4.645cm" svg:y="15.566cm">
                              <text:p text:style-name="P5"/>
                              <draw:enhanced-geometry svg:viewBox="0 0 306 107" draw:type="non-primitive" draw:enhanced-path="M 0 98 L 256 107 306 8 58 0 0 98 Z N"/>
                            </draw:custom-shape>
                            <draw:custom-shape draw:style-name="gr24" draw:text-style-name="P3" draw:layer="layout" svg:width="0.137cm" svg:height="0.022cm" svg:x="14.645cm" svg:y="15.619cm">
                              <text:p text:style-name="P5"/>
                              <draw:enhanced-geometry svg:viewBox="0 0 273 42" draw:type="non-primitive" draw:enhanced-path="M 0 0 L 25 25 273 42 256 9 0 0 Z N"/>
                            </draw:custom-shape>
                            <draw:custom-shape draw:style-name="gr28" draw:text-style-name="P3" draw:layer="layout" svg:width="0.031cm" svg:height="0.071cm" svg:x="14.773cm" svg:y="15.57cm">
                              <text:p text:style-name="P5"/>
                              <draw:enhanced-geometry svg:viewBox="0 0 66 132" draw:type="non-primitive" draw:enhanced-path="M 0 99 L 17 132 66 25 50 0 0 99 Z N"/>
                            </draw:custom-shape>
                          </draw:g>
                          <draw:line draw:style-name="gr30" draw:text-style-name="P4" draw:layer="layout" svg:x1="14.698cm" svg:y1="15.566cm" svg:x2="14.676cm" svg:y2="15.619cm">
                            <text:p text:style-name="P5"/>
                          </draw:line>
                          <draw:custom-shape draw:style-name="gr13" draw:text-style-name="P3" draw:layer="layout" svg:width="0.009cm" svg:height="0.014cm" svg:x="14.676cm" svg:y="15.57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4.663cm" svg:y="15.59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4.619cm" svg:y="15.632cm">
                              <text:p text:style-name="P5"/>
                              <draw:enhanced-geometry svg:viewBox="0 0 306 117" draw:type="non-primitive" draw:enhanced-path="M 0 100 L 248 117 306 9 50 0 0 100 Z N"/>
                            </draw:custom-shape>
                            <draw:custom-shape draw:style-name="gr24" draw:text-style-name="P3" draw:layer="layout" svg:width="0.132cm" svg:height="0.022cm" svg:x="14.619cm" svg:y="15.689cm">
                              <text:p text:style-name="P5"/>
                              <draw:enhanced-geometry svg:viewBox="0 0 273 42" draw:type="non-primitive" draw:enhanced-path="M 0 0 L 25 25 273 42 248 17 0 0 Z N"/>
                            </draw:custom-shape>
                            <draw:custom-shape draw:style-name="gr28" draw:text-style-name="P3" draw:layer="layout" svg:width="0.039cm" svg:height="0.075cm" svg:x="14.738cm" svg:y="15.636cm">
                              <text:p text:style-name="P5"/>
                              <draw:enhanced-geometry svg:viewBox="0 0 75 133" draw:type="non-primitive" draw:enhanced-path="M 0 99 L 25 133 75 33 58 0 0 99 Z N"/>
                            </draw:custom-shape>
                          </draw:g>
                          <draw:line draw:style-name="gr30" draw:text-style-name="P4" draw:layer="layout" svg:x1="14.671cm" svg:y1="15.632cm" svg:x2="14.644cm" svg:y2="15.689cm">
                            <text:p text:style-name="P5"/>
                          </draw:line>
                          <draw:custom-shape draw:style-name="gr13" draw:text-style-name="P3" draw:layer="layout" svg:width="0.017cm" svg:height="0.009cm" svg:x="14.641cm" svg:y="15.64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4.632cm" svg:y="15.66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4.588cm" svg:y="15.707cm">
                              <text:p text:style-name="P5"/>
                              <draw:enhanced-geometry svg:viewBox="0 0 305 108" draw:type="non-primitive" draw:enhanced-path="M 0 100 L 247 108 305 9 49 0 0 100 Z N"/>
                            </draw:custom-shape>
                            <draw:custom-shape draw:style-name="gr24" draw:text-style-name="P3" draw:layer="layout" svg:width="0.137cm" svg:height="0.026cm" svg:x="14.588cm" svg:y="15.76cm">
                              <text:p text:style-name="P5"/>
                              <draw:enhanced-geometry svg:viewBox="0 0 272 42" draw:type="non-primitive" draw:enhanced-path="M 0 0 L 24 25 272 42 247 8 0 0 Z N"/>
                            </draw:custom-shape>
                            <draw:custom-shape draw:style-name="gr28" draw:text-style-name="P3" draw:layer="layout" svg:width="0.036cm" svg:height="0.075cm" svg:x="14.711cm" svg:y="15.711cm">
                              <text:p text:style-name="P5"/>
                              <draw:enhanced-geometry svg:viewBox="0 0 75 133" draw:type="non-primitive" draw:enhanced-path="M 0 99 L 25 133 75 25 58 0 0 99 Z N"/>
                            </draw:custom-shape>
                          </draw:g>
                          <draw:line draw:style-name="gr30" draw:text-style-name="P4" draw:layer="layout" svg:x1="14.641cm" svg:y1="15.707cm" svg:x2="14.619cm" svg:y2="15.76cm">
                            <text:p text:style-name="P5"/>
                          </draw:line>
                          <draw:custom-shape draw:style-name="gr13" draw:text-style-name="P3" draw:layer="layout" svg:width="0.018cm" svg:height="0.013cm" svg:x="14.614cm" svg:y="15.71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4.605cm" svg:y="15.73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6cm" svg:x="14.561cm" svg:y="15.773cm">
                              <text:p text:style-name="P5"/>
                              <draw:enhanced-geometry svg:viewBox="0 0 297 116" draw:type="non-primitive" draw:enhanced-path="M 0 100 L 248 116 297 8 49 0 0 100 Z N"/>
                            </draw:custom-shape>
                            <draw:custom-shape draw:style-name="gr24" draw:text-style-name="P3" draw:layer="layout" svg:width="0.128cm" svg:height="0.022cm" svg:x="14.561cm" svg:y="15.83cm">
                              <text:p text:style-name="P5"/>
                              <draw:enhanced-geometry svg:viewBox="0 0 264 41" draw:type="non-primitive" draw:enhanced-path="M 0 0 L 16 25 264 41 248 16 0 0 Z N"/>
                            </draw:custom-shape>
                            <draw:custom-shape draw:style-name="gr28" draw:text-style-name="P3" draw:layer="layout" svg:width="0.031cm" svg:height="0.07cm" svg:x="14.685cm" svg:y="15.782cm">
                              <text:p text:style-name="P5"/>
                              <draw:enhanced-geometry svg:viewBox="0 0 66 133" draw:type="non-primitive" draw:enhanced-path="M 0 100 L 16 133 66 34 49 0 0 100 Z N"/>
                            </draw:custom-shape>
                          </draw:g>
                          <draw:line draw:style-name="gr30" draw:text-style-name="P4" draw:layer="layout" svg:x1="14.609cm" svg:y1="15.773cm" svg:x2="14.582cm" svg:y2="15.83cm">
                            <text:p text:style-name="P5"/>
                          </draw:line>
                          <draw:custom-shape draw:style-name="gr13" draw:text-style-name="P3" draw:layer="layout" svg:width="0.014cm" svg:height="0.008cm" svg:x="14.583cm" svg:y="15.79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4.575cm" svg:y="15.80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9cm" svg:height="0.062cm" svg:x="14.531cm" svg:y="15.848cm">
                              <text:p text:style-name="P5"/>
                              <draw:enhanced-geometry svg:viewBox="0 0 305 108" draw:type="non-primitive" draw:enhanced-path="M 0 100 L 256 108 305 8 57 0 0 100 Z N"/>
                            </draw:custom-shape>
                            <draw:custom-shape draw:style-name="gr24" draw:text-style-name="P3" draw:layer="layout" svg:width="0.132cm" svg:height="0.022cm" svg:x="14.531cm" svg:y="15.905cm">
                              <text:p text:style-name="P5"/>
                              <draw:enhanced-geometry svg:viewBox="0 0 272 41" draw:type="non-primitive" draw:enhanced-path="M 0 0 L 24 25 272 41 256 8 0 0 Z N"/>
                            </draw:custom-shape>
                            <draw:custom-shape draw:style-name="gr28" draw:text-style-name="P3" draw:layer="layout" svg:width="0.031cm" svg:height="0.075cm" svg:x="14.654cm" svg:y="15.852cm">
                              <text:p text:style-name="P5"/>
                              <draw:enhanced-geometry svg:viewBox="0 0 66 133" draw:type="non-primitive" draw:enhanced-path="M 0 100 L 16 133 66 25 49 0 0 100 Z N"/>
                            </draw:custom-shape>
                          </draw:g>
                          <draw:line draw:style-name="gr30" draw:text-style-name="P4" draw:layer="layout" svg:x1="14.583cm" svg:y1="15.848cm" svg:x2="14.557cm" svg:y2="15.905cm">
                            <text:p text:style-name="P5"/>
                          </draw:line>
                          <draw:custom-shape draw:style-name="gr13" draw:text-style-name="P3" draw:layer="layout" svg:width="0.013cm" svg:height="0.013cm" svg:x="14.557cm" svg:y="15.85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7cm" svg:x="14.544cm" svg:y="15.879cm">
                            <text:p text:style-name="P5"/>
                            <draw:enhanced-geometry svg:viewBox="0 0 21600 21600" draw:glue-points="10800 0 3160 3160 0 10800 3160 18440 10800 21600 18440 18440 21600 10800 18440 3160" draw:text-areas="3200 3200 18400 18400" draw:type="ellipse"/>
                          </draw:custom-shape>
                        </draw:g>
                      </draw:g>
                    </draw:g>
                    <draw:g>
                      <draw:g>
                        <draw:g>
                          <draw:custom-shape draw:style-name="gr32" draw:text-style-name="P3" draw:layer="layout" svg:width="0.092cm" svg:height="0.07cm" svg:x="14.147cm" svg:y="15.447cm">
                            <text:p text:style-name="P5"/>
                            <draw:enhanced-geometry svg:viewBox="0 0 190 133" draw:type="non-primitive" draw:enhanced-path="M 58 0 L 0 124 132 133 190 8 58 0 Z N"/>
                          </draw:custom-shape>
                          <draw:custom-shape draw:style-name="gr33" draw:text-style-name="P3" draw:layer="layout" svg:width="0.066cm" svg:height="0.017cm" svg:x="14.147cm" svg:y="15.513cm">
                            <text:p text:style-name="P5"/>
                            <draw:enhanced-geometry svg:viewBox="0 0 140 25" draw:type="non-primitive" draw:enhanced-path="M 0 0 L 8 17 140 25 132 9 0 0 Z N"/>
                          </draw:custom-shape>
                          <draw:custom-shape draw:style-name="gr23" draw:text-style-name="P3" draw:layer="layout" svg:width="0.035cm" svg:height="0.079cm" svg:x="14.209cm" svg:y="15.451cm">
                            <text:p text:style-name="P5"/>
                            <draw:enhanced-geometry svg:viewBox="0 0 66 141" draw:type="non-primitive" draw:enhanced-path="M 58 0 L 66 16 8 141 0 125 58 0 Z N"/>
                          </draw:custom-shape>
                        </draw:g>
                        <draw:g>
                          <draw:custom-shape draw:style-name="gr32" draw:text-style-name="P3" draw:layer="layout" svg:width="0.097cm" svg:height="0.075cm" svg:x="14.107cm" svg:y="15.522cm">
                            <text:p text:style-name="P5"/>
                            <draw:enhanced-geometry svg:viewBox="0 0 199 132" draw:type="non-primitive" draw:enhanced-path="M 66 0 L 0 123 141 132 199 8 66 0 Z N"/>
                          </draw:custom-shape>
                          <draw:custom-shape draw:style-name="gr33" draw:text-style-name="P3" draw:layer="layout" svg:width="0.075cm" svg:height="0.013cm" svg:x="14.107cm" svg:y="15.592cm">
                            <text:p text:style-name="P5"/>
                            <draw:enhanced-geometry svg:viewBox="0 0 149 25" draw:type="non-primitive" draw:enhanced-path="M 0 0 L 17 17 149 25 133 9 0 0 Z N"/>
                          </draw:custom-shape>
                          <draw:custom-shape draw:style-name="gr23" draw:text-style-name="P3" draw:layer="layout" svg:width="0.036cm" svg:height="0.075cm" svg:x="14.173cm" svg:y="15.53cm">
                            <text:p text:style-name="P5"/>
                            <draw:enhanced-geometry svg:viewBox="0 0 74 140" draw:type="non-primitive" draw:enhanced-path="M 66 0 L 74 17 16 140 0 124 66 0 Z N"/>
                          </draw:custom-shape>
                        </draw:g>
                        <draw:g>
                          <draw:custom-shape draw:style-name="gr32" draw:text-style-name="P3" draw:layer="layout" svg:width="0.093cm" svg:height="0.075cm" svg:x="14.076cm" svg:y="15.605cm">
                            <text:p text:style-name="P5"/>
                            <draw:enhanced-geometry svg:viewBox="0 0 190 133" draw:type="non-primitive" draw:enhanced-path="M 58 0 L 0 117 132 133 190 9 58 0 Z N"/>
                          </draw:custom-shape>
                          <draw:custom-shape draw:style-name="gr33" draw:text-style-name="P3" draw:layer="layout" svg:width="0.071cm" svg:height="0.018cm" svg:x="14.076cm" svg:y="15.671cm">
                            <text:p text:style-name="P5"/>
                            <draw:enhanced-geometry svg:viewBox="0 0 141 33" draw:type="non-primitive" draw:enhanced-path="M 0 0 L 9 16 141 33 132 16 0 0 Z N"/>
                          </draw:custom-shape>
                          <draw:custom-shape draw:style-name="gr23" draw:text-style-name="P3" draw:layer="layout" svg:width="0.031cm" svg:height="0.079cm" svg:x="14.142cm" svg:y="15.61cm">
                            <text:p text:style-name="P5"/>
                            <draw:enhanced-geometry svg:viewBox="0 0 67 141" draw:type="non-primitive" draw:enhanced-path="M 58 0 L 67 16 9 141 0 124 58 0 Z N"/>
                          </draw:custom-shape>
                        </draw:g>
                        <draw:g>
                          <draw:custom-shape draw:style-name="gr32" draw:text-style-name="P3" draw:layer="layout" svg:width="0.093cm" svg:height="0.07cm" svg:x="14.041cm" svg:y="15.685cm">
                            <text:p text:style-name="P5"/>
                            <draw:enhanced-geometry svg:viewBox="0 0 190 133" draw:type="non-primitive" draw:enhanced-path="M 58 0 L 0 124 132 133 190 8 58 0 Z N"/>
                          </draw:custom-shape>
                          <draw:custom-shape draw:style-name="gr33" draw:text-style-name="P3" draw:layer="layout" svg:width="0.066cm" svg:height="0.013cm" svg:x="14.041cm" svg:y="15.751cm">
                            <text:p text:style-name="P5"/>
                            <draw:enhanced-geometry svg:viewBox="0 0 140 25" draw:type="non-primitive" draw:enhanced-path="M 0 0 L 16 17 140 25 132 9 0 0 Z N"/>
                          </draw:custom-shape>
                          <draw:custom-shape draw:style-name="gr23" draw:text-style-name="P3" draw:layer="layout" svg:width="0.039cm" svg:height="0.075cm" svg:x="14.103cm" svg:y="15.689cm">
                            <text:p text:style-name="P5"/>
                            <draw:enhanced-geometry svg:viewBox="0 0 74 141" draw:type="non-primitive" draw:enhanced-path="M 58 0 L 74 17 8 141 0 125 58 0 Z N"/>
                          </draw:custom-shape>
                        </draw:g>
                      </draw:g>
                      <draw:g>
                        <draw:g>
                          <draw:custom-shape draw:style-name="gr32" draw:text-style-name="P3" draw:layer="layout" svg:width="0.092cm" svg:height="0.071cm" svg:x="14.222cm" svg:y="15.451cm">
                            <text:p text:style-name="P5"/>
                            <draw:enhanced-geometry svg:viewBox="0 0 190 133" draw:type="non-primitive" draw:enhanced-path="M 58 0 L 0 116 132 133 190 8 58 0 Z N"/>
                          </draw:custom-shape>
                          <draw:custom-shape draw:style-name="gr33" draw:text-style-name="P3" draw:layer="layout" svg:width="0.07cm" svg:height="0.022cm" svg:x="14.222cm" svg:y="15.513cm">
                            <text:p text:style-name="P5"/>
                            <draw:enhanced-geometry svg:viewBox="0 0 140 33" draw:type="non-primitive" draw:enhanced-path="M 0 0 L 8 17 140 33 132 17 0 0 Z N"/>
                          </draw:custom-shape>
                          <draw:custom-shape draw:style-name="gr23" draw:text-style-name="P3" draw:layer="layout" svg:width="0.031cm" svg:height="0.08cm" svg:x="14.288cm" svg:y="15.455cm">
                            <text:p text:style-name="P5"/>
                            <draw:enhanced-geometry svg:viewBox="0 0 66 141" draw:type="non-primitive" draw:enhanced-path="M 58 0 L 66 17 8 141 0 125 58 0 Z N"/>
                          </draw:custom-shape>
                        </draw:g>
                        <draw:g>
                          <draw:custom-shape draw:style-name="gr32" draw:text-style-name="P3" draw:layer="layout" svg:width="0.092cm" svg:height="0.071cm" svg:x="14.187cm" svg:y="15.53cm">
                            <text:p text:style-name="P5"/>
                            <draw:enhanced-geometry svg:viewBox="0 0 190 132" draw:type="non-primitive" draw:enhanced-path="M 58 0 L 0 124 133 132 190 8 58 0 Z N"/>
                          </draw:custom-shape>
                          <draw:custom-shape draw:style-name="gr33" draw:text-style-name="P3" draw:layer="layout" svg:width="0.066cm" svg:height="0.013cm" svg:x="14.187cm" svg:y="15.597cm">
                            <text:p text:style-name="P5"/>
                            <draw:enhanced-geometry svg:viewBox="0 0 141 25" draw:type="non-primitive" draw:enhanced-path="M 0 0 L 17 16 141 25 133 8 0 0 Z N"/>
                          </draw:custom-shape>
                          <draw:custom-shape draw:style-name="gr23" draw:text-style-name="P3" draw:layer="layout" svg:width="0.04cm" svg:height="0.075cm" svg:x="14.248cm" svg:y="15.535cm">
                            <text:p text:style-name="P5"/>
                            <draw:enhanced-geometry svg:viewBox="0 0 74 141" draw:type="non-primitive" draw:enhanced-path="M 57 0 L 74 17 8 141 0 124 57 0 Z N"/>
                          </draw:custom-shape>
                        </draw:g>
                        <draw:g>
                          <draw:custom-shape draw:style-name="gr32" draw:text-style-name="P3" draw:layer="layout" svg:width="0.097cm" svg:height="0.07cm" svg:x="14.147cm" svg:y="15.61cm">
                            <text:p text:style-name="P5"/>
                            <draw:enhanced-geometry svg:viewBox="0 0 198 124" draw:type="non-primitive" draw:enhanced-path="M 66 0 L 0 116 140 124 198 8 66 0 Z N"/>
                          </draw:custom-shape>
                          <draw:custom-shape draw:style-name="gr33" draw:text-style-name="P3" draw:layer="layout" svg:width="0.075cm" svg:height="0.013cm" svg:x="14.147cm" svg:y="15.676cm">
                            <text:p text:style-name="P5"/>
                            <draw:enhanced-geometry svg:viewBox="0 0 149 25" draw:type="non-primitive" draw:enhanced-path="M 0 0 L 17 17 149 25 132 8 0 0 Z N"/>
                          </draw:custom-shape>
                          <draw:custom-shape draw:style-name="gr23" draw:text-style-name="P3" draw:layer="layout" svg:width="0.031cm" svg:height="0.075cm" svg:x="14.217cm" svg:y="15.614cm">
                            <text:p text:style-name="P5"/>
                            <draw:enhanced-geometry svg:viewBox="0 0 67 133" draw:type="non-primitive" draw:enhanced-path="M 58 0 L 67 17 9 133 0 116 58 0 Z N"/>
                          </draw:custom-shape>
                        </draw:g>
                        <draw:g>
                          <draw:custom-shape draw:style-name="gr32" draw:text-style-name="P3" draw:layer="layout" svg:width="0.093cm" svg:height="0.071cm" svg:x="14.116cm" svg:y="15.689cm">
                            <text:p text:style-name="P5"/>
                            <draw:enhanced-geometry svg:viewBox="0 0 190 133" draw:type="non-primitive" draw:enhanced-path="M 58 0 L 0 116 132 133 190 8 58 0 Z N"/>
                          </draw:custom-shape>
                          <draw:custom-shape draw:style-name="gr33" draw:text-style-name="P3" draw:layer="layout" svg:width="0.071cm" svg:height="0.017cm" svg:x="14.116cm" svg:y="15.751cm">
                            <text:p text:style-name="P5"/>
                            <draw:enhanced-geometry svg:viewBox="0 0 140 34" draw:type="non-primitive" draw:enhanced-path="M 0 0 L 8 17 140 34 132 17 0 0 Z N"/>
                          </draw:custom-shape>
                          <draw:custom-shape draw:style-name="gr23" draw:text-style-name="P3" draw:layer="layout" svg:width="0.031cm" svg:height="0.074cm" svg:x="14.182cm" svg:y="15.694cm">
                            <text:p text:style-name="P5"/>
                            <draw:enhanced-geometry svg:viewBox="0 0 66 142" draw:type="non-primitive" draw:enhanced-path="M 58 0 L 66 17 8 142 0 125 58 0 Z N"/>
                          </draw:custom-shape>
                        </draw:g>
                      </draw:g>
                      <draw:g>
                        <draw:g>
                          <draw:custom-shape draw:style-name="gr32" draw:text-style-name="P3" draw:layer="layout" svg:width="0.092cm" svg:height="0.067cm" svg:x="14.297cm" svg:y="15.455cm">
                            <text:p text:style-name="P5"/>
                            <draw:enhanced-geometry svg:viewBox="0 0 189 125" draw:type="non-primitive" draw:enhanced-path="M 66 0 L 0 117 131 125 189 8 66 0 Z N"/>
                          </draw:custom-shape>
                          <draw:custom-shape draw:style-name="gr33" draw:text-style-name="P3" draw:layer="layout" svg:width="0.07cm" svg:height="0.018cm" svg:x="14.297cm" svg:y="15.517cm">
                            <text:p text:style-name="P5"/>
                            <draw:enhanced-geometry svg:viewBox="0 0 139 24" draw:type="non-primitive" draw:enhanced-path="M 0 0 L 16 16 139 24 131 8 0 0 Z N"/>
                          </draw:custom-shape>
                          <draw:custom-shape draw:style-name="gr23" draw:text-style-name="P3" draw:layer="layout" svg:width="0.035cm" svg:height="0.075cm" svg:x="14.363cm" svg:y="15.46cm">
                            <text:p text:style-name="P5"/>
                            <draw:enhanced-geometry svg:viewBox="0 0 74 133" draw:type="non-primitive" draw:enhanced-path="M 58 0 L 74 17 8 133 0 117 58 0 Z N"/>
                          </draw:custom-shape>
                        </draw:g>
                        <draw:g>
                          <draw:custom-shape draw:style-name="gr32" draw:text-style-name="P3" draw:layer="layout" svg:width="0.097cm" svg:height="0.07cm" svg:x="14.262cm" svg:y="15.535cm">
                            <text:p text:style-name="P5"/>
                            <draw:enhanced-geometry svg:viewBox="0 0 199 132" draw:type="non-primitive" draw:enhanced-path="M 66 0 L 0 116 141 132 199 9 66 0 Z N"/>
                          </draw:custom-shape>
                          <draw:custom-shape draw:style-name="gr33" draw:text-style-name="P3" draw:layer="layout" svg:width="0.074cm" svg:height="0.017cm" svg:x="14.262cm" svg:y="15.597cm">
                            <text:p text:style-name="P5"/>
                            <draw:enhanced-geometry svg:viewBox="0 0 149 33" draw:type="non-primitive" draw:enhanced-path="M 0 0 L 17 16 149 33 141 16 0 0 Z N"/>
                          </draw:custom-shape>
                          <draw:custom-shape draw:style-name="gr23" draw:text-style-name="P3" draw:layer="layout" svg:width="0.031cm" svg:height="0.075cm" svg:x="14.332cm" svg:y="15.539cm">
                            <text:p text:style-name="P5"/>
                            <draw:enhanced-geometry svg:viewBox="0 0 65 140" draw:type="non-primitive" draw:enhanced-path="M 58 0 L 65 16 8 140 0 123 58 0 Z N"/>
                          </draw:custom-shape>
                        </draw:g>
                        <draw:g>
                          <draw:custom-shape draw:style-name="gr32" draw:text-style-name="P3" draw:layer="layout" svg:width="0.092cm" svg:height="0.075cm" svg:x="14.231cm" svg:y="15.61cm">
                            <text:p text:style-name="P5"/>
                            <draw:enhanced-geometry svg:viewBox="0 0 190 133" draw:type="non-primitive" draw:enhanced-path="M 58 0 L 0 124 132 133 190 8 58 0 Z N"/>
                          </draw:custom-shape>
                          <draw:custom-shape draw:style-name="gr33" draw:text-style-name="P3" draw:layer="layout" svg:width="0.066cm" svg:height="0.014cm" svg:x="14.231cm" svg:y="15.68cm">
                            <text:p text:style-name="P5"/>
                            <draw:enhanced-geometry svg:viewBox="0 0 141 25" draw:type="non-primitive" draw:enhanced-path="M 0 0 L 8 17 141 25 132 9 0 0 Z N"/>
                          </draw:custom-shape>
                          <draw:custom-shape draw:style-name="gr23" draw:text-style-name="P3" draw:layer="layout" svg:width="0.036cm" svg:height="0.08cm" svg:x="14.292cm" svg:y="15.614cm">
                            <text:p text:style-name="P5"/>
                            <draw:enhanced-geometry svg:viewBox="0 0 67 141" draw:type="non-primitive" draw:enhanced-path="M 58 0 L 67 25 9 141 0 125 58 0 Z N"/>
                          </draw:custom-shape>
                        </draw:g>
                        <draw:g>
                          <draw:custom-shape draw:style-name="gr32" draw:text-style-name="P3" draw:layer="layout" svg:width="0.097cm" svg:height="0.066cm" svg:x="14.195cm" svg:y="15.694cm">
                            <text:p text:style-name="P5"/>
                            <draw:enhanced-geometry svg:viewBox="0 0 198 125" draw:type="non-primitive" draw:enhanced-path="M 66 0 L 0 117 140 125 198 0 66 0 Z N"/>
                          </draw:custom-shape>
                          <draw:custom-shape draw:style-name="gr33" draw:text-style-name="P3" draw:layer="layout" svg:width="0.071cm" svg:height="0.013cm" svg:x="14.195cm" svg:y="15.755cm">
                            <text:p text:style-name="P5"/>
                            <draw:enhanced-geometry svg:viewBox="0 0 149 25" draw:type="non-primitive" draw:enhanced-path="M 0 0 L 16 16 149 25 132 8 0 0 Z N"/>
                          </draw:custom-shape>
                          <draw:custom-shape draw:style-name="gr23" draw:text-style-name="P3" draw:layer="layout" svg:width="0.035cm" svg:height="0.074cm" svg:x="14.257cm" svg:y="15.694cm">
                            <text:p text:style-name="P5"/>
                            <draw:enhanced-geometry svg:viewBox="0 0 74 142" draw:type="non-primitive" draw:enhanced-path="M 66 0 L 74 25 17 142 0 125 66 0 Z N"/>
                          </draw:custom-shape>
                        </draw:g>
                      </draw:g>
                    </draw:g>
                  </draw:g>
                  <draw:custom-shape draw:style-name="gr25" draw:text-style-name="P3" draw:layer="layout" svg:width="0.027cm" svg:height="0.053cm" svg:x="13.657cm" svg:y="15.835cm">
                    <text:p text:style-name="P5"/>
                    <draw:enhanced-geometry svg:viewBox="0 0 50 100" draw:type="non-primitive" draw:enhanced-path="M 25 0 L 0 42 0 50 0 66 0 75 9 83 17 91 25 100 42 100 50 100 42 100 33 75 33 66 33 58 25 17 25 0 Z N"/>
                  </draw:custom-shape>
                </draw:g>
                <draw:custom-shape draw:style-name="gr24" draw:text-style-name="P3" draw:layer="layout" svg:width="0.031cm" svg:height="0.066cm" svg:x="13.953cm" svg:y="15.636cm">
                  <text:p text:style-name="P5"/>
                  <draw:enhanced-geometry svg:viewBox="0 0 58 116" draw:type="non-primitive" draw:enhanced-path="M 0 0 L 33 8 42 8 50 16 58 25 58 33 58 41 17 116 0 0 Z N"/>
                </draw:custom-shape>
              </draw:g>
              <draw:g>
                <draw:custom-shape draw:style-name="gr31" draw:text-style-name="P3" draw:layer="layout" svg:width="0.291cm" svg:height="0.287cm" svg:x="13.671cm" svg:y="15.623cm">
                  <text:p text:style-name="P5"/>
                  <draw:enhanced-geometry svg:viewBox="0 0 595 515" draw:type="non-primitive" draw:enhanced-path="M 25 482 L 8 465 8 448 8 432 8 415 0 399 0 390 17 407 25 415 41 424 240 448 264 448 281 448 297 440 322 432 339 432 355 415 372 407 380 390 397 365 537 0 545 8 554 8 570 16 570 25 578 33 595 133 430 507 413 515 397 515 380 515 25 482 Z N"/>
                </draw:custom-shape>
                <draw:custom-shape draw:style-name="gr26" draw:text-style-name="P3" draw:layer="layout" svg:width="0.574cm" svg:height="0.864cm" svg:x="13.657cm" svg:y="15.006cm">
                  <text:p text:style-name="P5"/>
                  <draw:enhanced-geometry svg:viewBox="0 0 1165 1569" draw:type="non-primitive" draw:enhanced-path="M 25 1511 L 17 1478 9 1453 0 1428 0 1395 0 1362 0 1320 0 1295 207 1295 248 1162 322 980 471 656 537 523 620 390 777 199 884 83 975 0 1091 66 1140 99 1149 108 1157 116 1165 124 1165 141 1165 158 1149 166 1058 249 1017 299 926 399 917 407 901 407 835 399 810 399 793 399 769 399 752 407 736 424 703 473 628 590 595 673 554 764 521 839 488 906 562 1121 422 1486 405 1511 389 1536 347 1553 314 1569 256 1569 58 1545 50 1536 33 1520 25 1511 Z N"/>
                </draw:custom-shape>
                <draw:custom-shape draw:style-name="gr31" draw:text-style-name="P3" draw:layer="layout" svg:width="0.322cm" svg:height="0.427cm" svg:x="13.9cm" svg:y="15.103cm">
                  <text:p text:style-name="P5"/>
                  <draw:enhanced-geometry svg:viewBox="0 0 661 773" draw:type="non-primitive" draw:enhanced-path="M 0 732 L 33 665 74 565 124 457 140 416 215 291 248 250 272 233 289 225 297 225 322 225 388 225 413 233 421 233 429 225 438 225 512 141 570 75 661 0 504 274 495 283 487 291 471 299 446 299 405 308 372 308 338 308 305 308 281 308 256 308 248 316 239 324 231 333 181 432 124 549 82 624 16 773 0 732 Z N"/>
                </draw:custom-shape>
                <draw:custom-shape draw:style-name="gr26" draw:text-style-name="P3" draw:layer="layout" svg:width="0.481cm" svg:height="0.714cm" svg:x="13.657cm" svg:y="15.006cm">
                  <text:p text:style-name="P5"/>
                  <draw:enhanced-geometry svg:viewBox="0 0 975 1295" draw:type="non-primitive" draw:enhanced-path="M 0 1295 L 0 1254 9 1220 17 1187 33 1154 66 1055 99 989 149 864 215 739 281 598 380 432 413 390 446 340 496 274 546 216 612 141 752 0 975 0 884 83 818 158 694 307 620 382 537 515 463 656 322 980 256 1154 207 1295 0 1295 Z N"/>
                </draw:custom-shape>
              </draw:g>
              <draw:g>
                <draw:line draw:style-name="gr30" draw:text-style-name="P4" draw:layer="layout" svg:x1="13.966cm" svg:y1="15.376cm" svg:x2="14.067cm" svg:y2="15.38cm">
                  <text:p text:style-name="P5"/>
                </draw:line>
                <draw:line draw:style-name="gr30" draw:text-style-name="P4" draw:layer="layout" svg:x1="13.957cm" svg:y1="15.402cm" svg:x2="14.054cm" svg:y2="15.411cm">
                  <text:p text:style-name="P5"/>
                </draw:line>
                <draw:line draw:style-name="gr30" draw:text-style-name="P4" draw:layer="layout" svg:x1="13.948cm" svg:y1="15.429cm" svg:x2="14.045cm" svg:y2="15.433cm">
                  <text:p text:style-name="P5"/>
                </draw:line>
                <draw:line draw:style-name="gr30" draw:text-style-name="P4" draw:layer="layout" svg:x1="13.94cm" svg:y1="15.451cm" svg:x2="14.032cm" svg:y2="15.46cm">
                  <text:p text:style-name="P5"/>
                </draw:line>
                <draw:line draw:style-name="gr30" draw:text-style-name="P4" draw:layer="layout" svg:x1="13.926cm" svg:y1="15.477cm" svg:x2="14.019cm" svg:y2="15.482cm">
                  <text:p text:style-name="P5"/>
                </draw:line>
                <draw:line draw:style-name="gr30" draw:text-style-name="P4" draw:layer="layout" svg:x1="13.918cm" svg:y1="15.499cm" svg:x2="14.006cm" svg:y2="15.508cm">
                  <text:p text:style-name="P5"/>
                </draw:line>
                <draw:line draw:style-name="gr30" draw:text-style-name="P4" draw:layer="layout" svg:x1="13.909cm" svg:y1="15.522cm" svg:x2="13.997cm" svg:y2="15.535cm">
                  <text:p text:style-name="P5"/>
                </draw:line>
              </draw:g>
            </draw:g>
            <draw:g>
              <draw:custom-shape draw:style-name="gr21" draw:text-style-name="P3" draw:layer="layout" svg:width="0.053cm" svg:height="0.044cm" svg:x="13.693cm" svg:y="15.76cm">
                <text:p text:style-name="P5"/>
                <draw:enhanced-geometry svg:viewBox="0 0 108 75" draw:type="non-primitive" draw:enhanced-path="M 0 0 L 91 0 108 75 17 67 0 0 Z N"/>
              </draw:custom-shape>
              <draw:custom-shape draw:style-name="gr23" draw:text-style-name="P3" draw:layer="layout" svg:width="0.045cm" svg:height="0.031cm" svg:x="13.701cm" svg:y="15.768cm">
                <text:p text:style-name="P5"/>
                <draw:enhanced-geometry svg:viewBox="0 0 91 50" draw:type="non-primitive" draw:enhanced-path="M 0 0 L 8 50 91 50 82 0 0 0 Z N"/>
              </draw:custom-shape>
            </draw:g>
          </draw:g>
          <draw:g>
            <draw:g>
              <draw:g>
                <draw:custom-shape draw:style-name="gr23" draw:text-style-name="P3" draw:layer="layout" svg:width="0.031cm" svg:height="0.04cm" svg:x="13.675cm" svg:y="16.064cm">
                  <text:p text:style-name="P5"/>
                  <draw:enhanced-geometry svg:viewBox="0 0 66 74" draw:type="non-primitive" draw:enhanced-path="M 0 0 L 0 41 9 41 25 49 33 49 42 58 50 74 58 58 66 49 66 41 66 33 58 25 50 16 33 8 17 0 0 0 Z N"/>
                </draw:custom-shape>
                <draw:custom-shape draw:style-name="gr22" draw:text-style-name="P3" draw:layer="layout" svg:width="0.053cm" svg:height="0.088cm" svg:x="13.662cm" svg:y="16.064cm">
                  <text:p text:style-name="P5"/>
                  <draw:enhanced-geometry svg:viewBox="0 0 107 158" draw:type="non-primitive" draw:enhanced-path="M 16 0 L 41 0 57 8 82 16 90 25 99 33 107 41 107 66 107 91 107 99 99 108 90 116 82 133 66 133 49 149 33 149 16 158 0 158 0 99 16 99 41 91 49 83 57 83 74 74 82 66 82 49 90 41 90 33 74 25 57 8 41 0 16 0 16 0 Z N"/>
                </draw:custom-shape>
              </draw:g>
              <draw:g>
                <draw:custom-shape draw:style-name="gr23" draw:text-style-name="P3" draw:layer="layout" svg:width="0.031cm" svg:height="0.044cm" svg:x="13.679cm" svg:y="16.002cm">
                  <text:p text:style-name="P5"/>
                  <draw:enhanced-geometry svg:viewBox="0 0 66 74" draw:type="non-primitive" draw:enhanced-path="M 0 0 L 0 41 16 49 24 49 33 58 41 66 49 74 66 58 66 49 66 41 66 33 57 24 49 16 33 8 16 8 0 0 Z N"/>
                </draw:custom-shape>
                <draw:custom-shape draw:style-name="gr22" draw:text-style-name="P3" draw:layer="layout" svg:width="0.053cm" svg:height="0.093cm" svg:x="13.666cm" svg:y="16.002cm">
                  <text:p text:style-name="P5"/>
                  <draw:enhanced-geometry svg:viewBox="0 0 107 166" draw:type="non-primitive" draw:enhanced-path="M 25 0 L 41 0 66 8 82 16 91 24 107 33 107 41 107 74 107 99 107 108 107 116 91 124 82 133 74 141 58 149 33 157 16 157 0 166 0 108 25 99 41 91 49 91 66 83 74 74 82 66 91 58 91 41 91 33 82 24 58 16 41 8 25 0 25 0 Z N"/>
                </draw:custom-shape>
              </draw:g>
              <draw:g>
                <draw:custom-shape draw:style-name="gr23" draw:text-style-name="P3" draw:layer="layout" svg:width="0.036cm" svg:height="0.04cm" svg:x="13.688cm" svg:y="15.945cm">
                  <text:p text:style-name="P5"/>
                  <draw:enhanced-geometry svg:viewBox="0 0 74 75" draw:type="non-primitive" draw:enhanced-path="M 0 0 L 0 42 17 50 25 59 41 59 41 67 58 75 66 59 66 50 74 50 74 42 66 25 58 25 41 9 25 9 0 0 Z N"/>
                </draw:custom-shape>
                <draw:custom-shape draw:style-name="gr22" draw:text-style-name="P3" draw:layer="layout" svg:width="0.053cm" svg:height="0.092cm" svg:x="13.679cm" svg:y="15.945cm">
                  <text:p text:style-name="P5"/>
                  <draw:enhanced-geometry svg:viewBox="0 0 107 167" draw:type="non-primitive" draw:enhanced-path="M 16 0 L 41 9 57 9 74 17 90 25 99 34 107 42 107 75 107 100 99 109 99 117 90 125 82 133 66 142 49 150 33 158 8 167 0 167 0 109 16 100 33 100 49 92 57 84 66 75 74 67 82 59 82 42 82 34 74 25 57 17 33 9 16 0 16 0 Z N"/>
                </draw:custom-shape>
              </draw:g>
            </draw:g>
            <draw:g>
              <draw:g>
                <draw:custom-shape draw:style-name="gr23" draw:text-style-name="P3" draw:layer="layout" svg:width="0.035cm" svg:height="0.044cm" svg:x="13.697cm" svg:y="15.888cm">
                  <text:p text:style-name="P5"/>
                  <draw:enhanced-geometry svg:viewBox="0 0 74 75" draw:type="non-primitive" draw:enhanced-path="M 0 0 L 0 41 16 50 24 50 33 58 41 58 49 75 66 58 66 50 66 41 74 33 66 25 57 16 33 8 24 8 0 0 Z N"/>
                </draw:custom-shape>
                <draw:custom-shape draw:style-name="gr22" draw:text-style-name="P3" draw:layer="layout" svg:width="0.053cm" svg:height="0.088cm" svg:x="13.688cm" svg:y="15.888cm">
                  <text:p text:style-name="P5"/>
                  <draw:enhanced-geometry svg:viewBox="0 0 107 158" draw:type="non-primitive" draw:enhanced-path="M 17 0 L 33 0 58 8 74 16 91 25 99 33 107 41 107 66 107 91 99 99 99 108 91 124 74 133 66 141 50 149 33 158 8 158 0 158 0 99 17 99 33 91 50 83 58 83 66 75 74 66 83 58 83 41 83 33 74 25 58 8 33 8 17 0 17 0 Z N"/>
                </draw:custom-shape>
              </draw:g>
              <draw:g>
                <draw:custom-shape draw:style-name="gr23" draw:text-style-name="P3" draw:layer="layout" svg:width="0.036cm" svg:height="0.04cm" svg:x="13.701cm" svg:y="15.83cm">
                  <text:p text:style-name="P5"/>
                  <draw:enhanced-geometry svg:viewBox="0 0 66 74" draw:type="non-primitive" draw:enhanced-path="M 0 0 L 0 41 8 50 25 50 33 58 41 66 50 74 58 58 66 50 66 41 66 33 58 25 50 16 33 8 17 8 0 0 Z N"/>
                </draw:custom-shape>
                <draw:custom-shape draw:style-name="gr22" draw:text-style-name="P3" draw:layer="layout" svg:width="0.053cm" svg:height="0.093cm" svg:x="13.693cm" svg:y="15.83cm">
                  <text:p text:style-name="P5"/>
                  <draw:enhanced-geometry svg:viewBox="0 0 108 166" draw:type="non-primitive" draw:enhanced-path="M 17 0 L 42 0 58 8 83 16 91 25 99 33 108 41 108 74 108 99 108 108 99 116 91 124 83 133 66 141 50 149 33 158 17 166 0 166 0 108 17 99 42 91 50 91 58 83 66 74 83 66 83 58 91 41 83 33 75 25 58 16 42 8 17 0 17 0 Z N"/>
                </draw:custom-shape>
              </draw:g>
              <draw:g>
                <draw:custom-shape draw:style-name="gr23" draw:text-style-name="P3" draw:layer="layout" svg:width="0.036cm" svg:height="0.045cm" svg:x="13.71cm" svg:y="15.768cm">
                  <text:p text:style-name="P5"/>
                  <draw:enhanced-geometry svg:viewBox="0 0 66 74" draw:type="non-primitive" draw:enhanced-path="M 0 0 L 0 41 16 50 24 50 33 58 41 66 49 74 66 58 66 50 66 50 66 33 57 25 49 16 33 8 16 8 0 0 Z N"/>
                </draw:custom-shape>
                <draw:custom-shape draw:style-name="gr22" draw:text-style-name="P3" draw:layer="layout" svg:width="0.049cm" svg:height="0.093cm" svg:x="13.701cm" svg:y="15.768cm">
                  <text:p text:style-name="P5"/>
                  <draw:enhanced-geometry svg:viewBox="0 0 107 166" draw:type="non-primitive" draw:enhanced-path="M 25 0 L 41 8 66 8 82 16 91 25 107 33 107 41 107 74 107 99 107 108 107 116 91 124 82 133 74 141 58 149 33 158 16 166 0 166 0 108 25 99 41 99 49 91 66 83 74 74 82 66 91 58 91 41 91 33 82 25 58 16 41 8 25 0 25 0 Z N"/>
                </draw:custom-shape>
              </draw:g>
            </draw:g>
          </draw:g>
        </draw:g>
        <draw:g>
          <draw:g>
            <draw:g>
              <draw:custom-shape draw:style-name="gr21" draw:text-style-name="P3" draw:layer="layout" svg:width="0.062cm" svg:height="0.044cm" svg:x="15.681cm" svg:y="14.293cm">
                <text:p text:style-name="P5"/>
                <draw:enhanced-geometry svg:viewBox="0 0 124 83" draw:type="non-primitive" draw:enhanced-path="M 99 8 L 107 8 116 17 124 25 124 33 124 41 124 50 124 58 99 75 82 75 74 83 58 83 41 75 33 75 16 66 16 66 8 58 0 50 0 41 0 25 0 0 33 8 33 25 33 41 41 50 49 50 58 50 74 50 82 41 82 17 99 8 Z N"/>
              </draw:custom-shape>
              <draw:custom-shape draw:style-name="gr21" draw:text-style-name="P3" draw:layer="layout" svg:width="0.066cm" svg:height="0.066cm" svg:x="15.712cm" svg:y="14.271cm">
                <text:p text:style-name="P5"/>
                <draw:enhanced-geometry svg:viewBox="0 0 140 116" draw:type="non-primitive" draw:enhanced-path="M 66 0 L 115 8 132 16 140 33 140 50 140 66 132 83 132 91 115 99 99 108 82 116 66 116 41 108 16 99 0 83 33 66 41 83 58 91 82 91 99 83 107 83 107 74 107 66 99 58 82 50 66 50 66 0 Z N"/>
              </draw:custom-shape>
              <draw:custom-shape draw:style-name="gr22" draw:text-style-name="P3" draw:layer="layout" svg:width="0.066cm" svg:height="0.039cm" svg:x="15.712cm" svg:y="14.298cm">
                <text:p text:style-name="P5"/>
                <draw:enhanced-geometry svg:viewBox="0 0 132 75" draw:type="non-primitive" draw:enhanced-path="M 132 50 L 107 50 74 50 49 42 41 33 33 25 33 17 41 0 49 0 16 9 8 17 0 33 0 50 8 67 24 67 49 75 66 75 91 75 115 67 132 50 Z N"/>
              </draw:custom-shape>
            </draw:g>
            <draw:g>
              <draw:custom-shape draw:style-name="gr23" draw:text-style-name="P3" draw:layer="layout" svg:width="0.023cm" svg:height="0.035cm" svg:x="15.681cm" svg:y="14.152cm">
                <text:p text:style-name="P5"/>
                <draw:enhanced-geometry svg:viewBox="0 0 49 58" draw:type="non-primitive" draw:enhanced-path="M 0 58 L 0 24 8 16 16 16 24 16 33 8 41 0 49 8 49 16 49 24 49 24 49 33 41 41 24 49 16 49 0 58 Z N"/>
              </draw:custom-shape>
              <draw:custom-shape draw:style-name="gr22" draw:text-style-name="P3" draw:layer="layout" svg:width="0.039cm" svg:height="0.07cm" svg:x="15.673cm" svg:y="14.117cm">
                <text:p text:style-name="P5"/>
                <draw:enhanced-geometry svg:viewBox="0 0 83 125" draw:type="non-primitive" draw:enhanced-path="M 17 125 L 33 116 41 116 58 108 66 100 74 100 83 91 83 67 83 50 83 42 74 33 66 25 58 25 50 17 41 8 25 0 8 0 0 0 0 42 17 50 25 50 41 58 41 58 58 67 58 75 66 83 66 91 66 100 58 108 41 116 25 116 17 125 17 125 Z N"/>
              </draw:custom-shape>
            </draw:g>
            <draw:g>
              <draw:custom-shape draw:style-name="gr23" draw:text-style-name="P3" draw:layer="layout" svg:width="0.027cm" svg:height="0.026cm" svg:x="15.681cm" svg:y="14.201cm">
                <text:p text:style-name="P5"/>
                <draw:enhanced-geometry svg:viewBox="0 0 49 50" draw:type="non-primitive" draw:enhanced-path="M 0 50 L 0 16 8 16 16 16 25 8 33 8 41 0 49 8 49 16 49 16 49 25 49 33 41 33 25 41 16 50 0 50 Z N"/>
              </draw:custom-shape>
              <draw:custom-shape draw:style-name="gr22" draw:text-style-name="P3" draw:layer="layout" svg:width="0.04cm" svg:height="0.07cm" svg:x="15.677cm" svg:y="14.157cm">
                <text:p text:style-name="P5"/>
                <draw:enhanced-geometry svg:viewBox="0 0 83 125" draw:type="non-primitive" draw:enhanced-path="M 17 125 L 33 125 50 116 58 116 75 108 75 100 83 91 83 75 83 50 83 50 75 41 75 33 66 25 58 16 42 16 25 8 9 0 0 0 0 50 17 50 33 58 42 58 50 66 58 66 58 75 66 83 66 91 66 100 58 108 42 116 33 125 17 125 17 125 Z N"/>
              </draw:custom-shape>
            </draw:g>
            <draw:g>
              <draw:custom-shape draw:style-name="gr23" draw:text-style-name="P3" draw:layer="layout" svg:width="0.022cm" svg:height="0.027cm" svg:x="15.668cm" svg:y="14.249cm">
                <text:p text:style-name="P5"/>
                <draw:enhanced-geometry svg:viewBox="0 0 49 50" draw:type="non-primitive" draw:enhanced-path="M 49 0 L 49 33 41 33 33 33 25 42 25 42 16 50 0 42 0 33 0 33 0 25 8 17 16 8 25 8 41 0 49 0 Z N"/>
              </draw:custom-shape>
              <draw:custom-shape draw:style-name="gr22" draw:text-style-name="P3" draw:layer="layout" svg:width="0.035cm" svg:height="0.071cm" svg:x="15.664cm" svg:y="14.249cm">
                <text:p text:style-name="P5"/>
                <draw:enhanced-geometry svg:viewBox="0 0 74 125" draw:type="non-primitive" draw:enhanced-path="M 66 0 L 49 0 33 0 16 8 8 17 0 25 0 33 0 50 0 75 0 75 0 83 8 92 16 100 24 108 33 108 49 116 66 125 74 125 74 75 66 75 49 67 41 67 33 58 24 58 16 50 16 42 8 33 8 25 16 17 33 8 49 0 66 0 66 0 Z N"/>
              </draw:custom-shape>
            </draw:g>
            <draw:g>
              <draw:custom-shape draw:style-name="gr23" draw:text-style-name="P3" draw:layer="layout" svg:width="0.027cm" svg:height="0.027cm" svg:x="15.681cm" svg:y="14.24cm">
                <text:p text:style-name="P5"/>
                <draw:enhanced-geometry svg:viewBox="0 0 49 50" draw:type="non-primitive" draw:enhanced-path="M 0 50 L 0 25 8 17 16 17 25 9 33 9 41 0 49 9 49 17 49 17 49 25 49 34 41 42 25 50 16 50 0 50 Z N"/>
              </draw:custom-shape>
              <draw:custom-shape draw:style-name="gr22" draw:text-style-name="P3" draw:layer="layout" svg:width="0.04cm" svg:height="0.066cm" svg:x="15.677cm" svg:y="14.205cm">
                <text:p text:style-name="P5"/>
                <draw:enhanced-geometry svg:viewBox="0 0 83 125" draw:type="non-primitive" draw:enhanced-path="M 17 125 L 33 116 42 116 58 108 66 100 75 91 83 91 83 66 83 50 83 42 75 33 66 25 58 17 50 17 42 8 25 0 9 0 0 0 0 42 17 42 25 50 42 50 42 58 58 66 58 66 66 75 66 91 66 100 58 100 42 108 25 116 17 116 17 125 Z N"/>
              </draw:custom-shape>
            </draw:g>
          </draw:g>
          <draw:g>
            <draw:g>
              <draw:g>
                <draw:g>
                  <draw:g>
                    <draw:g>
                      <draw:custom-shape draw:style-name="gr24" draw:text-style-name="P3" draw:layer="layout" svg:width="1.535cm" svg:height="1.067cm" svg:x="15.69cm" svg:y="13.231cm">
                        <text:p text:style-name="P5"/>
                        <draw:enhanced-geometry svg:viewBox="0 0 3131 1935" draw:type="non-primitive" draw:enhanced-path="M 0 1595 L 66 1669 2362 1935 3131 390 3081 0 2329 1811 0 1595 Z N"/>
                      </draw:custom-shape>
                      <draw:custom-shape draw:style-name="gr25" draw:text-style-name="P3" draw:layer="layout" svg:width="0.415cm" svg:height="1.089cm" svg:x="16.81cm" svg:y="13.169cm">
                        <text:p text:style-name="P5"/>
                        <draw:enhanced-geometry svg:viewBox="0 0 843 1977" draw:type="non-primitive" draw:enhanced-path="M 801 0 L 843 74 41 1977 0 1902 801 0 Z N"/>
                      </draw:custom-shape>
                      <draw:custom-shape draw:style-name="gr26" draw:text-style-name="P3" draw:layer="layout" svg:width="1.548cm" svg:height="1.049cm" svg:x="15.655cm" svg:y="13.169cm">
                        <text:p text:style-name="P5"/>
                        <draw:enhanced-geometry svg:viewBox="0 0 3163 1902" draw:type="non-primitive" draw:enhanced-path="M 0 1653 L 2362 1902 3163 0 1471 0 1421 58 892 49 0 1653 Z N"/>
                      </draw:custom-shape>
                      <draw:custom-shape draw:style-name="gr27" draw:text-style-name="P3" draw:layer="layout" svg:width="1.177cm" svg:height="0.176cm" svg:x="15.655cm" svg:y="14.086cm">
                        <text:p text:style-name="P5"/>
                        <draw:enhanced-geometry svg:viewBox="0 0 2403 324" draw:type="non-primitive" draw:enhanced-path="M 0 0 L 33 66 2403 324 2362 241 0 0 Z N"/>
                      </draw:custom-shape>
                      <draw:g>
                        <draw:custom-shape draw:style-name="gr24" draw:text-style-name="P3" draw:layer="layout" svg:width="0.82cm" svg:height="0.19cm" svg:x="16.312cm" svg:y="13.195cm">
                          <text:p text:style-name="P5"/>
                          <draw:enhanced-geometry svg:viewBox="0 0 1677 341" draw:type="non-primitive" draw:enhanced-path="M 141 0 L 1677 0 1520 341 0 308 141 0 Z N"/>
                        </draw:custom-shape>
                        <draw:g>
                          <draw:custom-shape draw:style-name="gr25" draw:text-style-name="P3" draw:layer="layout" svg:width="0.546cm" svg:height="0.022cm" svg:x="16.458cm" svg:y="13.235cm">
                            <text:p text:style-name="P5"/>
                            <draw:enhanced-geometry svg:viewBox="0 0 1115 41" draw:type="non-primitive" draw:enhanced-path="M 0 0 L 41 33 1099 41 1115 0 0 0 Z N"/>
                          </draw:custom-shape>
                          <draw:custom-shape draw:style-name="gr27" draw:text-style-name="P3" draw:layer="layout" svg:width="0.053cm" svg:height="0.079cm" svg:x="16.422cm" svg:y="13.235cm">
                            <text:p text:style-name="P5"/>
                            <draw:enhanced-geometry svg:viewBox="0 0 106 150" draw:type="non-primitive" draw:enhanced-path="M 65 0 L 0 150 81 108 106 41 65 0 Z N"/>
                          </draw:custom-shape>
                          <draw:custom-shape draw:style-name="gr28" draw:text-style-name="P3" draw:layer="layout" svg:width="0.556cm" svg:height="0.027cm" svg:x="16.422cm" svg:y="13.292cm">
                            <text:p text:style-name="P5"/>
                            <draw:enhanced-geometry svg:viewBox="0 0 1131 50" draw:type="non-primitive" draw:enhanced-path="M 0 42 L 81 0 1131 0 1106 50 0 42 Z N"/>
                          </draw:custom-shape>
                          <draw:custom-shape draw:style-name="gr29" draw:text-style-name="P3" draw:layer="layout" svg:width="0.534cm" svg:height="0.035cm" svg:x="16.462cm" svg:y="13.257cm">
                            <text:p text:style-name="P5"/>
                            <draw:enhanced-geometry svg:viewBox="0 0 1083 67" draw:type="non-primitive" draw:enhanced-path="M 1083 0 L 25 0 0 67 1050 67 1083 0 Z N"/>
                          </draw:custom-shape>
                        </draw:g>
                        <draw:custom-shape draw:style-name="gr24" draw:text-style-name="P3" draw:layer="layout" svg:width="1.063cm" svg:height="0.746cm" svg:x="15.99cm" svg:y="13.411cm">
                          <text:p text:style-name="P5"/>
                          <draw:enhanced-geometry svg:viewBox="0 0 2163 1354" draw:type="non-primitive" draw:enhanced-path="M 628 0 L 2163 50 1585 1354 0 1213 628 0 Z N"/>
                        </draw:custom-shape>
                      </draw:g>
                      <draw:g>
                        <draw:custom-shape draw:style-name="gr25" draw:text-style-name="P3" draw:layer="layout" svg:width="0.313cm" svg:height="0.701cm" svg:x="15.986cm" svg:y="13.381cm">
                          <text:p text:style-name="P5"/>
                          <draw:enhanced-geometry svg:viewBox="0 0 636 1271" draw:type="non-primitive" draw:enhanced-path="M 586 0 L 636 58 0 1271 586 0 Z N"/>
                        </draw:custom-shape>
                        <draw:line draw:style-name="gr30" draw:text-style-name="P4" draw:layer="layout" svg:x1="16.352cm" svg:y1="13.195cm" svg:x2="16.272cm" svg:y2="13.381cm">
                          <text:p text:style-name="P5"/>
                        </draw:line>
                      </draw:g>
                    </draw:g>
                    <draw:g>
                      <draw:g>
                        <draw:g>
                          <draw:g>
                            <draw:custom-shape draw:style-name="gr31" draw:text-style-name="P3" draw:layer="layout" svg:width="0.15cm" svg:height="0.057cm" svg:x="16.674cm" svg:y="13.491cm">
                              <text:p text:style-name="P5"/>
                              <draw:enhanced-geometry svg:viewBox="0 0 306 108" draw:type="non-primitive" draw:enhanced-path="M 0 100 L 248 108 306 9 58 0 0 100 Z N"/>
                            </draw:custom-shape>
                            <draw:custom-shape draw:style-name="gr24" draw:text-style-name="P3" draw:layer="layout" svg:width="0.136cm" svg:height="0.026cm" svg:x="16.674cm" svg:y="13.544cm">
                              <text:p text:style-name="P5"/>
                              <draw:enhanced-geometry svg:viewBox="0 0 273 42" draw:type="non-primitive" draw:enhanced-path="M 0 0 L 25 25 273 42 248 8 0 0 Z N"/>
                            </draw:custom-shape>
                            <draw:custom-shape draw:style-name="gr28" draw:text-style-name="P3" draw:layer="layout" svg:width="0.035cm" svg:height="0.075cm" svg:x="16.797cm" svg:y="13.495cm">
                              <text:p text:style-name="P5"/>
                              <draw:enhanced-geometry svg:viewBox="0 0 74 133" draw:type="non-primitive" draw:enhanced-path="M 0 99 L 25 133 74 25 58 0 0 99 Z N"/>
                            </draw:custom-shape>
                          </draw:g>
                          <draw:line draw:style-name="gr30" draw:text-style-name="P4" draw:layer="layout" svg:x1="16.727cm" svg:y1="13.491cm" svg:x2="16.705cm" svg:y2="13.544cm">
                            <text:p text:style-name="P5"/>
                          </draw:line>
                          <draw:custom-shape draw:style-name="gr13" draw:text-style-name="P3" draw:layer="layout" svg:width="0.008cm" svg:height="0.013cm" svg:x="16.705cm" svg:y="13.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6.691cm" svg:y="13.52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2cm" svg:x="16.647cm" svg:y="13.561cm">
                              <text:p text:style-name="P5"/>
                              <draw:enhanced-geometry svg:viewBox="0 0 306 116" draw:type="non-primitive" draw:enhanced-path="M 0 100 L 248 116 306 8 50 0 0 100 Z N"/>
                            </draw:custom-shape>
                            <draw:custom-shape draw:style-name="gr24" draw:text-style-name="P3" draw:layer="layout" svg:width="0.132cm" svg:height="0.022cm" svg:x="16.647cm" svg:y="13.614cm">
                              <text:p text:style-name="P5"/>
                              <draw:enhanced-geometry svg:viewBox="0 0 273 41" draw:type="non-primitive" draw:enhanced-path="M 0 0 L 25 33 273 41 248 16 0 0 Z N"/>
                            </draw:custom-shape>
                            <draw:custom-shape draw:style-name="gr28" draw:text-style-name="P3" draw:layer="layout" svg:width="0.04cm" svg:height="0.07cm" svg:x="16.766cm" svg:y="13.566cm">
                              <text:p text:style-name="P5"/>
                              <draw:enhanced-geometry svg:viewBox="0 0 74 133" draw:type="non-primitive" draw:enhanced-path="M 0 108 L 25 133 74 34 58 0 0 108 Z N"/>
                            </draw:custom-shape>
                          </draw:g>
                          <draw:line draw:style-name="gr30" draw:text-style-name="P4" draw:layer="layout" svg:x1="16.7cm" svg:y1="13.561cm" svg:x2="16.674cm" svg:y2="13.614cm">
                            <text:p text:style-name="P5"/>
                          </draw:line>
                          <draw:custom-shape draw:style-name="gr13" draw:text-style-name="P3" draw:layer="layout" svg:width="0.018cm" svg:height="0.008cm" svg:x="16.669cm" svg:y="13.57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6.66cm" svg:y="13.59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2cm" svg:x="16.616cm" svg:y="13.632cm">
                              <text:p text:style-name="P5"/>
                              <draw:enhanced-geometry svg:viewBox="0 0 298 108" draw:type="non-primitive" draw:enhanced-path="M 0 100 L 248 108 298 8 50 0 0 100 Z N"/>
                            </draw:custom-shape>
                            <draw:custom-shape draw:style-name="gr24" draw:text-style-name="P3" draw:layer="layout" svg:width="0.133cm" svg:height="0.022cm" svg:x="16.616cm" svg:y="13.689cm">
                              <text:p text:style-name="P5"/>
                              <draw:enhanced-geometry svg:viewBox="0 0 265 41" draw:type="non-primitive" draw:enhanced-path="M 0 0 L 17 25 265 41 248 8 0 0 Z N"/>
                            </draw:custom-shape>
                            <draw:custom-shape draw:style-name="gr28" draw:text-style-name="P3" draw:layer="layout" svg:width="0.031cm" svg:height="0.075cm" svg:x="16.74cm" svg:y="13.636cm">
                              <text:p text:style-name="P5"/>
                              <draw:enhanced-geometry svg:viewBox="0 0 66 133" draw:type="non-primitive" draw:enhanced-path="M 0 100 L 17 133 66 25 50 0 0 100 Z N"/>
                            </draw:custom-shape>
                          </draw:g>
                          <draw:line draw:style-name="gr30" draw:text-style-name="P4" draw:layer="layout" svg:x1="16.669cm" svg:y1="13.632cm" svg:x2="16.643cm" svg:y2="13.689cm">
                            <text:p text:style-name="P5"/>
                          </draw:line>
                          <draw:custom-shape draw:style-name="gr13" draw:text-style-name="P3" draw:layer="layout" svg:width="0.013cm" svg:height="0.013cm" svg:x="16.643cm" svg:y="13.64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7cm" svg:height="0.017cm" svg:x="16.63cm" svg:y="13.66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2cm" svg:x="16.59cm" svg:y="13.702cm">
                              <text:p text:style-name="P5"/>
                              <draw:enhanced-geometry svg:viewBox="0 0 297 115" draw:type="non-primitive" draw:enhanced-path="M 0 98 L 247 115 297 8 49 0 0 98 Z N"/>
                            </draw:custom-shape>
                            <draw:custom-shape draw:style-name="gr24" draw:text-style-name="P3" draw:layer="layout" svg:width="0.128cm" svg:height="0.022cm" svg:x="16.59cm" svg:y="13.755cm">
                              <text:p text:style-name="P5"/>
                              <draw:enhanced-geometry svg:viewBox="0 0 264 42" draw:type="non-primitive" draw:enhanced-path="M 0 0 L 16 34 264 42 247 17 0 0 Z N"/>
                            </draw:custom-shape>
                            <draw:custom-shape draw:style-name="gr28" draw:text-style-name="P3" draw:layer="layout" svg:width="0.035cm" svg:height="0.07cm" svg:x="16.709cm" svg:y="13.707cm">
                              <text:p text:style-name="P5"/>
                              <draw:enhanced-geometry svg:viewBox="0 0 67 132" draw:type="non-primitive" draw:enhanced-path="M 0 107 L 17 132 67 33 50 0 0 107 Z N"/>
                            </draw:custom-shape>
                          </draw:g>
                          <draw:line draw:style-name="gr30" draw:text-style-name="P4" draw:layer="layout" svg:x1="16.638cm" svg:y1="13.702cm" svg:x2="16.612cm" svg:y2="13.755cm">
                            <text:p text:style-name="P5"/>
                          </draw:line>
                          <draw:custom-shape draw:style-name="gr13" draw:text-style-name="P3" draw:layer="layout" svg:width="0.013cm" svg:height="0.008cm" svg:x="16.612cm" svg:y="13.71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6.603cm" svg:y="13.73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6.559cm" svg:y="13.769cm">
                              <text:p text:style-name="P5"/>
                              <draw:enhanced-geometry svg:viewBox="0 0 306 117" draw:type="non-primitive" draw:enhanced-path="M 0 100 L 257 117 306 17 58 0 0 100 Z N"/>
                            </draw:custom-shape>
                            <draw:custom-shape draw:style-name="gr24" draw:text-style-name="P3" draw:layer="layout" svg:width="0.132cm" svg:height="0.018cm" svg:x="16.559cm" svg:y="13.83cm">
                              <text:p text:style-name="P5"/>
                              <draw:enhanced-geometry svg:viewBox="0 0 273 34" draw:type="non-primitive" draw:enhanced-path="M 0 0 L 25 25 273 34 257 9 0 0 Z N"/>
                            </draw:custom-shape>
                            <draw:custom-shape draw:style-name="gr28" draw:text-style-name="P3" draw:layer="layout" svg:width="0.031cm" svg:height="0.071cm" svg:x="16.682cm" svg:y="13.777cm">
                              <text:p text:style-name="P5"/>
                              <draw:enhanced-geometry svg:viewBox="0 0 66 125" draw:type="non-primitive" draw:enhanced-path="M 0 100 L 16 125 66 25 49 0 0 100 Z N"/>
                            </draw:custom-shape>
                          </draw:g>
                          <draw:line draw:style-name="gr30" draw:text-style-name="P4" draw:layer="layout" svg:x1="16.611cm" svg:y1="13.773cm" svg:x2="16.584cm" svg:y2="13.83cm">
                            <text:p text:style-name="P5"/>
                          </draw:line>
                          <draw:custom-shape draw:style-name="gr13" draw:text-style-name="P3" draw:layer="layout" svg:width="0.014cm" svg:height="0.013cm" svg:x="16.585cm" svg:y="13.782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6.572cm" svg:y="13.80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1cm" svg:x="16.528cm" svg:y="13.844cm">
                              <text:p text:style-name="P5"/>
                              <draw:enhanced-geometry svg:viewBox="0 0 305 117" draw:type="non-primitive" draw:enhanced-path="M 0 100 L 247 117 305 9 57 0 0 100 Z N"/>
                            </draw:custom-shape>
                            <draw:custom-shape draw:style-name="gr24" draw:text-style-name="P3" draw:layer="layout" svg:width="0.132cm" svg:height="0.022cm" svg:x="16.528cm" svg:y="13.896cm">
                              <text:p text:style-name="P5"/>
                              <draw:enhanced-geometry svg:viewBox="0 0 272 42" draw:type="non-primitive" draw:enhanced-path="M 0 0 L 24 33 272 42 247 17 0 0 Z N"/>
                            </draw:custom-shape>
                            <draw:custom-shape draw:style-name="gr28" draw:text-style-name="P3" draw:layer="layout" svg:width="0.035cm" svg:height="0.07cm" svg:x="16.652cm" svg:y="13.848cm">
                              <text:p text:style-name="P5"/>
                              <draw:enhanced-geometry svg:viewBox="0 0 75 133" draw:type="non-primitive" draw:enhanced-path="M 0 108 L 25 133 75 33 58 0 0 108 Z N"/>
                            </draw:custom-shape>
                          </draw:g>
                          <draw:line draw:style-name="gr30" draw:text-style-name="P4" draw:layer="layout" svg:x1="16.581cm" svg:y1="13.844cm" svg:x2="16.559cm" svg:y2="13.896cm">
                            <text:p text:style-name="P5"/>
                          </draw:line>
                          <draw:custom-shape draw:style-name="gr13" draw:text-style-name="P3" draw:layer="layout" svg:width="0.009cm" svg:height="0.009cm" svg:x="16.559cm" svg:y="13.85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6.546cm" svg:y="13.87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6.502cm" svg:y="13.91cm">
                              <text:p text:style-name="P5"/>
                              <draw:enhanced-geometry svg:viewBox="0 0 297 116" draw:type="non-primitive" draw:enhanced-path="M 0 100 L 248 116 297 17 49 0 0 100 Z N"/>
                            </draw:custom-shape>
                            <draw:custom-shape draw:style-name="gr24" draw:text-style-name="P3" draw:layer="layout" svg:width="0.128cm" svg:height="0.018cm" svg:x="16.502cm" svg:y="13.971cm">
                              <text:p text:style-name="P5"/>
                              <draw:enhanced-geometry svg:viewBox="0 0 264 33" draw:type="non-primitive" draw:enhanced-path="M 0 0 L 25 25 264 33 248 8 0 0 Z N"/>
                            </draw:custom-shape>
                            <draw:custom-shape draw:style-name="gr28" draw:text-style-name="P3" draw:layer="layout" svg:width="0.039cm" svg:height="0.071cm" svg:x="16.621cm" svg:y="13.918cm">
                              <text:p text:style-name="P5"/>
                              <draw:enhanced-geometry svg:viewBox="0 0 74 124" draw:type="non-primitive" draw:enhanced-path="M 0 99 L 16 124 74 25 49 0 0 99 Z N"/>
                            </draw:custom-shape>
                          </draw:g>
                          <draw:line draw:style-name="gr30" draw:text-style-name="P4" draw:layer="layout" svg:x1="16.554cm" svg:y1="13.914cm" svg:x2="16.527cm" svg:y2="13.971cm">
                            <text:p text:style-name="P5"/>
                          </draw:line>
                          <draw:custom-shape draw:style-name="gr13" draw:text-style-name="P3" draw:layer="layout" svg:width="0.013cm" svg:height="0.018cm" svg:x="16.524cm" svg:y="13.92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6.515cm" svg:y="13.949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6.471cm" svg:y="13.985cm">
                              <text:p text:style-name="P5"/>
                              <draw:enhanced-geometry svg:viewBox="0 0 297 116" draw:type="non-primitive" draw:enhanced-path="M 0 100 L 248 116 297 8 50 0 0 100 Z N"/>
                            </draw:custom-shape>
                            <draw:custom-shape draw:style-name="gr24" draw:text-style-name="P3" draw:layer="layout" svg:width="0.132cm" svg:height="0.026cm" svg:x="16.471cm" svg:y="14.038cm">
                              <text:p text:style-name="P5"/>
                              <draw:enhanced-geometry svg:viewBox="0 0 264 41" draw:type="non-primitive" draw:enhanced-path="M 0 0 L 16 33 264 41 248 16 0 0 Z N"/>
                            </draw:custom-shape>
                            <draw:custom-shape draw:style-name="gr28" draw:text-style-name="P3" draw:layer="layout" svg:width="0.031cm" svg:height="0.075cm" svg:x="16.594cm" svg:y="13.989cm">
                              <text:p text:style-name="P5"/>
                              <draw:enhanced-geometry svg:viewBox="0 0 66 133" draw:type="non-primitive" draw:enhanced-path="M 0 108 L 16 133 66 34 49 0 0 108 Z N"/>
                            </draw:custom-shape>
                          </draw:g>
                          <draw:line draw:style-name="gr30" draw:text-style-name="P4" draw:layer="layout" svg:x1="16.523cm" svg:y1="13.985cm" svg:x2="16.496cm" svg:y2="14.038cm">
                            <text:p text:style-name="P5"/>
                          </draw:line>
                          <draw:custom-shape draw:style-name="gr13" draw:text-style-name="P3" draw:layer="layout" svg:width="0.013cm" svg:height="0.009cm" svg:x="16.497cm" svg:y="13.998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8cm" svg:height="0.013cm" svg:x="16.484cm" svg:y="14.016cm">
                            <text:p text:style-name="P5"/>
                            <draw:enhanced-geometry svg:viewBox="0 0 21600 21600" draw:glue-points="10800 0 3160 3160 0 10800 3160 18440 10800 21600 18440 18440 21600 10800 18440 3160" draw:text-areas="3200 3200 18400 18400" draw:type="ellipse"/>
                          </draw:custom-shape>
                        </draw:g>
                      </draw:g>
                      <draw:g>
                        <draw:g>
                          <draw:g>
                            <draw:custom-shape draw:style-name="gr31" draw:text-style-name="P3" draw:layer="layout" svg:width="0.15cm" svg:height="0.066cm" svg:x="16.81cm" svg:y="13.5cm">
                              <text:p text:style-name="P5"/>
                              <draw:enhanced-geometry svg:viewBox="0 0 306 116" draw:type="non-primitive" draw:enhanced-path="M 0 100 L 248 116 306 17 50 0 0 100 Z N"/>
                            </draw:custom-shape>
                            <draw:custom-shape draw:style-name="gr24" draw:text-style-name="P3" draw:layer="layout" svg:width="0.137cm" svg:height="0.018cm" svg:x="16.81cm" svg:y="13.561cm">
                              <text:p text:style-name="P5"/>
                              <draw:enhanced-geometry svg:viewBox="0 0 273 33" draw:type="non-primitive" draw:enhanced-path="M 0 0 L 25 25 273 33 248 8 0 0 Z N"/>
                            </draw:custom-shape>
                            <draw:custom-shape draw:style-name="gr28" draw:text-style-name="P3" draw:layer="layout" svg:width="0.035cm" svg:height="0.071cm" svg:x="16.934cm" svg:y="13.508cm">
                              <text:p text:style-name="P5"/>
                              <draw:enhanced-geometry svg:viewBox="0 0 74 124" draw:type="non-primitive" draw:enhanced-path="M 0 99 L 25 124 74 25 58 0 0 99 Z N"/>
                            </draw:custom-shape>
                          </draw:g>
                          <draw:line draw:style-name="gr30" draw:text-style-name="P4" draw:layer="layout" svg:x1="16.863cm" svg:y1="13.504cm" svg:x2="16.841cm" svg:y2="13.561cm">
                            <text:p text:style-name="P5"/>
                          </draw:line>
                          <draw:custom-shape draw:style-name="gr13" draw:text-style-name="P3" draw:layer="layout" svg:width="0.017cm" svg:height="0.013cm" svg:x="16.837cm" svg:y="13.51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6.828cm" svg:y="13.535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6.784cm" svg:y="13.575cm">
                              <text:p text:style-name="P5"/>
                              <draw:enhanced-geometry svg:viewBox="0 0 306 108" draw:type="non-primitive" draw:enhanced-path="M 0 100 L 248 108 306 8 50 0 0 100 Z N"/>
                            </draw:custom-shape>
                            <draw:custom-shape draw:style-name="gr24" draw:text-style-name="P3" draw:layer="layout" svg:width="0.132cm" svg:height="0.022cm" svg:x="16.784cm" svg:y="13.627cm">
                              <text:p text:style-name="P5"/>
                              <draw:enhanced-geometry svg:viewBox="0 0 273 41" draw:type="non-primitive" draw:enhanced-path="M 0 0 L 25 25 273 41 248 8 0 0 Z N"/>
                            </draw:custom-shape>
                            <draw:custom-shape draw:style-name="gr28" draw:text-style-name="P3" draw:layer="layout" svg:width="0.036cm" svg:height="0.07cm" svg:x="16.907cm" svg:y="13.579cm">
                              <text:p text:style-name="P5"/>
                              <draw:enhanced-geometry svg:viewBox="0 0 74 133" draw:type="non-primitive" draw:enhanced-path="M 0 100 L 25 133 74 25 58 0 0 100 Z N"/>
                            </draw:custom-shape>
                          </draw:g>
                          <draw:line draw:style-name="gr30" draw:text-style-name="P4" draw:layer="layout" svg:x1="16.836cm" svg:y1="13.575cm" svg:x2="16.809cm" svg:y2="13.627cm">
                            <text:p text:style-name="P5"/>
                          </draw:line>
                          <draw:custom-shape draw:style-name="gr13" draw:text-style-name="P3" draw:layer="layout" svg:width="0.014cm" svg:height="0.014cm" svg:x="16.81cm" svg:y="13.58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08cm" svg:height="0.014cm" svg:x="16.802cm" svg:y="13.605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6.753cm" svg:y="13.641cm">
                              <text:p text:style-name="P5"/>
                              <draw:enhanced-geometry svg:viewBox="0 0 306 116" draw:type="non-primitive" draw:enhanced-path="M 0 99 L 256 116 306 16 58 0 0 99 Z N"/>
                            </draw:custom-shape>
                            <draw:custom-shape draw:style-name="gr24" draw:text-style-name="P3" draw:layer="layout" svg:width="0.132cm" svg:height="0.018cm" svg:x="16.753cm" svg:y="13.702cm">
                              <text:p text:style-name="P5"/>
                              <draw:enhanced-geometry svg:viewBox="0 0 273 33" draw:type="non-primitive" draw:enhanced-path="M 0 0 L 25 25 273 33 256 8 0 0 Z N"/>
                            </draw:custom-shape>
                            <draw:custom-shape draw:style-name="gr28" draw:text-style-name="P3" draw:layer="layout" svg:width="0.031cm" svg:height="0.071cm" svg:x="16.876cm" svg:y="13.649cm">
                              <text:p text:style-name="P5"/>
                              <draw:enhanced-geometry svg:viewBox="0 0 66 125" draw:type="non-primitive" draw:enhanced-path="M 0 100 L 17 125 66 25 50 0 0 100 Z N"/>
                            </draw:custom-shape>
                          </draw:g>
                          <draw:line draw:style-name="gr30" draw:text-style-name="P4" draw:layer="layout" svg:x1="16.805cm" svg:y1="13.645cm" svg:x2="16.778cm" svg:y2="13.702cm">
                            <text:p text:style-name="P5"/>
                          </draw:line>
                          <draw:custom-shape draw:style-name="gr13" draw:text-style-name="P3" draw:layer="layout" svg:width="0.014cm" svg:height="0.013cm" svg:x="16.779cm" svg:y="13.65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6.766cm" svg:y="13.6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6.722cm" svg:y="13.716cm">
                              <text:p text:style-name="P5"/>
                              <draw:enhanced-geometry svg:viewBox="0 0 306 107" draw:type="non-primitive" draw:enhanced-path="M 0 98 L 256 107 306 8 58 0 0 98 Z N"/>
                            </draw:custom-shape>
                            <draw:custom-shape draw:style-name="gr24" draw:text-style-name="P3" draw:layer="layout" svg:width="0.137cm" svg:height="0.022cm" svg:x="16.722cm" svg:y="13.769cm">
                              <text:p text:style-name="P5"/>
                              <draw:enhanced-geometry svg:viewBox="0 0 273 42" draw:type="non-primitive" draw:enhanced-path="M 0 0 L 25 25 273 42 256 9 0 0 Z N"/>
                            </draw:custom-shape>
                            <draw:custom-shape draw:style-name="gr28" draw:text-style-name="P3" draw:layer="layout" svg:width="0.031cm" svg:height="0.071cm" svg:x="16.85cm" svg:y="13.72cm">
                              <text:p text:style-name="P5"/>
                              <draw:enhanced-geometry svg:viewBox="0 0 66 132" draw:type="non-primitive" draw:enhanced-path="M 0 99 L 17 132 66 25 50 0 0 99 Z N"/>
                            </draw:custom-shape>
                          </draw:g>
                          <draw:line draw:style-name="gr30" draw:text-style-name="P4" draw:layer="layout" svg:x1="16.775cm" svg:y1="13.716cm" svg:x2="16.753cm" svg:y2="13.769cm">
                            <text:p text:style-name="P5"/>
                          </draw:line>
                          <draw:custom-shape draw:style-name="gr13" draw:text-style-name="P3" draw:layer="layout" svg:width="0.009cm" svg:height="0.014cm" svg:x="16.753cm" svg:y="13.72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6.74cm" svg:y="13.74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6.696cm" svg:y="13.782cm">
                              <text:p text:style-name="P5"/>
                              <draw:enhanced-geometry svg:viewBox="0 0 306 117" draw:type="non-primitive" draw:enhanced-path="M 0 100 L 248 117 306 9 50 0 0 100 Z N"/>
                            </draw:custom-shape>
                            <draw:custom-shape draw:style-name="gr24" draw:text-style-name="P3" draw:layer="layout" svg:width="0.132cm" svg:height="0.022cm" svg:x="16.696cm" svg:y="13.839cm">
                              <text:p text:style-name="P5"/>
                              <draw:enhanced-geometry svg:viewBox="0 0 273 42" draw:type="non-primitive" draw:enhanced-path="M 0 0 L 25 25 273 42 248 17 0 0 Z N"/>
                            </draw:custom-shape>
                            <draw:custom-shape draw:style-name="gr28" draw:text-style-name="P3" draw:layer="layout" svg:width="0.039cm" svg:height="0.075cm" svg:x="16.815cm" svg:y="13.786cm">
                              <text:p text:style-name="P5"/>
                              <draw:enhanced-geometry svg:viewBox="0 0 75 133" draw:type="non-primitive" draw:enhanced-path="M 0 99 L 25 133 75 33 58 0 0 99 Z N"/>
                            </draw:custom-shape>
                          </draw:g>
                          <draw:line draw:style-name="gr30" draw:text-style-name="P4" draw:layer="layout" svg:x1="16.748cm" svg:y1="13.782cm" svg:x2="16.721cm" svg:y2="13.839cm">
                            <text:p text:style-name="P5"/>
                          </draw:line>
                          <draw:custom-shape draw:style-name="gr13" draw:text-style-name="P3" draw:layer="layout" svg:width="0.017cm" svg:height="0.009cm" svg:x="16.718cm" svg:y="13.79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6.709cm" svg:y="13.81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6.665cm" svg:y="13.857cm">
                              <text:p text:style-name="P5"/>
                              <draw:enhanced-geometry svg:viewBox="0 0 305 108" draw:type="non-primitive" draw:enhanced-path="M 0 100 L 247 108 305 9 49 0 0 100 Z N"/>
                            </draw:custom-shape>
                            <draw:custom-shape draw:style-name="gr24" draw:text-style-name="P3" draw:layer="layout" svg:width="0.137cm" svg:height="0.026cm" svg:x="16.665cm" svg:y="13.91cm">
                              <text:p text:style-name="P5"/>
                              <draw:enhanced-geometry svg:viewBox="0 0 272 42" draw:type="non-primitive" draw:enhanced-path="M 0 0 L 24 25 272 42 247 8 0 0 Z N"/>
                            </draw:custom-shape>
                            <draw:custom-shape draw:style-name="gr28" draw:text-style-name="P3" draw:layer="layout" svg:width="0.036cm" svg:height="0.075cm" svg:x="16.788cm" svg:y="13.861cm">
                              <text:p text:style-name="P5"/>
                              <draw:enhanced-geometry svg:viewBox="0 0 75 133" draw:type="non-primitive" draw:enhanced-path="M 0 99 L 25 133 75 25 58 0 0 99 Z N"/>
                            </draw:custom-shape>
                          </draw:g>
                          <draw:line draw:style-name="gr30" draw:text-style-name="P4" draw:layer="layout" svg:x1="16.718cm" svg:y1="13.857cm" svg:x2="16.696cm" svg:y2="13.91cm">
                            <text:p text:style-name="P5"/>
                          </draw:line>
                          <draw:custom-shape draw:style-name="gr13" draw:text-style-name="P3" draw:layer="layout" svg:width="0.018cm" svg:height="0.013cm" svg:x="16.691cm" svg:y="13.86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6.682cm" svg:y="13.88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6cm" svg:x="16.638cm" svg:y="13.923cm">
                              <text:p text:style-name="P5"/>
                              <draw:enhanced-geometry svg:viewBox="0 0 297 116" draw:type="non-primitive" draw:enhanced-path="M 0 100 L 248 116 297 8 49 0 0 100 Z N"/>
                            </draw:custom-shape>
                            <draw:custom-shape draw:style-name="gr24" draw:text-style-name="P3" draw:layer="layout" svg:width="0.128cm" svg:height="0.022cm" svg:x="16.638cm" svg:y="13.98cm">
                              <text:p text:style-name="P5"/>
                              <draw:enhanced-geometry svg:viewBox="0 0 264 41" draw:type="non-primitive" draw:enhanced-path="M 0 0 L 16 25 264 41 248 16 0 0 Z N"/>
                            </draw:custom-shape>
                            <draw:custom-shape draw:style-name="gr28" draw:text-style-name="P3" draw:layer="layout" svg:width="0.031cm" svg:height="0.07cm" svg:x="16.762cm" svg:y="13.932cm">
                              <text:p text:style-name="P5"/>
                              <draw:enhanced-geometry svg:viewBox="0 0 66 133" draw:type="non-primitive" draw:enhanced-path="M 0 100 L 16 133 66 34 49 0 0 100 Z N"/>
                            </draw:custom-shape>
                          </draw:g>
                          <draw:line draw:style-name="gr30" draw:text-style-name="P4" draw:layer="layout" svg:x1="16.686cm" svg:y1="13.923cm" svg:x2="16.659cm" svg:y2="13.98cm">
                            <text:p text:style-name="P5"/>
                          </draw:line>
                          <draw:custom-shape draw:style-name="gr13" draw:text-style-name="P3" draw:layer="layout" svg:width="0.014cm" svg:height="0.008cm" svg:x="16.66cm" svg:y="13.94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6.652cm" svg:y="13.95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9cm" svg:height="0.062cm" svg:x="16.608cm" svg:y="13.998cm">
                              <text:p text:style-name="P5"/>
                              <draw:enhanced-geometry svg:viewBox="0 0 305 108" draw:type="non-primitive" draw:enhanced-path="M 0 100 L 256 108 305 8 57 0 0 100 Z N"/>
                            </draw:custom-shape>
                            <draw:custom-shape draw:style-name="gr24" draw:text-style-name="P3" draw:layer="layout" svg:width="0.132cm" svg:height="0.022cm" svg:x="16.608cm" svg:y="14.055cm">
                              <text:p text:style-name="P5"/>
                              <draw:enhanced-geometry svg:viewBox="0 0 272 41" draw:type="non-primitive" draw:enhanced-path="M 0 0 L 24 25 272 41 256 8 0 0 Z N"/>
                            </draw:custom-shape>
                            <draw:custom-shape draw:style-name="gr28" draw:text-style-name="P3" draw:layer="layout" svg:width="0.031cm" svg:height="0.075cm" svg:x="16.731cm" svg:y="14.002cm">
                              <text:p text:style-name="P5"/>
                              <draw:enhanced-geometry svg:viewBox="0 0 66 133" draw:type="non-primitive" draw:enhanced-path="M 0 100 L 16 133 66 25 49 0 0 100 Z N"/>
                            </draw:custom-shape>
                          </draw:g>
                          <draw:line draw:style-name="gr30" draw:text-style-name="P4" draw:layer="layout" svg:x1="16.66cm" svg:y1="13.998cm" svg:x2="16.634cm" svg:y2="14.055cm">
                            <text:p text:style-name="P5"/>
                          </draw:line>
                          <draw:custom-shape draw:style-name="gr13" draw:text-style-name="P3" draw:layer="layout" svg:width="0.013cm" svg:height="0.013cm" svg:x="16.634cm" svg:y="14.00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7cm" svg:x="16.621cm" svg:y="14.029cm">
                            <text:p text:style-name="P5"/>
                            <draw:enhanced-geometry svg:viewBox="0 0 21600 21600" draw:glue-points="10800 0 3160 3160 0 10800 3160 18440 10800 21600 18440 18440 21600 10800 18440 3160" draw:text-areas="3200 3200 18400 18400" draw:type="ellipse"/>
                          </draw:custom-shape>
                        </draw:g>
                      </draw:g>
                    </draw:g>
                    <draw:g>
                      <draw:g>
                        <draw:g>
                          <draw:custom-shape draw:style-name="gr32" draw:text-style-name="P3" draw:layer="layout" svg:width="0.092cm" svg:height="0.07cm" svg:x="16.224cm" svg:y="13.597cm">
                            <text:p text:style-name="P5"/>
                            <draw:enhanced-geometry svg:viewBox="0 0 190 133" draw:type="non-primitive" draw:enhanced-path="M 58 0 L 0 124 132 133 190 8 58 0 Z N"/>
                          </draw:custom-shape>
                          <draw:custom-shape draw:style-name="gr33" draw:text-style-name="P3" draw:layer="layout" svg:width="0.066cm" svg:height="0.017cm" svg:x="16.224cm" svg:y="13.663cm">
                            <text:p text:style-name="P5"/>
                            <draw:enhanced-geometry svg:viewBox="0 0 140 25" draw:type="non-primitive" draw:enhanced-path="M 0 0 L 8 17 140 25 132 9 0 0 Z N"/>
                          </draw:custom-shape>
                          <draw:custom-shape draw:style-name="gr23" draw:text-style-name="P3" draw:layer="layout" svg:width="0.035cm" svg:height="0.079cm" svg:x="16.286cm" svg:y="13.601cm">
                            <text:p text:style-name="P5"/>
                            <draw:enhanced-geometry svg:viewBox="0 0 66 141" draw:type="non-primitive" draw:enhanced-path="M 58 0 L 66 16 8 141 0 125 58 0 Z N"/>
                          </draw:custom-shape>
                        </draw:g>
                        <draw:g>
                          <draw:custom-shape draw:style-name="gr32" draw:text-style-name="P3" draw:layer="layout" svg:width="0.097cm" svg:height="0.075cm" svg:x="16.184cm" svg:y="13.672cm">
                            <text:p text:style-name="P5"/>
                            <draw:enhanced-geometry svg:viewBox="0 0 199 132" draw:type="non-primitive" draw:enhanced-path="M 66 0 L 0 123 141 132 199 8 66 0 Z N"/>
                          </draw:custom-shape>
                          <draw:custom-shape draw:style-name="gr33" draw:text-style-name="P3" draw:layer="layout" svg:width="0.075cm" svg:height="0.013cm" svg:x="16.184cm" svg:y="13.742cm">
                            <text:p text:style-name="P5"/>
                            <draw:enhanced-geometry svg:viewBox="0 0 149 25" draw:type="non-primitive" draw:enhanced-path="M 0 0 L 17 17 149 25 133 9 0 0 Z N"/>
                          </draw:custom-shape>
                          <draw:custom-shape draw:style-name="gr23" draw:text-style-name="P3" draw:layer="layout" svg:width="0.036cm" svg:height="0.075cm" svg:x="16.25cm" svg:y="13.68cm">
                            <text:p text:style-name="P5"/>
                            <draw:enhanced-geometry svg:viewBox="0 0 74 140" draw:type="non-primitive" draw:enhanced-path="M 66 0 L 74 17 16 140 0 124 66 0 Z N"/>
                          </draw:custom-shape>
                        </draw:g>
                        <draw:g>
                          <draw:custom-shape draw:style-name="gr32" draw:text-style-name="P3" draw:layer="layout" svg:width="0.093cm" svg:height="0.075cm" svg:x="16.153cm" svg:y="13.755cm">
                            <text:p text:style-name="P5"/>
                            <draw:enhanced-geometry svg:viewBox="0 0 190 133" draw:type="non-primitive" draw:enhanced-path="M 58 0 L 0 117 132 133 190 9 58 0 Z N"/>
                          </draw:custom-shape>
                          <draw:custom-shape draw:style-name="gr33" draw:text-style-name="P3" draw:layer="layout" svg:width="0.071cm" svg:height="0.018cm" svg:x="16.153cm" svg:y="13.821cm">
                            <text:p text:style-name="P5"/>
                            <draw:enhanced-geometry svg:viewBox="0 0 141 33" draw:type="non-primitive" draw:enhanced-path="M 0 0 L 9 16 141 33 132 16 0 0 Z N"/>
                          </draw:custom-shape>
                          <draw:custom-shape draw:style-name="gr23" draw:text-style-name="P3" draw:layer="layout" svg:width="0.031cm" svg:height="0.079cm" svg:x="16.219cm" svg:y="13.76cm">
                            <text:p text:style-name="P5"/>
                            <draw:enhanced-geometry svg:viewBox="0 0 67 141" draw:type="non-primitive" draw:enhanced-path="M 58 0 L 67 16 9 141 0 124 58 0 Z N"/>
                          </draw:custom-shape>
                        </draw:g>
                        <draw:g>
                          <draw:custom-shape draw:style-name="gr32" draw:text-style-name="P3" draw:layer="layout" svg:width="0.093cm" svg:height="0.07cm" svg:x="16.118cm" svg:y="13.835cm">
                            <text:p text:style-name="P5"/>
                            <draw:enhanced-geometry svg:viewBox="0 0 190 133" draw:type="non-primitive" draw:enhanced-path="M 58 0 L 0 124 132 133 190 8 58 0 Z N"/>
                          </draw:custom-shape>
                          <draw:custom-shape draw:style-name="gr33" draw:text-style-name="P3" draw:layer="layout" svg:width="0.066cm" svg:height="0.013cm" svg:x="16.118cm" svg:y="13.901cm">
                            <text:p text:style-name="P5"/>
                            <draw:enhanced-geometry svg:viewBox="0 0 140 25" draw:type="non-primitive" draw:enhanced-path="M 0 0 L 16 17 140 25 132 9 0 0 Z N"/>
                          </draw:custom-shape>
                          <draw:custom-shape draw:style-name="gr23" draw:text-style-name="P3" draw:layer="layout" svg:width="0.039cm" svg:height="0.075cm" svg:x="16.18cm" svg:y="13.839cm">
                            <text:p text:style-name="P5"/>
                            <draw:enhanced-geometry svg:viewBox="0 0 74 141" draw:type="non-primitive" draw:enhanced-path="M 58 0 L 74 17 8 141 0 125 58 0 Z N"/>
                          </draw:custom-shape>
                        </draw:g>
                      </draw:g>
                      <draw:g>
                        <draw:g>
                          <draw:custom-shape draw:style-name="gr32" draw:text-style-name="P3" draw:layer="layout" svg:width="0.092cm" svg:height="0.071cm" svg:x="16.299cm" svg:y="13.601cm">
                            <text:p text:style-name="P5"/>
                            <draw:enhanced-geometry svg:viewBox="0 0 190 133" draw:type="non-primitive" draw:enhanced-path="M 58 0 L 0 116 132 133 190 8 58 0 Z N"/>
                          </draw:custom-shape>
                          <draw:custom-shape draw:style-name="gr33" draw:text-style-name="P3" draw:layer="layout" svg:width="0.07cm" svg:height="0.022cm" svg:x="16.299cm" svg:y="13.663cm">
                            <text:p text:style-name="P5"/>
                            <draw:enhanced-geometry svg:viewBox="0 0 140 33" draw:type="non-primitive" draw:enhanced-path="M 0 0 L 8 17 140 33 132 17 0 0 Z N"/>
                          </draw:custom-shape>
                          <draw:custom-shape draw:style-name="gr23" draw:text-style-name="P3" draw:layer="layout" svg:width="0.031cm" svg:height="0.08cm" svg:x="16.365cm" svg:y="13.605cm">
                            <text:p text:style-name="P5"/>
                            <draw:enhanced-geometry svg:viewBox="0 0 66 141" draw:type="non-primitive" draw:enhanced-path="M 58 0 L 66 17 8 141 0 125 58 0 Z N"/>
                          </draw:custom-shape>
                        </draw:g>
                        <draw:g>
                          <draw:custom-shape draw:style-name="gr32" draw:text-style-name="P3" draw:layer="layout" svg:width="0.092cm" svg:height="0.071cm" svg:x="16.264cm" svg:y="13.68cm">
                            <text:p text:style-name="P5"/>
                            <draw:enhanced-geometry svg:viewBox="0 0 190 132" draw:type="non-primitive" draw:enhanced-path="M 58 0 L 0 124 133 132 190 8 58 0 Z N"/>
                          </draw:custom-shape>
                          <draw:custom-shape draw:style-name="gr33" draw:text-style-name="P3" draw:layer="layout" svg:width="0.066cm" svg:height="0.013cm" svg:x="16.264cm" svg:y="13.747cm">
                            <text:p text:style-name="P5"/>
                            <draw:enhanced-geometry svg:viewBox="0 0 141 25" draw:type="non-primitive" draw:enhanced-path="M 0 0 L 17 16 141 25 133 8 0 0 Z N"/>
                          </draw:custom-shape>
                          <draw:custom-shape draw:style-name="gr23" draw:text-style-name="P3" draw:layer="layout" svg:width="0.04cm" svg:height="0.075cm" svg:x="16.325cm" svg:y="13.685cm">
                            <text:p text:style-name="P5"/>
                            <draw:enhanced-geometry svg:viewBox="0 0 74 141" draw:type="non-primitive" draw:enhanced-path="M 57 0 L 74 17 8 141 0 124 57 0 Z N"/>
                          </draw:custom-shape>
                        </draw:g>
                        <draw:g>
                          <draw:custom-shape draw:style-name="gr32" draw:text-style-name="P3" draw:layer="layout" svg:width="0.097cm" svg:height="0.07cm" svg:x="16.224cm" svg:y="13.76cm">
                            <text:p text:style-name="P5"/>
                            <draw:enhanced-geometry svg:viewBox="0 0 198 124" draw:type="non-primitive" draw:enhanced-path="M 66 0 L 0 116 140 124 198 8 66 0 Z N"/>
                          </draw:custom-shape>
                          <draw:custom-shape draw:style-name="gr33" draw:text-style-name="P3" draw:layer="layout" svg:width="0.075cm" svg:height="0.013cm" svg:x="16.224cm" svg:y="13.826cm">
                            <text:p text:style-name="P5"/>
                            <draw:enhanced-geometry svg:viewBox="0 0 149 25" draw:type="non-primitive" draw:enhanced-path="M 0 0 L 17 17 149 25 132 8 0 0 Z N"/>
                          </draw:custom-shape>
                          <draw:custom-shape draw:style-name="gr23" draw:text-style-name="P3" draw:layer="layout" svg:width="0.031cm" svg:height="0.075cm" svg:x="16.294cm" svg:y="13.764cm">
                            <text:p text:style-name="P5"/>
                            <draw:enhanced-geometry svg:viewBox="0 0 67 133" draw:type="non-primitive" draw:enhanced-path="M 58 0 L 67 17 9 133 0 116 58 0 Z N"/>
                          </draw:custom-shape>
                        </draw:g>
                        <draw:g>
                          <draw:custom-shape draw:style-name="gr32" draw:text-style-name="P3" draw:layer="layout" svg:width="0.093cm" svg:height="0.071cm" svg:x="16.193cm" svg:y="13.839cm">
                            <text:p text:style-name="P5"/>
                            <draw:enhanced-geometry svg:viewBox="0 0 190 133" draw:type="non-primitive" draw:enhanced-path="M 58 0 L 0 116 132 133 190 8 58 0 Z N"/>
                          </draw:custom-shape>
                          <draw:custom-shape draw:style-name="gr33" draw:text-style-name="P3" draw:layer="layout" svg:width="0.071cm" svg:height="0.017cm" svg:x="16.193cm" svg:y="13.901cm">
                            <text:p text:style-name="P5"/>
                            <draw:enhanced-geometry svg:viewBox="0 0 140 34" draw:type="non-primitive" draw:enhanced-path="M 0 0 L 8 17 140 34 132 17 0 0 Z N"/>
                          </draw:custom-shape>
                          <draw:custom-shape draw:style-name="gr23" draw:text-style-name="P3" draw:layer="layout" svg:width="0.031cm" svg:height="0.074cm" svg:x="16.259cm" svg:y="13.844cm">
                            <text:p text:style-name="P5"/>
                            <draw:enhanced-geometry svg:viewBox="0 0 66 142" draw:type="non-primitive" draw:enhanced-path="M 58 0 L 66 17 8 142 0 125 58 0 Z N"/>
                          </draw:custom-shape>
                        </draw:g>
                      </draw:g>
                      <draw:g>
                        <draw:g>
                          <draw:custom-shape draw:style-name="gr32" draw:text-style-name="P3" draw:layer="layout" svg:width="0.092cm" svg:height="0.067cm" svg:x="16.374cm" svg:y="13.605cm">
                            <text:p text:style-name="P5"/>
                            <draw:enhanced-geometry svg:viewBox="0 0 189 125" draw:type="non-primitive" draw:enhanced-path="M 66 0 L 0 117 131 125 189 8 66 0 Z N"/>
                          </draw:custom-shape>
                          <draw:custom-shape draw:style-name="gr33" draw:text-style-name="P3" draw:layer="layout" svg:width="0.07cm" svg:height="0.018cm" svg:x="16.374cm" svg:y="13.667cm">
                            <text:p text:style-name="P5"/>
                            <draw:enhanced-geometry svg:viewBox="0 0 139 24" draw:type="non-primitive" draw:enhanced-path="M 0 0 L 16 16 139 24 131 8 0 0 Z N"/>
                          </draw:custom-shape>
                          <draw:custom-shape draw:style-name="gr23" draw:text-style-name="P3" draw:layer="layout" svg:width="0.035cm" svg:height="0.075cm" svg:x="16.44cm" svg:y="13.61cm">
                            <text:p text:style-name="P5"/>
                            <draw:enhanced-geometry svg:viewBox="0 0 74 133" draw:type="non-primitive" draw:enhanced-path="M 58 0 L 74 17 8 133 0 117 58 0 Z N"/>
                          </draw:custom-shape>
                        </draw:g>
                        <draw:g>
                          <draw:custom-shape draw:style-name="gr32" draw:text-style-name="P3" draw:layer="layout" svg:width="0.097cm" svg:height="0.07cm" svg:x="16.339cm" svg:y="13.685cm">
                            <text:p text:style-name="P5"/>
                            <draw:enhanced-geometry svg:viewBox="0 0 199 132" draw:type="non-primitive" draw:enhanced-path="M 66 0 L 0 116 141 132 199 9 66 0 Z N"/>
                          </draw:custom-shape>
                          <draw:custom-shape draw:style-name="gr33" draw:text-style-name="P3" draw:layer="layout" svg:width="0.074cm" svg:height="0.017cm" svg:x="16.339cm" svg:y="13.747cm">
                            <text:p text:style-name="P5"/>
                            <draw:enhanced-geometry svg:viewBox="0 0 149 33" draw:type="non-primitive" draw:enhanced-path="M 0 0 L 17 16 149 33 141 16 0 0 Z N"/>
                          </draw:custom-shape>
                          <draw:custom-shape draw:style-name="gr23" draw:text-style-name="P3" draw:layer="layout" svg:width="0.031cm" svg:height="0.075cm" svg:x="16.409cm" svg:y="13.689cm">
                            <text:p text:style-name="P5"/>
                            <draw:enhanced-geometry svg:viewBox="0 0 65 140" draw:type="non-primitive" draw:enhanced-path="M 58 0 L 65 16 8 140 0 123 58 0 Z N"/>
                          </draw:custom-shape>
                        </draw:g>
                        <draw:g>
                          <draw:custom-shape draw:style-name="gr32" draw:text-style-name="P3" draw:layer="layout" svg:width="0.092cm" svg:height="0.075cm" svg:x="16.308cm" svg:y="13.76cm">
                            <text:p text:style-name="P5"/>
                            <draw:enhanced-geometry svg:viewBox="0 0 190 133" draw:type="non-primitive" draw:enhanced-path="M 58 0 L 0 124 132 133 190 8 58 0 Z N"/>
                          </draw:custom-shape>
                          <draw:custom-shape draw:style-name="gr33" draw:text-style-name="P3" draw:layer="layout" svg:width="0.066cm" svg:height="0.014cm" svg:x="16.308cm" svg:y="13.83cm">
                            <text:p text:style-name="P5"/>
                            <draw:enhanced-geometry svg:viewBox="0 0 141 25" draw:type="non-primitive" draw:enhanced-path="M 0 0 L 8 17 141 25 132 9 0 0 Z N"/>
                          </draw:custom-shape>
                          <draw:custom-shape draw:style-name="gr23" draw:text-style-name="P3" draw:layer="layout" svg:width="0.036cm" svg:height="0.08cm" svg:x="16.369cm" svg:y="13.764cm">
                            <text:p text:style-name="P5"/>
                            <draw:enhanced-geometry svg:viewBox="0 0 67 141" draw:type="non-primitive" draw:enhanced-path="M 58 0 L 67 25 9 141 0 125 58 0 Z N"/>
                          </draw:custom-shape>
                        </draw:g>
                        <draw:g>
                          <draw:custom-shape draw:style-name="gr32" draw:text-style-name="P3" draw:layer="layout" svg:width="0.097cm" svg:height="0.066cm" svg:x="16.272cm" svg:y="13.844cm">
                            <text:p text:style-name="P5"/>
                            <draw:enhanced-geometry svg:viewBox="0 0 198 125" draw:type="non-primitive" draw:enhanced-path="M 66 0 L 0 117 140 125 198 0 66 0 Z N"/>
                          </draw:custom-shape>
                          <draw:custom-shape draw:style-name="gr33" draw:text-style-name="P3" draw:layer="layout" svg:width="0.071cm" svg:height="0.013cm" svg:x="16.272cm" svg:y="13.905cm">
                            <text:p text:style-name="P5"/>
                            <draw:enhanced-geometry svg:viewBox="0 0 149 25" draw:type="non-primitive" draw:enhanced-path="M 0 0 L 16 16 149 25 132 8 0 0 Z N"/>
                          </draw:custom-shape>
                          <draw:custom-shape draw:style-name="gr23" draw:text-style-name="P3" draw:layer="layout" svg:width="0.035cm" svg:height="0.074cm" svg:x="16.334cm" svg:y="13.844cm">
                            <text:p text:style-name="P5"/>
                            <draw:enhanced-geometry svg:viewBox="0 0 74 142" draw:type="non-primitive" draw:enhanced-path="M 66 0 L 74 25 17 142 0 125 66 0 Z N"/>
                          </draw:custom-shape>
                        </draw:g>
                      </draw:g>
                    </draw:g>
                  </draw:g>
                  <draw:custom-shape draw:style-name="gr25" draw:text-style-name="P3" draw:layer="layout" svg:width="0.027cm" svg:height="0.053cm" svg:x="15.734cm" svg:y="13.985cm">
                    <text:p text:style-name="P5"/>
                    <draw:enhanced-geometry svg:viewBox="0 0 50 100" draw:type="non-primitive" draw:enhanced-path="M 25 0 L 0 42 0 50 0 66 0 75 9 83 17 91 25 100 42 100 50 100 42 100 33 75 33 66 33 58 25 17 25 0 Z N"/>
                  </draw:custom-shape>
                </draw:g>
                <draw:custom-shape draw:style-name="gr24" draw:text-style-name="P3" draw:layer="layout" svg:width="0.031cm" svg:height="0.066cm" svg:x="16.03cm" svg:y="13.786cm">
                  <text:p text:style-name="P5"/>
                  <draw:enhanced-geometry svg:viewBox="0 0 58 116" draw:type="non-primitive" draw:enhanced-path="M 0 0 L 33 8 42 8 50 16 58 25 58 33 58 41 17 116 0 0 Z N"/>
                </draw:custom-shape>
              </draw:g>
              <draw:g>
                <draw:custom-shape draw:style-name="gr31" draw:text-style-name="P3" draw:layer="layout" svg:width="0.291cm" svg:height="0.287cm" svg:x="15.748cm" svg:y="13.773cm">
                  <text:p text:style-name="P5"/>
                  <draw:enhanced-geometry svg:viewBox="0 0 595 515" draw:type="non-primitive" draw:enhanced-path="M 25 482 L 8 465 8 448 8 432 8 415 0 399 0 390 17 407 25 415 41 424 240 448 264 448 281 448 297 440 322 432 339 432 355 415 372 407 380 390 397 365 537 0 545 8 554 8 570 16 570 25 578 33 595 133 430 507 413 515 397 515 380 515 25 482 Z N"/>
                </draw:custom-shape>
                <draw:custom-shape draw:style-name="gr26" draw:text-style-name="P3" draw:layer="layout" svg:width="0.574cm" svg:height="0.864cm" svg:x="15.734cm" svg:y="13.156cm">
                  <text:p text:style-name="P5"/>
                  <draw:enhanced-geometry svg:viewBox="0 0 1165 1569" draw:type="non-primitive" draw:enhanced-path="M 25 1511 L 17 1478 9 1453 0 1428 0 1395 0 1362 0 1320 0 1295 207 1295 248 1162 322 980 471 656 537 523 620 390 777 199 884 83 975 0 1091 66 1140 99 1149 108 1157 116 1165 124 1165 141 1165 158 1149 166 1058 249 1017 299 926 399 917 407 901 407 835 399 810 399 793 399 769 399 752 407 736 424 703 473 628 590 595 673 554 764 521 839 488 906 562 1121 422 1486 405 1511 389 1536 347 1553 314 1569 256 1569 58 1545 50 1536 33 1520 25 1511 Z N"/>
                </draw:custom-shape>
                <draw:custom-shape draw:style-name="gr31" draw:text-style-name="P3" draw:layer="layout" svg:width="0.322cm" svg:height="0.427cm" svg:x="15.977cm" svg:y="13.253cm">
                  <text:p text:style-name="P5"/>
                  <draw:enhanced-geometry svg:viewBox="0 0 661 773" draw:type="non-primitive" draw:enhanced-path="M 0 732 L 33 665 74 565 124 457 140 416 215 291 248 250 272 233 289 225 297 225 322 225 388 225 413 233 421 233 429 225 438 225 512 141 570 75 661 0 504 274 495 283 487 291 471 299 446 299 405 308 372 308 338 308 305 308 281 308 256 308 248 316 239 324 231 333 181 432 124 549 82 624 16 773 0 732 Z N"/>
                </draw:custom-shape>
                <draw:custom-shape draw:style-name="gr26" draw:text-style-name="P3" draw:layer="layout" svg:width="0.481cm" svg:height="0.714cm" svg:x="15.734cm" svg:y="13.156cm">
                  <text:p text:style-name="P5"/>
                  <draw:enhanced-geometry svg:viewBox="0 0 975 1295" draw:type="non-primitive" draw:enhanced-path="M 0 1295 L 0 1254 9 1220 17 1187 33 1154 66 1055 99 989 149 864 215 739 281 598 380 432 413 390 446 340 496 274 546 216 612 141 752 0 975 0 884 83 818 158 694 307 620 382 537 515 463 656 322 980 256 1154 207 1295 0 1295 Z N"/>
                </draw:custom-shape>
              </draw:g>
              <draw:g>
                <draw:line draw:style-name="gr30" draw:text-style-name="P4" draw:layer="layout" svg:x1="16.043cm" svg:y1="13.526cm" svg:x2="16.144cm" svg:y2="13.53cm">
                  <text:p text:style-name="P5"/>
                </draw:line>
                <draw:line draw:style-name="gr30" draw:text-style-name="P4" draw:layer="layout" svg:x1="16.034cm" svg:y1="13.552cm" svg:x2="16.131cm" svg:y2="13.561cm">
                  <text:p text:style-name="P5"/>
                </draw:line>
                <draw:line draw:style-name="gr30" draw:text-style-name="P4" draw:layer="layout" svg:x1="16.025cm" svg:y1="13.579cm" svg:x2="16.122cm" svg:y2="13.583cm">
                  <text:p text:style-name="P5"/>
                </draw:line>
                <draw:line draw:style-name="gr30" draw:text-style-name="P4" draw:layer="layout" svg:x1="16.017cm" svg:y1="13.601cm" svg:x2="16.109cm" svg:y2="13.61cm">
                  <text:p text:style-name="P5"/>
                </draw:line>
                <draw:line draw:style-name="gr30" draw:text-style-name="P4" draw:layer="layout" svg:x1="16.003cm" svg:y1="13.627cm" svg:x2="16.096cm" svg:y2="13.632cm">
                  <text:p text:style-name="P5"/>
                </draw:line>
                <draw:line draw:style-name="gr30" draw:text-style-name="P4" draw:layer="layout" svg:x1="15.995cm" svg:y1="13.649cm" svg:x2="16.083cm" svg:y2="13.658cm">
                  <text:p text:style-name="P5"/>
                </draw:line>
                <draw:line draw:style-name="gr30" draw:text-style-name="P4" draw:layer="layout" svg:x1="15.986cm" svg:y1="13.672cm" svg:x2="16.074cm" svg:y2="13.685cm">
                  <text:p text:style-name="P5"/>
                </draw:line>
              </draw:g>
            </draw:g>
            <draw:g>
              <draw:custom-shape draw:style-name="gr21" draw:text-style-name="P3" draw:layer="layout" svg:width="0.053cm" svg:height="0.044cm" svg:x="15.77cm" svg:y="13.91cm">
                <text:p text:style-name="P5"/>
                <draw:enhanced-geometry svg:viewBox="0 0 108 75" draw:type="non-primitive" draw:enhanced-path="M 0 0 L 91 0 108 75 17 67 0 0 Z N"/>
              </draw:custom-shape>
              <draw:custom-shape draw:style-name="gr23" draw:text-style-name="P3" draw:layer="layout" svg:width="0.045cm" svg:height="0.031cm" svg:x="15.778cm" svg:y="13.918cm">
                <text:p text:style-name="P5"/>
                <draw:enhanced-geometry svg:viewBox="0 0 91 50" draw:type="non-primitive" draw:enhanced-path="M 0 0 L 8 50 91 50 82 0 0 0 Z N"/>
              </draw:custom-shape>
            </draw:g>
          </draw:g>
          <draw:g>
            <draw:g>
              <draw:g>
                <draw:custom-shape draw:style-name="gr23" draw:text-style-name="P3" draw:layer="layout" svg:width="0.031cm" svg:height="0.04cm" svg:x="15.752cm" svg:y="14.214cm">
                  <text:p text:style-name="P5"/>
                  <draw:enhanced-geometry svg:viewBox="0 0 66 74" draw:type="non-primitive" draw:enhanced-path="M 0 0 L 0 41 9 41 25 49 33 49 42 58 50 74 58 58 66 49 66 41 66 33 58 25 50 16 33 8 17 0 0 0 Z N"/>
                </draw:custom-shape>
                <draw:custom-shape draw:style-name="gr22" draw:text-style-name="P3" draw:layer="layout" svg:width="0.053cm" svg:height="0.088cm" svg:x="15.739cm" svg:y="14.214cm">
                  <text:p text:style-name="P5"/>
                  <draw:enhanced-geometry svg:viewBox="0 0 107 158" draw:type="non-primitive" draw:enhanced-path="M 16 0 L 41 0 57 8 82 16 90 25 99 33 107 41 107 66 107 91 107 99 99 108 90 116 82 133 66 133 49 149 33 149 16 158 0 158 0 99 16 99 41 91 49 83 57 83 74 74 82 66 82 49 90 41 90 33 74 25 57 8 41 0 16 0 16 0 Z N"/>
                </draw:custom-shape>
              </draw:g>
              <draw:g>
                <draw:custom-shape draw:style-name="gr23" draw:text-style-name="P3" draw:layer="layout" svg:width="0.031cm" svg:height="0.044cm" svg:x="15.756cm" svg:y="14.152cm">
                  <text:p text:style-name="P5"/>
                  <draw:enhanced-geometry svg:viewBox="0 0 66 74" draw:type="non-primitive" draw:enhanced-path="M 0 0 L 0 41 16 49 24 49 33 58 41 66 49 74 66 58 66 49 66 41 66 33 57 24 49 16 33 8 16 8 0 0 Z N"/>
                </draw:custom-shape>
                <draw:custom-shape draw:style-name="gr22" draw:text-style-name="P3" draw:layer="layout" svg:width="0.053cm" svg:height="0.093cm" svg:x="15.743cm" svg:y="14.152cm">
                  <text:p text:style-name="P5"/>
                  <draw:enhanced-geometry svg:viewBox="0 0 107 166" draw:type="non-primitive" draw:enhanced-path="M 25 0 L 41 0 66 8 82 16 91 24 107 33 107 41 107 74 107 99 107 108 107 116 91 124 82 133 74 141 58 149 33 157 16 157 0 166 0 108 25 99 41 91 49 91 66 83 74 74 82 66 91 58 91 41 91 33 82 24 58 16 41 8 25 0 25 0 Z N"/>
                </draw:custom-shape>
              </draw:g>
              <draw:g>
                <draw:custom-shape draw:style-name="gr23" draw:text-style-name="P3" draw:layer="layout" svg:width="0.036cm" svg:height="0.04cm" svg:x="15.765cm" svg:y="14.095cm">
                  <text:p text:style-name="P5"/>
                  <draw:enhanced-geometry svg:viewBox="0 0 74 75" draw:type="non-primitive" draw:enhanced-path="M 0 0 L 0 42 17 50 25 59 41 59 41 67 58 75 66 59 66 50 74 50 74 42 66 25 58 25 41 9 25 9 0 0 Z N"/>
                </draw:custom-shape>
                <draw:custom-shape draw:style-name="gr22" draw:text-style-name="P3" draw:layer="layout" svg:width="0.053cm" svg:height="0.092cm" svg:x="15.756cm" svg:y="14.095cm">
                  <text:p text:style-name="P5"/>
                  <draw:enhanced-geometry svg:viewBox="0 0 107 167" draw:type="non-primitive" draw:enhanced-path="M 16 0 L 41 9 57 9 74 17 90 25 99 34 107 42 107 75 107 100 99 109 99 117 90 125 82 133 66 142 49 150 33 158 8 167 0 167 0 109 16 100 33 100 49 92 57 84 66 75 74 67 82 59 82 42 82 34 74 25 57 17 33 9 16 0 16 0 Z N"/>
                </draw:custom-shape>
              </draw:g>
            </draw:g>
            <draw:g>
              <draw:g>
                <draw:custom-shape draw:style-name="gr23" draw:text-style-name="P3" draw:layer="layout" svg:width="0.035cm" svg:height="0.044cm" svg:x="15.774cm" svg:y="14.038cm">
                  <text:p text:style-name="P5"/>
                  <draw:enhanced-geometry svg:viewBox="0 0 74 75" draw:type="non-primitive" draw:enhanced-path="M 0 0 L 0 41 16 50 24 50 33 58 41 58 49 75 66 58 66 50 66 41 74 33 66 25 57 16 33 8 24 8 0 0 Z N"/>
                </draw:custom-shape>
                <draw:custom-shape draw:style-name="gr22" draw:text-style-name="P3" draw:layer="layout" svg:width="0.053cm" svg:height="0.088cm" svg:x="15.765cm" svg:y="14.038cm">
                  <text:p text:style-name="P5"/>
                  <draw:enhanced-geometry svg:viewBox="0 0 107 158" draw:type="non-primitive" draw:enhanced-path="M 17 0 L 33 0 58 8 74 16 91 25 99 33 107 41 107 66 107 91 99 99 99 108 91 124 74 133 66 141 50 149 33 158 8 158 0 158 0 99 17 99 33 91 50 83 58 83 66 75 74 66 83 58 83 41 83 33 74 25 58 8 33 8 17 0 17 0 Z N"/>
                </draw:custom-shape>
              </draw:g>
              <draw:g>
                <draw:custom-shape draw:style-name="gr23" draw:text-style-name="P3" draw:layer="layout" svg:width="0.036cm" svg:height="0.04cm" svg:x="15.778cm" svg:y="13.98cm">
                  <text:p text:style-name="P5"/>
                  <draw:enhanced-geometry svg:viewBox="0 0 66 74" draw:type="non-primitive" draw:enhanced-path="M 0 0 L 0 41 8 50 25 50 33 58 41 66 50 74 58 58 66 50 66 41 66 33 58 25 50 16 33 8 17 8 0 0 Z N"/>
                </draw:custom-shape>
                <draw:custom-shape draw:style-name="gr22" draw:text-style-name="P3" draw:layer="layout" svg:width="0.053cm" svg:height="0.093cm" svg:x="15.77cm" svg:y="13.98cm">
                  <text:p text:style-name="P5"/>
                  <draw:enhanced-geometry svg:viewBox="0 0 108 166" draw:type="non-primitive" draw:enhanced-path="M 17 0 L 42 0 58 8 83 16 91 25 99 33 108 41 108 74 108 99 108 108 99 116 91 124 83 133 66 141 50 149 33 158 17 166 0 166 0 108 17 99 42 91 50 91 58 83 66 74 83 66 83 58 91 41 83 33 75 25 58 16 42 8 17 0 17 0 Z N"/>
                </draw:custom-shape>
              </draw:g>
              <draw:g>
                <draw:custom-shape draw:style-name="gr23" draw:text-style-name="P3" draw:layer="layout" svg:width="0.036cm" svg:height="0.045cm" svg:x="15.787cm" svg:y="13.918cm">
                  <text:p text:style-name="P5"/>
                  <draw:enhanced-geometry svg:viewBox="0 0 66 74" draw:type="non-primitive" draw:enhanced-path="M 0 0 L 0 41 16 50 24 50 33 58 41 66 49 74 66 58 66 50 66 50 66 33 57 25 49 16 33 8 16 8 0 0 Z N"/>
                </draw:custom-shape>
                <draw:custom-shape draw:style-name="gr22" draw:text-style-name="P3" draw:layer="layout" svg:width="0.049cm" svg:height="0.093cm" svg:x="15.778cm" svg:y="13.918cm">
                  <text:p text:style-name="P5"/>
                  <draw:enhanced-geometry svg:viewBox="0 0 107 166" draw:type="non-primitive" draw:enhanced-path="M 25 0 L 41 8 66 8 82 16 91 25 107 33 107 41 107 74 107 99 107 108 107 116 91 124 82 133 74 141 58 149 33 158 16 166 0 166 0 108 25 99 41 99 49 91 66 83 74 74 82 66 91 58 91 41 91 33 82 25 58 16 41 8 25 0 25 0 Z N"/>
                </draw:custom-shape>
              </draw:g>
            </draw:g>
          </draw:g>
        </draw:g>
        <draw:g>
          <draw:g>
            <draw:g>
              <draw:custom-shape draw:style-name="gr21" draw:text-style-name="P3" draw:layer="layout" svg:width="0.062cm" svg:height="0.044cm" svg:x="11.67cm" svg:y="6.157cm">
                <text:p text:style-name="P5"/>
                <draw:enhanced-geometry svg:viewBox="0 0 124 83" draw:type="non-primitive" draw:enhanced-path="M 99 8 L 107 8 116 17 124 25 124 33 124 41 124 50 124 58 99 75 82 75 74 83 58 83 41 75 33 75 16 66 16 66 8 58 0 50 0 41 0 25 0 0 33 8 33 25 33 41 41 50 49 50 58 50 74 50 82 41 82 17 99 8 Z N"/>
              </draw:custom-shape>
              <draw:custom-shape draw:style-name="gr21" draw:text-style-name="P3" draw:layer="layout" svg:width="0.066cm" svg:height="0.066cm" svg:x="11.701cm" svg:y="6.135cm">
                <text:p text:style-name="P5"/>
                <draw:enhanced-geometry svg:viewBox="0 0 140 116" draw:type="non-primitive" draw:enhanced-path="M 66 0 L 115 8 132 16 140 33 140 50 140 66 132 83 132 91 115 99 99 108 82 116 66 116 41 108 16 99 0 83 33 66 41 83 58 91 82 91 99 83 107 83 107 74 107 66 99 58 82 50 66 50 66 0 Z N"/>
              </draw:custom-shape>
              <draw:custom-shape draw:style-name="gr22" draw:text-style-name="P3" draw:layer="layout" svg:width="0.066cm" svg:height="0.039cm" svg:x="11.701cm" svg:y="6.162cm">
                <text:p text:style-name="P5"/>
                <draw:enhanced-geometry svg:viewBox="0 0 132 75" draw:type="non-primitive" draw:enhanced-path="M 132 50 L 107 50 74 50 49 42 41 33 33 25 33 17 41 0 49 0 16 9 8 17 0 33 0 50 8 67 24 67 49 75 66 75 91 75 115 67 132 50 Z N"/>
              </draw:custom-shape>
            </draw:g>
            <draw:g>
              <draw:custom-shape draw:style-name="gr23" draw:text-style-name="P3" draw:layer="layout" svg:width="0.023cm" svg:height="0.035cm" svg:x="11.67cm" svg:y="6.016cm">
                <text:p text:style-name="P5"/>
                <draw:enhanced-geometry svg:viewBox="0 0 49 58" draw:type="non-primitive" draw:enhanced-path="M 0 58 L 0 24 8 16 16 16 24 16 33 8 41 0 49 8 49 16 49 24 49 24 49 33 41 41 24 49 16 49 0 58 Z N"/>
              </draw:custom-shape>
              <draw:custom-shape draw:style-name="gr22" draw:text-style-name="P3" draw:layer="layout" svg:width="0.039cm" svg:height="0.07cm" svg:x="11.662cm" svg:y="5.981cm">
                <text:p text:style-name="P5"/>
                <draw:enhanced-geometry svg:viewBox="0 0 83 125" draw:type="non-primitive" draw:enhanced-path="M 17 125 L 33 116 41 116 58 108 66 100 74 100 83 91 83 67 83 50 83 42 74 33 66 25 58 25 50 17 41 8 25 0 8 0 0 0 0 42 17 50 25 50 41 58 41 58 58 67 58 75 66 83 66 91 66 100 58 108 41 116 25 116 17 125 17 125 Z N"/>
              </draw:custom-shape>
            </draw:g>
            <draw:g>
              <draw:custom-shape draw:style-name="gr23" draw:text-style-name="P3" draw:layer="layout" svg:width="0.027cm" svg:height="0.026cm" svg:x="11.67cm" svg:y="6.065cm">
                <text:p text:style-name="P5"/>
                <draw:enhanced-geometry svg:viewBox="0 0 49 50" draw:type="non-primitive" draw:enhanced-path="M 0 50 L 0 16 8 16 16 16 25 8 33 8 41 0 49 8 49 16 49 16 49 25 49 33 41 33 25 41 16 50 0 50 Z N"/>
              </draw:custom-shape>
              <draw:custom-shape draw:style-name="gr22" draw:text-style-name="P3" draw:layer="layout" svg:width="0.04cm" svg:height="0.07cm" svg:x="11.666cm" svg:y="6.021cm">
                <text:p text:style-name="P5"/>
                <draw:enhanced-geometry svg:viewBox="0 0 83 125" draw:type="non-primitive" draw:enhanced-path="M 17 125 L 33 125 50 116 58 116 75 108 75 100 83 91 83 75 83 50 83 50 75 41 75 33 66 25 58 16 42 16 25 8 9 0 0 0 0 50 17 50 33 58 42 58 50 66 58 66 58 75 66 83 66 91 66 100 58 108 42 116 33 125 17 125 17 125 Z N"/>
              </draw:custom-shape>
            </draw:g>
            <draw:g>
              <draw:custom-shape draw:style-name="gr23" draw:text-style-name="P3" draw:layer="layout" svg:width="0.022cm" svg:height="0.027cm" svg:x="11.657cm" svg:y="6.113cm">
                <text:p text:style-name="P5"/>
                <draw:enhanced-geometry svg:viewBox="0 0 49 50" draw:type="non-primitive" draw:enhanced-path="M 49 0 L 49 33 41 33 33 33 25 42 25 42 16 50 0 42 0 33 0 33 0 25 8 17 16 8 25 8 41 0 49 0 Z N"/>
              </draw:custom-shape>
              <draw:custom-shape draw:style-name="gr22" draw:text-style-name="P3" draw:layer="layout" svg:width="0.035cm" svg:height="0.071cm" svg:x="11.653cm" svg:y="6.113cm">
                <text:p text:style-name="P5"/>
                <draw:enhanced-geometry svg:viewBox="0 0 74 125" draw:type="non-primitive" draw:enhanced-path="M 66 0 L 49 0 33 0 16 8 8 17 0 25 0 33 0 50 0 75 0 75 0 83 8 92 16 100 24 108 33 108 49 116 66 125 74 125 74 75 66 75 49 67 41 67 33 58 24 58 16 50 16 42 8 33 8 25 16 17 33 8 49 0 66 0 66 0 Z N"/>
              </draw:custom-shape>
            </draw:g>
            <draw:g>
              <draw:custom-shape draw:style-name="gr23" draw:text-style-name="P3" draw:layer="layout" svg:width="0.027cm" svg:height="0.027cm" svg:x="11.67cm" svg:y="6.104cm">
                <text:p text:style-name="P5"/>
                <draw:enhanced-geometry svg:viewBox="0 0 49 50" draw:type="non-primitive" draw:enhanced-path="M 0 50 L 0 25 8 17 16 17 25 9 33 9 41 0 49 9 49 17 49 17 49 25 49 34 41 42 25 50 16 50 0 50 Z N"/>
              </draw:custom-shape>
              <draw:custom-shape draw:style-name="gr22" draw:text-style-name="P3" draw:layer="layout" svg:width="0.04cm" svg:height="0.066cm" svg:x="11.666cm" svg:y="6.069cm">
                <text:p text:style-name="P5"/>
                <draw:enhanced-geometry svg:viewBox="0 0 83 125" draw:type="non-primitive" draw:enhanced-path="M 17 125 L 33 116 42 116 58 108 66 100 75 91 83 91 83 66 83 50 83 42 75 33 66 25 58 17 50 17 42 8 25 0 9 0 0 0 0 42 17 42 25 50 42 50 42 58 58 66 58 66 66 75 66 91 66 100 58 100 42 108 25 116 17 116 17 125 Z N"/>
              </draw:custom-shape>
            </draw:g>
          </draw:g>
          <draw:g>
            <draw:g>
              <draw:g>
                <draw:g>
                  <draw:g>
                    <draw:g>
                      <draw:custom-shape draw:style-name="gr24" draw:text-style-name="P3" draw:layer="layout" svg:width="1.535cm" svg:height="1.067cm" svg:x="11.679cm" svg:y="5.095cm">
                        <text:p text:style-name="P5"/>
                        <draw:enhanced-geometry svg:viewBox="0 0 3131 1935" draw:type="non-primitive" draw:enhanced-path="M 0 1595 L 66 1669 2362 1935 3131 390 3081 0 2329 1811 0 1595 Z N"/>
                      </draw:custom-shape>
                      <draw:custom-shape draw:style-name="gr25" draw:text-style-name="P3" draw:layer="layout" svg:width="0.415cm" svg:height="1.089cm" svg:x="12.799cm" svg:y="5.033cm">
                        <text:p text:style-name="P5"/>
                        <draw:enhanced-geometry svg:viewBox="0 0 843 1977" draw:type="non-primitive" draw:enhanced-path="M 801 0 L 843 74 41 1977 0 1902 801 0 Z N"/>
                      </draw:custom-shape>
                      <draw:custom-shape draw:style-name="gr26" draw:text-style-name="P3" draw:layer="layout" svg:width="1.548cm" svg:height="1.049cm" svg:x="11.644cm" svg:y="5.033cm">
                        <text:p text:style-name="P5"/>
                        <draw:enhanced-geometry svg:viewBox="0 0 3163 1902" draw:type="non-primitive" draw:enhanced-path="M 0 1653 L 2362 1902 3163 0 1471 0 1421 58 892 49 0 1653 Z N"/>
                      </draw:custom-shape>
                      <draw:custom-shape draw:style-name="gr27" draw:text-style-name="P3" draw:layer="layout" svg:width="1.177cm" svg:height="0.176cm" svg:x="11.644cm" svg:y="5.95cm">
                        <text:p text:style-name="P5"/>
                        <draw:enhanced-geometry svg:viewBox="0 0 2403 324" draw:type="non-primitive" draw:enhanced-path="M 0 0 L 33 66 2403 324 2362 241 0 0 Z N"/>
                      </draw:custom-shape>
                      <draw:g>
                        <draw:custom-shape draw:style-name="gr24" draw:text-style-name="P3" draw:layer="layout" svg:width="0.82cm" svg:height="0.19cm" svg:x="12.301cm" svg:y="5.059cm">
                          <text:p text:style-name="P5"/>
                          <draw:enhanced-geometry svg:viewBox="0 0 1677 341" draw:type="non-primitive" draw:enhanced-path="M 141 0 L 1677 0 1520 341 0 308 141 0 Z N"/>
                        </draw:custom-shape>
                        <draw:g>
                          <draw:custom-shape draw:style-name="gr25" draw:text-style-name="P3" draw:layer="layout" svg:width="0.546cm" svg:height="0.022cm" svg:x="12.447cm" svg:y="5.099cm">
                            <text:p text:style-name="P5"/>
                            <draw:enhanced-geometry svg:viewBox="0 0 1115 41" draw:type="non-primitive" draw:enhanced-path="M 0 0 L 41 33 1099 41 1115 0 0 0 Z N"/>
                          </draw:custom-shape>
                          <draw:custom-shape draw:style-name="gr27" draw:text-style-name="P3" draw:layer="layout" svg:width="0.053cm" svg:height="0.079cm" svg:x="12.411cm" svg:y="5.099cm">
                            <text:p text:style-name="P5"/>
                            <draw:enhanced-geometry svg:viewBox="0 0 106 150" draw:type="non-primitive" draw:enhanced-path="M 65 0 L 0 150 81 108 106 41 65 0 Z N"/>
                          </draw:custom-shape>
                          <draw:custom-shape draw:style-name="gr28" draw:text-style-name="P3" draw:layer="layout" svg:width="0.556cm" svg:height="0.027cm" svg:x="12.411cm" svg:y="5.156cm">
                            <text:p text:style-name="P5"/>
                            <draw:enhanced-geometry svg:viewBox="0 0 1131 50" draw:type="non-primitive" draw:enhanced-path="M 0 42 L 81 0 1131 0 1106 50 0 42 Z N"/>
                          </draw:custom-shape>
                          <draw:custom-shape draw:style-name="gr29" draw:text-style-name="P3" draw:layer="layout" svg:width="0.534cm" svg:height="0.035cm" svg:x="12.451cm" svg:y="5.121cm">
                            <text:p text:style-name="P5"/>
                            <draw:enhanced-geometry svg:viewBox="0 0 1083 67" draw:type="non-primitive" draw:enhanced-path="M 1083 0 L 25 0 0 67 1050 67 1083 0 Z N"/>
                          </draw:custom-shape>
                        </draw:g>
                        <draw:custom-shape draw:style-name="gr24" draw:text-style-name="P3" draw:layer="layout" svg:width="1.063cm" svg:height="0.746cm" svg:x="11.979cm" svg:y="5.275cm">
                          <text:p text:style-name="P5"/>
                          <draw:enhanced-geometry svg:viewBox="0 0 2163 1354" draw:type="non-primitive" draw:enhanced-path="M 628 0 L 2163 50 1585 1354 0 1213 628 0 Z N"/>
                        </draw:custom-shape>
                      </draw:g>
                      <draw:g>
                        <draw:custom-shape draw:style-name="gr25" draw:text-style-name="P3" draw:layer="layout" svg:width="0.313cm" svg:height="0.701cm" svg:x="11.975cm" svg:y="5.245cm">
                          <text:p text:style-name="P5"/>
                          <draw:enhanced-geometry svg:viewBox="0 0 636 1271" draw:type="non-primitive" draw:enhanced-path="M 586 0 L 636 58 0 1271 586 0 Z N"/>
                        </draw:custom-shape>
                        <draw:line draw:style-name="gr30" draw:text-style-name="P4" draw:layer="layout" svg:x1="12.341cm" svg:y1="5.059cm" svg:x2="12.261cm" svg:y2="5.245cm">
                          <text:p text:style-name="P5"/>
                        </draw:line>
                      </draw:g>
                    </draw:g>
                    <draw:g>
                      <draw:g>
                        <draw:g>
                          <draw:g>
                            <draw:custom-shape draw:style-name="gr31" draw:text-style-name="P3" draw:layer="layout" svg:width="0.15cm" svg:height="0.057cm" svg:x="12.663cm" svg:y="5.355cm">
                              <text:p text:style-name="P5"/>
                              <draw:enhanced-geometry svg:viewBox="0 0 306 108" draw:type="non-primitive" draw:enhanced-path="M 0 100 L 248 108 306 9 58 0 0 100 Z N"/>
                            </draw:custom-shape>
                            <draw:custom-shape draw:style-name="gr24" draw:text-style-name="P3" draw:layer="layout" svg:width="0.136cm" svg:height="0.026cm" svg:x="12.663cm" svg:y="5.408cm">
                              <text:p text:style-name="P5"/>
                              <draw:enhanced-geometry svg:viewBox="0 0 273 42" draw:type="non-primitive" draw:enhanced-path="M 0 0 L 25 25 273 42 248 8 0 0 Z N"/>
                            </draw:custom-shape>
                            <draw:custom-shape draw:style-name="gr28" draw:text-style-name="P3" draw:layer="layout" svg:width="0.035cm" svg:height="0.075cm" svg:x="12.786cm" svg:y="5.359cm">
                              <text:p text:style-name="P5"/>
                              <draw:enhanced-geometry svg:viewBox="0 0 74 133" draw:type="non-primitive" draw:enhanced-path="M 0 99 L 25 133 74 25 58 0 0 99 Z N"/>
                            </draw:custom-shape>
                          </draw:g>
                          <draw:line draw:style-name="gr30" draw:text-style-name="P4" draw:layer="layout" svg:x1="12.716cm" svg:y1="5.355cm" svg:x2="12.694cm" svg:y2="5.408cm">
                            <text:p text:style-name="P5"/>
                          </draw:line>
                          <draw:custom-shape draw:style-name="gr13" draw:text-style-name="P3" draw:layer="layout" svg:width="0.008cm" svg:height="0.013cm" svg:x="12.694cm" svg:y="5.36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2.68cm" svg:y="5.386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2cm" svg:x="12.636cm" svg:y="5.425cm">
                              <text:p text:style-name="P5"/>
                              <draw:enhanced-geometry svg:viewBox="0 0 306 116" draw:type="non-primitive" draw:enhanced-path="M 0 100 L 248 116 306 8 50 0 0 100 Z N"/>
                            </draw:custom-shape>
                            <draw:custom-shape draw:style-name="gr24" draw:text-style-name="P3" draw:layer="layout" svg:width="0.132cm" svg:height="0.022cm" svg:x="12.636cm" svg:y="5.478cm">
                              <text:p text:style-name="P5"/>
                              <draw:enhanced-geometry svg:viewBox="0 0 273 41" draw:type="non-primitive" draw:enhanced-path="M 0 0 L 25 33 273 41 248 16 0 0 Z N"/>
                            </draw:custom-shape>
                            <draw:custom-shape draw:style-name="gr28" draw:text-style-name="P3" draw:layer="layout" svg:width="0.04cm" svg:height="0.07cm" svg:x="12.755cm" svg:y="5.43cm">
                              <text:p text:style-name="P5"/>
                              <draw:enhanced-geometry svg:viewBox="0 0 74 133" draw:type="non-primitive" draw:enhanced-path="M 0 108 L 25 133 74 34 58 0 0 108 Z N"/>
                            </draw:custom-shape>
                          </draw:g>
                          <draw:line draw:style-name="gr30" draw:text-style-name="P4" draw:layer="layout" svg:x1="12.689cm" svg:y1="5.425cm" svg:x2="12.663cm" svg:y2="5.478cm">
                            <text:p text:style-name="P5"/>
                          </draw:line>
                          <draw:custom-shape draw:style-name="gr13" draw:text-style-name="P3" draw:layer="layout" svg:width="0.018cm" svg:height="0.008cm" svg:x="12.658cm" svg:y="5.43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2.649cm" svg:y="5.456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2cm" svg:x="12.605cm" svg:y="5.496cm">
                              <text:p text:style-name="P5"/>
                              <draw:enhanced-geometry svg:viewBox="0 0 298 108" draw:type="non-primitive" draw:enhanced-path="M 0 100 L 248 108 298 8 50 0 0 100 Z N"/>
                            </draw:custom-shape>
                            <draw:custom-shape draw:style-name="gr24" draw:text-style-name="P3" draw:layer="layout" svg:width="0.133cm" svg:height="0.022cm" svg:x="12.605cm" svg:y="5.553cm">
                              <text:p text:style-name="P5"/>
                              <draw:enhanced-geometry svg:viewBox="0 0 265 41" draw:type="non-primitive" draw:enhanced-path="M 0 0 L 17 25 265 41 248 8 0 0 Z N"/>
                            </draw:custom-shape>
                            <draw:custom-shape draw:style-name="gr28" draw:text-style-name="P3" draw:layer="layout" svg:width="0.031cm" svg:height="0.075cm" svg:x="12.729cm" svg:y="5.5cm">
                              <text:p text:style-name="P5"/>
                              <draw:enhanced-geometry svg:viewBox="0 0 66 133" draw:type="non-primitive" draw:enhanced-path="M 0 100 L 17 133 66 25 50 0 0 100 Z N"/>
                            </draw:custom-shape>
                          </draw:g>
                          <draw:line draw:style-name="gr30" draw:text-style-name="P4" draw:layer="layout" svg:x1="12.658cm" svg:y1="5.496cm" svg:x2="12.632cm" svg:y2="5.553cm">
                            <text:p text:style-name="P5"/>
                          </draw:line>
                          <draw:custom-shape draw:style-name="gr13" draw:text-style-name="P3" draw:layer="layout" svg:width="0.013cm" svg:height="0.013cm" svg:x="12.632cm" svg:y="5.50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7cm" svg:height="0.017cm" svg:x="12.619cm" svg:y="5.52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2cm" svg:x="12.579cm" svg:y="5.566cm">
                              <text:p text:style-name="P5"/>
                              <draw:enhanced-geometry svg:viewBox="0 0 297 115" draw:type="non-primitive" draw:enhanced-path="M 0 98 L 247 115 297 8 49 0 0 98 Z N"/>
                            </draw:custom-shape>
                            <draw:custom-shape draw:style-name="gr24" draw:text-style-name="P3" draw:layer="layout" svg:width="0.128cm" svg:height="0.022cm" svg:x="12.579cm" svg:y="5.619cm">
                              <text:p text:style-name="P5"/>
                              <draw:enhanced-geometry svg:viewBox="0 0 264 42" draw:type="non-primitive" draw:enhanced-path="M 0 0 L 16 34 264 42 247 17 0 0 Z N"/>
                            </draw:custom-shape>
                            <draw:custom-shape draw:style-name="gr28" draw:text-style-name="P3" draw:layer="layout" svg:width="0.035cm" svg:height="0.07cm" svg:x="12.698cm" svg:y="5.571cm">
                              <text:p text:style-name="P5"/>
                              <draw:enhanced-geometry svg:viewBox="0 0 67 132" draw:type="non-primitive" draw:enhanced-path="M 0 107 L 17 132 67 33 50 0 0 107 Z N"/>
                            </draw:custom-shape>
                          </draw:g>
                          <draw:line draw:style-name="gr30" draw:text-style-name="P4" draw:layer="layout" svg:x1="12.627cm" svg:y1="5.566cm" svg:x2="12.601cm" svg:y2="5.619cm">
                            <text:p text:style-name="P5"/>
                          </draw:line>
                          <draw:custom-shape draw:style-name="gr13" draw:text-style-name="P3" draw:layer="layout" svg:width="0.013cm" svg:height="0.008cm" svg:x="12.601cm" svg:y="5.58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2.592cm" svg:y="5.59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2.548cm" svg:y="5.633cm">
                              <text:p text:style-name="P5"/>
                              <draw:enhanced-geometry svg:viewBox="0 0 306 117" draw:type="non-primitive" draw:enhanced-path="M 0 100 L 257 117 306 17 58 0 0 100 Z N"/>
                            </draw:custom-shape>
                            <draw:custom-shape draw:style-name="gr24" draw:text-style-name="P3" draw:layer="layout" svg:width="0.132cm" svg:height="0.018cm" svg:x="12.548cm" svg:y="5.694cm">
                              <text:p text:style-name="P5"/>
                              <draw:enhanced-geometry svg:viewBox="0 0 273 34" draw:type="non-primitive" draw:enhanced-path="M 0 0 L 25 25 273 34 257 9 0 0 Z N"/>
                            </draw:custom-shape>
                            <draw:custom-shape draw:style-name="gr28" draw:text-style-name="P3" draw:layer="layout" svg:width="0.031cm" svg:height="0.071cm" svg:x="12.671cm" svg:y="5.641cm">
                              <text:p text:style-name="P5"/>
                              <draw:enhanced-geometry svg:viewBox="0 0 66 125" draw:type="non-primitive" draw:enhanced-path="M 0 100 L 16 125 66 25 49 0 0 100 Z N"/>
                            </draw:custom-shape>
                          </draw:g>
                          <draw:line draw:style-name="gr30" draw:text-style-name="P4" draw:layer="layout" svg:x1="12.6cm" svg:y1="5.637cm" svg:x2="12.573cm" svg:y2="5.694cm">
                            <text:p text:style-name="P5"/>
                          </draw:line>
                          <draw:custom-shape draw:style-name="gr13" draw:text-style-name="P3" draw:layer="layout" svg:width="0.014cm" svg:height="0.013cm" svg:x="12.574cm" svg:y="5.64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2.561cm" svg:y="5.66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1cm" svg:x="12.517cm" svg:y="5.708cm">
                              <text:p text:style-name="P5"/>
                              <draw:enhanced-geometry svg:viewBox="0 0 305 117" draw:type="non-primitive" draw:enhanced-path="M 0 100 L 247 117 305 9 57 0 0 100 Z N"/>
                            </draw:custom-shape>
                            <draw:custom-shape draw:style-name="gr24" draw:text-style-name="P3" draw:layer="layout" svg:width="0.132cm" svg:height="0.022cm" svg:x="12.517cm" svg:y="5.76cm">
                              <text:p text:style-name="P5"/>
                              <draw:enhanced-geometry svg:viewBox="0 0 272 42" draw:type="non-primitive" draw:enhanced-path="M 0 0 L 24 33 272 42 247 17 0 0 Z N"/>
                            </draw:custom-shape>
                            <draw:custom-shape draw:style-name="gr28" draw:text-style-name="P3" draw:layer="layout" svg:width="0.035cm" svg:height="0.07cm" svg:x="12.641cm" svg:y="5.712cm">
                              <text:p text:style-name="P5"/>
                              <draw:enhanced-geometry svg:viewBox="0 0 75 133" draw:type="non-primitive" draw:enhanced-path="M 0 108 L 25 133 75 33 58 0 0 108 Z N"/>
                            </draw:custom-shape>
                          </draw:g>
                          <draw:line draw:style-name="gr30" draw:text-style-name="P4" draw:layer="layout" svg:x1="12.57cm" svg:y1="5.708cm" svg:x2="12.548cm" svg:y2="5.76cm">
                            <text:p text:style-name="P5"/>
                          </draw:line>
                          <draw:custom-shape draw:style-name="gr13" draw:text-style-name="P3" draw:layer="layout" svg:width="0.009cm" svg:height="0.009cm" svg:x="12.548cm" svg:y="5.72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2.535cm" svg:y="5.73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2.491cm" svg:y="5.774cm">
                              <text:p text:style-name="P5"/>
                              <draw:enhanced-geometry svg:viewBox="0 0 297 116" draw:type="non-primitive" draw:enhanced-path="M 0 100 L 248 116 297 17 49 0 0 100 Z N"/>
                            </draw:custom-shape>
                            <draw:custom-shape draw:style-name="gr24" draw:text-style-name="P3" draw:layer="layout" svg:width="0.128cm" svg:height="0.018cm" svg:x="12.491cm" svg:y="5.835cm">
                              <text:p text:style-name="P5"/>
                              <draw:enhanced-geometry svg:viewBox="0 0 264 33" draw:type="non-primitive" draw:enhanced-path="M 0 0 L 25 25 264 33 248 8 0 0 Z N"/>
                            </draw:custom-shape>
                            <draw:custom-shape draw:style-name="gr28" draw:text-style-name="P3" draw:layer="layout" svg:width="0.039cm" svg:height="0.071cm" svg:x="12.61cm" svg:y="5.782cm">
                              <text:p text:style-name="P5"/>
                              <draw:enhanced-geometry svg:viewBox="0 0 74 124" draw:type="non-primitive" draw:enhanced-path="M 0 99 L 16 124 74 25 49 0 0 99 Z N"/>
                            </draw:custom-shape>
                          </draw:g>
                          <draw:line draw:style-name="gr30" draw:text-style-name="P4" draw:layer="layout" svg:x1="12.543cm" svg:y1="5.778cm" svg:x2="12.516cm" svg:y2="5.835cm">
                            <text:p text:style-name="P5"/>
                          </draw:line>
                          <draw:custom-shape draw:style-name="gr13" draw:text-style-name="P3" draw:layer="layout" svg:width="0.013cm" svg:height="0.018cm" svg:x="12.513cm" svg:y="5.78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2.504cm" svg:y="5.81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2.46cm" svg:y="5.849cm">
                              <text:p text:style-name="P5"/>
                              <draw:enhanced-geometry svg:viewBox="0 0 297 116" draw:type="non-primitive" draw:enhanced-path="M 0 100 L 248 116 297 8 50 0 0 100 Z N"/>
                            </draw:custom-shape>
                            <draw:custom-shape draw:style-name="gr24" draw:text-style-name="P3" draw:layer="layout" svg:width="0.132cm" svg:height="0.026cm" svg:x="12.46cm" svg:y="5.902cm">
                              <text:p text:style-name="P5"/>
                              <draw:enhanced-geometry svg:viewBox="0 0 264 41" draw:type="non-primitive" draw:enhanced-path="M 0 0 L 16 33 264 41 248 16 0 0 Z N"/>
                            </draw:custom-shape>
                            <draw:custom-shape draw:style-name="gr28" draw:text-style-name="P3" draw:layer="layout" svg:width="0.031cm" svg:height="0.075cm" svg:x="12.583cm" svg:y="5.853cm">
                              <text:p text:style-name="P5"/>
                              <draw:enhanced-geometry svg:viewBox="0 0 66 133" draw:type="non-primitive" draw:enhanced-path="M 0 108 L 16 133 66 34 49 0 0 108 Z N"/>
                            </draw:custom-shape>
                          </draw:g>
                          <draw:line draw:style-name="gr30" draw:text-style-name="P4" draw:layer="layout" svg:x1="12.512cm" svg:y1="5.849cm" svg:x2="12.485cm" svg:y2="5.902cm">
                            <text:p text:style-name="P5"/>
                          </draw:line>
                          <draw:custom-shape draw:style-name="gr13" draw:text-style-name="P3" draw:layer="layout" svg:width="0.013cm" svg:height="0.009cm" svg:x="12.486cm" svg:y="5.862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8cm" svg:height="0.013cm" svg:x="12.473cm" svg:y="5.88cm">
                            <text:p text:style-name="P5"/>
                            <draw:enhanced-geometry svg:viewBox="0 0 21600 21600" draw:glue-points="10800 0 3160 3160 0 10800 3160 18440 10800 21600 18440 18440 21600 10800 18440 3160" draw:text-areas="3200 3200 18400 18400" draw:type="ellipse"/>
                          </draw:custom-shape>
                        </draw:g>
                      </draw:g>
                      <draw:g>
                        <draw:g>
                          <draw:g>
                            <draw:custom-shape draw:style-name="gr31" draw:text-style-name="P3" draw:layer="layout" svg:width="0.15cm" svg:height="0.066cm" svg:x="12.799cm" svg:y="5.364cm">
                              <text:p text:style-name="P5"/>
                              <draw:enhanced-geometry svg:viewBox="0 0 306 116" draw:type="non-primitive" draw:enhanced-path="M 0 100 L 248 116 306 17 50 0 0 100 Z N"/>
                            </draw:custom-shape>
                            <draw:custom-shape draw:style-name="gr24" draw:text-style-name="P3" draw:layer="layout" svg:width="0.137cm" svg:height="0.018cm" svg:x="12.799cm" svg:y="5.425cm">
                              <text:p text:style-name="P5"/>
                              <draw:enhanced-geometry svg:viewBox="0 0 273 33" draw:type="non-primitive" draw:enhanced-path="M 0 0 L 25 25 273 33 248 8 0 0 Z N"/>
                            </draw:custom-shape>
                            <draw:custom-shape draw:style-name="gr28" draw:text-style-name="P3" draw:layer="layout" svg:width="0.035cm" svg:height="0.071cm" svg:x="12.923cm" svg:y="5.372cm">
                              <text:p text:style-name="P5"/>
                              <draw:enhanced-geometry svg:viewBox="0 0 74 124" draw:type="non-primitive" draw:enhanced-path="M 0 99 L 25 124 74 25 58 0 0 99 Z N"/>
                            </draw:custom-shape>
                          </draw:g>
                          <draw:line draw:style-name="gr30" draw:text-style-name="P4" draw:layer="layout" svg:x1="12.852cm" svg:y1="5.368cm" svg:x2="12.83cm" svg:y2="5.425cm">
                            <text:p text:style-name="P5"/>
                          </draw:line>
                          <draw:custom-shape draw:style-name="gr13" draw:text-style-name="P3" draw:layer="layout" svg:width="0.017cm" svg:height="0.013cm" svg:x="12.826cm" svg:y="5.37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2.817cm" svg:y="5.399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2.773cm" svg:y="5.439cm">
                              <text:p text:style-name="P5"/>
                              <draw:enhanced-geometry svg:viewBox="0 0 306 108" draw:type="non-primitive" draw:enhanced-path="M 0 100 L 248 108 306 8 50 0 0 100 Z N"/>
                            </draw:custom-shape>
                            <draw:custom-shape draw:style-name="gr24" draw:text-style-name="P3" draw:layer="layout" svg:width="0.132cm" svg:height="0.022cm" svg:x="12.773cm" svg:y="5.491cm">
                              <text:p text:style-name="P5"/>
                              <draw:enhanced-geometry svg:viewBox="0 0 273 41" draw:type="non-primitive" draw:enhanced-path="M 0 0 L 25 25 273 41 248 8 0 0 Z N"/>
                            </draw:custom-shape>
                            <draw:custom-shape draw:style-name="gr28" draw:text-style-name="P3" draw:layer="layout" svg:width="0.036cm" svg:height="0.07cm" svg:x="12.896cm" svg:y="5.443cm">
                              <text:p text:style-name="P5"/>
                              <draw:enhanced-geometry svg:viewBox="0 0 74 133" draw:type="non-primitive" draw:enhanced-path="M 0 100 L 25 133 74 25 58 0 0 100 Z N"/>
                            </draw:custom-shape>
                          </draw:g>
                          <draw:line draw:style-name="gr30" draw:text-style-name="P4" draw:layer="layout" svg:x1="12.825cm" svg:y1="5.439cm" svg:x2="12.798cm" svg:y2="5.491cm">
                            <text:p text:style-name="P5"/>
                          </draw:line>
                          <draw:custom-shape draw:style-name="gr13" draw:text-style-name="P3" draw:layer="layout" svg:width="0.014cm" svg:height="0.014cm" svg:x="12.799cm" svg:y="5.44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08cm" svg:height="0.014cm" svg:x="12.791cm" svg:y="5.469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2.742cm" svg:y="5.505cm">
                              <text:p text:style-name="P5"/>
                              <draw:enhanced-geometry svg:viewBox="0 0 306 116" draw:type="non-primitive" draw:enhanced-path="M 0 99 L 256 116 306 16 58 0 0 99 Z N"/>
                            </draw:custom-shape>
                            <draw:custom-shape draw:style-name="gr24" draw:text-style-name="P3" draw:layer="layout" svg:width="0.132cm" svg:height="0.018cm" svg:x="12.742cm" svg:y="5.566cm">
                              <text:p text:style-name="P5"/>
                              <draw:enhanced-geometry svg:viewBox="0 0 273 33" draw:type="non-primitive" draw:enhanced-path="M 0 0 L 25 25 273 33 256 8 0 0 Z N"/>
                            </draw:custom-shape>
                            <draw:custom-shape draw:style-name="gr28" draw:text-style-name="P3" draw:layer="layout" svg:width="0.031cm" svg:height="0.071cm" svg:x="12.865cm" svg:y="5.513cm">
                              <text:p text:style-name="P5"/>
                              <draw:enhanced-geometry svg:viewBox="0 0 66 125" draw:type="non-primitive" draw:enhanced-path="M 0 100 L 17 125 66 25 50 0 0 100 Z N"/>
                            </draw:custom-shape>
                          </draw:g>
                          <draw:line draw:style-name="gr30" draw:text-style-name="P4" draw:layer="layout" svg:x1="12.794cm" svg:y1="5.509cm" svg:x2="12.767cm" svg:y2="5.566cm">
                            <text:p text:style-name="P5"/>
                          </draw:line>
                          <draw:custom-shape draw:style-name="gr13" draw:text-style-name="P3" draw:layer="layout" svg:width="0.014cm" svg:height="0.013cm" svg:x="12.768cm" svg:y="5.518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2.755cm" svg:y="5.544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2.711cm" svg:y="5.58cm">
                              <text:p text:style-name="P5"/>
                              <draw:enhanced-geometry svg:viewBox="0 0 306 107" draw:type="non-primitive" draw:enhanced-path="M 0 98 L 256 107 306 8 58 0 0 98 Z N"/>
                            </draw:custom-shape>
                            <draw:custom-shape draw:style-name="gr24" draw:text-style-name="P3" draw:layer="layout" svg:width="0.137cm" svg:height="0.022cm" svg:x="12.711cm" svg:y="5.633cm">
                              <text:p text:style-name="P5"/>
                              <draw:enhanced-geometry svg:viewBox="0 0 273 42" draw:type="non-primitive" draw:enhanced-path="M 0 0 L 25 25 273 42 256 9 0 0 Z N"/>
                            </draw:custom-shape>
                            <draw:custom-shape draw:style-name="gr28" draw:text-style-name="P3" draw:layer="layout" svg:width="0.031cm" svg:height="0.071cm" svg:x="12.839cm" svg:y="5.584cm">
                              <text:p text:style-name="P5"/>
                              <draw:enhanced-geometry svg:viewBox="0 0 66 132" draw:type="non-primitive" draw:enhanced-path="M 0 99 L 17 132 66 25 50 0 0 99 Z N"/>
                            </draw:custom-shape>
                          </draw:g>
                          <draw:line draw:style-name="gr30" draw:text-style-name="P4" draw:layer="layout" svg:x1="12.764cm" svg:y1="5.58cm" svg:x2="12.742cm" svg:y2="5.633cm">
                            <text:p text:style-name="P5"/>
                          </draw:line>
                          <draw:custom-shape draw:style-name="gr13" draw:text-style-name="P3" draw:layer="layout" svg:width="0.009cm" svg:height="0.014cm" svg:x="12.742cm" svg:y="5.588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2.729cm" svg:y="5.61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2.685cm" svg:y="5.646cm">
                              <text:p text:style-name="P5"/>
                              <draw:enhanced-geometry svg:viewBox="0 0 306 117" draw:type="non-primitive" draw:enhanced-path="M 0 100 L 248 117 306 9 50 0 0 100 Z N"/>
                            </draw:custom-shape>
                            <draw:custom-shape draw:style-name="gr24" draw:text-style-name="P3" draw:layer="layout" svg:width="0.132cm" svg:height="0.022cm" svg:x="12.685cm" svg:y="5.703cm">
                              <text:p text:style-name="P5"/>
                              <draw:enhanced-geometry svg:viewBox="0 0 273 42" draw:type="non-primitive" draw:enhanced-path="M 0 0 L 25 25 273 42 248 17 0 0 Z N"/>
                            </draw:custom-shape>
                            <draw:custom-shape draw:style-name="gr28" draw:text-style-name="P3" draw:layer="layout" svg:width="0.039cm" svg:height="0.075cm" svg:x="12.804cm" svg:y="5.65cm">
                              <text:p text:style-name="P5"/>
                              <draw:enhanced-geometry svg:viewBox="0 0 75 133" draw:type="non-primitive" draw:enhanced-path="M 0 99 L 25 133 75 33 58 0 0 99 Z N"/>
                            </draw:custom-shape>
                          </draw:g>
                          <draw:line draw:style-name="gr30" draw:text-style-name="P4" draw:layer="layout" svg:x1="12.737cm" svg:y1="5.646cm" svg:x2="12.71cm" svg:y2="5.703cm">
                            <text:p text:style-name="P5"/>
                          </draw:line>
                          <draw:custom-shape draw:style-name="gr13" draw:text-style-name="P3" draw:layer="layout" svg:width="0.017cm" svg:height="0.009cm" svg:x="12.707cm" svg:y="5.65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2.698cm" svg:y="5.68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2.654cm" svg:y="5.721cm">
                              <text:p text:style-name="P5"/>
                              <draw:enhanced-geometry svg:viewBox="0 0 305 108" draw:type="non-primitive" draw:enhanced-path="M 0 100 L 247 108 305 9 49 0 0 100 Z N"/>
                            </draw:custom-shape>
                            <draw:custom-shape draw:style-name="gr24" draw:text-style-name="P3" draw:layer="layout" svg:width="0.137cm" svg:height="0.026cm" svg:x="12.654cm" svg:y="5.774cm">
                              <text:p text:style-name="P5"/>
                              <draw:enhanced-geometry svg:viewBox="0 0 272 42" draw:type="non-primitive" draw:enhanced-path="M 0 0 L 24 25 272 42 247 8 0 0 Z N"/>
                            </draw:custom-shape>
                            <draw:custom-shape draw:style-name="gr28" draw:text-style-name="P3" draw:layer="layout" svg:width="0.036cm" svg:height="0.075cm" svg:x="12.777cm" svg:y="5.725cm">
                              <text:p text:style-name="P5"/>
                              <draw:enhanced-geometry svg:viewBox="0 0 75 133" draw:type="non-primitive" draw:enhanced-path="M 0 99 L 25 133 75 25 58 0 0 99 Z N"/>
                            </draw:custom-shape>
                          </draw:g>
                          <draw:line draw:style-name="gr30" draw:text-style-name="P4" draw:layer="layout" svg:x1="12.707cm" svg:y1="5.721cm" svg:x2="12.685cm" svg:y2="5.774cm">
                            <text:p text:style-name="P5"/>
                          </draw:line>
                          <draw:custom-shape draw:style-name="gr13" draw:text-style-name="P3" draw:layer="layout" svg:width="0.018cm" svg:height="0.013cm" svg:x="12.68cm" svg:y="5.7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2.671cm" svg:y="5.75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6cm" svg:x="12.627cm" svg:y="5.787cm">
                              <text:p text:style-name="P5"/>
                              <draw:enhanced-geometry svg:viewBox="0 0 297 116" draw:type="non-primitive" draw:enhanced-path="M 0 100 L 248 116 297 8 49 0 0 100 Z N"/>
                            </draw:custom-shape>
                            <draw:custom-shape draw:style-name="gr24" draw:text-style-name="P3" draw:layer="layout" svg:width="0.128cm" svg:height="0.022cm" svg:x="12.627cm" svg:y="5.844cm">
                              <text:p text:style-name="P5"/>
                              <draw:enhanced-geometry svg:viewBox="0 0 264 41" draw:type="non-primitive" draw:enhanced-path="M 0 0 L 16 25 264 41 248 16 0 0 Z N"/>
                            </draw:custom-shape>
                            <draw:custom-shape draw:style-name="gr28" draw:text-style-name="P3" draw:layer="layout" svg:width="0.031cm" svg:height="0.07cm" svg:x="12.751cm" svg:y="5.796cm">
                              <text:p text:style-name="P5"/>
                              <draw:enhanced-geometry svg:viewBox="0 0 66 133" draw:type="non-primitive" draw:enhanced-path="M 0 100 L 16 133 66 34 49 0 0 100 Z N"/>
                            </draw:custom-shape>
                          </draw:g>
                          <draw:line draw:style-name="gr30" draw:text-style-name="P4" draw:layer="layout" svg:x1="12.675cm" svg:y1="5.787cm" svg:x2="12.648cm" svg:y2="5.844cm">
                            <text:p text:style-name="P5"/>
                          </draw:line>
                          <draw:custom-shape draw:style-name="gr13" draw:text-style-name="P3" draw:layer="layout" svg:width="0.014cm" svg:height="0.008cm" svg:x="12.649cm" svg:y="5.80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2.641cm" svg:y="5.82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9cm" svg:height="0.062cm" svg:x="12.597cm" svg:y="5.862cm">
                              <text:p text:style-name="P5"/>
                              <draw:enhanced-geometry svg:viewBox="0 0 305 108" draw:type="non-primitive" draw:enhanced-path="M 0 100 L 256 108 305 8 57 0 0 100 Z N"/>
                            </draw:custom-shape>
                            <draw:custom-shape draw:style-name="gr24" draw:text-style-name="P3" draw:layer="layout" svg:width="0.132cm" svg:height="0.022cm" svg:x="12.597cm" svg:y="5.919cm">
                              <text:p text:style-name="P5"/>
                              <draw:enhanced-geometry svg:viewBox="0 0 272 41" draw:type="non-primitive" draw:enhanced-path="M 0 0 L 24 25 272 41 256 8 0 0 Z N"/>
                            </draw:custom-shape>
                            <draw:custom-shape draw:style-name="gr28" draw:text-style-name="P3" draw:layer="layout" svg:width="0.031cm" svg:height="0.075cm" svg:x="12.72cm" svg:y="5.866cm">
                              <text:p text:style-name="P5"/>
                              <draw:enhanced-geometry svg:viewBox="0 0 66 133" draw:type="non-primitive" draw:enhanced-path="M 0 100 L 16 133 66 25 49 0 0 100 Z N"/>
                            </draw:custom-shape>
                          </draw:g>
                          <draw:line draw:style-name="gr30" draw:text-style-name="P4" draw:layer="layout" svg:x1="12.649cm" svg:y1="5.862cm" svg:x2="12.623cm" svg:y2="5.919cm">
                            <text:p text:style-name="P5"/>
                          </draw:line>
                          <draw:custom-shape draw:style-name="gr13" draw:text-style-name="P3" draw:layer="layout" svg:width="0.013cm" svg:height="0.013cm" svg:x="12.623cm" svg:y="5.87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7cm" svg:x="12.61cm" svg:y="5.893cm">
                            <text:p text:style-name="P5"/>
                            <draw:enhanced-geometry svg:viewBox="0 0 21600 21600" draw:glue-points="10800 0 3160 3160 0 10800 3160 18440 10800 21600 18440 18440 21600 10800 18440 3160" draw:text-areas="3200 3200 18400 18400" draw:type="ellipse"/>
                          </draw:custom-shape>
                        </draw:g>
                      </draw:g>
                    </draw:g>
                    <draw:g>
                      <draw:g>
                        <draw:g>
                          <draw:custom-shape draw:style-name="gr32" draw:text-style-name="P3" draw:layer="layout" svg:width="0.092cm" svg:height="0.07cm" svg:x="12.213cm" svg:y="5.461cm">
                            <text:p text:style-name="P5"/>
                            <draw:enhanced-geometry svg:viewBox="0 0 190 133" draw:type="non-primitive" draw:enhanced-path="M 58 0 L 0 124 132 133 190 8 58 0 Z N"/>
                          </draw:custom-shape>
                          <draw:custom-shape draw:style-name="gr33" draw:text-style-name="P3" draw:layer="layout" svg:width="0.066cm" svg:height="0.017cm" svg:x="12.213cm" svg:y="5.527cm">
                            <text:p text:style-name="P5"/>
                            <draw:enhanced-geometry svg:viewBox="0 0 140 25" draw:type="non-primitive" draw:enhanced-path="M 0 0 L 8 17 140 25 132 9 0 0 Z N"/>
                          </draw:custom-shape>
                          <draw:custom-shape draw:style-name="gr23" draw:text-style-name="P3" draw:layer="layout" svg:width="0.035cm" svg:height="0.079cm" svg:x="12.275cm" svg:y="5.465cm">
                            <text:p text:style-name="P5"/>
                            <draw:enhanced-geometry svg:viewBox="0 0 66 141" draw:type="non-primitive" draw:enhanced-path="M 58 0 L 66 16 8 141 0 125 58 0 Z N"/>
                          </draw:custom-shape>
                        </draw:g>
                        <draw:g>
                          <draw:custom-shape draw:style-name="gr32" draw:text-style-name="P3" draw:layer="layout" svg:width="0.097cm" svg:height="0.075cm" svg:x="12.173cm" svg:y="5.536cm">
                            <text:p text:style-name="P5"/>
                            <draw:enhanced-geometry svg:viewBox="0 0 199 132" draw:type="non-primitive" draw:enhanced-path="M 66 0 L 0 123 141 132 199 8 66 0 Z N"/>
                          </draw:custom-shape>
                          <draw:custom-shape draw:style-name="gr33" draw:text-style-name="P3" draw:layer="layout" svg:width="0.075cm" svg:height="0.013cm" svg:x="12.173cm" svg:y="5.606cm">
                            <text:p text:style-name="P5"/>
                            <draw:enhanced-geometry svg:viewBox="0 0 149 25" draw:type="non-primitive" draw:enhanced-path="M 0 0 L 17 17 149 25 133 9 0 0 Z N"/>
                          </draw:custom-shape>
                          <draw:custom-shape draw:style-name="gr23" draw:text-style-name="P3" draw:layer="layout" svg:width="0.036cm" svg:height="0.075cm" svg:x="12.239cm" svg:y="5.544cm">
                            <text:p text:style-name="P5"/>
                            <draw:enhanced-geometry svg:viewBox="0 0 74 140" draw:type="non-primitive" draw:enhanced-path="M 66 0 L 74 17 16 140 0 124 66 0 Z N"/>
                          </draw:custom-shape>
                        </draw:g>
                        <draw:g>
                          <draw:custom-shape draw:style-name="gr32" draw:text-style-name="P3" draw:layer="layout" svg:width="0.093cm" svg:height="0.075cm" svg:x="12.142cm" svg:y="5.619cm">
                            <text:p text:style-name="P5"/>
                            <draw:enhanced-geometry svg:viewBox="0 0 190 133" draw:type="non-primitive" draw:enhanced-path="M 58 0 L 0 117 132 133 190 9 58 0 Z N"/>
                          </draw:custom-shape>
                          <draw:custom-shape draw:style-name="gr33" draw:text-style-name="P3" draw:layer="layout" svg:width="0.071cm" svg:height="0.018cm" svg:x="12.142cm" svg:y="5.685cm">
                            <text:p text:style-name="P5"/>
                            <draw:enhanced-geometry svg:viewBox="0 0 141 33" draw:type="non-primitive" draw:enhanced-path="M 0 0 L 9 16 141 33 132 16 0 0 Z N"/>
                          </draw:custom-shape>
                          <draw:custom-shape draw:style-name="gr23" draw:text-style-name="P3" draw:layer="layout" svg:width="0.031cm" svg:height="0.079cm" svg:x="12.208cm" svg:y="5.624cm">
                            <text:p text:style-name="P5"/>
                            <draw:enhanced-geometry svg:viewBox="0 0 67 141" draw:type="non-primitive" draw:enhanced-path="M 58 0 L 67 16 9 141 0 124 58 0 Z N"/>
                          </draw:custom-shape>
                        </draw:g>
                        <draw:g>
                          <draw:custom-shape draw:style-name="gr32" draw:text-style-name="P3" draw:layer="layout" svg:width="0.093cm" svg:height="0.07cm" svg:x="12.107cm" svg:y="5.699cm">
                            <text:p text:style-name="P5"/>
                            <draw:enhanced-geometry svg:viewBox="0 0 190 133" draw:type="non-primitive" draw:enhanced-path="M 58 0 L 0 124 132 133 190 8 58 0 Z N"/>
                          </draw:custom-shape>
                          <draw:custom-shape draw:style-name="gr33" draw:text-style-name="P3" draw:layer="layout" svg:width="0.066cm" svg:height="0.013cm" svg:x="12.107cm" svg:y="5.765cm">
                            <text:p text:style-name="P5"/>
                            <draw:enhanced-geometry svg:viewBox="0 0 140 25" draw:type="non-primitive" draw:enhanced-path="M 0 0 L 16 17 140 25 132 9 0 0 Z N"/>
                          </draw:custom-shape>
                          <draw:custom-shape draw:style-name="gr23" draw:text-style-name="P3" draw:layer="layout" svg:width="0.039cm" svg:height="0.075cm" svg:x="12.169cm" svg:y="5.703cm">
                            <text:p text:style-name="P5"/>
                            <draw:enhanced-geometry svg:viewBox="0 0 74 141" draw:type="non-primitive" draw:enhanced-path="M 58 0 L 74 17 8 141 0 125 58 0 Z N"/>
                          </draw:custom-shape>
                        </draw:g>
                      </draw:g>
                      <draw:g>
                        <draw:g>
                          <draw:custom-shape draw:style-name="gr32" draw:text-style-name="P3" draw:layer="layout" svg:width="0.092cm" svg:height="0.071cm" svg:x="12.288cm" svg:y="5.465cm">
                            <text:p text:style-name="P5"/>
                            <draw:enhanced-geometry svg:viewBox="0 0 190 133" draw:type="non-primitive" draw:enhanced-path="M 58 0 L 0 116 132 133 190 8 58 0 Z N"/>
                          </draw:custom-shape>
                          <draw:custom-shape draw:style-name="gr33" draw:text-style-name="P3" draw:layer="layout" svg:width="0.07cm" svg:height="0.022cm" svg:x="12.288cm" svg:y="5.527cm">
                            <text:p text:style-name="P5"/>
                            <draw:enhanced-geometry svg:viewBox="0 0 140 33" draw:type="non-primitive" draw:enhanced-path="M 0 0 L 8 17 140 33 132 17 0 0 Z N"/>
                          </draw:custom-shape>
                          <draw:custom-shape draw:style-name="gr23" draw:text-style-name="P3" draw:layer="layout" svg:width="0.031cm" svg:height="0.08cm" svg:x="12.354cm" svg:y="5.469cm">
                            <text:p text:style-name="P5"/>
                            <draw:enhanced-geometry svg:viewBox="0 0 66 141" draw:type="non-primitive" draw:enhanced-path="M 58 0 L 66 17 8 141 0 125 58 0 Z N"/>
                          </draw:custom-shape>
                        </draw:g>
                        <draw:g>
                          <draw:custom-shape draw:style-name="gr32" draw:text-style-name="P3" draw:layer="layout" svg:width="0.092cm" svg:height="0.071cm" svg:x="12.253cm" svg:y="5.544cm">
                            <text:p text:style-name="P5"/>
                            <draw:enhanced-geometry svg:viewBox="0 0 190 132" draw:type="non-primitive" draw:enhanced-path="M 58 0 L 0 124 133 132 190 8 58 0 Z N"/>
                          </draw:custom-shape>
                          <draw:custom-shape draw:style-name="gr33" draw:text-style-name="P3" draw:layer="layout" svg:width="0.066cm" svg:height="0.013cm" svg:x="12.253cm" svg:y="5.611cm">
                            <text:p text:style-name="P5"/>
                            <draw:enhanced-geometry svg:viewBox="0 0 141 25" draw:type="non-primitive" draw:enhanced-path="M 0 0 L 17 16 141 25 133 8 0 0 Z N"/>
                          </draw:custom-shape>
                          <draw:custom-shape draw:style-name="gr23" draw:text-style-name="P3" draw:layer="layout" svg:width="0.04cm" svg:height="0.075cm" svg:x="12.314cm" svg:y="5.549cm">
                            <text:p text:style-name="P5"/>
                            <draw:enhanced-geometry svg:viewBox="0 0 74 141" draw:type="non-primitive" draw:enhanced-path="M 57 0 L 74 17 8 141 0 124 57 0 Z N"/>
                          </draw:custom-shape>
                        </draw:g>
                        <draw:g>
                          <draw:custom-shape draw:style-name="gr32" draw:text-style-name="P3" draw:layer="layout" svg:width="0.097cm" svg:height="0.07cm" svg:x="12.213cm" svg:y="5.624cm">
                            <text:p text:style-name="P5"/>
                            <draw:enhanced-geometry svg:viewBox="0 0 198 124" draw:type="non-primitive" draw:enhanced-path="M 66 0 L 0 116 140 124 198 8 66 0 Z N"/>
                          </draw:custom-shape>
                          <draw:custom-shape draw:style-name="gr33" draw:text-style-name="P3" draw:layer="layout" svg:width="0.075cm" svg:height="0.013cm" svg:x="12.213cm" svg:y="5.69cm">
                            <text:p text:style-name="P5"/>
                            <draw:enhanced-geometry svg:viewBox="0 0 149 25" draw:type="non-primitive" draw:enhanced-path="M 0 0 L 17 17 149 25 132 8 0 0 Z N"/>
                          </draw:custom-shape>
                          <draw:custom-shape draw:style-name="gr23" draw:text-style-name="P3" draw:layer="layout" svg:width="0.031cm" svg:height="0.075cm" svg:x="12.283cm" svg:y="5.628cm">
                            <text:p text:style-name="P5"/>
                            <draw:enhanced-geometry svg:viewBox="0 0 67 133" draw:type="non-primitive" draw:enhanced-path="M 58 0 L 67 17 9 133 0 116 58 0 Z N"/>
                          </draw:custom-shape>
                        </draw:g>
                        <draw:g>
                          <draw:custom-shape draw:style-name="gr32" draw:text-style-name="P3" draw:layer="layout" svg:width="0.093cm" svg:height="0.071cm" svg:x="12.182cm" svg:y="5.703cm">
                            <text:p text:style-name="P5"/>
                            <draw:enhanced-geometry svg:viewBox="0 0 190 133" draw:type="non-primitive" draw:enhanced-path="M 58 0 L 0 116 132 133 190 8 58 0 Z N"/>
                          </draw:custom-shape>
                          <draw:custom-shape draw:style-name="gr33" draw:text-style-name="P3" draw:layer="layout" svg:width="0.071cm" svg:height="0.017cm" svg:x="12.182cm" svg:y="5.765cm">
                            <text:p text:style-name="P5"/>
                            <draw:enhanced-geometry svg:viewBox="0 0 140 34" draw:type="non-primitive" draw:enhanced-path="M 0 0 L 8 17 140 34 132 17 0 0 Z N"/>
                          </draw:custom-shape>
                          <draw:custom-shape draw:style-name="gr23" draw:text-style-name="P3" draw:layer="layout" svg:width="0.031cm" svg:height="0.074cm" svg:x="12.248cm" svg:y="5.708cm">
                            <text:p text:style-name="P5"/>
                            <draw:enhanced-geometry svg:viewBox="0 0 66 142" draw:type="non-primitive" draw:enhanced-path="M 58 0 L 66 17 8 142 0 125 58 0 Z N"/>
                          </draw:custom-shape>
                        </draw:g>
                      </draw:g>
                      <draw:g>
                        <draw:g>
                          <draw:custom-shape draw:style-name="gr32" draw:text-style-name="P3" draw:layer="layout" svg:width="0.092cm" svg:height="0.067cm" svg:x="12.363cm" svg:y="5.469cm">
                            <text:p text:style-name="P5"/>
                            <draw:enhanced-geometry svg:viewBox="0 0 189 125" draw:type="non-primitive" draw:enhanced-path="M 66 0 L 0 117 131 125 189 8 66 0 Z N"/>
                          </draw:custom-shape>
                          <draw:custom-shape draw:style-name="gr33" draw:text-style-name="P3" draw:layer="layout" svg:width="0.07cm" svg:height="0.018cm" svg:x="12.363cm" svg:y="5.531cm">
                            <text:p text:style-name="P5"/>
                            <draw:enhanced-geometry svg:viewBox="0 0 139 24" draw:type="non-primitive" draw:enhanced-path="M 0 0 L 16 16 139 24 131 8 0 0 Z N"/>
                          </draw:custom-shape>
                          <draw:custom-shape draw:style-name="gr23" draw:text-style-name="P3" draw:layer="layout" svg:width="0.035cm" svg:height="0.075cm" svg:x="12.429cm" svg:y="5.474cm">
                            <text:p text:style-name="P5"/>
                            <draw:enhanced-geometry svg:viewBox="0 0 74 133" draw:type="non-primitive" draw:enhanced-path="M 58 0 L 74 17 8 133 0 117 58 0 Z N"/>
                          </draw:custom-shape>
                        </draw:g>
                        <draw:g>
                          <draw:custom-shape draw:style-name="gr32" draw:text-style-name="P3" draw:layer="layout" svg:width="0.097cm" svg:height="0.07cm" svg:x="12.328cm" svg:y="5.549cm">
                            <text:p text:style-name="P5"/>
                            <draw:enhanced-geometry svg:viewBox="0 0 199 132" draw:type="non-primitive" draw:enhanced-path="M 66 0 L 0 116 141 132 199 9 66 0 Z N"/>
                          </draw:custom-shape>
                          <draw:custom-shape draw:style-name="gr33" draw:text-style-name="P3" draw:layer="layout" svg:width="0.074cm" svg:height="0.017cm" svg:x="12.328cm" svg:y="5.611cm">
                            <text:p text:style-name="P5"/>
                            <draw:enhanced-geometry svg:viewBox="0 0 149 33" draw:type="non-primitive" draw:enhanced-path="M 0 0 L 17 16 149 33 141 16 0 0 Z N"/>
                          </draw:custom-shape>
                          <draw:custom-shape draw:style-name="gr23" draw:text-style-name="P3" draw:layer="layout" svg:width="0.031cm" svg:height="0.075cm" svg:x="12.398cm" svg:y="5.553cm">
                            <text:p text:style-name="P5"/>
                            <draw:enhanced-geometry svg:viewBox="0 0 65 140" draw:type="non-primitive" draw:enhanced-path="M 58 0 L 65 16 8 140 0 123 58 0 Z N"/>
                          </draw:custom-shape>
                        </draw:g>
                        <draw:g>
                          <draw:custom-shape draw:style-name="gr32" draw:text-style-name="P3" draw:layer="layout" svg:width="0.092cm" svg:height="0.075cm" svg:x="12.297cm" svg:y="5.624cm">
                            <text:p text:style-name="P5"/>
                            <draw:enhanced-geometry svg:viewBox="0 0 190 133" draw:type="non-primitive" draw:enhanced-path="M 58 0 L 0 124 132 133 190 8 58 0 Z N"/>
                          </draw:custom-shape>
                          <draw:custom-shape draw:style-name="gr33" draw:text-style-name="P3" draw:layer="layout" svg:width="0.066cm" svg:height="0.014cm" svg:x="12.297cm" svg:y="5.694cm">
                            <text:p text:style-name="P5"/>
                            <draw:enhanced-geometry svg:viewBox="0 0 141 25" draw:type="non-primitive" draw:enhanced-path="M 0 0 L 8 17 141 25 132 9 0 0 Z N"/>
                          </draw:custom-shape>
                          <draw:custom-shape draw:style-name="gr23" draw:text-style-name="P3" draw:layer="layout" svg:width="0.036cm" svg:height="0.08cm" svg:x="12.358cm" svg:y="5.628cm">
                            <text:p text:style-name="P5"/>
                            <draw:enhanced-geometry svg:viewBox="0 0 67 141" draw:type="non-primitive" draw:enhanced-path="M 58 0 L 67 25 9 141 0 125 58 0 Z N"/>
                          </draw:custom-shape>
                        </draw:g>
                        <draw:g>
                          <draw:custom-shape draw:style-name="gr32" draw:text-style-name="P3" draw:layer="layout" svg:width="0.097cm" svg:height="0.066cm" svg:x="12.261cm" svg:y="5.708cm">
                            <text:p text:style-name="P5"/>
                            <draw:enhanced-geometry svg:viewBox="0 0 198 125" draw:type="non-primitive" draw:enhanced-path="M 66 0 L 0 117 140 125 198 0 66 0 Z N"/>
                          </draw:custom-shape>
                          <draw:custom-shape draw:style-name="gr33" draw:text-style-name="P3" draw:layer="layout" svg:width="0.071cm" svg:height="0.013cm" svg:x="12.261cm" svg:y="5.769cm">
                            <text:p text:style-name="P5"/>
                            <draw:enhanced-geometry svg:viewBox="0 0 149 25" draw:type="non-primitive" draw:enhanced-path="M 0 0 L 16 16 149 25 132 8 0 0 Z N"/>
                          </draw:custom-shape>
                          <draw:custom-shape draw:style-name="gr23" draw:text-style-name="P3" draw:layer="layout" svg:width="0.035cm" svg:height="0.074cm" svg:x="12.323cm" svg:y="5.708cm">
                            <text:p text:style-name="P5"/>
                            <draw:enhanced-geometry svg:viewBox="0 0 74 142" draw:type="non-primitive" draw:enhanced-path="M 66 0 L 74 25 17 142 0 125 66 0 Z N"/>
                          </draw:custom-shape>
                        </draw:g>
                      </draw:g>
                    </draw:g>
                  </draw:g>
                  <draw:custom-shape draw:style-name="gr25" draw:text-style-name="P3" draw:layer="layout" svg:width="0.027cm" svg:height="0.053cm" svg:x="11.723cm" svg:y="5.849cm">
                    <text:p text:style-name="P5"/>
                    <draw:enhanced-geometry svg:viewBox="0 0 50 100" draw:type="non-primitive" draw:enhanced-path="M 25 0 L 0 42 0 50 0 66 0 75 9 83 17 91 25 100 42 100 50 100 42 100 33 75 33 66 33 58 25 17 25 0 Z N"/>
                  </draw:custom-shape>
                </draw:g>
                <draw:custom-shape draw:style-name="gr24" draw:text-style-name="P3" draw:layer="layout" svg:width="0.031cm" svg:height="0.066cm" svg:x="12.019cm" svg:y="5.65cm">
                  <text:p text:style-name="P5"/>
                  <draw:enhanced-geometry svg:viewBox="0 0 58 116" draw:type="non-primitive" draw:enhanced-path="M 0 0 L 33 8 42 8 50 16 58 25 58 33 58 41 17 116 0 0 Z N"/>
                </draw:custom-shape>
              </draw:g>
              <draw:g>
                <draw:custom-shape draw:style-name="gr31" draw:text-style-name="P3" draw:layer="layout" svg:width="0.291cm" svg:height="0.287cm" svg:x="11.737cm" svg:y="5.637cm">
                  <text:p text:style-name="P5"/>
                  <draw:enhanced-geometry svg:viewBox="0 0 595 515" draw:type="non-primitive" draw:enhanced-path="M 25 482 L 8 465 8 448 8 432 8 415 0 399 0 390 17 407 25 415 41 424 240 448 264 448 281 448 297 440 322 432 339 432 355 415 372 407 380 390 397 365 537 0 545 8 554 8 570 16 570 25 578 33 595 133 430 507 413 515 397 515 380 515 25 482 Z N"/>
                </draw:custom-shape>
                <draw:custom-shape draw:style-name="gr26" draw:text-style-name="P3" draw:layer="layout" svg:width="0.574cm" svg:height="0.864cm" svg:x="11.723cm" svg:y="5.02cm">
                  <text:p text:style-name="P5"/>
                  <draw:enhanced-geometry svg:viewBox="0 0 1165 1569" draw:type="non-primitive" draw:enhanced-path="M 25 1511 L 17 1478 9 1453 0 1428 0 1395 0 1362 0 1320 0 1295 207 1295 248 1162 322 980 471 656 537 523 620 390 777 199 884 83 975 0 1091 66 1140 99 1149 108 1157 116 1165 124 1165 141 1165 158 1149 166 1058 249 1017 299 926 399 917 407 901 407 835 399 810 399 793 399 769 399 752 407 736 424 703 473 628 590 595 673 554 764 521 839 488 906 562 1121 422 1486 405 1511 389 1536 347 1553 314 1569 256 1569 58 1545 50 1536 33 1520 25 1511 Z N"/>
                </draw:custom-shape>
                <draw:custom-shape draw:style-name="gr31" draw:text-style-name="P3" draw:layer="layout" svg:width="0.322cm" svg:height="0.427cm" svg:x="11.966cm" svg:y="5.117cm">
                  <text:p text:style-name="P5"/>
                  <draw:enhanced-geometry svg:viewBox="0 0 661 773" draw:type="non-primitive" draw:enhanced-path="M 0 732 L 33 665 74 565 124 457 140 416 215 291 248 250 272 233 289 225 297 225 322 225 388 225 413 233 421 233 429 225 438 225 512 141 570 75 661 0 504 274 495 283 487 291 471 299 446 299 405 308 372 308 338 308 305 308 281 308 256 308 248 316 239 324 231 333 181 432 124 549 82 624 16 773 0 732 Z N"/>
                </draw:custom-shape>
                <draw:custom-shape draw:style-name="gr26" draw:text-style-name="P3" draw:layer="layout" svg:width="0.481cm" svg:height="0.714cm" svg:x="11.723cm" svg:y="5.02cm">
                  <text:p text:style-name="P5"/>
                  <draw:enhanced-geometry svg:viewBox="0 0 975 1295" draw:type="non-primitive" draw:enhanced-path="M 0 1295 L 0 1254 9 1220 17 1187 33 1154 66 1055 99 989 149 864 215 739 281 598 380 432 413 390 446 340 496 274 546 216 612 141 752 0 975 0 884 83 818 158 694 307 620 382 537 515 463 656 322 980 256 1154 207 1295 0 1295 Z N"/>
                </draw:custom-shape>
              </draw:g>
              <draw:g>
                <draw:line draw:style-name="gr30" draw:text-style-name="P4" draw:layer="layout" svg:x1="12.032cm" svg:y1="5.39cm" svg:x2="12.133cm" svg:y2="5.394cm">
                  <text:p text:style-name="P5"/>
                </draw:line>
                <draw:line draw:style-name="gr30" draw:text-style-name="P4" draw:layer="layout" svg:x1="12.023cm" svg:y1="5.416cm" svg:x2="12.12cm" svg:y2="5.425cm">
                  <text:p text:style-name="P5"/>
                </draw:line>
                <draw:line draw:style-name="gr30" draw:text-style-name="P4" draw:layer="layout" svg:x1="12.014cm" svg:y1="5.443cm" svg:x2="12.111cm" svg:y2="5.447cm">
                  <text:p text:style-name="P5"/>
                </draw:line>
                <draw:line draw:style-name="gr30" draw:text-style-name="P4" draw:layer="layout" svg:x1="12.006cm" svg:y1="5.465cm" svg:x2="12.098cm" svg:y2="5.474cm">
                  <text:p text:style-name="P5"/>
                </draw:line>
                <draw:line draw:style-name="gr30" draw:text-style-name="P4" draw:layer="layout" svg:x1="11.992cm" svg:y1="5.491cm" svg:x2="12.085cm" svg:y2="5.496cm">
                  <text:p text:style-name="P5"/>
                </draw:line>
                <draw:line draw:style-name="gr30" draw:text-style-name="P4" draw:layer="layout" svg:x1="11.984cm" svg:y1="5.513cm" svg:x2="12.072cm" svg:y2="5.522cm">
                  <text:p text:style-name="P5"/>
                </draw:line>
                <draw:line draw:style-name="gr30" draw:text-style-name="P4" draw:layer="layout" svg:x1="11.975cm" svg:y1="5.536cm" svg:x2="12.063cm" svg:y2="5.549cm">
                  <text:p text:style-name="P5"/>
                </draw:line>
              </draw:g>
            </draw:g>
            <draw:g>
              <draw:custom-shape draw:style-name="gr21" draw:text-style-name="P3" draw:layer="layout" svg:width="0.053cm" svg:height="0.044cm" svg:x="11.759cm" svg:y="5.774cm">
                <text:p text:style-name="P5"/>
                <draw:enhanced-geometry svg:viewBox="0 0 108 75" draw:type="non-primitive" draw:enhanced-path="M 0 0 L 91 0 108 75 17 67 0 0 Z N"/>
              </draw:custom-shape>
              <draw:custom-shape draw:style-name="gr23" draw:text-style-name="P3" draw:layer="layout" svg:width="0.045cm" svg:height="0.031cm" svg:x="11.767cm" svg:y="5.782cm">
                <text:p text:style-name="P5"/>
                <draw:enhanced-geometry svg:viewBox="0 0 91 50" draw:type="non-primitive" draw:enhanced-path="M 0 0 L 8 50 91 50 82 0 0 0 Z N"/>
              </draw:custom-shape>
            </draw:g>
          </draw:g>
          <draw:g>
            <draw:g>
              <draw:g>
                <draw:custom-shape draw:style-name="gr23" draw:text-style-name="P3" draw:layer="layout" svg:width="0.031cm" svg:height="0.04cm" svg:x="11.741cm" svg:y="6.078cm">
                  <text:p text:style-name="P5"/>
                  <draw:enhanced-geometry svg:viewBox="0 0 66 74" draw:type="non-primitive" draw:enhanced-path="M 0 0 L 0 41 9 41 25 49 33 49 42 58 50 74 58 58 66 49 66 41 66 33 58 25 50 16 33 8 17 0 0 0 Z N"/>
                </draw:custom-shape>
                <draw:custom-shape draw:style-name="gr22" draw:text-style-name="P3" draw:layer="layout" svg:width="0.053cm" svg:height="0.088cm" svg:x="11.728cm" svg:y="6.078cm">
                  <text:p text:style-name="P5"/>
                  <draw:enhanced-geometry svg:viewBox="0 0 107 158" draw:type="non-primitive" draw:enhanced-path="M 16 0 L 41 0 57 8 82 16 90 25 99 33 107 41 107 66 107 91 107 99 99 108 90 116 82 133 66 133 49 149 33 149 16 158 0 158 0 99 16 99 41 91 49 83 57 83 74 74 82 66 82 49 90 41 90 33 74 25 57 8 41 0 16 0 16 0 Z N"/>
                </draw:custom-shape>
              </draw:g>
              <draw:g>
                <draw:custom-shape draw:style-name="gr23" draw:text-style-name="P3" draw:layer="layout" svg:width="0.031cm" svg:height="0.044cm" svg:x="11.745cm" svg:y="6.016cm">
                  <text:p text:style-name="P5"/>
                  <draw:enhanced-geometry svg:viewBox="0 0 66 74" draw:type="non-primitive" draw:enhanced-path="M 0 0 L 0 41 16 49 24 49 33 58 41 66 49 74 66 58 66 49 66 41 66 33 57 24 49 16 33 8 16 8 0 0 Z N"/>
                </draw:custom-shape>
                <draw:custom-shape draw:style-name="gr22" draw:text-style-name="P3" draw:layer="layout" svg:width="0.053cm" svg:height="0.093cm" svg:x="11.732cm" svg:y="6.016cm">
                  <text:p text:style-name="P5"/>
                  <draw:enhanced-geometry svg:viewBox="0 0 107 166" draw:type="non-primitive" draw:enhanced-path="M 25 0 L 41 0 66 8 82 16 91 24 107 33 107 41 107 74 107 99 107 108 107 116 91 124 82 133 74 141 58 149 33 157 16 157 0 166 0 108 25 99 41 91 49 91 66 83 74 74 82 66 91 58 91 41 91 33 82 24 58 16 41 8 25 0 25 0 Z N"/>
                </draw:custom-shape>
              </draw:g>
              <draw:g>
                <draw:custom-shape draw:style-name="gr23" draw:text-style-name="P3" draw:layer="layout" svg:width="0.036cm" svg:height="0.04cm" svg:x="11.754cm" svg:y="5.959cm">
                  <text:p text:style-name="P5"/>
                  <draw:enhanced-geometry svg:viewBox="0 0 74 75" draw:type="non-primitive" draw:enhanced-path="M 0 0 L 0 42 17 50 25 59 41 59 41 67 58 75 66 59 66 50 74 50 74 42 66 25 58 25 41 9 25 9 0 0 Z N"/>
                </draw:custom-shape>
                <draw:custom-shape draw:style-name="gr22" draw:text-style-name="P3" draw:layer="layout" svg:width="0.053cm" svg:height="0.092cm" svg:x="11.745cm" svg:y="5.959cm">
                  <text:p text:style-name="P5"/>
                  <draw:enhanced-geometry svg:viewBox="0 0 107 167" draw:type="non-primitive" draw:enhanced-path="M 16 0 L 41 9 57 9 74 17 90 25 99 34 107 42 107 75 107 100 99 109 99 117 90 125 82 133 66 142 49 150 33 158 8 167 0 167 0 109 16 100 33 100 49 92 57 84 66 75 74 67 82 59 82 42 82 34 74 25 57 17 33 9 16 0 16 0 Z N"/>
                </draw:custom-shape>
              </draw:g>
            </draw:g>
            <draw:g>
              <draw:g>
                <draw:custom-shape draw:style-name="gr23" draw:text-style-name="P3" draw:layer="layout" svg:width="0.035cm" svg:height="0.044cm" svg:x="11.763cm" svg:y="5.902cm">
                  <text:p text:style-name="P5"/>
                  <draw:enhanced-geometry svg:viewBox="0 0 74 75" draw:type="non-primitive" draw:enhanced-path="M 0 0 L 0 41 16 50 24 50 33 58 41 58 49 75 66 58 66 50 66 41 74 33 66 25 57 16 33 8 24 8 0 0 Z N"/>
                </draw:custom-shape>
                <draw:custom-shape draw:style-name="gr22" draw:text-style-name="P3" draw:layer="layout" svg:width="0.053cm" svg:height="0.088cm" svg:x="11.754cm" svg:y="5.902cm">
                  <text:p text:style-name="P5"/>
                  <draw:enhanced-geometry svg:viewBox="0 0 107 158" draw:type="non-primitive" draw:enhanced-path="M 17 0 L 33 0 58 8 74 16 91 25 99 33 107 41 107 66 107 91 99 99 99 108 91 124 74 133 66 141 50 149 33 158 8 158 0 158 0 99 17 99 33 91 50 83 58 83 66 75 74 66 83 58 83 41 83 33 74 25 58 8 33 8 17 0 17 0 Z N"/>
                </draw:custom-shape>
              </draw:g>
              <draw:g>
                <draw:custom-shape draw:style-name="gr23" draw:text-style-name="P3" draw:layer="layout" svg:width="0.036cm" svg:height="0.04cm" svg:x="11.767cm" svg:y="5.844cm">
                  <text:p text:style-name="P5"/>
                  <draw:enhanced-geometry svg:viewBox="0 0 66 74" draw:type="non-primitive" draw:enhanced-path="M 0 0 L 0 41 8 50 25 50 33 58 41 66 50 74 58 58 66 50 66 41 66 33 58 25 50 16 33 8 17 8 0 0 Z N"/>
                </draw:custom-shape>
                <draw:custom-shape draw:style-name="gr22" draw:text-style-name="P3" draw:layer="layout" svg:width="0.053cm" svg:height="0.093cm" svg:x="11.759cm" svg:y="5.844cm">
                  <text:p text:style-name="P5"/>
                  <draw:enhanced-geometry svg:viewBox="0 0 108 166" draw:type="non-primitive" draw:enhanced-path="M 17 0 L 42 0 58 8 83 16 91 25 99 33 108 41 108 74 108 99 108 108 99 116 91 124 83 133 66 141 50 149 33 158 17 166 0 166 0 108 17 99 42 91 50 91 58 83 66 74 83 66 83 58 91 41 83 33 75 25 58 16 42 8 17 0 17 0 Z N"/>
                </draw:custom-shape>
              </draw:g>
              <draw:g>
                <draw:custom-shape draw:style-name="gr23" draw:text-style-name="P3" draw:layer="layout" svg:width="0.036cm" svg:height="0.045cm" svg:x="11.776cm" svg:y="5.782cm">
                  <text:p text:style-name="P5"/>
                  <draw:enhanced-geometry svg:viewBox="0 0 66 74" draw:type="non-primitive" draw:enhanced-path="M 0 0 L 0 41 16 50 24 50 33 58 41 66 49 74 66 58 66 50 66 50 66 33 57 25 49 16 33 8 16 8 0 0 Z N"/>
                </draw:custom-shape>
                <draw:custom-shape draw:style-name="gr22" draw:text-style-name="P3" draw:layer="layout" svg:width="0.049cm" svg:height="0.093cm" svg:x="11.767cm" svg:y="5.782cm">
                  <text:p text:style-name="P5"/>
                  <draw:enhanced-geometry svg:viewBox="0 0 107 166" draw:type="non-primitive" draw:enhanced-path="M 25 0 L 41 8 66 8 82 16 91 25 107 33 107 41 107 74 107 99 107 108 107 116 91 124 82 133 74 141 58 149 33 158 16 166 0 166 0 108 25 99 41 99 49 91 66 83 74 74 82 66 91 58 91 41 91 33 82 25 58 16 41 8 25 0 25 0 Z N"/>
                </draw:custom-shape>
              </draw:g>
            </draw:g>
          </draw:g>
        </draw:g>
        <draw:g>
          <draw:g>
            <draw:g>
              <draw:custom-shape draw:style-name="gr21" draw:text-style-name="P3" draw:layer="layout" svg:width="0.062cm" svg:height="0.044cm" svg:x="17.132cm" svg:y="12.076cm">
                <text:p text:style-name="P5"/>
                <draw:enhanced-geometry svg:viewBox="0 0 124 83" draw:type="non-primitive" draw:enhanced-path="M 99 8 L 107 8 116 17 124 25 124 33 124 41 124 50 124 58 99 75 82 75 74 83 58 83 41 75 33 75 16 66 16 66 8 58 0 50 0 41 0 25 0 0 33 8 33 25 33 41 41 50 49 50 58 50 74 50 82 41 82 17 99 8 Z N"/>
              </draw:custom-shape>
              <draw:custom-shape draw:style-name="gr21" draw:text-style-name="P3" draw:layer="layout" svg:width="0.066cm" svg:height="0.066cm" svg:x="17.163cm" svg:y="12.054cm">
                <text:p text:style-name="P5"/>
                <draw:enhanced-geometry svg:viewBox="0 0 140 116" draw:type="non-primitive" draw:enhanced-path="M 66 0 L 115 8 132 16 140 33 140 50 140 66 132 83 132 91 115 99 99 108 82 116 66 116 41 108 16 99 0 83 33 66 41 83 58 91 82 91 99 83 107 83 107 74 107 66 99 58 82 50 66 50 66 0 Z N"/>
              </draw:custom-shape>
              <draw:custom-shape draw:style-name="gr22" draw:text-style-name="P3" draw:layer="layout" svg:width="0.066cm" svg:height="0.039cm" svg:x="17.163cm" svg:y="12.081cm">
                <text:p text:style-name="P5"/>
                <draw:enhanced-geometry svg:viewBox="0 0 132 75" draw:type="non-primitive" draw:enhanced-path="M 132 50 L 107 50 74 50 49 42 41 33 33 25 33 17 41 0 49 0 16 9 8 17 0 33 0 50 8 67 24 67 49 75 66 75 91 75 115 67 132 50 Z N"/>
              </draw:custom-shape>
            </draw:g>
            <draw:g>
              <draw:custom-shape draw:style-name="gr23" draw:text-style-name="P3" draw:layer="layout" svg:width="0.023cm" svg:height="0.035cm" svg:x="17.132cm" svg:y="11.935cm">
                <text:p text:style-name="P5"/>
                <draw:enhanced-geometry svg:viewBox="0 0 49 58" draw:type="non-primitive" draw:enhanced-path="M 0 58 L 0 24 8 16 16 16 24 16 33 8 41 0 49 8 49 16 49 24 49 24 49 33 41 41 24 49 16 49 0 58 Z N"/>
              </draw:custom-shape>
              <draw:custom-shape draw:style-name="gr22" draw:text-style-name="P3" draw:layer="layout" svg:width="0.039cm" svg:height="0.07cm" svg:x="17.124cm" svg:y="11.9cm">
                <text:p text:style-name="P5"/>
                <draw:enhanced-geometry svg:viewBox="0 0 83 125" draw:type="non-primitive" draw:enhanced-path="M 17 125 L 33 116 41 116 58 108 66 100 74 100 83 91 83 67 83 50 83 42 74 33 66 25 58 25 50 17 41 8 25 0 8 0 0 0 0 42 17 50 25 50 41 58 41 58 58 67 58 75 66 83 66 91 66 100 58 108 41 116 25 116 17 125 17 125 Z N"/>
              </draw:custom-shape>
            </draw:g>
            <draw:g>
              <draw:custom-shape draw:style-name="gr23" draw:text-style-name="P3" draw:layer="layout" svg:width="0.027cm" svg:height="0.026cm" svg:x="17.132cm" svg:y="11.984cm">
                <text:p text:style-name="P5"/>
                <draw:enhanced-geometry svg:viewBox="0 0 49 50" draw:type="non-primitive" draw:enhanced-path="M 0 50 L 0 16 8 16 16 16 25 8 33 8 41 0 49 8 49 16 49 16 49 25 49 33 41 33 25 41 16 50 0 50 Z N"/>
              </draw:custom-shape>
              <draw:custom-shape draw:style-name="gr22" draw:text-style-name="P3" draw:layer="layout" svg:width="0.04cm" svg:height="0.07cm" svg:x="17.128cm" svg:y="11.94cm">
                <text:p text:style-name="P5"/>
                <draw:enhanced-geometry svg:viewBox="0 0 83 125" draw:type="non-primitive" draw:enhanced-path="M 17 125 L 33 125 50 116 58 116 75 108 75 100 83 91 83 75 83 50 83 50 75 41 75 33 66 25 58 16 42 16 25 8 9 0 0 0 0 50 17 50 33 58 42 58 50 66 58 66 58 75 66 83 66 91 66 100 58 108 42 116 33 125 17 125 17 125 Z N"/>
              </draw:custom-shape>
            </draw:g>
            <draw:g>
              <draw:custom-shape draw:style-name="gr23" draw:text-style-name="P3" draw:layer="layout" svg:width="0.022cm" svg:height="0.027cm" svg:x="17.119cm" svg:y="12.032cm">
                <text:p text:style-name="P5"/>
                <draw:enhanced-geometry svg:viewBox="0 0 49 50" draw:type="non-primitive" draw:enhanced-path="M 49 0 L 49 33 41 33 33 33 25 42 25 42 16 50 0 42 0 33 0 33 0 25 8 17 16 8 25 8 41 0 49 0 Z N"/>
              </draw:custom-shape>
              <draw:custom-shape draw:style-name="gr22" draw:text-style-name="P3" draw:layer="layout" svg:width="0.035cm" svg:height="0.071cm" svg:x="17.115cm" svg:y="12.032cm">
                <text:p text:style-name="P5"/>
                <draw:enhanced-geometry svg:viewBox="0 0 74 125" draw:type="non-primitive" draw:enhanced-path="M 66 0 L 49 0 33 0 16 8 8 17 0 25 0 33 0 50 0 75 0 75 0 83 8 92 16 100 24 108 33 108 49 116 66 125 74 125 74 75 66 75 49 67 41 67 33 58 24 58 16 50 16 42 8 33 8 25 16 17 33 8 49 0 66 0 66 0 Z N"/>
              </draw:custom-shape>
            </draw:g>
            <draw:g>
              <draw:custom-shape draw:style-name="gr23" draw:text-style-name="P3" draw:layer="layout" svg:width="0.027cm" svg:height="0.027cm" svg:x="17.132cm" svg:y="12.023cm">
                <text:p text:style-name="P5"/>
                <draw:enhanced-geometry svg:viewBox="0 0 49 50" draw:type="non-primitive" draw:enhanced-path="M 0 50 L 0 25 8 17 16 17 25 9 33 9 41 0 49 9 49 17 49 17 49 25 49 34 41 42 25 50 16 50 0 50 Z N"/>
              </draw:custom-shape>
              <draw:custom-shape draw:style-name="gr22" draw:text-style-name="P3" draw:layer="layout" svg:width="0.04cm" svg:height="0.066cm" svg:x="17.128cm" svg:y="11.988cm">
                <text:p text:style-name="P5"/>
                <draw:enhanced-geometry svg:viewBox="0 0 83 125" draw:type="non-primitive" draw:enhanced-path="M 17 125 L 33 116 42 116 58 108 66 100 75 91 83 91 83 66 83 50 83 42 75 33 66 25 58 17 50 17 42 8 25 0 9 0 0 0 0 42 17 42 25 50 42 50 42 58 58 66 58 66 66 75 66 91 66 100 58 100 42 108 25 116 17 116 17 125 Z N"/>
              </draw:custom-shape>
            </draw:g>
          </draw:g>
          <draw:g>
            <draw:g>
              <draw:g>
                <draw:g>
                  <draw:g>
                    <draw:g>
                      <draw:custom-shape draw:style-name="gr24" draw:text-style-name="P3" draw:layer="layout" svg:width="1.535cm" svg:height="1.067cm" svg:x="17.141cm" svg:y="11.014cm">
                        <text:p text:style-name="P5"/>
                        <draw:enhanced-geometry svg:viewBox="0 0 3131 1935" draw:type="non-primitive" draw:enhanced-path="M 0 1595 L 66 1669 2362 1935 3131 390 3081 0 2329 1811 0 1595 Z N"/>
                      </draw:custom-shape>
                      <draw:custom-shape draw:style-name="gr25" draw:text-style-name="P3" draw:layer="layout" svg:width="0.415cm" svg:height="1.089cm" svg:x="18.261cm" svg:y="10.952cm">
                        <text:p text:style-name="P5"/>
                        <draw:enhanced-geometry svg:viewBox="0 0 843 1977" draw:type="non-primitive" draw:enhanced-path="M 801 0 L 843 74 41 1977 0 1902 801 0 Z N"/>
                      </draw:custom-shape>
                      <draw:custom-shape draw:style-name="gr26" draw:text-style-name="P3" draw:layer="layout" svg:width="1.548cm" svg:height="1.049cm" svg:x="17.106cm" svg:y="10.952cm">
                        <text:p text:style-name="P5"/>
                        <draw:enhanced-geometry svg:viewBox="0 0 3163 1902" draw:type="non-primitive" draw:enhanced-path="M 0 1653 L 2362 1902 3163 0 1471 0 1421 58 892 49 0 1653 Z N"/>
                      </draw:custom-shape>
                      <draw:custom-shape draw:style-name="gr27" draw:text-style-name="P3" draw:layer="layout" svg:width="1.177cm" svg:height="0.176cm" svg:x="17.106cm" svg:y="11.869cm">
                        <text:p text:style-name="P5"/>
                        <draw:enhanced-geometry svg:viewBox="0 0 2403 324" draw:type="non-primitive" draw:enhanced-path="M 0 0 L 33 66 2403 324 2362 241 0 0 Z N"/>
                      </draw:custom-shape>
                      <draw:g>
                        <draw:custom-shape draw:style-name="gr24" draw:text-style-name="P3" draw:layer="layout" svg:width="0.82cm" svg:height="0.19cm" svg:x="17.763cm" svg:y="10.978cm">
                          <text:p text:style-name="P5"/>
                          <draw:enhanced-geometry svg:viewBox="0 0 1677 341" draw:type="non-primitive" draw:enhanced-path="M 141 0 L 1677 0 1520 341 0 308 141 0 Z N"/>
                        </draw:custom-shape>
                        <draw:g>
                          <draw:custom-shape draw:style-name="gr25" draw:text-style-name="P3" draw:layer="layout" svg:width="0.546cm" svg:height="0.022cm" svg:x="17.909cm" svg:y="11.018cm">
                            <text:p text:style-name="P5"/>
                            <draw:enhanced-geometry svg:viewBox="0 0 1115 41" draw:type="non-primitive" draw:enhanced-path="M 0 0 L 41 33 1099 41 1115 0 0 0 Z N"/>
                          </draw:custom-shape>
                          <draw:custom-shape draw:style-name="gr27" draw:text-style-name="P3" draw:layer="layout" svg:width="0.053cm" svg:height="0.079cm" svg:x="17.873cm" svg:y="11.018cm">
                            <text:p text:style-name="P5"/>
                            <draw:enhanced-geometry svg:viewBox="0 0 106 150" draw:type="non-primitive" draw:enhanced-path="M 65 0 L 0 150 81 108 106 41 65 0 Z N"/>
                          </draw:custom-shape>
                          <draw:custom-shape draw:style-name="gr28" draw:text-style-name="P3" draw:layer="layout" svg:width="0.556cm" svg:height="0.027cm" svg:x="17.873cm" svg:y="11.075cm">
                            <text:p text:style-name="P5"/>
                            <draw:enhanced-geometry svg:viewBox="0 0 1131 50" draw:type="non-primitive" draw:enhanced-path="M 0 42 L 81 0 1131 0 1106 50 0 42 Z N"/>
                          </draw:custom-shape>
                          <draw:custom-shape draw:style-name="gr29" draw:text-style-name="P3" draw:layer="layout" svg:width="0.534cm" svg:height="0.035cm" svg:x="17.913cm" svg:y="11.04cm">
                            <text:p text:style-name="P5"/>
                            <draw:enhanced-geometry svg:viewBox="0 0 1083 67" draw:type="non-primitive" draw:enhanced-path="M 1083 0 L 25 0 0 67 1050 67 1083 0 Z N"/>
                          </draw:custom-shape>
                        </draw:g>
                        <draw:custom-shape draw:style-name="gr24" draw:text-style-name="P3" draw:layer="layout" svg:width="1.063cm" svg:height="0.746cm" svg:x="17.441cm" svg:y="11.194cm">
                          <text:p text:style-name="P5"/>
                          <draw:enhanced-geometry svg:viewBox="0 0 2163 1354" draw:type="non-primitive" draw:enhanced-path="M 628 0 L 2163 50 1585 1354 0 1213 628 0 Z N"/>
                        </draw:custom-shape>
                      </draw:g>
                      <draw:g>
                        <draw:custom-shape draw:style-name="gr25" draw:text-style-name="P3" draw:layer="layout" svg:width="0.313cm" svg:height="0.701cm" svg:x="17.437cm" svg:y="11.164cm">
                          <text:p text:style-name="P5"/>
                          <draw:enhanced-geometry svg:viewBox="0 0 636 1271" draw:type="non-primitive" draw:enhanced-path="M 586 0 L 636 58 0 1271 586 0 Z N"/>
                        </draw:custom-shape>
                        <draw:line draw:style-name="gr30" draw:text-style-name="P4" draw:layer="layout" svg:x1="17.803cm" svg:y1="10.978cm" svg:x2="17.723cm" svg:y2="11.164cm">
                          <text:p text:style-name="P5"/>
                        </draw:line>
                      </draw:g>
                    </draw:g>
                    <draw:g>
                      <draw:g>
                        <draw:g>
                          <draw:g>
                            <draw:custom-shape draw:style-name="gr31" draw:text-style-name="P3" draw:layer="layout" svg:width="0.15cm" svg:height="0.057cm" svg:x="18.125cm" svg:y="11.274cm">
                              <text:p text:style-name="P5"/>
                              <draw:enhanced-geometry svg:viewBox="0 0 306 108" draw:type="non-primitive" draw:enhanced-path="M 0 100 L 248 108 306 9 58 0 0 100 Z N"/>
                            </draw:custom-shape>
                            <draw:custom-shape draw:style-name="gr24" draw:text-style-name="P3" draw:layer="layout" svg:width="0.136cm" svg:height="0.026cm" svg:x="18.125cm" svg:y="11.327cm">
                              <text:p text:style-name="P5"/>
                              <draw:enhanced-geometry svg:viewBox="0 0 273 42" draw:type="non-primitive" draw:enhanced-path="M 0 0 L 25 25 273 42 248 8 0 0 Z N"/>
                            </draw:custom-shape>
                            <draw:custom-shape draw:style-name="gr28" draw:text-style-name="P3" draw:layer="layout" svg:width="0.035cm" svg:height="0.075cm" svg:x="18.248cm" svg:y="11.278cm">
                              <text:p text:style-name="P5"/>
                              <draw:enhanced-geometry svg:viewBox="0 0 74 133" draw:type="non-primitive" draw:enhanced-path="M 0 99 L 25 133 74 25 58 0 0 99 Z N"/>
                            </draw:custom-shape>
                          </draw:g>
                          <draw:line draw:style-name="gr30" draw:text-style-name="P4" draw:layer="layout" svg:x1="18.178cm" svg:y1="11.274cm" svg:x2="18.156cm" svg:y2="11.327cm">
                            <text:p text:style-name="P5"/>
                          </draw:line>
                          <draw:custom-shape draw:style-name="gr13" draw:text-style-name="P3" draw:layer="layout" svg:width="0.008cm" svg:height="0.013cm" svg:x="18.156cm" svg:y="11.283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8.142cm" svg:y="11.305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2cm" svg:x="18.098cm" svg:y="11.344cm">
                              <text:p text:style-name="P5"/>
                              <draw:enhanced-geometry svg:viewBox="0 0 306 116" draw:type="non-primitive" draw:enhanced-path="M 0 100 L 248 116 306 8 50 0 0 100 Z N"/>
                            </draw:custom-shape>
                            <draw:custom-shape draw:style-name="gr24" draw:text-style-name="P3" draw:layer="layout" svg:width="0.132cm" svg:height="0.022cm" svg:x="18.098cm" svg:y="11.397cm">
                              <text:p text:style-name="P5"/>
                              <draw:enhanced-geometry svg:viewBox="0 0 273 41" draw:type="non-primitive" draw:enhanced-path="M 0 0 L 25 33 273 41 248 16 0 0 Z N"/>
                            </draw:custom-shape>
                            <draw:custom-shape draw:style-name="gr28" draw:text-style-name="P3" draw:layer="layout" svg:width="0.04cm" svg:height="0.07cm" svg:x="18.217cm" svg:y="11.349cm">
                              <text:p text:style-name="P5"/>
                              <draw:enhanced-geometry svg:viewBox="0 0 74 133" draw:type="non-primitive" draw:enhanced-path="M 0 108 L 25 133 74 34 58 0 0 108 Z N"/>
                            </draw:custom-shape>
                          </draw:g>
                          <draw:line draw:style-name="gr30" draw:text-style-name="P4" draw:layer="layout" svg:x1="18.151cm" svg:y1="11.344cm" svg:x2="18.125cm" svg:y2="11.397cm">
                            <text:p text:style-name="P5"/>
                          </draw:line>
                          <draw:custom-shape draw:style-name="gr13" draw:text-style-name="P3" draw:layer="layout" svg:width="0.018cm" svg:height="0.008cm" svg:x="18.12cm" svg:y="11.358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8.111cm" svg:y="11.375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2cm" svg:x="18.067cm" svg:y="11.415cm">
                              <text:p text:style-name="P5"/>
                              <draw:enhanced-geometry svg:viewBox="0 0 298 108" draw:type="non-primitive" draw:enhanced-path="M 0 100 L 248 108 298 8 50 0 0 100 Z N"/>
                            </draw:custom-shape>
                            <draw:custom-shape draw:style-name="gr24" draw:text-style-name="P3" draw:layer="layout" svg:width="0.133cm" svg:height="0.022cm" svg:x="18.067cm" svg:y="11.472cm">
                              <text:p text:style-name="P5"/>
                              <draw:enhanced-geometry svg:viewBox="0 0 265 41" draw:type="non-primitive" draw:enhanced-path="M 0 0 L 17 25 265 41 248 8 0 0 Z N"/>
                            </draw:custom-shape>
                            <draw:custom-shape draw:style-name="gr28" draw:text-style-name="P3" draw:layer="layout" svg:width="0.031cm" svg:height="0.075cm" svg:x="18.191cm" svg:y="11.419cm">
                              <text:p text:style-name="P5"/>
                              <draw:enhanced-geometry svg:viewBox="0 0 66 133" draw:type="non-primitive" draw:enhanced-path="M 0 100 L 17 133 66 25 50 0 0 100 Z N"/>
                            </draw:custom-shape>
                          </draw:g>
                          <draw:line draw:style-name="gr30" draw:text-style-name="P4" draw:layer="layout" svg:x1="18.12cm" svg:y1="11.415cm" svg:x2="18.094cm" svg:y2="11.472cm">
                            <text:p text:style-name="P5"/>
                          </draw:line>
                          <draw:custom-shape draw:style-name="gr13" draw:text-style-name="P3" draw:layer="layout" svg:width="0.013cm" svg:height="0.013cm" svg:x="18.094cm" svg:y="11.42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7cm" svg:height="0.017cm" svg:x="18.081cm" svg:y="11.446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2cm" svg:x="18.041cm" svg:y="11.485cm">
                              <text:p text:style-name="P5"/>
                              <draw:enhanced-geometry svg:viewBox="0 0 297 115" draw:type="non-primitive" draw:enhanced-path="M 0 98 L 247 115 297 8 49 0 0 98 Z N"/>
                            </draw:custom-shape>
                            <draw:custom-shape draw:style-name="gr24" draw:text-style-name="P3" draw:layer="layout" svg:width="0.128cm" svg:height="0.022cm" svg:x="18.041cm" svg:y="11.538cm">
                              <text:p text:style-name="P5"/>
                              <draw:enhanced-geometry svg:viewBox="0 0 264 42" draw:type="non-primitive" draw:enhanced-path="M 0 0 L 16 34 264 42 247 17 0 0 Z N"/>
                            </draw:custom-shape>
                            <draw:custom-shape draw:style-name="gr28" draw:text-style-name="P3" draw:layer="layout" svg:width="0.035cm" svg:height="0.07cm" svg:x="18.16cm" svg:y="11.49cm">
                              <text:p text:style-name="P5"/>
                              <draw:enhanced-geometry svg:viewBox="0 0 67 132" draw:type="non-primitive" draw:enhanced-path="M 0 107 L 17 132 67 33 50 0 0 107 Z N"/>
                            </draw:custom-shape>
                          </draw:g>
                          <draw:line draw:style-name="gr30" draw:text-style-name="P4" draw:layer="layout" svg:x1="18.089cm" svg:y1="11.485cm" svg:x2="18.063cm" svg:y2="11.538cm">
                            <text:p text:style-name="P5"/>
                          </draw:line>
                          <draw:custom-shape draw:style-name="gr13" draw:text-style-name="P3" draw:layer="layout" svg:width="0.013cm" svg:height="0.008cm" svg:x="18.063cm" svg:y="11.49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8.054cm" svg:y="11.516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8.01cm" svg:y="11.552cm">
                              <text:p text:style-name="P5"/>
                              <draw:enhanced-geometry svg:viewBox="0 0 306 117" draw:type="non-primitive" draw:enhanced-path="M 0 100 L 257 117 306 17 58 0 0 100 Z N"/>
                            </draw:custom-shape>
                            <draw:custom-shape draw:style-name="gr24" draw:text-style-name="P3" draw:layer="layout" svg:width="0.132cm" svg:height="0.018cm" svg:x="18.01cm" svg:y="11.613cm">
                              <text:p text:style-name="P5"/>
                              <draw:enhanced-geometry svg:viewBox="0 0 273 34" draw:type="non-primitive" draw:enhanced-path="M 0 0 L 25 25 273 34 257 9 0 0 Z N"/>
                            </draw:custom-shape>
                            <draw:custom-shape draw:style-name="gr28" draw:text-style-name="P3" draw:layer="layout" svg:width="0.031cm" svg:height="0.071cm" svg:x="18.133cm" svg:y="11.56cm">
                              <text:p text:style-name="P5"/>
                              <draw:enhanced-geometry svg:viewBox="0 0 66 125" draw:type="non-primitive" draw:enhanced-path="M 0 100 L 16 125 66 25 49 0 0 100 Z N"/>
                            </draw:custom-shape>
                          </draw:g>
                          <draw:line draw:style-name="gr30" draw:text-style-name="P4" draw:layer="layout" svg:x1="18.062cm" svg:y1="11.556cm" svg:x2="18.035cm" svg:y2="11.613cm">
                            <text:p text:style-name="P5"/>
                          </draw:line>
                          <draw:custom-shape draw:style-name="gr13" draw:text-style-name="P3" draw:layer="layout" svg:width="0.014cm" svg:height="0.013cm" svg:x="18.036cm" svg:y="11.565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8.023cm" svg:y="11.58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1cm" svg:x="17.979cm" svg:y="11.627cm">
                              <text:p text:style-name="P5"/>
                              <draw:enhanced-geometry svg:viewBox="0 0 305 117" draw:type="non-primitive" draw:enhanced-path="M 0 100 L 247 117 305 9 57 0 0 100 Z N"/>
                            </draw:custom-shape>
                            <draw:custom-shape draw:style-name="gr24" draw:text-style-name="P3" draw:layer="layout" svg:width="0.132cm" svg:height="0.022cm" svg:x="17.979cm" svg:y="11.679cm">
                              <text:p text:style-name="P5"/>
                              <draw:enhanced-geometry svg:viewBox="0 0 272 42" draw:type="non-primitive" draw:enhanced-path="M 0 0 L 24 33 272 42 247 17 0 0 Z N"/>
                            </draw:custom-shape>
                            <draw:custom-shape draw:style-name="gr28" draw:text-style-name="P3" draw:layer="layout" svg:width="0.035cm" svg:height="0.07cm" svg:x="18.103cm" svg:y="11.631cm">
                              <text:p text:style-name="P5"/>
                              <draw:enhanced-geometry svg:viewBox="0 0 75 133" draw:type="non-primitive" draw:enhanced-path="M 0 108 L 25 133 75 33 58 0 0 108 Z N"/>
                            </draw:custom-shape>
                          </draw:g>
                          <draw:line draw:style-name="gr30" draw:text-style-name="P4" draw:layer="layout" svg:x1="18.032cm" svg:y1="11.627cm" svg:x2="18.01cm" svg:y2="11.679cm">
                            <text:p text:style-name="P5"/>
                          </draw:line>
                          <draw:custom-shape draw:style-name="gr13" draw:text-style-name="P3" draw:layer="layout" svg:width="0.009cm" svg:height="0.009cm" svg:x="18.01cm" svg:y="11.6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4cm" svg:x="17.997cm" svg:y="11.657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7.953cm" svg:y="11.693cm">
                              <text:p text:style-name="P5"/>
                              <draw:enhanced-geometry svg:viewBox="0 0 297 116" draw:type="non-primitive" draw:enhanced-path="M 0 100 L 248 116 297 17 49 0 0 100 Z N"/>
                            </draw:custom-shape>
                            <draw:custom-shape draw:style-name="gr24" draw:text-style-name="P3" draw:layer="layout" svg:width="0.128cm" svg:height="0.018cm" svg:x="17.953cm" svg:y="11.754cm">
                              <text:p text:style-name="P5"/>
                              <draw:enhanced-geometry svg:viewBox="0 0 264 33" draw:type="non-primitive" draw:enhanced-path="M 0 0 L 25 25 264 33 248 8 0 0 Z N"/>
                            </draw:custom-shape>
                            <draw:custom-shape draw:style-name="gr28" draw:text-style-name="P3" draw:layer="layout" svg:width="0.039cm" svg:height="0.071cm" svg:x="18.072cm" svg:y="11.701cm">
                              <text:p text:style-name="P5"/>
                              <draw:enhanced-geometry svg:viewBox="0 0 74 124" draw:type="non-primitive" draw:enhanced-path="M 0 99 L 16 124 74 25 49 0 0 99 Z N"/>
                            </draw:custom-shape>
                          </draw:g>
                          <draw:line draw:style-name="gr30" draw:text-style-name="P4" draw:layer="layout" svg:x1="18.005cm" svg:y1="11.697cm" svg:x2="17.978cm" svg:y2="11.754cm">
                            <text:p text:style-name="P5"/>
                          </draw:line>
                          <draw:custom-shape draw:style-name="gr13" draw:text-style-name="P3" draw:layer="layout" svg:width="0.013cm" svg:height="0.018cm" svg:x="17.975cm" svg:y="11.70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7.966cm" svg:y="11.732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5cm" svg:height="0.066cm" svg:x="17.922cm" svg:y="11.768cm">
                              <text:p text:style-name="P5"/>
                              <draw:enhanced-geometry svg:viewBox="0 0 297 116" draw:type="non-primitive" draw:enhanced-path="M 0 100 L 248 116 297 8 50 0 0 100 Z N"/>
                            </draw:custom-shape>
                            <draw:custom-shape draw:style-name="gr24" draw:text-style-name="P3" draw:layer="layout" svg:width="0.132cm" svg:height="0.026cm" svg:x="17.922cm" svg:y="11.821cm">
                              <text:p text:style-name="P5"/>
                              <draw:enhanced-geometry svg:viewBox="0 0 264 41" draw:type="non-primitive" draw:enhanced-path="M 0 0 L 16 33 264 41 248 16 0 0 Z N"/>
                            </draw:custom-shape>
                            <draw:custom-shape draw:style-name="gr28" draw:text-style-name="P3" draw:layer="layout" svg:width="0.031cm" svg:height="0.075cm" svg:x="18.045cm" svg:y="11.772cm">
                              <text:p text:style-name="P5"/>
                              <draw:enhanced-geometry svg:viewBox="0 0 66 133" draw:type="non-primitive" draw:enhanced-path="M 0 108 L 16 133 66 34 49 0 0 108 Z N"/>
                            </draw:custom-shape>
                          </draw:g>
                          <draw:line draw:style-name="gr30" draw:text-style-name="P4" draw:layer="layout" svg:x1="17.974cm" svg:y1="11.768cm" svg:x2="17.947cm" svg:y2="11.821cm">
                            <text:p text:style-name="P5"/>
                          </draw:line>
                          <draw:custom-shape draw:style-name="gr13" draw:text-style-name="P3" draw:layer="layout" svg:width="0.013cm" svg:height="0.009cm" svg:x="17.948cm" svg:y="11.781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8cm" svg:height="0.013cm" svg:x="17.935cm" svg:y="11.799cm">
                            <text:p text:style-name="P5"/>
                            <draw:enhanced-geometry svg:viewBox="0 0 21600 21600" draw:glue-points="10800 0 3160 3160 0 10800 3160 18440 10800 21600 18440 18440 21600 10800 18440 3160" draw:text-areas="3200 3200 18400 18400" draw:type="ellipse"/>
                          </draw:custom-shape>
                        </draw:g>
                      </draw:g>
                      <draw:g>
                        <draw:g>
                          <draw:g>
                            <draw:custom-shape draw:style-name="gr31" draw:text-style-name="P3" draw:layer="layout" svg:width="0.15cm" svg:height="0.066cm" svg:x="18.261cm" svg:y="11.283cm">
                              <text:p text:style-name="P5"/>
                              <draw:enhanced-geometry svg:viewBox="0 0 306 116" draw:type="non-primitive" draw:enhanced-path="M 0 100 L 248 116 306 17 50 0 0 100 Z N"/>
                            </draw:custom-shape>
                            <draw:custom-shape draw:style-name="gr24" draw:text-style-name="P3" draw:layer="layout" svg:width="0.137cm" svg:height="0.018cm" svg:x="18.261cm" svg:y="11.344cm">
                              <text:p text:style-name="P5"/>
                              <draw:enhanced-geometry svg:viewBox="0 0 273 33" draw:type="non-primitive" draw:enhanced-path="M 0 0 L 25 25 273 33 248 8 0 0 Z N"/>
                            </draw:custom-shape>
                            <draw:custom-shape draw:style-name="gr28" draw:text-style-name="P3" draw:layer="layout" svg:width="0.035cm" svg:height="0.071cm" svg:x="18.385cm" svg:y="11.291cm">
                              <text:p text:style-name="P5"/>
                              <draw:enhanced-geometry svg:viewBox="0 0 74 124" draw:type="non-primitive" draw:enhanced-path="M 0 99 L 25 124 74 25 58 0 0 99 Z N"/>
                            </draw:custom-shape>
                          </draw:g>
                          <draw:line draw:style-name="gr30" draw:text-style-name="P4" draw:layer="layout" svg:x1="18.314cm" svg:y1="11.287cm" svg:x2="18.292cm" svg:y2="11.344cm">
                            <text:p text:style-name="P5"/>
                          </draw:line>
                          <draw:custom-shape draw:style-name="gr13" draw:text-style-name="P3" draw:layer="layout" svg:width="0.017cm" svg:height="0.013cm" svg:x="18.288cm" svg:y="11.29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8.279cm" svg:y="11.31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8.235cm" svg:y="11.358cm">
                              <text:p text:style-name="P5"/>
                              <draw:enhanced-geometry svg:viewBox="0 0 306 108" draw:type="non-primitive" draw:enhanced-path="M 0 100 L 248 108 306 8 50 0 0 100 Z N"/>
                            </draw:custom-shape>
                            <draw:custom-shape draw:style-name="gr24" draw:text-style-name="P3" draw:layer="layout" svg:width="0.132cm" svg:height="0.022cm" svg:x="18.235cm" svg:y="11.41cm">
                              <text:p text:style-name="P5"/>
                              <draw:enhanced-geometry svg:viewBox="0 0 273 41" draw:type="non-primitive" draw:enhanced-path="M 0 0 L 25 25 273 41 248 8 0 0 Z N"/>
                            </draw:custom-shape>
                            <draw:custom-shape draw:style-name="gr28" draw:text-style-name="P3" draw:layer="layout" svg:width="0.036cm" svg:height="0.07cm" svg:x="18.358cm" svg:y="11.362cm">
                              <text:p text:style-name="P5"/>
                              <draw:enhanced-geometry svg:viewBox="0 0 74 133" draw:type="non-primitive" draw:enhanced-path="M 0 100 L 25 133 74 25 58 0 0 100 Z N"/>
                            </draw:custom-shape>
                          </draw:g>
                          <draw:line draw:style-name="gr30" draw:text-style-name="P4" draw:layer="layout" svg:x1="18.287cm" svg:y1="11.358cm" svg:x2="18.26cm" svg:y2="11.41cm">
                            <text:p text:style-name="P5"/>
                          </draw:line>
                          <draw:custom-shape draw:style-name="gr13" draw:text-style-name="P3" draw:layer="layout" svg:width="0.014cm" svg:height="0.014cm" svg:x="18.261cm" svg:y="11.366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08cm" svg:height="0.014cm" svg:x="18.253cm" svg:y="11.388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8.204cm" svg:y="11.424cm">
                              <text:p text:style-name="P5"/>
                              <draw:enhanced-geometry svg:viewBox="0 0 306 116" draw:type="non-primitive" draw:enhanced-path="M 0 99 L 256 116 306 16 58 0 0 99 Z N"/>
                            </draw:custom-shape>
                            <draw:custom-shape draw:style-name="gr24" draw:text-style-name="P3" draw:layer="layout" svg:width="0.132cm" svg:height="0.018cm" svg:x="18.204cm" svg:y="11.485cm">
                              <text:p text:style-name="P5"/>
                              <draw:enhanced-geometry svg:viewBox="0 0 273 33" draw:type="non-primitive" draw:enhanced-path="M 0 0 L 25 25 273 33 256 8 0 0 Z N"/>
                            </draw:custom-shape>
                            <draw:custom-shape draw:style-name="gr28" draw:text-style-name="P3" draw:layer="layout" svg:width="0.031cm" svg:height="0.071cm" svg:x="18.327cm" svg:y="11.432cm">
                              <text:p text:style-name="P5"/>
                              <draw:enhanced-geometry svg:viewBox="0 0 66 125" draw:type="non-primitive" draw:enhanced-path="M 0 100 L 17 125 66 25 50 0 0 100 Z N"/>
                            </draw:custom-shape>
                          </draw:g>
                          <draw:line draw:style-name="gr30" draw:text-style-name="P4" draw:layer="layout" svg:x1="18.256cm" svg:y1="11.428cm" svg:x2="18.229cm" svg:y2="11.485cm">
                            <text:p text:style-name="P5"/>
                          </draw:line>
                          <draw:custom-shape draw:style-name="gr13" draw:text-style-name="P3" draw:layer="layout" svg:width="0.014cm" svg:height="0.013cm" svg:x="18.23cm" svg:y="11.43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09cm" svg:x="18.217cm" svg:y="11.46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8.173cm" svg:y="11.499cm">
                              <text:p text:style-name="P5"/>
                              <draw:enhanced-geometry svg:viewBox="0 0 306 107" draw:type="non-primitive" draw:enhanced-path="M 0 98 L 256 107 306 8 58 0 0 98 Z N"/>
                            </draw:custom-shape>
                            <draw:custom-shape draw:style-name="gr24" draw:text-style-name="P3" draw:layer="layout" svg:width="0.137cm" svg:height="0.022cm" svg:x="18.173cm" svg:y="11.552cm">
                              <text:p text:style-name="P5"/>
                              <draw:enhanced-geometry svg:viewBox="0 0 273 42" draw:type="non-primitive" draw:enhanced-path="M 0 0 L 25 25 273 42 256 9 0 0 Z N"/>
                            </draw:custom-shape>
                            <draw:custom-shape draw:style-name="gr28" draw:text-style-name="P3" draw:layer="layout" svg:width="0.031cm" svg:height="0.071cm" svg:x="18.301cm" svg:y="11.503cm">
                              <text:p text:style-name="P5"/>
                              <draw:enhanced-geometry svg:viewBox="0 0 66 132" draw:type="non-primitive" draw:enhanced-path="M 0 99 L 17 132 66 25 50 0 0 99 Z N"/>
                            </draw:custom-shape>
                          </draw:g>
                          <draw:line draw:style-name="gr30" draw:text-style-name="P4" draw:layer="layout" svg:x1="18.226cm" svg:y1="11.499cm" svg:x2="18.204cm" svg:y2="11.552cm">
                            <text:p text:style-name="P5"/>
                          </draw:line>
                          <draw:custom-shape draw:style-name="gr13" draw:text-style-name="P3" draw:layer="layout" svg:width="0.009cm" svg:height="0.014cm" svg:x="18.204cm" svg:y="11.507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8.191cm" svg:y="11.53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66cm" svg:x="18.147cm" svg:y="11.565cm">
                              <text:p text:style-name="P5"/>
                              <draw:enhanced-geometry svg:viewBox="0 0 306 117" draw:type="non-primitive" draw:enhanced-path="M 0 100 L 248 117 306 9 50 0 0 100 Z N"/>
                            </draw:custom-shape>
                            <draw:custom-shape draw:style-name="gr24" draw:text-style-name="P3" draw:layer="layout" svg:width="0.132cm" svg:height="0.022cm" svg:x="18.147cm" svg:y="11.622cm">
                              <text:p text:style-name="P5"/>
                              <draw:enhanced-geometry svg:viewBox="0 0 273 42" draw:type="non-primitive" draw:enhanced-path="M 0 0 L 25 25 273 42 248 17 0 0 Z N"/>
                            </draw:custom-shape>
                            <draw:custom-shape draw:style-name="gr28" draw:text-style-name="P3" draw:layer="layout" svg:width="0.039cm" svg:height="0.075cm" svg:x="18.266cm" svg:y="11.569cm">
                              <text:p text:style-name="P5"/>
                              <draw:enhanced-geometry svg:viewBox="0 0 75 133" draw:type="non-primitive" draw:enhanced-path="M 0 99 L 25 133 75 33 58 0 0 99 Z N"/>
                            </draw:custom-shape>
                          </draw:g>
                          <draw:line draw:style-name="gr30" draw:text-style-name="P4" draw:layer="layout" svg:x1="18.199cm" svg:y1="11.565cm" svg:x2="18.172cm" svg:y2="11.622cm">
                            <text:p text:style-name="P5"/>
                          </draw:line>
                          <draw:custom-shape draw:style-name="gr13" draw:text-style-name="P3" draw:layer="layout" svg:width="0.017cm" svg:height="0.009cm" svg:x="18.169cm" svg:y="11.578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8.16cm" svg:y="11.6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5cm" svg:height="0.057cm" svg:x="18.116cm" svg:y="11.64cm">
                              <text:p text:style-name="P5"/>
                              <draw:enhanced-geometry svg:viewBox="0 0 305 108" draw:type="non-primitive" draw:enhanced-path="M 0 100 L 247 108 305 9 49 0 0 100 Z N"/>
                            </draw:custom-shape>
                            <draw:custom-shape draw:style-name="gr24" draw:text-style-name="P3" draw:layer="layout" svg:width="0.137cm" svg:height="0.026cm" svg:x="18.116cm" svg:y="11.693cm">
                              <text:p text:style-name="P5"/>
                              <draw:enhanced-geometry svg:viewBox="0 0 272 42" draw:type="non-primitive" draw:enhanced-path="M 0 0 L 24 25 272 42 247 8 0 0 Z N"/>
                            </draw:custom-shape>
                            <draw:custom-shape draw:style-name="gr28" draw:text-style-name="P3" draw:layer="layout" svg:width="0.036cm" svg:height="0.075cm" svg:x="18.239cm" svg:y="11.644cm">
                              <text:p text:style-name="P5"/>
                              <draw:enhanced-geometry svg:viewBox="0 0 75 133" draw:type="non-primitive" draw:enhanced-path="M 0 99 L 25 133 75 25 58 0 0 99 Z N"/>
                            </draw:custom-shape>
                          </draw:g>
                          <draw:line draw:style-name="gr30" draw:text-style-name="P4" draw:layer="layout" svg:x1="18.169cm" svg:y1="11.64cm" svg:x2="18.147cm" svg:y2="11.693cm">
                            <text:p text:style-name="P5"/>
                          </draw:line>
                          <draw:custom-shape draw:style-name="gr13" draw:text-style-name="P3" draw:layer="layout" svg:width="0.018cm" svg:height="0.013cm" svg:x="18.142cm" svg:y="11.64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4cm" svg:height="0.013cm" svg:x="18.133cm" svg:y="11.67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6cm" svg:height="0.066cm" svg:x="18.089cm" svg:y="11.706cm">
                              <text:p text:style-name="P5"/>
                              <draw:enhanced-geometry svg:viewBox="0 0 297 116" draw:type="non-primitive" draw:enhanced-path="M 0 100 L 248 116 297 8 49 0 0 100 Z N"/>
                            </draw:custom-shape>
                            <draw:custom-shape draw:style-name="gr24" draw:text-style-name="P3" draw:layer="layout" svg:width="0.128cm" svg:height="0.022cm" svg:x="18.089cm" svg:y="11.763cm">
                              <text:p text:style-name="P5"/>
                              <draw:enhanced-geometry svg:viewBox="0 0 264 41" draw:type="non-primitive" draw:enhanced-path="M 0 0 L 16 25 264 41 248 16 0 0 Z N"/>
                            </draw:custom-shape>
                            <draw:custom-shape draw:style-name="gr28" draw:text-style-name="P3" draw:layer="layout" svg:width="0.031cm" svg:height="0.07cm" svg:x="18.213cm" svg:y="11.715cm">
                              <text:p text:style-name="P5"/>
                              <draw:enhanced-geometry svg:viewBox="0 0 66 133" draw:type="non-primitive" draw:enhanced-path="M 0 100 L 16 133 66 34 49 0 0 100 Z N"/>
                            </draw:custom-shape>
                          </draw:g>
                          <draw:line draw:style-name="gr30" draw:text-style-name="P4" draw:layer="layout" svg:x1="18.137cm" svg:y1="11.706cm" svg:x2="18.11cm" svg:y2="11.763cm">
                            <text:p text:style-name="P5"/>
                          </draw:line>
                          <draw:custom-shape draw:style-name="gr13" draw:text-style-name="P3" draw:layer="layout" svg:width="0.014cm" svg:height="0.008cm" svg:x="18.111cm" svg:y="11.72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3cm" svg:x="18.103cm" svg:y="11.741cm">
                            <text:p text:style-name="P5"/>
                            <draw:enhanced-geometry svg:viewBox="0 0 21600 21600" draw:glue-points="10800 0 3160 3160 0 10800 3160 18440 10800 21600 18440 18440 21600 10800 18440 3160" draw:text-areas="3200 3200 18400 18400" draw:type="ellipse"/>
                          </draw:custom-shape>
                        </draw:g>
                        <draw:g>
                          <draw:g>
                            <draw:custom-shape draw:style-name="gr31" draw:text-style-name="P3" draw:layer="layout" svg:width="0.149cm" svg:height="0.062cm" svg:x="18.059cm" svg:y="11.781cm">
                              <text:p text:style-name="P5"/>
                              <draw:enhanced-geometry svg:viewBox="0 0 305 108" draw:type="non-primitive" draw:enhanced-path="M 0 100 L 256 108 305 8 57 0 0 100 Z N"/>
                            </draw:custom-shape>
                            <draw:custom-shape draw:style-name="gr24" draw:text-style-name="P3" draw:layer="layout" svg:width="0.132cm" svg:height="0.022cm" svg:x="18.059cm" svg:y="11.838cm">
                              <text:p text:style-name="P5"/>
                              <draw:enhanced-geometry svg:viewBox="0 0 272 41" draw:type="non-primitive" draw:enhanced-path="M 0 0 L 24 25 272 41 256 8 0 0 Z N"/>
                            </draw:custom-shape>
                            <draw:custom-shape draw:style-name="gr28" draw:text-style-name="P3" draw:layer="layout" svg:width="0.031cm" svg:height="0.075cm" svg:x="18.182cm" svg:y="11.785cm">
                              <text:p text:style-name="P5"/>
                              <draw:enhanced-geometry svg:viewBox="0 0 66 133" draw:type="non-primitive" draw:enhanced-path="M 0 100 L 16 133 66 25 49 0 0 100 Z N"/>
                            </draw:custom-shape>
                          </draw:g>
                          <draw:line draw:style-name="gr30" draw:text-style-name="P4" draw:layer="layout" svg:x1="18.111cm" svg:y1="11.781cm" svg:x2="18.085cm" svg:y2="11.838cm">
                            <text:p text:style-name="P5"/>
                          </draw:line>
                          <draw:custom-shape draw:style-name="gr13" draw:text-style-name="P3" draw:layer="layout" svg:width="0.013cm" svg:height="0.013cm" svg:x="18.085cm" svg:y="11.79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3" draw:layer="layout" svg:width="0.013cm" svg:height="0.017cm" svg:x="18.072cm" svg:y="11.812cm">
                            <text:p text:style-name="P5"/>
                            <draw:enhanced-geometry svg:viewBox="0 0 21600 21600" draw:glue-points="10800 0 3160 3160 0 10800 3160 18440 10800 21600 18440 18440 21600 10800 18440 3160" draw:text-areas="3200 3200 18400 18400" draw:type="ellipse"/>
                          </draw:custom-shape>
                        </draw:g>
                      </draw:g>
                    </draw:g>
                    <draw:g>
                      <draw:g>
                        <draw:g>
                          <draw:custom-shape draw:style-name="gr32" draw:text-style-name="P3" draw:layer="layout" svg:width="0.092cm" svg:height="0.07cm" svg:x="17.675cm" svg:y="11.38cm">
                            <text:p text:style-name="P5"/>
                            <draw:enhanced-geometry svg:viewBox="0 0 190 133" draw:type="non-primitive" draw:enhanced-path="M 58 0 L 0 124 132 133 190 8 58 0 Z N"/>
                          </draw:custom-shape>
                          <draw:custom-shape draw:style-name="gr33" draw:text-style-name="P3" draw:layer="layout" svg:width="0.066cm" svg:height="0.017cm" svg:x="17.675cm" svg:y="11.446cm">
                            <text:p text:style-name="P5"/>
                            <draw:enhanced-geometry svg:viewBox="0 0 140 25" draw:type="non-primitive" draw:enhanced-path="M 0 0 L 8 17 140 25 132 9 0 0 Z N"/>
                          </draw:custom-shape>
                          <draw:custom-shape draw:style-name="gr23" draw:text-style-name="P3" draw:layer="layout" svg:width="0.035cm" svg:height="0.079cm" svg:x="17.737cm" svg:y="11.384cm">
                            <text:p text:style-name="P5"/>
                            <draw:enhanced-geometry svg:viewBox="0 0 66 141" draw:type="non-primitive" draw:enhanced-path="M 58 0 L 66 16 8 141 0 125 58 0 Z N"/>
                          </draw:custom-shape>
                        </draw:g>
                        <draw:g>
                          <draw:custom-shape draw:style-name="gr32" draw:text-style-name="P3" draw:layer="layout" svg:width="0.097cm" svg:height="0.075cm" svg:x="17.635cm" svg:y="11.455cm">
                            <text:p text:style-name="P5"/>
                            <draw:enhanced-geometry svg:viewBox="0 0 199 132" draw:type="non-primitive" draw:enhanced-path="M 66 0 L 0 123 141 132 199 8 66 0 Z N"/>
                          </draw:custom-shape>
                          <draw:custom-shape draw:style-name="gr33" draw:text-style-name="P3" draw:layer="layout" svg:width="0.075cm" svg:height="0.013cm" svg:x="17.635cm" svg:y="11.525cm">
                            <text:p text:style-name="P5"/>
                            <draw:enhanced-geometry svg:viewBox="0 0 149 25" draw:type="non-primitive" draw:enhanced-path="M 0 0 L 17 17 149 25 133 9 0 0 Z N"/>
                          </draw:custom-shape>
                          <draw:custom-shape draw:style-name="gr23" draw:text-style-name="P3" draw:layer="layout" svg:width="0.036cm" svg:height="0.075cm" svg:x="17.701cm" svg:y="11.463cm">
                            <text:p text:style-name="P5"/>
                            <draw:enhanced-geometry svg:viewBox="0 0 74 140" draw:type="non-primitive" draw:enhanced-path="M 66 0 L 74 17 16 140 0 124 66 0 Z N"/>
                          </draw:custom-shape>
                        </draw:g>
                        <draw:g>
                          <draw:custom-shape draw:style-name="gr32" draw:text-style-name="P3" draw:layer="layout" svg:width="0.093cm" svg:height="0.075cm" svg:x="17.604cm" svg:y="11.538cm">
                            <text:p text:style-name="P5"/>
                            <draw:enhanced-geometry svg:viewBox="0 0 190 133" draw:type="non-primitive" draw:enhanced-path="M 58 0 L 0 117 132 133 190 9 58 0 Z N"/>
                          </draw:custom-shape>
                          <draw:custom-shape draw:style-name="gr33" draw:text-style-name="P3" draw:layer="layout" svg:width="0.071cm" svg:height="0.018cm" svg:x="17.604cm" svg:y="11.604cm">
                            <text:p text:style-name="P5"/>
                            <draw:enhanced-geometry svg:viewBox="0 0 141 33" draw:type="non-primitive" draw:enhanced-path="M 0 0 L 9 16 141 33 132 16 0 0 Z N"/>
                          </draw:custom-shape>
                          <draw:custom-shape draw:style-name="gr23" draw:text-style-name="P3" draw:layer="layout" svg:width="0.031cm" svg:height="0.079cm" svg:x="17.67cm" svg:y="11.543cm">
                            <text:p text:style-name="P5"/>
                            <draw:enhanced-geometry svg:viewBox="0 0 67 141" draw:type="non-primitive" draw:enhanced-path="M 58 0 L 67 16 9 141 0 124 58 0 Z N"/>
                          </draw:custom-shape>
                        </draw:g>
                        <draw:g>
                          <draw:custom-shape draw:style-name="gr32" draw:text-style-name="P3" draw:layer="layout" svg:width="0.093cm" svg:height="0.07cm" svg:x="17.569cm" svg:y="11.618cm">
                            <text:p text:style-name="P5"/>
                            <draw:enhanced-geometry svg:viewBox="0 0 190 133" draw:type="non-primitive" draw:enhanced-path="M 58 0 L 0 124 132 133 190 8 58 0 Z N"/>
                          </draw:custom-shape>
                          <draw:custom-shape draw:style-name="gr33" draw:text-style-name="P3" draw:layer="layout" svg:width="0.066cm" svg:height="0.013cm" svg:x="17.569cm" svg:y="11.684cm">
                            <text:p text:style-name="P5"/>
                            <draw:enhanced-geometry svg:viewBox="0 0 140 25" draw:type="non-primitive" draw:enhanced-path="M 0 0 L 16 17 140 25 132 9 0 0 Z N"/>
                          </draw:custom-shape>
                          <draw:custom-shape draw:style-name="gr23" draw:text-style-name="P3" draw:layer="layout" svg:width="0.039cm" svg:height="0.075cm" svg:x="17.631cm" svg:y="11.622cm">
                            <text:p text:style-name="P5"/>
                            <draw:enhanced-geometry svg:viewBox="0 0 74 141" draw:type="non-primitive" draw:enhanced-path="M 58 0 L 74 17 8 141 0 125 58 0 Z N"/>
                          </draw:custom-shape>
                        </draw:g>
                      </draw:g>
                      <draw:g>
                        <draw:g>
                          <draw:custom-shape draw:style-name="gr32" draw:text-style-name="P3" draw:layer="layout" svg:width="0.092cm" svg:height="0.071cm" svg:x="17.75cm" svg:y="11.384cm">
                            <text:p text:style-name="P5"/>
                            <draw:enhanced-geometry svg:viewBox="0 0 190 133" draw:type="non-primitive" draw:enhanced-path="M 58 0 L 0 116 132 133 190 8 58 0 Z N"/>
                          </draw:custom-shape>
                          <draw:custom-shape draw:style-name="gr33" draw:text-style-name="P3" draw:layer="layout" svg:width="0.07cm" svg:height="0.022cm" svg:x="17.75cm" svg:y="11.446cm">
                            <text:p text:style-name="P5"/>
                            <draw:enhanced-geometry svg:viewBox="0 0 140 33" draw:type="non-primitive" draw:enhanced-path="M 0 0 L 8 17 140 33 132 17 0 0 Z N"/>
                          </draw:custom-shape>
                          <draw:custom-shape draw:style-name="gr23" draw:text-style-name="P3" draw:layer="layout" svg:width="0.031cm" svg:height="0.08cm" svg:x="17.816cm" svg:y="11.388cm">
                            <text:p text:style-name="P5"/>
                            <draw:enhanced-geometry svg:viewBox="0 0 66 141" draw:type="non-primitive" draw:enhanced-path="M 58 0 L 66 17 8 141 0 125 58 0 Z N"/>
                          </draw:custom-shape>
                        </draw:g>
                        <draw:g>
                          <draw:custom-shape draw:style-name="gr32" draw:text-style-name="P3" draw:layer="layout" svg:width="0.092cm" svg:height="0.071cm" svg:x="17.715cm" svg:y="11.463cm">
                            <text:p text:style-name="P5"/>
                            <draw:enhanced-geometry svg:viewBox="0 0 190 132" draw:type="non-primitive" draw:enhanced-path="M 58 0 L 0 124 133 132 190 8 58 0 Z N"/>
                          </draw:custom-shape>
                          <draw:custom-shape draw:style-name="gr33" draw:text-style-name="P3" draw:layer="layout" svg:width="0.066cm" svg:height="0.013cm" svg:x="17.715cm" svg:y="11.53cm">
                            <text:p text:style-name="P5"/>
                            <draw:enhanced-geometry svg:viewBox="0 0 141 25" draw:type="non-primitive" draw:enhanced-path="M 0 0 L 17 16 141 25 133 8 0 0 Z N"/>
                          </draw:custom-shape>
                          <draw:custom-shape draw:style-name="gr23" draw:text-style-name="P3" draw:layer="layout" svg:width="0.04cm" svg:height="0.075cm" svg:x="17.776cm" svg:y="11.468cm">
                            <text:p text:style-name="P5"/>
                            <draw:enhanced-geometry svg:viewBox="0 0 74 141" draw:type="non-primitive" draw:enhanced-path="M 57 0 L 74 17 8 141 0 124 57 0 Z N"/>
                          </draw:custom-shape>
                        </draw:g>
                        <draw:g>
                          <draw:custom-shape draw:style-name="gr32" draw:text-style-name="P3" draw:layer="layout" svg:width="0.097cm" svg:height="0.07cm" svg:x="17.675cm" svg:y="11.543cm">
                            <text:p text:style-name="P5"/>
                            <draw:enhanced-geometry svg:viewBox="0 0 198 124" draw:type="non-primitive" draw:enhanced-path="M 66 0 L 0 116 140 124 198 8 66 0 Z N"/>
                          </draw:custom-shape>
                          <draw:custom-shape draw:style-name="gr33" draw:text-style-name="P3" draw:layer="layout" svg:width="0.075cm" svg:height="0.013cm" svg:x="17.675cm" svg:y="11.609cm">
                            <text:p text:style-name="P5"/>
                            <draw:enhanced-geometry svg:viewBox="0 0 149 25" draw:type="non-primitive" draw:enhanced-path="M 0 0 L 17 17 149 25 132 8 0 0 Z N"/>
                          </draw:custom-shape>
                          <draw:custom-shape draw:style-name="gr23" draw:text-style-name="P3" draw:layer="layout" svg:width="0.031cm" svg:height="0.075cm" svg:x="17.745cm" svg:y="11.547cm">
                            <text:p text:style-name="P5"/>
                            <draw:enhanced-geometry svg:viewBox="0 0 67 133" draw:type="non-primitive" draw:enhanced-path="M 58 0 L 67 17 9 133 0 116 58 0 Z N"/>
                          </draw:custom-shape>
                        </draw:g>
                        <draw:g>
                          <draw:custom-shape draw:style-name="gr32" draw:text-style-name="P3" draw:layer="layout" svg:width="0.093cm" svg:height="0.071cm" svg:x="17.644cm" svg:y="11.622cm">
                            <text:p text:style-name="P5"/>
                            <draw:enhanced-geometry svg:viewBox="0 0 190 133" draw:type="non-primitive" draw:enhanced-path="M 58 0 L 0 116 132 133 190 8 58 0 Z N"/>
                          </draw:custom-shape>
                          <draw:custom-shape draw:style-name="gr33" draw:text-style-name="P3" draw:layer="layout" svg:width="0.071cm" svg:height="0.017cm" svg:x="17.644cm" svg:y="11.684cm">
                            <text:p text:style-name="P5"/>
                            <draw:enhanced-geometry svg:viewBox="0 0 140 34" draw:type="non-primitive" draw:enhanced-path="M 0 0 L 8 17 140 34 132 17 0 0 Z N"/>
                          </draw:custom-shape>
                          <draw:custom-shape draw:style-name="gr23" draw:text-style-name="P3" draw:layer="layout" svg:width="0.031cm" svg:height="0.074cm" svg:x="17.71cm" svg:y="11.627cm">
                            <text:p text:style-name="P5"/>
                            <draw:enhanced-geometry svg:viewBox="0 0 66 142" draw:type="non-primitive" draw:enhanced-path="M 58 0 L 66 17 8 142 0 125 58 0 Z N"/>
                          </draw:custom-shape>
                        </draw:g>
                      </draw:g>
                      <draw:g>
                        <draw:g>
                          <draw:custom-shape draw:style-name="gr32" draw:text-style-name="P3" draw:layer="layout" svg:width="0.092cm" svg:height="0.067cm" svg:x="17.825cm" svg:y="11.388cm">
                            <text:p text:style-name="P5"/>
                            <draw:enhanced-geometry svg:viewBox="0 0 189 125" draw:type="non-primitive" draw:enhanced-path="M 66 0 L 0 117 131 125 189 8 66 0 Z N"/>
                          </draw:custom-shape>
                          <draw:custom-shape draw:style-name="gr33" draw:text-style-name="P3" draw:layer="layout" svg:width="0.07cm" svg:height="0.018cm" svg:x="17.825cm" svg:y="11.45cm">
                            <text:p text:style-name="P5"/>
                            <draw:enhanced-geometry svg:viewBox="0 0 139 24" draw:type="non-primitive" draw:enhanced-path="M 0 0 L 16 16 139 24 131 8 0 0 Z N"/>
                          </draw:custom-shape>
                          <draw:custom-shape draw:style-name="gr23" draw:text-style-name="P3" draw:layer="layout" svg:width="0.035cm" svg:height="0.075cm" svg:x="17.891cm" svg:y="11.393cm">
                            <text:p text:style-name="P5"/>
                            <draw:enhanced-geometry svg:viewBox="0 0 74 133" draw:type="non-primitive" draw:enhanced-path="M 58 0 L 74 17 8 133 0 117 58 0 Z N"/>
                          </draw:custom-shape>
                        </draw:g>
                        <draw:g>
                          <draw:custom-shape draw:style-name="gr32" draw:text-style-name="P3" draw:layer="layout" svg:width="0.097cm" svg:height="0.07cm" svg:x="17.79cm" svg:y="11.468cm">
                            <text:p text:style-name="P5"/>
                            <draw:enhanced-geometry svg:viewBox="0 0 199 132" draw:type="non-primitive" draw:enhanced-path="M 66 0 L 0 116 141 132 199 9 66 0 Z N"/>
                          </draw:custom-shape>
                          <draw:custom-shape draw:style-name="gr33" draw:text-style-name="P3" draw:layer="layout" svg:width="0.074cm" svg:height="0.017cm" svg:x="17.79cm" svg:y="11.53cm">
                            <text:p text:style-name="P5"/>
                            <draw:enhanced-geometry svg:viewBox="0 0 149 33" draw:type="non-primitive" draw:enhanced-path="M 0 0 L 17 16 149 33 141 16 0 0 Z N"/>
                          </draw:custom-shape>
                          <draw:custom-shape draw:style-name="gr23" draw:text-style-name="P3" draw:layer="layout" svg:width="0.031cm" svg:height="0.075cm" svg:x="17.86cm" svg:y="11.472cm">
                            <text:p text:style-name="P5"/>
                            <draw:enhanced-geometry svg:viewBox="0 0 65 140" draw:type="non-primitive" draw:enhanced-path="M 58 0 L 65 16 8 140 0 123 58 0 Z N"/>
                          </draw:custom-shape>
                        </draw:g>
                        <draw:g>
                          <draw:custom-shape draw:style-name="gr32" draw:text-style-name="P3" draw:layer="layout" svg:width="0.092cm" svg:height="0.075cm" svg:x="17.759cm" svg:y="11.543cm">
                            <text:p text:style-name="P5"/>
                            <draw:enhanced-geometry svg:viewBox="0 0 190 133" draw:type="non-primitive" draw:enhanced-path="M 58 0 L 0 124 132 133 190 8 58 0 Z N"/>
                          </draw:custom-shape>
                          <draw:custom-shape draw:style-name="gr33" draw:text-style-name="P3" draw:layer="layout" svg:width="0.066cm" svg:height="0.014cm" svg:x="17.759cm" svg:y="11.613cm">
                            <text:p text:style-name="P5"/>
                            <draw:enhanced-geometry svg:viewBox="0 0 141 25" draw:type="non-primitive" draw:enhanced-path="M 0 0 L 8 17 141 25 132 9 0 0 Z N"/>
                          </draw:custom-shape>
                          <draw:custom-shape draw:style-name="gr23" draw:text-style-name="P3" draw:layer="layout" svg:width="0.036cm" svg:height="0.08cm" svg:x="17.82cm" svg:y="11.547cm">
                            <text:p text:style-name="P5"/>
                            <draw:enhanced-geometry svg:viewBox="0 0 67 141" draw:type="non-primitive" draw:enhanced-path="M 58 0 L 67 25 9 141 0 125 58 0 Z N"/>
                          </draw:custom-shape>
                        </draw:g>
                        <draw:g>
                          <draw:custom-shape draw:style-name="gr32" draw:text-style-name="P3" draw:layer="layout" svg:width="0.097cm" svg:height="0.066cm" svg:x="17.723cm" svg:y="11.627cm">
                            <text:p text:style-name="P5"/>
                            <draw:enhanced-geometry svg:viewBox="0 0 198 125" draw:type="non-primitive" draw:enhanced-path="M 66 0 L 0 117 140 125 198 0 66 0 Z N"/>
                          </draw:custom-shape>
                          <draw:custom-shape draw:style-name="gr33" draw:text-style-name="P3" draw:layer="layout" svg:width="0.071cm" svg:height="0.013cm" svg:x="17.723cm" svg:y="11.688cm">
                            <text:p text:style-name="P5"/>
                            <draw:enhanced-geometry svg:viewBox="0 0 149 25" draw:type="non-primitive" draw:enhanced-path="M 0 0 L 16 16 149 25 132 8 0 0 Z N"/>
                          </draw:custom-shape>
                          <draw:custom-shape draw:style-name="gr23" draw:text-style-name="P3" draw:layer="layout" svg:width="0.035cm" svg:height="0.074cm" svg:x="17.785cm" svg:y="11.627cm">
                            <text:p text:style-name="P5"/>
                            <draw:enhanced-geometry svg:viewBox="0 0 74 142" draw:type="non-primitive" draw:enhanced-path="M 66 0 L 74 25 17 142 0 125 66 0 Z N"/>
                          </draw:custom-shape>
                        </draw:g>
                      </draw:g>
                    </draw:g>
                  </draw:g>
                  <draw:custom-shape draw:style-name="gr25" draw:text-style-name="P3" draw:layer="layout" svg:width="0.027cm" svg:height="0.053cm" svg:x="17.185cm" svg:y="11.768cm">
                    <text:p text:style-name="P5"/>
                    <draw:enhanced-geometry svg:viewBox="0 0 50 100" draw:type="non-primitive" draw:enhanced-path="M 25 0 L 0 42 0 50 0 66 0 75 9 83 17 91 25 100 42 100 50 100 42 100 33 75 33 66 33 58 25 17 25 0 Z N"/>
                  </draw:custom-shape>
                </draw:g>
                <draw:custom-shape draw:style-name="gr24" draw:text-style-name="P3" draw:layer="layout" svg:width="0.031cm" svg:height="0.066cm" svg:x="17.481cm" svg:y="11.569cm">
                  <text:p text:style-name="P5"/>
                  <draw:enhanced-geometry svg:viewBox="0 0 58 116" draw:type="non-primitive" draw:enhanced-path="M 0 0 L 33 8 42 8 50 16 58 25 58 33 58 41 17 116 0 0 Z N"/>
                </draw:custom-shape>
              </draw:g>
              <draw:g>
                <draw:custom-shape draw:style-name="gr31" draw:text-style-name="P3" draw:layer="layout" svg:width="0.291cm" svg:height="0.287cm" svg:x="17.199cm" svg:y="11.556cm">
                  <text:p text:style-name="P5"/>
                  <draw:enhanced-geometry svg:viewBox="0 0 595 515" draw:type="non-primitive" draw:enhanced-path="M 25 482 L 8 465 8 448 8 432 8 415 0 399 0 390 17 407 25 415 41 424 240 448 264 448 281 448 297 440 322 432 339 432 355 415 372 407 380 390 397 365 537 0 545 8 554 8 570 16 570 25 578 33 595 133 430 507 413 515 397 515 380 515 25 482 Z N"/>
                </draw:custom-shape>
                <draw:custom-shape draw:style-name="gr26" draw:text-style-name="P3" draw:layer="layout" svg:width="0.574cm" svg:height="0.864cm" svg:x="17.185cm" svg:y="10.939cm">
                  <text:p text:style-name="P5"/>
                  <draw:enhanced-geometry svg:viewBox="0 0 1165 1569" draw:type="non-primitive" draw:enhanced-path="M 25 1511 L 17 1478 9 1453 0 1428 0 1395 0 1362 0 1320 0 1295 207 1295 248 1162 322 980 471 656 537 523 620 390 777 199 884 83 975 0 1091 66 1140 99 1149 108 1157 116 1165 124 1165 141 1165 158 1149 166 1058 249 1017 299 926 399 917 407 901 407 835 399 810 399 793 399 769 399 752 407 736 424 703 473 628 590 595 673 554 764 521 839 488 906 562 1121 422 1486 405 1511 389 1536 347 1553 314 1569 256 1569 58 1545 50 1536 33 1520 25 1511 Z N"/>
                </draw:custom-shape>
                <draw:custom-shape draw:style-name="gr31" draw:text-style-name="P3" draw:layer="layout" svg:width="0.322cm" svg:height="0.427cm" svg:x="17.428cm" svg:y="11.036cm">
                  <text:p text:style-name="P5"/>
                  <draw:enhanced-geometry svg:viewBox="0 0 661 773" draw:type="non-primitive" draw:enhanced-path="M 0 732 L 33 665 74 565 124 457 140 416 215 291 248 250 272 233 289 225 297 225 322 225 388 225 413 233 421 233 429 225 438 225 512 141 570 75 661 0 504 274 495 283 487 291 471 299 446 299 405 308 372 308 338 308 305 308 281 308 256 308 248 316 239 324 231 333 181 432 124 549 82 624 16 773 0 732 Z N"/>
                </draw:custom-shape>
                <draw:custom-shape draw:style-name="gr26" draw:text-style-name="P3" draw:layer="layout" svg:width="0.481cm" svg:height="0.714cm" svg:x="17.185cm" svg:y="10.939cm">
                  <text:p text:style-name="P5"/>
                  <draw:enhanced-geometry svg:viewBox="0 0 975 1295" draw:type="non-primitive" draw:enhanced-path="M 0 1295 L 0 1254 9 1220 17 1187 33 1154 66 1055 99 989 149 864 215 739 281 598 380 432 413 390 446 340 496 274 546 216 612 141 752 0 975 0 884 83 818 158 694 307 620 382 537 515 463 656 322 980 256 1154 207 1295 0 1295 Z N"/>
                </draw:custom-shape>
              </draw:g>
              <draw:g>
                <draw:line draw:style-name="gr30" draw:text-style-name="P4" draw:layer="layout" svg:x1="17.494cm" svg:y1="11.309cm" svg:x2="17.595cm" svg:y2="11.313cm">
                  <text:p text:style-name="P5"/>
                </draw:line>
                <draw:line draw:style-name="gr30" draw:text-style-name="P4" draw:layer="layout" svg:x1="17.485cm" svg:y1="11.335cm" svg:x2="17.582cm" svg:y2="11.344cm">
                  <text:p text:style-name="P5"/>
                </draw:line>
                <draw:line draw:style-name="gr30" draw:text-style-name="P4" draw:layer="layout" svg:x1="17.476cm" svg:y1="11.362cm" svg:x2="17.573cm" svg:y2="11.366cm">
                  <text:p text:style-name="P5"/>
                </draw:line>
                <draw:line draw:style-name="gr30" draw:text-style-name="P4" draw:layer="layout" svg:x1="17.468cm" svg:y1="11.384cm" svg:x2="17.56cm" svg:y2="11.393cm">
                  <text:p text:style-name="P5"/>
                </draw:line>
                <draw:line draw:style-name="gr30" draw:text-style-name="P4" draw:layer="layout" svg:x1="17.454cm" svg:y1="11.41cm" svg:x2="17.547cm" svg:y2="11.415cm">
                  <text:p text:style-name="P5"/>
                </draw:line>
                <draw:line draw:style-name="gr30" draw:text-style-name="P4" draw:layer="layout" svg:x1="17.446cm" svg:y1="11.432cm" svg:x2="17.534cm" svg:y2="11.441cm">
                  <text:p text:style-name="P5"/>
                </draw:line>
                <draw:line draw:style-name="gr30" draw:text-style-name="P4" draw:layer="layout" svg:x1="17.437cm" svg:y1="11.455cm" svg:x2="17.525cm" svg:y2="11.468cm">
                  <text:p text:style-name="P5"/>
                </draw:line>
              </draw:g>
            </draw:g>
            <draw:g>
              <draw:custom-shape draw:style-name="gr21" draw:text-style-name="P3" draw:layer="layout" svg:width="0.053cm" svg:height="0.044cm" svg:x="17.221cm" svg:y="11.693cm">
                <text:p text:style-name="P5"/>
                <draw:enhanced-geometry svg:viewBox="0 0 108 75" draw:type="non-primitive" draw:enhanced-path="M 0 0 L 91 0 108 75 17 67 0 0 Z N"/>
              </draw:custom-shape>
              <draw:custom-shape draw:style-name="gr23" draw:text-style-name="P3" draw:layer="layout" svg:width="0.045cm" svg:height="0.031cm" svg:x="17.229cm" svg:y="11.701cm">
                <text:p text:style-name="P5"/>
                <draw:enhanced-geometry svg:viewBox="0 0 91 50" draw:type="non-primitive" draw:enhanced-path="M 0 0 L 8 50 91 50 82 0 0 0 Z N"/>
              </draw:custom-shape>
            </draw:g>
          </draw:g>
          <draw:g>
            <draw:g>
              <draw:g>
                <draw:custom-shape draw:style-name="gr23" draw:text-style-name="P3" draw:layer="layout" svg:width="0.031cm" svg:height="0.04cm" svg:x="17.203cm" svg:y="11.997cm">
                  <text:p text:style-name="P5"/>
                  <draw:enhanced-geometry svg:viewBox="0 0 66 74" draw:type="non-primitive" draw:enhanced-path="M 0 0 L 0 41 9 41 25 49 33 49 42 58 50 74 58 58 66 49 66 41 66 33 58 25 50 16 33 8 17 0 0 0 Z N"/>
                </draw:custom-shape>
                <draw:custom-shape draw:style-name="gr22" draw:text-style-name="P3" draw:layer="layout" svg:width="0.053cm" svg:height="0.088cm" svg:x="17.19cm" svg:y="11.997cm">
                  <text:p text:style-name="P5"/>
                  <draw:enhanced-geometry svg:viewBox="0 0 107 158" draw:type="non-primitive" draw:enhanced-path="M 16 0 L 41 0 57 8 82 16 90 25 99 33 107 41 107 66 107 91 107 99 99 108 90 116 82 133 66 133 49 149 33 149 16 158 0 158 0 99 16 99 41 91 49 83 57 83 74 74 82 66 82 49 90 41 90 33 74 25 57 8 41 0 16 0 16 0 Z N"/>
                </draw:custom-shape>
              </draw:g>
              <draw:g>
                <draw:custom-shape draw:style-name="gr23" draw:text-style-name="P3" draw:layer="layout" svg:width="0.031cm" svg:height="0.044cm" svg:x="17.207cm" svg:y="11.935cm">
                  <text:p text:style-name="P5"/>
                  <draw:enhanced-geometry svg:viewBox="0 0 66 74" draw:type="non-primitive" draw:enhanced-path="M 0 0 L 0 41 16 49 24 49 33 58 41 66 49 74 66 58 66 49 66 41 66 33 57 24 49 16 33 8 16 8 0 0 Z N"/>
                </draw:custom-shape>
                <draw:custom-shape draw:style-name="gr22" draw:text-style-name="P3" draw:layer="layout" svg:width="0.053cm" svg:height="0.093cm" svg:x="17.194cm" svg:y="11.935cm">
                  <text:p text:style-name="P5"/>
                  <draw:enhanced-geometry svg:viewBox="0 0 107 166" draw:type="non-primitive" draw:enhanced-path="M 25 0 L 41 0 66 8 82 16 91 24 107 33 107 41 107 74 107 99 107 108 107 116 91 124 82 133 74 141 58 149 33 157 16 157 0 166 0 108 25 99 41 91 49 91 66 83 74 74 82 66 91 58 91 41 91 33 82 24 58 16 41 8 25 0 25 0 Z N"/>
                </draw:custom-shape>
              </draw:g>
              <draw:g>
                <draw:custom-shape draw:style-name="gr23" draw:text-style-name="P3" draw:layer="layout" svg:width="0.036cm" svg:height="0.04cm" svg:x="17.216cm" svg:y="11.878cm">
                  <text:p text:style-name="P5"/>
                  <draw:enhanced-geometry svg:viewBox="0 0 74 75" draw:type="non-primitive" draw:enhanced-path="M 0 0 L 0 42 17 50 25 59 41 59 41 67 58 75 66 59 66 50 74 50 74 42 66 25 58 25 41 9 25 9 0 0 Z N"/>
                </draw:custom-shape>
                <draw:custom-shape draw:style-name="gr22" draw:text-style-name="P3" draw:layer="layout" svg:width="0.053cm" svg:height="0.092cm" svg:x="17.207cm" svg:y="11.878cm">
                  <text:p text:style-name="P5"/>
                  <draw:enhanced-geometry svg:viewBox="0 0 107 167" draw:type="non-primitive" draw:enhanced-path="M 16 0 L 41 9 57 9 74 17 90 25 99 34 107 42 107 75 107 100 99 109 99 117 90 125 82 133 66 142 49 150 33 158 8 167 0 167 0 109 16 100 33 100 49 92 57 84 66 75 74 67 82 59 82 42 82 34 74 25 57 17 33 9 16 0 16 0 Z N"/>
                </draw:custom-shape>
              </draw:g>
            </draw:g>
            <draw:g>
              <draw:g>
                <draw:custom-shape draw:style-name="gr23" draw:text-style-name="P3" draw:layer="layout" svg:width="0.035cm" svg:height="0.044cm" svg:x="17.225cm" svg:y="11.821cm">
                  <text:p text:style-name="P5"/>
                  <draw:enhanced-geometry svg:viewBox="0 0 74 75" draw:type="non-primitive" draw:enhanced-path="M 0 0 L 0 41 16 50 24 50 33 58 41 58 49 75 66 58 66 50 66 41 74 33 66 25 57 16 33 8 24 8 0 0 Z N"/>
                </draw:custom-shape>
                <draw:custom-shape draw:style-name="gr22" draw:text-style-name="P3" draw:layer="layout" svg:width="0.053cm" svg:height="0.088cm" svg:x="17.216cm" svg:y="11.821cm">
                  <text:p text:style-name="P5"/>
                  <draw:enhanced-geometry svg:viewBox="0 0 107 158" draw:type="non-primitive" draw:enhanced-path="M 17 0 L 33 0 58 8 74 16 91 25 99 33 107 41 107 66 107 91 99 99 99 108 91 124 74 133 66 141 50 149 33 158 8 158 0 158 0 99 17 99 33 91 50 83 58 83 66 75 74 66 83 58 83 41 83 33 74 25 58 8 33 8 17 0 17 0 Z N"/>
                </draw:custom-shape>
              </draw:g>
              <draw:g>
                <draw:custom-shape draw:style-name="gr23" draw:text-style-name="P3" draw:layer="layout" svg:width="0.036cm" svg:height="0.04cm" svg:x="17.229cm" svg:y="11.763cm">
                  <text:p text:style-name="P5"/>
                  <draw:enhanced-geometry svg:viewBox="0 0 66 74" draw:type="non-primitive" draw:enhanced-path="M 0 0 L 0 41 8 50 25 50 33 58 41 66 50 74 58 58 66 50 66 41 66 33 58 25 50 16 33 8 17 8 0 0 Z N"/>
                </draw:custom-shape>
                <draw:custom-shape draw:style-name="gr22" draw:text-style-name="P3" draw:layer="layout" svg:width="0.053cm" svg:height="0.093cm" svg:x="17.221cm" svg:y="11.763cm">
                  <text:p text:style-name="P5"/>
                  <draw:enhanced-geometry svg:viewBox="0 0 108 166" draw:type="non-primitive" draw:enhanced-path="M 17 0 L 42 0 58 8 83 16 91 25 99 33 108 41 108 74 108 99 108 108 99 116 91 124 83 133 66 141 50 149 33 158 17 166 0 166 0 108 17 99 42 91 50 91 58 83 66 74 83 66 83 58 91 41 83 33 75 25 58 16 42 8 17 0 17 0 Z N"/>
                </draw:custom-shape>
              </draw:g>
              <draw:g>
                <draw:custom-shape draw:style-name="gr23" draw:text-style-name="P3" draw:layer="layout" svg:width="0.036cm" svg:height="0.045cm" svg:x="17.238cm" svg:y="11.701cm">
                  <text:p text:style-name="P5"/>
                  <draw:enhanced-geometry svg:viewBox="0 0 66 74" draw:type="non-primitive" draw:enhanced-path="M 0 0 L 0 41 16 50 24 50 33 58 41 66 49 74 66 58 66 50 66 50 66 33 57 25 49 16 33 8 16 8 0 0 Z N"/>
                </draw:custom-shape>
                <draw:custom-shape draw:style-name="gr22" draw:text-style-name="P3" draw:layer="layout" svg:width="0.049cm" svg:height="0.093cm" svg:x="17.229cm" svg:y="11.701cm">
                  <text:p text:style-name="P5"/>
                  <draw:enhanced-geometry svg:viewBox="0 0 107 166" draw:type="non-primitive" draw:enhanced-path="M 25 0 L 41 8 66 8 82 16 91 25 107 33 107 41 107 74 107 99 107 108 107 116 91 124 82 133 74 141 58 149 33 158 16 166 0 166 0 108 25 99 41 99 49 91 66 83 74 74 82 66 91 58 91 41 91 33 82 25 58 16 41 8 25 0 25 0 Z N"/>
                </draw:custom-shape>
              </draw:g>
            </draw:g>
          </draw:g>
        </draw:g>
        <draw:frame draw:style-name="gr19" draw:text-style-name="P17" draw:layer="layout" svg:width="3.516cm" svg:height="2.123cm" svg:x="16.301cm" svg:y="4.353cm">
          <draw:text-box>
            <text:p text:style-name="P16">Standard</text:p>
            <text:p text:style-name="P16">operator</text:p>
          </draw:text-box>
        </draw:frame>
        <draw:frame draw:style-name="gr19" draw:text-style-name="P17" draw:layer="layout" svg:width="3.935cm" svg:height="2.123cm" svg:x="17.496cm" svg:y="14.14cm">
          <draw:text-box>
            <text:p text:style-name="P16">Advanced</text:p>
            <text:p text:style-name="P16">operator</text:p>
          </draw:text-box>
        </draw:frame>
        <draw:frame draw:style-name="gr19" draw:text-style-name="P17" draw:layer="layout" svg:width="3.516cm" svg:height="2.123cm" svg:x="19.971cm" svg:y="8.934cm">
          <draw:text-box>
            <text:p text:style-name="P16">Business</text:p>
            <text:p text:style-name="P16">operator</text:p>
          </draw:text-box>
        </draw:frame>
        <presentation:notes draw:style-name="dp4">
          <draw:page-thumbnail draw:style-name="gr4" draw:layer="layout" svg:width="12.85cm" svg:height="9.659cm" svg:x="3.285cm" svg:y="1.931cm" draw:page-number="9" presentation:class="page"/>
          <draw:frame presentation:style-name="pr5" draw:text-style-name="P8" draw:layer="layout" svg:width="15.522cm" svg:height="11.313cm" svg:x="1.945cm" svg:y="12.233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5" draw:layer="layout" svg:width="13.248cm" svg:height="2.287cm" svg:x="11.494cm" svg:y="0.76cm" presentation:class="title" presentation:user-transformed="true">
          <draw:text-box>
            <text:p text:style-name="P5">Inbound- PSTN termination</text:p>
          </draw:text-box>
        </draw:frame>
        <draw:g>
          <draw:custom-shape draw:style-name="gr7" draw:text-style-name="P3" draw:layer="layout" svg:width="1.24cm" svg:height="1.773cm" svg:x="7.288cm" svg:y="9.7cm">
            <text:p text:style-name="P5"/>
            <draw:enhanced-geometry svg:viewBox="0 0 442 650" draw:type="non-primitive" draw:enhanced-path="M 442 0 L 1 0 0 650 442 650 442 0 Z N"/>
          </draw:custom-shape>
          <draw:custom-shape draw:style-name="gr8" draw:text-style-name="P3" draw:layer="layout" svg:width="1.481cm" svg:height="0.13cm" svg:x="7.047cm" svg:y="9.57cm">
            <text:p text:style-name="P5"/>
            <draw:enhanced-geometry svg:viewBox="0 0 528 49" draw:type="non-primitive" draw:enhanced-path="M 528 49 L 444 0 0 0 86 47 528 49 Z N"/>
          </draw:custom-shape>
          <draw:custom-shape draw:style-name="gr9" draw:text-style-name="P3" draw:layer="layout" svg:width="0.248cm" svg:height="1.898cm" svg:x="7.047cm" svg:y="9.576cm">
            <text:p text:style-name="P5"/>
            <draw:enhanced-geometry svg:viewBox="0 0 87 698" draw:type="non-primitive" draw:enhanced-path="M 86 48 L 0 0 0 648 87 698 86 48 Z N"/>
          </draw:custom-shape>
          <draw:custom-shape draw:style-name="gr8" draw:text-style-name="P3" draw:layer="layout" svg:width="1.003cm" svg:height="0.152cm" svg:x="7.406cm" svg:y="11.245cm">
            <text:p text:style-name="P5"/>
            <draw:enhanced-geometry svg:viewBox="0 0 356 56" draw:type="non-primitive" draw:enhanced-path="M 356 0 L 0 2 0 55 355 56 356 0 Z N"/>
          </draw:custom-shape>
          <draw:custom-shape draw:style-name="gr8" draw:text-style-name="P3" draw:layer="layout" svg:width="1.003cm" svg:height="0.092cm" svg:x="7.406cm" svg:y="10.032cm">
            <text:p text:style-name="P5"/>
            <draw:enhanced-geometry svg:viewBox="0 0 356 33" draw:type="non-primitive" draw:enhanced-path="M 356 0 L 0 0 0 33 355 33 356 0 Z N"/>
          </draw:custom-shape>
          <draw:custom-shape draw:style-name="gr10" draw:text-style-name="P3" draw:layer="layout" svg:width="0.073cm" svg:height="0.004cm" svg:x="8.18cm" svg:y="9.788cm">
            <text:p text:style-name="P5"/>
            <draw:enhanced-geometry svg:viewBox="0 0 27 0" draw:type="non-primitive" draw:enhanced-path="M 0 0 L 27 0 0 0 Z N"/>
          </draw:custom-shape>
          <draw:custom-shape draw:style-name="gr10" draw:text-style-name="P3" draw:layer="layout" svg:width="0.073cm" svg:height="0.006cm" svg:x="8.18cm" svg:y="10.021cm">
            <text:p text:style-name="P5"/>
            <draw:enhanced-geometry svg:viewBox="0 0 27 0" draw:type="non-primitive" draw:enhanced-path="M 27 0 L 0 0 27 0 Z N"/>
          </draw:custom-shape>
          <draw:custom-shape draw:style-name="gr11" draw:text-style-name="P3" draw:layer="layout" svg:width="0.073cm" svg:height="0.233cm" svg:x="8.18cm" svg:y="9.788cm">
            <text:p text:style-name="P5"/>
            <draw:enhanced-geometry svg:viewBox="0 0 21600 21600" draw:type="rectangle" draw:enhanced-path="M 0 0 L 21600 0 21600 21600 0 21600 0 0 Z N"/>
          </draw:custom-shape>
          <draw:custom-shape draw:style-name="gr12" draw:text-style-name="P3" draw:layer="layout" svg:width="0.97cm" svg:height="0.119cm" svg:x="7.423cm" svg:y="10.195cm">
            <text:p text:style-name="P5"/>
            <draw:enhanced-geometry svg:viewBox="0 0 346 44" draw:type="non-primitive" draw:enhanced-path="M 346 0 L 0 0 0 43 346 44 346 0 N"/>
          </draw:custom-shape>
          <draw:custom-shape draw:style-name="gr10" draw:text-style-name="P3" draw:layer="layout" svg:width="0.072cm" svg:height="0.004cm" svg:x="8.343cm" svg:y="11.039cm">
            <text:p text:style-name="P5"/>
            <draw:enhanced-geometry svg:viewBox="0 0 27 0" draw:type="non-primitive" draw:enhanced-path="M 0 0 L 27 0 0 0 Z N"/>
          </draw:custom-shape>
          <draw:custom-shape draw:style-name="gr10" draw:text-style-name="P3" draw:layer="layout" svg:width="0.072cm" svg:height="0.006cm" svg:x="8.343cm" svg:y="11.163cm">
            <text:p text:style-name="P5"/>
            <draw:enhanced-geometry svg:viewBox="0 0 27 0" draw:type="non-primitive" draw:enhanced-path="M 27 0 L 0 0 27 0 Z N"/>
          </draw:custom-shape>
          <draw:custom-shape draw:style-name="gr11" draw:text-style-name="P3" draw:layer="layout" svg:width="0.072cm" svg:height="0.124cm" svg:x="8.343cm" svg:y="11.039cm">
            <text:p text:style-name="P5"/>
            <draw:enhanced-geometry svg:viewBox="0 0 21600 21600" draw:type="rectangle" draw:enhanced-path="M 0 0 L 21600 0 21600 21600 0 21600 0 0 Z N"/>
          </draw:custom-shape>
          <draw:custom-shape draw:style-name="gr10" draw:text-style-name="P3" draw:layer="layout" svg:width="0.005cm" svg:height="0.02cm" svg:x="7.418cm" svg:y="11.158cm">
            <text:p text:style-name="P5"/>
            <draw:enhanced-geometry svg:viewBox="0 0 0 7" draw:type="non-primitive" draw:enhanced-path="M 0 7 L 0 0 0 7 Z N"/>
          </draw:custom-shape>
          <draw:custom-shape draw:style-name="gr10" draw:text-style-name="P3" draw:layer="layout" svg:width="0.021cm" svg:height="0.004cm" svg:x="7.406cm" svg:y="11.17cm">
            <text:p text:style-name="P5"/>
            <draw:enhanced-geometry svg:viewBox="0 0 9 0" draw:type="non-primitive" draw:enhanced-path="M 9 0 L 0 0 9 0 Z N"/>
          </draw:custom-shape>
          <draw:custom-shape draw:style-name="gr10" draw:text-style-name="P3" draw:layer="layout" svg:width="0.997cm" svg:height="0.02cm" svg:x="7.418cm" svg:y="11.158cm">
            <text:p text:style-name="P5"/>
            <draw:enhanced-geometry svg:viewBox="0 0 357 7" draw:type="non-primitive" draw:enhanced-path="M 0 7 L 0 0 348 0 348 3 357 3 357 7 0 7 Z N"/>
          </draw:custom-shape>
          <draw:custom-shape draw:style-name="gr10" draw:text-style-name="P3" draw:layer="layout" svg:width="0.021cm" svg:height="0.985cm" svg:x="8.393cm" svg:y="10.184cm">
            <text:p text:style-name="P5"/>
            <draw:enhanced-geometry svg:viewBox="0 0 9 362" draw:type="non-primitive" draw:enhanced-path="M 9 362 L 0 362 0 6 4 6 4 0 9 0 9 362 Z N"/>
          </draw:custom-shape>
          <draw:custom-shape draw:style-name="gr10" draw:text-style-name="P3" draw:layer="layout" svg:width="0.998cm" svg:height="0.017cm" svg:x="7.406cm" svg:y="10.184cm">
            <text:p text:style-name="P5"/>
            <draw:enhanced-geometry svg:viewBox="0 0 357 6" draw:type="non-primitive" draw:enhanced-path="M 357 0 L 357 6 9 6 9 3 0 3 0 0 357 0 Z N"/>
          </draw:custom-shape>
          <draw:custom-shape draw:style-name="gr11" draw:text-style-name="P3" draw:layer="layout" svg:width="0.021cm" svg:height="0.979cm" svg:x="7.406cm" svg:y="10.19cm">
            <text:p text:style-name="P5"/>
            <draw:enhanced-geometry svg:viewBox="0 0 21600 21600" draw:type="rectangle" draw:enhanced-path="M 0 0 L 21600 0 21600 21600 0 21600 0 0 Z N"/>
          </draw:custom-shape>
          <draw:custom-shape draw:style-name="gr10" draw:text-style-name="P3" draw:layer="layout" svg:width="0.005cm" svg:height="0.017cm" svg:x="8.405cm" svg:y="10.315cm">
            <text:p text:style-name="P5"/>
            <draw:enhanced-geometry svg:viewBox="0 0 0 6" draw:type="non-primitive" draw:enhanced-path="M 0 0 L 0 6 0 0 Z N"/>
          </draw:custom-shape>
          <draw:custom-shape draw:style-name="gr10" draw:text-style-name="P3" draw:layer="layout" svg:width="0.005cm" svg:height="0.017cm" svg:x="7.418cm" svg:y="10.315cm">
            <text:p text:style-name="P5"/>
            <draw:enhanced-geometry svg:viewBox="0 0 0 6" draw:type="non-primitive" draw:enhanced-path="M 0 6 L 0 0 0 6 Z N"/>
          </draw:custom-shape>
          <draw:custom-shape draw:style-name="gr11" draw:text-style-name="P3" draw:layer="layout" svg:width="0.986cm" svg:height="0.017cm" svg:x="7.418cm" svg:y="10.315cm">
            <text:p text:style-name="P5"/>
            <draw:enhanced-geometry svg:viewBox="0 0 21600 21600" draw:type="rectangle" draw:enhanced-path="M 0 0 L 21600 0 21600 21600 0 21600 0 0 Z N"/>
          </draw:custom-shape>
          <draw:custom-shape draw:style-name="gr10" draw:text-style-name="P3" draw:layer="layout" svg:width="0.067cm" svg:height="0.004cm" svg:x="7.518cm" svg:y="11.039cm">
            <text:p text:style-name="P5"/>
            <draw:enhanced-geometry svg:viewBox="0 0 25 0" draw:type="non-primitive" draw:enhanced-path="M 0 0 L 25 0 0 0 Z N"/>
          </draw:custom-shape>
          <draw:custom-shape draw:style-name="gr10" draw:text-style-name="P3" draw:layer="layout" svg:width="0.067cm" svg:height="0.004cm" svg:x="7.518cm" svg:y="11.17cm">
            <text:p text:style-name="P5"/>
            <draw:enhanced-geometry svg:viewBox="0 0 25 0" draw:type="non-primitive" draw:enhanced-path="M 25 0 L 0 0 25 0 Z N"/>
          </draw:custom-shape>
          <draw:custom-shape draw:style-name="gr11" draw:text-style-name="P3" draw:layer="layout" svg:width="0.067cm" svg:height="0.13cm" svg:x="7.518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7.686cm" svg:y="11.039cm">
            <text:p text:style-name="P5"/>
            <draw:enhanced-geometry svg:viewBox="0 0 27 0" draw:type="non-primitive" draw:enhanced-path="M 0 0 L 27 0 0 0 Z N"/>
          </draw:custom-shape>
          <draw:custom-shape draw:style-name="gr10" draw:text-style-name="P3" draw:layer="layout" svg:width="0.073cm" svg:height="0.006cm" svg:x="7.686cm" svg:y="11.163cm">
            <text:p text:style-name="P5"/>
            <draw:enhanced-geometry svg:viewBox="0 0 27 0" draw:type="non-primitive" draw:enhanced-path="M 27 0 L 0 0 27 0 Z N"/>
          </draw:custom-shape>
          <draw:custom-shape draw:style-name="gr11" draw:text-style-name="P3" draw:layer="layout" svg:width="0.073cm" svg:height="0.124cm" svg:x="7.686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7.854cm" svg:y="11.039cm">
            <text:p text:style-name="P5"/>
            <draw:enhanced-geometry svg:viewBox="0 0 27 0" draw:type="non-primitive" draw:enhanced-path="M 0 0 L 27 0 0 0 Z N"/>
          </draw:custom-shape>
          <draw:custom-shape draw:style-name="gr10" draw:text-style-name="P3" draw:layer="layout" svg:width="0.073cm" svg:height="0.004cm" svg:x="7.854cm" svg:y="11.17cm">
            <text:p text:style-name="P5"/>
            <draw:enhanced-geometry svg:viewBox="0 0 27 0" draw:type="non-primitive" draw:enhanced-path="M 27 0 L 0 0 27 0 Z N"/>
          </draw:custom-shape>
          <draw:custom-shape draw:style-name="gr11" draw:text-style-name="P3" draw:layer="layout" svg:width="0.073cm" svg:height="0.13cm" svg:x="7.854cm" svg:y="11.039cm">
            <text:p text:style-name="P5"/>
            <draw:enhanced-geometry svg:viewBox="0 0 21600 21600" draw:type="rectangle" draw:enhanced-path="M 0 0 L 21600 0 21600 21600 0 21600 0 0 Z N"/>
          </draw:custom-shape>
          <draw:custom-shape draw:style-name="gr10" draw:text-style-name="P3" draw:layer="layout" svg:width="0.073cm" svg:height="0.004cm" svg:x="8.18cm" svg:y="11.039cm">
            <text:p text:style-name="P5"/>
            <draw:enhanced-geometry svg:viewBox="0 0 27 0" draw:type="non-primitive" draw:enhanced-path="M 0 0 L 27 0 0 0 Z N"/>
          </draw:custom-shape>
          <draw:custom-shape draw:style-name="gr10" draw:text-style-name="P3" draw:layer="layout" svg:width="0.073cm" svg:height="0.004cm" svg:x="8.18cm" svg:y="11.17cm">
            <text:p text:style-name="P5"/>
            <draw:enhanced-geometry svg:viewBox="0 0 27 0" draw:type="non-primitive" draw:enhanced-path="M 27 0 L 0 0 27 0 Z N"/>
          </draw:custom-shape>
          <draw:custom-shape draw:style-name="gr11" draw:text-style-name="P3" draw:layer="layout" svg:width="0.073cm" svg:height="0.13cm" svg:x="8.18cm" svg:y="11.039cm">
            <text:p text:style-name="P5"/>
            <draw:enhanced-geometry svg:viewBox="0 0 21600 21600" draw:type="rectangle" draw:enhanced-path="M 0 0 L 21600 0 21600 21600 0 21600 0 0 Z N"/>
          </draw:custom-shape>
          <draw:custom-shape draw:style-name="gr10" draw:text-style-name="P3" draw:layer="layout" svg:width="0.073cm" svg:height="0.006cm" svg:x="8.017cm" svg:y="11.033cm">
            <text:p text:style-name="P5"/>
            <draw:enhanced-geometry svg:viewBox="0 0 27 0" draw:type="non-primitive" draw:enhanced-path="M 0 0 L 27 0 0 0 Z N"/>
          </draw:custom-shape>
          <draw:custom-shape draw:style-name="gr10" draw:text-style-name="P3" draw:layer="layout" svg:width="0.073cm" svg:height="0.004cm" svg:x="8.017cm" svg:y="11.17cm">
            <text:p text:style-name="P5"/>
            <draw:enhanced-geometry svg:viewBox="0 0 27 0" draw:type="non-primitive" draw:enhanced-path="M 27 0 L 0 0 27 0 Z N"/>
          </draw:custom-shape>
          <draw:custom-shape draw:style-name="gr11" draw:text-style-name="P3" draw:layer="layout" svg:width="0.073cm" svg:height="0.136cm" svg:x="8.017cm" svg:y="11.033cm">
            <text:p text:style-name="P5"/>
            <draw:enhanced-geometry svg:viewBox="0 0 21600 21600" draw:type="rectangle" draw:enhanced-path="M 0 0 L 21600 0 21600 21600 0 21600 0 0 Z N"/>
          </draw:custom-shape>
          <draw:custom-shape draw:style-name="gr10" draw:text-style-name="P3" draw:layer="layout" svg:width="0.021cm" svg:height="0.004cm" svg:x="7.569cm" svg:y="10.201cm">
            <text:p text:style-name="P5"/>
            <draw:enhanced-geometry svg:viewBox="0 0 9 0" draw:type="non-primitive" draw:enhanced-path="M 0 0 L 9 0 0 0 Z N"/>
          </draw:custom-shape>
          <draw:custom-shape draw:style-name="gr10" draw:text-style-name="P3" draw:layer="layout" svg:width="0.021cm" svg:height="0.004cm" svg:x="7.569cm" svg:y="11.17cm">
            <text:p text:style-name="P5"/>
            <draw:enhanced-geometry svg:viewBox="0 0 9 0" draw:type="non-primitive" draw:enhanced-path="M 9 0 L 0 0 9 0 Z N"/>
          </draw:custom-shape>
          <draw:custom-shape draw:style-name="gr11" draw:text-style-name="P3" draw:layer="layout" svg:width="0.021cm" svg:height="0.968cm" svg:x="7.569cm" svg:y="10.201cm">
            <text:p text:style-name="P5"/>
            <draw:enhanced-geometry svg:viewBox="0 0 21600 21600" draw:type="rectangle" draw:enhanced-path="M 0 0 L 21600 0 21600 21600 0 21600 0 0 Z N"/>
          </draw:custom-shape>
          <draw:custom-shape draw:style-name="gr10" draw:text-style-name="P3" draw:layer="layout" svg:width="0.016cm" svg:height="0.006cm" svg:x="7.911cm" svg:y="11.163cm">
            <text:p text:style-name="P5"/>
            <draw:enhanced-geometry svg:viewBox="0 0 7 0" draw:type="non-primitive" draw:enhanced-path="M 7 0 L 0 0 7 0 Z N"/>
          </draw:custom-shape>
          <draw:custom-shape draw:style-name="gr10" draw:text-style-name="P3" draw:layer="layout" svg:width="0.016cm" svg:height="0.004cm" svg:x="7.911cm" svg:y="10.201cm">
            <text:p text:style-name="P5"/>
            <draw:enhanced-geometry svg:viewBox="0 0 7 0" draw:type="non-primitive" draw:enhanced-path="M 0 0 L 7 0 0 0 Z N"/>
          </draw:custom-shape>
          <draw:custom-shape draw:style-name="gr11" draw:text-style-name="P3" draw:layer="layout" svg:width="0.016cm" svg:height="0.962cm" svg:x="7.911cm" svg:y="10.201cm">
            <text:p text:style-name="P5"/>
            <draw:enhanced-geometry svg:viewBox="0 0 21600 21600" draw:type="rectangle" draw:enhanced-path="M 0 0 L 21600 0 21600 21600 0 21600 0 0 Z N"/>
          </draw:custom-shape>
          <draw:custom-shape draw:style-name="gr10" draw:text-style-name="P3" draw:layer="layout" svg:width="0.017cm" svg:height="0.006cm" svg:x="7.742cm" svg:y="10.195cm">
            <text:p text:style-name="P5"/>
            <draw:enhanced-geometry svg:viewBox="0 0 7 0" draw:type="non-primitive" draw:enhanced-path="M 0 0 L 7 0 0 0 Z N"/>
          </draw:custom-shape>
          <draw:custom-shape draw:style-name="gr10" draw:text-style-name="P3" draw:layer="layout" svg:width="0.017cm" svg:height="0.004cm" svg:x="7.742cm" svg:y="11.17cm">
            <text:p text:style-name="P5"/>
            <draw:enhanced-geometry svg:viewBox="0 0 7 0" draw:type="non-primitive" draw:enhanced-path="M 7 0 L 0 0 7 0 Z N"/>
          </draw:custom-shape>
          <draw:custom-shape draw:style-name="gr11" draw:text-style-name="P3" draw:layer="layout" svg:width="0.017cm" svg:height="0.974cm" svg:x="7.742cm" svg:y="10.195cm">
            <text:p text:style-name="P5"/>
            <draw:enhanced-geometry svg:viewBox="0 0 21600 21600" draw:type="rectangle" draw:enhanced-path="M 0 0 L 21600 0 21600 21600 0 21600 0 0 Z N"/>
          </draw:custom-shape>
          <draw:custom-shape draw:style-name="gr10" draw:text-style-name="P3" draw:layer="layout" svg:width="0.016cm" svg:height="0.006cm" svg:x="8.231cm" svg:y="10.195cm">
            <text:p text:style-name="P5"/>
            <draw:enhanced-geometry svg:viewBox="0 0 7 0" draw:type="non-primitive" draw:enhanced-path="M 0 0 L 7 0 0 0 Z N"/>
          </draw:custom-shape>
          <draw:custom-shape draw:style-name="gr10" draw:text-style-name="P3" draw:layer="layout" svg:width="0.016cm" svg:height="0.004cm" svg:x="8.231cm" svg:y="11.17cm">
            <text:p text:style-name="P5"/>
            <draw:enhanced-geometry svg:viewBox="0 0 7 0" draw:type="non-primitive" draw:enhanced-path="M 7 0 L 0 0 7 0 Z N"/>
          </draw:custom-shape>
          <draw:custom-shape draw:style-name="gr11" draw:text-style-name="P3" draw:layer="layout" svg:width="0.016cm" svg:height="0.974cm" svg:x="8.231cm" svg:y="10.195cm">
            <text:p text:style-name="P5"/>
            <draw:enhanced-geometry svg:viewBox="0 0 21600 21600" draw:type="rectangle" draw:enhanced-path="M 0 0 L 21600 0 21600 21600 0 21600 0 0 Z N"/>
          </draw:custom-shape>
          <draw:custom-shape draw:style-name="gr10" draw:text-style-name="P3" draw:layer="layout" svg:width="0.022cm" svg:height="0.004cm" svg:x="8.073cm" svg:y="10.201cm">
            <text:p text:style-name="P5"/>
            <draw:enhanced-geometry svg:viewBox="0 0 8 0" draw:type="non-primitive" draw:enhanced-path="M 0 0 L 8 0 0 0 Z N"/>
          </draw:custom-shape>
          <draw:custom-shape draw:style-name="gr10" draw:text-style-name="P3" draw:layer="layout" svg:width="0.022cm" svg:height="0.006cm" svg:x="8.073cm" svg:y="11.163cm">
            <text:p text:style-name="P5"/>
            <draw:enhanced-geometry svg:viewBox="0 0 8 0" draw:type="non-primitive" draw:enhanced-path="M 8 0 L 0 0 8 0 Z N"/>
          </draw:custom-shape>
          <draw:custom-shape draw:style-name="gr11" draw:text-style-name="P3" draw:layer="layout" svg:width="0.022cm" svg:height="0.962cm" svg:x="8.073cm" svg:y="10.201cm">
            <text:p text:style-name="P5"/>
            <draw:enhanced-geometry svg:viewBox="0 0 21600 21600" draw:type="rectangle" draw:enhanced-path="M 0 0 L 21600 0 21600 21600 0 21600 0 0 Z N"/>
          </draw:custom-shape>
          <draw:custom-shape draw:style-name="gr10" draw:text-style-name="P3" draw:layer="layout" svg:width="0.067cm" svg:height="0.006cm" svg:x="8.343cm" svg:y="10.195cm">
            <text:p text:style-name="P5"/>
            <draw:enhanced-geometry svg:viewBox="0 0 25 0" draw:type="non-primitive" draw:enhanced-path="M 0 0 L 25 0 0 0 Z N"/>
          </draw:custom-shape>
          <draw:custom-shape draw:style-name="gr10" draw:text-style-name="P3" draw:layer="layout" svg:width="0.067cm" svg:height="0.004cm" svg:x="8.343cm" svg:y="10.321cm">
            <text:p text:style-name="P5"/>
            <draw:enhanced-geometry svg:viewBox="0 0 25 0" draw:type="non-primitive" draw:enhanced-path="M 25 0 L 0 0 25 0 Z N"/>
          </draw:custom-shape>
          <draw:custom-shape draw:style-name="gr11" draw:text-style-name="P3" draw:layer="layout" svg:width="0.067cm" svg:height="0.125cm" svg:x="8.343cm" svg:y="10.195cm">
            <text:p text:style-name="P5"/>
            <draw:enhanced-geometry svg:viewBox="0 0 21600 21600" draw:type="rectangle" draw:enhanced-path="M 0 0 L 21600 0 21600 21600 0 21600 0 0 Z N"/>
          </draw:custom-shape>
          <draw:custom-shape draw:style-name="gr10" draw:text-style-name="P3" draw:layer="layout" svg:width="0.072cm" svg:height="0.004cm" svg:x="7.518cm" svg:y="10.19cm">
            <text:p text:style-name="P5"/>
            <draw:enhanced-geometry svg:viewBox="0 0 27 0" draw:type="non-primitive" draw:enhanced-path="M 0 0 L 27 0 0 0 Z N"/>
          </draw:custom-shape>
          <draw:custom-shape draw:style-name="gr10" draw:text-style-name="P3" draw:layer="layout" svg:width="0.072cm" svg:height="0.004cm" svg:x="7.518cm" svg:y="10.321cm">
            <text:p text:style-name="P5"/>
            <draw:enhanced-geometry svg:viewBox="0 0 27 0" draw:type="non-primitive" draw:enhanced-path="M 27 0 L 0 0 27 0 Z N"/>
          </draw:custom-shape>
          <draw:custom-shape draw:style-name="gr11" draw:text-style-name="P3" draw:layer="layout" svg:width="0.072cm" svg:height="0.13cm" svg:x="7.518cm" svg:y="10.19cm">
            <text:p text:style-name="P5"/>
            <draw:enhanced-geometry svg:viewBox="0 0 21600 21600" draw:type="rectangle" draw:enhanced-path="M 0 0 L 21600 0 21600 21600 0 21600 0 0 Z N"/>
          </draw:custom-shape>
          <draw:custom-shape draw:style-name="gr10" draw:text-style-name="P3" draw:layer="layout" svg:width="0.067cm" svg:height="0.006cm" svg:x="7.693cm" svg:y="10.195cm">
            <text:p text:style-name="P5"/>
            <draw:enhanced-geometry svg:viewBox="0 0 25 0" draw:type="non-primitive" draw:enhanced-path="M 0 0 L 25 0 0 0 Z N"/>
          </draw:custom-shape>
          <draw:custom-shape draw:style-name="gr10" draw:text-style-name="P3" draw:layer="layout" svg:width="0.067cm" svg:height="0.004cm" svg:x="7.693cm" svg:y="10.321cm">
            <text:p text:style-name="P5"/>
            <draw:enhanced-geometry svg:viewBox="0 0 25 0" draw:type="non-primitive" draw:enhanced-path="M 25 0 L 0 0 25 0 Z N"/>
          </draw:custom-shape>
          <draw:custom-shape draw:style-name="gr11" draw:text-style-name="P3" draw:layer="layout" svg:width="0.067cm" svg:height="0.125cm" svg:x="7.693cm" svg:y="10.195cm">
            <text:p text:style-name="P5"/>
            <draw:enhanced-geometry svg:viewBox="0 0 21600 21600" draw:type="rectangle" draw:enhanced-path="M 0 0 L 21600 0 21600 21600 0 21600 0 0 Z N"/>
          </draw:custom-shape>
          <draw:custom-shape draw:style-name="gr10" draw:text-style-name="P3" draw:layer="layout" svg:width="0.072cm" svg:height="0.006cm" svg:x="7.86cm" svg:y="10.195cm">
            <text:p text:style-name="P5"/>
            <draw:enhanced-geometry svg:viewBox="0 0 26 0" draw:type="non-primitive" draw:enhanced-path="M 0 0 L 26 0 0 0 Z N"/>
          </draw:custom-shape>
          <draw:custom-shape draw:style-name="gr10" draw:text-style-name="P3" draw:layer="layout" svg:width="0.072cm" svg:height="0.004cm" svg:x="7.86cm" svg:y="10.321cm">
            <text:p text:style-name="P5"/>
            <draw:enhanced-geometry svg:viewBox="0 0 26 0" draw:type="non-primitive" draw:enhanced-path="M 26 0 L 0 0 26 0 Z N"/>
          </draw:custom-shape>
          <draw:custom-shape draw:style-name="gr11" draw:text-style-name="P3" draw:layer="layout" svg:width="0.072cm" svg:height="0.125cm" svg:x="7.86cm" svg:y="10.195cm">
            <text:p text:style-name="P5"/>
            <draw:enhanced-geometry svg:viewBox="0 0 21600 21600" draw:type="rectangle" draw:enhanced-path="M 0 0 L 21600 0 21600 21600 0 21600 0 0 Z N"/>
          </draw:custom-shape>
          <draw:custom-shape draw:style-name="gr10" draw:text-style-name="P3" draw:layer="layout" svg:width="0.067cm" svg:height="0.004cm" svg:x="8.18cm" svg:y="10.19cm">
            <text:p text:style-name="P5"/>
            <draw:enhanced-geometry svg:viewBox="0 0 25 0" draw:type="non-primitive" draw:enhanced-path="M 0 0 L 25 0 0 0 Z N"/>
          </draw:custom-shape>
          <draw:custom-shape draw:style-name="gr10" draw:text-style-name="P3" draw:layer="layout" svg:width="0.067cm" svg:height="0.004cm" svg:x="8.18cm" svg:y="10.321cm">
            <text:p text:style-name="P5"/>
            <draw:enhanced-geometry svg:viewBox="0 0 25 0" draw:type="non-primitive" draw:enhanced-path="M 25 0 L 0 0 25 0 Z N"/>
          </draw:custom-shape>
          <draw:custom-shape draw:style-name="gr11" draw:text-style-name="P3" draw:layer="layout" svg:width="0.067cm" svg:height="0.13cm" svg:x="8.18cm" svg:y="10.19cm">
            <text:p text:style-name="P5"/>
            <draw:enhanced-geometry svg:viewBox="0 0 21600 21600" draw:type="rectangle" draw:enhanced-path="M 0 0 L 21600 0 21600 21600 0 21600 0 0 Z N"/>
          </draw:custom-shape>
          <draw:custom-shape draw:style-name="gr10" draw:text-style-name="P3" draw:layer="layout" svg:width="0.072cm" svg:height="0.004cm" svg:x="8.023cm" svg:y="10.19cm">
            <text:p text:style-name="P5"/>
            <draw:enhanced-geometry svg:viewBox="0 0 26 0" draw:type="non-primitive" draw:enhanced-path="M 0 0 L 26 0 0 0 Z N"/>
          </draw:custom-shape>
          <draw:custom-shape draw:style-name="gr10" draw:text-style-name="P3" draw:layer="layout" svg:width="0.072cm" svg:height="0.004cm" svg:x="8.023cm" svg:y="10.321cm">
            <text:p text:style-name="P5"/>
            <draw:enhanced-geometry svg:viewBox="0 0 26 0" draw:type="non-primitive" draw:enhanced-path="M 26 0 L 0 0 26 0 Z N"/>
          </draw:custom-shape>
          <draw:custom-shape draw:style-name="gr11" draw:text-style-name="P3" draw:layer="layout" svg:width="0.072cm" svg:height="0.13cm" svg:x="8.023cm" svg:y="10.19cm">
            <text:p text:style-name="P5"/>
            <draw:enhanced-geometry svg:viewBox="0 0 21600 21600" draw:type="rectangle" draw:enhanced-path="M 0 0 L 21600 0 21600 21600 0 21600 0 0 Z N"/>
          </draw:custom-shape>
          <draw:custom-shape draw:style-name="gr13" draw:text-style-name="P3" draw:layer="layout" svg:width="0.055cm" svg:height="0.07cm" svg:x="7.412cm" svg:y="9.788cm">
            <text:p text:style-name="P5"/>
            <draw:enhanced-geometry svg:viewBox="0 0 21600 21600" draw:type="rectangle" draw:enhanced-path="M 0 0 L 21600 0 21600 21600 0 21600 0 0 Z N"/>
          </draw:custom-shape>
          <draw:custom-shape draw:style-name="gr14" draw:text-style-name="P3" draw:layer="layout" svg:width="0.044cm" svg:height="0.043cm" svg:x="7.418cm" svg:y="9.793cm">
            <text:p text:style-name="P5"/>
            <draw:enhanced-geometry svg:viewBox="0 0 17 16" draw:type="non-primitive" draw:enhanced-path="M 0 16 L 9 0 17 16 0 16 Z N"/>
          </draw:custom-shape>
          <draw:custom-shape draw:style-name="gr15" draw:text-style-name="P3" draw:layer="layout" svg:width="0.016cm" svg:height="0.02cm" svg:x="7.434cm" svg:y="9.815cm">
            <text:p text:style-name="P5"/>
            <draw:enhanced-geometry svg:viewBox="0 0 7 7" draw:type="non-primitive" draw:enhanced-path="M 4 7 L 5 5 7 4 7 3 7 1 5 1 4 0 2 1 0 1 0 3 0 4 2 5 4 7 Z N"/>
          </draw:custom-shape>
        </draw:g>
        <draw:custom-shape draw:style-name="gr16" draw:text-style-name="P14" draw:layer="layout" svg:width="4.964cm" svg:height="1.827cm" svg:x="5.388cm" svg:y="11.528cm">
          <text:p text:style-name="P12"><text:span text:style-name="T12">OpenSIPS</text:span></text:p>
          <text:p text:style-name="P13"><text:span text:style-name="T12">Load Balancer</text:span></text:p>
          <draw:enhanced-geometry svg:viewBox="0 0 21600 21600" draw:type="mso-spt202" draw:enhanced-path="M 0 0 L 21600 0 21600 21600 0 21600 0 0 Z N"/>
        </draw:custom-shape>
        <draw:custom-shape draw:style-name="gr17" draw:text-style-name="P3" draw:layer="layout" svg:width="3.499cm" svg:height="1.059cm" draw:transform="rotate (-2.16193934444615) translate (12.656cm 6.841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4.627cm" svg:height="1.058cm" draw:transform="rotate (3.1415926535892) translate (6.478cm 11.022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3.881cm" svg:height="1.059cm" draw:transform="rotate (2.49826429130421) translate (13.661cm 14.744cm)">
          <text:p text:style-name="P5"/>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6.904cm" svg:height="0.937cm" draw:transform="rotate (3.1415926535892) translate (17.184cm 10.81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 draw:text-style-name="P20" draw:layer="layout" svg:width="9.43cm" svg:height="2.123cm" svg:x="1.764cm" svg:y="3.442cm">
          <draw:text-box>
            <text:p text:style-name="P16"><text:span text:style-name="T13">Fronting pools/clusters of </text:span></text:p>
            <text:p text:style-name="P16"><text:span text:style-name="T16">scaling, LB and HA</text:span><text:span text:style-name="T13">.</text:span></text:p>
          </draw:text-box>
        </draw:frame>
        <draw:frame draw:style-name="gr34" draw:layer="layout" svg:width="2.235cm" svg:height="2.822cm" svg:x="13.701cm" svg:y="4.893cm">
          <draw:object-ole draw:class-id="00000000-0000-0000-0000-000000000000" xlink:href="./Object 4" xlink:type="simple" xlink:show="embed" xlink:actuate="onLoad"/>
          <draw:image xlink:href="./ObjectReplacements/Object 4" xlink:type="simple" xlink:show="embed" xlink:actuate="onLoad"/>
        </draw:frame>
        <draw:frame draw:style-name="gr34" draw:layer="layout" svg:width="2.235cm" svg:height="2.822cm" svg:x="17.826cm" svg:y="8.933cm">
          <draw:object-ole draw:class-id="00000000-0000-0000-0000-000000000000" xlink:href="./Object 6" xlink:type="simple" xlink:show="embed" xlink:actuate="onLoad"/>
          <draw:image xlink:href="./ObjectReplacements/Object 6" xlink:type="simple" xlink:show="embed" xlink:actuate="onLoad"/>
        </draw:frame>
        <draw:frame draw:style-name="gr34" draw:layer="layout" svg:width="2.235cm" svg:height="2.822cm" svg:x="14.468cm" svg:y="13.371cm">
          <draw:object-ole draw:class-id="00000000-0000-0000-0000-000000000000" xlink:href="./Object 7" xlink:type="simple" xlink:show="embed" xlink:actuate="onLoad"/>
          <draw:image xlink:href="./ObjectReplacements/Object 7" xlink:type="simple" xlink:show="embed" xlink:actuate="onLoad"/>
        </draw:frame>
        <draw:custom-shape draw:style-name="gr35" draw:text-style-name="P22" draw:layer="layout" svg:width="5.802cm" svg:height="1.197cm" svg:x="12.998cm" svg:y="3.723cm">
          <text:p text:style-name="P21">PSTN Gateway</text:p>
          <draw:enhanced-geometry svg:viewBox="0 0 21600 21600" draw:type="mso-spt202" draw:enhanced-path="M 0 0 L 21600 0 21600 21600 0 21600 0 0 Z N"/>
        </draw:custom-shape>
        <draw:frame draw:style-name="gr36" draw:layer="layout" svg:width="2.329cm" svg:height="1.421cm" svg:x="17.773cm" svg:y="5.486cm">
          <draw:object-ole draw:class-id="00000000-0000-0000-0000-000000000000" xlink:href="./Object 8" xlink:type="simple" xlink:show="embed" xlink:actuate="onLoad"/>
          <draw:image xlink:href="./ObjectReplacements/Object 8" xlink:type="simple" xlink:show="embed" xlink:actuate="onLoad"/>
        </draw:frame>
        <draw:line draw:style-name="gr37" draw:layer="layout" svg:x1="16.321cm" svg:y1="6.181cm" svg:x2="17.53cm" svg:y2="6.181cm">
          <text:p text:style-name="P5"/>
        </draw:line>
        <draw:frame draw:style-name="gr36" draw:layer="layout" svg:width="2.329cm" svg:height="1.421cm" svg:x="21.7cm" svg:y="9.641cm">
          <draw:object-ole draw:class-id="00000000-0000-0000-0000-000000000000" xlink:href="./Object 9" xlink:type="simple" xlink:show="embed" xlink:actuate="onLoad"/>
          <draw:image xlink:href="./ObjectReplacements/Object 9" xlink:type="simple" xlink:show="embed" xlink:actuate="onLoad"/>
        </draw:frame>
        <draw:line draw:style-name="gr37" draw:layer="layout" svg:x1="20.248cm" svg:y1="10.336cm" svg:x2="21.457cm" svg:y2="10.336cm">
          <text:p text:style-name="P5"/>
        </draw:line>
        <draw:frame draw:style-name="gr36" draw:layer="layout" svg:width="2.329cm" svg:height="1.421cm" svg:x="18.4cm" svg:y="14.192cm">
          <draw:object-ole draw:class-id="00000000-0000-0000-0000-000000000000" xlink:href="./Object 10" xlink:type="simple" xlink:show="embed" xlink:actuate="onLoad"/>
          <draw:image xlink:href="./ObjectReplacements/Object 10" xlink:type="simple" xlink:show="embed" xlink:actuate="onLoad"/>
        </draw:frame>
        <draw:line draw:style-name="gr37" draw:layer="layout" svg:x1="16.948cm" svg:y1="14.887cm" svg:x2="18.157cm" svg:y2="14.887cm">
          <text:p text:style-name="P5"/>
        </draw:line>
        <draw:frame draw:style-name="gr20" draw:text-style-name="P19" draw:layer="layout" svg:width="3.639cm" svg:height="1.991cm" svg:x="2.306cm" svg:y="8.338cm">
          <draw:text-box>
            <text:p text:style-name="P18"><text:span text:style-name="T15">Incoming</text:span></text:p>
            <text:p text:style-name="P18"><text:span text:style-name="T15">calls</text:span></text:p>
          </draw:text-box>
        </draw:frame>
        <presentation:notes draw:style-name="dp4">
          <draw:page-thumbnail draw:style-name="gr4" draw:layer="layout" svg:width="12.85cm" svg:height="9.659cm" svg:x="3.285cm" svg:y="1.931cm" draw:page-number="10" presentation:class="page"/>
          <draw:frame presentation:style-name="pr5" draw:text-style-name="P8" draw:layer="layout" svg:width="15.522cm" svg:height="11.313cm" svg:x="1.945cm" svg:y="12.233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5" draw:layer="layout" svg:width="12.594cm" svg:height="2.287cm" svg:x="12.148cm" svg:y="0.76cm" presentation:class="title" presentation:user-transformed="true">
          <draw:text-box>
            <text:p text:style-name="P5">Outbound- Media Services</text:p>
          </draw:text-box>
        </draw:frame>
        <draw:custom-shape draw:style-name="gr6" draw:text-style-name="P3" draw:layer="layout" svg:width="1.244cm" svg:height="1.879cm" svg:x="15.055cm" svg:y="12.768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custom-shape draw:style-name="gr7" draw:text-style-name="P3" draw:layer="layout" svg:width="1.24cm" svg:height="1.773cm" svg:x="7.288cm" svg:y="7.9cm">
            <text:p text:style-name="P5"/>
            <draw:enhanced-geometry svg:viewBox="0 0 442 650" draw:type="non-primitive" draw:enhanced-path="M 442 0 L 1 0 0 650 442 650 442 0 Z N"/>
          </draw:custom-shape>
          <draw:custom-shape draw:style-name="gr8" draw:text-style-name="P3" draw:layer="layout" svg:width="1.481cm" svg:height="0.13cm" svg:x="7.047cm" svg:y="7.77cm">
            <text:p text:style-name="P5"/>
            <draw:enhanced-geometry svg:viewBox="0 0 528 49" draw:type="non-primitive" draw:enhanced-path="M 528 49 L 444 0 0 0 86 47 528 49 Z N"/>
          </draw:custom-shape>
          <draw:custom-shape draw:style-name="gr9" draw:text-style-name="P3" draw:layer="layout" svg:width="0.248cm" svg:height="1.898cm" svg:x="7.047cm" svg:y="7.776cm">
            <text:p text:style-name="P5"/>
            <draw:enhanced-geometry svg:viewBox="0 0 87 698" draw:type="non-primitive" draw:enhanced-path="M 86 48 L 0 0 0 648 87 698 86 48 Z N"/>
          </draw:custom-shape>
          <draw:custom-shape draw:style-name="gr8" draw:text-style-name="P3" draw:layer="layout" svg:width="1.003cm" svg:height="0.152cm" svg:x="7.406cm" svg:y="9.445cm">
            <text:p text:style-name="P5"/>
            <draw:enhanced-geometry svg:viewBox="0 0 356 56" draw:type="non-primitive" draw:enhanced-path="M 356 0 L 0 2 0 55 355 56 356 0 Z N"/>
          </draw:custom-shape>
          <draw:custom-shape draw:style-name="gr8" draw:text-style-name="P3" draw:layer="layout" svg:width="1.003cm" svg:height="0.092cm" svg:x="7.406cm" svg:y="8.232cm">
            <text:p text:style-name="P5"/>
            <draw:enhanced-geometry svg:viewBox="0 0 356 33" draw:type="non-primitive" draw:enhanced-path="M 356 0 L 0 0 0 33 355 33 356 0 Z N"/>
          </draw:custom-shape>
          <draw:custom-shape draw:style-name="gr10" draw:text-style-name="P3" draw:layer="layout" svg:width="0.073cm" svg:height="0.004cm" svg:x="8.18cm" svg:y="7.988cm">
            <text:p text:style-name="P5"/>
            <draw:enhanced-geometry svg:viewBox="0 0 27 0" draw:type="non-primitive" draw:enhanced-path="M 0 0 L 27 0 0 0 Z N"/>
          </draw:custom-shape>
          <draw:custom-shape draw:style-name="gr10" draw:text-style-name="P3" draw:layer="layout" svg:width="0.073cm" svg:height="0.006cm" svg:x="8.18cm" svg:y="8.221cm">
            <text:p text:style-name="P5"/>
            <draw:enhanced-geometry svg:viewBox="0 0 27 0" draw:type="non-primitive" draw:enhanced-path="M 27 0 L 0 0 27 0 Z N"/>
          </draw:custom-shape>
          <draw:custom-shape draw:style-name="gr11" draw:text-style-name="P3" draw:layer="layout" svg:width="0.073cm" svg:height="0.233cm" svg:x="8.18cm" svg:y="7.988cm">
            <text:p text:style-name="P5"/>
            <draw:enhanced-geometry svg:viewBox="0 0 21600 21600" draw:type="rectangle" draw:enhanced-path="M 0 0 L 21600 0 21600 21600 0 21600 0 0 Z N"/>
          </draw:custom-shape>
          <draw:custom-shape draw:style-name="gr12" draw:text-style-name="P3" draw:layer="layout" svg:width="0.97cm" svg:height="0.119cm" svg:x="7.423cm" svg:y="8.395cm">
            <text:p text:style-name="P5"/>
            <draw:enhanced-geometry svg:viewBox="0 0 346 44" draw:type="non-primitive" draw:enhanced-path="M 346 0 L 0 0 0 43 346 44 346 0 N"/>
          </draw:custom-shape>
          <draw:custom-shape draw:style-name="gr10" draw:text-style-name="P3" draw:layer="layout" svg:width="0.072cm" svg:height="0.004cm" svg:x="8.343cm" svg:y="9.239cm">
            <text:p text:style-name="P5"/>
            <draw:enhanced-geometry svg:viewBox="0 0 27 0" draw:type="non-primitive" draw:enhanced-path="M 0 0 L 27 0 0 0 Z N"/>
          </draw:custom-shape>
          <draw:custom-shape draw:style-name="gr10" draw:text-style-name="P3" draw:layer="layout" svg:width="0.072cm" svg:height="0.006cm" svg:x="8.343cm" svg:y="9.363cm">
            <text:p text:style-name="P5"/>
            <draw:enhanced-geometry svg:viewBox="0 0 27 0" draw:type="non-primitive" draw:enhanced-path="M 27 0 L 0 0 27 0 Z N"/>
          </draw:custom-shape>
          <draw:custom-shape draw:style-name="gr11" draw:text-style-name="P3" draw:layer="layout" svg:width="0.072cm" svg:height="0.124cm" svg:x="8.343cm" svg:y="9.239cm">
            <text:p text:style-name="P5"/>
            <draw:enhanced-geometry svg:viewBox="0 0 21600 21600" draw:type="rectangle" draw:enhanced-path="M 0 0 L 21600 0 21600 21600 0 21600 0 0 Z N"/>
          </draw:custom-shape>
          <draw:custom-shape draw:style-name="gr10" draw:text-style-name="P3" draw:layer="layout" svg:width="0.005cm" svg:height="0.02cm" svg:x="7.418cm" svg:y="9.358cm">
            <text:p text:style-name="P5"/>
            <draw:enhanced-geometry svg:viewBox="0 0 0 7" draw:type="non-primitive" draw:enhanced-path="M 0 7 L 0 0 0 7 Z N"/>
          </draw:custom-shape>
          <draw:custom-shape draw:style-name="gr10" draw:text-style-name="P3" draw:layer="layout" svg:width="0.021cm" svg:height="0.004cm" svg:x="7.406cm" svg:y="9.37cm">
            <text:p text:style-name="P5"/>
            <draw:enhanced-geometry svg:viewBox="0 0 9 0" draw:type="non-primitive" draw:enhanced-path="M 9 0 L 0 0 9 0 Z N"/>
          </draw:custom-shape>
          <draw:custom-shape draw:style-name="gr10" draw:text-style-name="P3" draw:layer="layout" svg:width="0.997cm" svg:height="0.02cm" svg:x="7.418cm" svg:y="9.358cm">
            <text:p text:style-name="P5"/>
            <draw:enhanced-geometry svg:viewBox="0 0 357 7" draw:type="non-primitive" draw:enhanced-path="M 0 7 L 0 0 348 0 348 3 357 3 357 7 0 7 Z N"/>
          </draw:custom-shape>
          <draw:custom-shape draw:style-name="gr10" draw:text-style-name="P3" draw:layer="layout" svg:width="0.021cm" svg:height="0.985cm" svg:x="8.393cm" svg:y="8.384cm">
            <text:p text:style-name="P5"/>
            <draw:enhanced-geometry svg:viewBox="0 0 9 362" draw:type="non-primitive" draw:enhanced-path="M 9 362 L 0 362 0 6 4 6 4 0 9 0 9 362 Z N"/>
          </draw:custom-shape>
          <draw:custom-shape draw:style-name="gr10" draw:text-style-name="P3" draw:layer="layout" svg:width="0.998cm" svg:height="0.017cm" svg:x="7.406cm" svg:y="8.384cm">
            <text:p text:style-name="P5"/>
            <draw:enhanced-geometry svg:viewBox="0 0 357 6" draw:type="non-primitive" draw:enhanced-path="M 357 0 L 357 6 9 6 9 3 0 3 0 0 357 0 Z N"/>
          </draw:custom-shape>
          <draw:custom-shape draw:style-name="gr11" draw:text-style-name="P3" draw:layer="layout" svg:width="0.021cm" svg:height="0.979cm" svg:x="7.406cm" svg:y="8.39cm">
            <text:p text:style-name="P5"/>
            <draw:enhanced-geometry svg:viewBox="0 0 21600 21600" draw:type="rectangle" draw:enhanced-path="M 0 0 L 21600 0 21600 21600 0 21600 0 0 Z N"/>
          </draw:custom-shape>
          <draw:custom-shape draw:style-name="gr10" draw:text-style-name="P3" draw:layer="layout" svg:width="0.005cm" svg:height="0.017cm" svg:x="8.405cm" svg:y="8.515cm">
            <text:p text:style-name="P5"/>
            <draw:enhanced-geometry svg:viewBox="0 0 0 6" draw:type="non-primitive" draw:enhanced-path="M 0 0 L 0 6 0 0 Z N"/>
          </draw:custom-shape>
          <draw:custom-shape draw:style-name="gr10" draw:text-style-name="P3" draw:layer="layout" svg:width="0.005cm" svg:height="0.017cm" svg:x="7.418cm" svg:y="8.515cm">
            <text:p text:style-name="P5"/>
            <draw:enhanced-geometry svg:viewBox="0 0 0 6" draw:type="non-primitive" draw:enhanced-path="M 0 6 L 0 0 0 6 Z N"/>
          </draw:custom-shape>
          <draw:custom-shape draw:style-name="gr11" draw:text-style-name="P3" draw:layer="layout" svg:width="0.986cm" svg:height="0.017cm" svg:x="7.418cm" svg:y="8.515cm">
            <text:p text:style-name="P5"/>
            <draw:enhanced-geometry svg:viewBox="0 0 21600 21600" draw:type="rectangle" draw:enhanced-path="M 0 0 L 21600 0 21600 21600 0 21600 0 0 Z N"/>
          </draw:custom-shape>
          <draw:custom-shape draw:style-name="gr10" draw:text-style-name="P3" draw:layer="layout" svg:width="0.067cm" svg:height="0.004cm" svg:x="7.518cm" svg:y="9.239cm">
            <text:p text:style-name="P5"/>
            <draw:enhanced-geometry svg:viewBox="0 0 25 0" draw:type="non-primitive" draw:enhanced-path="M 0 0 L 25 0 0 0 Z N"/>
          </draw:custom-shape>
          <draw:custom-shape draw:style-name="gr10" draw:text-style-name="P3" draw:layer="layout" svg:width="0.067cm" svg:height="0.004cm" svg:x="7.518cm" svg:y="9.37cm">
            <text:p text:style-name="P5"/>
            <draw:enhanced-geometry svg:viewBox="0 0 25 0" draw:type="non-primitive" draw:enhanced-path="M 25 0 L 0 0 25 0 Z N"/>
          </draw:custom-shape>
          <draw:custom-shape draw:style-name="gr11" draw:text-style-name="P3" draw:layer="layout" svg:width="0.067cm" svg:height="0.13cm" svg:x="7.518cm" svg:y="9.239cm">
            <text:p text:style-name="P5"/>
            <draw:enhanced-geometry svg:viewBox="0 0 21600 21600" draw:type="rectangle" draw:enhanced-path="M 0 0 L 21600 0 21600 21600 0 21600 0 0 Z N"/>
          </draw:custom-shape>
          <draw:custom-shape draw:style-name="gr10" draw:text-style-name="P3" draw:layer="layout" svg:width="0.073cm" svg:height="0.004cm" svg:x="7.686cm" svg:y="9.239cm">
            <text:p text:style-name="P5"/>
            <draw:enhanced-geometry svg:viewBox="0 0 27 0" draw:type="non-primitive" draw:enhanced-path="M 0 0 L 27 0 0 0 Z N"/>
          </draw:custom-shape>
          <draw:custom-shape draw:style-name="gr10" draw:text-style-name="P3" draw:layer="layout" svg:width="0.073cm" svg:height="0.006cm" svg:x="7.686cm" svg:y="9.363cm">
            <text:p text:style-name="P5"/>
            <draw:enhanced-geometry svg:viewBox="0 0 27 0" draw:type="non-primitive" draw:enhanced-path="M 27 0 L 0 0 27 0 Z N"/>
          </draw:custom-shape>
          <draw:custom-shape draw:style-name="gr11" draw:text-style-name="P3" draw:layer="layout" svg:width="0.073cm" svg:height="0.124cm" svg:x="7.686cm" svg:y="9.239cm">
            <text:p text:style-name="P5"/>
            <draw:enhanced-geometry svg:viewBox="0 0 21600 21600" draw:type="rectangle" draw:enhanced-path="M 0 0 L 21600 0 21600 21600 0 21600 0 0 Z N"/>
          </draw:custom-shape>
          <draw:custom-shape draw:style-name="gr10" draw:text-style-name="P3" draw:layer="layout" svg:width="0.073cm" svg:height="0.004cm" svg:x="7.854cm" svg:y="9.239cm">
            <text:p text:style-name="P5"/>
            <draw:enhanced-geometry svg:viewBox="0 0 27 0" draw:type="non-primitive" draw:enhanced-path="M 0 0 L 27 0 0 0 Z N"/>
          </draw:custom-shape>
          <draw:custom-shape draw:style-name="gr10" draw:text-style-name="P3" draw:layer="layout" svg:width="0.073cm" svg:height="0.004cm" svg:x="7.854cm" svg:y="9.37cm">
            <text:p text:style-name="P5"/>
            <draw:enhanced-geometry svg:viewBox="0 0 27 0" draw:type="non-primitive" draw:enhanced-path="M 27 0 L 0 0 27 0 Z N"/>
          </draw:custom-shape>
          <draw:custom-shape draw:style-name="gr11" draw:text-style-name="P3" draw:layer="layout" svg:width="0.073cm" svg:height="0.13cm" svg:x="7.854cm" svg:y="9.239cm">
            <text:p text:style-name="P5"/>
            <draw:enhanced-geometry svg:viewBox="0 0 21600 21600" draw:type="rectangle" draw:enhanced-path="M 0 0 L 21600 0 21600 21600 0 21600 0 0 Z N"/>
          </draw:custom-shape>
          <draw:custom-shape draw:style-name="gr10" draw:text-style-name="P3" draw:layer="layout" svg:width="0.073cm" svg:height="0.004cm" svg:x="8.18cm" svg:y="9.239cm">
            <text:p text:style-name="P5"/>
            <draw:enhanced-geometry svg:viewBox="0 0 27 0" draw:type="non-primitive" draw:enhanced-path="M 0 0 L 27 0 0 0 Z N"/>
          </draw:custom-shape>
          <draw:custom-shape draw:style-name="gr10" draw:text-style-name="P3" draw:layer="layout" svg:width="0.073cm" svg:height="0.004cm" svg:x="8.18cm" svg:y="9.37cm">
            <text:p text:style-name="P5"/>
            <draw:enhanced-geometry svg:viewBox="0 0 27 0" draw:type="non-primitive" draw:enhanced-path="M 27 0 L 0 0 27 0 Z N"/>
          </draw:custom-shape>
          <draw:custom-shape draw:style-name="gr11" draw:text-style-name="P3" draw:layer="layout" svg:width="0.073cm" svg:height="0.13cm" svg:x="8.18cm" svg:y="9.239cm">
            <text:p text:style-name="P5"/>
            <draw:enhanced-geometry svg:viewBox="0 0 21600 21600" draw:type="rectangle" draw:enhanced-path="M 0 0 L 21600 0 21600 21600 0 21600 0 0 Z N"/>
          </draw:custom-shape>
          <draw:custom-shape draw:style-name="gr10" draw:text-style-name="P3" draw:layer="layout" svg:width="0.073cm" svg:height="0.006cm" svg:x="8.017cm" svg:y="9.233cm">
            <text:p text:style-name="P5"/>
            <draw:enhanced-geometry svg:viewBox="0 0 27 0" draw:type="non-primitive" draw:enhanced-path="M 0 0 L 27 0 0 0 Z N"/>
          </draw:custom-shape>
          <draw:custom-shape draw:style-name="gr10" draw:text-style-name="P3" draw:layer="layout" svg:width="0.073cm" svg:height="0.004cm" svg:x="8.017cm" svg:y="9.37cm">
            <text:p text:style-name="P5"/>
            <draw:enhanced-geometry svg:viewBox="0 0 27 0" draw:type="non-primitive" draw:enhanced-path="M 27 0 L 0 0 27 0 Z N"/>
          </draw:custom-shape>
          <draw:custom-shape draw:style-name="gr11" draw:text-style-name="P3" draw:layer="layout" svg:width="0.073cm" svg:height="0.136cm" svg:x="8.017cm" svg:y="9.233cm">
            <text:p text:style-name="P5"/>
            <draw:enhanced-geometry svg:viewBox="0 0 21600 21600" draw:type="rectangle" draw:enhanced-path="M 0 0 L 21600 0 21600 21600 0 21600 0 0 Z N"/>
          </draw:custom-shape>
          <draw:custom-shape draw:style-name="gr10" draw:text-style-name="P3" draw:layer="layout" svg:width="0.021cm" svg:height="0.004cm" svg:x="7.569cm" svg:y="8.401cm">
            <text:p text:style-name="P5"/>
            <draw:enhanced-geometry svg:viewBox="0 0 9 0" draw:type="non-primitive" draw:enhanced-path="M 0 0 L 9 0 0 0 Z N"/>
          </draw:custom-shape>
          <draw:custom-shape draw:style-name="gr10" draw:text-style-name="P3" draw:layer="layout" svg:width="0.021cm" svg:height="0.004cm" svg:x="7.569cm" svg:y="9.37cm">
            <text:p text:style-name="P5"/>
            <draw:enhanced-geometry svg:viewBox="0 0 9 0" draw:type="non-primitive" draw:enhanced-path="M 9 0 L 0 0 9 0 Z N"/>
          </draw:custom-shape>
          <draw:custom-shape draw:style-name="gr11" draw:text-style-name="P3" draw:layer="layout" svg:width="0.021cm" svg:height="0.968cm" svg:x="7.569cm" svg:y="8.401cm">
            <text:p text:style-name="P5"/>
            <draw:enhanced-geometry svg:viewBox="0 0 21600 21600" draw:type="rectangle" draw:enhanced-path="M 0 0 L 21600 0 21600 21600 0 21600 0 0 Z N"/>
          </draw:custom-shape>
          <draw:custom-shape draw:style-name="gr10" draw:text-style-name="P3" draw:layer="layout" svg:width="0.016cm" svg:height="0.006cm" svg:x="7.911cm" svg:y="9.363cm">
            <text:p text:style-name="P5"/>
            <draw:enhanced-geometry svg:viewBox="0 0 7 0" draw:type="non-primitive" draw:enhanced-path="M 7 0 L 0 0 7 0 Z N"/>
          </draw:custom-shape>
          <draw:custom-shape draw:style-name="gr10" draw:text-style-name="P3" draw:layer="layout" svg:width="0.016cm" svg:height="0.004cm" svg:x="7.911cm" svg:y="8.401cm">
            <text:p text:style-name="P5"/>
            <draw:enhanced-geometry svg:viewBox="0 0 7 0" draw:type="non-primitive" draw:enhanced-path="M 0 0 L 7 0 0 0 Z N"/>
          </draw:custom-shape>
          <draw:custom-shape draw:style-name="gr11" draw:text-style-name="P3" draw:layer="layout" svg:width="0.016cm" svg:height="0.962cm" svg:x="7.911cm" svg:y="8.401cm">
            <text:p text:style-name="P5"/>
            <draw:enhanced-geometry svg:viewBox="0 0 21600 21600" draw:type="rectangle" draw:enhanced-path="M 0 0 L 21600 0 21600 21600 0 21600 0 0 Z N"/>
          </draw:custom-shape>
          <draw:custom-shape draw:style-name="gr10" draw:text-style-name="P3" draw:layer="layout" svg:width="0.017cm" svg:height="0.006cm" svg:x="7.742cm" svg:y="8.395cm">
            <text:p text:style-name="P5"/>
            <draw:enhanced-geometry svg:viewBox="0 0 7 0" draw:type="non-primitive" draw:enhanced-path="M 0 0 L 7 0 0 0 Z N"/>
          </draw:custom-shape>
          <draw:custom-shape draw:style-name="gr10" draw:text-style-name="P3" draw:layer="layout" svg:width="0.017cm" svg:height="0.004cm" svg:x="7.742cm" svg:y="9.37cm">
            <text:p text:style-name="P5"/>
            <draw:enhanced-geometry svg:viewBox="0 0 7 0" draw:type="non-primitive" draw:enhanced-path="M 7 0 L 0 0 7 0 Z N"/>
          </draw:custom-shape>
          <draw:custom-shape draw:style-name="gr11" draw:text-style-name="P3" draw:layer="layout" svg:width="0.017cm" svg:height="0.974cm" svg:x="7.742cm" svg:y="8.395cm">
            <text:p text:style-name="P5"/>
            <draw:enhanced-geometry svg:viewBox="0 0 21600 21600" draw:type="rectangle" draw:enhanced-path="M 0 0 L 21600 0 21600 21600 0 21600 0 0 Z N"/>
          </draw:custom-shape>
          <draw:custom-shape draw:style-name="gr10" draw:text-style-name="P3" draw:layer="layout" svg:width="0.016cm" svg:height="0.006cm" svg:x="8.231cm" svg:y="8.395cm">
            <text:p text:style-name="P5"/>
            <draw:enhanced-geometry svg:viewBox="0 0 7 0" draw:type="non-primitive" draw:enhanced-path="M 0 0 L 7 0 0 0 Z N"/>
          </draw:custom-shape>
          <draw:custom-shape draw:style-name="gr10" draw:text-style-name="P3" draw:layer="layout" svg:width="0.016cm" svg:height="0.004cm" svg:x="8.231cm" svg:y="9.37cm">
            <text:p text:style-name="P5"/>
            <draw:enhanced-geometry svg:viewBox="0 0 7 0" draw:type="non-primitive" draw:enhanced-path="M 7 0 L 0 0 7 0 Z N"/>
          </draw:custom-shape>
          <draw:custom-shape draw:style-name="gr11" draw:text-style-name="P3" draw:layer="layout" svg:width="0.016cm" svg:height="0.974cm" svg:x="8.231cm" svg:y="8.395cm">
            <text:p text:style-name="P5"/>
            <draw:enhanced-geometry svg:viewBox="0 0 21600 21600" draw:type="rectangle" draw:enhanced-path="M 0 0 L 21600 0 21600 21600 0 21600 0 0 Z N"/>
          </draw:custom-shape>
          <draw:custom-shape draw:style-name="gr10" draw:text-style-name="P3" draw:layer="layout" svg:width="0.022cm" svg:height="0.004cm" svg:x="8.073cm" svg:y="8.401cm">
            <text:p text:style-name="P5"/>
            <draw:enhanced-geometry svg:viewBox="0 0 8 0" draw:type="non-primitive" draw:enhanced-path="M 0 0 L 8 0 0 0 Z N"/>
          </draw:custom-shape>
          <draw:custom-shape draw:style-name="gr10" draw:text-style-name="P3" draw:layer="layout" svg:width="0.022cm" svg:height="0.006cm" svg:x="8.073cm" svg:y="9.363cm">
            <text:p text:style-name="P5"/>
            <draw:enhanced-geometry svg:viewBox="0 0 8 0" draw:type="non-primitive" draw:enhanced-path="M 8 0 L 0 0 8 0 Z N"/>
          </draw:custom-shape>
          <draw:custom-shape draw:style-name="gr11" draw:text-style-name="P3" draw:layer="layout" svg:width="0.022cm" svg:height="0.962cm" svg:x="8.073cm" svg:y="8.401cm">
            <text:p text:style-name="P5"/>
            <draw:enhanced-geometry svg:viewBox="0 0 21600 21600" draw:type="rectangle" draw:enhanced-path="M 0 0 L 21600 0 21600 21600 0 21600 0 0 Z N"/>
          </draw:custom-shape>
          <draw:custom-shape draw:style-name="gr10" draw:text-style-name="P3" draw:layer="layout" svg:width="0.067cm" svg:height="0.006cm" svg:x="8.343cm" svg:y="8.395cm">
            <text:p text:style-name="P5"/>
            <draw:enhanced-geometry svg:viewBox="0 0 25 0" draw:type="non-primitive" draw:enhanced-path="M 0 0 L 25 0 0 0 Z N"/>
          </draw:custom-shape>
          <draw:custom-shape draw:style-name="gr10" draw:text-style-name="P3" draw:layer="layout" svg:width="0.067cm" svg:height="0.004cm" svg:x="8.343cm" svg:y="8.521cm">
            <text:p text:style-name="P5"/>
            <draw:enhanced-geometry svg:viewBox="0 0 25 0" draw:type="non-primitive" draw:enhanced-path="M 25 0 L 0 0 25 0 Z N"/>
          </draw:custom-shape>
          <draw:custom-shape draw:style-name="gr11" draw:text-style-name="P3" draw:layer="layout" svg:width="0.067cm" svg:height="0.125cm" svg:x="8.343cm" svg:y="8.395cm">
            <text:p text:style-name="P5"/>
            <draw:enhanced-geometry svg:viewBox="0 0 21600 21600" draw:type="rectangle" draw:enhanced-path="M 0 0 L 21600 0 21600 21600 0 21600 0 0 Z N"/>
          </draw:custom-shape>
          <draw:custom-shape draw:style-name="gr10" draw:text-style-name="P3" draw:layer="layout" svg:width="0.072cm" svg:height="0.004cm" svg:x="7.518cm" svg:y="8.39cm">
            <text:p text:style-name="P5"/>
            <draw:enhanced-geometry svg:viewBox="0 0 27 0" draw:type="non-primitive" draw:enhanced-path="M 0 0 L 27 0 0 0 Z N"/>
          </draw:custom-shape>
          <draw:custom-shape draw:style-name="gr10" draw:text-style-name="P3" draw:layer="layout" svg:width="0.072cm" svg:height="0.004cm" svg:x="7.518cm" svg:y="8.521cm">
            <text:p text:style-name="P5"/>
            <draw:enhanced-geometry svg:viewBox="0 0 27 0" draw:type="non-primitive" draw:enhanced-path="M 27 0 L 0 0 27 0 Z N"/>
          </draw:custom-shape>
          <draw:custom-shape draw:style-name="gr11" draw:text-style-name="P3" draw:layer="layout" svg:width="0.072cm" svg:height="0.13cm" svg:x="7.518cm" svg:y="8.39cm">
            <text:p text:style-name="P5"/>
            <draw:enhanced-geometry svg:viewBox="0 0 21600 21600" draw:type="rectangle" draw:enhanced-path="M 0 0 L 21600 0 21600 21600 0 21600 0 0 Z N"/>
          </draw:custom-shape>
          <draw:custom-shape draw:style-name="gr10" draw:text-style-name="P3" draw:layer="layout" svg:width="0.067cm" svg:height="0.006cm" svg:x="7.693cm" svg:y="8.395cm">
            <text:p text:style-name="P5"/>
            <draw:enhanced-geometry svg:viewBox="0 0 25 0" draw:type="non-primitive" draw:enhanced-path="M 0 0 L 25 0 0 0 Z N"/>
          </draw:custom-shape>
          <draw:custom-shape draw:style-name="gr10" draw:text-style-name="P3" draw:layer="layout" svg:width="0.067cm" svg:height="0.004cm" svg:x="7.693cm" svg:y="8.521cm">
            <text:p text:style-name="P5"/>
            <draw:enhanced-geometry svg:viewBox="0 0 25 0" draw:type="non-primitive" draw:enhanced-path="M 25 0 L 0 0 25 0 Z N"/>
          </draw:custom-shape>
          <draw:custom-shape draw:style-name="gr11" draw:text-style-name="P3" draw:layer="layout" svg:width="0.067cm" svg:height="0.125cm" svg:x="7.693cm" svg:y="8.395cm">
            <text:p text:style-name="P5"/>
            <draw:enhanced-geometry svg:viewBox="0 0 21600 21600" draw:type="rectangle" draw:enhanced-path="M 0 0 L 21600 0 21600 21600 0 21600 0 0 Z N"/>
          </draw:custom-shape>
          <draw:custom-shape draw:style-name="gr10" draw:text-style-name="P3" draw:layer="layout" svg:width="0.072cm" svg:height="0.006cm" svg:x="7.86cm" svg:y="8.395cm">
            <text:p text:style-name="P5"/>
            <draw:enhanced-geometry svg:viewBox="0 0 26 0" draw:type="non-primitive" draw:enhanced-path="M 0 0 L 26 0 0 0 Z N"/>
          </draw:custom-shape>
          <draw:custom-shape draw:style-name="gr10" draw:text-style-name="P3" draw:layer="layout" svg:width="0.072cm" svg:height="0.004cm" svg:x="7.86cm" svg:y="8.521cm">
            <text:p text:style-name="P5"/>
            <draw:enhanced-geometry svg:viewBox="0 0 26 0" draw:type="non-primitive" draw:enhanced-path="M 26 0 L 0 0 26 0 Z N"/>
          </draw:custom-shape>
          <draw:custom-shape draw:style-name="gr11" draw:text-style-name="P3" draw:layer="layout" svg:width="0.072cm" svg:height="0.125cm" svg:x="7.86cm" svg:y="8.395cm">
            <text:p text:style-name="P5"/>
            <draw:enhanced-geometry svg:viewBox="0 0 21600 21600" draw:type="rectangle" draw:enhanced-path="M 0 0 L 21600 0 21600 21600 0 21600 0 0 Z N"/>
          </draw:custom-shape>
          <draw:custom-shape draw:style-name="gr10" draw:text-style-name="P3" draw:layer="layout" svg:width="0.067cm" svg:height="0.004cm" svg:x="8.18cm" svg:y="8.39cm">
            <text:p text:style-name="P5"/>
            <draw:enhanced-geometry svg:viewBox="0 0 25 0" draw:type="non-primitive" draw:enhanced-path="M 0 0 L 25 0 0 0 Z N"/>
          </draw:custom-shape>
          <draw:custom-shape draw:style-name="gr10" draw:text-style-name="P3" draw:layer="layout" svg:width="0.067cm" svg:height="0.004cm" svg:x="8.18cm" svg:y="8.521cm">
            <text:p text:style-name="P5"/>
            <draw:enhanced-geometry svg:viewBox="0 0 25 0" draw:type="non-primitive" draw:enhanced-path="M 25 0 L 0 0 25 0 Z N"/>
          </draw:custom-shape>
          <draw:custom-shape draw:style-name="gr11" draw:text-style-name="P3" draw:layer="layout" svg:width="0.067cm" svg:height="0.13cm" svg:x="8.18cm" svg:y="8.39cm">
            <text:p text:style-name="P5"/>
            <draw:enhanced-geometry svg:viewBox="0 0 21600 21600" draw:type="rectangle" draw:enhanced-path="M 0 0 L 21600 0 21600 21600 0 21600 0 0 Z N"/>
          </draw:custom-shape>
          <draw:custom-shape draw:style-name="gr10" draw:text-style-name="P3" draw:layer="layout" svg:width="0.072cm" svg:height="0.004cm" svg:x="8.023cm" svg:y="8.39cm">
            <text:p text:style-name="P5"/>
            <draw:enhanced-geometry svg:viewBox="0 0 26 0" draw:type="non-primitive" draw:enhanced-path="M 0 0 L 26 0 0 0 Z N"/>
          </draw:custom-shape>
          <draw:custom-shape draw:style-name="gr10" draw:text-style-name="P3" draw:layer="layout" svg:width="0.072cm" svg:height="0.004cm" svg:x="8.023cm" svg:y="8.521cm">
            <text:p text:style-name="P5"/>
            <draw:enhanced-geometry svg:viewBox="0 0 26 0" draw:type="non-primitive" draw:enhanced-path="M 26 0 L 0 0 26 0 Z N"/>
          </draw:custom-shape>
          <draw:custom-shape draw:style-name="gr11" draw:text-style-name="P3" draw:layer="layout" svg:width="0.072cm" svg:height="0.13cm" svg:x="8.023cm" svg:y="8.39cm">
            <text:p text:style-name="P5"/>
            <draw:enhanced-geometry svg:viewBox="0 0 21600 21600" draw:type="rectangle" draw:enhanced-path="M 0 0 L 21600 0 21600 21600 0 21600 0 0 Z N"/>
          </draw:custom-shape>
          <draw:custom-shape draw:style-name="gr13" draw:text-style-name="P3" draw:layer="layout" svg:width="0.055cm" svg:height="0.07cm" svg:x="7.412cm" svg:y="7.988cm">
            <text:p text:style-name="P5"/>
            <draw:enhanced-geometry svg:viewBox="0 0 21600 21600" draw:type="rectangle" draw:enhanced-path="M 0 0 L 21600 0 21600 21600 0 21600 0 0 Z N"/>
          </draw:custom-shape>
          <draw:custom-shape draw:style-name="gr14" draw:text-style-name="P3" draw:layer="layout" svg:width="0.044cm" svg:height="0.043cm" svg:x="7.418cm" svg:y="7.993cm">
            <text:p text:style-name="P5"/>
            <draw:enhanced-geometry svg:viewBox="0 0 17 16" draw:type="non-primitive" draw:enhanced-path="M 0 16 L 9 0 17 16 0 16 Z N"/>
          </draw:custom-shape>
          <draw:custom-shape draw:style-name="gr15" draw:text-style-name="P3" draw:layer="layout" svg:width="0.016cm" svg:height="0.02cm" svg:x="7.434cm" svg:y="8.015cm">
            <text:p text:style-name="P5"/>
            <draw:enhanced-geometry svg:viewBox="0 0 7 7" draw:type="non-primitive" draw:enhanced-path="M 4 7 L 5 5 7 4 7 3 7 1 5 1 4 0 2 1 0 1 0 3 0 4 2 5 4 7 Z N"/>
          </draw:custom-shape>
        </draw:g>
        <draw:custom-shape draw:style-name="gr38" draw:text-style-name="P23" draw:layer="layout" svg:width="3.175cm" svg:height="1.835cm" svg:x="6.198cm" svg:y="6.083cm">
          <text:p text:style-name="P12"><text:span text:style-name="T17">SIP</text:span></text:p>
          <text:p text:style-name="P12"><text:span text:style-name="T17">Proxy</text:span></text:p>
          <draw:enhanced-geometry svg:viewBox="0 0 21600 21600" draw:type="mso-spt202" draw:enhanced-path="M 0 0 L 21600 0 21600 21600 0 21600 0 0 Z N"/>
        </draw:custom-shape>
        <draw:custom-shape draw:style-name="gr17" draw:text-style-name="P3" draw:layer="layout" svg:width="6.667cm" svg:height="1.059cm" draw:transform="rotate (-2.16193934444615) translate (13.995cm 7.767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4.627cm" svg:height="1.058cm" draw:transform="rotate (3.1415926535892) translate (6.478cm 9.222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3.881cm" svg:height="1.059cm" draw:transform="rotate (3.10878046365171) translate (14.348cm 15.049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1.244cm" svg:height="1.879cm" svg:x="14.001cm" svg:y="14.875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frame draw:style-name="gr39" draw:text-style-name="P15" draw:layer="layout" svg:width="5.775cm" svg:height="2.135cm" svg:x="19.175cm" svg:y="8.534cm">
          <draw:text-box>
            <text:p text:style-name="P13"><text:span text:style-name="T13">Conference Servers</text:span></text:p>
          </draw:text-box>
        </draw:frame>
        <draw:custom-shape draw:style-name="gr17" draw:text-style-name="P3" draw:layer="layout" svg:width="6.904cm" svg:height="0.937cm" draw:transform="rotate (-2.6717500189536) translate (16.76cm 10.826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1.244cm" svg:height="1.879cm" svg:x="13.68cm" svg:y="5.67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 draw:text-style-name="P3" draw:layer="layout" svg:width="1.244cm" svg:height="1.879cm" svg:x="17.259cm" svg:y="8.951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 draw:text-style-name="P3" draw:layer="layout" svg:width="1.244cm" svg:height="1.879cm" svg:x="15.381cm" svg:y="6.988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 draw:text-style-name="P3" draw:layer="layout" svg:width="1.244cm" svg:height="1.879cm" svg:x="16.718cm" svg:y="10.97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frame draw:style-name="gr19" draw:text-style-name="P20" draw:layer="layout" svg:width="19.222cm" svg:height="2.123cm" svg:x="1.764cm" svg:y="3.442cm">
          <draw:text-box>
            <text:p text:style-name="P16"><text:span text:style-name="T13">Fronting pools/clusters of heterogeneous media servers</text:span></text:p>
            <text:p text:style-name="P16"><text:span text:style-name="T16">scaling, LB and HA</text:span><text:span text:style-name="T13">.</text:span></text:p>
          </draw:text-box>
        </draw:frame>
        <draw:frame draw:style-name="gr20" draw:text-style-name="P19" draw:layer="layout" svg:width="3.639cm" svg:height="1.991cm" svg:x="2.304cm" svg:y="6.536cm">
          <draw:text-box>
            <text:p text:style-name="P18"><text:span text:style-name="T15">Incoming</text:span></text:p>
            <text:p text:style-name="P18"><text:span text:style-name="T15">calls</text:span></text:p>
          </draw:text-box>
        </draw:frame>
        <draw:g>
          <draw:custom-shape draw:style-name="gr7" draw:text-style-name="P3" draw:layer="layout" svg:width="1.24cm" svg:height="1.773cm" svg:x="7.318cm" svg:y="13.106cm">
            <text:p text:style-name="P5"/>
            <draw:enhanced-geometry svg:viewBox="0 0 442 650" draw:type="non-primitive" draw:enhanced-path="M 442 0 L 1 0 0 650 442 650 442 0 Z N"/>
          </draw:custom-shape>
          <draw:custom-shape draw:style-name="gr8" draw:text-style-name="P3" draw:layer="layout" svg:width="1.481cm" svg:height="0.13cm" svg:x="7.077cm" svg:y="12.976cm">
            <text:p text:style-name="P5"/>
            <draw:enhanced-geometry svg:viewBox="0 0 528 49" draw:type="non-primitive" draw:enhanced-path="M 528 49 L 444 0 0 0 86 47 528 49 Z N"/>
          </draw:custom-shape>
          <draw:custom-shape draw:style-name="gr9" draw:text-style-name="P3" draw:layer="layout" svg:width="0.248cm" svg:height="1.898cm" svg:x="7.077cm" svg:y="12.982cm">
            <text:p text:style-name="P5"/>
            <draw:enhanced-geometry svg:viewBox="0 0 87 698" draw:type="non-primitive" draw:enhanced-path="M 86 48 L 0 0 0 648 87 698 86 48 Z N"/>
          </draw:custom-shape>
          <draw:custom-shape draw:style-name="gr8" draw:text-style-name="P3" draw:layer="layout" svg:width="1.003cm" svg:height="0.152cm" svg:x="7.436cm" svg:y="14.651cm">
            <text:p text:style-name="P5"/>
            <draw:enhanced-geometry svg:viewBox="0 0 356 56" draw:type="non-primitive" draw:enhanced-path="M 356 0 L 0 2 0 55 355 56 356 0 Z N"/>
          </draw:custom-shape>
          <draw:custom-shape draw:style-name="gr8" draw:text-style-name="P3" draw:layer="layout" svg:width="1.003cm" svg:height="0.092cm" svg:x="7.436cm" svg:y="13.438cm">
            <text:p text:style-name="P5"/>
            <draw:enhanced-geometry svg:viewBox="0 0 356 33" draw:type="non-primitive" draw:enhanced-path="M 356 0 L 0 0 0 33 355 33 356 0 Z N"/>
          </draw:custom-shape>
          <draw:custom-shape draw:style-name="gr10" draw:text-style-name="P3" draw:layer="layout" svg:width="0.073cm" svg:height="0.004cm" svg:x="8.21cm" svg:y="13.194cm">
            <text:p text:style-name="P5"/>
            <draw:enhanced-geometry svg:viewBox="0 0 27 0" draw:type="non-primitive" draw:enhanced-path="M 0 0 L 27 0 0 0 Z N"/>
          </draw:custom-shape>
          <draw:custom-shape draw:style-name="gr10" draw:text-style-name="P3" draw:layer="layout" svg:width="0.073cm" svg:height="0.006cm" svg:x="8.21cm" svg:y="13.427cm">
            <text:p text:style-name="P5"/>
            <draw:enhanced-geometry svg:viewBox="0 0 27 0" draw:type="non-primitive" draw:enhanced-path="M 27 0 L 0 0 27 0 Z N"/>
          </draw:custom-shape>
          <draw:custom-shape draw:style-name="gr11" draw:text-style-name="P3" draw:layer="layout" svg:width="0.073cm" svg:height="0.233cm" svg:x="8.21cm" svg:y="13.194cm">
            <text:p text:style-name="P5"/>
            <draw:enhanced-geometry svg:viewBox="0 0 21600 21600" draw:type="rectangle" draw:enhanced-path="M 0 0 L 21600 0 21600 21600 0 21600 0 0 Z N"/>
          </draw:custom-shape>
          <draw:custom-shape draw:style-name="gr12" draw:text-style-name="P3" draw:layer="layout" svg:width="0.97cm" svg:height="0.119cm" svg:x="7.453cm" svg:y="13.601cm">
            <text:p text:style-name="P5"/>
            <draw:enhanced-geometry svg:viewBox="0 0 346 44" draw:type="non-primitive" draw:enhanced-path="M 346 0 L 0 0 0 43 346 44 346 0 N"/>
          </draw:custom-shape>
          <draw:custom-shape draw:style-name="gr10" draw:text-style-name="P3" draw:layer="layout" svg:width="0.072cm" svg:height="0.004cm" svg:x="8.373cm" svg:y="14.445cm">
            <text:p text:style-name="P5"/>
            <draw:enhanced-geometry svg:viewBox="0 0 27 0" draw:type="non-primitive" draw:enhanced-path="M 0 0 L 27 0 0 0 Z N"/>
          </draw:custom-shape>
          <draw:custom-shape draw:style-name="gr10" draw:text-style-name="P3" draw:layer="layout" svg:width="0.072cm" svg:height="0.006cm" svg:x="8.373cm" svg:y="14.569cm">
            <text:p text:style-name="P5"/>
            <draw:enhanced-geometry svg:viewBox="0 0 27 0" draw:type="non-primitive" draw:enhanced-path="M 27 0 L 0 0 27 0 Z N"/>
          </draw:custom-shape>
          <draw:custom-shape draw:style-name="gr11" draw:text-style-name="P3" draw:layer="layout" svg:width="0.072cm" svg:height="0.124cm" svg:x="8.373cm" svg:y="14.445cm">
            <text:p text:style-name="P5"/>
            <draw:enhanced-geometry svg:viewBox="0 0 21600 21600" draw:type="rectangle" draw:enhanced-path="M 0 0 L 21600 0 21600 21600 0 21600 0 0 Z N"/>
          </draw:custom-shape>
          <draw:custom-shape draw:style-name="gr10" draw:text-style-name="P3" draw:layer="layout" svg:width="0.005cm" svg:height="0.02cm" svg:x="7.448cm" svg:y="14.564cm">
            <text:p text:style-name="P5"/>
            <draw:enhanced-geometry svg:viewBox="0 0 0 7" draw:type="non-primitive" draw:enhanced-path="M 0 7 L 0 0 0 7 Z N"/>
          </draw:custom-shape>
          <draw:custom-shape draw:style-name="gr10" draw:text-style-name="P3" draw:layer="layout" svg:width="0.021cm" svg:height="0.004cm" svg:x="7.436cm" svg:y="14.576cm">
            <text:p text:style-name="P5"/>
            <draw:enhanced-geometry svg:viewBox="0 0 9 0" draw:type="non-primitive" draw:enhanced-path="M 9 0 L 0 0 9 0 Z N"/>
          </draw:custom-shape>
          <draw:custom-shape draw:style-name="gr10" draw:text-style-name="P3" draw:layer="layout" svg:width="0.997cm" svg:height="0.02cm" svg:x="7.448cm" svg:y="14.564cm">
            <text:p text:style-name="P5"/>
            <draw:enhanced-geometry svg:viewBox="0 0 357 7" draw:type="non-primitive" draw:enhanced-path="M 0 7 L 0 0 348 0 348 3 357 3 357 7 0 7 Z N"/>
          </draw:custom-shape>
          <draw:custom-shape draw:style-name="gr10" draw:text-style-name="P3" draw:layer="layout" svg:width="0.021cm" svg:height="0.985cm" svg:x="8.423cm" svg:y="13.59cm">
            <text:p text:style-name="P5"/>
            <draw:enhanced-geometry svg:viewBox="0 0 9 362" draw:type="non-primitive" draw:enhanced-path="M 9 362 L 0 362 0 6 4 6 4 0 9 0 9 362 Z N"/>
          </draw:custom-shape>
          <draw:custom-shape draw:style-name="gr10" draw:text-style-name="P3" draw:layer="layout" svg:width="0.998cm" svg:height="0.017cm" svg:x="7.436cm" svg:y="13.59cm">
            <text:p text:style-name="P5"/>
            <draw:enhanced-geometry svg:viewBox="0 0 357 6" draw:type="non-primitive" draw:enhanced-path="M 357 0 L 357 6 9 6 9 3 0 3 0 0 357 0 Z N"/>
          </draw:custom-shape>
          <draw:custom-shape draw:style-name="gr11" draw:text-style-name="P3" draw:layer="layout" svg:width="0.021cm" svg:height="0.979cm" svg:x="7.436cm" svg:y="13.596cm">
            <text:p text:style-name="P5"/>
            <draw:enhanced-geometry svg:viewBox="0 0 21600 21600" draw:type="rectangle" draw:enhanced-path="M 0 0 L 21600 0 21600 21600 0 21600 0 0 Z N"/>
          </draw:custom-shape>
          <draw:custom-shape draw:style-name="gr10" draw:text-style-name="P3" draw:layer="layout" svg:width="0.005cm" svg:height="0.017cm" svg:x="8.435cm" svg:y="13.721cm">
            <text:p text:style-name="P5"/>
            <draw:enhanced-geometry svg:viewBox="0 0 0 6" draw:type="non-primitive" draw:enhanced-path="M 0 0 L 0 6 0 0 Z N"/>
          </draw:custom-shape>
          <draw:custom-shape draw:style-name="gr10" draw:text-style-name="P3" draw:layer="layout" svg:width="0.005cm" svg:height="0.017cm" svg:x="7.448cm" svg:y="13.721cm">
            <text:p text:style-name="P5"/>
            <draw:enhanced-geometry svg:viewBox="0 0 0 6" draw:type="non-primitive" draw:enhanced-path="M 0 6 L 0 0 0 6 Z N"/>
          </draw:custom-shape>
          <draw:custom-shape draw:style-name="gr11" draw:text-style-name="P3" draw:layer="layout" svg:width="0.986cm" svg:height="0.017cm" svg:x="7.448cm" svg:y="13.721cm">
            <text:p text:style-name="P5"/>
            <draw:enhanced-geometry svg:viewBox="0 0 21600 21600" draw:type="rectangle" draw:enhanced-path="M 0 0 L 21600 0 21600 21600 0 21600 0 0 Z N"/>
          </draw:custom-shape>
          <draw:custom-shape draw:style-name="gr10" draw:text-style-name="P3" draw:layer="layout" svg:width="0.067cm" svg:height="0.004cm" svg:x="7.548cm" svg:y="14.445cm">
            <text:p text:style-name="P5"/>
            <draw:enhanced-geometry svg:viewBox="0 0 25 0" draw:type="non-primitive" draw:enhanced-path="M 0 0 L 25 0 0 0 Z N"/>
          </draw:custom-shape>
          <draw:custom-shape draw:style-name="gr10" draw:text-style-name="P3" draw:layer="layout" svg:width="0.067cm" svg:height="0.004cm" svg:x="7.548cm" svg:y="14.576cm">
            <text:p text:style-name="P5"/>
            <draw:enhanced-geometry svg:viewBox="0 0 25 0" draw:type="non-primitive" draw:enhanced-path="M 25 0 L 0 0 25 0 Z N"/>
          </draw:custom-shape>
          <draw:custom-shape draw:style-name="gr11" draw:text-style-name="P3" draw:layer="layout" svg:width="0.067cm" svg:height="0.13cm" svg:x="7.548cm" svg:y="14.445cm">
            <text:p text:style-name="P5"/>
            <draw:enhanced-geometry svg:viewBox="0 0 21600 21600" draw:type="rectangle" draw:enhanced-path="M 0 0 L 21600 0 21600 21600 0 21600 0 0 Z N"/>
          </draw:custom-shape>
          <draw:custom-shape draw:style-name="gr10" draw:text-style-name="P3" draw:layer="layout" svg:width="0.073cm" svg:height="0.004cm" svg:x="7.716cm" svg:y="14.445cm">
            <text:p text:style-name="P5"/>
            <draw:enhanced-geometry svg:viewBox="0 0 27 0" draw:type="non-primitive" draw:enhanced-path="M 0 0 L 27 0 0 0 Z N"/>
          </draw:custom-shape>
          <draw:custom-shape draw:style-name="gr10" draw:text-style-name="P3" draw:layer="layout" svg:width="0.073cm" svg:height="0.006cm" svg:x="7.716cm" svg:y="14.569cm">
            <text:p text:style-name="P5"/>
            <draw:enhanced-geometry svg:viewBox="0 0 27 0" draw:type="non-primitive" draw:enhanced-path="M 27 0 L 0 0 27 0 Z N"/>
          </draw:custom-shape>
          <draw:custom-shape draw:style-name="gr11" draw:text-style-name="P3" draw:layer="layout" svg:width="0.073cm" svg:height="0.124cm" svg:x="7.716cm" svg:y="14.445cm">
            <text:p text:style-name="P5"/>
            <draw:enhanced-geometry svg:viewBox="0 0 21600 21600" draw:type="rectangle" draw:enhanced-path="M 0 0 L 21600 0 21600 21600 0 21600 0 0 Z N"/>
          </draw:custom-shape>
          <draw:custom-shape draw:style-name="gr10" draw:text-style-name="P3" draw:layer="layout" svg:width="0.073cm" svg:height="0.004cm" svg:x="7.884cm" svg:y="14.445cm">
            <text:p text:style-name="P5"/>
            <draw:enhanced-geometry svg:viewBox="0 0 27 0" draw:type="non-primitive" draw:enhanced-path="M 0 0 L 27 0 0 0 Z N"/>
          </draw:custom-shape>
          <draw:custom-shape draw:style-name="gr10" draw:text-style-name="P3" draw:layer="layout" svg:width="0.073cm" svg:height="0.004cm" svg:x="7.884cm" svg:y="14.576cm">
            <text:p text:style-name="P5"/>
            <draw:enhanced-geometry svg:viewBox="0 0 27 0" draw:type="non-primitive" draw:enhanced-path="M 27 0 L 0 0 27 0 Z N"/>
          </draw:custom-shape>
          <draw:custom-shape draw:style-name="gr11" draw:text-style-name="P3" draw:layer="layout" svg:width="0.073cm" svg:height="0.13cm" svg:x="7.884cm" svg:y="14.445cm">
            <text:p text:style-name="P5"/>
            <draw:enhanced-geometry svg:viewBox="0 0 21600 21600" draw:type="rectangle" draw:enhanced-path="M 0 0 L 21600 0 21600 21600 0 21600 0 0 Z N"/>
          </draw:custom-shape>
          <draw:custom-shape draw:style-name="gr10" draw:text-style-name="P3" draw:layer="layout" svg:width="0.073cm" svg:height="0.004cm" svg:x="8.21cm" svg:y="14.445cm">
            <text:p text:style-name="P5"/>
            <draw:enhanced-geometry svg:viewBox="0 0 27 0" draw:type="non-primitive" draw:enhanced-path="M 0 0 L 27 0 0 0 Z N"/>
          </draw:custom-shape>
          <draw:custom-shape draw:style-name="gr10" draw:text-style-name="P3" draw:layer="layout" svg:width="0.073cm" svg:height="0.004cm" svg:x="8.21cm" svg:y="14.576cm">
            <text:p text:style-name="P5"/>
            <draw:enhanced-geometry svg:viewBox="0 0 27 0" draw:type="non-primitive" draw:enhanced-path="M 27 0 L 0 0 27 0 Z N"/>
          </draw:custom-shape>
          <draw:custom-shape draw:style-name="gr11" draw:text-style-name="P3" draw:layer="layout" svg:width="0.073cm" svg:height="0.13cm" svg:x="8.21cm" svg:y="14.445cm">
            <text:p text:style-name="P5"/>
            <draw:enhanced-geometry svg:viewBox="0 0 21600 21600" draw:type="rectangle" draw:enhanced-path="M 0 0 L 21600 0 21600 21600 0 21600 0 0 Z N"/>
          </draw:custom-shape>
          <draw:custom-shape draw:style-name="gr10" draw:text-style-name="P3" draw:layer="layout" svg:width="0.073cm" svg:height="0.006cm" svg:x="8.047cm" svg:y="14.439cm">
            <text:p text:style-name="P5"/>
            <draw:enhanced-geometry svg:viewBox="0 0 27 0" draw:type="non-primitive" draw:enhanced-path="M 0 0 L 27 0 0 0 Z N"/>
          </draw:custom-shape>
          <draw:custom-shape draw:style-name="gr10" draw:text-style-name="P3" draw:layer="layout" svg:width="0.073cm" svg:height="0.004cm" svg:x="8.047cm" svg:y="14.576cm">
            <text:p text:style-name="P5"/>
            <draw:enhanced-geometry svg:viewBox="0 0 27 0" draw:type="non-primitive" draw:enhanced-path="M 27 0 L 0 0 27 0 Z N"/>
          </draw:custom-shape>
          <draw:custom-shape draw:style-name="gr11" draw:text-style-name="P3" draw:layer="layout" svg:width="0.073cm" svg:height="0.136cm" svg:x="8.047cm" svg:y="14.439cm">
            <text:p text:style-name="P5"/>
            <draw:enhanced-geometry svg:viewBox="0 0 21600 21600" draw:type="rectangle" draw:enhanced-path="M 0 0 L 21600 0 21600 21600 0 21600 0 0 Z N"/>
          </draw:custom-shape>
          <draw:custom-shape draw:style-name="gr10" draw:text-style-name="P3" draw:layer="layout" svg:width="0.021cm" svg:height="0.004cm" svg:x="7.599cm" svg:y="13.607cm">
            <text:p text:style-name="P5"/>
            <draw:enhanced-geometry svg:viewBox="0 0 9 0" draw:type="non-primitive" draw:enhanced-path="M 0 0 L 9 0 0 0 Z N"/>
          </draw:custom-shape>
          <draw:custom-shape draw:style-name="gr10" draw:text-style-name="P3" draw:layer="layout" svg:width="0.021cm" svg:height="0.004cm" svg:x="7.599cm" svg:y="14.576cm">
            <text:p text:style-name="P5"/>
            <draw:enhanced-geometry svg:viewBox="0 0 9 0" draw:type="non-primitive" draw:enhanced-path="M 9 0 L 0 0 9 0 Z N"/>
          </draw:custom-shape>
          <draw:custom-shape draw:style-name="gr11" draw:text-style-name="P3" draw:layer="layout" svg:width="0.021cm" svg:height="0.968cm" svg:x="7.599cm" svg:y="13.607cm">
            <text:p text:style-name="P5"/>
            <draw:enhanced-geometry svg:viewBox="0 0 21600 21600" draw:type="rectangle" draw:enhanced-path="M 0 0 L 21600 0 21600 21600 0 21600 0 0 Z N"/>
          </draw:custom-shape>
          <draw:custom-shape draw:style-name="gr10" draw:text-style-name="P3" draw:layer="layout" svg:width="0.016cm" svg:height="0.006cm" svg:x="7.941cm" svg:y="14.569cm">
            <text:p text:style-name="P5"/>
            <draw:enhanced-geometry svg:viewBox="0 0 7 0" draw:type="non-primitive" draw:enhanced-path="M 7 0 L 0 0 7 0 Z N"/>
          </draw:custom-shape>
          <draw:custom-shape draw:style-name="gr10" draw:text-style-name="P3" draw:layer="layout" svg:width="0.016cm" svg:height="0.004cm" svg:x="7.941cm" svg:y="13.607cm">
            <text:p text:style-name="P5"/>
            <draw:enhanced-geometry svg:viewBox="0 0 7 0" draw:type="non-primitive" draw:enhanced-path="M 0 0 L 7 0 0 0 Z N"/>
          </draw:custom-shape>
          <draw:custom-shape draw:style-name="gr11" draw:text-style-name="P3" draw:layer="layout" svg:width="0.016cm" svg:height="0.962cm" svg:x="7.941cm" svg:y="13.607cm">
            <text:p text:style-name="P5"/>
            <draw:enhanced-geometry svg:viewBox="0 0 21600 21600" draw:type="rectangle" draw:enhanced-path="M 0 0 L 21600 0 21600 21600 0 21600 0 0 Z N"/>
          </draw:custom-shape>
          <draw:custom-shape draw:style-name="gr10" draw:text-style-name="P3" draw:layer="layout" svg:width="0.017cm" svg:height="0.006cm" svg:x="7.772cm" svg:y="13.601cm">
            <text:p text:style-name="P5"/>
            <draw:enhanced-geometry svg:viewBox="0 0 7 0" draw:type="non-primitive" draw:enhanced-path="M 0 0 L 7 0 0 0 Z N"/>
          </draw:custom-shape>
          <draw:custom-shape draw:style-name="gr10" draw:text-style-name="P3" draw:layer="layout" svg:width="0.017cm" svg:height="0.004cm" svg:x="7.772cm" svg:y="14.576cm">
            <text:p text:style-name="P5"/>
            <draw:enhanced-geometry svg:viewBox="0 0 7 0" draw:type="non-primitive" draw:enhanced-path="M 7 0 L 0 0 7 0 Z N"/>
          </draw:custom-shape>
          <draw:custom-shape draw:style-name="gr11" draw:text-style-name="P3" draw:layer="layout" svg:width="0.017cm" svg:height="0.974cm" svg:x="7.772cm" svg:y="13.601cm">
            <text:p text:style-name="P5"/>
            <draw:enhanced-geometry svg:viewBox="0 0 21600 21600" draw:type="rectangle" draw:enhanced-path="M 0 0 L 21600 0 21600 21600 0 21600 0 0 Z N"/>
          </draw:custom-shape>
          <draw:custom-shape draw:style-name="gr10" draw:text-style-name="P3" draw:layer="layout" svg:width="0.016cm" svg:height="0.006cm" svg:x="8.261cm" svg:y="13.601cm">
            <text:p text:style-name="P5"/>
            <draw:enhanced-geometry svg:viewBox="0 0 7 0" draw:type="non-primitive" draw:enhanced-path="M 0 0 L 7 0 0 0 Z N"/>
          </draw:custom-shape>
          <draw:custom-shape draw:style-name="gr10" draw:text-style-name="P3" draw:layer="layout" svg:width="0.016cm" svg:height="0.004cm" svg:x="8.261cm" svg:y="14.576cm">
            <text:p text:style-name="P5"/>
            <draw:enhanced-geometry svg:viewBox="0 0 7 0" draw:type="non-primitive" draw:enhanced-path="M 7 0 L 0 0 7 0 Z N"/>
          </draw:custom-shape>
          <draw:custom-shape draw:style-name="gr11" draw:text-style-name="P3" draw:layer="layout" svg:width="0.016cm" svg:height="0.974cm" svg:x="8.261cm" svg:y="13.601cm">
            <text:p text:style-name="P5"/>
            <draw:enhanced-geometry svg:viewBox="0 0 21600 21600" draw:type="rectangle" draw:enhanced-path="M 0 0 L 21600 0 21600 21600 0 21600 0 0 Z N"/>
          </draw:custom-shape>
          <draw:custom-shape draw:style-name="gr10" draw:text-style-name="P3" draw:layer="layout" svg:width="0.022cm" svg:height="0.004cm" svg:x="8.103cm" svg:y="13.607cm">
            <text:p text:style-name="P5"/>
            <draw:enhanced-geometry svg:viewBox="0 0 8 0" draw:type="non-primitive" draw:enhanced-path="M 0 0 L 8 0 0 0 Z N"/>
          </draw:custom-shape>
          <draw:custom-shape draw:style-name="gr10" draw:text-style-name="P3" draw:layer="layout" svg:width="0.022cm" svg:height="0.006cm" svg:x="8.103cm" svg:y="14.569cm">
            <text:p text:style-name="P5"/>
            <draw:enhanced-geometry svg:viewBox="0 0 8 0" draw:type="non-primitive" draw:enhanced-path="M 8 0 L 0 0 8 0 Z N"/>
          </draw:custom-shape>
          <draw:custom-shape draw:style-name="gr11" draw:text-style-name="P3" draw:layer="layout" svg:width="0.022cm" svg:height="0.962cm" svg:x="8.103cm" svg:y="13.607cm">
            <text:p text:style-name="P5"/>
            <draw:enhanced-geometry svg:viewBox="0 0 21600 21600" draw:type="rectangle" draw:enhanced-path="M 0 0 L 21600 0 21600 21600 0 21600 0 0 Z N"/>
          </draw:custom-shape>
          <draw:custom-shape draw:style-name="gr10" draw:text-style-name="P3" draw:layer="layout" svg:width="0.067cm" svg:height="0.006cm" svg:x="8.373cm" svg:y="13.601cm">
            <text:p text:style-name="P5"/>
            <draw:enhanced-geometry svg:viewBox="0 0 25 0" draw:type="non-primitive" draw:enhanced-path="M 0 0 L 25 0 0 0 Z N"/>
          </draw:custom-shape>
          <draw:custom-shape draw:style-name="gr10" draw:text-style-name="P3" draw:layer="layout" svg:width="0.067cm" svg:height="0.004cm" svg:x="8.373cm" svg:y="13.727cm">
            <text:p text:style-name="P5"/>
            <draw:enhanced-geometry svg:viewBox="0 0 25 0" draw:type="non-primitive" draw:enhanced-path="M 25 0 L 0 0 25 0 Z N"/>
          </draw:custom-shape>
          <draw:custom-shape draw:style-name="gr11" draw:text-style-name="P3" draw:layer="layout" svg:width="0.067cm" svg:height="0.125cm" svg:x="8.373cm" svg:y="13.601cm">
            <text:p text:style-name="P5"/>
            <draw:enhanced-geometry svg:viewBox="0 0 21600 21600" draw:type="rectangle" draw:enhanced-path="M 0 0 L 21600 0 21600 21600 0 21600 0 0 Z N"/>
          </draw:custom-shape>
          <draw:custom-shape draw:style-name="gr10" draw:text-style-name="P3" draw:layer="layout" svg:width="0.072cm" svg:height="0.004cm" svg:x="7.548cm" svg:y="13.596cm">
            <text:p text:style-name="P5"/>
            <draw:enhanced-geometry svg:viewBox="0 0 27 0" draw:type="non-primitive" draw:enhanced-path="M 0 0 L 27 0 0 0 Z N"/>
          </draw:custom-shape>
          <draw:custom-shape draw:style-name="gr10" draw:text-style-name="P3" draw:layer="layout" svg:width="0.072cm" svg:height="0.004cm" svg:x="7.548cm" svg:y="13.727cm">
            <text:p text:style-name="P5"/>
            <draw:enhanced-geometry svg:viewBox="0 0 27 0" draw:type="non-primitive" draw:enhanced-path="M 27 0 L 0 0 27 0 Z N"/>
          </draw:custom-shape>
          <draw:custom-shape draw:style-name="gr11" draw:text-style-name="P3" draw:layer="layout" svg:width="0.072cm" svg:height="0.13cm" svg:x="7.548cm" svg:y="13.596cm">
            <text:p text:style-name="P5"/>
            <draw:enhanced-geometry svg:viewBox="0 0 21600 21600" draw:type="rectangle" draw:enhanced-path="M 0 0 L 21600 0 21600 21600 0 21600 0 0 Z N"/>
          </draw:custom-shape>
          <draw:custom-shape draw:style-name="gr10" draw:text-style-name="P3" draw:layer="layout" svg:width="0.067cm" svg:height="0.006cm" svg:x="7.723cm" svg:y="13.601cm">
            <text:p text:style-name="P5"/>
            <draw:enhanced-geometry svg:viewBox="0 0 25 0" draw:type="non-primitive" draw:enhanced-path="M 0 0 L 25 0 0 0 Z N"/>
          </draw:custom-shape>
          <draw:custom-shape draw:style-name="gr10" draw:text-style-name="P3" draw:layer="layout" svg:width="0.067cm" svg:height="0.004cm" svg:x="7.723cm" svg:y="13.727cm">
            <text:p text:style-name="P5"/>
            <draw:enhanced-geometry svg:viewBox="0 0 25 0" draw:type="non-primitive" draw:enhanced-path="M 25 0 L 0 0 25 0 Z N"/>
          </draw:custom-shape>
          <draw:custom-shape draw:style-name="gr11" draw:text-style-name="P3" draw:layer="layout" svg:width="0.067cm" svg:height="0.125cm" svg:x="7.723cm" svg:y="13.601cm">
            <text:p text:style-name="P5"/>
            <draw:enhanced-geometry svg:viewBox="0 0 21600 21600" draw:type="rectangle" draw:enhanced-path="M 0 0 L 21600 0 21600 21600 0 21600 0 0 Z N"/>
          </draw:custom-shape>
          <draw:custom-shape draw:style-name="gr10" draw:text-style-name="P3" draw:layer="layout" svg:width="0.072cm" svg:height="0.006cm" svg:x="7.89cm" svg:y="13.601cm">
            <text:p text:style-name="P5"/>
            <draw:enhanced-geometry svg:viewBox="0 0 26 0" draw:type="non-primitive" draw:enhanced-path="M 0 0 L 26 0 0 0 Z N"/>
          </draw:custom-shape>
          <draw:custom-shape draw:style-name="gr10" draw:text-style-name="P3" draw:layer="layout" svg:width="0.072cm" svg:height="0.004cm" svg:x="7.89cm" svg:y="13.727cm">
            <text:p text:style-name="P5"/>
            <draw:enhanced-geometry svg:viewBox="0 0 26 0" draw:type="non-primitive" draw:enhanced-path="M 26 0 L 0 0 26 0 Z N"/>
          </draw:custom-shape>
          <draw:custom-shape draw:style-name="gr11" draw:text-style-name="P3" draw:layer="layout" svg:width="0.072cm" svg:height="0.125cm" svg:x="7.89cm" svg:y="13.601cm">
            <text:p text:style-name="P5"/>
            <draw:enhanced-geometry svg:viewBox="0 0 21600 21600" draw:type="rectangle" draw:enhanced-path="M 0 0 L 21600 0 21600 21600 0 21600 0 0 Z N"/>
          </draw:custom-shape>
          <draw:custom-shape draw:style-name="gr10" draw:text-style-name="P3" draw:layer="layout" svg:width="0.067cm" svg:height="0.004cm" svg:x="8.21cm" svg:y="13.596cm">
            <text:p text:style-name="P5"/>
            <draw:enhanced-geometry svg:viewBox="0 0 25 0" draw:type="non-primitive" draw:enhanced-path="M 0 0 L 25 0 0 0 Z N"/>
          </draw:custom-shape>
          <draw:custom-shape draw:style-name="gr10" draw:text-style-name="P3" draw:layer="layout" svg:width="0.067cm" svg:height="0.004cm" svg:x="8.21cm" svg:y="13.727cm">
            <text:p text:style-name="P5"/>
            <draw:enhanced-geometry svg:viewBox="0 0 25 0" draw:type="non-primitive" draw:enhanced-path="M 25 0 L 0 0 25 0 Z N"/>
          </draw:custom-shape>
          <draw:custom-shape draw:style-name="gr11" draw:text-style-name="P3" draw:layer="layout" svg:width="0.067cm" svg:height="0.13cm" svg:x="8.21cm" svg:y="13.596cm">
            <text:p text:style-name="P5"/>
            <draw:enhanced-geometry svg:viewBox="0 0 21600 21600" draw:type="rectangle" draw:enhanced-path="M 0 0 L 21600 0 21600 21600 0 21600 0 0 Z N"/>
          </draw:custom-shape>
          <draw:custom-shape draw:style-name="gr10" draw:text-style-name="P3" draw:layer="layout" svg:width="0.072cm" svg:height="0.004cm" svg:x="8.053cm" svg:y="13.596cm">
            <text:p text:style-name="P5"/>
            <draw:enhanced-geometry svg:viewBox="0 0 26 0" draw:type="non-primitive" draw:enhanced-path="M 0 0 L 26 0 0 0 Z N"/>
          </draw:custom-shape>
          <draw:custom-shape draw:style-name="gr10" draw:text-style-name="P3" draw:layer="layout" svg:width="0.072cm" svg:height="0.004cm" svg:x="8.053cm" svg:y="13.727cm">
            <text:p text:style-name="P5"/>
            <draw:enhanced-geometry svg:viewBox="0 0 26 0" draw:type="non-primitive" draw:enhanced-path="M 26 0 L 0 0 26 0 Z N"/>
          </draw:custom-shape>
          <draw:custom-shape draw:style-name="gr11" draw:text-style-name="P3" draw:layer="layout" svg:width="0.072cm" svg:height="0.13cm" svg:x="8.053cm" svg:y="13.596cm">
            <text:p text:style-name="P5"/>
            <draw:enhanced-geometry svg:viewBox="0 0 21600 21600" draw:type="rectangle" draw:enhanced-path="M 0 0 L 21600 0 21600 21600 0 21600 0 0 Z N"/>
          </draw:custom-shape>
          <draw:custom-shape draw:style-name="gr13" draw:text-style-name="P3" draw:layer="layout" svg:width="0.055cm" svg:height="0.07cm" svg:x="7.442cm" svg:y="13.194cm">
            <text:p text:style-name="P5"/>
            <draw:enhanced-geometry svg:viewBox="0 0 21600 21600" draw:type="rectangle" draw:enhanced-path="M 0 0 L 21600 0 21600 21600 0 21600 0 0 Z N"/>
          </draw:custom-shape>
          <draw:custom-shape draw:style-name="gr14" draw:text-style-name="P3" draw:layer="layout" svg:width="0.044cm" svg:height="0.043cm" svg:x="7.448cm" svg:y="13.199cm">
            <text:p text:style-name="P5"/>
            <draw:enhanced-geometry svg:viewBox="0 0 17 16" draw:type="non-primitive" draw:enhanced-path="M 0 16 L 9 0 17 16 0 16 Z N"/>
          </draw:custom-shape>
          <draw:custom-shape draw:style-name="gr15" draw:text-style-name="P3" draw:layer="layout" svg:width="0.016cm" svg:height="0.02cm" svg:x="7.464cm" svg:y="13.221cm">
            <text:p text:style-name="P5"/>
            <draw:enhanced-geometry svg:viewBox="0 0 7 7" draw:type="non-primitive" draw:enhanced-path="M 4 7 L 5 5 7 4 7 3 7 1 5 1 4 0 2 1 0 1 0 3 0 4 2 5 4 7 Z N"/>
          </draw:custom-shape>
        </draw:g>
        <draw:custom-shape draw:style-name="gr40" draw:text-style-name="P23" draw:layer="layout" svg:width="5.375cm" svg:height="1.835cm" svg:x="5.1cm" svg:y="14.884cm">
          <text:p text:style-name="P12"><text:span text:style-name="T17">OpenSIPS</text:span></text:p>
          <text:p text:style-name="P12"><text:span text:style-name="T17">Load Balancer</text:span></text:p>
          <draw:enhanced-geometry svg:viewBox="0 0 21600 21600" draw:type="mso-spt202" draw:enhanced-path="M 0 0 L 21600 0 21600 21600 0 21600 0 0 Z N"/>
        </draw:custom-shape>
        <draw:custom-shape draw:style-name="gr17" draw:text-style-name="P3" draw:layer="layout" svg:width="2.981cm" svg:height="0.652cm" draw:transform="rotate (-1.56381500978781) translate (8.105cm 9.818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19" draw:layer="layout" svg:width="2.513cm" svg:height="1.991cm" svg:x="5.199cm" svg:y="10.549cm">
          <draw:text-box>
            <text:p text:style-name="P18"><text:span text:style-name="T15">Media</text:span></text:p>
            <text:p text:style-name="P18"><text:span text:style-name="T15">calls</text:span></text:p>
          </draw:text-box>
        </draw:frame>
        <draw:frame draw:style-name="gr39" draw:text-style-name="P15" draw:layer="layout" svg:width="5.775cm" svg:height="2.135cm" svg:x="17.498cm" svg:y="14.197cm">
          <draw:text-box>
            <text:p text:style-name="P13"><text:span text:style-name="T13">Voicemail Servers</text:span></text:p>
          </draw:text-box>
        </draw:frame>
        <draw:frame draw:style-name="gr39" draw:text-style-name="P15" draw:layer="layout" svg:width="5.775cm" svg:height="2.135cm" svg:x="17.128cm" svg:y="5.434cm">
          <draw:text-box>
            <text:p text:style-name="P13"><text:span text:style-name="T13">Announcement Servers</text:span></text:p>
          </draw:text-box>
        </draw:frame>
        <presentation:notes draw:style-name="dp4">
          <draw:page-thumbnail draw:style-name="gr4" draw:layer="layout" svg:width="12.85cm" svg:height="9.659cm" svg:x="3.285cm" svg:y="1.931cm" draw:page-number="11" presentation:class="page"/>
          <draw:frame presentation:style-name="pr5" draw:text-style-name="P8" draw:layer="layout" svg:width="15.522cm" svg:height="11.313cm" svg:x="1.945cm" svg:y="12.233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5" draw:layer="layout" svg:width="12.594cm" svg:height="2.287cm" svg:x="12.148cm" svg:y="0.76cm" presentation:class="title" presentation:user-transformed="true">
          <draw:text-box>
            <text:p text:style-name="P5">Outbound- GW routing</text:p>
          </draw:text-box>
        </draw:frame>
        <draw:g>
          <draw:custom-shape draw:style-name="gr7" draw:text-style-name="P3" draw:layer="layout" svg:width="1.24cm" svg:height="1.773cm" svg:x="7.288cm" svg:y="7.9cm">
            <text:p text:style-name="P5"/>
            <draw:enhanced-geometry svg:viewBox="0 0 442 650" draw:type="non-primitive" draw:enhanced-path="M 442 0 L 1 0 0 650 442 650 442 0 Z N"/>
          </draw:custom-shape>
          <draw:custom-shape draw:style-name="gr8" draw:text-style-name="P3" draw:layer="layout" svg:width="1.481cm" svg:height="0.13cm" svg:x="7.047cm" svg:y="7.77cm">
            <text:p text:style-name="P5"/>
            <draw:enhanced-geometry svg:viewBox="0 0 528 49" draw:type="non-primitive" draw:enhanced-path="M 528 49 L 444 0 0 0 86 47 528 49 Z N"/>
          </draw:custom-shape>
          <draw:custom-shape draw:style-name="gr9" draw:text-style-name="P3" draw:layer="layout" svg:width="0.248cm" svg:height="1.898cm" svg:x="7.047cm" svg:y="7.776cm">
            <text:p text:style-name="P5"/>
            <draw:enhanced-geometry svg:viewBox="0 0 87 698" draw:type="non-primitive" draw:enhanced-path="M 86 48 L 0 0 0 648 87 698 86 48 Z N"/>
          </draw:custom-shape>
          <draw:custom-shape draw:style-name="gr8" draw:text-style-name="P3" draw:layer="layout" svg:width="1.003cm" svg:height="0.152cm" svg:x="7.406cm" svg:y="9.445cm">
            <text:p text:style-name="P5"/>
            <draw:enhanced-geometry svg:viewBox="0 0 356 56" draw:type="non-primitive" draw:enhanced-path="M 356 0 L 0 2 0 55 355 56 356 0 Z N"/>
          </draw:custom-shape>
          <draw:custom-shape draw:style-name="gr8" draw:text-style-name="P3" draw:layer="layout" svg:width="1.003cm" svg:height="0.092cm" svg:x="7.406cm" svg:y="8.232cm">
            <text:p text:style-name="P5"/>
            <draw:enhanced-geometry svg:viewBox="0 0 356 33" draw:type="non-primitive" draw:enhanced-path="M 356 0 L 0 0 0 33 355 33 356 0 Z N"/>
          </draw:custom-shape>
          <draw:custom-shape draw:style-name="gr10" draw:text-style-name="P3" draw:layer="layout" svg:width="0.073cm" svg:height="0.004cm" svg:x="8.18cm" svg:y="7.988cm">
            <text:p text:style-name="P5"/>
            <draw:enhanced-geometry svg:viewBox="0 0 27 0" draw:type="non-primitive" draw:enhanced-path="M 0 0 L 27 0 0 0 Z N"/>
          </draw:custom-shape>
          <draw:custom-shape draw:style-name="gr10" draw:text-style-name="P3" draw:layer="layout" svg:width="0.073cm" svg:height="0.006cm" svg:x="8.18cm" svg:y="8.221cm">
            <text:p text:style-name="P5"/>
            <draw:enhanced-geometry svg:viewBox="0 0 27 0" draw:type="non-primitive" draw:enhanced-path="M 27 0 L 0 0 27 0 Z N"/>
          </draw:custom-shape>
          <draw:custom-shape draw:style-name="gr11" draw:text-style-name="P3" draw:layer="layout" svg:width="0.073cm" svg:height="0.233cm" svg:x="8.18cm" svg:y="7.988cm">
            <text:p text:style-name="P5"/>
            <draw:enhanced-geometry svg:viewBox="0 0 21600 21600" draw:type="rectangle" draw:enhanced-path="M 0 0 L 21600 0 21600 21600 0 21600 0 0 Z N"/>
          </draw:custom-shape>
          <draw:custom-shape draw:style-name="gr12" draw:text-style-name="P3" draw:layer="layout" svg:width="0.97cm" svg:height="0.119cm" svg:x="7.423cm" svg:y="8.395cm">
            <text:p text:style-name="P5"/>
            <draw:enhanced-geometry svg:viewBox="0 0 346 44" draw:type="non-primitive" draw:enhanced-path="M 346 0 L 0 0 0 43 346 44 346 0 N"/>
          </draw:custom-shape>
          <draw:custom-shape draw:style-name="gr10" draw:text-style-name="P3" draw:layer="layout" svg:width="0.072cm" svg:height="0.004cm" svg:x="8.343cm" svg:y="9.239cm">
            <text:p text:style-name="P5"/>
            <draw:enhanced-geometry svg:viewBox="0 0 27 0" draw:type="non-primitive" draw:enhanced-path="M 0 0 L 27 0 0 0 Z N"/>
          </draw:custom-shape>
          <draw:custom-shape draw:style-name="gr10" draw:text-style-name="P3" draw:layer="layout" svg:width="0.072cm" svg:height="0.006cm" svg:x="8.343cm" svg:y="9.363cm">
            <text:p text:style-name="P5"/>
            <draw:enhanced-geometry svg:viewBox="0 0 27 0" draw:type="non-primitive" draw:enhanced-path="M 27 0 L 0 0 27 0 Z N"/>
          </draw:custom-shape>
          <draw:custom-shape draw:style-name="gr11" draw:text-style-name="P3" draw:layer="layout" svg:width="0.072cm" svg:height="0.124cm" svg:x="8.343cm" svg:y="9.239cm">
            <text:p text:style-name="P5"/>
            <draw:enhanced-geometry svg:viewBox="0 0 21600 21600" draw:type="rectangle" draw:enhanced-path="M 0 0 L 21600 0 21600 21600 0 21600 0 0 Z N"/>
          </draw:custom-shape>
          <draw:custom-shape draw:style-name="gr10" draw:text-style-name="P3" draw:layer="layout" svg:width="0.005cm" svg:height="0.02cm" svg:x="7.418cm" svg:y="9.358cm">
            <text:p text:style-name="P5"/>
            <draw:enhanced-geometry svg:viewBox="0 0 0 7" draw:type="non-primitive" draw:enhanced-path="M 0 7 L 0 0 0 7 Z N"/>
          </draw:custom-shape>
          <draw:custom-shape draw:style-name="gr10" draw:text-style-name="P3" draw:layer="layout" svg:width="0.021cm" svg:height="0.004cm" svg:x="7.406cm" svg:y="9.37cm">
            <text:p text:style-name="P5"/>
            <draw:enhanced-geometry svg:viewBox="0 0 9 0" draw:type="non-primitive" draw:enhanced-path="M 9 0 L 0 0 9 0 Z N"/>
          </draw:custom-shape>
          <draw:custom-shape draw:style-name="gr10" draw:text-style-name="P3" draw:layer="layout" svg:width="0.997cm" svg:height="0.02cm" svg:x="7.418cm" svg:y="9.358cm">
            <text:p text:style-name="P5"/>
            <draw:enhanced-geometry svg:viewBox="0 0 357 7" draw:type="non-primitive" draw:enhanced-path="M 0 7 L 0 0 348 0 348 3 357 3 357 7 0 7 Z N"/>
          </draw:custom-shape>
          <draw:custom-shape draw:style-name="gr10" draw:text-style-name="P3" draw:layer="layout" svg:width="0.021cm" svg:height="0.985cm" svg:x="8.393cm" svg:y="8.384cm">
            <text:p text:style-name="P5"/>
            <draw:enhanced-geometry svg:viewBox="0 0 9 362" draw:type="non-primitive" draw:enhanced-path="M 9 362 L 0 362 0 6 4 6 4 0 9 0 9 362 Z N"/>
          </draw:custom-shape>
          <draw:custom-shape draw:style-name="gr10" draw:text-style-name="P3" draw:layer="layout" svg:width="0.998cm" svg:height="0.017cm" svg:x="7.406cm" svg:y="8.384cm">
            <text:p text:style-name="P5"/>
            <draw:enhanced-geometry svg:viewBox="0 0 357 6" draw:type="non-primitive" draw:enhanced-path="M 357 0 L 357 6 9 6 9 3 0 3 0 0 357 0 Z N"/>
          </draw:custom-shape>
          <draw:custom-shape draw:style-name="gr11" draw:text-style-name="P3" draw:layer="layout" svg:width="0.021cm" svg:height="0.979cm" svg:x="7.406cm" svg:y="8.39cm">
            <text:p text:style-name="P5"/>
            <draw:enhanced-geometry svg:viewBox="0 0 21600 21600" draw:type="rectangle" draw:enhanced-path="M 0 0 L 21600 0 21600 21600 0 21600 0 0 Z N"/>
          </draw:custom-shape>
          <draw:custom-shape draw:style-name="gr10" draw:text-style-name="P3" draw:layer="layout" svg:width="0.005cm" svg:height="0.017cm" svg:x="8.405cm" svg:y="8.515cm">
            <text:p text:style-name="P5"/>
            <draw:enhanced-geometry svg:viewBox="0 0 0 6" draw:type="non-primitive" draw:enhanced-path="M 0 0 L 0 6 0 0 Z N"/>
          </draw:custom-shape>
          <draw:custom-shape draw:style-name="gr10" draw:text-style-name="P3" draw:layer="layout" svg:width="0.005cm" svg:height="0.017cm" svg:x="7.418cm" svg:y="8.515cm">
            <text:p text:style-name="P5"/>
            <draw:enhanced-geometry svg:viewBox="0 0 0 6" draw:type="non-primitive" draw:enhanced-path="M 0 6 L 0 0 0 6 Z N"/>
          </draw:custom-shape>
          <draw:custom-shape draw:style-name="gr11" draw:text-style-name="P3" draw:layer="layout" svg:width="0.986cm" svg:height="0.017cm" svg:x="7.418cm" svg:y="8.515cm">
            <text:p text:style-name="P5"/>
            <draw:enhanced-geometry svg:viewBox="0 0 21600 21600" draw:type="rectangle" draw:enhanced-path="M 0 0 L 21600 0 21600 21600 0 21600 0 0 Z N"/>
          </draw:custom-shape>
          <draw:custom-shape draw:style-name="gr10" draw:text-style-name="P3" draw:layer="layout" svg:width="0.067cm" svg:height="0.004cm" svg:x="7.518cm" svg:y="9.239cm">
            <text:p text:style-name="P5"/>
            <draw:enhanced-geometry svg:viewBox="0 0 25 0" draw:type="non-primitive" draw:enhanced-path="M 0 0 L 25 0 0 0 Z N"/>
          </draw:custom-shape>
          <draw:custom-shape draw:style-name="gr10" draw:text-style-name="P3" draw:layer="layout" svg:width="0.067cm" svg:height="0.004cm" svg:x="7.518cm" svg:y="9.37cm">
            <text:p text:style-name="P5"/>
            <draw:enhanced-geometry svg:viewBox="0 0 25 0" draw:type="non-primitive" draw:enhanced-path="M 25 0 L 0 0 25 0 Z N"/>
          </draw:custom-shape>
          <draw:custom-shape draw:style-name="gr11" draw:text-style-name="P3" draw:layer="layout" svg:width="0.067cm" svg:height="0.13cm" svg:x="7.518cm" svg:y="9.239cm">
            <text:p text:style-name="P5"/>
            <draw:enhanced-geometry svg:viewBox="0 0 21600 21600" draw:type="rectangle" draw:enhanced-path="M 0 0 L 21600 0 21600 21600 0 21600 0 0 Z N"/>
          </draw:custom-shape>
          <draw:custom-shape draw:style-name="gr10" draw:text-style-name="P3" draw:layer="layout" svg:width="0.073cm" svg:height="0.004cm" svg:x="7.686cm" svg:y="9.239cm">
            <text:p text:style-name="P5"/>
            <draw:enhanced-geometry svg:viewBox="0 0 27 0" draw:type="non-primitive" draw:enhanced-path="M 0 0 L 27 0 0 0 Z N"/>
          </draw:custom-shape>
          <draw:custom-shape draw:style-name="gr10" draw:text-style-name="P3" draw:layer="layout" svg:width="0.073cm" svg:height="0.006cm" svg:x="7.686cm" svg:y="9.363cm">
            <text:p text:style-name="P5"/>
            <draw:enhanced-geometry svg:viewBox="0 0 27 0" draw:type="non-primitive" draw:enhanced-path="M 27 0 L 0 0 27 0 Z N"/>
          </draw:custom-shape>
          <draw:custom-shape draw:style-name="gr11" draw:text-style-name="P3" draw:layer="layout" svg:width="0.073cm" svg:height="0.124cm" svg:x="7.686cm" svg:y="9.239cm">
            <text:p text:style-name="P5"/>
            <draw:enhanced-geometry svg:viewBox="0 0 21600 21600" draw:type="rectangle" draw:enhanced-path="M 0 0 L 21600 0 21600 21600 0 21600 0 0 Z N"/>
          </draw:custom-shape>
          <draw:custom-shape draw:style-name="gr10" draw:text-style-name="P3" draw:layer="layout" svg:width="0.073cm" svg:height="0.004cm" svg:x="7.854cm" svg:y="9.239cm">
            <text:p text:style-name="P5"/>
            <draw:enhanced-geometry svg:viewBox="0 0 27 0" draw:type="non-primitive" draw:enhanced-path="M 0 0 L 27 0 0 0 Z N"/>
          </draw:custom-shape>
          <draw:custom-shape draw:style-name="gr10" draw:text-style-name="P3" draw:layer="layout" svg:width="0.073cm" svg:height="0.004cm" svg:x="7.854cm" svg:y="9.37cm">
            <text:p text:style-name="P5"/>
            <draw:enhanced-geometry svg:viewBox="0 0 27 0" draw:type="non-primitive" draw:enhanced-path="M 27 0 L 0 0 27 0 Z N"/>
          </draw:custom-shape>
          <draw:custom-shape draw:style-name="gr11" draw:text-style-name="P3" draw:layer="layout" svg:width="0.073cm" svg:height="0.13cm" svg:x="7.854cm" svg:y="9.239cm">
            <text:p text:style-name="P5"/>
            <draw:enhanced-geometry svg:viewBox="0 0 21600 21600" draw:type="rectangle" draw:enhanced-path="M 0 0 L 21600 0 21600 21600 0 21600 0 0 Z N"/>
          </draw:custom-shape>
          <draw:custom-shape draw:style-name="gr10" draw:text-style-name="P3" draw:layer="layout" svg:width="0.073cm" svg:height="0.004cm" svg:x="8.18cm" svg:y="9.239cm">
            <text:p text:style-name="P5"/>
            <draw:enhanced-geometry svg:viewBox="0 0 27 0" draw:type="non-primitive" draw:enhanced-path="M 0 0 L 27 0 0 0 Z N"/>
          </draw:custom-shape>
          <draw:custom-shape draw:style-name="gr10" draw:text-style-name="P3" draw:layer="layout" svg:width="0.073cm" svg:height="0.004cm" svg:x="8.18cm" svg:y="9.37cm">
            <text:p text:style-name="P5"/>
            <draw:enhanced-geometry svg:viewBox="0 0 27 0" draw:type="non-primitive" draw:enhanced-path="M 27 0 L 0 0 27 0 Z N"/>
          </draw:custom-shape>
          <draw:custom-shape draw:style-name="gr11" draw:text-style-name="P3" draw:layer="layout" svg:width="0.073cm" svg:height="0.13cm" svg:x="8.18cm" svg:y="9.239cm">
            <text:p text:style-name="P5"/>
            <draw:enhanced-geometry svg:viewBox="0 0 21600 21600" draw:type="rectangle" draw:enhanced-path="M 0 0 L 21600 0 21600 21600 0 21600 0 0 Z N"/>
          </draw:custom-shape>
          <draw:custom-shape draw:style-name="gr10" draw:text-style-name="P3" draw:layer="layout" svg:width="0.073cm" svg:height="0.006cm" svg:x="8.017cm" svg:y="9.233cm">
            <text:p text:style-name="P5"/>
            <draw:enhanced-geometry svg:viewBox="0 0 27 0" draw:type="non-primitive" draw:enhanced-path="M 0 0 L 27 0 0 0 Z N"/>
          </draw:custom-shape>
          <draw:custom-shape draw:style-name="gr10" draw:text-style-name="P3" draw:layer="layout" svg:width="0.073cm" svg:height="0.004cm" svg:x="8.017cm" svg:y="9.37cm">
            <text:p text:style-name="P5"/>
            <draw:enhanced-geometry svg:viewBox="0 0 27 0" draw:type="non-primitive" draw:enhanced-path="M 27 0 L 0 0 27 0 Z N"/>
          </draw:custom-shape>
          <draw:custom-shape draw:style-name="gr11" draw:text-style-name="P3" draw:layer="layout" svg:width="0.073cm" svg:height="0.136cm" svg:x="8.017cm" svg:y="9.233cm">
            <text:p text:style-name="P5"/>
            <draw:enhanced-geometry svg:viewBox="0 0 21600 21600" draw:type="rectangle" draw:enhanced-path="M 0 0 L 21600 0 21600 21600 0 21600 0 0 Z N"/>
          </draw:custom-shape>
          <draw:custom-shape draw:style-name="gr10" draw:text-style-name="P3" draw:layer="layout" svg:width="0.021cm" svg:height="0.004cm" svg:x="7.569cm" svg:y="8.401cm">
            <text:p text:style-name="P5"/>
            <draw:enhanced-geometry svg:viewBox="0 0 9 0" draw:type="non-primitive" draw:enhanced-path="M 0 0 L 9 0 0 0 Z N"/>
          </draw:custom-shape>
          <draw:custom-shape draw:style-name="gr10" draw:text-style-name="P3" draw:layer="layout" svg:width="0.021cm" svg:height="0.004cm" svg:x="7.569cm" svg:y="9.37cm">
            <text:p text:style-name="P5"/>
            <draw:enhanced-geometry svg:viewBox="0 0 9 0" draw:type="non-primitive" draw:enhanced-path="M 9 0 L 0 0 9 0 Z N"/>
          </draw:custom-shape>
          <draw:custom-shape draw:style-name="gr11" draw:text-style-name="P3" draw:layer="layout" svg:width="0.021cm" svg:height="0.968cm" svg:x="7.569cm" svg:y="8.401cm">
            <text:p text:style-name="P5"/>
            <draw:enhanced-geometry svg:viewBox="0 0 21600 21600" draw:type="rectangle" draw:enhanced-path="M 0 0 L 21600 0 21600 21600 0 21600 0 0 Z N"/>
          </draw:custom-shape>
          <draw:custom-shape draw:style-name="gr10" draw:text-style-name="P3" draw:layer="layout" svg:width="0.016cm" svg:height="0.006cm" svg:x="7.911cm" svg:y="9.363cm">
            <text:p text:style-name="P5"/>
            <draw:enhanced-geometry svg:viewBox="0 0 7 0" draw:type="non-primitive" draw:enhanced-path="M 7 0 L 0 0 7 0 Z N"/>
          </draw:custom-shape>
          <draw:custom-shape draw:style-name="gr10" draw:text-style-name="P3" draw:layer="layout" svg:width="0.016cm" svg:height="0.004cm" svg:x="7.911cm" svg:y="8.401cm">
            <text:p text:style-name="P5"/>
            <draw:enhanced-geometry svg:viewBox="0 0 7 0" draw:type="non-primitive" draw:enhanced-path="M 0 0 L 7 0 0 0 Z N"/>
          </draw:custom-shape>
          <draw:custom-shape draw:style-name="gr11" draw:text-style-name="P3" draw:layer="layout" svg:width="0.016cm" svg:height="0.962cm" svg:x="7.911cm" svg:y="8.401cm">
            <text:p text:style-name="P5"/>
            <draw:enhanced-geometry svg:viewBox="0 0 21600 21600" draw:type="rectangle" draw:enhanced-path="M 0 0 L 21600 0 21600 21600 0 21600 0 0 Z N"/>
          </draw:custom-shape>
          <draw:custom-shape draw:style-name="gr10" draw:text-style-name="P3" draw:layer="layout" svg:width="0.017cm" svg:height="0.006cm" svg:x="7.742cm" svg:y="8.395cm">
            <text:p text:style-name="P5"/>
            <draw:enhanced-geometry svg:viewBox="0 0 7 0" draw:type="non-primitive" draw:enhanced-path="M 0 0 L 7 0 0 0 Z N"/>
          </draw:custom-shape>
          <draw:custom-shape draw:style-name="gr10" draw:text-style-name="P3" draw:layer="layout" svg:width="0.017cm" svg:height="0.004cm" svg:x="7.742cm" svg:y="9.37cm">
            <text:p text:style-name="P5"/>
            <draw:enhanced-geometry svg:viewBox="0 0 7 0" draw:type="non-primitive" draw:enhanced-path="M 7 0 L 0 0 7 0 Z N"/>
          </draw:custom-shape>
          <draw:custom-shape draw:style-name="gr11" draw:text-style-name="P3" draw:layer="layout" svg:width="0.017cm" svg:height="0.974cm" svg:x="7.742cm" svg:y="8.395cm">
            <text:p text:style-name="P5"/>
            <draw:enhanced-geometry svg:viewBox="0 0 21600 21600" draw:type="rectangle" draw:enhanced-path="M 0 0 L 21600 0 21600 21600 0 21600 0 0 Z N"/>
          </draw:custom-shape>
          <draw:custom-shape draw:style-name="gr10" draw:text-style-name="P3" draw:layer="layout" svg:width="0.016cm" svg:height="0.006cm" svg:x="8.231cm" svg:y="8.395cm">
            <text:p text:style-name="P5"/>
            <draw:enhanced-geometry svg:viewBox="0 0 7 0" draw:type="non-primitive" draw:enhanced-path="M 0 0 L 7 0 0 0 Z N"/>
          </draw:custom-shape>
          <draw:custom-shape draw:style-name="gr10" draw:text-style-name="P3" draw:layer="layout" svg:width="0.016cm" svg:height="0.004cm" svg:x="8.231cm" svg:y="9.37cm">
            <text:p text:style-name="P5"/>
            <draw:enhanced-geometry svg:viewBox="0 0 7 0" draw:type="non-primitive" draw:enhanced-path="M 7 0 L 0 0 7 0 Z N"/>
          </draw:custom-shape>
          <draw:custom-shape draw:style-name="gr11" draw:text-style-name="P3" draw:layer="layout" svg:width="0.016cm" svg:height="0.974cm" svg:x="8.231cm" svg:y="8.395cm">
            <text:p text:style-name="P5"/>
            <draw:enhanced-geometry svg:viewBox="0 0 21600 21600" draw:type="rectangle" draw:enhanced-path="M 0 0 L 21600 0 21600 21600 0 21600 0 0 Z N"/>
          </draw:custom-shape>
          <draw:custom-shape draw:style-name="gr10" draw:text-style-name="P3" draw:layer="layout" svg:width="0.022cm" svg:height="0.004cm" svg:x="8.073cm" svg:y="8.401cm">
            <text:p text:style-name="P5"/>
            <draw:enhanced-geometry svg:viewBox="0 0 8 0" draw:type="non-primitive" draw:enhanced-path="M 0 0 L 8 0 0 0 Z N"/>
          </draw:custom-shape>
          <draw:custom-shape draw:style-name="gr10" draw:text-style-name="P3" draw:layer="layout" svg:width="0.022cm" svg:height="0.006cm" svg:x="8.073cm" svg:y="9.363cm">
            <text:p text:style-name="P5"/>
            <draw:enhanced-geometry svg:viewBox="0 0 8 0" draw:type="non-primitive" draw:enhanced-path="M 8 0 L 0 0 8 0 Z N"/>
          </draw:custom-shape>
          <draw:custom-shape draw:style-name="gr11" draw:text-style-name="P3" draw:layer="layout" svg:width="0.022cm" svg:height="0.962cm" svg:x="8.073cm" svg:y="8.401cm">
            <text:p text:style-name="P5"/>
            <draw:enhanced-geometry svg:viewBox="0 0 21600 21600" draw:type="rectangle" draw:enhanced-path="M 0 0 L 21600 0 21600 21600 0 21600 0 0 Z N"/>
          </draw:custom-shape>
          <draw:custom-shape draw:style-name="gr10" draw:text-style-name="P3" draw:layer="layout" svg:width="0.067cm" svg:height="0.006cm" svg:x="8.343cm" svg:y="8.395cm">
            <text:p text:style-name="P5"/>
            <draw:enhanced-geometry svg:viewBox="0 0 25 0" draw:type="non-primitive" draw:enhanced-path="M 0 0 L 25 0 0 0 Z N"/>
          </draw:custom-shape>
          <draw:custom-shape draw:style-name="gr10" draw:text-style-name="P3" draw:layer="layout" svg:width="0.067cm" svg:height="0.004cm" svg:x="8.343cm" svg:y="8.521cm">
            <text:p text:style-name="P5"/>
            <draw:enhanced-geometry svg:viewBox="0 0 25 0" draw:type="non-primitive" draw:enhanced-path="M 25 0 L 0 0 25 0 Z N"/>
          </draw:custom-shape>
          <draw:custom-shape draw:style-name="gr11" draw:text-style-name="P3" draw:layer="layout" svg:width="0.067cm" svg:height="0.125cm" svg:x="8.343cm" svg:y="8.395cm">
            <text:p text:style-name="P5"/>
            <draw:enhanced-geometry svg:viewBox="0 0 21600 21600" draw:type="rectangle" draw:enhanced-path="M 0 0 L 21600 0 21600 21600 0 21600 0 0 Z N"/>
          </draw:custom-shape>
          <draw:custom-shape draw:style-name="gr10" draw:text-style-name="P3" draw:layer="layout" svg:width="0.072cm" svg:height="0.004cm" svg:x="7.518cm" svg:y="8.39cm">
            <text:p text:style-name="P5"/>
            <draw:enhanced-geometry svg:viewBox="0 0 27 0" draw:type="non-primitive" draw:enhanced-path="M 0 0 L 27 0 0 0 Z N"/>
          </draw:custom-shape>
          <draw:custom-shape draw:style-name="gr10" draw:text-style-name="P3" draw:layer="layout" svg:width="0.072cm" svg:height="0.004cm" svg:x="7.518cm" svg:y="8.521cm">
            <text:p text:style-name="P5"/>
            <draw:enhanced-geometry svg:viewBox="0 0 27 0" draw:type="non-primitive" draw:enhanced-path="M 27 0 L 0 0 27 0 Z N"/>
          </draw:custom-shape>
          <draw:custom-shape draw:style-name="gr11" draw:text-style-name="P3" draw:layer="layout" svg:width="0.072cm" svg:height="0.13cm" svg:x="7.518cm" svg:y="8.39cm">
            <text:p text:style-name="P5"/>
            <draw:enhanced-geometry svg:viewBox="0 0 21600 21600" draw:type="rectangle" draw:enhanced-path="M 0 0 L 21600 0 21600 21600 0 21600 0 0 Z N"/>
          </draw:custom-shape>
          <draw:custom-shape draw:style-name="gr10" draw:text-style-name="P3" draw:layer="layout" svg:width="0.067cm" svg:height="0.006cm" svg:x="7.693cm" svg:y="8.395cm">
            <text:p text:style-name="P5"/>
            <draw:enhanced-geometry svg:viewBox="0 0 25 0" draw:type="non-primitive" draw:enhanced-path="M 0 0 L 25 0 0 0 Z N"/>
          </draw:custom-shape>
          <draw:custom-shape draw:style-name="gr10" draw:text-style-name="P3" draw:layer="layout" svg:width="0.067cm" svg:height="0.004cm" svg:x="7.693cm" svg:y="8.521cm">
            <text:p text:style-name="P5"/>
            <draw:enhanced-geometry svg:viewBox="0 0 25 0" draw:type="non-primitive" draw:enhanced-path="M 25 0 L 0 0 25 0 Z N"/>
          </draw:custom-shape>
          <draw:custom-shape draw:style-name="gr11" draw:text-style-name="P3" draw:layer="layout" svg:width="0.067cm" svg:height="0.125cm" svg:x="7.693cm" svg:y="8.395cm">
            <text:p text:style-name="P5"/>
            <draw:enhanced-geometry svg:viewBox="0 0 21600 21600" draw:type="rectangle" draw:enhanced-path="M 0 0 L 21600 0 21600 21600 0 21600 0 0 Z N"/>
          </draw:custom-shape>
          <draw:custom-shape draw:style-name="gr10" draw:text-style-name="P3" draw:layer="layout" svg:width="0.072cm" svg:height="0.006cm" svg:x="7.86cm" svg:y="8.395cm">
            <text:p text:style-name="P5"/>
            <draw:enhanced-geometry svg:viewBox="0 0 26 0" draw:type="non-primitive" draw:enhanced-path="M 0 0 L 26 0 0 0 Z N"/>
          </draw:custom-shape>
          <draw:custom-shape draw:style-name="gr10" draw:text-style-name="P3" draw:layer="layout" svg:width="0.072cm" svg:height="0.004cm" svg:x="7.86cm" svg:y="8.521cm">
            <text:p text:style-name="P5"/>
            <draw:enhanced-geometry svg:viewBox="0 0 26 0" draw:type="non-primitive" draw:enhanced-path="M 26 0 L 0 0 26 0 Z N"/>
          </draw:custom-shape>
          <draw:custom-shape draw:style-name="gr11" draw:text-style-name="P3" draw:layer="layout" svg:width="0.072cm" svg:height="0.125cm" svg:x="7.86cm" svg:y="8.395cm">
            <text:p text:style-name="P5"/>
            <draw:enhanced-geometry svg:viewBox="0 0 21600 21600" draw:type="rectangle" draw:enhanced-path="M 0 0 L 21600 0 21600 21600 0 21600 0 0 Z N"/>
          </draw:custom-shape>
          <draw:custom-shape draw:style-name="gr10" draw:text-style-name="P3" draw:layer="layout" svg:width="0.067cm" svg:height="0.004cm" svg:x="8.18cm" svg:y="8.39cm">
            <text:p text:style-name="P5"/>
            <draw:enhanced-geometry svg:viewBox="0 0 25 0" draw:type="non-primitive" draw:enhanced-path="M 0 0 L 25 0 0 0 Z N"/>
          </draw:custom-shape>
          <draw:custom-shape draw:style-name="gr10" draw:text-style-name="P3" draw:layer="layout" svg:width="0.067cm" svg:height="0.004cm" svg:x="8.18cm" svg:y="8.521cm">
            <text:p text:style-name="P5"/>
            <draw:enhanced-geometry svg:viewBox="0 0 25 0" draw:type="non-primitive" draw:enhanced-path="M 25 0 L 0 0 25 0 Z N"/>
          </draw:custom-shape>
          <draw:custom-shape draw:style-name="gr11" draw:text-style-name="P3" draw:layer="layout" svg:width="0.067cm" svg:height="0.13cm" svg:x="8.18cm" svg:y="8.39cm">
            <text:p text:style-name="P5"/>
            <draw:enhanced-geometry svg:viewBox="0 0 21600 21600" draw:type="rectangle" draw:enhanced-path="M 0 0 L 21600 0 21600 21600 0 21600 0 0 Z N"/>
          </draw:custom-shape>
          <draw:custom-shape draw:style-name="gr10" draw:text-style-name="P3" draw:layer="layout" svg:width="0.072cm" svg:height="0.004cm" svg:x="8.023cm" svg:y="8.39cm">
            <text:p text:style-name="P5"/>
            <draw:enhanced-geometry svg:viewBox="0 0 26 0" draw:type="non-primitive" draw:enhanced-path="M 0 0 L 26 0 0 0 Z N"/>
          </draw:custom-shape>
          <draw:custom-shape draw:style-name="gr10" draw:text-style-name="P3" draw:layer="layout" svg:width="0.072cm" svg:height="0.004cm" svg:x="8.023cm" svg:y="8.521cm">
            <text:p text:style-name="P5"/>
            <draw:enhanced-geometry svg:viewBox="0 0 26 0" draw:type="non-primitive" draw:enhanced-path="M 26 0 L 0 0 26 0 Z N"/>
          </draw:custom-shape>
          <draw:custom-shape draw:style-name="gr11" draw:text-style-name="P3" draw:layer="layout" svg:width="0.072cm" svg:height="0.13cm" svg:x="8.023cm" svg:y="8.39cm">
            <text:p text:style-name="P5"/>
            <draw:enhanced-geometry svg:viewBox="0 0 21600 21600" draw:type="rectangle" draw:enhanced-path="M 0 0 L 21600 0 21600 21600 0 21600 0 0 Z N"/>
          </draw:custom-shape>
          <draw:custom-shape draw:style-name="gr13" draw:text-style-name="P3" draw:layer="layout" svg:width="0.055cm" svg:height="0.07cm" svg:x="7.412cm" svg:y="7.988cm">
            <text:p text:style-name="P5"/>
            <draw:enhanced-geometry svg:viewBox="0 0 21600 21600" draw:type="rectangle" draw:enhanced-path="M 0 0 L 21600 0 21600 21600 0 21600 0 0 Z N"/>
          </draw:custom-shape>
          <draw:custom-shape draw:style-name="gr14" draw:text-style-name="P3" draw:layer="layout" svg:width="0.044cm" svg:height="0.043cm" svg:x="7.418cm" svg:y="7.993cm">
            <text:p text:style-name="P5"/>
            <draw:enhanced-geometry svg:viewBox="0 0 17 16" draw:type="non-primitive" draw:enhanced-path="M 0 16 L 9 0 17 16 0 16 Z N"/>
          </draw:custom-shape>
          <draw:custom-shape draw:style-name="gr15" draw:text-style-name="P3" draw:layer="layout" svg:width="0.016cm" svg:height="0.02cm" svg:x="7.434cm" svg:y="8.015cm">
            <text:p text:style-name="P5"/>
            <draw:enhanced-geometry svg:viewBox="0 0 7 7" draw:type="non-primitive" draw:enhanced-path="M 4 7 L 5 5 7 4 7 3 7 1 5 1 4 0 2 1 0 1 0 3 0 4 2 5 4 7 Z N"/>
          </draw:custom-shape>
        </draw:g>
        <draw:custom-shape draw:style-name="gr40" draw:text-style-name="P23" draw:layer="layout" svg:width="3.175cm" svg:height="1.835cm" svg:x="6.198cm" svg:y="6.083cm">
          <text:p text:style-name="P12"><text:span text:style-name="T17">SIP</text:span></text:p>
          <text:p text:style-name="P12"><text:span text:style-name="T17">Proxy</text:span></text:p>
          <draw:enhanced-geometry svg:viewBox="0 0 21600 21600" draw:type="mso-spt202" draw:enhanced-path="M 0 0 L 21600 0 21600 21600 0 21600 0 0 Z N"/>
        </draw:custom-shape>
        <draw:custom-shape draw:style-name="gr17" draw:text-style-name="P3" draw:layer="layout" svg:width="6.667cm" svg:height="1.059cm" draw:transform="rotate (-2.16193934444615) translate (13.995cm 7.767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4.627cm" svg:height="1.058cm" draw:transform="rotate (3.1415926535892) translate (6.478cm 9.222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3" draw:layer="layout" svg:width="3.881cm" svg:height="1.059cm" draw:transform="rotate (3.10878046365171) translate (14.348cm 15.049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15" draw:layer="layout" svg:width="4.239cm" svg:height="1.395cm" svg:x="19.275cm" svg:y="9.334cm">
          <draw:text-box>
            <text:p text:style-name="P13"><text:span text:style-name="T13">H.323 GW</text:span></text:p>
          </draw:text-box>
        </draw:frame>
        <draw:custom-shape draw:style-name="gr17" draw:text-style-name="P3" draw:layer="layout" svg:width="6.904cm" svg:height="0.937cm" draw:transform="rotate (-2.6717500189536) translate (16.76cm 10.826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 draw:text-style-name="P20" draw:layer="layout" svg:width="18.57cm" svg:height="2.123cm" svg:x="1.764cm" svg:y="3.442cm">
          <draw:text-box>
            <text:p text:style-name="P16"><text:span text:style-name="T13">Routing to pools/clusters of heterogeneous Gateways</text:span></text:p>
            <text:p text:style-name="P16"><text:span text:style-name="T16">scaling, LB and HA</text:span><text:span text:style-name="T13">.</text:span></text:p>
          </draw:text-box>
        </draw:frame>
        <draw:frame draw:style-name="gr20" draw:text-style-name="P19" draw:layer="layout" svg:width="3.639cm" svg:height="1.991cm" svg:x="2.304cm" svg:y="6.536cm">
          <draw:text-box>
            <text:p text:style-name="P18"><text:span text:style-name="T15">Incoming</text:span></text:p>
            <text:p text:style-name="P18"><text:span text:style-name="T15">calls</text:span></text:p>
          </draw:text-box>
        </draw:frame>
        <draw:g>
          <draw:custom-shape draw:style-name="gr7" draw:text-style-name="P3" draw:layer="layout" svg:width="1.24cm" svg:height="1.773cm" svg:x="7.318cm" svg:y="13.106cm">
            <text:p text:style-name="P5"/>
            <draw:enhanced-geometry svg:viewBox="0 0 442 650" draw:type="non-primitive" draw:enhanced-path="M 442 0 L 1 0 0 650 442 650 442 0 Z N"/>
          </draw:custom-shape>
          <draw:custom-shape draw:style-name="gr8" draw:text-style-name="P3" draw:layer="layout" svg:width="1.481cm" svg:height="0.13cm" svg:x="7.077cm" svg:y="12.976cm">
            <text:p text:style-name="P5"/>
            <draw:enhanced-geometry svg:viewBox="0 0 528 49" draw:type="non-primitive" draw:enhanced-path="M 528 49 L 444 0 0 0 86 47 528 49 Z N"/>
          </draw:custom-shape>
          <draw:custom-shape draw:style-name="gr9" draw:text-style-name="P3" draw:layer="layout" svg:width="0.248cm" svg:height="1.898cm" svg:x="7.077cm" svg:y="12.982cm">
            <text:p text:style-name="P5"/>
            <draw:enhanced-geometry svg:viewBox="0 0 87 698" draw:type="non-primitive" draw:enhanced-path="M 86 48 L 0 0 0 648 87 698 86 48 Z N"/>
          </draw:custom-shape>
          <draw:custom-shape draw:style-name="gr8" draw:text-style-name="P3" draw:layer="layout" svg:width="1.003cm" svg:height="0.152cm" svg:x="7.436cm" svg:y="14.651cm">
            <text:p text:style-name="P5"/>
            <draw:enhanced-geometry svg:viewBox="0 0 356 56" draw:type="non-primitive" draw:enhanced-path="M 356 0 L 0 2 0 55 355 56 356 0 Z N"/>
          </draw:custom-shape>
          <draw:custom-shape draw:style-name="gr8" draw:text-style-name="P3" draw:layer="layout" svg:width="1.003cm" svg:height="0.092cm" svg:x="7.436cm" svg:y="13.438cm">
            <text:p text:style-name="P5"/>
            <draw:enhanced-geometry svg:viewBox="0 0 356 33" draw:type="non-primitive" draw:enhanced-path="M 356 0 L 0 0 0 33 355 33 356 0 Z N"/>
          </draw:custom-shape>
          <draw:custom-shape draw:style-name="gr10" draw:text-style-name="P3" draw:layer="layout" svg:width="0.073cm" svg:height="0.004cm" svg:x="8.21cm" svg:y="13.194cm">
            <text:p text:style-name="P5"/>
            <draw:enhanced-geometry svg:viewBox="0 0 27 0" draw:type="non-primitive" draw:enhanced-path="M 0 0 L 27 0 0 0 Z N"/>
          </draw:custom-shape>
          <draw:custom-shape draw:style-name="gr10" draw:text-style-name="P3" draw:layer="layout" svg:width="0.073cm" svg:height="0.006cm" svg:x="8.21cm" svg:y="13.427cm">
            <text:p text:style-name="P5"/>
            <draw:enhanced-geometry svg:viewBox="0 0 27 0" draw:type="non-primitive" draw:enhanced-path="M 27 0 L 0 0 27 0 Z N"/>
          </draw:custom-shape>
          <draw:custom-shape draw:style-name="gr11" draw:text-style-name="P3" draw:layer="layout" svg:width="0.073cm" svg:height="0.233cm" svg:x="8.21cm" svg:y="13.194cm">
            <text:p text:style-name="P5"/>
            <draw:enhanced-geometry svg:viewBox="0 0 21600 21600" draw:type="rectangle" draw:enhanced-path="M 0 0 L 21600 0 21600 21600 0 21600 0 0 Z N"/>
          </draw:custom-shape>
          <draw:custom-shape draw:style-name="gr12" draw:text-style-name="P3" draw:layer="layout" svg:width="0.97cm" svg:height="0.119cm" svg:x="7.453cm" svg:y="13.601cm">
            <text:p text:style-name="P5"/>
            <draw:enhanced-geometry svg:viewBox="0 0 346 44" draw:type="non-primitive" draw:enhanced-path="M 346 0 L 0 0 0 43 346 44 346 0 N"/>
          </draw:custom-shape>
          <draw:custom-shape draw:style-name="gr10" draw:text-style-name="P3" draw:layer="layout" svg:width="0.072cm" svg:height="0.004cm" svg:x="8.373cm" svg:y="14.445cm">
            <text:p text:style-name="P5"/>
            <draw:enhanced-geometry svg:viewBox="0 0 27 0" draw:type="non-primitive" draw:enhanced-path="M 0 0 L 27 0 0 0 Z N"/>
          </draw:custom-shape>
          <draw:custom-shape draw:style-name="gr10" draw:text-style-name="P3" draw:layer="layout" svg:width="0.072cm" svg:height="0.006cm" svg:x="8.373cm" svg:y="14.569cm">
            <text:p text:style-name="P5"/>
            <draw:enhanced-geometry svg:viewBox="0 0 27 0" draw:type="non-primitive" draw:enhanced-path="M 27 0 L 0 0 27 0 Z N"/>
          </draw:custom-shape>
          <draw:custom-shape draw:style-name="gr11" draw:text-style-name="P3" draw:layer="layout" svg:width="0.072cm" svg:height="0.124cm" svg:x="8.373cm" svg:y="14.445cm">
            <text:p text:style-name="P5"/>
            <draw:enhanced-geometry svg:viewBox="0 0 21600 21600" draw:type="rectangle" draw:enhanced-path="M 0 0 L 21600 0 21600 21600 0 21600 0 0 Z N"/>
          </draw:custom-shape>
          <draw:custom-shape draw:style-name="gr10" draw:text-style-name="P3" draw:layer="layout" svg:width="0.005cm" svg:height="0.02cm" svg:x="7.448cm" svg:y="14.564cm">
            <text:p text:style-name="P5"/>
            <draw:enhanced-geometry svg:viewBox="0 0 0 7" draw:type="non-primitive" draw:enhanced-path="M 0 7 L 0 0 0 7 Z N"/>
          </draw:custom-shape>
          <draw:custom-shape draw:style-name="gr10" draw:text-style-name="P3" draw:layer="layout" svg:width="0.021cm" svg:height="0.004cm" svg:x="7.436cm" svg:y="14.576cm">
            <text:p text:style-name="P5"/>
            <draw:enhanced-geometry svg:viewBox="0 0 9 0" draw:type="non-primitive" draw:enhanced-path="M 9 0 L 0 0 9 0 Z N"/>
          </draw:custom-shape>
          <draw:custom-shape draw:style-name="gr10" draw:text-style-name="P3" draw:layer="layout" svg:width="0.997cm" svg:height="0.02cm" svg:x="7.448cm" svg:y="14.564cm">
            <text:p text:style-name="P5"/>
            <draw:enhanced-geometry svg:viewBox="0 0 357 7" draw:type="non-primitive" draw:enhanced-path="M 0 7 L 0 0 348 0 348 3 357 3 357 7 0 7 Z N"/>
          </draw:custom-shape>
          <draw:custom-shape draw:style-name="gr10" draw:text-style-name="P3" draw:layer="layout" svg:width="0.021cm" svg:height="0.985cm" svg:x="8.423cm" svg:y="13.59cm">
            <text:p text:style-name="P5"/>
            <draw:enhanced-geometry svg:viewBox="0 0 9 362" draw:type="non-primitive" draw:enhanced-path="M 9 362 L 0 362 0 6 4 6 4 0 9 0 9 362 Z N"/>
          </draw:custom-shape>
          <draw:custom-shape draw:style-name="gr10" draw:text-style-name="P3" draw:layer="layout" svg:width="0.998cm" svg:height="0.017cm" svg:x="7.436cm" svg:y="13.59cm">
            <text:p text:style-name="P5"/>
            <draw:enhanced-geometry svg:viewBox="0 0 357 6" draw:type="non-primitive" draw:enhanced-path="M 357 0 L 357 6 9 6 9 3 0 3 0 0 357 0 Z N"/>
          </draw:custom-shape>
          <draw:custom-shape draw:style-name="gr11" draw:text-style-name="P3" draw:layer="layout" svg:width="0.021cm" svg:height="0.979cm" svg:x="7.436cm" svg:y="13.596cm">
            <text:p text:style-name="P5"/>
            <draw:enhanced-geometry svg:viewBox="0 0 21600 21600" draw:type="rectangle" draw:enhanced-path="M 0 0 L 21600 0 21600 21600 0 21600 0 0 Z N"/>
          </draw:custom-shape>
          <draw:custom-shape draw:style-name="gr10" draw:text-style-name="P3" draw:layer="layout" svg:width="0.005cm" svg:height="0.017cm" svg:x="8.435cm" svg:y="13.721cm">
            <text:p text:style-name="P5"/>
            <draw:enhanced-geometry svg:viewBox="0 0 0 6" draw:type="non-primitive" draw:enhanced-path="M 0 0 L 0 6 0 0 Z N"/>
          </draw:custom-shape>
          <draw:custom-shape draw:style-name="gr10" draw:text-style-name="P3" draw:layer="layout" svg:width="0.005cm" svg:height="0.017cm" svg:x="7.448cm" svg:y="13.721cm">
            <text:p text:style-name="P5"/>
            <draw:enhanced-geometry svg:viewBox="0 0 0 6" draw:type="non-primitive" draw:enhanced-path="M 0 6 L 0 0 0 6 Z N"/>
          </draw:custom-shape>
          <draw:custom-shape draw:style-name="gr11" draw:text-style-name="P3" draw:layer="layout" svg:width="0.986cm" svg:height="0.017cm" svg:x="7.448cm" svg:y="13.721cm">
            <text:p text:style-name="P5"/>
            <draw:enhanced-geometry svg:viewBox="0 0 21600 21600" draw:type="rectangle" draw:enhanced-path="M 0 0 L 21600 0 21600 21600 0 21600 0 0 Z N"/>
          </draw:custom-shape>
          <draw:custom-shape draw:style-name="gr10" draw:text-style-name="P3" draw:layer="layout" svg:width="0.067cm" svg:height="0.004cm" svg:x="7.548cm" svg:y="14.445cm">
            <text:p text:style-name="P5"/>
            <draw:enhanced-geometry svg:viewBox="0 0 25 0" draw:type="non-primitive" draw:enhanced-path="M 0 0 L 25 0 0 0 Z N"/>
          </draw:custom-shape>
          <draw:custom-shape draw:style-name="gr10" draw:text-style-name="P3" draw:layer="layout" svg:width="0.067cm" svg:height="0.004cm" svg:x="7.548cm" svg:y="14.576cm">
            <text:p text:style-name="P5"/>
            <draw:enhanced-geometry svg:viewBox="0 0 25 0" draw:type="non-primitive" draw:enhanced-path="M 25 0 L 0 0 25 0 Z N"/>
          </draw:custom-shape>
          <draw:custom-shape draw:style-name="gr11" draw:text-style-name="P3" draw:layer="layout" svg:width="0.067cm" svg:height="0.13cm" svg:x="7.548cm" svg:y="14.445cm">
            <text:p text:style-name="P5"/>
            <draw:enhanced-geometry svg:viewBox="0 0 21600 21600" draw:type="rectangle" draw:enhanced-path="M 0 0 L 21600 0 21600 21600 0 21600 0 0 Z N"/>
          </draw:custom-shape>
          <draw:custom-shape draw:style-name="gr10" draw:text-style-name="P3" draw:layer="layout" svg:width="0.073cm" svg:height="0.004cm" svg:x="7.716cm" svg:y="14.445cm">
            <text:p text:style-name="P5"/>
            <draw:enhanced-geometry svg:viewBox="0 0 27 0" draw:type="non-primitive" draw:enhanced-path="M 0 0 L 27 0 0 0 Z N"/>
          </draw:custom-shape>
          <draw:custom-shape draw:style-name="gr10" draw:text-style-name="P3" draw:layer="layout" svg:width="0.073cm" svg:height="0.006cm" svg:x="7.716cm" svg:y="14.569cm">
            <text:p text:style-name="P5"/>
            <draw:enhanced-geometry svg:viewBox="0 0 27 0" draw:type="non-primitive" draw:enhanced-path="M 27 0 L 0 0 27 0 Z N"/>
          </draw:custom-shape>
          <draw:custom-shape draw:style-name="gr11" draw:text-style-name="P3" draw:layer="layout" svg:width="0.073cm" svg:height="0.124cm" svg:x="7.716cm" svg:y="14.445cm">
            <text:p text:style-name="P5"/>
            <draw:enhanced-geometry svg:viewBox="0 0 21600 21600" draw:type="rectangle" draw:enhanced-path="M 0 0 L 21600 0 21600 21600 0 21600 0 0 Z N"/>
          </draw:custom-shape>
          <draw:custom-shape draw:style-name="gr10" draw:text-style-name="P3" draw:layer="layout" svg:width="0.073cm" svg:height="0.004cm" svg:x="7.884cm" svg:y="14.445cm">
            <text:p text:style-name="P5"/>
            <draw:enhanced-geometry svg:viewBox="0 0 27 0" draw:type="non-primitive" draw:enhanced-path="M 0 0 L 27 0 0 0 Z N"/>
          </draw:custom-shape>
          <draw:custom-shape draw:style-name="gr10" draw:text-style-name="P3" draw:layer="layout" svg:width="0.073cm" svg:height="0.004cm" svg:x="7.884cm" svg:y="14.576cm">
            <text:p text:style-name="P5"/>
            <draw:enhanced-geometry svg:viewBox="0 0 27 0" draw:type="non-primitive" draw:enhanced-path="M 27 0 L 0 0 27 0 Z N"/>
          </draw:custom-shape>
          <draw:custom-shape draw:style-name="gr11" draw:text-style-name="P3" draw:layer="layout" svg:width="0.073cm" svg:height="0.13cm" svg:x="7.884cm" svg:y="14.445cm">
            <text:p text:style-name="P5"/>
            <draw:enhanced-geometry svg:viewBox="0 0 21600 21600" draw:type="rectangle" draw:enhanced-path="M 0 0 L 21600 0 21600 21600 0 21600 0 0 Z N"/>
          </draw:custom-shape>
          <draw:custom-shape draw:style-name="gr10" draw:text-style-name="P3" draw:layer="layout" svg:width="0.073cm" svg:height="0.004cm" svg:x="8.21cm" svg:y="14.445cm">
            <text:p text:style-name="P5"/>
            <draw:enhanced-geometry svg:viewBox="0 0 27 0" draw:type="non-primitive" draw:enhanced-path="M 0 0 L 27 0 0 0 Z N"/>
          </draw:custom-shape>
          <draw:custom-shape draw:style-name="gr10" draw:text-style-name="P3" draw:layer="layout" svg:width="0.073cm" svg:height="0.004cm" svg:x="8.21cm" svg:y="14.576cm">
            <text:p text:style-name="P5"/>
            <draw:enhanced-geometry svg:viewBox="0 0 27 0" draw:type="non-primitive" draw:enhanced-path="M 27 0 L 0 0 27 0 Z N"/>
          </draw:custom-shape>
          <draw:custom-shape draw:style-name="gr11" draw:text-style-name="P3" draw:layer="layout" svg:width="0.073cm" svg:height="0.13cm" svg:x="8.21cm" svg:y="14.445cm">
            <text:p text:style-name="P5"/>
            <draw:enhanced-geometry svg:viewBox="0 0 21600 21600" draw:type="rectangle" draw:enhanced-path="M 0 0 L 21600 0 21600 21600 0 21600 0 0 Z N"/>
          </draw:custom-shape>
          <draw:custom-shape draw:style-name="gr10" draw:text-style-name="P3" draw:layer="layout" svg:width="0.073cm" svg:height="0.006cm" svg:x="8.047cm" svg:y="14.439cm">
            <text:p text:style-name="P5"/>
            <draw:enhanced-geometry svg:viewBox="0 0 27 0" draw:type="non-primitive" draw:enhanced-path="M 0 0 L 27 0 0 0 Z N"/>
          </draw:custom-shape>
          <draw:custom-shape draw:style-name="gr10" draw:text-style-name="P3" draw:layer="layout" svg:width="0.073cm" svg:height="0.004cm" svg:x="8.047cm" svg:y="14.576cm">
            <text:p text:style-name="P5"/>
            <draw:enhanced-geometry svg:viewBox="0 0 27 0" draw:type="non-primitive" draw:enhanced-path="M 27 0 L 0 0 27 0 Z N"/>
          </draw:custom-shape>
          <draw:custom-shape draw:style-name="gr11" draw:text-style-name="P3" draw:layer="layout" svg:width="0.073cm" svg:height="0.136cm" svg:x="8.047cm" svg:y="14.439cm">
            <text:p text:style-name="P5"/>
            <draw:enhanced-geometry svg:viewBox="0 0 21600 21600" draw:type="rectangle" draw:enhanced-path="M 0 0 L 21600 0 21600 21600 0 21600 0 0 Z N"/>
          </draw:custom-shape>
          <draw:custom-shape draw:style-name="gr10" draw:text-style-name="P3" draw:layer="layout" svg:width="0.021cm" svg:height="0.004cm" svg:x="7.599cm" svg:y="13.607cm">
            <text:p text:style-name="P5"/>
            <draw:enhanced-geometry svg:viewBox="0 0 9 0" draw:type="non-primitive" draw:enhanced-path="M 0 0 L 9 0 0 0 Z N"/>
          </draw:custom-shape>
          <draw:custom-shape draw:style-name="gr10" draw:text-style-name="P3" draw:layer="layout" svg:width="0.021cm" svg:height="0.004cm" svg:x="7.599cm" svg:y="14.576cm">
            <text:p text:style-name="P5"/>
            <draw:enhanced-geometry svg:viewBox="0 0 9 0" draw:type="non-primitive" draw:enhanced-path="M 9 0 L 0 0 9 0 Z N"/>
          </draw:custom-shape>
          <draw:custom-shape draw:style-name="gr11" draw:text-style-name="P3" draw:layer="layout" svg:width="0.021cm" svg:height="0.968cm" svg:x="7.599cm" svg:y="13.607cm">
            <text:p text:style-name="P5"/>
            <draw:enhanced-geometry svg:viewBox="0 0 21600 21600" draw:type="rectangle" draw:enhanced-path="M 0 0 L 21600 0 21600 21600 0 21600 0 0 Z N"/>
          </draw:custom-shape>
          <draw:custom-shape draw:style-name="gr10" draw:text-style-name="P3" draw:layer="layout" svg:width="0.016cm" svg:height="0.006cm" svg:x="7.941cm" svg:y="14.569cm">
            <text:p text:style-name="P5"/>
            <draw:enhanced-geometry svg:viewBox="0 0 7 0" draw:type="non-primitive" draw:enhanced-path="M 7 0 L 0 0 7 0 Z N"/>
          </draw:custom-shape>
          <draw:custom-shape draw:style-name="gr10" draw:text-style-name="P3" draw:layer="layout" svg:width="0.016cm" svg:height="0.004cm" svg:x="7.941cm" svg:y="13.607cm">
            <text:p text:style-name="P5"/>
            <draw:enhanced-geometry svg:viewBox="0 0 7 0" draw:type="non-primitive" draw:enhanced-path="M 0 0 L 7 0 0 0 Z N"/>
          </draw:custom-shape>
          <draw:custom-shape draw:style-name="gr11" draw:text-style-name="P3" draw:layer="layout" svg:width="0.016cm" svg:height="0.962cm" svg:x="7.941cm" svg:y="13.607cm">
            <text:p text:style-name="P5"/>
            <draw:enhanced-geometry svg:viewBox="0 0 21600 21600" draw:type="rectangle" draw:enhanced-path="M 0 0 L 21600 0 21600 21600 0 21600 0 0 Z N"/>
          </draw:custom-shape>
          <draw:custom-shape draw:style-name="gr10" draw:text-style-name="P3" draw:layer="layout" svg:width="0.017cm" svg:height="0.006cm" svg:x="7.772cm" svg:y="13.601cm">
            <text:p text:style-name="P5"/>
            <draw:enhanced-geometry svg:viewBox="0 0 7 0" draw:type="non-primitive" draw:enhanced-path="M 0 0 L 7 0 0 0 Z N"/>
          </draw:custom-shape>
          <draw:custom-shape draw:style-name="gr10" draw:text-style-name="P3" draw:layer="layout" svg:width="0.017cm" svg:height="0.004cm" svg:x="7.772cm" svg:y="14.576cm">
            <text:p text:style-name="P5"/>
            <draw:enhanced-geometry svg:viewBox="0 0 7 0" draw:type="non-primitive" draw:enhanced-path="M 7 0 L 0 0 7 0 Z N"/>
          </draw:custom-shape>
          <draw:custom-shape draw:style-name="gr11" draw:text-style-name="P3" draw:layer="layout" svg:width="0.017cm" svg:height="0.974cm" svg:x="7.772cm" svg:y="13.601cm">
            <text:p text:style-name="P5"/>
            <draw:enhanced-geometry svg:viewBox="0 0 21600 21600" draw:type="rectangle" draw:enhanced-path="M 0 0 L 21600 0 21600 21600 0 21600 0 0 Z N"/>
          </draw:custom-shape>
          <draw:custom-shape draw:style-name="gr10" draw:text-style-name="P3" draw:layer="layout" svg:width="0.016cm" svg:height="0.006cm" svg:x="8.261cm" svg:y="13.601cm">
            <text:p text:style-name="P5"/>
            <draw:enhanced-geometry svg:viewBox="0 0 7 0" draw:type="non-primitive" draw:enhanced-path="M 0 0 L 7 0 0 0 Z N"/>
          </draw:custom-shape>
          <draw:custom-shape draw:style-name="gr10" draw:text-style-name="P3" draw:layer="layout" svg:width="0.016cm" svg:height="0.004cm" svg:x="8.261cm" svg:y="14.576cm">
            <text:p text:style-name="P5"/>
            <draw:enhanced-geometry svg:viewBox="0 0 7 0" draw:type="non-primitive" draw:enhanced-path="M 7 0 L 0 0 7 0 Z N"/>
          </draw:custom-shape>
          <draw:custom-shape draw:style-name="gr11" draw:text-style-name="P3" draw:layer="layout" svg:width="0.016cm" svg:height="0.974cm" svg:x="8.261cm" svg:y="13.601cm">
            <text:p text:style-name="P5"/>
            <draw:enhanced-geometry svg:viewBox="0 0 21600 21600" draw:type="rectangle" draw:enhanced-path="M 0 0 L 21600 0 21600 21600 0 21600 0 0 Z N"/>
          </draw:custom-shape>
          <draw:custom-shape draw:style-name="gr10" draw:text-style-name="P3" draw:layer="layout" svg:width="0.022cm" svg:height="0.004cm" svg:x="8.103cm" svg:y="13.607cm">
            <text:p text:style-name="P5"/>
            <draw:enhanced-geometry svg:viewBox="0 0 8 0" draw:type="non-primitive" draw:enhanced-path="M 0 0 L 8 0 0 0 Z N"/>
          </draw:custom-shape>
          <draw:custom-shape draw:style-name="gr10" draw:text-style-name="P3" draw:layer="layout" svg:width="0.022cm" svg:height="0.006cm" svg:x="8.103cm" svg:y="14.569cm">
            <text:p text:style-name="P5"/>
            <draw:enhanced-geometry svg:viewBox="0 0 8 0" draw:type="non-primitive" draw:enhanced-path="M 8 0 L 0 0 8 0 Z N"/>
          </draw:custom-shape>
          <draw:custom-shape draw:style-name="gr11" draw:text-style-name="P3" draw:layer="layout" svg:width="0.022cm" svg:height="0.962cm" svg:x="8.103cm" svg:y="13.607cm">
            <text:p text:style-name="P5"/>
            <draw:enhanced-geometry svg:viewBox="0 0 21600 21600" draw:type="rectangle" draw:enhanced-path="M 0 0 L 21600 0 21600 21600 0 21600 0 0 Z N"/>
          </draw:custom-shape>
          <draw:custom-shape draw:style-name="gr10" draw:text-style-name="P3" draw:layer="layout" svg:width="0.067cm" svg:height="0.006cm" svg:x="8.373cm" svg:y="13.601cm">
            <text:p text:style-name="P5"/>
            <draw:enhanced-geometry svg:viewBox="0 0 25 0" draw:type="non-primitive" draw:enhanced-path="M 0 0 L 25 0 0 0 Z N"/>
          </draw:custom-shape>
          <draw:custom-shape draw:style-name="gr10" draw:text-style-name="P3" draw:layer="layout" svg:width="0.067cm" svg:height="0.004cm" svg:x="8.373cm" svg:y="13.727cm">
            <text:p text:style-name="P5"/>
            <draw:enhanced-geometry svg:viewBox="0 0 25 0" draw:type="non-primitive" draw:enhanced-path="M 25 0 L 0 0 25 0 Z N"/>
          </draw:custom-shape>
          <draw:custom-shape draw:style-name="gr11" draw:text-style-name="P3" draw:layer="layout" svg:width="0.067cm" svg:height="0.125cm" svg:x="8.373cm" svg:y="13.601cm">
            <text:p text:style-name="P5"/>
            <draw:enhanced-geometry svg:viewBox="0 0 21600 21600" draw:type="rectangle" draw:enhanced-path="M 0 0 L 21600 0 21600 21600 0 21600 0 0 Z N"/>
          </draw:custom-shape>
          <draw:custom-shape draw:style-name="gr10" draw:text-style-name="P3" draw:layer="layout" svg:width="0.072cm" svg:height="0.004cm" svg:x="7.548cm" svg:y="13.596cm">
            <text:p text:style-name="P5"/>
            <draw:enhanced-geometry svg:viewBox="0 0 27 0" draw:type="non-primitive" draw:enhanced-path="M 0 0 L 27 0 0 0 Z N"/>
          </draw:custom-shape>
          <draw:custom-shape draw:style-name="gr10" draw:text-style-name="P3" draw:layer="layout" svg:width="0.072cm" svg:height="0.004cm" svg:x="7.548cm" svg:y="13.727cm">
            <text:p text:style-name="P5"/>
            <draw:enhanced-geometry svg:viewBox="0 0 27 0" draw:type="non-primitive" draw:enhanced-path="M 27 0 L 0 0 27 0 Z N"/>
          </draw:custom-shape>
          <draw:custom-shape draw:style-name="gr11" draw:text-style-name="P3" draw:layer="layout" svg:width="0.072cm" svg:height="0.13cm" svg:x="7.548cm" svg:y="13.596cm">
            <text:p text:style-name="P5"/>
            <draw:enhanced-geometry svg:viewBox="0 0 21600 21600" draw:type="rectangle" draw:enhanced-path="M 0 0 L 21600 0 21600 21600 0 21600 0 0 Z N"/>
          </draw:custom-shape>
          <draw:custom-shape draw:style-name="gr10" draw:text-style-name="P3" draw:layer="layout" svg:width="0.067cm" svg:height="0.006cm" svg:x="7.723cm" svg:y="13.601cm">
            <text:p text:style-name="P5"/>
            <draw:enhanced-geometry svg:viewBox="0 0 25 0" draw:type="non-primitive" draw:enhanced-path="M 0 0 L 25 0 0 0 Z N"/>
          </draw:custom-shape>
          <draw:custom-shape draw:style-name="gr10" draw:text-style-name="P3" draw:layer="layout" svg:width="0.067cm" svg:height="0.004cm" svg:x="7.723cm" svg:y="13.727cm">
            <text:p text:style-name="P5"/>
            <draw:enhanced-geometry svg:viewBox="0 0 25 0" draw:type="non-primitive" draw:enhanced-path="M 25 0 L 0 0 25 0 Z N"/>
          </draw:custom-shape>
          <draw:custom-shape draw:style-name="gr11" draw:text-style-name="P3" draw:layer="layout" svg:width="0.067cm" svg:height="0.125cm" svg:x="7.723cm" svg:y="13.601cm">
            <text:p text:style-name="P5"/>
            <draw:enhanced-geometry svg:viewBox="0 0 21600 21600" draw:type="rectangle" draw:enhanced-path="M 0 0 L 21600 0 21600 21600 0 21600 0 0 Z N"/>
          </draw:custom-shape>
          <draw:custom-shape draw:style-name="gr10" draw:text-style-name="P3" draw:layer="layout" svg:width="0.072cm" svg:height="0.006cm" svg:x="7.89cm" svg:y="13.601cm">
            <text:p text:style-name="P5"/>
            <draw:enhanced-geometry svg:viewBox="0 0 26 0" draw:type="non-primitive" draw:enhanced-path="M 0 0 L 26 0 0 0 Z N"/>
          </draw:custom-shape>
          <draw:custom-shape draw:style-name="gr10" draw:text-style-name="P3" draw:layer="layout" svg:width="0.072cm" svg:height="0.004cm" svg:x="7.89cm" svg:y="13.727cm">
            <text:p text:style-name="P5"/>
            <draw:enhanced-geometry svg:viewBox="0 0 26 0" draw:type="non-primitive" draw:enhanced-path="M 26 0 L 0 0 26 0 Z N"/>
          </draw:custom-shape>
          <draw:custom-shape draw:style-name="gr11" draw:text-style-name="P3" draw:layer="layout" svg:width="0.072cm" svg:height="0.125cm" svg:x="7.89cm" svg:y="13.601cm">
            <text:p text:style-name="P5"/>
            <draw:enhanced-geometry svg:viewBox="0 0 21600 21600" draw:type="rectangle" draw:enhanced-path="M 0 0 L 21600 0 21600 21600 0 21600 0 0 Z N"/>
          </draw:custom-shape>
          <draw:custom-shape draw:style-name="gr10" draw:text-style-name="P3" draw:layer="layout" svg:width="0.067cm" svg:height="0.004cm" svg:x="8.21cm" svg:y="13.596cm">
            <text:p text:style-name="P5"/>
            <draw:enhanced-geometry svg:viewBox="0 0 25 0" draw:type="non-primitive" draw:enhanced-path="M 0 0 L 25 0 0 0 Z N"/>
          </draw:custom-shape>
          <draw:custom-shape draw:style-name="gr10" draw:text-style-name="P3" draw:layer="layout" svg:width="0.067cm" svg:height="0.004cm" svg:x="8.21cm" svg:y="13.727cm">
            <text:p text:style-name="P5"/>
            <draw:enhanced-geometry svg:viewBox="0 0 25 0" draw:type="non-primitive" draw:enhanced-path="M 25 0 L 0 0 25 0 Z N"/>
          </draw:custom-shape>
          <draw:custom-shape draw:style-name="gr11" draw:text-style-name="P3" draw:layer="layout" svg:width="0.067cm" svg:height="0.13cm" svg:x="8.21cm" svg:y="13.596cm">
            <text:p text:style-name="P5"/>
            <draw:enhanced-geometry svg:viewBox="0 0 21600 21600" draw:type="rectangle" draw:enhanced-path="M 0 0 L 21600 0 21600 21600 0 21600 0 0 Z N"/>
          </draw:custom-shape>
          <draw:custom-shape draw:style-name="gr10" draw:text-style-name="P3" draw:layer="layout" svg:width="0.072cm" svg:height="0.004cm" svg:x="8.053cm" svg:y="13.596cm">
            <text:p text:style-name="P5"/>
            <draw:enhanced-geometry svg:viewBox="0 0 26 0" draw:type="non-primitive" draw:enhanced-path="M 0 0 L 26 0 0 0 Z N"/>
          </draw:custom-shape>
          <draw:custom-shape draw:style-name="gr10" draw:text-style-name="P3" draw:layer="layout" svg:width="0.072cm" svg:height="0.004cm" svg:x="8.053cm" svg:y="13.727cm">
            <text:p text:style-name="P5"/>
            <draw:enhanced-geometry svg:viewBox="0 0 26 0" draw:type="non-primitive" draw:enhanced-path="M 26 0 L 0 0 26 0 Z N"/>
          </draw:custom-shape>
          <draw:custom-shape draw:style-name="gr11" draw:text-style-name="P3" draw:layer="layout" svg:width="0.072cm" svg:height="0.13cm" svg:x="8.053cm" svg:y="13.596cm">
            <text:p text:style-name="P5"/>
            <draw:enhanced-geometry svg:viewBox="0 0 21600 21600" draw:type="rectangle" draw:enhanced-path="M 0 0 L 21600 0 21600 21600 0 21600 0 0 Z N"/>
          </draw:custom-shape>
          <draw:custom-shape draw:style-name="gr13" draw:text-style-name="P3" draw:layer="layout" svg:width="0.055cm" svg:height="0.07cm" svg:x="7.442cm" svg:y="13.194cm">
            <text:p text:style-name="P5"/>
            <draw:enhanced-geometry svg:viewBox="0 0 21600 21600" draw:type="rectangle" draw:enhanced-path="M 0 0 L 21600 0 21600 21600 0 21600 0 0 Z N"/>
          </draw:custom-shape>
          <draw:custom-shape draw:style-name="gr14" draw:text-style-name="P3" draw:layer="layout" svg:width="0.044cm" svg:height="0.043cm" svg:x="7.448cm" svg:y="13.199cm">
            <text:p text:style-name="P5"/>
            <draw:enhanced-geometry svg:viewBox="0 0 17 16" draw:type="non-primitive" draw:enhanced-path="M 0 16 L 9 0 17 16 0 16 Z N"/>
          </draw:custom-shape>
          <draw:custom-shape draw:style-name="gr15" draw:text-style-name="P3" draw:layer="layout" svg:width="0.016cm" svg:height="0.02cm" svg:x="7.464cm" svg:y="13.221cm">
            <text:p text:style-name="P5"/>
            <draw:enhanced-geometry svg:viewBox="0 0 7 7" draw:type="non-primitive" draw:enhanced-path="M 4 7 L 5 5 7 4 7 3 7 1 5 1 4 0 2 1 0 1 0 3 0 4 2 5 4 7 Z N"/>
          </draw:custom-shape>
        </draw:g>
        <draw:custom-shape draw:style-name="gr42" draw:text-style-name="P23" draw:layer="layout" svg:width="5.375cm" svg:height="1.835cm" svg:x="5.1cm" svg:y="14.884cm">
          <text:p text:style-name="P12"><text:span text:style-name="T17">OpenSIPS</text:span></text:p>
          <text:p text:style-name="P12"><text:span text:style-name="T17">Load Balancer</text:span></text:p>
          <draw:enhanced-geometry svg:viewBox="0 0 21600 21600" draw:type="mso-spt202" draw:enhanced-path="M 0 0 L 21600 0 21600 21600 0 21600 0 0 Z N"/>
        </draw:custom-shape>
        <draw:custom-shape draw:style-name="gr17" draw:text-style-name="P3" draw:layer="layout" svg:width="2.981cm" svg:height="0.652cm" draw:transform="rotate (-1.56381500978781) translate (8.105cm 9.818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19" draw:layer="layout" svg:width="2.073cm" svg:height="1.991cm" svg:x="5.199cm" svg:y="10.549cm">
          <draw:text-box>
            <text:p text:style-name="P18"><text:span text:style-name="T15">GW</text:span></text:p>
            <text:p text:style-name="P18"><text:span text:style-name="T15">calls</text:span></text:p>
          </draw:text-box>
        </draw:frame>
        <draw:frame draw:style-name="gr39" draw:text-style-name="P15" draw:layer="layout" svg:width="5.775cm" svg:height="2.135cm" svg:x="17.498cm" svg:y="14.197cm">
          <draw:text-box>
            <text:p text:style-name="P13"><text:span text:style-name="T13">GSM GW</text:span></text:p>
          </draw:text-box>
        </draw:frame>
        <draw:frame draw:style-name="gr39" draw:text-style-name="P15" draw:layer="layout" svg:width="5.775cm" svg:height="2.135cm" svg:x="17.128cm" svg:y="5.434cm">
          <draw:text-box>
            <text:p text:style-name="P13"><text:span text:style-name="T13">PSTN GW</text:span></text:p>
          </draw:text-box>
        </draw:frame>
        <draw:frame draw:style-name="gr34" draw:layer="layout" svg:width="2.235cm" svg:height="2.822cm" svg:x="14.214cm" svg:y="5.661cm">
          <draw:object-ole draw:class-id="00000000-0000-0000-0000-000000000000" xlink:href="./Object 1" xlink:type="simple" xlink:show="embed" xlink:actuate="onLoad"/>
          <draw:image xlink:href="./ObjectReplacements/Object 1" xlink:type="simple" xlink:show="embed" xlink:actuate="onLoad"/>
        </draw:frame>
        <draw:frame draw:style-name="gr34" draw:layer="layout" svg:width="2.235cm" svg:height="2.822cm" svg:x="16.832cm" svg:y="8.933cm">
          <draw:object-ole draw:class-id="00000000-0000-0000-0000-000000000000" xlink:href="./Object 2" xlink:type="simple" xlink:show="embed" xlink:actuate="onLoad"/>
          <draw:image xlink:href="./ObjectReplacements/Object 2" xlink:type="simple" xlink:show="embed" xlink:actuate="onLoad"/>
        </draw:frame>
        <draw:frame draw:style-name="gr34" draw:layer="layout" svg:width="2.235cm" svg:height="2.822cm" svg:x="14.812cm" svg:y="13.428cm">
          <draw:object-ole draw:class-id="00000000-0000-0000-0000-000000000000" xlink:href="./Object 11" xlink:type="simple" xlink:show="embed" xlink:actuate="onLoad"/>
          <draw:image xlink:href="./ObjectReplacements/Object 11" xlink:type="simple" xlink:show="embed" xlink:actuate="onLoad"/>
        </draw:frame>
        <presentation:notes draw:style-name="dp4">
          <draw:page-thumbnail draw:style-name="gr4" draw:layer="layout" svg:width="12.85cm" svg:height="9.659cm" svg:x="3.285cm" svg:y="1.931cm" draw:page-number="12" presentation:class="page"/>
          <draw:frame presentation:style-name="pr5" draw:text-style-name="P8" draw:layer="layout" svg:width="15.522cm" svg:height="11.313cm" svg:x="1.945cm" svg:y="12.233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5" draw:layer="layout" svg:width="11.725cm" svg:height="2.287cm" svg:x="13.017cm" svg:y="0.76cm" presentation:class="title" presentation:user-transformed="true">
          <draw:text-box>
            <text:p text:style-name="P5">Mixed scenario</text:p>
          </draw:text-box>
        </draw:frame>
        <draw:custom-shape draw:style-name="gr6" draw:text-style-name="P3" draw:layer="layout" svg:width="1.244cm" svg:height="1.879cm" svg:x="15.083cm" svg:y="8.487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custom-shape draw:style-name="gr7" draw:text-style-name="P3" draw:layer="layout" svg:width="1.24cm" svg:height="1.773cm" svg:x="7.288cm" svg:y="6.5cm">
            <text:p text:style-name="P5"/>
            <draw:enhanced-geometry svg:viewBox="0 0 442 650" draw:type="non-primitive" draw:enhanced-path="M 442 0 L 1 0 0 650 442 650 442 0 Z N"/>
          </draw:custom-shape>
          <draw:custom-shape draw:style-name="gr8" draw:text-style-name="P3" draw:layer="layout" svg:width="1.481cm" svg:height="0.13cm" svg:x="7.047cm" svg:y="6.37cm">
            <text:p text:style-name="P5"/>
            <draw:enhanced-geometry svg:viewBox="0 0 528 49" draw:type="non-primitive" draw:enhanced-path="M 528 49 L 444 0 0 0 86 47 528 49 Z N"/>
          </draw:custom-shape>
          <draw:custom-shape draw:style-name="gr9" draw:text-style-name="P3" draw:layer="layout" svg:width="0.248cm" svg:height="1.898cm" svg:x="7.047cm" svg:y="6.376cm">
            <text:p text:style-name="P5"/>
            <draw:enhanced-geometry svg:viewBox="0 0 87 698" draw:type="non-primitive" draw:enhanced-path="M 86 48 L 0 0 0 648 87 698 86 48 Z N"/>
          </draw:custom-shape>
          <draw:custom-shape draw:style-name="gr8" draw:text-style-name="P3" draw:layer="layout" svg:width="1.003cm" svg:height="0.152cm" svg:x="7.406cm" svg:y="8.045cm">
            <text:p text:style-name="P5"/>
            <draw:enhanced-geometry svg:viewBox="0 0 356 56" draw:type="non-primitive" draw:enhanced-path="M 356 0 L 0 2 0 55 355 56 356 0 Z N"/>
          </draw:custom-shape>
          <draw:custom-shape draw:style-name="gr8" draw:text-style-name="P3" draw:layer="layout" svg:width="1.003cm" svg:height="0.092cm" svg:x="7.406cm" svg:y="6.832cm">
            <text:p text:style-name="P5"/>
            <draw:enhanced-geometry svg:viewBox="0 0 356 33" draw:type="non-primitive" draw:enhanced-path="M 356 0 L 0 0 0 33 355 33 356 0 Z N"/>
          </draw:custom-shape>
          <draw:custom-shape draw:style-name="gr10" draw:text-style-name="P3" draw:layer="layout" svg:width="0.073cm" svg:height="0.004cm" svg:x="8.18cm" svg:y="6.588cm">
            <text:p text:style-name="P5"/>
            <draw:enhanced-geometry svg:viewBox="0 0 27 0" draw:type="non-primitive" draw:enhanced-path="M 0 0 L 27 0 0 0 Z N"/>
          </draw:custom-shape>
          <draw:custom-shape draw:style-name="gr10" draw:text-style-name="P3" draw:layer="layout" svg:width="0.073cm" svg:height="0.006cm" svg:x="8.18cm" svg:y="6.821cm">
            <text:p text:style-name="P5"/>
            <draw:enhanced-geometry svg:viewBox="0 0 27 0" draw:type="non-primitive" draw:enhanced-path="M 27 0 L 0 0 27 0 Z N"/>
          </draw:custom-shape>
          <draw:custom-shape draw:style-name="gr11" draw:text-style-name="P3" draw:layer="layout" svg:width="0.073cm" svg:height="0.233cm" svg:x="8.18cm" svg:y="6.588cm">
            <text:p text:style-name="P5"/>
            <draw:enhanced-geometry svg:viewBox="0 0 21600 21600" draw:type="rectangle" draw:enhanced-path="M 0 0 L 21600 0 21600 21600 0 21600 0 0 Z N"/>
          </draw:custom-shape>
          <draw:custom-shape draw:style-name="gr12" draw:text-style-name="P3" draw:layer="layout" svg:width="0.97cm" svg:height="0.119cm" svg:x="7.423cm" svg:y="6.995cm">
            <text:p text:style-name="P5"/>
            <draw:enhanced-geometry svg:viewBox="0 0 346 44" draw:type="non-primitive" draw:enhanced-path="M 346 0 L 0 0 0 43 346 44 346 0 N"/>
          </draw:custom-shape>
          <draw:custom-shape draw:style-name="gr10" draw:text-style-name="P3" draw:layer="layout" svg:width="0.072cm" svg:height="0.004cm" svg:x="8.343cm" svg:y="7.839cm">
            <text:p text:style-name="P5"/>
            <draw:enhanced-geometry svg:viewBox="0 0 27 0" draw:type="non-primitive" draw:enhanced-path="M 0 0 L 27 0 0 0 Z N"/>
          </draw:custom-shape>
          <draw:custom-shape draw:style-name="gr10" draw:text-style-name="P3" draw:layer="layout" svg:width="0.072cm" svg:height="0.006cm" svg:x="8.343cm" svg:y="7.963cm">
            <text:p text:style-name="P5"/>
            <draw:enhanced-geometry svg:viewBox="0 0 27 0" draw:type="non-primitive" draw:enhanced-path="M 27 0 L 0 0 27 0 Z N"/>
          </draw:custom-shape>
          <draw:custom-shape draw:style-name="gr11" draw:text-style-name="P3" draw:layer="layout" svg:width="0.072cm" svg:height="0.124cm" svg:x="8.343cm" svg:y="7.839cm">
            <text:p text:style-name="P5"/>
            <draw:enhanced-geometry svg:viewBox="0 0 21600 21600" draw:type="rectangle" draw:enhanced-path="M 0 0 L 21600 0 21600 21600 0 21600 0 0 Z N"/>
          </draw:custom-shape>
          <draw:custom-shape draw:style-name="gr10" draw:text-style-name="P3" draw:layer="layout" svg:width="0.005cm" svg:height="0.02cm" svg:x="7.418cm" svg:y="7.958cm">
            <text:p text:style-name="P5"/>
            <draw:enhanced-geometry svg:viewBox="0 0 0 7" draw:type="non-primitive" draw:enhanced-path="M 0 7 L 0 0 0 7 Z N"/>
          </draw:custom-shape>
          <draw:custom-shape draw:style-name="gr10" draw:text-style-name="P3" draw:layer="layout" svg:width="0.021cm" svg:height="0.004cm" svg:x="7.406cm" svg:y="7.97cm">
            <text:p text:style-name="P5"/>
            <draw:enhanced-geometry svg:viewBox="0 0 9 0" draw:type="non-primitive" draw:enhanced-path="M 9 0 L 0 0 9 0 Z N"/>
          </draw:custom-shape>
          <draw:custom-shape draw:style-name="gr10" draw:text-style-name="P3" draw:layer="layout" svg:width="0.997cm" svg:height="0.02cm" svg:x="7.418cm" svg:y="7.958cm">
            <text:p text:style-name="P5"/>
            <draw:enhanced-geometry svg:viewBox="0 0 357 7" draw:type="non-primitive" draw:enhanced-path="M 0 7 L 0 0 348 0 348 3 357 3 357 7 0 7 Z N"/>
          </draw:custom-shape>
          <draw:custom-shape draw:style-name="gr10" draw:text-style-name="P3" draw:layer="layout" svg:width="0.021cm" svg:height="0.985cm" svg:x="8.393cm" svg:y="6.984cm">
            <text:p text:style-name="P5"/>
            <draw:enhanced-geometry svg:viewBox="0 0 9 362" draw:type="non-primitive" draw:enhanced-path="M 9 362 L 0 362 0 6 4 6 4 0 9 0 9 362 Z N"/>
          </draw:custom-shape>
          <draw:custom-shape draw:style-name="gr10" draw:text-style-name="P3" draw:layer="layout" svg:width="0.998cm" svg:height="0.017cm" svg:x="7.406cm" svg:y="6.984cm">
            <text:p text:style-name="P5"/>
            <draw:enhanced-geometry svg:viewBox="0 0 357 6" draw:type="non-primitive" draw:enhanced-path="M 357 0 L 357 6 9 6 9 3 0 3 0 0 357 0 Z N"/>
          </draw:custom-shape>
          <draw:custom-shape draw:style-name="gr11" draw:text-style-name="P3" draw:layer="layout" svg:width="0.021cm" svg:height="0.979cm" svg:x="7.406cm" svg:y="6.99cm">
            <text:p text:style-name="P5"/>
            <draw:enhanced-geometry svg:viewBox="0 0 21600 21600" draw:type="rectangle" draw:enhanced-path="M 0 0 L 21600 0 21600 21600 0 21600 0 0 Z N"/>
          </draw:custom-shape>
          <draw:custom-shape draw:style-name="gr10" draw:text-style-name="P3" draw:layer="layout" svg:width="0.005cm" svg:height="0.017cm" svg:x="8.405cm" svg:y="7.115cm">
            <text:p text:style-name="P5"/>
            <draw:enhanced-geometry svg:viewBox="0 0 0 6" draw:type="non-primitive" draw:enhanced-path="M 0 0 L 0 6 0 0 Z N"/>
          </draw:custom-shape>
          <draw:custom-shape draw:style-name="gr10" draw:text-style-name="P3" draw:layer="layout" svg:width="0.005cm" svg:height="0.017cm" svg:x="7.418cm" svg:y="7.115cm">
            <text:p text:style-name="P5"/>
            <draw:enhanced-geometry svg:viewBox="0 0 0 6" draw:type="non-primitive" draw:enhanced-path="M 0 6 L 0 0 0 6 Z N"/>
          </draw:custom-shape>
          <draw:custom-shape draw:style-name="gr11" draw:text-style-name="P3" draw:layer="layout" svg:width="0.986cm" svg:height="0.017cm" svg:x="7.418cm" svg:y="7.115cm">
            <text:p text:style-name="P5"/>
            <draw:enhanced-geometry svg:viewBox="0 0 21600 21600" draw:type="rectangle" draw:enhanced-path="M 0 0 L 21600 0 21600 21600 0 21600 0 0 Z N"/>
          </draw:custom-shape>
          <draw:custom-shape draw:style-name="gr10" draw:text-style-name="P3" draw:layer="layout" svg:width="0.067cm" svg:height="0.004cm" svg:x="7.518cm" svg:y="7.839cm">
            <text:p text:style-name="P5"/>
            <draw:enhanced-geometry svg:viewBox="0 0 25 0" draw:type="non-primitive" draw:enhanced-path="M 0 0 L 25 0 0 0 Z N"/>
          </draw:custom-shape>
          <draw:custom-shape draw:style-name="gr10" draw:text-style-name="P3" draw:layer="layout" svg:width="0.067cm" svg:height="0.004cm" svg:x="7.518cm" svg:y="7.97cm">
            <text:p text:style-name="P5"/>
            <draw:enhanced-geometry svg:viewBox="0 0 25 0" draw:type="non-primitive" draw:enhanced-path="M 25 0 L 0 0 25 0 Z N"/>
          </draw:custom-shape>
          <draw:custom-shape draw:style-name="gr11" draw:text-style-name="P3" draw:layer="layout" svg:width="0.067cm" svg:height="0.13cm" svg:x="7.518cm" svg:y="7.839cm">
            <text:p text:style-name="P5"/>
            <draw:enhanced-geometry svg:viewBox="0 0 21600 21600" draw:type="rectangle" draw:enhanced-path="M 0 0 L 21600 0 21600 21600 0 21600 0 0 Z N"/>
          </draw:custom-shape>
          <draw:custom-shape draw:style-name="gr10" draw:text-style-name="P3" draw:layer="layout" svg:width="0.073cm" svg:height="0.004cm" svg:x="7.686cm" svg:y="7.839cm">
            <text:p text:style-name="P5"/>
            <draw:enhanced-geometry svg:viewBox="0 0 27 0" draw:type="non-primitive" draw:enhanced-path="M 0 0 L 27 0 0 0 Z N"/>
          </draw:custom-shape>
          <draw:custom-shape draw:style-name="gr10" draw:text-style-name="P3" draw:layer="layout" svg:width="0.073cm" svg:height="0.006cm" svg:x="7.686cm" svg:y="7.963cm">
            <text:p text:style-name="P5"/>
            <draw:enhanced-geometry svg:viewBox="0 0 27 0" draw:type="non-primitive" draw:enhanced-path="M 27 0 L 0 0 27 0 Z N"/>
          </draw:custom-shape>
          <draw:custom-shape draw:style-name="gr11" draw:text-style-name="P3" draw:layer="layout" svg:width="0.073cm" svg:height="0.124cm" svg:x="7.686cm" svg:y="7.839cm">
            <text:p text:style-name="P5"/>
            <draw:enhanced-geometry svg:viewBox="0 0 21600 21600" draw:type="rectangle" draw:enhanced-path="M 0 0 L 21600 0 21600 21600 0 21600 0 0 Z N"/>
          </draw:custom-shape>
          <draw:custom-shape draw:style-name="gr10" draw:text-style-name="P3" draw:layer="layout" svg:width="0.073cm" svg:height="0.004cm" svg:x="7.854cm" svg:y="7.839cm">
            <text:p text:style-name="P5"/>
            <draw:enhanced-geometry svg:viewBox="0 0 27 0" draw:type="non-primitive" draw:enhanced-path="M 0 0 L 27 0 0 0 Z N"/>
          </draw:custom-shape>
          <draw:custom-shape draw:style-name="gr10" draw:text-style-name="P3" draw:layer="layout" svg:width="0.073cm" svg:height="0.004cm" svg:x="7.854cm" svg:y="7.97cm">
            <text:p text:style-name="P5"/>
            <draw:enhanced-geometry svg:viewBox="0 0 27 0" draw:type="non-primitive" draw:enhanced-path="M 27 0 L 0 0 27 0 Z N"/>
          </draw:custom-shape>
          <draw:custom-shape draw:style-name="gr11" draw:text-style-name="P3" draw:layer="layout" svg:width="0.073cm" svg:height="0.13cm" svg:x="7.854cm" svg:y="7.839cm">
            <text:p text:style-name="P5"/>
            <draw:enhanced-geometry svg:viewBox="0 0 21600 21600" draw:type="rectangle" draw:enhanced-path="M 0 0 L 21600 0 21600 21600 0 21600 0 0 Z N"/>
          </draw:custom-shape>
          <draw:custom-shape draw:style-name="gr10" draw:text-style-name="P3" draw:layer="layout" svg:width="0.073cm" svg:height="0.004cm" svg:x="8.18cm" svg:y="7.839cm">
            <text:p text:style-name="P5"/>
            <draw:enhanced-geometry svg:viewBox="0 0 27 0" draw:type="non-primitive" draw:enhanced-path="M 0 0 L 27 0 0 0 Z N"/>
          </draw:custom-shape>
          <draw:custom-shape draw:style-name="gr10" draw:text-style-name="P3" draw:layer="layout" svg:width="0.073cm" svg:height="0.004cm" svg:x="8.18cm" svg:y="7.97cm">
            <text:p text:style-name="P5"/>
            <draw:enhanced-geometry svg:viewBox="0 0 27 0" draw:type="non-primitive" draw:enhanced-path="M 27 0 L 0 0 27 0 Z N"/>
          </draw:custom-shape>
          <draw:custom-shape draw:style-name="gr11" draw:text-style-name="P3" draw:layer="layout" svg:width="0.073cm" svg:height="0.13cm" svg:x="8.18cm" svg:y="7.839cm">
            <text:p text:style-name="P5"/>
            <draw:enhanced-geometry svg:viewBox="0 0 21600 21600" draw:type="rectangle" draw:enhanced-path="M 0 0 L 21600 0 21600 21600 0 21600 0 0 Z N"/>
          </draw:custom-shape>
          <draw:custom-shape draw:style-name="gr10" draw:text-style-name="P3" draw:layer="layout" svg:width="0.073cm" svg:height="0.006cm" svg:x="8.017cm" svg:y="7.833cm">
            <text:p text:style-name="P5"/>
            <draw:enhanced-geometry svg:viewBox="0 0 27 0" draw:type="non-primitive" draw:enhanced-path="M 0 0 L 27 0 0 0 Z N"/>
          </draw:custom-shape>
          <draw:custom-shape draw:style-name="gr10" draw:text-style-name="P3" draw:layer="layout" svg:width="0.073cm" svg:height="0.004cm" svg:x="8.017cm" svg:y="7.97cm">
            <text:p text:style-name="P5"/>
            <draw:enhanced-geometry svg:viewBox="0 0 27 0" draw:type="non-primitive" draw:enhanced-path="M 27 0 L 0 0 27 0 Z N"/>
          </draw:custom-shape>
          <draw:custom-shape draw:style-name="gr11" draw:text-style-name="P3" draw:layer="layout" svg:width="0.073cm" svg:height="0.136cm" svg:x="8.017cm" svg:y="7.833cm">
            <text:p text:style-name="P5"/>
            <draw:enhanced-geometry svg:viewBox="0 0 21600 21600" draw:type="rectangle" draw:enhanced-path="M 0 0 L 21600 0 21600 21600 0 21600 0 0 Z N"/>
          </draw:custom-shape>
          <draw:custom-shape draw:style-name="gr10" draw:text-style-name="P3" draw:layer="layout" svg:width="0.021cm" svg:height="0.004cm" svg:x="7.569cm" svg:y="7.001cm">
            <text:p text:style-name="P5"/>
            <draw:enhanced-geometry svg:viewBox="0 0 9 0" draw:type="non-primitive" draw:enhanced-path="M 0 0 L 9 0 0 0 Z N"/>
          </draw:custom-shape>
          <draw:custom-shape draw:style-name="gr10" draw:text-style-name="P3" draw:layer="layout" svg:width="0.021cm" svg:height="0.004cm" svg:x="7.569cm" svg:y="7.97cm">
            <text:p text:style-name="P5"/>
            <draw:enhanced-geometry svg:viewBox="0 0 9 0" draw:type="non-primitive" draw:enhanced-path="M 9 0 L 0 0 9 0 Z N"/>
          </draw:custom-shape>
          <draw:custom-shape draw:style-name="gr11" draw:text-style-name="P3" draw:layer="layout" svg:width="0.021cm" svg:height="0.968cm" svg:x="7.569cm" svg:y="7.001cm">
            <text:p text:style-name="P5"/>
            <draw:enhanced-geometry svg:viewBox="0 0 21600 21600" draw:type="rectangle" draw:enhanced-path="M 0 0 L 21600 0 21600 21600 0 21600 0 0 Z N"/>
          </draw:custom-shape>
          <draw:custom-shape draw:style-name="gr10" draw:text-style-name="P3" draw:layer="layout" svg:width="0.016cm" svg:height="0.006cm" svg:x="7.911cm" svg:y="7.963cm">
            <text:p text:style-name="P5"/>
            <draw:enhanced-geometry svg:viewBox="0 0 7 0" draw:type="non-primitive" draw:enhanced-path="M 7 0 L 0 0 7 0 Z N"/>
          </draw:custom-shape>
          <draw:custom-shape draw:style-name="gr10" draw:text-style-name="P3" draw:layer="layout" svg:width="0.016cm" svg:height="0.004cm" svg:x="7.911cm" svg:y="7.001cm">
            <text:p text:style-name="P5"/>
            <draw:enhanced-geometry svg:viewBox="0 0 7 0" draw:type="non-primitive" draw:enhanced-path="M 0 0 L 7 0 0 0 Z N"/>
          </draw:custom-shape>
          <draw:custom-shape draw:style-name="gr11" draw:text-style-name="P3" draw:layer="layout" svg:width="0.016cm" svg:height="0.962cm" svg:x="7.911cm" svg:y="7.001cm">
            <text:p text:style-name="P5"/>
            <draw:enhanced-geometry svg:viewBox="0 0 21600 21600" draw:type="rectangle" draw:enhanced-path="M 0 0 L 21600 0 21600 21600 0 21600 0 0 Z N"/>
          </draw:custom-shape>
          <draw:custom-shape draw:style-name="gr10" draw:text-style-name="P3" draw:layer="layout" svg:width="0.017cm" svg:height="0.006cm" svg:x="7.742cm" svg:y="6.995cm">
            <text:p text:style-name="P5"/>
            <draw:enhanced-geometry svg:viewBox="0 0 7 0" draw:type="non-primitive" draw:enhanced-path="M 0 0 L 7 0 0 0 Z N"/>
          </draw:custom-shape>
          <draw:custom-shape draw:style-name="gr10" draw:text-style-name="P3" draw:layer="layout" svg:width="0.017cm" svg:height="0.004cm" svg:x="7.742cm" svg:y="7.97cm">
            <text:p text:style-name="P5"/>
            <draw:enhanced-geometry svg:viewBox="0 0 7 0" draw:type="non-primitive" draw:enhanced-path="M 7 0 L 0 0 7 0 Z N"/>
          </draw:custom-shape>
          <draw:custom-shape draw:style-name="gr11" draw:text-style-name="P3" draw:layer="layout" svg:width="0.017cm" svg:height="0.974cm" svg:x="7.742cm" svg:y="6.995cm">
            <text:p text:style-name="P5"/>
            <draw:enhanced-geometry svg:viewBox="0 0 21600 21600" draw:type="rectangle" draw:enhanced-path="M 0 0 L 21600 0 21600 21600 0 21600 0 0 Z N"/>
          </draw:custom-shape>
          <draw:custom-shape draw:style-name="gr10" draw:text-style-name="P3" draw:layer="layout" svg:width="0.016cm" svg:height="0.006cm" svg:x="8.231cm" svg:y="6.995cm">
            <text:p text:style-name="P5"/>
            <draw:enhanced-geometry svg:viewBox="0 0 7 0" draw:type="non-primitive" draw:enhanced-path="M 0 0 L 7 0 0 0 Z N"/>
          </draw:custom-shape>
          <draw:custom-shape draw:style-name="gr10" draw:text-style-name="P3" draw:layer="layout" svg:width="0.016cm" svg:height="0.004cm" svg:x="8.231cm" svg:y="7.97cm">
            <text:p text:style-name="P5"/>
            <draw:enhanced-geometry svg:viewBox="0 0 7 0" draw:type="non-primitive" draw:enhanced-path="M 7 0 L 0 0 7 0 Z N"/>
          </draw:custom-shape>
          <draw:custom-shape draw:style-name="gr11" draw:text-style-name="P3" draw:layer="layout" svg:width="0.016cm" svg:height="0.974cm" svg:x="8.231cm" svg:y="6.995cm">
            <text:p text:style-name="P5"/>
            <draw:enhanced-geometry svg:viewBox="0 0 21600 21600" draw:type="rectangle" draw:enhanced-path="M 0 0 L 21600 0 21600 21600 0 21600 0 0 Z N"/>
          </draw:custom-shape>
          <draw:custom-shape draw:style-name="gr10" draw:text-style-name="P3" draw:layer="layout" svg:width="0.022cm" svg:height="0.004cm" svg:x="8.073cm" svg:y="7.001cm">
            <text:p text:style-name="P5"/>
            <draw:enhanced-geometry svg:viewBox="0 0 8 0" draw:type="non-primitive" draw:enhanced-path="M 0 0 L 8 0 0 0 Z N"/>
          </draw:custom-shape>
          <draw:custom-shape draw:style-name="gr10" draw:text-style-name="P3" draw:layer="layout" svg:width="0.022cm" svg:height="0.006cm" svg:x="8.073cm" svg:y="7.963cm">
            <text:p text:style-name="P5"/>
            <draw:enhanced-geometry svg:viewBox="0 0 8 0" draw:type="non-primitive" draw:enhanced-path="M 8 0 L 0 0 8 0 Z N"/>
          </draw:custom-shape>
          <draw:custom-shape draw:style-name="gr11" draw:text-style-name="P3" draw:layer="layout" svg:width="0.022cm" svg:height="0.962cm" svg:x="8.073cm" svg:y="7.001cm">
            <text:p text:style-name="P5"/>
            <draw:enhanced-geometry svg:viewBox="0 0 21600 21600" draw:type="rectangle" draw:enhanced-path="M 0 0 L 21600 0 21600 21600 0 21600 0 0 Z N"/>
          </draw:custom-shape>
          <draw:custom-shape draw:style-name="gr10" draw:text-style-name="P3" draw:layer="layout" svg:width="0.067cm" svg:height="0.006cm" svg:x="8.343cm" svg:y="6.995cm">
            <text:p text:style-name="P5"/>
            <draw:enhanced-geometry svg:viewBox="0 0 25 0" draw:type="non-primitive" draw:enhanced-path="M 0 0 L 25 0 0 0 Z N"/>
          </draw:custom-shape>
          <draw:custom-shape draw:style-name="gr10" draw:text-style-name="P3" draw:layer="layout" svg:width="0.067cm" svg:height="0.004cm" svg:x="8.343cm" svg:y="7.121cm">
            <text:p text:style-name="P5"/>
            <draw:enhanced-geometry svg:viewBox="0 0 25 0" draw:type="non-primitive" draw:enhanced-path="M 25 0 L 0 0 25 0 Z N"/>
          </draw:custom-shape>
          <draw:custom-shape draw:style-name="gr11" draw:text-style-name="P3" draw:layer="layout" svg:width="0.067cm" svg:height="0.125cm" svg:x="8.343cm" svg:y="6.995cm">
            <text:p text:style-name="P5"/>
            <draw:enhanced-geometry svg:viewBox="0 0 21600 21600" draw:type="rectangle" draw:enhanced-path="M 0 0 L 21600 0 21600 21600 0 21600 0 0 Z N"/>
          </draw:custom-shape>
          <draw:custom-shape draw:style-name="gr10" draw:text-style-name="P3" draw:layer="layout" svg:width="0.072cm" svg:height="0.004cm" svg:x="7.518cm" svg:y="6.99cm">
            <text:p text:style-name="P5"/>
            <draw:enhanced-geometry svg:viewBox="0 0 27 0" draw:type="non-primitive" draw:enhanced-path="M 0 0 L 27 0 0 0 Z N"/>
          </draw:custom-shape>
          <draw:custom-shape draw:style-name="gr10" draw:text-style-name="P3" draw:layer="layout" svg:width="0.072cm" svg:height="0.004cm" svg:x="7.518cm" svg:y="7.121cm">
            <text:p text:style-name="P5"/>
            <draw:enhanced-geometry svg:viewBox="0 0 27 0" draw:type="non-primitive" draw:enhanced-path="M 27 0 L 0 0 27 0 Z N"/>
          </draw:custom-shape>
          <draw:custom-shape draw:style-name="gr11" draw:text-style-name="P3" draw:layer="layout" svg:width="0.072cm" svg:height="0.13cm" svg:x="7.518cm" svg:y="6.99cm">
            <text:p text:style-name="P5"/>
            <draw:enhanced-geometry svg:viewBox="0 0 21600 21600" draw:type="rectangle" draw:enhanced-path="M 0 0 L 21600 0 21600 21600 0 21600 0 0 Z N"/>
          </draw:custom-shape>
          <draw:custom-shape draw:style-name="gr10" draw:text-style-name="P3" draw:layer="layout" svg:width="0.067cm" svg:height="0.006cm" svg:x="7.693cm" svg:y="6.995cm">
            <text:p text:style-name="P5"/>
            <draw:enhanced-geometry svg:viewBox="0 0 25 0" draw:type="non-primitive" draw:enhanced-path="M 0 0 L 25 0 0 0 Z N"/>
          </draw:custom-shape>
          <draw:custom-shape draw:style-name="gr10" draw:text-style-name="P3" draw:layer="layout" svg:width="0.067cm" svg:height="0.004cm" svg:x="7.693cm" svg:y="7.121cm">
            <text:p text:style-name="P5"/>
            <draw:enhanced-geometry svg:viewBox="0 0 25 0" draw:type="non-primitive" draw:enhanced-path="M 25 0 L 0 0 25 0 Z N"/>
          </draw:custom-shape>
          <draw:custom-shape draw:style-name="gr11" draw:text-style-name="P3" draw:layer="layout" svg:width="0.067cm" svg:height="0.125cm" svg:x="7.693cm" svg:y="6.995cm">
            <text:p text:style-name="P5"/>
            <draw:enhanced-geometry svg:viewBox="0 0 21600 21600" draw:type="rectangle" draw:enhanced-path="M 0 0 L 21600 0 21600 21600 0 21600 0 0 Z N"/>
          </draw:custom-shape>
          <draw:custom-shape draw:style-name="gr10" draw:text-style-name="P3" draw:layer="layout" svg:width="0.072cm" svg:height="0.006cm" svg:x="7.86cm" svg:y="6.995cm">
            <text:p text:style-name="P5"/>
            <draw:enhanced-geometry svg:viewBox="0 0 26 0" draw:type="non-primitive" draw:enhanced-path="M 0 0 L 26 0 0 0 Z N"/>
          </draw:custom-shape>
          <draw:custom-shape draw:style-name="gr10" draw:text-style-name="P3" draw:layer="layout" svg:width="0.072cm" svg:height="0.004cm" svg:x="7.86cm" svg:y="7.121cm">
            <text:p text:style-name="P5"/>
            <draw:enhanced-geometry svg:viewBox="0 0 26 0" draw:type="non-primitive" draw:enhanced-path="M 26 0 L 0 0 26 0 Z N"/>
          </draw:custom-shape>
          <draw:custom-shape draw:style-name="gr11" draw:text-style-name="P3" draw:layer="layout" svg:width="0.072cm" svg:height="0.125cm" svg:x="7.86cm" svg:y="6.995cm">
            <text:p text:style-name="P5"/>
            <draw:enhanced-geometry svg:viewBox="0 0 21600 21600" draw:type="rectangle" draw:enhanced-path="M 0 0 L 21600 0 21600 21600 0 21600 0 0 Z N"/>
          </draw:custom-shape>
          <draw:custom-shape draw:style-name="gr10" draw:text-style-name="P3" draw:layer="layout" svg:width="0.067cm" svg:height="0.004cm" svg:x="8.18cm" svg:y="6.99cm">
            <text:p text:style-name="P5"/>
            <draw:enhanced-geometry svg:viewBox="0 0 25 0" draw:type="non-primitive" draw:enhanced-path="M 0 0 L 25 0 0 0 Z N"/>
          </draw:custom-shape>
          <draw:custom-shape draw:style-name="gr10" draw:text-style-name="P3" draw:layer="layout" svg:width="0.067cm" svg:height="0.004cm" svg:x="8.18cm" svg:y="7.121cm">
            <text:p text:style-name="P5"/>
            <draw:enhanced-geometry svg:viewBox="0 0 25 0" draw:type="non-primitive" draw:enhanced-path="M 25 0 L 0 0 25 0 Z N"/>
          </draw:custom-shape>
          <draw:custom-shape draw:style-name="gr11" draw:text-style-name="P3" draw:layer="layout" svg:width="0.067cm" svg:height="0.13cm" svg:x="8.18cm" svg:y="6.99cm">
            <text:p text:style-name="P5"/>
            <draw:enhanced-geometry svg:viewBox="0 0 21600 21600" draw:type="rectangle" draw:enhanced-path="M 0 0 L 21600 0 21600 21600 0 21600 0 0 Z N"/>
          </draw:custom-shape>
          <draw:custom-shape draw:style-name="gr10" draw:text-style-name="P3" draw:layer="layout" svg:width="0.072cm" svg:height="0.004cm" svg:x="8.023cm" svg:y="6.99cm">
            <text:p text:style-name="P5"/>
            <draw:enhanced-geometry svg:viewBox="0 0 26 0" draw:type="non-primitive" draw:enhanced-path="M 0 0 L 26 0 0 0 Z N"/>
          </draw:custom-shape>
          <draw:custom-shape draw:style-name="gr10" draw:text-style-name="P3" draw:layer="layout" svg:width="0.072cm" svg:height="0.004cm" svg:x="8.023cm" svg:y="7.121cm">
            <text:p text:style-name="P5"/>
            <draw:enhanced-geometry svg:viewBox="0 0 26 0" draw:type="non-primitive" draw:enhanced-path="M 26 0 L 0 0 26 0 Z N"/>
          </draw:custom-shape>
          <draw:custom-shape draw:style-name="gr11" draw:text-style-name="P3" draw:layer="layout" svg:width="0.072cm" svg:height="0.13cm" svg:x="8.023cm" svg:y="6.99cm">
            <text:p text:style-name="P5"/>
            <draw:enhanced-geometry svg:viewBox="0 0 21600 21600" draw:type="rectangle" draw:enhanced-path="M 0 0 L 21600 0 21600 21600 0 21600 0 0 Z N"/>
          </draw:custom-shape>
          <draw:custom-shape draw:style-name="gr13" draw:text-style-name="P3" draw:layer="layout" svg:width="0.055cm" svg:height="0.07cm" svg:x="7.412cm" svg:y="6.588cm">
            <text:p text:style-name="P5"/>
            <draw:enhanced-geometry svg:viewBox="0 0 21600 21600" draw:type="rectangle" draw:enhanced-path="M 0 0 L 21600 0 21600 21600 0 21600 0 0 Z N"/>
          </draw:custom-shape>
          <draw:custom-shape draw:style-name="gr14" draw:text-style-name="P3" draw:layer="layout" svg:width="0.044cm" svg:height="0.043cm" svg:x="7.418cm" svg:y="6.593cm">
            <text:p text:style-name="P5"/>
            <draw:enhanced-geometry svg:viewBox="0 0 17 16" draw:type="non-primitive" draw:enhanced-path="M 0 16 L 9 0 17 16 0 16 Z N"/>
          </draw:custom-shape>
          <draw:custom-shape draw:style-name="gr15" draw:text-style-name="P3" draw:layer="layout" svg:width="0.016cm" svg:height="0.02cm" svg:x="7.434cm" svg:y="6.615cm">
            <text:p text:style-name="P5"/>
            <draw:enhanced-geometry svg:viewBox="0 0 7 7" draw:type="non-primitive" draw:enhanced-path="M 4 7 L 5 5 7 4 7 3 7 1 5 1 4 0 2 1 0 1 0 3 0 4 2 5 4 7 Z N"/>
          </draw:custom-shape>
        </draw:g>
        <draw:custom-shape draw:style-name="gr16" draw:text-style-name="P14" draw:layer="layout" svg:width="4.964cm" svg:height="1.827cm" svg:x="5.388cm" svg:y="8.328cm">
          <text:p text:style-name="P12"><text:span text:style-name="T12">OpenSIPS</text:span></text:p>
          <text:p text:style-name="P13"><text:span text:style-name="T12">Load Balancer</text:span></text:p>
          <draw:enhanced-geometry svg:viewBox="0 0 21600 21600" draw:type="mso-spt202" draw:enhanced-path="M 0 0 L 21600 0 21600 21600 0 21600 0 0 Z N"/>
        </draw:custom-shape>
        <draw:custom-shape draw:style-name="gr17" draw:text-style-name="P3" draw:layer="layout" svg:width="4.627cm" svg:height="1.058cm" draw:transform="rotate (3.1415926535892) translate (6.478cm 7.822cm)">
          <text:p text:style-name="P5"/>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3" draw:layer="layout" svg:width="1.244cm" svg:height="1.879cm" svg:x="14.476cm" svg:y="3.779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custom-shape draw:style-name="gr6" draw:text-style-name="P3" draw:layer="layout" svg:width="1.244cm" svg:height="1.879cm" svg:x="16.804cm" svg:y="5.438cm">
          <text:p text:style-name="P5"/>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frame draw:style-name="gr20" draw:text-style-name="P19" draw:layer="layout" svg:width="3.639cm" svg:height="1.991cm" svg:x="2.304cm" svg:y="5.136cm">
          <draw:text-box>
            <text:p text:style-name="P18"><text:span text:style-name="T15">Incoming</text:span></text:p>
            <text:p text:style-name="P18"><text:span text:style-name="T15">calls</text:span></text:p>
          </draw:text-box>
        </draw:frame>
        <draw:g>
          <draw:custom-shape draw:style-name="gr7" draw:text-style-name="P3" draw:layer="layout" svg:width="1.24cm" svg:height="1.773cm" svg:x="7.291cm" svg:y="13.42cm">
            <text:p text:style-name="P5"/>
            <draw:enhanced-geometry svg:viewBox="0 0 442 650" draw:type="non-primitive" draw:enhanced-path="M 442 0 L 1 0 0 650 442 650 442 0 Z N"/>
          </draw:custom-shape>
          <draw:custom-shape draw:style-name="gr8" draw:text-style-name="P3" draw:layer="layout" svg:width="1.481cm" svg:height="0.13cm" svg:x="7.05cm" svg:y="13.29cm">
            <text:p text:style-name="P5"/>
            <draw:enhanced-geometry svg:viewBox="0 0 528 49" draw:type="non-primitive" draw:enhanced-path="M 528 49 L 444 0 0 0 86 47 528 49 Z N"/>
          </draw:custom-shape>
          <draw:custom-shape draw:style-name="gr9" draw:text-style-name="P3" draw:layer="layout" svg:width="0.248cm" svg:height="1.898cm" svg:x="7.05cm" svg:y="13.296cm">
            <text:p text:style-name="P5"/>
            <draw:enhanced-geometry svg:viewBox="0 0 87 698" draw:type="non-primitive" draw:enhanced-path="M 86 48 L 0 0 0 648 87 698 86 48 Z N"/>
          </draw:custom-shape>
          <draw:custom-shape draw:style-name="gr8" draw:text-style-name="P3" draw:layer="layout" svg:width="1.003cm" svg:height="0.152cm" svg:x="7.409cm" svg:y="14.965cm">
            <text:p text:style-name="P5"/>
            <draw:enhanced-geometry svg:viewBox="0 0 356 56" draw:type="non-primitive" draw:enhanced-path="M 356 0 L 0 2 0 55 355 56 356 0 Z N"/>
          </draw:custom-shape>
          <draw:custom-shape draw:style-name="gr8" draw:text-style-name="P3" draw:layer="layout" svg:width="1.003cm" svg:height="0.092cm" svg:x="7.409cm" svg:y="13.752cm">
            <text:p text:style-name="P5"/>
            <draw:enhanced-geometry svg:viewBox="0 0 356 33" draw:type="non-primitive" draw:enhanced-path="M 356 0 L 0 0 0 33 355 33 356 0 Z N"/>
          </draw:custom-shape>
          <draw:custom-shape draw:style-name="gr10" draw:text-style-name="P3" draw:layer="layout" svg:width="0.073cm" svg:height="0.004cm" svg:x="8.183cm" svg:y="13.508cm">
            <text:p text:style-name="P5"/>
            <draw:enhanced-geometry svg:viewBox="0 0 27 0" draw:type="non-primitive" draw:enhanced-path="M 0 0 L 27 0 0 0 Z N"/>
          </draw:custom-shape>
          <draw:custom-shape draw:style-name="gr10" draw:text-style-name="P3" draw:layer="layout" svg:width="0.073cm" svg:height="0.006cm" svg:x="8.183cm" svg:y="13.741cm">
            <text:p text:style-name="P5"/>
            <draw:enhanced-geometry svg:viewBox="0 0 27 0" draw:type="non-primitive" draw:enhanced-path="M 27 0 L 0 0 27 0 Z N"/>
          </draw:custom-shape>
          <draw:custom-shape draw:style-name="gr11" draw:text-style-name="P3" draw:layer="layout" svg:width="0.073cm" svg:height="0.233cm" svg:x="8.183cm" svg:y="13.508cm">
            <text:p text:style-name="P5"/>
            <draw:enhanced-geometry svg:viewBox="0 0 21600 21600" draw:type="rectangle" draw:enhanced-path="M 0 0 L 21600 0 21600 21600 0 21600 0 0 Z N"/>
          </draw:custom-shape>
          <draw:custom-shape draw:style-name="gr12" draw:text-style-name="P3" draw:layer="layout" svg:width="0.97cm" svg:height="0.119cm" svg:x="7.426cm" svg:y="13.915cm">
            <text:p text:style-name="P5"/>
            <draw:enhanced-geometry svg:viewBox="0 0 346 44" draw:type="non-primitive" draw:enhanced-path="M 346 0 L 0 0 0 43 346 44 346 0 N"/>
          </draw:custom-shape>
          <draw:custom-shape draw:style-name="gr10" draw:text-style-name="P3" draw:layer="layout" svg:width="0.072cm" svg:height="0.004cm" svg:x="8.346cm" svg:y="14.759cm">
            <text:p text:style-name="P5"/>
            <draw:enhanced-geometry svg:viewBox="0 0 27 0" draw:type="non-primitive" draw:enhanced-path="M 0 0 L 27 0 0 0 Z N"/>
          </draw:custom-shape>
          <draw:custom-shape draw:style-name="gr10" draw:text-style-name="P3" draw:layer="layout" svg:width="0.072cm" svg:height="0.006cm" svg:x="8.346cm" svg:y="14.883cm">
            <text:p text:style-name="P5"/>
            <draw:enhanced-geometry svg:viewBox="0 0 27 0" draw:type="non-primitive" draw:enhanced-path="M 27 0 L 0 0 27 0 Z N"/>
          </draw:custom-shape>
          <draw:custom-shape draw:style-name="gr11" draw:text-style-name="P3" draw:layer="layout" svg:width="0.072cm" svg:height="0.124cm" svg:x="8.346cm" svg:y="14.759cm">
            <text:p text:style-name="P5"/>
            <draw:enhanced-geometry svg:viewBox="0 0 21600 21600" draw:type="rectangle" draw:enhanced-path="M 0 0 L 21600 0 21600 21600 0 21600 0 0 Z N"/>
          </draw:custom-shape>
          <draw:custom-shape draw:style-name="gr10" draw:text-style-name="P3" draw:layer="layout" svg:width="0.005cm" svg:height="0.02cm" svg:x="7.421cm" svg:y="14.878cm">
            <text:p text:style-name="P5"/>
            <draw:enhanced-geometry svg:viewBox="0 0 0 7" draw:type="non-primitive" draw:enhanced-path="M 0 7 L 0 0 0 7 Z N"/>
          </draw:custom-shape>
          <draw:custom-shape draw:style-name="gr10" draw:text-style-name="P3" draw:layer="layout" svg:width="0.021cm" svg:height="0.004cm" svg:x="7.409cm" svg:y="14.89cm">
            <text:p text:style-name="P5"/>
            <draw:enhanced-geometry svg:viewBox="0 0 9 0" draw:type="non-primitive" draw:enhanced-path="M 9 0 L 0 0 9 0 Z N"/>
          </draw:custom-shape>
          <draw:custom-shape draw:style-name="gr10" draw:text-style-name="P3" draw:layer="layout" svg:width="0.997cm" svg:height="0.02cm" svg:x="7.421cm" svg:y="14.878cm">
            <text:p text:style-name="P5"/>
            <draw:enhanced-geometry svg:viewBox="0 0 357 7" draw:type="non-primitive" draw:enhanced-path="M 0 7 L 0 0 348 0 348 3 357 3 357 7 0 7 Z N"/>
          </draw:custom-shape>
          <draw:custom-shape draw:style-name="gr10" draw:text-style-name="P3" draw:layer="layout" svg:width="0.021cm" svg:height="0.985cm" svg:x="8.396cm" svg:y="13.904cm">
            <text:p text:style-name="P5"/>
            <draw:enhanced-geometry svg:viewBox="0 0 9 362" draw:type="non-primitive" draw:enhanced-path="M 9 362 L 0 362 0 6 4 6 4 0 9 0 9 362 Z N"/>
          </draw:custom-shape>
          <draw:custom-shape draw:style-name="gr10" draw:text-style-name="P3" draw:layer="layout" svg:width="0.998cm" svg:height="0.017cm" svg:x="7.409cm" svg:y="13.904cm">
            <text:p text:style-name="P5"/>
            <draw:enhanced-geometry svg:viewBox="0 0 357 6" draw:type="non-primitive" draw:enhanced-path="M 357 0 L 357 6 9 6 9 3 0 3 0 0 357 0 Z N"/>
          </draw:custom-shape>
          <draw:custom-shape draw:style-name="gr11" draw:text-style-name="P3" draw:layer="layout" svg:width="0.021cm" svg:height="0.979cm" svg:x="7.409cm" svg:y="13.91cm">
            <text:p text:style-name="P5"/>
            <draw:enhanced-geometry svg:viewBox="0 0 21600 21600" draw:type="rectangle" draw:enhanced-path="M 0 0 L 21600 0 21600 21600 0 21600 0 0 Z N"/>
          </draw:custom-shape>
          <draw:custom-shape draw:style-name="gr10" draw:text-style-name="P3" draw:layer="layout" svg:width="0.005cm" svg:height="0.017cm" svg:x="8.408cm" svg:y="14.035cm">
            <text:p text:style-name="P5"/>
            <draw:enhanced-geometry svg:viewBox="0 0 0 6" draw:type="non-primitive" draw:enhanced-path="M 0 0 L 0 6 0 0 Z N"/>
          </draw:custom-shape>
          <draw:custom-shape draw:style-name="gr10" draw:text-style-name="P3" draw:layer="layout" svg:width="0.005cm" svg:height="0.017cm" svg:x="7.421cm" svg:y="14.035cm">
            <text:p text:style-name="P5"/>
            <draw:enhanced-geometry svg:viewBox="0 0 0 6" draw:type="non-primitive" draw:enhanced-path="M 0 6 L 0 0 0 6 Z N"/>
          </draw:custom-shape>
          <draw:custom-shape draw:style-name="gr11" draw:text-style-name="P3" draw:layer="layout" svg:width="0.986cm" svg:height="0.017cm" svg:x="7.421cm" svg:y="14.035cm">
            <text:p text:style-name="P5"/>
            <draw:enhanced-geometry svg:viewBox="0 0 21600 21600" draw:type="rectangle" draw:enhanced-path="M 0 0 L 21600 0 21600 21600 0 21600 0 0 Z N"/>
          </draw:custom-shape>
          <draw:custom-shape draw:style-name="gr10" draw:text-style-name="P3" draw:layer="layout" svg:width="0.067cm" svg:height="0.004cm" svg:x="7.521cm" svg:y="14.759cm">
            <text:p text:style-name="P5"/>
            <draw:enhanced-geometry svg:viewBox="0 0 25 0" draw:type="non-primitive" draw:enhanced-path="M 0 0 L 25 0 0 0 Z N"/>
          </draw:custom-shape>
          <draw:custom-shape draw:style-name="gr10" draw:text-style-name="P3" draw:layer="layout" svg:width="0.067cm" svg:height="0.004cm" svg:x="7.521cm" svg:y="14.89cm">
            <text:p text:style-name="P5"/>
            <draw:enhanced-geometry svg:viewBox="0 0 25 0" draw:type="non-primitive" draw:enhanced-path="M 25 0 L 0 0 25 0 Z N"/>
          </draw:custom-shape>
          <draw:custom-shape draw:style-name="gr11" draw:text-style-name="P3" draw:layer="layout" svg:width="0.067cm" svg:height="0.13cm" svg:x="7.521cm" svg:y="14.759cm">
            <text:p text:style-name="P5"/>
            <draw:enhanced-geometry svg:viewBox="0 0 21600 21600" draw:type="rectangle" draw:enhanced-path="M 0 0 L 21600 0 21600 21600 0 21600 0 0 Z N"/>
          </draw:custom-shape>
          <draw:custom-shape draw:style-name="gr10" draw:text-style-name="P3" draw:layer="layout" svg:width="0.073cm" svg:height="0.004cm" svg:x="7.689cm" svg:y="14.759cm">
            <text:p text:style-name="P5"/>
            <draw:enhanced-geometry svg:viewBox="0 0 27 0" draw:type="non-primitive" draw:enhanced-path="M 0 0 L 27 0 0 0 Z N"/>
          </draw:custom-shape>
          <draw:custom-shape draw:style-name="gr10" draw:text-style-name="P3" draw:layer="layout" svg:width="0.073cm" svg:height="0.006cm" svg:x="7.689cm" svg:y="14.883cm">
            <text:p text:style-name="P5"/>
            <draw:enhanced-geometry svg:viewBox="0 0 27 0" draw:type="non-primitive" draw:enhanced-path="M 27 0 L 0 0 27 0 Z N"/>
          </draw:custom-shape>
          <draw:custom-shape draw:style-name="gr11" draw:text-style-name="P3" draw:layer="layout" svg:width="0.073cm" svg:height="0.124cm" svg:x="7.689cm" svg:y="14.759cm">
            <text:p text:style-name="P5"/>
            <draw:enhanced-geometry svg:viewBox="0 0 21600 21600" draw:type="rectangle" draw:enhanced-path="M 0 0 L 21600 0 21600 21600 0 21600 0 0 Z N"/>
          </draw:custom-shape>
          <draw:custom-shape draw:style-name="gr10" draw:text-style-name="P3" draw:layer="layout" svg:width="0.073cm" svg:height="0.004cm" svg:x="7.857cm" svg:y="14.759cm">
            <text:p text:style-name="P5"/>
            <draw:enhanced-geometry svg:viewBox="0 0 27 0" draw:type="non-primitive" draw:enhanced-path="M 0 0 L 27 0 0 0 Z N"/>
          </draw:custom-shape>
          <draw:custom-shape draw:style-name="gr10" draw:text-style-name="P3" draw:layer="layout" svg:width="0.073cm" svg:height="0.004cm" svg:x="7.857cm" svg:y="14.89cm">
            <text:p text:style-name="P5"/>
            <draw:enhanced-geometry svg:viewBox="0 0 27 0" draw:type="non-primitive" draw:enhanced-path="M 27 0 L 0 0 27 0 Z N"/>
          </draw:custom-shape>
          <draw:custom-shape draw:style-name="gr11" draw:text-style-name="P3" draw:layer="layout" svg:width="0.073cm" svg:height="0.13cm" svg:x="7.857cm" svg:y="14.759cm">
            <text:p text:style-name="P5"/>
            <draw:enhanced-geometry svg:viewBox="0 0 21600 21600" draw:type="rectangle" draw:enhanced-path="M 0 0 L 21600 0 21600 21600 0 21600 0 0 Z N"/>
          </draw:custom-shape>
          <draw:custom-shape draw:style-name="gr10" draw:text-style-name="P3" draw:layer="layout" svg:width="0.073cm" svg:height="0.004cm" svg:x="8.183cm" svg:y="14.759cm">
            <text:p text:style-name="P5"/>
            <draw:enhanced-geometry svg:viewBox="0 0 27 0" draw:type="non-primitive" draw:enhanced-path="M 0 0 L 27 0 0 0 Z N"/>
          </draw:custom-shape>
          <draw:custom-shape draw:style-name="gr10" draw:text-style-name="P3" draw:layer="layout" svg:width="0.073cm" svg:height="0.004cm" svg:x="8.183cm" svg:y="14.89cm">
            <text:p text:style-name="P5"/>
            <draw:enhanced-geometry svg:viewBox="0 0 27 0" draw:type="non-primitive" draw:enhanced-path="M 27 0 L 0 0 27 0 Z N"/>
          </draw:custom-shape>
          <draw:custom-shape draw:style-name="gr11" draw:text-style-name="P3" draw:layer="layout" svg:width="0.073cm" svg:height="0.13cm" svg:x="8.183cm" svg:y="14.759cm">
            <text:p text:style-name="P5"/>
            <draw:enhanced-geometry svg:viewBox="0 0 21600 21600" draw:type="rectangle" draw:enhanced-path="M 0 0 L 21600 0 21600 21600 0 21600 0 0 Z N"/>
          </draw:custom-shape>
          <draw:custom-shape draw:style-name="gr10" draw:text-style-name="P3" draw:layer="layout" svg:width="0.073cm" svg:height="0.006cm" svg:x="8.02cm" svg:y="14.753cm">
            <text:p text:style-name="P5"/>
            <draw:enhanced-geometry svg:viewBox="0 0 27 0" draw:type="non-primitive" draw:enhanced-path="M 0 0 L 27 0 0 0 Z N"/>
          </draw:custom-shape>
          <draw:custom-shape draw:style-name="gr10" draw:text-style-name="P3" draw:layer="layout" svg:width="0.073cm" svg:height="0.004cm" svg:x="8.02cm" svg:y="14.89cm">
            <text:p text:style-name="P5"/>
            <draw:enhanced-geometry svg:viewBox="0 0 27 0" draw:type="non-primitive" draw:enhanced-path="M 27 0 L 0 0 27 0 Z N"/>
          </draw:custom-shape>
          <draw:custom-shape draw:style-name="gr11" draw:text-style-name="P3" draw:layer="layout" svg:width="0.073cm" svg:height="0.136cm" svg:x="8.02cm" svg:y="14.753cm">
            <text:p text:style-name="P5"/>
            <draw:enhanced-geometry svg:viewBox="0 0 21600 21600" draw:type="rectangle" draw:enhanced-path="M 0 0 L 21600 0 21600 21600 0 21600 0 0 Z N"/>
          </draw:custom-shape>
          <draw:custom-shape draw:style-name="gr10" draw:text-style-name="P3" draw:layer="layout" svg:width="0.021cm" svg:height="0.004cm" svg:x="7.572cm" svg:y="13.921cm">
            <text:p text:style-name="P5"/>
            <draw:enhanced-geometry svg:viewBox="0 0 9 0" draw:type="non-primitive" draw:enhanced-path="M 0 0 L 9 0 0 0 Z N"/>
          </draw:custom-shape>
          <draw:custom-shape draw:style-name="gr10" draw:text-style-name="P3" draw:layer="layout" svg:width="0.021cm" svg:height="0.004cm" svg:x="7.572cm" svg:y="14.89cm">
            <text:p text:style-name="P5"/>
            <draw:enhanced-geometry svg:viewBox="0 0 9 0" draw:type="non-primitive" draw:enhanced-path="M 9 0 L 0 0 9 0 Z N"/>
          </draw:custom-shape>
          <draw:custom-shape draw:style-name="gr11" draw:text-style-name="P3" draw:layer="layout" svg:width="0.021cm" svg:height="0.968cm" svg:x="7.572cm" svg:y="13.921cm">
            <text:p text:style-name="P5"/>
            <draw:enhanced-geometry svg:viewBox="0 0 21600 21600" draw:type="rectangle" draw:enhanced-path="M 0 0 L 21600 0 21600 21600 0 21600 0 0 Z N"/>
          </draw:custom-shape>
          <draw:custom-shape draw:style-name="gr10" draw:text-style-name="P3" draw:layer="layout" svg:width="0.016cm" svg:height="0.006cm" svg:x="7.914cm" svg:y="14.883cm">
            <text:p text:style-name="P5"/>
            <draw:enhanced-geometry svg:viewBox="0 0 7 0" draw:type="non-primitive" draw:enhanced-path="M 7 0 L 0 0 7 0 Z N"/>
          </draw:custom-shape>
          <draw:custom-shape draw:style-name="gr10" draw:text-style-name="P3" draw:layer="layout" svg:width="0.016cm" svg:height="0.004cm" svg:x="7.914cm" svg:y="13.921cm">
            <text:p text:style-name="P5"/>
            <draw:enhanced-geometry svg:viewBox="0 0 7 0" draw:type="non-primitive" draw:enhanced-path="M 0 0 L 7 0 0 0 Z N"/>
          </draw:custom-shape>
          <draw:custom-shape draw:style-name="gr11" draw:text-style-name="P3" draw:layer="layout" svg:width="0.016cm" svg:height="0.962cm" svg:x="7.914cm" svg:y="13.921cm">
            <text:p text:style-name="P5"/>
            <draw:enhanced-geometry svg:viewBox="0 0 21600 21600" draw:type="rectangle" draw:enhanced-path="M 0 0 L 21600 0 21600 21600 0 21600 0 0 Z N"/>
          </draw:custom-shape>
          <draw:custom-shape draw:style-name="gr10" draw:text-style-name="P3" draw:layer="layout" svg:width="0.017cm" svg:height="0.006cm" svg:x="7.745cm" svg:y="13.915cm">
            <text:p text:style-name="P5"/>
            <draw:enhanced-geometry svg:viewBox="0 0 7 0" draw:type="non-primitive" draw:enhanced-path="M 0 0 L 7 0 0 0 Z N"/>
          </draw:custom-shape>
          <draw:custom-shape draw:style-name="gr10" draw:text-style-name="P3" draw:layer="layout" svg:width="0.017cm" svg:height="0.004cm" svg:x="7.745cm" svg:y="14.89cm">
            <text:p text:style-name="P5"/>
            <draw:enhanced-geometry svg:viewBox="0 0 7 0" draw:type="non-primitive" draw:enhanced-path="M 7 0 L 0 0 7 0 Z N"/>
          </draw:custom-shape>
          <draw:custom-shape draw:style-name="gr11" draw:text-style-name="P3" draw:layer="layout" svg:width="0.017cm" svg:height="0.974cm" svg:x="7.745cm" svg:y="13.915cm">
            <text:p text:style-name="P5"/>
            <draw:enhanced-geometry svg:viewBox="0 0 21600 21600" draw:type="rectangle" draw:enhanced-path="M 0 0 L 21600 0 21600 21600 0 21600 0 0 Z N"/>
          </draw:custom-shape>
          <draw:custom-shape draw:style-name="gr10" draw:text-style-name="P3" draw:layer="layout" svg:width="0.016cm" svg:height="0.006cm" svg:x="8.234cm" svg:y="13.915cm">
            <text:p text:style-name="P5"/>
            <draw:enhanced-geometry svg:viewBox="0 0 7 0" draw:type="non-primitive" draw:enhanced-path="M 0 0 L 7 0 0 0 Z N"/>
          </draw:custom-shape>
          <draw:custom-shape draw:style-name="gr10" draw:text-style-name="P3" draw:layer="layout" svg:width="0.016cm" svg:height="0.004cm" svg:x="8.234cm" svg:y="14.89cm">
            <text:p text:style-name="P5"/>
            <draw:enhanced-geometry svg:viewBox="0 0 7 0" draw:type="non-primitive" draw:enhanced-path="M 7 0 L 0 0 7 0 Z N"/>
          </draw:custom-shape>
          <draw:custom-shape draw:style-name="gr11" draw:text-style-name="P3" draw:layer="layout" svg:width="0.016cm" svg:height="0.974cm" svg:x="8.234cm" svg:y="13.915cm">
            <text:p text:style-name="P5"/>
            <draw:enhanced-geometry svg:viewBox="0 0 21600 21600" draw:type="rectangle" draw:enhanced-path="M 0 0 L 21600 0 21600 21600 0 21600 0 0 Z N"/>
          </draw:custom-shape>
          <draw:custom-shape draw:style-name="gr10" draw:text-style-name="P3" draw:layer="layout" svg:width="0.022cm" svg:height="0.004cm" svg:x="8.076cm" svg:y="13.921cm">
            <text:p text:style-name="P5"/>
            <draw:enhanced-geometry svg:viewBox="0 0 8 0" draw:type="non-primitive" draw:enhanced-path="M 0 0 L 8 0 0 0 Z N"/>
          </draw:custom-shape>
          <draw:custom-shape draw:style-name="gr10" draw:text-style-name="P3" draw:layer="layout" svg:width="0.022cm" svg:height="0.006cm" svg:x="8.076cm" svg:y="14.883cm">
            <text:p text:style-name="P5"/>
            <draw:enhanced-geometry svg:viewBox="0 0 8 0" draw:type="non-primitive" draw:enhanced-path="M 8 0 L 0 0 8 0 Z N"/>
          </draw:custom-shape>
          <draw:custom-shape draw:style-name="gr11" draw:text-style-name="P3" draw:layer="layout" svg:width="0.022cm" svg:height="0.962cm" svg:x="8.076cm" svg:y="13.921cm">
            <text:p text:style-name="P5"/>
            <draw:enhanced-geometry svg:viewBox="0 0 21600 21600" draw:type="rectangle" draw:enhanced-path="M 0 0 L 21600 0 21600 21600 0 21600 0 0 Z N"/>
          </draw:custom-shape>
          <draw:custom-shape draw:style-name="gr10" draw:text-style-name="P3" draw:layer="layout" svg:width="0.067cm" svg:height="0.006cm" svg:x="8.346cm" svg:y="13.915cm">
            <text:p text:style-name="P5"/>
            <draw:enhanced-geometry svg:viewBox="0 0 25 0" draw:type="non-primitive" draw:enhanced-path="M 0 0 L 25 0 0 0 Z N"/>
          </draw:custom-shape>
          <draw:custom-shape draw:style-name="gr10" draw:text-style-name="P3" draw:layer="layout" svg:width="0.067cm" svg:height="0.004cm" svg:x="8.346cm" svg:y="14.041cm">
            <text:p text:style-name="P5"/>
            <draw:enhanced-geometry svg:viewBox="0 0 25 0" draw:type="non-primitive" draw:enhanced-path="M 25 0 L 0 0 25 0 Z N"/>
          </draw:custom-shape>
          <draw:custom-shape draw:style-name="gr11" draw:text-style-name="P3" draw:layer="layout" svg:width="0.067cm" svg:height="0.125cm" svg:x="8.346cm" svg:y="13.915cm">
            <text:p text:style-name="P5"/>
            <draw:enhanced-geometry svg:viewBox="0 0 21600 21600" draw:type="rectangle" draw:enhanced-path="M 0 0 L 21600 0 21600 21600 0 21600 0 0 Z N"/>
          </draw:custom-shape>
          <draw:custom-shape draw:style-name="gr10" draw:text-style-name="P3" draw:layer="layout" svg:width="0.072cm" svg:height="0.004cm" svg:x="7.521cm" svg:y="13.91cm">
            <text:p text:style-name="P5"/>
            <draw:enhanced-geometry svg:viewBox="0 0 27 0" draw:type="non-primitive" draw:enhanced-path="M 0 0 L 27 0 0 0 Z N"/>
          </draw:custom-shape>
          <draw:custom-shape draw:style-name="gr10" draw:text-style-name="P3" draw:layer="layout" svg:width="0.072cm" svg:height="0.004cm" svg:x="7.521cm" svg:y="14.041cm">
            <text:p text:style-name="P5"/>
            <draw:enhanced-geometry svg:viewBox="0 0 27 0" draw:type="non-primitive" draw:enhanced-path="M 27 0 L 0 0 27 0 Z N"/>
          </draw:custom-shape>
          <draw:custom-shape draw:style-name="gr11" draw:text-style-name="P3" draw:layer="layout" svg:width="0.072cm" svg:height="0.13cm" svg:x="7.521cm" svg:y="13.91cm">
            <text:p text:style-name="P5"/>
            <draw:enhanced-geometry svg:viewBox="0 0 21600 21600" draw:type="rectangle" draw:enhanced-path="M 0 0 L 21600 0 21600 21600 0 21600 0 0 Z N"/>
          </draw:custom-shape>
          <draw:custom-shape draw:style-name="gr10" draw:text-style-name="P3" draw:layer="layout" svg:width="0.067cm" svg:height="0.006cm" svg:x="7.696cm" svg:y="13.915cm">
            <text:p text:style-name="P5"/>
            <draw:enhanced-geometry svg:viewBox="0 0 25 0" draw:type="non-primitive" draw:enhanced-path="M 0 0 L 25 0 0 0 Z N"/>
          </draw:custom-shape>
          <draw:custom-shape draw:style-name="gr10" draw:text-style-name="P3" draw:layer="layout" svg:width="0.067cm" svg:height="0.004cm" svg:x="7.696cm" svg:y="14.041cm">
            <text:p text:style-name="P5"/>
            <draw:enhanced-geometry svg:viewBox="0 0 25 0" draw:type="non-primitive" draw:enhanced-path="M 25 0 L 0 0 25 0 Z N"/>
          </draw:custom-shape>
          <draw:custom-shape draw:style-name="gr11" draw:text-style-name="P3" draw:layer="layout" svg:width="0.067cm" svg:height="0.125cm" svg:x="7.696cm" svg:y="13.915cm">
            <text:p text:style-name="P5"/>
            <draw:enhanced-geometry svg:viewBox="0 0 21600 21600" draw:type="rectangle" draw:enhanced-path="M 0 0 L 21600 0 21600 21600 0 21600 0 0 Z N"/>
          </draw:custom-shape>
          <draw:custom-shape draw:style-name="gr10" draw:text-style-name="P3" draw:layer="layout" svg:width="0.072cm" svg:height="0.006cm" svg:x="7.863cm" svg:y="13.915cm">
            <text:p text:style-name="P5"/>
            <draw:enhanced-geometry svg:viewBox="0 0 26 0" draw:type="non-primitive" draw:enhanced-path="M 0 0 L 26 0 0 0 Z N"/>
          </draw:custom-shape>
          <draw:custom-shape draw:style-name="gr10" draw:text-style-name="P3" draw:layer="layout" svg:width="0.072cm" svg:height="0.004cm" svg:x="7.863cm" svg:y="14.041cm">
            <text:p text:style-name="P5"/>
            <draw:enhanced-geometry svg:viewBox="0 0 26 0" draw:type="non-primitive" draw:enhanced-path="M 26 0 L 0 0 26 0 Z N"/>
          </draw:custom-shape>
          <draw:custom-shape draw:style-name="gr11" draw:text-style-name="P3" draw:layer="layout" svg:width="0.072cm" svg:height="0.125cm" svg:x="7.863cm" svg:y="13.915cm">
            <text:p text:style-name="P5"/>
            <draw:enhanced-geometry svg:viewBox="0 0 21600 21600" draw:type="rectangle" draw:enhanced-path="M 0 0 L 21600 0 21600 21600 0 21600 0 0 Z N"/>
          </draw:custom-shape>
          <draw:custom-shape draw:style-name="gr10" draw:text-style-name="P3" draw:layer="layout" svg:width="0.067cm" svg:height="0.004cm" svg:x="8.183cm" svg:y="13.91cm">
            <text:p text:style-name="P5"/>
            <draw:enhanced-geometry svg:viewBox="0 0 25 0" draw:type="non-primitive" draw:enhanced-path="M 0 0 L 25 0 0 0 Z N"/>
          </draw:custom-shape>
          <draw:custom-shape draw:style-name="gr10" draw:text-style-name="P3" draw:layer="layout" svg:width="0.067cm" svg:height="0.004cm" svg:x="8.183cm" svg:y="14.041cm">
            <text:p text:style-name="P5"/>
            <draw:enhanced-geometry svg:viewBox="0 0 25 0" draw:type="non-primitive" draw:enhanced-path="M 25 0 L 0 0 25 0 Z N"/>
          </draw:custom-shape>
          <draw:custom-shape draw:style-name="gr11" draw:text-style-name="P3" draw:layer="layout" svg:width="0.067cm" svg:height="0.13cm" svg:x="8.183cm" svg:y="13.91cm">
            <text:p text:style-name="P5"/>
            <draw:enhanced-geometry svg:viewBox="0 0 21600 21600" draw:type="rectangle" draw:enhanced-path="M 0 0 L 21600 0 21600 21600 0 21600 0 0 Z N"/>
          </draw:custom-shape>
          <draw:custom-shape draw:style-name="gr10" draw:text-style-name="P3" draw:layer="layout" svg:width="0.072cm" svg:height="0.004cm" svg:x="8.026cm" svg:y="13.91cm">
            <text:p text:style-name="P5"/>
            <draw:enhanced-geometry svg:viewBox="0 0 26 0" draw:type="non-primitive" draw:enhanced-path="M 0 0 L 26 0 0 0 Z N"/>
          </draw:custom-shape>
          <draw:custom-shape draw:style-name="gr10" draw:text-style-name="P3" draw:layer="layout" svg:width="0.072cm" svg:height="0.004cm" svg:x="8.026cm" svg:y="14.041cm">
            <text:p text:style-name="P5"/>
            <draw:enhanced-geometry svg:viewBox="0 0 26 0" draw:type="non-primitive" draw:enhanced-path="M 26 0 L 0 0 26 0 Z N"/>
          </draw:custom-shape>
          <draw:custom-shape draw:style-name="gr11" draw:text-style-name="P3" draw:layer="layout" svg:width="0.072cm" svg:height="0.13cm" svg:x="8.026cm" svg:y="13.91cm">
            <text:p text:style-name="P5"/>
            <draw:enhanced-geometry svg:viewBox="0 0 21600 21600" draw:type="rectangle" draw:enhanced-path="M 0 0 L 21600 0 21600 21600 0 21600 0 0 Z N"/>
          </draw:custom-shape>
          <draw:custom-shape draw:style-name="gr13" draw:text-style-name="P3" draw:layer="layout" svg:width="0.055cm" svg:height="0.07cm" svg:x="7.415cm" svg:y="13.508cm">
            <text:p text:style-name="P5"/>
            <draw:enhanced-geometry svg:viewBox="0 0 21600 21600" draw:type="rectangle" draw:enhanced-path="M 0 0 L 21600 0 21600 21600 0 21600 0 0 Z N"/>
          </draw:custom-shape>
          <draw:custom-shape draw:style-name="gr14" draw:text-style-name="P3" draw:layer="layout" svg:width="0.044cm" svg:height="0.043cm" svg:x="7.421cm" svg:y="13.513cm">
            <text:p text:style-name="P5"/>
            <draw:enhanced-geometry svg:viewBox="0 0 17 16" draw:type="non-primitive" draw:enhanced-path="M 0 16 L 9 0 17 16 0 16 Z N"/>
          </draw:custom-shape>
          <draw:custom-shape draw:style-name="gr15" draw:text-style-name="P3" draw:layer="layout" svg:width="0.016cm" svg:height="0.02cm" svg:x="7.437cm" svg:y="13.535cm">
            <text:p text:style-name="P5"/>
            <draw:enhanced-geometry svg:viewBox="0 0 7 7" draw:type="non-primitive" draw:enhanced-path="M 4 7 L 5 5 7 4 7 3 7 1 5 1 4 0 2 1 0 1 0 3 0 4 2 5 4 7 Z N"/>
          </draw:custom-shape>
        </draw:g>
        <draw:custom-shape draw:style-name="gr42" draw:text-style-name="P23" draw:layer="layout" svg:width="5.375cm" svg:height="1.835cm" svg:x="5.073cm" svg:y="15.198cm">
          <text:p text:style-name="P12"><text:span text:style-name="T17">OpenSIPS</text:span></text:p>
          <text:p text:style-name="P12"><text:span text:style-name="T17">Load Balancer</text:span></text:p>
          <draw:enhanced-geometry svg:viewBox="0 0 21600 21600" draw:type="mso-spt202" draw:enhanced-path="M 0 0 L 21600 0 21600 21600 0 21600 0 0 Z N"/>
        </draw:custom-shape>
        <draw:line draw:style-name="gr43" draw:layer="layout" svg:x1="14.083cm" svg:y1="5.69cm" svg:x2="7.425cm" svg:y2="12.632cm">
          <text:p text:style-name="P5"/>
        </draw:line>
        <draw:line draw:style-name="gr43" draw:layer="layout" svg:x1="16.671cm" svg:y1="7.397cm" svg:x2="8.108cm" svg:y2="12.489cm">
          <text:p text:style-name="P5"/>
        </draw:line>
        <draw:line draw:style-name="gr43" draw:layer="layout" svg:x1="15.05cm" svg:y1="10.526cm" svg:x2="8.137cm" svg:y2="13.001cm">
          <text:p text:style-name="P5"/>
        </draw:line>
        <draw:line draw:style-name="gr44" draw:layer="layout" svg:x1="8.791cm" svg:y1="6.998cm" svg:x2="14.196cm" svg:y2="4.438cm">
          <text:p text:style-name="P5"/>
        </draw:line>
        <draw:line draw:style-name="gr44" draw:layer="layout" svg:x1="8.82cm" svg:y1="7.482cm" svg:x2="16.643cm" svg:y2="6.145cm">
          <text:p text:style-name="P5"/>
        </draw:line>
        <draw:line draw:style-name="gr44" draw:layer="layout" svg:x1="8.821cm" svg:y1="7.938cm" svg:x2="14.737cm" svg:y2="9.445cm">
          <text:p text:style-name="P5"/>
        </draw:line>
        <draw:frame draw:style-name="gr34" draw:layer="layout" svg:width="2.235cm" svg:height="2.822cm" svg:x="14.671cm" svg:y="14.111cm">
          <draw:object-ole draw:class-id="00000000-0000-0000-0000-000000000000" xlink:href="./Object 3" xlink:type="simple" xlink:show="embed" xlink:actuate="onLoad"/>
          <draw:image xlink:href="./ObjectReplacements/Object 3" xlink:type="simple" xlink:show="embed" xlink:actuate="onLoad"/>
        </draw:frame>
        <draw:frame draw:style-name="gr34" draw:layer="layout" svg:width="2.235cm" svg:height="2.822cm" svg:x="17.033cm" svg:y="11.465cm">
          <draw:object-ole draw:class-id="00000000-0000-0000-0000-000000000000" xlink:href="./Object 5" xlink:type="simple" xlink:show="embed" xlink:actuate="onLoad"/>
          <draw:image xlink:href="./ObjectReplacements/Object 5" xlink:type="simple" xlink:show="embed" xlink:actuate="onLoad"/>
        </draw:frame>
        <draw:frame draw:style-name="gr45" draw:text-style-name="P15" draw:layer="layout" svg:width="4.35cm" svg:height="1.187cm" svg:x="19.52cm" svg:y="12.319cm">
          <draw:text-box>
            <text:p text:style-name="P13"><text:span text:style-name="T13">PSTN GW</text:span></text:p>
          </draw:text-box>
        </draw:frame>
        <draw:frame draw:style-name="gr45" draw:text-style-name="P15" draw:layer="layout" svg:width="4.35cm" svg:height="1.187cm" svg:x="17.272cm" svg:y="14.994cm">
          <draw:text-box>
            <text:p text:style-name="P13"><text:span text:style-name="T13">GSM GW</text:span></text:p>
          </draw:text-box>
        </draw:frame>
        <draw:line draw:style-name="gr43" draw:layer="layout" svg:x1="8.791cm" svg:y1="14.168cm" svg:x2="16.359cm" svg:y2="12.888cm">
          <text:p text:style-name="P5"/>
        </draw:line>
        <draw:line draw:style-name="gr43" draw:layer="layout" svg:x1="8.791cm" svg:y1="14.424cm" svg:x2="14.367cm" svg:y2="15.391cm">
          <text:p text:style-name="P5"/>
        </draw:line>
        <draw:frame draw:style-name="gr18" draw:text-style-name="P15" draw:layer="layout" svg:width="4.765cm" svg:height="4.068cm" svg:x="19.204cm" svg:y="4.356cm">
          <draw:text-box>
            <text:p text:style-name="P13"><text:span text:style-name="T13">Yate / </text:span></text:p>
            <text:p text:style-name="P13"><text:span text:style-name="T13">Freeswitch /</text:span></text:p>
            <text:p text:style-name="P13"><text:span text:style-name="T13">Asterisk</text:span></text:p>
            <text:p text:style-name="P13"><text:span text:style-name="T13">boxes</text:span></text:p>
          </draw:text-box>
        </draw:frame>
        <presentation:notes draw:style-name="dp4">
          <draw:page-thumbnail draw:style-name="gr4" draw:layer="layout" svg:width="12.85cm" svg:height="9.659cm" svg:x="3.285cm" svg:y="1.931cm" draw:page-number="13" presentation:class="page"/>
          <draw:frame presentation:style-name="pr5" draw:text-style-name="P8" draw:layer="layout" svg:width="15.522cm" svg:height="11.313cm" svg:x="1.945cm" svg:y="12.233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5" draw:text-style-name="P11" draw:layer="layout" svg:width="14.596cm" svg:height="1.813cm" svg:x="5.518cm" svg:y="8.508cm">
          <draw:text-box>
            <text:p text:style-name="P5"><text:span text:style-name="T11">Implementation details</text:span></text:p>
          </draw:text-box>
        </draw:frame>
        <presentation:notes draw:style-name="dp4">
          <draw:page-thumbnail draw:style-name="gr4" draw:layer="layout" svg:width="12.85cm" svg:height="9.659cm" svg:x="3.285cm" svg:y="1.931cm" draw:page-number="14" presentation:class="page"/>
          <draw:frame presentation:style-name="pr5" draw:text-style-name="P8" draw:layer="layout" svg:width="15.522cm" svg:height="11.313cm" svg:x="1.945cm" svg:y="12.233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Implementation Overview </text:p>
          </draw:text-box>
        </draw:frame>
        <draw:frame presentation:style-name="pr4" draw:text-style-name="P9" draw:layer="layout" svg:width="22.203cm" svg:height="13.228cm" svg:x="1.904cm" svg:y="3.81cm" presentation:class="outline" presentation:user-transformed="true">
          <draw:text-box>
            <text:list text:style-name="L2">
              <text:list-item>
                <text:p text:style-name="P6"/>
              </text:list-item>
            </text:list>
            <text:list text:style-name="L2">
              <text:list-item>
                <text:p text:style-name="P6">Requires the dialog support (to count the ongoing calls for each peer) <text:span text:style-name="T18">→</text:span><text:span text:style-name="T19"> dialog module.</text:span></text:p>
              </text:list-item>
            </text:list>
            <text:list text:style-name="L2">
              <text:list-item>
                <text:p text:style-name="P6"><text:span text:style-name="T19"/></text:p>
              </text:list-item>
            </text:list>
            <text:list text:style-name="L2">
              <text:list-item>
                <text:p text:style-name="P6"><text:span text:style-name="T19">Destinations/peer are identified by their SIP address.</text:span></text:p>
              </text:list-item>
            </text:list>
            <text:list text:style-name="L2">
              <text:list-item>
                <text:p text:style-name="P6"><text:span text:style-name="T19"/></text:p>
              </text:list-item>
            </text:list>
            <text:list text:style-name="L2">
              <text:list-item>
                <text:p text:style-name="P6"><text:span text:style-name="T19">The destinations are not homogeneous: </text:span></text:p>
              </text:list-item>
            </text:list>
            <text:list text:style-name="L2">
              <text:list-item>
                <text:p text:style-name="P10"><text:span text:style-name="T19">may have </text:span><text:span text:style-name="T20">different capacities</text:span><text:span text:style-name="T19"> (supported calls)</text:span></text:p>
              </text:list-item>
            </text:list>
            <text:list text:style-name="L2">
              <text:list-item>
                <text:p text:style-name="P10"><text:span text:style-name="T19">may offer/provide </text:span><text:span text:style-name="T20">different resources</text:span><text:span text:style-name="T19"> (services, functionalities)</text:span></text:p>
              </text:list-item>
            </text:list>
            <text:list text:style-name="L2">
              <text:list-item>
                <text:p text:style-name="P6"><text:span text:style-name="T19"/></text:p>
              </text:list-item>
            </text:list>
            <text:list text:style-name="L2">
              <text:list-item>
                <text:p text:style-name="P6"><text:span text:style-name="T19"/></text:p>
              </text:list-item>
            </text:list>
          </draw:text-box>
        </draw:frame>
        <presentation:notes draw:style-name="dp4">
          <draw:page-thumbnail draw:style-name="gr4" draw:layer="layout" svg:width="12.85cm" svg:height="9.659cm" svg:x="3.285cm" svg:y="1.931cm" draw:page-number="15" presentation:class="page"/>
          <draw:frame presentation:style-name="pr5" draw:text-style-name="P8" draw:layer="layout" svg:width="15.522cm" svg:height="11.313cm" svg:x="1.945cm" svg:y="12.233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Resources</text:p>
          </draw:text-box>
        </draw:frame>
        <draw:frame presentation:style-name="pr4" draw:text-style-name="P9" draw:layer="layout" svg:width="22.203cm" svg:height="14.363cm" svg:x="1.904cm" svg:y="3.81cm" presentation:class="outline" presentation:user-transformed="true">
          <draw:text-box>
            <text:list text:style-name="L2">
              <text:list-item>
                <text:p text:style-name="P6"><text:span text:style-name="T19">Resources = capabilities of a destination/peer</text:span></text:p>
              </text:list-item>
            </text:list>
            <text:list text:style-name="L2">
              <text:list-item>
                <text:p text:style-name="P6"><text:span text:style-name="T19"/></text:p>
              </text:list-item>
            </text:list>
            <text:list text:style-name="L2">
              <text:list-item>
                <text:p text:style-name="P6"><text:span text:style-name="T19">Example: </text:span></text:p>
              </text:list-item>
            </text:list>
            <text:list text:style-name="L2">
              <text:list-item>
                <text:p text:style-name="P10"><text:span text:style-name="T19">a set of servers for media related services</text:span></text:p>
              </text:list-item>
            </text:list>
            <text:list text:style-name="L2">
              <text:list-item>
                <text:p text:style-name="P10"><text:span text:style-name="T19">each server may offer a combination of :</text:span></text:p>
              </text:list-item>
            </text:list>
            <text:list text:style-name="L2">
              <text:list-item>
                <text:list>
                  <text:list-item>
                    <text:p text:style-name="P24"><text:span text:style-name="T19">Transcoding</text:span></text:p>
                  </text:list-item>
                </text:list>
              </text:list-item>
            </text:list>
            <text:list text:style-name="L2">
              <text:list-item>
                <text:list>
                  <text:list-item>
                    <text:p text:style-name="P24"><text:span text:style-name="T19">Voicemail</text:span></text:p>
                  </text:list-item>
                </text:list>
              </text:list-item>
            </text:list>
            <text:list text:style-name="L2">
              <text:list-item>
                <text:list>
                  <text:list-item>
                    <text:p text:style-name="P24"><text:span text:style-name="T19">Conference</text:span></text:p>
                  </text:list-item>
                </text:list>
              </text:list-item>
            </text:list>
            <text:list text:style-name="L2">
              <text:list-item>
                <text:list>
                  <text:list-item>
                    <text:p text:style-name="P24"><text:span text:style-name="T19">Announcement</text:span></text:p>
                  </text:list-item>
                </text:list>
              </text:list-item>
            </text:list>
            <text:list text:style-name="L2">
              <text:list-item>
                <text:list>
                  <text:list-item>
                    <text:p text:style-name="P24"><text:span text:style-name="T19">PSTN GW</text:span></text:p>
                  </text:list-item>
                </text:list>
              </text:list-item>
            </text:list>
            <text:list text:style-name="L2">
              <text:list-item>
                <text:p text:style-name="P25"><text:span text:style-name="T19"/></text:p>
              </text:list-item>
            </text:list>
            <text:list text:style-name="L2">
              <text:list-item>
                <text:p text:style-name="P6"><text:span text:style-name="T19">Mixed peer/destination : each of it may offer a different set of services/resources</text:span></text:p>
              </text:list-item>
            </text:list>
            <text:list text:style-name="L2">
              <text:list-item>
                <text:p text:style-name="P6"><text:span text:style-name="T19"/></text:p>
              </text:list-item>
            </text:list>
            <text:list text:style-name="L2">
              <text:list-item>
                <text:p text:style-name="P6"><text:span text:style-name="T19"/></text:p>
              </text:list-item>
            </text:list>
          </draw:text-box>
        </draw:frame>
        <draw:frame presentation:style-name="pr4" draw:text-style-name="P9" draw:layer="layout" svg:width="22.203cm" svg:height="12.447cm" svg:x="2.617cm" svg:y="5.064cm" presentation:class="outline" presentation:user-transformed="true">
          <draw:text-box>
            <text:list text:style-name="L2">
              <text:list-item>
                <text:p text:style-name="P6"><text:span text:style-name="T19"/></text:p>
              </text:list-item>
            </text:list>
            <text:list text:style-name="L2">
              <text:list-item>
                <text:p text:style-name="P6"><text:span text:style-name="T19"/></text:p>
              </text:list-item>
            </text:list>
            <text:list text:style-name="L2">
              <text:list-item>
                <text:p text:style-name="P6"><text:span text:style-name="T19"/></text:p>
              </text:list-item>
            </text:list>
          </draw:text-box>
        </draw:frame>
        <draw:frame presentation:style-name="pr4" draw:text-style-name="P9" draw:layer="layout" svg:width="22.203cm" svg:height="12.447cm" svg:x="2.418cm" svg:y="4.922cm" presentation:class="outline" presentation:user-transformed="true">
          <draw:text-box>
            <text:list text:style-name="L2">
              <text:list-item>
                <text:p text:style-name="P6"><text:span text:style-name="T19"/></text:p>
              </text:list-item>
            </text:list>
            <text:list text:style-name="L2">
              <text:list-item>
                <text:p text:style-name="P6"><text:span text:style-name="T19"/></text:p>
              </text:list-item>
            </text:list>
            <text:list text:style-name="L2">
              <text:list-item>
                <text:p text:style-name="P6"><text:span text:style-name="T19"/></text:p>
              </text:list-item>
            </text:list>
          </draw:text-box>
        </draw:frame>
        <draw:frame presentation:style-name="pr4" draw:text-style-name="P9" draw:layer="layout" svg:width="22.203cm" svg:height="12.447cm" svg:x="2.39cm" svg:y="4.95cm" presentation:class="outline" presentation:user-transformed="true">
          <draw:text-box>
            <text:list text:style-name="L2">
              <text:list-item>
                <text:p text:style-name="P6"><text:span text:style-name="T19"/></text:p>
              </text:list-item>
            </text:list>
            <text:list text:style-name="L2">
              <text:list-item>
                <text:p text:style-name="P6"><text:span text:style-name="T19"/></text:p>
              </text:list-item>
            </text:list>
            <text:list text:style-name="L2">
              <text:list-item>
                <text:p text:style-name="P6"><text:span text:style-name="T19"/></text:p>
              </text:list-item>
            </text:list>
          </draw:text-box>
        </draw:frame>
        <presentation:notes draw:style-name="dp4">
          <draw:page-thumbnail draw:style-name="gr4" draw:layer="layout" svg:width="12.85cm" svg:height="9.659cm" svg:x="3.285cm" svg:y="1.931cm" draw:page-number="16" presentation:class="page"/>
          <draw:frame presentation:style-name="pr5" draw:text-style-name="P8" draw:layer="layout" svg:width="15.522cm" svg:height="11.313cm" svg:x="1.945cm" svg:y="12.233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Groups</text:p>
          </draw:text-box>
        </draw:frame>
        <draw:frame presentation:style-name="pr4" draw:text-style-name="P9" draw:layer="layout" svg:width="22.203cm" svg:height="12.447cm" svg:x="1.904cm" svg:y="3.81cm" presentation:class="outline" presentation:user-transformed="true">
          <draw:text-box>
            <text:list text:style-name="L2">
              <text:list-item>
                <text:p text:style-name="P6"><text:span text:style-name="T19">LB Group = a set of peer/destinations used for a specific load-balancing scenario.</text:span></text:p>
              </text:list-item>
            </text:list>
            <text:list text:style-name="L2">
              <text:list-item>
                <text:p text:style-name="P6"><text:span text:style-name="T19"/></text:p>
              </text:list-item>
            </text:list>
            <text:list text:style-name="L2">
              <text:list-item>
                <text:p text:style-name="P6"><text:span text:style-name="T19">Example: </text:span></text:p>
              </text:list-item>
            </text:list>
            <text:list text:style-name="L2">
              <text:list-item>
                <text:p text:style-name="P10"><text:span text:style-name="T19">a mixed scenario with inbound and outbound LB</text:span></text:p>
              </text:list-item>
            </text:list>
            <text:list text:style-name="L2">
              <text:list-item>
                <text:p text:style-name="P10"><text:span text:style-name="T19">Group “0” may contain all the PBXs (inbound part)</text:span></text:p>
              </text:list-item>
            </text:list>
            <text:list text:style-name="L2">
              <text:list-item>
                <text:p text:style-name="P10"><text:span text:style-name="T19">Group “1” may contain all the GWs (outbound part)</text:span></text:p>
              </text:list-item>
            </text:list>
            <text:list text:style-name="L2">
              <text:list-item>
                <text:p text:style-name="P6"><text:span text:style-name="T19"/></text:p>
              </text:list-item>
            </text:list>
            <text:list text:style-name="L2">
              <text:list-item>
                <text:p text:style-name="P6"><text:span text:style-name="T19"/></text:p>
              </text:list-item>
            </text:list>
          </draw:text-box>
        </draw:frame>
        <draw:frame presentation:style-name="pr4" draw:text-style-name="P9" draw:layer="layout" svg:width="22.203cm" svg:height="12.447cm" svg:x="2.617cm" svg:y="5.064cm" presentation:class="outline" presentation:user-transformed="true">
          <draw:text-box>
            <text:list text:style-name="L2">
              <text:list-item>
                <text:p text:style-name="P6"><text:span text:style-name="T19"/></text:p>
              </text:list-item>
            </text:list>
            <text:list text:style-name="L2">
              <text:list-item>
                <text:p text:style-name="P6"><text:span text:style-name="T19"/></text:p>
              </text:list-item>
            </text:list>
            <text:list text:style-name="L2">
              <text:list-item>
                <text:p text:style-name="P6"><text:span text:style-name="T19"/></text:p>
              </text:list-item>
            </text:list>
          </draw:text-box>
        </draw:frame>
        <draw:frame presentation:style-name="pr4" draw:text-style-name="P9" draw:layer="layout" svg:width="22.203cm" svg:height="12.447cm" svg:x="2.418cm" svg:y="4.922cm" presentation:class="outline" presentation:user-transformed="true">
          <draw:text-box>
            <text:list text:style-name="L2">
              <text:list-item>
                <text:p text:style-name="P6"><text:span text:style-name="T19"/></text:p>
              </text:list-item>
            </text:list>
            <text:list text:style-name="L2">
              <text:list-item>
                <text:p text:style-name="P6"><text:span text:style-name="T19"/></text:p>
              </text:list-item>
            </text:list>
            <text:list text:style-name="L2">
              <text:list-item>
                <text:p text:style-name="P6"><text:span text:style-name="T19"/></text:p>
              </text:list-item>
            </text:list>
          </draw:text-box>
        </draw:frame>
        <draw:frame presentation:style-name="pr4" draw:text-style-name="P9" draw:layer="layout" svg:width="22.203cm" svg:height="12.447cm" svg:x="2.39cm" svg:y="4.95cm" presentation:class="outline" presentation:user-transformed="true">
          <draw:text-box>
            <text:list text:style-name="L2">
              <text:list-item>
                <text:p text:style-name="P6"><text:span text:style-name="T19"/></text:p>
              </text:list-item>
            </text:list>
            <text:list text:style-name="L2">
              <text:list-item>
                <text:p text:style-name="P6"><text:span text:style-name="T19"/></text:p>
              </text:list-item>
            </text:list>
            <text:list text:style-name="L2">
              <text:list-item>
                <text:p text:style-name="P6"><text:span text:style-name="T19"/></text:p>
              </text:list-item>
            </text:list>
          </draw:text-box>
        </draw:frame>
        <presentation:notes draw:style-name="dp4">
          <draw:page-thumbnail draw:style-name="gr4" draw:layer="layout" svg:width="12.85cm" svg:height="9.659cm" svg:x="3.285cm" svg:y="1.931cm" draw:page-number="17" presentation:class="page"/>
          <draw:frame presentation:style-name="pr5" draw:text-style-name="P8" draw:layer="layout" svg:width="15.522cm" svg:height="11.313cm" svg:x="1.945cm" svg:y="12.233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Peer definition</text:p>
          </draw:text-box>
        </draw:frame>
        <draw:frame presentation:style-name="pr4" draw:text-style-name="P9" draw:layer="layout" svg:width="22.203cm" svg:height="13.439cm" svg:x="1.904cm" svg:y="3.81cm" presentation:class="outline" presentation:user-transformed="true">
          <draw:text-box>
            <text:list text:style-name="L2">
              <text:list-item>
                <text:p text:style-name="P6"/>
              </text:list-item>
            </text:list>
            <text:list text:style-name="L2">
              <text:list-item>
                <text:p text:style-name="P6">Definition of each peer/destination contains:</text:p>
              </text:list-item>
            </text:list>
            <text:list text:style-name="L2">
              <text:list-item>
                <text:p text:style-name="P10">the set of offered resources</text:p>
              </text:list-item>
            </text:list>
            <text:list text:style-name="L2">
              <text:list-item>
                <text:p text:style-name="P10">for each resource, the capacity / maximum load</text:p>
              </text:list-item>
            </text:list>
            <text:list text:style-name="L2">
              <text:list-item>
                <text:p text:style-name="P10">group it belongs to </text:p>
              </text:list-item>
            </text:list>
            <text:list text:style-name="L2">
              <text:list-item>
                <text:p text:style-name="P10">the address (as SIP URI)</text:p>
              </text:list-item>
            </text:list>
            <text:list text:style-name="L2">
              <text:list-item>
                <text:p text:style-name="P6"/>
              </text:list-item>
            </text:list>
            <text:list text:style-name="L2">
              <text:list-item>
                <text:p text:style-name="P6"/>
              </text:list-item>
            </text:list>
            <text:list text:style-name="L2">
              <text:list-item>
                <text:p text:style-name="P6">The capacity of a peer is defined as the number of concurrent calls the peer call handler (per resource).</text:p>
              </text:list-item>
            </text:list>
            <text:list text:style-name="L2">
              <text:list-item>
                <text:p text:style-name="P6"><text:span text:style-name="T19"/></text:p>
              </text:list-item>
            </text:list>
            <text:list text:style-name="L2">
              <text:list-item>
                <text:p text:style-name="P6"><text:span text:style-name="T19"/></text:p>
              </text:list-item>
            </text:list>
          </draw:text-box>
        </draw:frame>
        <presentation:notes draw:style-name="dp4">
          <draw:page-thumbnail draw:style-name="gr4" draw:layer="layout" svg:width="12.85cm" svg:height="9.659cm" svg:x="3.285cm" svg:y="1.931cm" draw:page-number="18" presentation:class="page"/>
          <draw:frame presentation:style-name="pr5" draw:text-style-name="P8" draw:layer="layout" svg:width="15.522cm" svg:height="11.313cm" svg:x="1.945cm" svg:y="12.233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Peer definition - example</text:p>
          </draw:text-box>
        </draw:frame>
        <draw:frame presentation:style-name="pr4" draw:text-style-name="P9" draw:layer="layout" svg:width="22.203cm" svg:height="12.447cm" svg:x="2.077cm" svg:y="3.724cm" presentation:class="outline" presentation:user-transformed="true">
          <draw:text-box>
            <text:list text:style-name="L2">
              <text:list-item>
                <text:p text:style-name="P6"><text:span text:style-name="T19">Set of 4 peers:</text:span></text:p>
              </text:list-item>
            </text:list>
            <text:list text:style-name="L4">
              <text:list-item>
                <text:p text:style-name="P10"><text:span text:style-name="T21"><text:s/></text:span><text:span text:style-name="T21">30 channels for transcoding, 32 for PSTN GW</text:span></text:p>
              </text:list-item>
            </text:list>
            <text:list text:style-name="L4" text:continue-numbering="true">
              <text:list-item>
                <text:p text:style-name="P10"><text:span text:style-name="T21"><text:s/></text:span><text:span text:style-name="T21">100 voicemail channels and 10 for transcoding</text:span></text:p>
              </text:list-item>
            </text:list>
            <text:list text:style-name="L4" text:continue-numbering="true">
              <text:list-item>
                <text:p text:style-name="P10"><text:span text:style-name="T21"><text:s/></text:span><text:span text:style-name="T21">50 voicemail channels and 300 for conferencing</text:span></text:p>
              </text:list-item>
            </text:list>
            <text:list text:style-name="L4" text:continue-numbering="true">
              <text:list-item>
                <text:p text:style-name="P10"><text:span text:style-name="T21"><text:s/></text:span><text:span text:style-name="T21">10 voicemail, 10 conference, 10 transcoding and 32 PSTN GW</text:span></text:p>
              </text:list-item>
            </text:list>
            <text:list text:style-name="L2">
              <text:list-item>
                <text:p text:style-name="P6"><text:span text:style-name="T19"/></text:p>
              </text:list-item>
            </text:list>
          </draw:text-box>
        </draw:frame>
        <draw:frame draw:style-name="gr46" draw:layer="layout" svg:width="20.461cm" svg:height="5.257cm" svg:x="2.033cm" svg:y="10.394cm">
          <draw:object xlink:href="./Object 12" xlink:type="simple" xlink:show="embed" xlink:actuate="onLoad"/>
          <draw:image xlink:href="./ObjectReplacements/Object 12" xlink:type="simple" xlink:show="embed" xlink:actuate="onLoad"/>
        </draw:frame>
        <presentation:notes draw:style-name="dp4">
          <draw:page-thumbnail draw:style-name="gr4" draw:layer="layout" svg:width="12.85cm" svg:height="9.659cm" svg:x="3.285cm" svg:y="1.931cm" draw:page-number="19" presentation:class="page"/>
          <draw:frame presentation:style-name="pr5" draw:text-style-name="P8" draw:layer="layout" svg:width="15.522cm" svg:height="11.313cm" svg:x="1.945cm" svg:y="12.233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Invoking LB</text:p>
          </draw:text-box>
        </draw:frame>
        <draw:frame presentation:style-name="pr4" draw:text-style-name="P9" draw:layer="layout" svg:width="22.203cm" svg:height="12.447cm" svg:x="1.904cm" svg:y="3.81cm" presentation:class="outline" presentation:user-transformed="true">
          <draw:text-box>
            <text:list text:style-name="L2">
              <text:list-item>
                <text:p text:style-name="P6">To invoke the Load Balancing logic, you need:</text:p>
              </text:list-item>
            </text:list>
            <text:list text:style-name="L2">
              <text:list-item>
                <text:p text:style-name="P10">the LB group</text:p>
              </text:list-item>
            </text:list>
            <text:list text:style-name="L2">
              <text:list-item>
                <text:p text:style-name="P10">the required resources </text:p>
              </text:list-item>
            </text:list>
            <text:list text:style-name="L2">
              <text:list-item>
                <text:p text:style-name="P6"/>
              </text:list-item>
            </text:list>
            <text:list text:style-name="L2">
              <text:list-item>
                <text:p text:style-name="P6">These are detected in the OpenSIPS routing script, based on whatever information is appropriated.</text:p>
              </text:list-item>
            </text:list>
            <text:list text:style-name="L2">
              <text:list-item>
                <text:p text:style-name="P6"/>
              </text:list-item>
            </text:list>
            <text:list text:style-name="L2">
              <text:list-item>
                <text:p text:style-name="P6">Example:</text:p>
              </text:list-item>
            </text:list>
            <text:list text:style-name="L2">
              <text:list-item>
                <text:p text:style-name="P10">looking at RURI, if PSTN, VM or conference</text:p>
              </text:list-item>
            </text:list>
            <text:list text:style-name="L2">
              <text:list-item>
                <text:p text:style-name="P10"><text:span text:style-name="T19">looking at codecs from SDP, if transcoding is needed</text:span></text:p>
              </text:list-item>
            </text:list>
          </draw:text-box>
        </draw:frame>
        <presentation:notes draw:style-name="dp4">
          <draw:page-thumbnail draw:style-name="gr4" draw:layer="layout" svg:width="12.85cm" svg:height="9.659cm" svg:x="3.285cm" svg:y="1.931cm" draw:page-number="20" presentation:class="page"/>
          <draw:frame presentation:style-name="pr5" draw:text-style-name="P8" draw:layer="layout" svg:width="15.522cm" svg:height="11.313cm" svg:x="1.945cm" svg:y="12.233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ext:s/>Load Balancing logic</text:p>
          </draw:text-box>
        </draw:frame>
        <draw:frame presentation:style-name="pr4" draw:text-style-name="P27" draw:layer="layout" svg:width="22.203cm" svg:height="12.447cm" svg:x="1.904cm" svg:y="3.81cm" presentation:class="outline" presentation:user-transformed="true">
          <draw:text-box>
            <text:list text:style-name="L2">
              <text:list-item>
                <text:p text:style-name="P26">Get the set of peers that belong to required group</text:p>
              </text:list-item>
            </text:list>
            <text:list text:style-name="L2">
              <text:list-item>
                <text:p text:style-name="P26">Select from the set only the peers able to provide the required resources</text:p>
              </text:list-item>
            </text:list>
            <text:list text:style-name="L2">
              <text:list-item>
                <text:p text:style-name="P26">For the selected peers, LB will evaluate the current load for each required resource</text:p>
              </text:list-item>
            </text:list>
            <text:list text:style-name="L2">
              <text:list-item>
                <text:p text:style-name="P26">The winning peer is the one with the biggest value for the minimum available load per resource.</text:p>
              </text:list-item>
            </text:list>
          </draw:text-box>
        </draw:frame>
        <presentation:notes draw:style-name="dp4">
          <draw:page-thumbnail draw:style-name="gr4" draw:layer="layout" svg:width="12.85cm" svg:height="9.659cm" svg:x="3.285cm" svg:y="1.931cm" draw:page-number="21" presentation:class="page"/>
          <draw:frame presentation:style-name="pr5" draw:text-style-name="P8" draw:layer="layout" svg:width="15.522cm" svg:height="11.313cm" svg:x="1.945cm" svg:y="12.233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ext:s/>LB logic – example I</text:p>
          </draw:text-box>
        </draw:frame>
        <draw:frame presentation:style-name="pr4" draw:text-style-name="P28" draw:layer="layout" svg:width="22.203cm" svg:height="12.447cm" svg:x="1.904cm" svg:y="3.81cm" presentation:class="outline" presentation:user-transformed="true">
          <draw:text-box>
            <text:list text:style-name="L5">
              <text:list-item>
                <text:p text:style-name="P6"><text:span text:style-name="T19">Set of 4 peers:</text:span></text:p>
              </text:list-item>
            </text:list>
            <text:list text:style-name="L6">
              <text:list-item>
                <text:p text:style-name="P10"><text:span text:style-name="T21"><text:s/></text:span><text:span text:style-name="T21">30 channels for transcoding, 32 for PSTN GW</text:span></text:p>
              </text:list-item>
            </text:list>
            <text:list text:style-name="L6" text:continue-numbering="true">
              <text:list-item>
                <text:p text:style-name="P10"><text:span text:style-name="T21"><text:s/></text:span><text:span text:style-name="T21">100 voicemail channels and 10 for transcoding</text:span></text:p>
              </text:list-item>
            </text:list>
            <text:list text:style-name="L6" text:continue-numbering="true">
              <text:list-item>
                <text:p text:style-name="P10"><text:span text:style-name="T21"><text:s/></text:span><text:span text:style-name="T21">50 voicemail channels and 300 for conferencing</text:span></text:p>
              </text:list-item>
            </text:list>
            <text:list text:style-name="L6" text:continue-numbering="true">
              <text:list-item>
                <text:p text:style-name="P10"><text:span text:style-name="T21"><text:s/></text:span><text:span text:style-name="T21">10 voicemail, 10 conference, 10 transcoding and 32 PSTN GW</text:span></text:p>
              </text:list-item>
            </text:list>
            <text:list text:style-name="L6" text:continue-numbering="true">
              <text:list-item>
                <text:p text:style-name="P6"><text:span text:style-name="T21"/></text:p>
              </text:list-item>
            </text:list>
            <text:list text:style-name="L6" text:continue-numbering="true">
              <text:list-item>
                <text:p text:style-name="P6"><text:span text:style-name="T21">when calling load_balance("1","transc;pstn") <text:s/></text:span><text:span text:style-name="T22">→</text:span></text:p>
              </text:list-item>
            </text:list>
            <text:list text:style-name="L6" text:continue-numbering="true">
              <text:list-item>
                <text:p text:style-name="P6"><text:span text:style-name="T22"/></text:p>
              </text:list-item>
            </text:list>
            <text:list text:style-name="L6" text:continue-numbering="true">
              <text:list-item>
                <text:p text:style-name="P6"><text:span text:style-name="T23">Step 1:</text:span></text:p>
              </text:list-item>
            </text:list>
            <text:list text:style-name="L6" text:continue-numbering="true">
              <text:list-item>
                <text:p text:style-name="P6"><text:span text:style-name="T24">only boxes (1) and (4) will be selected at as they offer both transcoding and pstn (required resource)</text:span></text:p>
              </text:list-item>
            </text:list>
            <text:list text:style-name="L5">
              <text:list-item>
                <text:p text:style-name="P6"><text:span text:style-name="T19"/></text:p>
              </text:list-item>
            </text:list>
          </draw:text-box>
        </draw:frame>
        <presentation:notes draw:style-name="dp4">
          <draw:page-thumbnail draw:style-name="gr4" draw:layer="layout" svg:width="12.85cm" svg:height="9.659cm" svg:x="3.285cm" svg:y="1.931cm" draw:page-number="22" presentation:class="page"/>
          <draw:frame presentation:style-name="pr5" draw:text-style-name="P8" draw:layer="layout" svg:width="15.522cm" svg:height="11.313cm" svg:x="1.945cm" svg:y="12.233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ext:s/>LB logic – example II</text:p>
          </draw:text-box>
        </draw:frame>
        <draw:frame presentation:style-name="pr4" draw:text-style-name="P28" draw:layer="layout" svg:width="22.203cm" svg:height="12.447cm" svg:x="1.904cm" svg:y="3.81cm" presentation:class="outline" presentation:user-transformed="true">
          <draw:text-box>
            <text:list text:style-name="L5">
              <text:list-item>
                <text:p text:style-name="P6"><text:span text:style-name="T22"/></text:p>
              </text:list-item>
            </text:list>
            <text:list text:style-name="L5">
              <text:list-item>
                <text:p text:style-name="P6"><text:span text:style-name="T19"/></text:p>
              </text:list-item>
            </text:list>
          </draw:text-box>
        </draw:frame>
        <draw:frame presentation:style-name="pr4" draw:text-style-name="P28" draw:layer="layout" svg:width="22.203cm" svg:height="12.447cm" svg:x="2.418cm" svg:y="4.381cm" presentation:class="outline" presentation:user-transformed="true">
          <draw:text-box>
            <text:list text:style-name="L5">
              <text:list-item>
                <text:p text:style-name="P6"><text:span text:style-name="T22"/></text:p>
              </text:list-item>
            </text:list>
            <text:list text:style-name="L5">
              <text:list-item>
                <text:p text:style-name="P6"><text:span text:style-name="T19"/></text:p>
              </text:list-item>
            </text:list>
          </draw:text-box>
        </draw:frame>
        <draw:frame draw:style-name="gr47" draw:text-style-name="P5" draw:layer="layout" svg:width="22.814cm" svg:height="13.347cm" svg:x="1.994cm" svg:y="3.66cm">
          <draw:text-box>
            <text:list text:style-name="L7">
              <text:list-item>
                <text:list>
                  <text:list-item>
                    <text:p text:style-name="P16"><text:span text:style-name="T25">Step 2:</text:span><text:span text:style-name="T26"> </text:span><text:span text:style-name="T27">Evaluating the load </text:span></text:p>
                  </text:list-item>
                </text:list>
              </text:list-item>
            </text:list>
            <text:list text:style-name="L3">
              <text:list-item>
                <text:p text:style-name="P16"><text:span text:style-name="T15"><text:s text:c="4"/></text:span><text:span text:style-name="T15">(1) transcoding - 10 channels used; PSTN - 18 used </text:span></text:p>
              </text:list-item>
            </text:list>
            <text:list text:style-name="L3">
              <text:list-item>
                <text:p text:style-name="P16"><text:span text:style-name="T15"><text:s text:c="4"/></text:span><text:span text:style-name="T15">(4) transcoding - 9 channels used; PSTN - 16 used </text:span></text:p>
              </text:list-item>
            </text:list>
            <text:list text:style-name="L3">
              <text:list-item>
                <text:p text:style-name="P16"><text:span text:style-name="T15"/></text:p>
              </text:list-item>
            </text:list>
            <text:list text:style-name="L3">
              <text:list-item>
                <text:p text:style-name="P16"><text:span text:style-name="T15"><text:s text:c="2"/></text:span><text:span text:style-name="T27"><text:s/></text:span><text:span text:style-name="T27">evaluating available load (capacity-load) :</text:span></text:p>
              </text:list-item>
            </text:list>
            <text:list text:style-name="L3">
              <text:list-item>
                <text:p text:style-name="P16"><text:span text:style-name="T15"><text:s text:c="4"/></text:span><text:span text:style-name="T15">(1) transcoding - 20 channels free; PSTN - 14 free </text:span></text:p>
              </text:list-item>
            </text:list>
            <text:list text:style-name="L3">
              <text:list-item>
                <text:p text:style-name="P16"><text:span text:style-name="T15"><text:s text:c="4"/></text:span><text:span text:style-name="T15">(4) transcoding - 1 channels free; PSTN - 16 free</text:span><text:span text:style-name="T28"> </text:span></text:p>
              </text:list-item>
            </text:list>
            <text:list text:style-name="L3">
              <text:list-item>
                <text:p text:style-name="P16"><text:span text:style-name="T29"/></text:p>
              </text:list-item>
            </text:list>
            <text:list text:style-name="L7">
              <text:list-item>
                <text:p text:style-name="P16"><text:span text:style-name="T25">Step 3:</text:span><text:span text:style-name="T30"> </text:span><text:span text:style-name="T27">Evaluating the minimum available load</text:span></text:p>
              </text:list-item>
            </text:list>
            <text:list text:style-name="L3">
              <text:list-item>
                <text:p text:style-name="P16"><text:span text:style-name="T15"><text:s text:c="4"/></text:span><text:span text:style-name="T15">(1) <text:s/>14 <text:s/>- for PSTN</text:span></text:p>
              </text:list-item>
            </text:list>
            <text:list text:style-name="L3">
              <text:list-item>
                <text:p text:style-name="P16"><text:span text:style-name="T15"><text:s text:c="4"/></text:span><text:span text:style-name="T15">(4) <text:s/>1 – for transcoding</text:span></text:p>
              </text:list-item>
            </text:list>
            <text:list text:style-name="L3">
              <text:list-item>
                <text:p text:style-name="P16"><text:span text:style-name="T15"/></text:p>
              </text:list-item>
            </text:list>
            <text:list text:style-name="L3">
              <text:list-item>
                <text:p text:style-name="P16"><text:span text:style-name="T25">Step 4:</text:span><text:span text:style-name="T27"> Select (1) as it has the biggest minimum available load</text:span></text:p>
              </text:list-item>
            </text:list>
            <text:list text:style-name="L3">
              <text:list-item>
                <text:p text:style-name="P16"/>
              </text:list-item>
            </text:list>
            <text:list text:style-name="L3">
              <text:list-item>
                <text:p text:style-name="P5"/>
              </text:list-item>
            </text:list>
          </draw:text-box>
        </draw:frame>
        <presentation:notes draw:style-name="dp4">
          <office:forms form:automatic-focus="false" form:apply-design-mode="false"/>
          <draw:page-thumbnail draw:style-name="gr4" draw:layer="layout" svg:width="12.85cm" svg:height="9.659cm" svg:x="3.285cm" svg:y="1.931cm" draw:page-number="23" presentation:class="page"/>
          <draw:frame presentation:style-name="pr5" draw:text-style-name="P8" draw:layer="layout" svg:width="15.522cm" svg:height="11.313cm" svg:x="1.945cm" svg:y="12.233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ext:s/>LB logic – example III</text:p>
          </draw:text-box>
        </draw:frame>
        <draw:frame presentation:style-name="pr4" draw:text-style-name="P28" draw:layer="layout" svg:width="22.203cm" svg:height="12.447cm" svg:x="1.904cm" svg:y="3.81cm" presentation:class="outline" presentation:user-transformed="true">
          <draw:text-box>
            <text:list text:style-name="L5">
              <text:list-item>
                <text:p text:style-name="P6"><text:span text:style-name="T22"/></text:p>
              </text:list-item>
            </text:list>
            <text:list text:style-name="L5">
              <text:list-item>
                <text:p text:style-name="P6"><text:span text:style-name="T19"/></text:p>
              </text:list-item>
            </text:list>
          </draw:text-box>
        </draw:frame>
        <draw:frame presentation:style-name="pr4" draw:text-style-name="P28" draw:layer="layout" svg:width="22.203cm" svg:height="12.447cm" svg:x="2.418cm" svg:y="4.381cm" presentation:class="outline" presentation:user-transformed="true">
          <draw:text-box>
            <text:list text:style-name="L5">
              <text:list-item>
                <text:p text:style-name="P6"><text:span text:style-name="T22"/></text:p>
              </text:list-item>
            </text:list>
            <text:list text:style-name="L5">
              <text:list-item>
                <text:p text:style-name="P6"><text:span text:style-name="T19"/></text:p>
              </text:list-item>
            </text:list>
          </draw:text-box>
        </draw:frame>
        <draw:custom-shape draw:style-name="gr48" draw:text-style-name="P29" draw:layer="layout" svg:width="3.713cm" svg:height="11.698cm" svg:x="3.25cm" svg:y="4.688cm">
          <text:p text:style-name="P5"/>
          <draw:enhanced-geometry svg:viewBox="0 0 21600 21600" draw:type="rectangle" draw:enhanced-path="M 0 0 L 21600 0 21600 21600 0 21600 0 0 Z N"/>
        </draw:custom-shape>
        <draw:custom-shape draw:style-name="gr48" draw:text-style-name="P29" draw:layer="layout" svg:width="3.713cm" svg:height="12.348cm" svg:x="6.965cm" svg:y="4.038cm">
          <text:p text:style-name="P5"/>
          <draw:enhanced-geometry svg:viewBox="0 0 21600 21600" draw:type="rectangle" draw:enhanced-path="M 0 0 L 21600 0 21600 21600 0 21600 0 0 Z N"/>
        </draw:custom-shape>
        <draw:frame draw:style-name="gr19" draw:text-style-name="P30" draw:layer="layout" svg:width="3.457cm" svg:height="1.11cm" svg:x="6.964cm" svg:y="16.2cm">
          <draw:text-box>
            <text:p text:style-name="P5"><text:span text:style-name="T31">32 PSTN</text:span></text:p>
          </draw:text-box>
        </draw:frame>
        <draw:frame draw:style-name="gr19" draw:text-style-name="P30" draw:layer="layout" svg:width="3.199cm" svg:height="1.11cm" svg:x="3.675cm" svg:y="16.2cm">
          <draw:text-box>
            <text:p text:style-name="P5"><text:span text:style-name="T31">30 trans</text:span></text:p>
          </draw:text-box>
        </draw:frame>
        <draw:custom-shape draw:style-name="gr49" draw:text-style-name="P29" draw:layer="layout" svg:width="3.713cm" svg:height="3.993cm" svg:x="3.251cm" svg:y="12.393cm">
          <text:p text:style-name="P5"/>
          <draw:enhanced-geometry svg:viewBox="0 0 21600 21600" draw:type="rectangle" draw:enhanced-path="M 0 0 L 21600 0 21600 21600 0 21600 0 0 Z N"/>
        </draw:custom-shape>
        <draw:frame draw:style-name="gr50" draw:text-style-name="P31" draw:layer="layout" svg:width="2.983cm" svg:height="1.11cm" svg:x="3.537cm" svg:y="13.925cm">
          <draw:text-box>
            <text:p text:style-name="P5"><text:span text:style-name="T32">10 used</text:span></text:p>
          </draw:text-box>
        </draw:frame>
        <draw:frame draw:style-name="gr50" draw:text-style-name="P32" draw:layer="layout" svg:width="2.763cm" svg:height="1.11cm" svg:x="3.724cm" svg:y="8.262cm">
          <draw:text-box>
            <text:p text:style-name="P5"><text:span text:style-name="T33">20 free</text:span></text:p>
          </draw:text-box>
        </draw:frame>
        <draw:custom-shape draw:style-name="gr49" draw:text-style-name="P29" draw:layer="layout" svg:width="3.713cm" svg:height="7.613cm" svg:x="6.966cm" svg:y="8.773cm">
          <text:p text:style-name="P5"/>
          <draw:enhanced-geometry svg:viewBox="0 0 21600 21600" draw:type="rectangle" draw:enhanced-path="M 0 0 L 21600 0 21600 21600 0 21600 0 0 Z N"/>
        </draw:custom-shape>
        <draw:frame draw:style-name="gr50" draw:text-style-name="P31" draw:layer="layout" svg:width="2.983cm" svg:height="1.11cm" svg:x="7.238cm" svg:y="12.725cm">
          <draw:text-box>
            <text:p text:style-name="P5"><text:span text:style-name="T32">18 used</text:span></text:p>
          </draw:text-box>
        </draw:frame>
        <draw:frame draw:style-name="gr50" draw:text-style-name="P33" draw:layer="layout" svg:width="2.974cm" svg:height="1.187cm" svg:x="7.425cm" svg:y="6.262cm">
          <draw:text-box>
            <text:p text:style-name="P5"><text:span text:style-name="T34">14 free</text:span></text:p>
          </draw:text-box>
        </draw:frame>
        <draw:custom-shape draw:style-name="gr48" draw:text-style-name="P29" draw:layer="layout" svg:width="3.713cm" svg:height="3.993cm" svg:x="14.251cm" svg:y="12.393cm">
          <text:p text:style-name="P5"/>
          <draw:enhanced-geometry svg:viewBox="0 0 21600 21600" draw:mirror-horizontal="false" draw:mirror-vertical="false" draw:type="rectangle" draw:enhanced-path="M 0 0 L 21600 0 21600 21600 0 21600 0 0 Z N"/>
        </draw:custom-shape>
        <draw:custom-shape draw:style-name="gr48" draw:text-style-name="P29" draw:layer="layout" svg:width="3.713cm" svg:height="12.348cm" svg:x="17.966cm" svg:y="4.038cm">
          <text:p text:style-name="P5"/>
          <draw:enhanced-geometry svg:viewBox="0 0 21600 21600" draw:type="rectangle" draw:enhanced-path="M 0 0 L 21600 0 21600 21600 0 21600 0 0 Z N"/>
        </draw:custom-shape>
        <draw:frame draw:style-name="gr19" draw:text-style-name="P30" draw:layer="layout" svg:width="3.457cm" svg:height="1.11cm" svg:x="17.965cm" svg:y="16.2cm">
          <draw:text-box>
            <text:p text:style-name="P5"><text:span text:style-name="T31">32 PSTN</text:span></text:p>
          </draw:text-box>
        </draw:frame>
        <draw:frame draw:style-name="gr19" draw:text-style-name="P30" draw:layer="layout" svg:width="3.199cm" svg:height="1.11cm" svg:x="14.676cm" svg:y="16.2cm">
          <draw:text-box>
            <text:p text:style-name="P5"><text:span text:style-name="T31">10 trans</text:span></text:p>
          </draw:text-box>
        </draw:frame>
        <draw:custom-shape draw:style-name="gr49" draw:text-style-name="P29" draw:layer="layout" svg:width="3.713cm" svg:height="3.297cm" svg:x="14.252cm" svg:y="13.089cm">
          <text:p text:style-name="P5"/>
          <draw:enhanced-geometry svg:viewBox="0 0 21600 21600" draw:type="rectangle" draw:enhanced-path="M 0 0 L 21600 0 21600 21600 0 21600 0 0 Z N"/>
        </draw:custom-shape>
        <draw:frame draw:style-name="gr50" draw:text-style-name="P31" draw:layer="layout" svg:width="2.593cm" svg:height="1.11cm" svg:x="14.538cm" svg:y="13.925cm">
          <draw:text-box>
            <text:p text:style-name="P5"><text:span text:style-name="T32">9 used</text:span></text:p>
          </draw:text-box>
        </draw:frame>
        <draw:frame draw:style-name="gr50" draw:text-style-name="P33" draw:layer="layout" svg:width="2.551cm" svg:height="1.187cm" svg:x="14.725cm" svg:y="12.162cm">
          <draw:text-box>
            <text:p text:style-name="P5"><text:span text:style-name="T34">1 free</text:span></text:p>
          </draw:text-box>
        </draw:frame>
        <draw:custom-shape draw:style-name="gr49" draw:text-style-name="P29" draw:layer="layout" svg:width="3.713cm" svg:height="6.407cm" svg:x="17.967cm" svg:y="9.979cm">
          <text:p text:style-name="P5"/>
          <draw:enhanced-geometry svg:viewBox="0 0 21600 21600" draw:type="rectangle" draw:enhanced-path="M 0 0 L 21600 0 21600 21600 0 21600 0 0 Z N"/>
        </draw:custom-shape>
        <draw:frame draw:style-name="gr50" draw:text-style-name="P31" draw:layer="layout" svg:width="2.983cm" svg:height="1.11cm" svg:x="18.239cm" svg:y="12.725cm">
          <draw:text-box>
            <text:p text:style-name="P5"><text:span text:style-name="T32">16 used</text:span></text:p>
          </draw:text-box>
        </draw:frame>
        <draw:frame draw:style-name="gr50" draw:text-style-name="P32" draw:layer="layout" svg:width="2.763cm" svg:height="1.11cm" svg:x="18.426cm" svg:y="6.262cm">
          <draw:text-box>
            <text:p text:style-name="P5"><text:span text:style-name="T33">16 free</text:span></text:p>
          </draw:text-box>
        </draw:frame>
        <presentation:notes draw:style-name="dp4">
          <draw:page-thumbnail draw:style-name="gr4" draw:layer="layout" svg:width="12.85cm" svg:height="9.659cm" svg:x="3.285cm" svg:y="1.931cm" draw:page-number="24" presentation:class="page"/>
          <draw:frame presentation:style-name="pr5" draw:text-style-name="P8" draw:layer="layout" svg:width="15.522cm" svg:height="11.313cm" svg:x="1.945cm" svg:y="12.233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ext:s/>LB algorithms</text:p>
          </draw:text-box>
        </draw:frame>
        <draw:frame presentation:style-name="pr4" draw:text-style-name="P28" draw:layer="layout" svg:width="22.203cm" svg:height="12.447cm" svg:x="1.904cm" svg:y="3.81cm" presentation:class="outline" presentation:user-transformed="true">
          <draw:text-box>
            <text:list text:style-name="L5">
              <text:list-item>
                <text:p text:style-name="P6"><text:span text:style-name="T22"/></text:p>
              </text:list-item>
            </text:list>
            <text:list text:style-name="L5">
              <text:list-item>
                <text:p text:style-name="P6"><text:span text:style-name="T19"/></text:p>
              </text:list-item>
            </text:list>
          </draw:text-box>
        </draw:frame>
        <draw:frame presentation:style-name="pr4" draw:text-style-name="P28" draw:layer="layout" svg:width="22.203cm" svg:height="12.447cm" svg:x="2.418cm" svg:y="4.381cm" presentation:class="outline" presentation:user-transformed="true">
          <draw:text-box>
            <text:list text:style-name="L5">
              <text:list-item>
                <text:p text:style-name="P6"><text:span text:style-name="T22"/></text:p>
              </text:list-item>
            </text:list>
            <text:list text:style-name="L5">
              <text:list-item>
                <text:p text:style-name="P6"><text:span text:style-name="T19"/></text:p>
              </text:list-item>
            </text:list>
          </draw:text-box>
        </draw:frame>
        <draw:frame draw:style-name="gr51" draw:text-style-name="P20" draw:layer="layout" svg:width="22.814cm" svg:height="13.267cm" svg:x="1.994cm" svg:y="3.66cm">
          <draw:text-box>
            <text:list text:style-name="L7">
              <text:list-item>
                <text:list>
                  <text:list-item>
                    <text:p text:style-name="P20"><text:span text:style-name="T35">Algorithms used for computing the available load:</text:span></text:p>
                  </text:list-item>
                </text:list>
              </text:list-item>
            </text:list>
            <text:list text:style-name="L8">
              <text:list-item>
                <text:list>
                  <text:list-item>
                    <text:p text:style-name="P26"><text:span text:style-name="T35">Absolute value - the effective available load (maximum_load - current_load) is used in computing the load of each pear/resource.</text:span></text:p>
                  </text:list-item>
                </text:list>
              </text:list-item>
            </text:list>
            <text:list text:style-name="L8">
              <text:list-item>
                <text:list>
                  <text:list-item>
                    <text:p text:style-name="P26"><text:span text:style-name="T35">Relative value - the relative available load (how <text:s/>many percentages are free) is used in computing the load of each pear/resource.</text:span></text:p>
                  </text:list-item>
                </text:list>
              </text:list-item>
            </text:list>
            <text:list text:style-name="L7">
              <text:list-item>
                <text:list>
                  <text:list-item>
                    <text:p text:style-name="P20"><text:span text:style-name="T35"/></text:p>
                  </text:list-item>
                </text:list>
              </text:list-item>
            </text:list>
            <text:list text:style-name="L3">
              <text:list-item>
                <text:p text:style-name="P20"/>
              </text:list-item>
            </text:list>
            <text:list text:style-name="L3">
              <text:list-item>
                <text:p text:style-name="P34"/>
              </text:list-item>
            </text:list>
          </draw:text-box>
        </draw:frame>
        <presentation:notes draw:style-name="dp4">
          <office:forms form:automatic-focus="false" form:apply-design-mode="false"/>
          <draw:page-thumbnail draw:style-name="gr4" draw:layer="layout" svg:width="12.85cm" svg:height="9.659cm" svg:x="3.285cm" svg:y="1.931cm" draw:page-number="25" presentation:class="page"/>
          <draw:frame presentation:style-name="pr5" draw:text-style-name="P8" draw:layer="layout" svg:width="15.522cm" svg:height="11.313cm" svg:x="1.945cm" svg:y="12.233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draw:style-name="gr5" draw:text-style-name="P11" draw:layer="layout" svg:width="11.807cm" svg:height="1.813cm" svg:x="7.42cm" svg:y="8.508cm">
          <draw:text-box>
            <text:p text:style-name="P35"><text:span text:style-name="T11">LB management</text:span></text:p>
          </draw:text-box>
        </draw:frame>
        <presentation:notes draw:style-name="dp4">
          <office:forms form:automatic-focus="false" form:apply-design-mode="false"/>
          <draw:page-thumbnail draw:style-name="gr4" draw:layer="layout" svg:width="12.85cm" svg:height="9.659cm" svg:x="3.285cm" svg:y="1.931cm" draw:page-number="26" presentation:class="page"/>
          <draw:frame presentation:style-name="pr5" draw:text-style-name="P8" draw:layer="layout" svg:width="15.522cm" svg:height="11.313cm" svg:x="1.945cm" svg:y="12.233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text-style-name="P28" draw:layer="layout" svg:width="22.203cm" svg:height="12.447cm" svg:x="1.904cm" svg:y="3.81cm" presentation:class="outline" presentation:user-transformed="true">
          <draw:text-box>
            <text:list text:style-name="L2">
              <text:list-item>
                <text:p text:style-name="P36">LB module can keep track of the failed peers:</text:p>
              </text:list-item>
            </text:list>
            <text:list text:style-name="L2">
              <text:list-item>
                <text:p text:style-name="P36"/>
              </text:list-item>
            </text:list>
            <text:list text:style-name="L9">
              <text:list-item>
                <text:p text:style-name="P10"><text:span text:style-name="T36">if peer failed (timeout, 5xx reply), you can mark it as failed, so it will not be used anymore</text:span></text:p>
              </text:list-item>
            </text:list>
            <text:list text:style-name="L9">
              <text:list-item>
                <text:p text:style-name="P6"><text:span text:style-name="T36"/></text:p>
              </text:list-item>
            </text:list>
            <text:list text:style-name="L9">
              <text:list-item>
                <text:p text:style-name="P10"><text:span text:style-name="T36">after detecting a failed peer, you can resume the LB process (for the current call) over the remaining peers</text:span></text:p>
              </text:list-item>
            </text:list>
          </draw:text-box>
        </draw:frame>
        <draw:frame presentation:style-name="pr6" draw:text-style-name="P5" draw:layer="layout" svg:width="19.663cm" svg:height="2.538cm" svg:x="5.079cm" svg:y="0.635cm" presentation:class="title">
          <draw:text-box>
            <text:p text:style-name="P5">LB Failover</text:p>
          </draw:text-box>
        </draw:frame>
        <presentation:notes draw:style-name="dp4">
          <office:forms form:automatic-focus="false" form:apply-design-mode="false"/>
          <draw:page-thumbnail draw:style-name="gr4" draw:layer="layout" svg:width="12.85cm" svg:height="9.659cm" svg:x="3.285cm" svg:y="1.931cm" draw:page-number="27" presentation:class="page"/>
          <draw:frame presentation:style-name="pr5" draw:text-style-name="P8" draw:layer="layout" svg:width="15.522cm" svg:height="11.313cm" svg:x="1.945cm" svg:y="12.233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text-style-name="P28" draw:layer="layout" svg:width="22.203cm" svg:height="12.447cm" svg:x="1.904cm" svg:y="3.81cm" presentation:class="outline" presentation:user-transformed="true">
          <draw:text-box>
            <text:list text:style-name="L2">
              <text:list-item>
                <text:p text:style-name="P36">LB module can probe/ping the peers:</text:p>
              </text:list-item>
            </text:list>
            <text:list text:style-name="L2">
              <text:list-item>
                <text:p text:style-name="P36"/>
              </text:list-item>
            </text:list>
            <text:list text:style-name="L9">
              <text:list-item>
                <text:p text:style-name="P10"><text:span text:style-name="T36">probing can automatically re-enable failed peers when they they are back online</text:span></text:p>
              </text:list-item>
            </text:list>
            <text:list text:style-name="L9">
              <text:list-item>
                <text:p text:style-name="P6"><text:span text:style-name="T36"/></text:p>
              </text:list-item>
            </text:list>
            <text:list text:style-name="L9">
              <text:list-item>
                <text:p text:style-name="P10"><text:span text:style-name="T36">probing can detect failed peers in advance (and not at routing time) and disable them.</text:span></text:p>
              </text:list-item>
            </text:list>
          </draw:text-box>
        </draw:frame>
        <draw:frame presentation:style-name="pr6" draw:text-style-name="P5" draw:layer="layout" svg:width="19.663cm" svg:height="2.538cm" svg:x="5.079cm" svg:y="0.635cm" presentation:class="title">
          <draw:text-box>
            <text:p text:style-name="P5">LB Probing</text:p>
          </draw:text-box>
        </draw:frame>
        <presentation:notes draw:style-name="dp4">
          <office:forms form:automatic-focus="false" form:apply-design-mode="false"/>
          <draw:page-thumbnail draw:style-name="gr4" draw:layer="layout" svg:width="12.85cm" svg:height="9.659cm" svg:x="3.285cm" svg:y="1.931cm" draw:page-number="28" presentation:class="page"/>
          <draw:frame presentation:style-name="pr5" draw:text-style-name="P8" draw:layer="layout" svg:width="15.522cm" svg:height="11.313cm" svg:x="1.945cm" svg:y="12.233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ext:s/>Runtime changes</text:p>
          </draw:text-box>
        </draw:frame>
        <draw:frame presentation:style-name="pr4" draw:text-style-name="P28" draw:layer="layout" svg:width="22.203cm" svg:height="14.003cm" svg:x="1.904cm" svg:y="3.81cm" presentation:class="outline" presentation:user-transformed="true">
          <draw:text-box>
            <text:list text:style-name="L2">
              <text:list-item>
                <text:p text:style-name="P36">LB module provides external commands (MI) for:</text:p>
              </text:list-item>
            </text:list>
            <text:list text:style-name="L2">
              <text:list-item>
                <text:p text:style-name="P36"/>
              </text:list-item>
            </text:list>
            <text:list text:style-name="L9">
              <text:list-item>
                <text:p text:style-name="P10">reloading the whole LB data at runtime without affecting the LB process. </text:p>
              </text:list-item>
            </text:list>
            <text:list text:style-name="L9">
              <text:list-item>
                <text:p text:style-name="P6">This allows addition/removal of peers, changes in resources.</text:p>
              </text:list-item>
            </text:list>
            <text:list text:style-name="L9">
              <text:list-item>
                <text:p text:style-name="P6"/>
              </text:list-item>
            </text:list>
            <text:list text:style-name="L9">
              <text:list-item>
                <text:p text:style-name="P10">to allow resizing the capacity of resource of a peer without requiring a reload of the whole data. </text:p>
              </text:list-item>
            </text:list>
            <text:list text:style-name="L8">
              <text:list-item>
                <text:p text:style-name="P36">This “resizing” allows LB engine to receive feedback from the peer about their status.</text:p>
              </text:list-item>
            </text:list>
            <text:list text:style-name="L2">
              <text:list-item>
                <text:p text:style-name="P36"/>
              </text:list-item>
            </text:list>
          </draw:text-box>
        </draw:frame>
        <presentation:notes draw:style-name="dp4">
          <office:forms form:automatic-focus="false" form:apply-design-mode="false"/>
          <draw:page-thumbnail draw:style-name="gr4" draw:layer="layout" svg:width="12.85cm" svg:height="9.659cm" svg:x="3.285cm" svg:y="1.931cm" draw:page-number="29" presentation:class="page"/>
          <draw:frame presentation:style-name="pr5" draw:text-style-name="P8" draw:layer="layout" svg:width="15.522cm" svg:height="11.313cm" svg:x="1.945cm" svg:y="12.233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ext:s/>Runtime resize - Ex</text:p>
          </draw:text-box>
        </draw:frame>
        <draw:frame presentation:style-name="pr4" draw:text-style-name="P28" draw:layer="layout" svg:width="22.203cm" svg:height="12.447cm" svg:x="1.904cm" svg:y="3.81cm" presentation:class="outline" presentation:user-transformed="true">
          <draw:text-box>
            <text:list text:style-name="L2">
              <text:list-item>
                <text:p text:style-name="P36"><text:span text:style-name="T37">Example 1:</text:span></text:p>
              </text:list-item>
            </text:list>
            <text:list text:style-name="L2">
              <text:list-item>
                <text:p text:style-name="P36">a GW resource may increased or decreased by an admin following the addition or removal of cards from the GW box. </text:p>
              </text:list-item>
            </text:list>
            <text:list text:style-name="L5">
              <text:list-item>
                <text:p text:style-name="P36"><text:span text:style-name="T37">Example 2:</text:span></text:p>
              </text:list-item>
            </text:list>
            <text:list text:style-name="L5">
              <text:list-item>
                <text:p text:style-name="P36">a monitoring tool running on a peer may trigger the resize (or even disable) of a resource following the detection of a failure on the peer box.</text:p>
              </text:list-item>
            </text:list>
            <text:list text:style-name="L2">
              <text:list-item>
                <text:p text:style-name="P36"/>
              </text:list-item>
            </text:list>
          </draw:text-box>
        </draw:frame>
        <presentation:notes draw:style-name="dp4">
          <office:forms form:automatic-focus="false" form:apply-design-mode="false"/>
          <draw:page-thumbnail draw:style-name="gr4" draw:layer="layout" svg:width="12.85cm" svg:height="9.659cm" svg:x="3.285cm" svg:y="1.931cm" draw:page-number="30" presentation:class="page"/>
          <draw:frame presentation:style-name="pr5" draw:text-style-name="P8" draw:layer="layout" svg:width="15.522cm" svg:height="11.313cm" svg:x="1.945cm" svg:y="12.233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3" draw:text-style-name="P5" draw:layer="layout" svg:width="19.663cm" svg:height="2.287cm" svg:x="5.079cm" svg:y="0.76cm" presentation:class="title">
          <draw:text-box>
            <text:p text:style-name="P5"><text:s/>Web management</text:p>
          </draw:text-box>
        </draw:frame>
        <draw:frame presentation:style-name="pr4" draw:text-style-name="P28" draw:layer="layout" svg:width="22.203cm" svg:height="12.447cm" svg:x="1.904cm" svg:y="3.81cm" presentation:class="outline" presentation:user-transformed="true">
          <draw:text-box>
            <text:list text:style-name="L2">
              <text:list-item>
                <text:p text:style-name="P36"><text:span text:style-name="T37">OpenSIPS Control Panel</text:span><text:span text:style-name="T38"> – Load Balancing tool</text:span></text:p>
              </text:list-item>
            </text:list>
            <text:list text:style-name="L2">
              <text:list-item>
                <text:p text:style-name="P36"><text:span text:style-name="T39"/></text:p>
              </text:list-item>
            </text:list>
            <text:list text:style-name="L9">
              <text:list-item>
                <text:p text:style-name="P10"><text:span text:style-name="T36">inspect the status of the peers </text:span></text:p>
              </text:list-item>
            </text:list>
            <text:list text:style-name="L9">
              <text:list-item>
                <text:p text:style-name="P10"><text:span text:style-name="T36">enable/disable peers</text:span></text:p>
              </text:list-item>
            </text:list>
            <text:list text:style-name="L9">
              <text:list-item>
                <text:p text:style-name="P10"><text:span text:style-name="T36">apply runtime changes on the peers</text:span></text:p>
              </text:list-item>
            </text:list>
          </draw:text-box>
        </draw:frame>
        <presentation:notes draw:style-name="dp4">
          <office:forms form:automatic-focus="false" form:apply-design-mode="false"/>
          <draw:page-thumbnail draw:style-name="gr4" draw:layer="layout" svg:width="12.85cm" svg:height="9.659cm" svg:x="3.285cm" svg:y="1.931cm" draw:page-number="31" presentation:class="page"/>
          <draw:frame presentation:style-name="pr5" draw:text-style-name="P8" draw:layer="layout" svg:width="15.522cm" svg:height="11.313cm" svg:x="1.945cm" svg:y="12.233cm" presentation:class="notes" presentation:placeholder="true">
            <draw:text-box/>
          </draw:frame>
        </presentation:notes>
      </draw:page>
      <draw:page draw:name="page32" draw:style-name="dp5" draw:master-page-name="Default" presentation:presentation-page-layout-name="AL2T1">
        <office:forms form:automatic-focus="false" form:apply-design-mode="false"/>
        <draw:frame presentation:style-name="pr7" draw:text-style-name="P39" draw:layer="layout" svg:width="22.216cm" svg:height="12.701cm" svg:x="1.905cm" svg:y="3.81cm" presentation:class="outline" presentation:user-transformed="true">
          <draw:text-box>
            <text:list text:style-name="L10">
              <text:list-item>
                <text:p text:style-name="P37"><text:span text:style-name="T40"/></text:p>
              </text:list-item>
            </text:list>
            <text:list text:style-name="L10">
              <text:list-item>
                <text:p text:style-name="P37"><text:span text:style-name="T40"/></text:p>
              </text:list-item>
            </text:list>
            <text:list text:style-name="L10">
              <text:list-item>
                <text:p text:style-name="P37"><text:span text:style-name="T40"/></text:p>
              </text:list-item>
            </text:list>
            <text:list text:style-name="L10">
              <text:list-item>
                <text:p text:style-name="P37"><text:span text:style-name="T40"/></text:p>
              </text:list-item>
            </text:list>
            <text:list text:style-name="L10">
              <text:list-item>
                <text:p text:style-name="P38"><text:span text:style-name="T40">Thank you for your attention</text:span></text:p>
              </text:list-item>
            </text:list>
            <text:list text:style-name="L10">
              <text:list-item>
                <text:p text:style-name="P38"><text:span text:style-name="T40">You can find out more at www.opensips.org</text:span></text:p>
              </text:list-item>
            </text:list>
            <text:list text:style-name="L10">
              <text:list-item>
                <text:p text:style-name="P38"><text:span text:style-name="T40"/></text:p>
              </text:list-item>
            </text:list>
            <text:list text:style-name="L10">
              <text:list-item>
                <text:p text:style-name="P38"><text:span text:style-name="T40">Questions are welcome</text:span></text:p>
              </text:list-item>
            </text:list>
            <text:list text:style-name="L10">
              <text:list-item>
                <text:p text:style-name="P38"><text:span text:style-name="T40"/></text:p>
              </text:list-item>
            </text:list>
            <text:list text:style-name="L10">
              <text:list-item>
                <text:p text:style-name="P38"><text:span text:style-name="T40"><text:a xlink:href="mailto:bogdan.iancu@voice-system.ro">bogdan.iancu@voice-system.ro</text:a></text:span></text:p>
              </text:list-item>
            </text:list>
            <text:list text:style-name="L10">
              <text:list-item>
                <text:p text:style-name="P38"><text:span text:style-name="T40"><text:a xlink:href="mailto:bogdan@opensips.org">bogdan@opensips.org</text:a></text:span></text:p>
              </text:list-item>
            </text:list>
          </draw:text-box>
        </draw:frame>
        <presentation:notes draw:style-name="dp4">
          <draw:custom-shape draw:style-name="gr3" draw:text-style-name="P3" draw:layer="layout" svg:width="12.863cm" svg:height="9.662cm" svg:x="3.285cm" svg:y="1.931cm">
            <text:p text:style-name="P5"/>
            <draw:enhanced-geometry svg:viewBox="0 0 21600 21600" draw:type="mso-spt202" draw:enhanced-path="M 0 0 L 21600 0 21600 21600 0 21600 0 0 Z N"/>
          </draw:custom-shape>
          <draw:frame presentation:style-name="pr2" draw:text-style-name="P5" draw:layer="layout" svg:width="15.522cm" svg:height="11.564cm" svg:x="1.945cm" svg:y="12.23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59%" fo:text-align="end"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Arial" style:font-pitch="variable" fo:font-size="28pt" fo:font-style="normal" fo:text-shadow="none" style:text-underline-style="none" fo:font-weight="bold" style:font-family-asian="'Bitstream Vera Sans'" style:font-pitch-asian="variable" style:font-size-asian="28pt" style:font-style-asian="normal" style:font-weight-asian="normal" style:font-family-complex="'Bitstream Vera Sans'" style:font-pitch-complex="variable" style:font-size-complex="28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d20000" fo:font-size="120%"/>
          </text:list-level-style-bullet>
          <text:list-level-style-bullet text:level="2" text:bullet-char="•">
            <style:list-level-properties text:space-before="1.27cm"/>
            <style:text-properties fo:font-family="'Times New Roman'" style:font-family-generic="roman" style:font-pitch="variable" fo:color="#808080" fo:font-size="105%"/>
          </text:list-level-style-bullet>
          <text:list-level-style-bullet text:level="3" text:bullet-char="•">
            <style:list-level-properties text:space-before="2.354cm"/>
            <style:text-properties fo:font-family="Arial" style:font-family-generic="swiss" style:font-pitch="variable" fo:color="#808080" fo:font-size="110%"/>
          </text:list-level-style-bullet>
          <text:list-level-style-bullet text:level="4" text:bullet-char="•">
            <style:list-level-properties text:space-before="3.307cm"/>
            <style:text-properties fo:font-family="'Times New Roman'" style:font-family-generic="roman" style:font-pitch="variable" fo:color="#808080" fo:font-size="100%"/>
          </text:list-level-style-bullet>
          <text:list-level-style-bullet text:level="5" text:bullet-char="•">
            <style:list-level-properties text:space-before="4.259cm"/>
            <style:text-properties fo:font-family="'Times New Roman'" style:font-family-generic="roman" style:font-pitch="variable" fo:color="#808080" fo:font-size="100%"/>
          </text:list-level-style-bullet>
          <text:list-level-style-bullet text:level="6" text:bullet-char="•">
            <style:list-level-properties text:space-before="4.259cm"/>
            <style:text-properties fo:font-family="'Times New Roman'" style:font-family-generic="roman" style:font-pitch="variable" fo:color="#808080" fo:font-size="100%"/>
          </text:list-level-style-bullet>
          <text:list-level-style-bullet text:level="7" text:bullet-char="•">
            <style:list-level-properties text:space-before="4.259cm"/>
            <style:text-properties fo:font-family="'Times New Roman'" style:font-family-generic="roman" style:font-pitch="variable" fo:color="#808080" fo:font-size="100%"/>
          </text:list-level-style-bullet>
          <text:list-level-style-bullet text:level="8" text:bullet-char="•">
            <style:list-level-properties text:space-before="4.259cm"/>
            <style:text-properties fo:font-family="'Times New Roman'" style:font-family-generic="roman" style:font-pitch="variable" fo:color="#808080" fo:font-size="100%"/>
          </text:list-level-style-bullet>
          <text:list-level-style-bullet text:level="9" text:bullet-char="•">
            <style:list-level-properties text:space-before="4.259cm"/>
            <style:text-properties fo:font-family="'Times New Roman'" style:font-family-generic="roman" style:font-pitch="variable" fo:color="#808080" fo:font-size="100%"/>
          </text:list-level-style-bullet>
        </text:list-style>
      </style:graphic-properties>
      <style:paragraph-properties fo:margin-left="0cm" fo:margin-right="0cm" fo:margin-top="0.141cm" fo:margin-bottom="0cm" fo:line-height="66%"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20000" style:text-outline="false" style:text-line-through-style="none" style:text-position="0% 100%" fo:font-family="Arial" style:font-pitch="variable" fo:font-size="16pt" fo:font-style="normal" fo:text-shadow="none" style:text-underline-style="none" fo:font-weight="bold" style:font-family-asian="'Bitstream Vera Sans'" style:font-pitch-asian="variable" style:font-size-asian="16pt" style:font-style-asian="normal" style:font-weight-asian="normal" style:font-family-complex="'Bitstream Vera Sans'" style:font-pitch-complex="variable" style:font-size-complex="16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Bitstream Vera Sans'" style:font-pitch-asian="variable" style:font-size-asian="24pt" style:font-family-complex="'Bitstream Vera Sans'" style:font-pitch-complex="variable" style:font-size-complex="24pt"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26cm"/>
            <style:text-properties fo:font-family="'Times New Roman'" style:font-family-generic="roman" style:font-pitch="variable" fo:color="#d20000" fo:font-size="120%"/>
          </text:list-level-style-bullet>
          <text:list-level-style-bullet text:level="2" text:bullet-char="•">
            <style:list-level-properties text:space-before="1.27cm" text:min-label-width="0.767cm"/>
            <style:text-properties fo:font-family="'Times New Roman'" style:font-family-generic="roman" style:font-pitch="variable" fo:color="#0000ff" fo:font-size="105%"/>
          </text:list-level-style-bullet>
          <text:list-level-style-bullet text:level="3" text:bullet-char="•">
            <style:list-level-properties text:space-before="2.354cm" text:min-label-width="0.635cm"/>
            <style:text-properties fo:font-family="Arial" style:font-family-generic="swiss" style:font-pitch="variable" fo:color="#808080" fo:font-size="110%"/>
          </text:list-level-style-bullet>
          <text:list-level-style-bullet text:level="4" text:bullet-char="•">
            <style:list-level-properties text:space-before="3.307cm" text:min-label-width="0.635cm"/>
            <style:text-properties fo:font-family="'Times New Roman'" style:font-family-generic="roman" style:font-pitch="variable" fo:color="#808080" fo:font-size="100%"/>
          </text:list-level-style-bullet>
          <text:list-level-style-bullet text:level="5" text:bullet-char="•">
            <style:list-level-properties text:space-before="4.259cm" text:min-label-width="0.635cm"/>
            <style:text-properties fo:font-family="'Times New Roman'" style:font-family-generic="roman" style:font-pitch="variable" fo:color="#808080" fo:font-size="100%"/>
          </text:list-level-style-bullet>
          <text:list-level-style-bullet text:level="6" text:bullet-char="•">
            <style:list-level-properties text:space-before="4.259cm" text:min-label-width="0.635cm"/>
            <style:text-properties fo:font-family="'Times New Roman'" style:font-family-generic="roman" style:font-pitch="variable" fo:color="#808080" fo:font-size="100%"/>
          </text:list-level-style-bullet>
          <text:list-level-style-bullet text:level="7" text:bullet-char="•">
            <style:list-level-properties text:space-before="4.259cm" text:min-label-width="0.635cm"/>
            <style:text-properties fo:font-family="'Times New Roman'" style:font-family-generic="roman" style:font-pitch="variable" fo:color="#808080" fo:font-size="100%"/>
          </text:list-level-style-bullet>
          <text:list-level-style-bullet text:level="8" text:bullet-char="•">
            <style:list-level-properties text:space-before="4.259cm" text:min-label-width="0.635cm"/>
            <style:text-properties fo:font-family="'Times New Roman'" style:font-family-generic="roman"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26cm" fo:margin-right="0cm" fo:margin-top="0.211cm" fo:margin-bottom="0cm" fo:line-height="66%" fo:text-align="start" text:enable-numbering="true" fo:text-indent="0cm" style:punctuation-wrap="simple" style:line-break="normal">
        <style:tab-stops>
          <style:tab-stop style:position="0.343cm"/>
          <style:tab-stop style:position="1.613cm"/>
          <style:tab-stop style:position="2.883cm"/>
          <style:tab-stop style:position="4.153cm"/>
          <style:tab-stop style:position="5.423cm"/>
          <style:tab-stop style:position="6.693cm"/>
          <style:tab-stop style:position="7.963cm"/>
          <style:tab-stop style:position="9.233cm"/>
          <style:tab-stop style:position="10.503cm"/>
          <style:tab-stop style:position="11.773cm"/>
          <style:tab-stop style:position="13.043cm"/>
          <style:tab-stop style:position="14.313cm"/>
          <style:tab-stop style:position="15.583cm"/>
          <style:tab-stop style:position="16.853cm"/>
          <style:tab-stop style:position="18.123cm"/>
          <style:tab-stop style:position="19.393cm"/>
          <style:tab-stop style:position="20.663cm"/>
          <style:tab-stop style:position="21.933cm"/>
          <style:tab-stop style:position="23.203cm"/>
          <style:tab-stop style:position="24.473cm"/>
        </style:tab-stops>
      </style:paragraph-properties>
      <style:text-properties fo:color="#333333" style:text-outline="false" style:text-line-through-style="none" style:text-position="0% 100%" fo:font-family="Arial" style:font-pitch="variable" fo:font-size="24pt" fo:font-style="normal" fo:text-shadow="none" style:text-underline-style="none" fo:font-weight="bold"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37cm" fo:margin-right="0cm" fo:margin-top="0.158cm" fo:margin-bottom="0cm" fo:line-height="66%" fo:text-align="start" text:enable-numbering="true" fo:text-indent="0cm" style:punctuation-wrap="simple" style:line-break="normal">
        <style:tab-stops>
          <style:tab-stop style:position="0.502cm"/>
          <style:tab-stop style:position="1.772cm"/>
          <style:tab-stop style:position="3.042cm"/>
          <style:tab-stop style:position="4.312cm"/>
          <style:tab-stop style:position="5.582cm"/>
          <style:tab-stop style:position="6.852cm"/>
          <style:tab-stop style:position="8.122cm"/>
          <style:tab-stop style:position="9.392cm"/>
          <style:tab-stop style:position="10.662cm"/>
          <style:tab-stop style:position="11.932cm"/>
          <style:tab-stop style:position="13.202cm"/>
          <style:tab-stop style:position="14.472cm"/>
          <style:tab-stop style:position="15.742cm"/>
          <style:tab-stop style:position="17.012cm"/>
          <style:tab-stop style:position="18.282cm"/>
          <style:tab-stop style:position="19.552cm"/>
          <style:tab-stop style:position="20.822cm"/>
          <style:tab-stop style:position="22.092cm"/>
          <style:tab-stop style:position="23.362cm"/>
          <style:tab-stop style:position="24.632cm"/>
        </style:tab-stops>
      </style:paragraph-properties>
      <style:text-properties fo:color="#333333" style:text-line-through-style="none" style:text-position="0% 100%" fo:font-family="Arial" style:font-pitch="variable" fo:font-size="18pt" fo:font-style="normal" fo:text-shadow="none" style:text-underline-style="none" fo:font-weight="bold" style:font-family-asian="'Bitstream Vera Sans'" style:font-pitch-asian="variable" style:font-size-asian="18pt" style:font-family-complex="'Bitstream Vera Sans'" style:font-pitch-complex="variable" style:font-size-complex="18pt" style:font-relief="none"/>
    </style:style>
    <style:style style:name="Default-outline3" style:family="presentation" style:parent-style-name="Default-outline2">
      <style:paragraph-properties fo:margin-left="2.989cm" fo:margin-right="0cm" fo:margin-top="0.158cm" fo:margin-bottom="0cm" fo:line-height="66%"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333333" style:text-line-through-style="none" style:text-position="0% 100%" fo:font-family="Arial" style:font-pitch="variable" fo:font-size="18pt" fo:font-style="normal" fo:text-shadow="none" style:text-underline-style="none" fo:font-weight="bold" style:font-family-asian="'Bitstream Vera Sans'" style:font-pitch-asian="variable" style:font-size-asian="18pt" style:font-family-complex="'Bitstream Vera Sans'" style:font-pitch-complex="variable" style:font-size-complex="18pt" style:font-relief="none"/>
    </style:style>
    <style:style style:name="Default-outline4" style:family="presentation" style:parent-style-name="Default-outline3">
      <style:paragraph-properties fo:margin-left="3.942cm" fo:margin-right="0cm" fo:margin-top="0.158cm" fo:margin-bottom="0cm" fo:line-height="66%" fo:text-align="start" text:enable-numbering="true" fo:text-indent="0cm" style:punctuation-wrap="simple" style:line-break="normal">
        <style:tab-stops>
          <style:tab-stop style:position="1.137cm"/>
          <style:tab-stop style:position="2.407cm"/>
          <style:tab-stop style:position="3.677cm"/>
          <style:tab-stop style:position="4.947cm"/>
          <style:tab-stop style:position="6.217cm"/>
          <style:tab-stop style:position="7.487cm"/>
          <style:tab-stop style:position="8.757cm"/>
          <style:tab-stop style:position="10.027cm"/>
          <style:tab-stop style:position="11.297cm"/>
          <style:tab-stop style:position="12.567cm"/>
          <style:tab-stop style:position="13.837cm"/>
          <style:tab-stop style:position="15.107cm"/>
          <style:tab-stop style:position="16.377cm"/>
          <style:tab-stop style:position="17.647cm"/>
          <style:tab-stop style:position="18.917cm"/>
          <style:tab-stop style:position="20.187cm"/>
          <style:tab-stop style:position="21.457cm"/>
          <style:tab-stop style:position="22.727cm"/>
          <style:tab-stop style:position="23.997cm"/>
          <style:tab-stop style:position="25.267cm"/>
        </style:tab-stops>
      </style:paragraph-properties>
      <style:text-properties fo:color="#333333" style:text-line-through-style="none" style:text-position="0% 100%" fo:font-family="Arial" style:font-pitch="variable" fo:font-size="18pt" fo:font-style="normal" fo:text-shadow="none" style:text-underline-style="none" fo:font-weight="bold" style:font-family-asian="'Bitstream Vera Sans'" style:font-pitch-asian="variable" style:font-size-asian="18pt" style:font-family-complex="'Bitstream Vera Sans'" style:font-pitch-complex="variable" style:font-size-complex="18pt" style:font-relief="none"/>
    </style:style>
    <style:style style:name="Default-outline5" style:family="presentation" style:parent-style-name="Default-outline4">
      <style:paragraph-properties fo:margin-left="4.894cm" fo:margin-right="0cm" fo:margin-top="0.158cm" fo:margin-bottom="0cm" fo:line-height="66%" fo:text-align="start" text:enable-numbering="true" fo:text-indent="0cm" style:punctuation-wrap="simple" style:line-break="normal">
        <style:tab-stops>
          <style:tab-stop style:position="0.185cm"/>
          <style:tab-stop style:position="1.455cm"/>
          <style:tab-stop style:position="2.725cm"/>
          <style:tab-stop style:position="3.995cm"/>
          <style:tab-stop style:position="5.265cm"/>
          <style:tab-stop style:position="6.535cm"/>
          <style:tab-stop style:position="7.805cm"/>
          <style:tab-stop style:position="9.075cm"/>
          <style:tab-stop style:position="10.345cm"/>
          <style:tab-stop style:position="11.615cm"/>
          <style:tab-stop style:position="12.885cm"/>
          <style:tab-stop style:position="14.155cm"/>
          <style:tab-stop style:position="15.425cm"/>
          <style:tab-stop style:position="16.695cm"/>
          <style:tab-stop style:position="17.965cm"/>
          <style:tab-stop style:position="19.235cm"/>
          <style:tab-stop style:position="20.505cm"/>
          <style:tab-stop style:position="21.775cm"/>
          <style:tab-stop style:position="23.045cm"/>
          <style:tab-stop style:position="24.315cm"/>
        </style:tab-stops>
      </style:paragraph-properties>
      <style:text-properties fo:color="#333333" style:text-line-through-style="none" style:text-position="0% 100%" fo:font-family="Arial" style:font-pitch="variable" fo:font-size="18pt" fo:font-style="normal" fo:text-shadow="none" style:text-underline-style="none" fo:font-weight="bold" style:font-family-asian="'Bitstream Vera Sans'" style:font-pitch-asian="variable" style:font-size-asian="18pt" style:font-family-complex="'Bitstream Vera Sans'" style:font-pitch-complex="variable" style:font-size-complex="18pt" style:font-relief="none"/>
    </style:style>
    <style:style style:name="Default-outline6" style:family="presentation" style:parent-style-name="Default-outline5">
      <style:paragraph-properties fo:margin-left="4.894cm" fo:margin-right="0cm" fo:margin-top="0.158cm" fo:margin-bottom="0cm" fo:line-height="66%" fo:text-align="start" text:enable-numbering="true" fo:text-indent="0cm" style:punctuation-wrap="simple" style:line-break="normal">
        <style:tab-stops>
          <style:tab-stop style:position="0.185cm"/>
          <style:tab-stop style:position="1.455cm"/>
          <style:tab-stop style:position="2.725cm"/>
          <style:tab-stop style:position="3.995cm"/>
          <style:tab-stop style:position="5.265cm"/>
          <style:tab-stop style:position="6.535cm"/>
          <style:tab-stop style:position="7.805cm"/>
          <style:tab-stop style:position="9.075cm"/>
          <style:tab-stop style:position="10.345cm"/>
          <style:tab-stop style:position="11.615cm"/>
          <style:tab-stop style:position="12.885cm"/>
          <style:tab-stop style:position="14.155cm"/>
          <style:tab-stop style:position="15.425cm"/>
          <style:tab-stop style:position="16.695cm"/>
          <style:tab-stop style:position="17.965cm"/>
          <style:tab-stop style:position="19.235cm"/>
          <style:tab-stop style:position="20.505cm"/>
          <style:tab-stop style:position="21.775cm"/>
          <style:tab-stop style:position="23.045cm"/>
          <style:tab-stop style:position="24.315cm"/>
        </style:tab-stops>
      </style:paragraph-properties>
      <style:text-properties fo:color="#333333" style:text-line-through-style="none" style:text-position="0% 100%" fo:font-family="Arial" style:font-pitch="variable" fo:font-size="18pt" fo:font-style="normal" fo:text-shadow="none" style:text-underline-style="none" fo:font-weight="bold" style:font-family-asian="'Bitstream Vera Sans'" style:font-pitch-asian="variable" style:font-size-asian="18pt" style:font-family-complex="'Bitstream Vera Sans'" style:font-pitch-complex="variable" style:font-size-complex="18pt" style:font-relief="none"/>
    </style:style>
    <style:style style:name="Default-outline7" style:family="presentation" style:parent-style-name="Default-outline6">
      <style:paragraph-properties fo:margin-left="4.894cm" fo:margin-right="0cm" fo:margin-top="0.158cm" fo:margin-bottom="0cm" fo:line-height="66%" fo:text-align="start" text:enable-numbering="true" fo:text-indent="0cm" style:punctuation-wrap="simple" style:line-break="normal">
        <style:tab-stops>
          <style:tab-stop style:position="0.185cm"/>
          <style:tab-stop style:position="1.455cm"/>
          <style:tab-stop style:position="2.725cm"/>
          <style:tab-stop style:position="3.995cm"/>
          <style:tab-stop style:position="5.265cm"/>
          <style:tab-stop style:position="6.535cm"/>
          <style:tab-stop style:position="7.805cm"/>
          <style:tab-stop style:position="9.075cm"/>
          <style:tab-stop style:position="10.345cm"/>
          <style:tab-stop style:position="11.615cm"/>
          <style:tab-stop style:position="12.885cm"/>
          <style:tab-stop style:position="14.155cm"/>
          <style:tab-stop style:position="15.425cm"/>
          <style:tab-stop style:position="16.695cm"/>
          <style:tab-stop style:position="17.965cm"/>
          <style:tab-stop style:position="19.235cm"/>
          <style:tab-stop style:position="20.505cm"/>
          <style:tab-stop style:position="21.775cm"/>
          <style:tab-stop style:position="23.045cm"/>
          <style:tab-stop style:position="24.315cm"/>
        </style:tab-stops>
      </style:paragraph-properties>
      <style:text-properties fo:color="#333333" style:text-line-through-style="none" style:text-position="0% 100%" fo:font-family="Arial" style:font-pitch="variable" fo:font-size="18pt" fo:font-style="normal" fo:text-shadow="none" style:text-underline-style="none" fo:font-weight="bold" style:font-family-asian="'Bitstream Vera Sans'" style:font-pitch-asian="variable" style:font-size-asian="18pt" style:font-family-complex="'Bitstream Vera Sans'" style:font-pitch-complex="variable" style:font-size-complex="18pt" style:font-relief="none"/>
    </style:style>
    <style:style style:name="Default-outline8" style:family="presentation" style:parent-style-name="Default-outline7">
      <style:paragraph-properties fo:margin-left="4.894cm" fo:margin-right="0cm" fo:margin-top="0.158cm" fo:margin-bottom="0cm" fo:line-height="66%" fo:text-align="start" text:enable-numbering="true" fo:text-indent="0cm" style:punctuation-wrap="simple" style:line-break="normal">
        <style:tab-stops>
          <style:tab-stop style:position="0.185cm"/>
          <style:tab-stop style:position="1.455cm"/>
          <style:tab-stop style:position="2.725cm"/>
          <style:tab-stop style:position="3.995cm"/>
          <style:tab-stop style:position="5.265cm"/>
          <style:tab-stop style:position="6.535cm"/>
          <style:tab-stop style:position="7.805cm"/>
          <style:tab-stop style:position="9.075cm"/>
          <style:tab-stop style:position="10.345cm"/>
          <style:tab-stop style:position="11.615cm"/>
          <style:tab-stop style:position="12.885cm"/>
          <style:tab-stop style:position="14.155cm"/>
          <style:tab-stop style:position="15.425cm"/>
          <style:tab-stop style:position="16.695cm"/>
          <style:tab-stop style:position="17.965cm"/>
          <style:tab-stop style:position="19.235cm"/>
          <style:tab-stop style:position="20.505cm"/>
          <style:tab-stop style:position="21.775cm"/>
          <style:tab-stop style:position="23.045cm"/>
          <style:tab-stop style:position="24.315cm"/>
        </style:tab-stops>
      </style:paragraph-properties>
      <style:text-properties fo:color="#333333" style:text-line-through-style="none" style:text-position="0% 100%" fo:font-family="Arial" style:font-pitch="variable" fo:font-size="18pt" fo:font-style="normal" fo:text-shadow="none" style:text-underline-style="none" fo:font-weight="bold" style:font-family-asian="'Bitstream Vera Sans'" style:font-pitch-asian="variable" style:font-size-asian="18pt" style:font-family-complex="'Bitstream Vera Sans'" style:font-pitch-complex="variable" style:font-size-complex="18pt" style:font-relief="none"/>
    </style:style>
    <style:style style:name="Default-outline9" style:family="presentation" style:parent-style-name="Default-outline8">
      <style:paragraph-properties fo:margin-left="4.894cm" fo:margin-right="0cm" fo:margin-top="0.158cm" fo:margin-bottom="0cm" fo:line-height="66%" fo:text-align="start" text:enable-numbering="true" fo:text-indent="0cm" style:punctuation-wrap="simple" style:line-break="normal">
        <style:tab-stops>
          <style:tab-stop style:position="0.185cm"/>
          <style:tab-stop style:position="1.455cm"/>
          <style:tab-stop style:position="2.725cm"/>
          <style:tab-stop style:position="3.995cm"/>
          <style:tab-stop style:position="5.265cm"/>
          <style:tab-stop style:position="6.535cm"/>
          <style:tab-stop style:position="7.805cm"/>
          <style:tab-stop style:position="9.075cm"/>
          <style:tab-stop style:position="10.345cm"/>
          <style:tab-stop style:position="11.615cm"/>
          <style:tab-stop style:position="12.885cm"/>
          <style:tab-stop style:position="14.155cm"/>
          <style:tab-stop style:position="15.425cm"/>
          <style:tab-stop style:position="16.695cm"/>
          <style:tab-stop style:position="17.965cm"/>
          <style:tab-stop style:position="19.235cm"/>
          <style:tab-stop style:position="20.505cm"/>
          <style:tab-stop style:position="21.775cm"/>
          <style:tab-stop style:position="23.045cm"/>
          <style:tab-stop style:position="24.315cm"/>
        </style:tab-stops>
      </style:paragraph-properties>
      <style:text-properties fo:color="#333333" style:text-line-through-style="none" style:text-position="0% 100%" fo:font-family="Arial" style:font-pitch="variable" fo:font-size="18pt" fo:font-style="normal" fo:text-shadow="none" style:text-underline-style="none" fo:font-weight="bold" style:font-family-asian="'Bitstream Vera Sans'" style:font-pitch-asian="variable" style:font-size-asian="18pt" style:font-family-complex="'Bitstream Vera Sans'" style:font-pitch-complex="variable" style:font-size-complex="18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44cm" fo:page-height="25.75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87cm"/>
    </style:style>
    <style:style style:name="gr2" style:family="graphic" style:parent-style-name="standard">
      <style:graphic-properties draw:stroke="none" draw:fill="none" draw:fill-color="#ffffff" draw:textarea-vertical-align="bottom" draw:auto-grow-height="false" fo:min-height="1.287cm"/>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4" style:family="graphic" style:parent-style-name="standard">
      <style:graphic-properties draw:stroke="solid" svg:stroke-width="0.102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solid" svg:stroke-width="0.026cm" svg:stroke-color="#000000" draw:stroke-linejoin="round" draw:fill="solid" draw:fill-color="#008000"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title">
      <style:graphic-properties draw:fill-color="#ffffff" draw:auto-grow-height="false" fo:min-height="3.181cm"/>
    </style:style>
    <style:style style:name="pr2"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9cm" fo:min-width="0cm" fo:padding-top="0.129cm" fo:padding-bottom="0.129cm" fo:padding-left="0.257cm" fo:padding-right="0.257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63cm" fo:min-width="0cm" fo:padding-top="0.129cm" fo:padding-bottom="0.129cm" fo:padding-left="0.257cm" fo:padding-right="0.257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63cm" fo:min-width="0cm" fo:padding-top="0.129cm" fo:padding-bottom="0.129cm" fo:padding-left="0.257cm" fo:padding-right="0.257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cm" fo:margin-right="0cm" fo:line-height="100%" fo:text-align="center" text:enable-numbering="false" fo:text-indent="0cm" style:punctuation-wrap="simple" style:line-break="normal"/>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93%" text:enable-numbering="false" fo:text-indent="0cm" style:writing-mode="lr-tb"/>
    </style:style>
    <style:style style:name="P8" style:family="paragraph">
      <style:paragraph-properties fo:text-align="center"/>
    </style:style>
    <style:style style:name="P9" style:family="paragraph">
      <style:paragraph-properties fo:margin-left="0cm" fo:margin-right="0cm" fo:line-height="100%" text:enable-numbering="false" fo:text-indent="0cm" style:line-break="strict" style:writing-mode="lr-tb"/>
    </style:style>
    <style:style style:name="P10" style:family="paragraph">
      <style:paragraph-properties fo:margin-left="0cm" fo:margin-right="0cm" fo:line-height="100%" fo:text-align="end" text:enable-numbering="false" fo:text-indent="0cm" style:line-break="strict" style:writing-mode="lr-tb"/>
    </style:style>
    <style:style style:name="T1" style:family="text">
      <style:text-properties fo:font-size="14pt" style:font-size-asian="14pt" style:font-size-complex="14pt"/>
    </style:style>
    <style:style style:name="T2" style:family="text">
      <style:text-properties fo:color="#ffffff" fo:font-family="Arial" style:font-pitch="variable" fo:font-size="14pt" fo:language="en" fo:country="GB" style:font-size-asian="14pt" style:font-size-complex="14pt"/>
    </style:style>
    <style:style style:name="T3" style:family="text">
      <style:text-properties fo:font-size="14pt" fo:language="en" fo:country="GB" fo:font-style="italic" style:font-size-asian="14pt" style:font-size-complex="14pt"/>
    </style:style>
    <style:style style:name="T4" style:family="text">
      <style:text-properties fo:color="#004a4a" fo:font-size="14pt" fo:language="en" fo:country="GB" fo:font-weight="bold" style:font-size-asian="14pt" style:font-size-complex="14pt"/>
    </style:style>
    <style:style style:name="T5" style:family="text">
      <style:text-properties fo:font-size="14pt" fo:language="en" fo:country="GB" fo:font-weight="bold" style:font-size-asian="14pt" style:font-size-complex="14pt"/>
    </style:style>
    <style:style style:name="T6" style:family="text">
      <style:text-properties fo:font-size="14pt" fo:language="en" fo:country="GB" fo:font-style="italic" fo:font-weight="bold" style:font-size-asian="14pt" style:font-size-complex="14pt"/>
    </style:style>
    <style:style style:name="T7" style:family="text">
      <style:text-properties fo:color="#000000" fo:font-family="'Bitstream Vera Sans'" style:font-pitch="variable"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18cm" svg:height="4.635cm" svg:x="2.255cm" svg:y="3.604cm" draw:page-number="1"/>
      <draw:page-thumbnail draw:layer="backgroundobjects" svg:width="6.18cm" svg:height="4.635cm" svg:x="11.003cm" svg:y="3.604cm"/>
      <draw:page-thumbnail draw:layer="backgroundobjects" svg:width="6.18cm" svg:height="4.635cm" svg:x="2.255cm" svg:y="10.557cm"/>
      <draw:page-thumbnail draw:layer="backgroundobjects" svg:width="6.18cm" svg:height="4.635cm" svg:x="11.003cm" svg:y="10.557cm"/>
      <draw:page-thumbnail draw:layer="backgroundobjects" svg:width="6.18cm" svg:height="4.635cm" svg:x="2.255cm" svg:y="17.51cm"/>
      <draw:page-thumbnail draw:layer="backgroundobjects" svg:width="6.18cm" svg:height="4.635cm" svg:x="11.003cm" svg:y="17.51cm"/>
      <draw:frame draw:style-name="gr1" draw:text-style-name="P1" draw:layer="backgroundobjects" svg:width="8.435cm" svg:height="1.286cm" svg:x="0cm" svg:y="0cm" presentation:class="header">
        <draw:text-box>
          <text:p text:style-name="P1"><text:span text:style-name="T1"><presentation:header/></text:span></text:p>
        </draw:text-box>
      </draw:frame>
      <draw:frame draw:style-name="gr1" draw:text-style-name="P2" draw:layer="backgroundobjects" svg:width="8.435cm" svg:height="1.286cm" svg:x="11.004cm" svg:y="0cm" presentation:class="date-time">
        <draw:text-box>
          <text:p text:style-name="P2"><text:span text:style-name="T1"><presentation:date-time/></text:span></text:p>
        </draw:text-box>
      </draw:frame>
      <draw:frame draw:style-name="gr2" draw:text-style-name="P1" draw:layer="backgroundobjects" svg:width="8.435cm" svg:height="1.286cm" svg:x="0cm" svg:y="24.463cm" presentation:class="footer">
        <draw:text-box>
          <text:p text:style-name="P1"><text:span text:style-name="T1"><presentation:footer/></text:span></text:p>
        </draw:text-box>
      </draw:frame>
      <draw:frame draw:style-name="gr2" draw:text-style-name="P2" draw:layer="backgroundobjects" svg:width="8.435cm" svg:height="1.286cm" svg:x="11.004cm" svg:y="24.463cm" presentation:class="page-number">
        <draw:text-box>
          <text:p text:style-name="P2"><text:span text:style-name="T1"><text:page-number>&lt;number&gt;</text:page-number></text:span></text:p>
        </draw:text-box>
      </draw:frame>
    </style:handout-master>
    <style:master-page style:name="Default" style:page-layout-name="PM1" draw:style-name="dp1">
      <office:forms form:automatic-focus="false" form:apply-design-mode="false"/>
      <draw:frame presentation:style-name="pr1" draw:text-style-name="P3" draw:layer="backgroundobjects" svg:width="19.663cm" svg:height="2.537cm" svg:x="5.079cm" svg:y="0.635cm" presentation:class="title">
        <draw:text-box>
          <text:p text:style-name="P3">Click to edit the title text format</text:p>
        </draw:text-box>
      </draw:frame>
      <draw:frame presentation:style-name="Default-outline1" draw:layer="backgroundobjects" svg:width="22.203cm" svg:height="12.697cm" svg:x="1.904cm" svg:y="3.81cm" presentation:class="outline" presentation:placeholder="true">
        <draw:text-box/>
      </draw:frame>
      <draw:custom-shape draw:style-name="gr3" draw:text-style-name="P5" draw:layer="backgroundobjects" svg:width="9.053cm" svg:height="0.816cm" svg:x="8.008cm" svg:y="16.506cm">
        <text:p text:style-name="P4"><text:span text:style-name="T2">O</text:span></text:p>
        <draw:enhanced-geometry svg:viewBox="0 0 21600 21600" draw:type="mso-spt202" draw:enhanced-path="M 0 0 L 21600 0 21600 21600 0 21600 0 0 Z N"/>
      </draw:custom-shape>
      <draw:line draw:style-name="gr4" draw:text-style-name="P6" draw:layer="backgroundobjects" svg:x1="1.971cm" svg:y1="3.175cm" svg:x2="24.831cm" svg:y2="3.179cm">
        <text:p text:style-name="P3"/>
      </draw:line>
      <draw:custom-shape draw:style-name="gr5" draw:text-style-name="P5" draw:layer="backgroundobjects" svg:width="23.054cm" svg:height="1.371cm" svg:x="1.715cm" svg:y="17.145cm">
        <text:p text:style-name="P7"><text:span text:style-name="T3">August 4-6 <text:s text:c="9"/></text:span><text:span text:style-name="T4">OpenSIPS – clustering and balancing media servers , ClueCon 2009</text:span><text:span text:style-name="T5"> <text:s text:c="13"/>Chicago</text:span><text:span text:style-name="T6">,USA</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5" draw:layer="backgroundobjects" svg:width="0.507cm" svg:height="2.553cm" svg:x="0cm" svg:y="0cm">
        <text:p text:style-name="P3"/>
        <draw:enhanced-geometry svg:viewBox="0 0 21600 21600" draw:path-stretchpoint-x="10800" draw:path-stretchpoint-y="10800" draw:text-areas="?f3 ?f4 ?f5 ?f6" draw:type="round-rectangle" draw:modifiers="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0.507cm" svg:height="2.553cm" svg:x="0cm" svg:y="6.615cm">
        <text:p text:style-name="P3"/>
        <draw:enhanced-geometry svg:viewBox="0 0 21600 21600" draw:path-stretchpoint-x="10800" draw:path-stretchpoint-y="10800" draw:text-areas="?f3 ?f4 ?f5 ?f6" draw:type="round-rectangle" draw:modifiers="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backgroundobjects" svg:width="0.507cm" svg:height="2.553cm" svg:x="0cm" svg:y="3.246cm">
        <text:p text:style-name="P3"/>
        <draw:enhanced-geometry svg:viewBox="0 0 21600 21600" draw:path-stretchpoint-x="10800" draw:path-stretchpoint-y="10800" draw:text-areas="?f3 ?f4 ?f5 ?f6" draw:type="round-rectangle" draw:modifiers="1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backgroundobjects" svg:width="8.128cm" svg:height="2.032cm" svg:x="0.871cm" svg:y="0.47cm">
        <draw:image xlink:href="Pictures/10000000000002D4000000B5678BC968.png" xlink:type="simple" xlink:show="embed" xlink:actuate="onLoad">
          <text:p text:style-name="P3"/>
        </draw:image>
      </draw:frame>
      <presentation:notes style:page-layout-name="PM0">
        <office:forms form:automatic-focus="false" form:apply-design-mode="false"/>
        <draw:rect draw:style-name="gr8" draw:text-style-name="P8" draw:layer="backgroundobjects" svg:width="19.44cm" svg:height="25.75cm" svg:x="0cm" svg:y="0cm">
          <text:p text:style-name="P3"/>
        </draw:rect>
        <draw:custom-shape draw:style-name="gr9" draw:text-style-name="P5" draw:layer="backgroundobjects" svg:width="19.442cm" svg:height="25.753cm" svg:x="0cm" svg:y="0cm">
          <text:p text:style-name="P3"/>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backgroundobjects" svg:width="19.442cm" svg:height="25.753cm" svg:x="0cm" svg:y="0cm">
          <text:p text:style-name="P3"/>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backgroundobjects" svg:width="19.442cm" svg:height="25.753cm" svg:x="0cm" svg:y="0cm">
          <text:p text:style-name="P3"/>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backgroundobjects" svg:width="19.442cm" svg:height="25.753cm" svg:x="0cm" svg:y="0cm">
          <text:p text:style-name="P3"/>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backgroundobjects" svg:width="19.442cm" svg:height="25.753cm" svg:x="0cm" svg:y="0cm">
          <text:p text:style-name="P3"/>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backgroundobjects" svg:width="19.442cm" svg:height="25.753cm" svg:x="0cm" svg:y="0cm">
          <text:p text:style-name="P3"/>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9" draw:layer="backgroundobjects" svg:width="8.396cm" svg:height="1.289cm" svg:x="0cm" svg:y="0cm" presentation:class="header">
          <draw:text-box>
            <text:p text:style-name="P9"><text:span text:style-name="T7"><presentation:header/></text:span></text:p>
          </draw:text-box>
        </draw:frame>
        <draw:frame presentation:style-name="pr3" draw:text-style-name="P10" draw:layer="backgroundobjects" svg:width="8.396cm" svg:height="1.289cm" svg:x="11.011cm" svg:y="0cm" presentation:class="date-time">
          <draw:text-box>
            <text:p text:style-name="P10"><text:span text:style-name="T7"><presentation:date-time/></text:span></text:p>
          </draw:text-box>
        </draw:frame>
        <draw:page-thumbnail presentation:style-name="Default-title" draw:layer="backgroundobjects" svg:width="12.85cm" svg:height="9.659cm" svg:x="3.285cm" svg:y="1.931cm" presentation:class="page"/>
        <draw:frame presentation:style-name="Default-notes" draw:layer="backgroundobjects" svg:width="15.522cm" svg:height="11.563cm" svg:x="1.945cm" svg:y="12.233cm" presentation:class="notes" presentation:placeholder="true">
          <draw:text-box/>
        </draw:frame>
        <draw:frame presentation:style-name="pr4" draw:text-style-name="P9" draw:layer="backgroundobjects" svg:width="8.396cm" svg:height="1.262cm" svg:x="0cm" svg:y="24.459cm" presentation:class="footer">
          <draw:text-box>
            <text:p text:style-name="P9"><text:span text:style-name="T7"><presentation:footer/></text:span></text:p>
          </draw:text-box>
        </draw:frame>
        <draw:frame presentation:style-name="pr5" draw:text-style-name="P10" draw:layer="backgroundobjects" svg:width="8.396cm" svg:height="1.262cm" svg:x="11.011cm" svg:y="24.459cm" presentation:class="page-number">
          <draw:text-box>
            <text:p text:style-name="P10"><text:span text:style-name="T7"><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Slide 1</dc:title>
    <meta:creation-date>2007-03-19T05:50:56</meta:creation-date>
    <dc:date>2009-08-06T16:14:36</dc:date>
    <meta:print-date>2007-03-15T17:46:02</meta:print-date>
    <dc:language>en-US</dc:language>
    <meta:editing-cycles>360</meta:editing-cycles>
    <meta:editing-duration>P5DT1H38M25S</meta:editing-duration>
    <meta:user-defined meta:name="Info 1"/>
    <meta:user-defined meta:name="Info 2"/>
    <meta:user-defined meta:name="Info 3"/>
    <meta:user-defined meta:name="Info 4"/>
    <meta:document-statistic meta:object-count="2502"/>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0.4374in"/>
    </style:style>
    <style:style style:name="co2" style:family="table-column">
      <style:table-column-properties fo:break-before="auto" style:column-width="0.9382in"/>
    </style:style>
    <style:style style:name="co3" style:family="table-column">
      <style:table-column-properties fo:break-before="auto" style:column-width="2.3791in"/>
    </style:style>
    <style:style style:name="co4" style:family="table-column">
      <style:table-column-properties fo:break-before="auto" style:column-width="4.3311in"/>
    </style:style>
    <style:style style:name="co5" style:family="table-column">
      <style:table-column-properties fo:break-before="auto" style:column-width="0.8925in"/>
    </style:style>
    <style:style style:name="ro1" style:family="table-row">
      <style:table-row-properties style:row-height="0.3445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fo:font-size="20pt" fo:font-weight="bold" style:font-size-asian="20pt" style:font-weight-asian="bold" style:font-size-complex="20pt" style:font-weight-complex="bold"/>
    </style:style>
    <style:style style:name="ce2" style:family="table-cell" style:parent-style-name="Default">
      <style:table-cell-properties fo:border="0.0008in solid #000000"/>
      <style:text-properties fo:font-size="20pt" style:font-size-asian="20pt" style:font-size-complex="20pt"/>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text:p>ID</text:p>
          </table:table-cell>
          <table:table-cell table:style-name="ce1" office:value-type="string">
            <text:p>Group</text:p>
          </table:table-cell>
          <table:table-cell table:style-name="ce1" office:value-type="string">
            <text:p>SIP URL</text:p>
          </table:table-cell>
          <table:table-cell table:style-name="ce1" office:value-type="string">
            <text:p>Resource</text:p>
          </table:table-cell>
        </table:table-row>
        <table:table-row table:style-name="ro1">
          <table:table-cell table:number-columns-repeated="2" office:value-type="float" office:value="1">
            <text:p>1</text:p>
          </table:table-cell>
          <table:table-cell office:value-type="string">
            <text:p>sip:192.168.2.10</text:p>
          </table:table-cell>
          <table:table-cell office:value-type="string">
            <text:p>tran=30;pstn=32</text:p>
          </table:table-cell>
        </table:table-row>
        <table:table-row table:style-name="ro1">
          <table:table-cell office:value-type="float" office:value="2">
            <text:p>2</text:p>
          </table:table-cell>
          <table:table-cell office:value-type="float" office:value="1">
            <text:p>1</text:p>
          </table:table-cell>
          <table:table-cell office:value-type="string">
            <text:p>sip:192.168.2.12</text:p>
          </table:table-cell>
          <table:table-cell office:value-type="string">
            <text:p>vm=100;tran=10</text:p>
          </table:table-cell>
        </table:table-row>
        <table:table-row table:style-name="ro1">
          <table:table-cell office:value-type="float" office:value="3">
            <text:p>3</text:p>
          </table:table-cell>
          <table:table-cell office:value-type="float" office:value="1">
            <text:p>1</text:p>
          </table:table-cell>
          <table:table-cell office:value-type="string">
            <text:p>Sip:192.168.2.15</text:p>
          </table:table-cell>
          <table:table-cell office:value-type="string">
            <text:p>vm=50;conf=300</text:p>
          </table:table-cell>
        </table:table-row>
        <table:table-row table:style-name="ro1">
          <table:table-cell office:value-type="float" office:value="4">
            <text:p>4</text:p>
          </table:table-cell>
          <table:table-cell office:value-type="float" office:value="1">
            <text:p>1</text:p>
          </table:table-cell>
          <table:table-cell office:value-type="string">
            <text:p>Sip:192.168.2.20</text:p>
          </table:table-cell>
          <table:table-cell office:value-type="string">
            <text:p>vm=10;conf=10;tran=10;pstn=32</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5-01">05/01/2009</text:date>, <text:time>18:57:52</text:time></text:p>
        </style:region-right>
      </style:header>
      <style:header-left style:display="false"/>
      <style:footer>
        <text:p>Page <text:page-number>1</text:page-number> / <text:page-count>99</text:page-count></text:p>
      </style:footer>
      <style:footer-left style:display="false"/>
    </style:master-page>
  </office:master-styles>
</office:document-styles>
</file>